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1.7417in"/>
    </style:style>
    <style:style style:name="co3" style:family="table-column">
      <style:table-column-properties fo:break-before="auto" style:column-width="1.3772in"/>
    </style:style>
    <style:style style:name="co4" style:family="table-column">
      <style:table-column-properties fo:break-before="auto" style:column-width="1.8701in"/>
    </style:style>
    <style:style style:name="co5" style:family="table-column">
      <style:table-column-properties fo:break-before="auto" style:column-width="1.7953in"/>
    </style:style>
    <style:style style:name="co6" style:family="table-column">
      <style:table-column-properties fo:break-before="auto" style:column-width="1.8591in"/>
    </style:style>
    <style:style style:name="co7" style:family="table-column">
      <style:table-column-properties fo:break-before="auto" style:column-width="1.5807in"/>
    </style:style>
    <style:style style:name="co8" style:family="table-column">
      <style:table-column-properties fo:break-before="auto" style:column-width="1.398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Intializing Input Table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Imaging Camera</text:p>
          </table:table-cell>
          <table:table-cell office:value-type="string" calcext:value-type="string">
            <text:p>ASI-07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maging Camera Type</text:p>
          </table:table-cell>
          <table:table-cell office:value-type="string" calcext:value-type="string">
            <text:p>COLOR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ite Name</text:p>
          </table:table-cell>
          <table:table-cell office:value-type="string" calcext:value-type="string">
            <text:p>SQM</text:p>
          </table:table-cell>
          <table:table-cell office:value-type="string" calcext:value-type="string">
            <text:p>Light Pollution Base Rat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QM 22</text:p>
          </table:table-cell>
          <table:table-cell office:value-type="float" office:value="22" calcext:value-type="float">
            <text:p>22</text:p>
          </table:table-cell>
          <table:table-cell office:value-type="float" office:value="14.3755197196861" calcext:value-type="float">
            <text:p>14.375519719686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QM 21</text:p>
          </table:table-cell>
          <table:table-cell office:value-type="float" office:value="21" calcext:value-type="float">
            <text:p>21</text:p>
          </table:table-cell>
          <table:table-cell office:value-type="float" office:value="35.3202119369856" calcext:value-type="float">
            <text:p>35.320211936985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QM 20</text:p>
          </table:table-cell>
          <table:table-cell office:value-type="float" office:value="20" calcext:value-type="float">
            <text:p>20</text:p>
          </table:table-cell>
          <table:table-cell office:value-type="float" office:value="90.6722343403054" calcext:value-type="float">
            <text:p>90.672234340305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QM 19</text:p>
          </table:table-cell>
          <table:table-cell office:value-type="float" office:value="19" calcext:value-type="float">
            <text:p>19</text:p>
          </table:table-cell>
          <table:table-cell office:value-type="float" office:value="244.304691198573" calcext:value-type="float">
            <text:p>244.304691198573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Optic Name</text:p>
          </table:table-cell>
          <table:table-cell office:value-type="string" calcext:value-type="string">
            <text:p>Focal Rati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/3.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/4.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/5.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/6.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/6.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/6.0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ensor Gain</text:p>
          </table:table-cell>
          <table:table-cell office:value-type="string" calcext:value-type="string">
            <text:p>Read Noise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28" calcext:value-type="float">
            <text:p>3.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.78" calcext:value-type="float">
            <text:p>2.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.58" calcext:value-type="float">
            <text:p>2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2.39" calcext:value-type="float">
            <text:p>2.39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.29" calcext:value-type="float">
            <text:p>2.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.27" calcext:value-type="float">
            <text:p>2.27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ilter Description</text:p>
          </table:table-cell>
          <table:table-cell office:value-type="string" calcext:value-type="string">
            <text:p>Bandpass (nm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o Filter</text:p>
          </table:table-cell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ptolong l-Pro</text:p>
          </table:table-cell>
          <table:table-cell office:value-type="float" office:value="165" calcext:value-type="float">
            <text:p>16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ptolong l-Enhance</text:p>
          </table:table-cell>
          <table:table-cell office:value-type="float" office:value="33" calcext:value-type="float">
            <text:p>33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Allowable Noise Increase:</text:p>
          </table:table-cell>
          <table:table-cell table:style-name="ce1" office:value-type="string" calcext:value-type="string">
            <text:p>5%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ite Name:</text:p>
          </table:table-cell>
          <table:table-cell office:value-type="string" calcext:value-type="string">
            <text:p>SQM 2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ky Quality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gnitude per arc-second^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ight Pollution Base Rate:</text:p>
          </table:table-cell>
          <table:table-cell office:value-type="float" office:value="14.38" calcext:value-type="float">
            <text:p>14.38</text:p>
          </table:table-cell>
          <table:table-cell office:value-type="string" calcext:value-type="string">
            <text:p>e per second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Optic Name:</text:p>
          </table:table-cell>
          <table:table-cell office:value-type="string" calcext:value-type="string">
            <text:p>f/3.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ght Pollution Rate: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e per second for f/3.0 optic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3.28" calcext:value-type="float">
            <text:p>3.2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97.1" calcext:value-type="float">
            <text:p>197.1</text:p>
          </table:table-cell>
          <table:table-cell office:value-type="float" office:value="314.9" calcext:value-type="float">
            <text:p>314.9</text:p>
          </table:table-cell>
          <table:table-cell office:value-type="float" office:value="17.7" calcext:value-type="float">
            <text:p>17.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58.4" calcext:value-type="float">
            <text:p>358.4</text:p>
          </table:table-cell>
          <table:table-cell office:value-type="float" office:value="572.5" calcext:value-type="float">
            <text:p>572.5</text:p>
          </table:table-cell>
          <table:table-cell office:value-type="float" office:value="23.9" calcext:value-type="float">
            <text:p>23.9</text:p>
          </table:table-cell>
          <table:table-cell office:value-type="float" office:value="24.2" calcext:value-type="float">
            <text:p>2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table:style-name="ce2" office:value-type="float" office:value="1792.1" calcext:value-type="float">
            <text:p>1792.1</text:p>
          </table:table-cell>
          <table:table-cell office:value-type="float" office:value="2862.5" calcext:value-type="float">
            <text:p>2862.5</text:p>
          </table:table-cell>
          <table:table-cell office:value-type="float" office:value="53.5" calcext:value-type="float">
            <text:p>53.5</text:p>
          </table:table-cell>
          <table:table-cell office:value-type="float" office:value="53.6" calcext:value-type="float">
            <text:p>53.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8" calcext:value-type="float">
            <text:p>18</text:p>
          </table:table-cell>
          <table:table-cell office:value-type="float" office:value="3548.43" calcext:value-type="float">
            <text:p>3548.43</text:p>
          </table:table-cell>
          <table:table-cell office:value-type="float" office:value="76.56" calcext:value-type="float">
            <text:p>76.5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0" calcext:value-type="float">
            <text:p>10</text:p>
          </table:table-cell>
          <table:table-cell office:value-type="float" office:value="3584.28" calcext:value-type="float">
            <text:p>3584.28</text:p>
          </table:table-cell>
          <table:table-cell office:value-type="float" office:value="76.37" calcext:value-type="float">
            <text:p>76.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3584.28" calcext:value-type="float">
            <text:p>3584.28</text:p>
          </table:table-cell>
          <table:table-cell office:value-type="float" office:value="75.81" calcext:value-type="float">
            <text:p>75.8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7" calcext:value-type="float">
            <text:p>37</text:p>
          </table:table-cell>
          <table:table-cell office:value-type="float" office:value="7294" calcext:value-type="float">
            <text:p>7294</text:p>
          </table:table-cell>
          <table:table-cell office:value-type="float" office:value="109.77" calcext:value-type="float">
            <text:p>109.7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0" calcext:value-type="float">
            <text:p>20</text:p>
          </table:table-cell>
          <table:table-cell office:value-type="float" office:value="7168.55" calcext:value-type="float">
            <text:p>7168.55</text:p>
          </table:table-cell>
          <table:table-cell office:value-type="float" office:value="108.01" calcext:value-type="float">
            <text:p>108.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" calcext:value-type="float">
            <text:p>4</text:p>
          </table:table-cell>
          <table:table-cell office:value-type="float" office:value="7168.55" calcext:value-type="float">
            <text:p>7168.55</text:p>
          </table:table-cell>
          <table:table-cell office:value-type="float" office:value="107.21" calcext:value-type="float">
            <text:p>107.2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5" calcext:value-type="float">
            <text:p>55</text:p>
          </table:table-cell>
          <table:table-cell office:value-type="float" office:value="10842.43" calcext:value-type="float">
            <text:p>10842.43</text:p>
          </table:table-cell>
          <table:table-cell office:value-type="float" office:value="133.83" calcext:value-type="float">
            <text:p>133.8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0" calcext:value-type="float">
            <text:p>30</text:p>
          </table:table-cell>
          <table:table-cell office:value-type="float" office:value="10752.83" calcext:value-type="float">
            <text:p>10752.83</text:p>
          </table:table-cell>
          <table:table-cell office:value-type="float" office:value="132.28" calcext:value-type="float">
            <text:p>132.2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" calcext:value-type="float">
            <text:p>6</text:p>
          </table:table-cell>
          <table:table-cell office:value-type="float" office:value="10752.83" calcext:value-type="float">
            <text:p>10752.83</text:p>
          </table:table-cell>
          <table:table-cell office:value-type="float" office:value="131.3" calcext:value-type="float">
            <text:p>131.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73" calcext:value-type="float">
            <text:p>73</text:p>
          </table:table-cell>
          <table:table-cell office:value-type="float" office:value="14390.86" calcext:value-type="float">
            <text:p>14390.86</text:p>
          </table:table-cell>
          <table:table-cell office:value-type="float" office:value="154.18" calcext:value-type="float">
            <text:p>154.1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0" calcext:value-type="float">
            <text:p>40</text:p>
          </table:table-cell>
          <table:table-cell office:value-type="float" office:value="14337.1" calcext:value-type="float">
            <text:p>14337.1</text:p>
          </table:table-cell>
          <table:table-cell office:value-type="float" office:value="152.74" calcext:value-type="float">
            <text:p>152.7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8" calcext:value-type="float">
            <text:p>8</text:p>
          </table:table-cell>
          <table:table-cell office:value-type="float" office:value="14337.1" calcext:value-type="float">
            <text:p>14337.1</text:p>
          </table:table-cell>
          <table:table-cell office:value-type="float" office:value="151.61" calcext:value-type="float">
            <text:p>151.6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91" calcext:value-type="float">
            <text:p>91</text:p>
          </table:table-cell>
          <table:table-cell office:value-type="float" office:value="17939.3" calcext:value-type="float">
            <text:p>17939.3</text:p>
          </table:table-cell>
          <table:table-cell office:value-type="float" office:value="172.14" calcext:value-type="float">
            <text:p>172.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0" calcext:value-type="float">
            <text:p>50</text:p>
          </table:table-cell>
          <table:table-cell office:value-type="float" office:value="17921.38" calcext:value-type="float">
            <text:p>17921.38</text:p>
          </table:table-cell>
          <table:table-cell office:value-type="float" office:value="170.77" calcext:value-type="float">
            <text:p>170.7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0" calcext:value-type="float">
            <text:p>10</text:p>
          </table:table-cell>
          <table:table-cell office:value-type="float" office:value="17921.38" calcext:value-type="float">
            <text:p>17921.38</text:p>
          </table:table-cell>
          <table:table-cell office:value-type="float" office:value="169.51" calcext:value-type="float">
            <text:p>169.51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78" calcext:value-type="float">
            <text:p>2.7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41.6" calcext:value-type="float">
            <text:p>141.6</text:p>
          </table:table-cell>
          <table:table-cell office:value-type="float" office:value="226.2" calcext:value-type="float">
            <text:p>226.2</text:p>
          </table:table-cell>
          <table:table-cell office:value-type="float" office:value="15" calcext:value-type="float">
            <text:p>15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57.5" calcext:value-type="float">
            <text:p>257.5</text:p>
          </table:table-cell>
          <table:table-cell office:value-type="float" office:value="411.3" calcext:value-type="float">
            <text:p>411.3</text:p>
          </table:table-cell>
          <table:table-cell office:value-type="float" office:value="20.3" calcext:value-type="float">
            <text:p>20.3</text:p>
          </table:table-cell>
          <table:table-cell office:value-type="float" office:value="20.5" calcext:value-type="float">
            <text:p>20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table:style-name="ce2" office:value-type="float" office:value="1287.4" calcext:value-type="float">
            <text:p>1287.4</text:p>
          </table:table-cell>
          <table:table-cell office:value-type="float" office:value="2056.3" calcext:value-type="float">
            <text:p>2056.3</text:p>
          </table:table-cell>
          <table:table-cell office:value-type="float" office:value="45.3" calcext:value-type="float">
            <text:p>45.3</text:p>
          </table:table-cell>
          <table:table-cell office:value-type="float" office:value="45.4" calcext:value-type="float">
            <text:p>45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5" calcext:value-type="float">
            <text:p>25</text:p>
          </table:table-cell>
          <table:table-cell office:value-type="float" office:value="3540.35" calcext:value-type="float">
            <text:p>3540.35</text:p>
          </table:table-cell>
          <table:table-cell office:value-type="float" office:value="76.47" calcext:value-type="float">
            <text:p>76.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4" calcext:value-type="float">
            <text:p>14</text:p>
          </table:table-cell>
          <table:table-cell office:value-type="float" office:value="3604.72" calcext:value-type="float">
            <text:p>3604.72</text:p>
          </table:table-cell>
          <table:table-cell office:value-type="float" office:value="76.59" calcext:value-type="float">
            <text:p>76.5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" calcext:value-type="float">
            <text:p>3</text:p>
          </table:table-cell>
          <table:table-cell office:value-type="float" office:value="3862.2" calcext:value-type="float">
            <text:p>3862.2</text:p>
          </table:table-cell>
          <table:table-cell office:value-type="float" office:value="78.69" calcext:value-type="float">
            <text:p>78.6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1" calcext:value-type="float">
            <text:p>51</text:p>
          </table:table-cell>
          <table:table-cell office:value-type="float" office:value="7222.31" calcext:value-type="float">
            <text:p>7222.31</text:p>
          </table:table-cell>
          <table:table-cell office:value-type="float" office:value="109.23" calcext:value-type="float">
            <text:p>109.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8" calcext:value-type="float">
            <text:p>28</text:p>
          </table:table-cell>
          <table:table-cell office:value-type="float" office:value="7209.44" calcext:value-type="float">
            <text:p>7209.44</text:p>
          </table:table-cell>
          <table:table-cell office:value-type="float" office:value="108.31" calcext:value-type="float">
            <text:p>108.3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" calcext:value-type="float">
            <text:p>6</text:p>
          </table:table-cell>
          <table:table-cell office:value-type="float" office:value="7724.4" calcext:value-type="float">
            <text:p>7724.4</text:p>
          </table:table-cell>
          <table:table-cell office:value-type="float" office:value="111.29" calcext:value-type="float">
            <text:p>111.2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76" calcext:value-type="float">
            <text:p>76</text:p>
          </table:table-cell>
          <table:table-cell office:value-type="float" office:value="10762.66" calcext:value-type="float">
            <text:p>10762.66</text:p>
          </table:table-cell>
          <table:table-cell office:value-type="float" office:value="133.34" calcext:value-type="float">
            <text:p>133.3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2" calcext:value-type="float">
            <text:p>42</text:p>
          </table:table-cell>
          <table:table-cell office:value-type="float" office:value="10814.15" calcext:value-type="float">
            <text:p>10814.15</text:p>
          </table:table-cell>
          <table:table-cell office:value-type="float" office:value="132.66" calcext:value-type="float">
            <text:p>132.6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8" calcext:value-type="float">
            <text:p>8</text:p>
          </table:table-cell>
          <table:table-cell office:value-type="float" office:value="10299.19" calcext:value-type="float">
            <text:p>10299.19</text:p>
          </table:table-cell>
          <table:table-cell office:value-type="float" office:value="128.5" calcext:value-type="float">
            <text:p>128.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02" calcext:value-type="float">
            <text:p>102</text:p>
          </table:table-cell>
          <table:table-cell office:value-type="float" office:value="14444.62" calcext:value-type="float">
            <text:p>14444.62</text:p>
          </table:table-cell>
          <table:table-cell office:value-type="float" office:value="154.47" calcext:value-type="float">
            <text:p>154.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6" calcext:value-type="float">
            <text:p>56</text:p>
          </table:table-cell>
          <table:table-cell office:value-type="float" office:value="14418.87" calcext:value-type="float">
            <text:p>14418.87</text:p>
          </table:table-cell>
          <table:table-cell office:value-type="float" office:value="153.18" calcext:value-type="float">
            <text:p>153.1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1" calcext:value-type="float">
            <text:p>11</text:p>
          </table:table-cell>
          <table:table-cell office:value-type="float" office:value="14161.39" calcext:value-type="float">
            <text:p>14161.39</text:p>
          </table:table-cell>
          <table:table-cell office:value-type="float" office:value="150.68" calcext:value-type="float">
            <text:p>150.6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27" calcext:value-type="float">
            <text:p>127</text:p>
          </table:table-cell>
          <table:table-cell office:value-type="float" office:value="17984.97" calcext:value-type="float">
            <text:p>17984.97</text:p>
          </table:table-cell>
          <table:table-cell office:value-type="float" office:value="172.36" calcext:value-type="float">
            <text:p>172.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0" calcext:value-type="float">
            <text:p>70</text:p>
          </table:table-cell>
          <table:table-cell office:value-type="float" office:value="18023.59" calcext:value-type="float">
            <text:p>18023.59</text:p>
          </table:table-cell>
          <table:table-cell office:value-type="float" office:value="171.26" calcext:value-type="float">
            <text:p>171.2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4" calcext:value-type="float">
            <text:p>14</text:p>
          </table:table-cell>
          <table:table-cell office:value-type="float" office:value="18023.59" calcext:value-type="float">
            <text:p>18023.59</text:p>
          </table:table-cell>
          <table:table-cell office:value-type="float" office:value="169.99" calcext:value-type="float">
            <text:p>169.99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58" calcext:value-type="float">
            <text:p>2.5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22" calcext:value-type="float">
            <text:p>122</text:p>
          </table:table-cell>
          <table:table-cell office:value-type="float" office:value="194.8" calcext:value-type="float">
            <text:p>194.8</text:p>
          </table:table-cell>
          <table:table-cell office:value-type="float" office:value="14" calcext:value-type="float">
            <text:p>14</text:p>
          </table:table-cell>
          <table:table-cell office:value-type="float" office:value="14.2" calcext:value-type="float">
            <text:p>1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21.8" calcext:value-type="float">
            <text:p>221.8</text:p>
          </table:table-cell>
          <table:table-cell office:value-type="float" office:value="354.2" calcext:value-type="float">
            <text:p>354.2</text:p>
          </table:table-cell>
          <table:table-cell office:value-type="float" office:value="18.8" calcext:value-type="float">
            <text:p>18.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table:style-name="ce2" office:value-type="float" office:value="1108.8" calcext:value-type="float">
            <text:p>1108.8</text:p>
          </table:table-cell>
          <table:table-cell office:value-type="float" office:value="1771.1" calcext:value-type="float">
            <text:p>1771.1</text:p>
          </table:table-cell>
          <table:table-cell office:value-type="float" office:value="42.1" calcext:value-type="float">
            <text:p>42.1</text:p>
          </table:table-cell>
          <table:table-cell office:value-type="float" office:value="42.2" calcext:value-type="float">
            <text:p>42.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0" calcext:value-type="float">
            <text:p>30</text:p>
          </table:table-cell>
          <table:table-cell office:value-type="float" office:value="3659.12" calcext:value-type="float">
            <text:p>3659.12</text:p>
          </table:table-cell>
          <table:table-cell office:value-type="float" office:value="77.75" calcext:value-type="float">
            <text:p>77.7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6" calcext:value-type="float">
            <text:p>16</text:p>
          </table:table-cell>
          <table:table-cell office:value-type="float" office:value="3548.24" calcext:value-type="float">
            <text:p>3548.24</text:p>
          </table:table-cell>
          <table:table-cell office:value-type="float" office:value="75.99" calcext:value-type="float">
            <text:p>75.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" calcext:value-type="float">
            <text:p>3</text:p>
          </table:table-cell>
          <table:table-cell office:value-type="float" office:value="3326.48" calcext:value-type="float">
            <text:p>3326.48</text:p>
          </table:table-cell>
          <table:table-cell office:value-type="float" office:value="73.03" calcext:value-type="float">
            <text:p>73.0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9" calcext:value-type="float">
            <text:p>59</text:p>
          </table:table-cell>
          <table:table-cell office:value-type="float" office:value="7196.28" calcext:value-type="float">
            <text:p>7196.28</text:p>
          </table:table-cell>
          <table:table-cell office:value-type="float" office:value="109.03" calcext:value-type="float">
            <text:p>109.0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2" calcext:value-type="float">
            <text:p>32</text:p>
          </table:table-cell>
          <table:table-cell office:value-type="float" office:value="7096.48" calcext:value-type="float">
            <text:p>7096.48</text:p>
          </table:table-cell>
          <table:table-cell office:value-type="float" office:value="107.46" calcext:value-type="float">
            <text:p>107.4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" calcext:value-type="float">
            <text:p>6</text:p>
          </table:table-cell>
          <table:table-cell office:value-type="float" office:value="6652.95" calcext:value-type="float">
            <text:p>6652.95</text:p>
          </table:table-cell>
          <table:table-cell office:value-type="float" office:value="103.28" calcext:value-type="float">
            <text:p>103.2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89" calcext:value-type="float">
            <text:p>89</text:p>
          </table:table-cell>
          <table:table-cell office:value-type="float" office:value="10855.4" calcext:value-type="float">
            <text:p>10855.4</text:p>
          </table:table-cell>
          <table:table-cell office:value-type="float" office:value="133.91" calcext:value-type="float">
            <text:p>133.9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9" calcext:value-type="float">
            <text:p>49</text:p>
          </table:table-cell>
          <table:table-cell office:value-type="float" office:value="10866.49" calcext:value-type="float">
            <text:p>10866.49</text:p>
          </table:table-cell>
          <table:table-cell office:value-type="float" office:value="132.98" calcext:value-type="float">
            <text:p>132.9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0" calcext:value-type="float">
            <text:p>10</text:p>
          </table:table-cell>
          <table:table-cell office:value-type="float" office:value="11088.25" calcext:value-type="float">
            <text:p>11088.25</text:p>
          </table:table-cell>
          <table:table-cell office:value-type="float" office:value="133.33" calcext:value-type="float">
            <text:p>133.3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18" calcext:value-type="float">
            <text:p>118</text:p>
          </table:table-cell>
          <table:table-cell office:value-type="float" office:value="14392.55" calcext:value-type="float">
            <text:p>14392.55</text:p>
          </table:table-cell>
          <table:table-cell office:value-type="float" office:value="154.19" calcext:value-type="float">
            <text:p>154.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5" calcext:value-type="float">
            <text:p>65</text:p>
          </table:table-cell>
          <table:table-cell office:value-type="float" office:value="14414.73" calcext:value-type="float">
            <text:p>14414.73</text:p>
          </table:table-cell>
          <table:table-cell office:value-type="float" office:value="153.16" calcext:value-type="float">
            <text:p>153.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3" calcext:value-type="float">
            <text:p>13</text:p>
          </table:table-cell>
          <table:table-cell office:value-type="float" office:value="14414.73" calcext:value-type="float">
            <text:p>14414.73</text:p>
          </table:table-cell>
          <table:table-cell office:value-type="float" office:value="152.02" calcext:value-type="float">
            <text:p>152.0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48" calcext:value-type="float">
            <text:p>148</text:p>
          </table:table-cell>
          <table:table-cell office:value-type="float" office:value="18051.67" calcext:value-type="float">
            <text:p>18051.67</text:p>
          </table:table-cell>
          <table:table-cell office:value-type="float" office:value="172.68" calcext:value-type="float">
            <text:p>172.6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81" calcext:value-type="float">
            <text:p>81</text:p>
          </table:table-cell>
          <table:table-cell office:value-type="float" office:value="17962.97" calcext:value-type="float">
            <text:p>17962.97</text:p>
          </table:table-cell>
          <table:table-cell office:value-type="float" office:value="170.97" calcext:value-type="float">
            <text:p>170.9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6" calcext:value-type="float">
            <text:p>16</text:p>
          </table:table-cell>
          <table:table-cell office:value-type="float" office:value="17741.2" calcext:value-type="float">
            <text:p>17741.2</text:p>
          </table:table-cell>
          <table:table-cell office:value-type="float" office:value="168.65" calcext:value-type="float">
            <text:p>168.65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39" calcext:value-type="float">
            <text:p>2.3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04.7" calcext:value-type="float">
            <text:p>104.7</text:p>
          </table:table-cell>
          <table:table-cell office:value-type="float" office:value="167.2" calcext:value-type="float">
            <text:p>167.2</text:p>
          </table:table-cell>
          <table:table-cell office:value-type="float" office:value="12.9" calcext:value-type="float">
            <text:p>12.9</text:p>
          </table:table-cell>
          <table:table-cell office:value-type="float" office:value="13.1" calcext:value-type="float">
            <text:p>13.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90.3" calcext:value-type="float">
            <text:p>190.3</text:p>
          </table:table-cell>
          <table:table-cell office:value-type="float" office:value="304" calcext:value-type="float">
            <text:p>304</text:p>
          </table:table-cell>
          <table:table-cell office:value-type="float" office:value="17.4" calcext:value-type="float">
            <text:p>17.4</text:p>
          </table:table-cell>
          <table:table-cell office:value-type="float" office:value="17.6" calcext:value-type="float">
            <text:p>17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table:style-name="ce2" office:value-type="float" office:value="951.5" calcext:value-type="float">
            <text:p>951.5</text:p>
          </table:table-cell>
          <table:table-cell office:value-type="float" office:value="1519.8" calcext:value-type="float">
            <text:p>1519.8</text:p>
          </table:table-cell>
          <table:table-cell office:value-type="float" office:value="39" calcext:value-type="float">
            <text:p>39</text:p>
          </table:table-cell>
          <table:table-cell office:value-type="float" office:value="39.1" calcext:value-type="float">
            <text:p>39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4" calcext:value-type="float">
            <text:p>34</text:p>
          </table:table-cell>
          <table:table-cell office:value-type="float" office:value="3558.7" calcext:value-type="float">
            <text:p>3558.7</text:p>
          </table:table-cell>
          <table:table-cell office:value-type="float" office:value="76.67" calcext:value-type="float">
            <text:p>76.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9" calcext:value-type="float">
            <text:p>19</text:p>
          </table:table-cell>
          <table:table-cell office:value-type="float" office:value="3615.79" calcext:value-type="float">
            <text:p>3615.79</text:p>
          </table:table-cell>
          <table:table-cell office:value-type="float" office:value="76.71" calcext:value-type="float">
            <text:p>76.7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" calcext:value-type="float">
            <text:p>4</text:p>
          </table:table-cell>
          <table:table-cell office:value-type="float" office:value="3806.09" calcext:value-type="float">
            <text:p>3806.09</text:p>
          </table:table-cell>
          <table:table-cell office:value-type="float" office:value="78.12" calcext:value-type="float">
            <text:p>78.1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9" calcext:value-type="float">
            <text:p>69</text:p>
          </table:table-cell>
          <table:table-cell office:value-type="float" office:value="7222.06" calcext:value-type="float">
            <text:p>7222.06</text:p>
          </table:table-cell>
          <table:table-cell office:value-type="float" office:value="109.22" calcext:value-type="float">
            <text:p>109.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8" calcext:value-type="float">
            <text:p>38</text:p>
          </table:table-cell>
          <table:table-cell office:value-type="float" office:value="7231.58" calcext:value-type="float">
            <text:p>7231.58</text:p>
          </table:table-cell>
          <table:table-cell office:value-type="float" office:value="108.48" calcext:value-type="float">
            <text:p>108.4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8" calcext:value-type="float">
            <text:p>8</text:p>
          </table:table-cell>
          <table:table-cell office:value-type="float" office:value="7612.19" calcext:value-type="float">
            <text:p>7612.19</text:p>
          </table:table-cell>
          <table:table-cell office:value-type="float" office:value="110.47" calcext:value-type="float">
            <text:p>110.4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03" calcext:value-type="float">
            <text:p>103</text:p>
          </table:table-cell>
          <table:table-cell office:value-type="float" office:value="10780.76" calcext:value-type="float">
            <text:p>10780.76</text:p>
          </table:table-cell>
          <table:table-cell office:value-type="float" office:value="133.45" calcext:value-type="float">
            <text:p>133.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7" calcext:value-type="float">
            <text:p>57</text:p>
          </table:table-cell>
          <table:table-cell office:value-type="float" office:value="10847.37" calcext:value-type="float">
            <text:p>10847.37</text:p>
          </table:table-cell>
          <table:table-cell office:value-type="float" office:value="132.86" calcext:value-type="float">
            <text:p>132.8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1" calcext:value-type="float">
            <text:p>11</text:p>
          </table:table-cell>
          <table:table-cell office:value-type="float" office:value="10466.76" calcext:value-type="float">
            <text:p>10466.76</text:p>
          </table:table-cell>
          <table:table-cell office:value-type="float" office:value="129.54" calcext:value-type="float">
            <text:p>129.5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38" calcext:value-type="float">
            <text:p>138</text:p>
          </table:table-cell>
          <table:table-cell office:value-type="float" office:value="14444.12" calcext:value-type="float">
            <text:p>14444.12</text:p>
          </table:table-cell>
          <table:table-cell office:value-type="float" office:value="154.47" calcext:value-type="float">
            <text:p>154.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6" calcext:value-type="float">
            <text:p>76</text:p>
          </table:table-cell>
          <table:table-cell office:value-type="float" office:value="14463.16" calcext:value-type="float">
            <text:p>14463.16</text:p>
          </table:table-cell>
          <table:table-cell office:value-type="float" office:value="153.41" calcext:value-type="float">
            <text:p>153.4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5" calcext:value-type="float">
            <text:p>15</text:p>
          </table:table-cell>
          <table:table-cell office:value-type="float" office:value="14272.85" calcext:value-type="float">
            <text:p>14272.85</text:p>
          </table:table-cell>
          <table:table-cell office:value-type="float" office:value="151.27" calcext:value-type="float">
            <text:p>151.2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72" calcext:value-type="float">
            <text:p>172</text:p>
          </table:table-cell>
          <table:table-cell office:value-type="float" office:value="18002.82" calcext:value-type="float">
            <text:p>18002.82</text:p>
          </table:table-cell>
          <table:table-cell office:value-type="float" office:value="172.45" calcext:value-type="float">
            <text:p>172.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95" calcext:value-type="float">
            <text:p>95</text:p>
          </table:table-cell>
          <table:table-cell office:value-type="float" office:value="18078.94" calcext:value-type="float">
            <text:p>18078.94</text:p>
          </table:table-cell>
          <table:table-cell office:value-type="float" office:value="171.52" calcext:value-type="float">
            <text:p>171.5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9" calcext:value-type="float">
            <text:p>19</text:p>
          </table:table-cell>
          <table:table-cell office:value-type="float" office:value="18078.94" calcext:value-type="float">
            <text:p>18078.94</text:p>
          </table:table-cell>
          <table:table-cell office:value-type="float" office:value="170.25" calcext:value-type="float">
            <text:p>170.25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9" calcext:value-type="float">
            <text:p>2.2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96.1" calcext:value-type="float">
            <text:p>96.1</text:p>
          </table:table-cell>
          <table:table-cell office:value-type="float" office:value="153.5" calcext:value-type="float">
            <text:p>153.5</text:p>
          </table:table-cell>
          <table:table-cell office:value-type="float" office:value="12.4" calcext:value-type="float">
            <text:p>12.4</text:p>
          </table:table-cell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74.7" calcext:value-type="float">
            <text:p>174.7</text:p>
          </table:table-cell>
          <table:table-cell office:value-type="float" office:value="279.1" calcext:value-type="float">
            <text:p>279.1</text:p>
          </table:table-cell>
          <table:table-cell office:value-type="float" office:value="16.7" calcext:value-type="float">
            <text:p>16.7</text:p>
          </table:table-cell>
          <table:table-cell office:value-type="float" office:value="16.9" calcext:value-type="float">
            <text:p>16.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table:style-name="ce2" office:value-type="float" office:value="873.6" calcext:value-type="float">
            <text:p>873.6</text:p>
          </table:table-cell>
          <table:table-cell office:value-type="float" office:value="1395.3" calcext:value-type="float">
            <text:p>1395.3</text:p>
          </table:table-cell>
          <table:table-cell table:number-columns-repeated="2" office:value-type="float" office:value="37.4" calcext:value-type="float">
            <text:p>37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7" calcext:value-type="float">
            <text:p>37</text:p>
          </table:table-cell>
          <table:table-cell office:value-type="float" office:value="3555.4" calcext:value-type="float">
            <text:p>3555.4</text:p>
          </table:table-cell>
          <table:table-cell office:value-type="float" office:value="76.64" calcext:value-type="float">
            <text:p>76.6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1" calcext:value-type="float">
            <text:p>21</text:p>
          </table:table-cell>
          <table:table-cell office:value-type="float" office:value="3668.97" calcext:value-type="float">
            <text:p>3668.97</text:p>
          </table:table-cell>
          <table:table-cell office:value-type="float" office:value="77.27" calcext:value-type="float">
            <text:p>77.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" calcext:value-type="float">
            <text:p>4</text:p>
          </table:table-cell>
          <table:table-cell office:value-type="float" office:value="3494.26" calcext:value-type="float">
            <text:p>3494.26</text:p>
          </table:table-cell>
          <table:table-cell office:value-type="float" office:value="74.85" calcext:value-type="float">
            <text:p>74.8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75" calcext:value-type="float">
            <text:p>75</text:p>
          </table:table-cell>
          <table:table-cell office:value-type="float" office:value="7206.9" calcext:value-type="float">
            <text:p>7206.9</text:p>
          </table:table-cell>
          <table:table-cell office:value-type="float" office:value="109.11" calcext:value-type="float">
            <text:p>109.1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1" calcext:value-type="float">
            <text:p>41</text:p>
          </table:table-cell>
          <table:table-cell office:value-type="float" office:value="7163.22" calcext:value-type="float">
            <text:p>7163.22</text:p>
          </table:table-cell>
          <table:table-cell office:value-type="float" office:value="107.97" calcext:value-type="float">
            <text:p>107.9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8" calcext:value-type="float">
            <text:p>8</text:p>
          </table:table-cell>
          <table:table-cell office:value-type="float" office:value="6988.51" calcext:value-type="float">
            <text:p>6988.51</text:p>
          </table:table-cell>
          <table:table-cell office:value-type="float" office:value="105.85" calcext:value-type="float">
            <text:p>105.8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12" calcext:value-type="float">
            <text:p>112</text:p>
          </table:table-cell>
          <table:table-cell office:value-type="float" office:value="10762.31" calcext:value-type="float">
            <text:p>10762.31</text:p>
          </table:table-cell>
          <table:table-cell office:value-type="float" office:value="133.33" calcext:value-type="float">
            <text:p>133.3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2" calcext:value-type="float">
            <text:p>62</text:p>
          </table:table-cell>
          <table:table-cell office:value-type="float" office:value="10832.19" calcext:value-type="float">
            <text:p>10832.19</text:p>
          </table:table-cell>
          <table:table-cell office:value-type="float" office:value="132.77" calcext:value-type="float">
            <text:p>132.7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2" calcext:value-type="float">
            <text:p>12</text:p>
          </table:table-cell>
          <table:table-cell office:value-type="float" office:value="10482.77" calcext:value-type="float">
            <text:p>10482.77</text:p>
          </table:table-cell>
          <table:table-cell office:value-type="float" office:value="129.64" calcext:value-type="float">
            <text:p>129.6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50" calcext:value-type="float">
            <text:p>150</text:p>
          </table:table-cell>
          <table:table-cell office:value-type="float" office:value="14413.8" calcext:value-type="float">
            <text:p>14413.8</text:p>
          </table:table-cell>
          <table:table-cell office:value-type="float" office:value="154.3" calcext:value-type="float">
            <text:p>154.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82" calcext:value-type="float">
            <text:p>82</text:p>
          </table:table-cell>
          <table:table-cell office:value-type="float" office:value="14326.45" calcext:value-type="float">
            <text:p>14326.45</text:p>
          </table:table-cell>
          <table:table-cell office:value-type="float" office:value="152.69" calcext:value-type="float">
            <text:p>152.6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6" calcext:value-type="float">
            <text:p>16</text:p>
          </table:table-cell>
          <table:table-cell office:value-type="float" office:value="13977.02" calcext:value-type="float">
            <text:p>13977.02</text:p>
          </table:table-cell>
          <table:table-cell office:value-type="float" office:value="149.7" calcext:value-type="float">
            <text:p>149.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87" calcext:value-type="float">
            <text:p>187</text:p>
          </table:table-cell>
          <table:table-cell office:value-type="float" office:value="17969.21" calcext:value-type="float">
            <text:p>17969.21</text:p>
          </table:table-cell>
          <table:table-cell office:value-type="float" office:value="172.29" calcext:value-type="float">
            <text:p>172.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03" calcext:value-type="float">
            <text:p>103</text:p>
          </table:table-cell>
          <table:table-cell office:value-type="float" office:value="17995.41" calcext:value-type="float">
            <text:p>17995.41</text:p>
          </table:table-cell>
          <table:table-cell office:value-type="float" office:value="171.13" calcext:value-type="float">
            <text:p>171.1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1" calcext:value-type="float">
            <text:p>21</text:p>
          </table:table-cell>
          <table:table-cell office:value-type="float" office:value="18344.84" calcext:value-type="float">
            <text:p>18344.84</text:p>
          </table:table-cell>
          <table:table-cell office:value-type="float" office:value="171.5" calcext:value-type="float">
            <text:p>171.5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7" calcext:value-type="float">
            <text:p>2.2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94.4" calcext:value-type="float">
            <text:p>94.4</text:p>
          </table:table-cell>
          <table:table-cell office:value-type="float" office:value="150.8" calcext:value-type="float">
            <text:p>150.8</text:p>
          </table:table-cell>
          <table:table-cell office:value-type="float" office:value="12.3" calcext:value-type="float">
            <text:p>12.3</text:p>
          </table:table-cell>
          <table:table-cell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71.7" calcext:value-type="float">
            <text:p>171.7</text:p>
          </table:table-cell>
          <table:table-cell office:value-type="float" office:value="274.2" calcext:value-type="float">
            <text:p>274.2</text:p>
          </table:table-cell>
          <table:table-cell office:value-type="float" office:value="16.6" calcext:value-type="float">
            <text:p>16.6</text:p>
          </table:table-cell>
          <table:table-cell office:value-type="float" office:value="16.7" calcext:value-type="float">
            <text:p>16.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table:style-name="ce2" office:value-type="float" office:value="858.4" calcext:value-type="float">
            <text:p>858.4</text:p>
          </table:table-cell>
          <table:table-cell office:value-type="float" office:value="1371.1" calcext:value-type="float">
            <text:p>1371.1</text:p>
          </table:table-cell>
          <table:table-cell office:value-type="float" office:value="37" calcext:value-type="float">
            <text:p>37</text:p>
          </table:table-cell>
          <table:table-cell office:value-type="float" office:value="37.1" calcext:value-type="float">
            <text:p>37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8" calcext:value-type="float">
            <text:p>38</text:p>
          </table:table-cell>
          <table:table-cell office:value-type="float" office:value="3587.99" calcext:value-type="float">
            <text:p>3587.99</text:p>
          </table:table-cell>
          <table:table-cell office:value-type="float" office:value="76.99" calcext:value-type="float">
            <text:p>76.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1" calcext:value-type="float">
            <text:p>21</text:p>
          </table:table-cell>
          <table:table-cell office:value-type="float" office:value="3605.16" calcext:value-type="float">
            <text:p>3605.16</text:p>
          </table:table-cell>
          <table:table-cell office:value-type="float" office:value="76.59" calcext:value-type="float">
            <text:p>76.5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" calcext:value-type="float">
            <text:p>4</text:p>
          </table:table-cell>
          <table:table-cell office:value-type="float" office:value="3433.49" calcext:value-type="float">
            <text:p>3433.49</text:p>
          </table:table-cell>
          <table:table-cell office:value-type="float" office:value="74.19" calcext:value-type="float">
            <text:p>74.1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76" calcext:value-type="float">
            <text:p>76</text:p>
          </table:table-cell>
          <table:table-cell office:value-type="float" office:value="7175.99" calcext:value-type="float">
            <text:p>7175.99</text:p>
          </table:table-cell>
          <table:table-cell office:value-type="float" office:value="108.87" calcext:value-type="float">
            <text:p>108.8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2" calcext:value-type="float">
            <text:p>42</text:p>
          </table:table-cell>
          <table:table-cell office:value-type="float" office:value="7210.32" calcext:value-type="float">
            <text:p>7210.32</text:p>
          </table:table-cell>
          <table:table-cell office:value-type="float" office:value="108.32" calcext:value-type="float">
            <text:p>108.3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8" calcext:value-type="float">
            <text:p>8</text:p>
          </table:table-cell>
          <table:table-cell office:value-type="float" office:value="6866.97" calcext:value-type="float">
            <text:p>6866.97</text:p>
          </table:table-cell>
          <table:table-cell office:value-type="float" office:value="104.93" calcext:value-type="float">
            <text:p>104.9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14" calcext:value-type="float">
            <text:p>114</text:p>
          </table:table-cell>
          <table:table-cell office:value-type="float" office:value="10763.98" calcext:value-type="float">
            <text:p>10763.98</text:p>
          </table:table-cell>
          <table:table-cell office:value-type="float" office:value="133.34" calcext:value-type="float">
            <text:p>133.3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3" calcext:value-type="float">
            <text:p>63</text:p>
          </table:table-cell>
          <table:table-cell office:value-type="float" office:value="10815.48" calcext:value-type="float">
            <text:p>10815.48</text:p>
          </table:table-cell>
          <table:table-cell office:value-type="float" office:value="132.66" calcext:value-type="float">
            <text:p>132.6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3" calcext:value-type="float">
            <text:p>13</text:p>
          </table:table-cell>
          <table:table-cell office:value-type="float" office:value="11158.83" calcext:value-type="float">
            <text:p>11158.83</text:p>
          </table:table-cell>
          <table:table-cell office:value-type="float" office:value="133.76" calcext:value-type="float">
            <text:p>133.7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53" calcext:value-type="float">
            <text:p>153</text:p>
          </table:table-cell>
          <table:table-cell office:value-type="float" office:value="14446.4" calcext:value-type="float">
            <text:p>14446.4</text:p>
          </table:table-cell>
          <table:table-cell office:value-type="float" office:value="154.48" calcext:value-type="float">
            <text:p>154.4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84" calcext:value-type="float">
            <text:p>84</text:p>
          </table:table-cell>
          <table:table-cell office:value-type="float" office:value="14420.64" calcext:value-type="float">
            <text:p>14420.64</text:p>
          </table:table-cell>
          <table:table-cell office:value-type="float" office:value="153.19" calcext:value-type="float">
            <text:p>153.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7" calcext:value-type="float">
            <text:p>17</text:p>
          </table:table-cell>
          <table:table-cell office:value-type="float" office:value="14592.32" calcext:value-type="float">
            <text:p>14592.32</text:p>
          </table:table-cell>
          <table:table-cell office:value-type="float" office:value="152.96" calcext:value-type="float">
            <text:p>152.9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91" calcext:value-type="float">
            <text:p>191</text:p>
          </table:table-cell>
          <table:table-cell office:value-type="float" office:value="18034.39" calcext:value-type="float">
            <text:p>18034.39</text:p>
          </table:table-cell>
          <table:table-cell office:value-type="float" office:value="172.6" calcext:value-type="float">
            <text:p>172.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05" calcext:value-type="float">
            <text:p>105</text:p>
          </table:table-cell>
          <table:table-cell office:value-type="float" office:value="18025.8" calcext:value-type="float">
            <text:p>18025.8</text:p>
          </table:table-cell>
          <table:table-cell office:value-type="float" office:value="171.27" calcext:value-type="float">
            <text:p>171.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1" calcext:value-type="float">
            <text:p>21</text:p>
          </table:table-cell>
          <table:table-cell office:value-type="float" office:value="18025.8" calcext:value-type="float">
            <text:p>18025.8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Optic Name:</text:p>
          </table:table-cell>
          <table:table-cell office:value-type="string" calcext:value-type="string">
            <text:p>f/4.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ght Pollution Rate: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e per second for f/3.0 optic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3.28" calcext:value-type="float">
            <text:p>3.2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97.1" calcext:value-type="float">
            <text:p>197.1</text:p>
          </table:table-cell>
          <table:table-cell office:value-type="float" office:value="314.9" calcext:value-type="float">
            <text:p>314.9</text:p>
          </table:table-cell>
          <table:table-cell office:value-type="float" office:value="17.7" calcext:value-type="float">
            <text:p>17.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58.4" calcext:value-type="float">
            <text:p>358.4</text:p>
          </table:table-cell>
          <table:table-cell office:value-type="float" office:value="572.5" calcext:value-type="float">
            <text:p>572.5</text:p>
          </table:table-cell>
          <table:table-cell office:value-type="float" office:value="23.9" calcext:value-type="float">
            <text:p>23.9</text:p>
          </table:table-cell>
          <table:table-cell office:value-type="float" office:value="24.2" calcext:value-type="float">
            <text:p>2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table:style-name="ce2" office:value-type="float" office:value="1792.1" calcext:value-type="float">
            <text:p>1792.1</text:p>
          </table:table-cell>
          <table:table-cell office:value-type="float" office:value="2862.5" calcext:value-type="float">
            <text:p>2862.5</text:p>
          </table:table-cell>
          <table:table-cell office:value-type="float" office:value="53.5" calcext:value-type="float">
            <text:p>53.5</text:p>
          </table:table-cell>
          <table:table-cell office:value-type="float" office:value="53.6" calcext:value-type="float">
            <text:p>53.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8" calcext:value-type="float">
            <text:p>18</text:p>
          </table:table-cell>
          <table:table-cell office:value-type="float" office:value="3548.43" calcext:value-type="float">
            <text:p>3548.43</text:p>
          </table:table-cell>
          <table:table-cell office:value-type="float" office:value="76.56" calcext:value-type="float">
            <text:p>76.5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0" calcext:value-type="float">
            <text:p>10</text:p>
          </table:table-cell>
          <table:table-cell office:value-type="float" office:value="3584.28" calcext:value-type="float">
            <text:p>3584.28</text:p>
          </table:table-cell>
          <table:table-cell office:value-type="float" office:value="76.37" calcext:value-type="float">
            <text:p>76.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3584.28" calcext:value-type="float">
            <text:p>3584.28</text:p>
          </table:table-cell>
          <table:table-cell office:value-type="float" office:value="75.81" calcext:value-type="float">
            <text:p>75.8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7" calcext:value-type="float">
            <text:p>37</text:p>
          </table:table-cell>
          <table:table-cell office:value-type="float" office:value="7294" calcext:value-type="float">
            <text:p>7294</text:p>
          </table:table-cell>
          <table:table-cell office:value-type="float" office:value="109.77" calcext:value-type="float">
            <text:p>109.7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0" calcext:value-type="float">
            <text:p>20</text:p>
          </table:table-cell>
          <table:table-cell office:value-type="float" office:value="7168.55" calcext:value-type="float">
            <text:p>7168.55</text:p>
          </table:table-cell>
          <table:table-cell office:value-type="float" office:value="108.01" calcext:value-type="float">
            <text:p>108.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" calcext:value-type="float">
            <text:p>4</text:p>
          </table:table-cell>
          <table:table-cell office:value-type="float" office:value="7168.55" calcext:value-type="float">
            <text:p>7168.55</text:p>
          </table:table-cell>
          <table:table-cell office:value-type="float" office:value="107.21" calcext:value-type="float">
            <text:p>107.2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5" calcext:value-type="float">
            <text:p>55</text:p>
          </table:table-cell>
          <table:table-cell office:value-type="float" office:value="10842.43" calcext:value-type="float">
            <text:p>10842.43</text:p>
          </table:table-cell>
          <table:table-cell office:value-type="float" office:value="133.83" calcext:value-type="float">
            <text:p>133.8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0" calcext:value-type="float">
            <text:p>30</text:p>
          </table:table-cell>
          <table:table-cell office:value-type="float" office:value="10752.83" calcext:value-type="float">
            <text:p>10752.83</text:p>
          </table:table-cell>
          <table:table-cell office:value-type="float" office:value="132.28" calcext:value-type="float">
            <text:p>132.2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" calcext:value-type="float">
            <text:p>6</text:p>
          </table:table-cell>
          <table:table-cell office:value-type="float" office:value="10752.83" calcext:value-type="float">
            <text:p>10752.83</text:p>
          </table:table-cell>
          <table:table-cell office:value-type="float" office:value="131.3" calcext:value-type="float">
            <text:p>131.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73" calcext:value-type="float">
            <text:p>73</text:p>
          </table:table-cell>
          <table:table-cell office:value-type="float" office:value="14390.86" calcext:value-type="float">
            <text:p>14390.86</text:p>
          </table:table-cell>
          <table:table-cell office:value-type="float" office:value="154.18" calcext:value-type="float">
            <text:p>154.1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0" calcext:value-type="float">
            <text:p>40</text:p>
          </table:table-cell>
          <table:table-cell office:value-type="float" office:value="14337.1" calcext:value-type="float">
            <text:p>14337.1</text:p>
          </table:table-cell>
          <table:table-cell office:value-type="float" office:value="152.74" calcext:value-type="float">
            <text:p>152.7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8" calcext:value-type="float">
            <text:p>8</text:p>
          </table:table-cell>
          <table:table-cell office:value-type="float" office:value="14337.1" calcext:value-type="float">
            <text:p>14337.1</text:p>
          </table:table-cell>
          <table:table-cell office:value-type="float" office:value="151.61" calcext:value-type="float">
            <text:p>151.6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91" calcext:value-type="float">
            <text:p>91</text:p>
          </table:table-cell>
          <table:table-cell office:value-type="float" office:value="17939.3" calcext:value-type="float">
            <text:p>17939.3</text:p>
          </table:table-cell>
          <table:table-cell office:value-type="float" office:value="172.14" calcext:value-type="float">
            <text:p>172.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0" calcext:value-type="float">
            <text:p>50</text:p>
          </table:table-cell>
          <table:table-cell office:value-type="float" office:value="17921.38" calcext:value-type="float">
            <text:p>17921.38</text:p>
          </table:table-cell>
          <table:table-cell office:value-type="float" office:value="170.77" calcext:value-type="float">
            <text:p>170.7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0" calcext:value-type="float">
            <text:p>10</text:p>
          </table:table-cell>
          <table:table-cell office:value-type="float" office:value="17921.38" calcext:value-type="float">
            <text:p>17921.38</text:p>
          </table:table-cell>
          <table:table-cell office:value-type="float" office:value="169.51" calcext:value-type="float">
            <text:p>169.51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78" calcext:value-type="float">
            <text:p>2.7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41.6" calcext:value-type="float">
            <text:p>141.6</text:p>
          </table:table-cell>
          <table:table-cell office:value-type="float" office:value="226.2" calcext:value-type="float">
            <text:p>226.2</text:p>
          </table:table-cell>
          <table:table-cell office:value-type="float" office:value="15" calcext:value-type="float">
            <text:p>15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57.5" calcext:value-type="float">
            <text:p>257.5</text:p>
          </table:table-cell>
          <table:table-cell office:value-type="float" office:value="411.3" calcext:value-type="float">
            <text:p>411.3</text:p>
          </table:table-cell>
          <table:table-cell office:value-type="float" office:value="20.3" calcext:value-type="float">
            <text:p>20.3</text:p>
          </table:table-cell>
          <table:table-cell office:value-type="float" office:value="20.5" calcext:value-type="float">
            <text:p>20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table:style-name="ce2" office:value-type="float" office:value="1287.4" calcext:value-type="float">
            <text:p>1287.4</text:p>
          </table:table-cell>
          <table:table-cell office:value-type="float" office:value="2056.3" calcext:value-type="float">
            <text:p>2056.3</text:p>
          </table:table-cell>
          <table:table-cell office:value-type="float" office:value="45.3" calcext:value-type="float">
            <text:p>45.3</text:p>
          </table:table-cell>
          <table:table-cell office:value-type="float" office:value="45.4" calcext:value-type="float">
            <text:p>45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5" calcext:value-type="float">
            <text:p>25</text:p>
          </table:table-cell>
          <table:table-cell office:value-type="float" office:value="3540.35" calcext:value-type="float">
            <text:p>3540.35</text:p>
          </table:table-cell>
          <table:table-cell office:value-type="float" office:value="76.47" calcext:value-type="float">
            <text:p>76.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4" calcext:value-type="float">
            <text:p>14</text:p>
          </table:table-cell>
          <table:table-cell office:value-type="float" office:value="3604.72" calcext:value-type="float">
            <text:p>3604.72</text:p>
          </table:table-cell>
          <table:table-cell office:value-type="float" office:value="76.59" calcext:value-type="float">
            <text:p>76.5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" calcext:value-type="float">
            <text:p>3</text:p>
          </table:table-cell>
          <table:table-cell office:value-type="float" office:value="3862.2" calcext:value-type="float">
            <text:p>3862.2</text:p>
          </table:table-cell>
          <table:table-cell office:value-type="float" office:value="78.69" calcext:value-type="float">
            <text:p>78.6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1" calcext:value-type="float">
            <text:p>51</text:p>
          </table:table-cell>
          <table:table-cell office:value-type="float" office:value="7222.31" calcext:value-type="float">
            <text:p>7222.31</text:p>
          </table:table-cell>
          <table:table-cell office:value-type="float" office:value="109.23" calcext:value-type="float">
            <text:p>109.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8" calcext:value-type="float">
            <text:p>28</text:p>
          </table:table-cell>
          <table:table-cell office:value-type="float" office:value="7209.44" calcext:value-type="float">
            <text:p>7209.44</text:p>
          </table:table-cell>
          <table:table-cell office:value-type="float" office:value="108.31" calcext:value-type="float">
            <text:p>108.3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" calcext:value-type="float">
            <text:p>6</text:p>
          </table:table-cell>
          <table:table-cell office:value-type="float" office:value="7724.4" calcext:value-type="float">
            <text:p>7724.4</text:p>
          </table:table-cell>
          <table:table-cell office:value-type="float" office:value="111.29" calcext:value-type="float">
            <text:p>111.2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76" calcext:value-type="float">
            <text:p>76</text:p>
          </table:table-cell>
          <table:table-cell office:value-type="float" office:value="10762.66" calcext:value-type="float">
            <text:p>10762.66</text:p>
          </table:table-cell>
          <table:table-cell office:value-type="float" office:value="133.34" calcext:value-type="float">
            <text:p>133.3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2" calcext:value-type="float">
            <text:p>42</text:p>
          </table:table-cell>
          <table:table-cell office:value-type="float" office:value="10814.15" calcext:value-type="float">
            <text:p>10814.15</text:p>
          </table:table-cell>
          <table:table-cell office:value-type="float" office:value="132.66" calcext:value-type="float">
            <text:p>132.6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8" calcext:value-type="float">
            <text:p>8</text:p>
          </table:table-cell>
          <table:table-cell office:value-type="float" office:value="10299.19" calcext:value-type="float">
            <text:p>10299.19</text:p>
          </table:table-cell>
          <table:table-cell office:value-type="float" office:value="128.5" calcext:value-type="float">
            <text:p>128.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02" calcext:value-type="float">
            <text:p>102</text:p>
          </table:table-cell>
          <table:table-cell office:value-type="float" office:value="14444.62" calcext:value-type="float">
            <text:p>14444.62</text:p>
          </table:table-cell>
          <table:table-cell office:value-type="float" office:value="154.47" calcext:value-type="float">
            <text:p>154.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6" calcext:value-type="float">
            <text:p>56</text:p>
          </table:table-cell>
          <table:table-cell office:value-type="float" office:value="14418.87" calcext:value-type="float">
            <text:p>14418.87</text:p>
          </table:table-cell>
          <table:table-cell office:value-type="float" office:value="153.18" calcext:value-type="float">
            <text:p>153.1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1" calcext:value-type="float">
            <text:p>11</text:p>
          </table:table-cell>
          <table:table-cell office:value-type="float" office:value="14161.39" calcext:value-type="float">
            <text:p>14161.39</text:p>
          </table:table-cell>
          <table:table-cell office:value-type="float" office:value="150.68" calcext:value-type="float">
            <text:p>150.6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27" calcext:value-type="float">
            <text:p>127</text:p>
          </table:table-cell>
          <table:table-cell office:value-type="float" office:value="17984.97" calcext:value-type="float">
            <text:p>17984.97</text:p>
          </table:table-cell>
          <table:table-cell office:value-type="float" office:value="172.36" calcext:value-type="float">
            <text:p>172.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0" calcext:value-type="float">
            <text:p>70</text:p>
          </table:table-cell>
          <table:table-cell office:value-type="float" office:value="18023.59" calcext:value-type="float">
            <text:p>18023.59</text:p>
          </table:table-cell>
          <table:table-cell office:value-type="float" office:value="171.26" calcext:value-type="float">
            <text:p>171.2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4" calcext:value-type="float">
            <text:p>14</text:p>
          </table:table-cell>
          <table:table-cell office:value-type="float" office:value="18023.59" calcext:value-type="float">
            <text:p>18023.59</text:p>
          </table:table-cell>
          <table:table-cell office:value-type="float" office:value="169.99" calcext:value-type="float">
            <text:p>169.99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58" calcext:value-type="float">
            <text:p>2.5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22" calcext:value-type="float">
            <text:p>122</text:p>
          </table:table-cell>
          <table:table-cell office:value-type="float" office:value="194.8" calcext:value-type="float">
            <text:p>194.8</text:p>
          </table:table-cell>
          <table:table-cell office:value-type="float" office:value="14" calcext:value-type="float">
            <text:p>14</text:p>
          </table:table-cell>
          <table:table-cell office:value-type="float" office:value="14.2" calcext:value-type="float">
            <text:p>1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21.8" calcext:value-type="float">
            <text:p>221.8</text:p>
          </table:table-cell>
          <table:table-cell office:value-type="float" office:value="354.2" calcext:value-type="float">
            <text:p>354.2</text:p>
          </table:table-cell>
          <table:table-cell office:value-type="float" office:value="18.8" calcext:value-type="float">
            <text:p>18.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table:style-name="ce2" office:value-type="float" office:value="1108.8" calcext:value-type="float">
            <text:p>1108.8</text:p>
          </table:table-cell>
          <table:table-cell office:value-type="float" office:value="1771.1" calcext:value-type="float">
            <text:p>1771.1</text:p>
          </table:table-cell>
          <table:table-cell office:value-type="float" office:value="42.1" calcext:value-type="float">
            <text:p>42.1</text:p>
          </table:table-cell>
          <table:table-cell office:value-type="float" office:value="42.2" calcext:value-type="float">
            <text:p>42.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0" calcext:value-type="float">
            <text:p>30</text:p>
          </table:table-cell>
          <table:table-cell office:value-type="float" office:value="3659.12" calcext:value-type="float">
            <text:p>3659.12</text:p>
          </table:table-cell>
          <table:table-cell office:value-type="float" office:value="77.75" calcext:value-type="float">
            <text:p>77.7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6" calcext:value-type="float">
            <text:p>16</text:p>
          </table:table-cell>
          <table:table-cell office:value-type="float" office:value="3548.24" calcext:value-type="float">
            <text:p>3548.24</text:p>
          </table:table-cell>
          <table:table-cell office:value-type="float" office:value="75.99" calcext:value-type="float">
            <text:p>75.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" calcext:value-type="float">
            <text:p>3</text:p>
          </table:table-cell>
          <table:table-cell office:value-type="float" office:value="3326.48" calcext:value-type="float">
            <text:p>3326.48</text:p>
          </table:table-cell>
          <table:table-cell office:value-type="float" office:value="73.03" calcext:value-type="float">
            <text:p>73.0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9" calcext:value-type="float">
            <text:p>59</text:p>
          </table:table-cell>
          <table:table-cell office:value-type="float" office:value="7196.28" calcext:value-type="float">
            <text:p>7196.28</text:p>
          </table:table-cell>
          <table:table-cell office:value-type="float" office:value="109.03" calcext:value-type="float">
            <text:p>109.0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2" calcext:value-type="float">
            <text:p>32</text:p>
          </table:table-cell>
          <table:table-cell office:value-type="float" office:value="7096.48" calcext:value-type="float">
            <text:p>7096.48</text:p>
          </table:table-cell>
          <table:table-cell office:value-type="float" office:value="107.46" calcext:value-type="float">
            <text:p>107.4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" calcext:value-type="float">
            <text:p>6</text:p>
          </table:table-cell>
          <table:table-cell office:value-type="float" office:value="6652.95" calcext:value-type="float">
            <text:p>6652.95</text:p>
          </table:table-cell>
          <table:table-cell office:value-type="float" office:value="103.28" calcext:value-type="float">
            <text:p>103.2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89" calcext:value-type="float">
            <text:p>89</text:p>
          </table:table-cell>
          <table:table-cell office:value-type="float" office:value="10855.4" calcext:value-type="float">
            <text:p>10855.4</text:p>
          </table:table-cell>
          <table:table-cell office:value-type="float" office:value="133.91" calcext:value-type="float">
            <text:p>133.9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9" calcext:value-type="float">
            <text:p>49</text:p>
          </table:table-cell>
          <table:table-cell office:value-type="float" office:value="10866.49" calcext:value-type="float">
            <text:p>10866.49</text:p>
          </table:table-cell>
          <table:table-cell office:value-type="float" office:value="132.98" calcext:value-type="float">
            <text:p>132.9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0" calcext:value-type="float">
            <text:p>10</text:p>
          </table:table-cell>
          <table:table-cell office:value-type="float" office:value="11088.25" calcext:value-type="float">
            <text:p>11088.25</text:p>
          </table:table-cell>
          <table:table-cell office:value-type="float" office:value="133.33" calcext:value-type="float">
            <text:p>133.3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18" calcext:value-type="float">
            <text:p>118</text:p>
          </table:table-cell>
          <table:table-cell office:value-type="float" office:value="14392.55" calcext:value-type="float">
            <text:p>14392.55</text:p>
          </table:table-cell>
          <table:table-cell office:value-type="float" office:value="154.19" calcext:value-type="float">
            <text:p>154.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5" calcext:value-type="float">
            <text:p>65</text:p>
          </table:table-cell>
          <table:table-cell office:value-type="float" office:value="14414.73" calcext:value-type="float">
            <text:p>14414.73</text:p>
          </table:table-cell>
          <table:table-cell office:value-type="float" office:value="153.16" calcext:value-type="float">
            <text:p>153.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3" calcext:value-type="float">
            <text:p>13</text:p>
          </table:table-cell>
          <table:table-cell office:value-type="float" office:value="14414.73" calcext:value-type="float">
            <text:p>14414.73</text:p>
          </table:table-cell>
          <table:table-cell office:value-type="float" office:value="152.02" calcext:value-type="float">
            <text:p>152.0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48" calcext:value-type="float">
            <text:p>148</text:p>
          </table:table-cell>
          <table:table-cell office:value-type="float" office:value="18051.67" calcext:value-type="float">
            <text:p>18051.67</text:p>
          </table:table-cell>
          <table:table-cell office:value-type="float" office:value="172.68" calcext:value-type="float">
            <text:p>172.6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81" calcext:value-type="float">
            <text:p>81</text:p>
          </table:table-cell>
          <table:table-cell office:value-type="float" office:value="17962.97" calcext:value-type="float">
            <text:p>17962.97</text:p>
          </table:table-cell>
          <table:table-cell office:value-type="float" office:value="170.97" calcext:value-type="float">
            <text:p>170.9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6" calcext:value-type="float">
            <text:p>16</text:p>
          </table:table-cell>
          <table:table-cell office:value-type="float" office:value="17741.2" calcext:value-type="float">
            <text:p>17741.2</text:p>
          </table:table-cell>
          <table:table-cell office:value-type="float" office:value="168.65" calcext:value-type="float">
            <text:p>168.65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39" calcext:value-type="float">
            <text:p>2.3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04.7" calcext:value-type="float">
            <text:p>104.7</text:p>
          </table:table-cell>
          <table:table-cell office:value-type="float" office:value="167.2" calcext:value-type="float">
            <text:p>167.2</text:p>
          </table:table-cell>
          <table:table-cell office:value-type="float" office:value="12.9" calcext:value-type="float">
            <text:p>12.9</text:p>
          </table:table-cell>
          <table:table-cell office:value-type="float" office:value="13.1" calcext:value-type="float">
            <text:p>13.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90.3" calcext:value-type="float">
            <text:p>190.3</text:p>
          </table:table-cell>
          <table:table-cell office:value-type="float" office:value="304" calcext:value-type="float">
            <text:p>304</text:p>
          </table:table-cell>
          <table:table-cell office:value-type="float" office:value="17.4" calcext:value-type="float">
            <text:p>17.4</text:p>
          </table:table-cell>
          <table:table-cell office:value-type="float" office:value="17.6" calcext:value-type="float">
            <text:p>17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table:style-name="ce2" office:value-type="float" office:value="951.5" calcext:value-type="float">
            <text:p>951.5</text:p>
          </table:table-cell>
          <table:table-cell office:value-type="float" office:value="1519.8" calcext:value-type="float">
            <text:p>1519.8</text:p>
          </table:table-cell>
          <table:table-cell office:value-type="float" office:value="39" calcext:value-type="float">
            <text:p>39</text:p>
          </table:table-cell>
          <table:table-cell office:value-type="float" office:value="39.1" calcext:value-type="float">
            <text:p>39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4" calcext:value-type="float">
            <text:p>34</text:p>
          </table:table-cell>
          <table:table-cell office:value-type="float" office:value="3558.7" calcext:value-type="float">
            <text:p>3558.7</text:p>
          </table:table-cell>
          <table:table-cell office:value-type="float" office:value="76.67" calcext:value-type="float">
            <text:p>76.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9" calcext:value-type="float">
            <text:p>19</text:p>
          </table:table-cell>
          <table:table-cell office:value-type="float" office:value="3615.79" calcext:value-type="float">
            <text:p>3615.79</text:p>
          </table:table-cell>
          <table:table-cell office:value-type="float" office:value="76.71" calcext:value-type="float">
            <text:p>76.7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" calcext:value-type="float">
            <text:p>4</text:p>
          </table:table-cell>
          <table:table-cell office:value-type="float" office:value="3806.09" calcext:value-type="float">
            <text:p>3806.09</text:p>
          </table:table-cell>
          <table:table-cell office:value-type="float" office:value="78.12" calcext:value-type="float">
            <text:p>78.1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9" calcext:value-type="float">
            <text:p>69</text:p>
          </table:table-cell>
          <table:table-cell office:value-type="float" office:value="7222.06" calcext:value-type="float">
            <text:p>7222.06</text:p>
          </table:table-cell>
          <table:table-cell office:value-type="float" office:value="109.22" calcext:value-type="float">
            <text:p>109.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8" calcext:value-type="float">
            <text:p>38</text:p>
          </table:table-cell>
          <table:table-cell office:value-type="float" office:value="7231.58" calcext:value-type="float">
            <text:p>7231.58</text:p>
          </table:table-cell>
          <table:table-cell office:value-type="float" office:value="108.48" calcext:value-type="float">
            <text:p>108.4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8" calcext:value-type="float">
            <text:p>8</text:p>
          </table:table-cell>
          <table:table-cell office:value-type="float" office:value="7612.19" calcext:value-type="float">
            <text:p>7612.19</text:p>
          </table:table-cell>
          <table:table-cell office:value-type="float" office:value="110.47" calcext:value-type="float">
            <text:p>110.4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03" calcext:value-type="float">
            <text:p>103</text:p>
          </table:table-cell>
          <table:table-cell office:value-type="float" office:value="10780.76" calcext:value-type="float">
            <text:p>10780.76</text:p>
          </table:table-cell>
          <table:table-cell office:value-type="float" office:value="133.45" calcext:value-type="float">
            <text:p>133.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7" calcext:value-type="float">
            <text:p>57</text:p>
          </table:table-cell>
          <table:table-cell office:value-type="float" office:value="10847.37" calcext:value-type="float">
            <text:p>10847.37</text:p>
          </table:table-cell>
          <table:table-cell office:value-type="float" office:value="132.86" calcext:value-type="float">
            <text:p>132.8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1" calcext:value-type="float">
            <text:p>11</text:p>
          </table:table-cell>
          <table:table-cell office:value-type="float" office:value="10466.76" calcext:value-type="float">
            <text:p>10466.76</text:p>
          </table:table-cell>
          <table:table-cell office:value-type="float" office:value="129.54" calcext:value-type="float">
            <text:p>129.5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38" calcext:value-type="float">
            <text:p>138</text:p>
          </table:table-cell>
          <table:table-cell office:value-type="float" office:value="14444.12" calcext:value-type="float">
            <text:p>14444.12</text:p>
          </table:table-cell>
          <table:table-cell office:value-type="float" office:value="154.47" calcext:value-type="float">
            <text:p>154.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6" calcext:value-type="float">
            <text:p>76</text:p>
          </table:table-cell>
          <table:table-cell office:value-type="float" office:value="14463.16" calcext:value-type="float">
            <text:p>14463.16</text:p>
          </table:table-cell>
          <table:table-cell office:value-type="float" office:value="153.41" calcext:value-type="float">
            <text:p>153.4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5" calcext:value-type="float">
            <text:p>15</text:p>
          </table:table-cell>
          <table:table-cell office:value-type="float" office:value="14272.85" calcext:value-type="float">
            <text:p>14272.85</text:p>
          </table:table-cell>
          <table:table-cell office:value-type="float" office:value="151.27" calcext:value-type="float">
            <text:p>151.2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72" calcext:value-type="float">
            <text:p>172</text:p>
          </table:table-cell>
          <table:table-cell office:value-type="float" office:value="18002.82" calcext:value-type="float">
            <text:p>18002.82</text:p>
          </table:table-cell>
          <table:table-cell office:value-type="float" office:value="172.45" calcext:value-type="float">
            <text:p>172.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95" calcext:value-type="float">
            <text:p>95</text:p>
          </table:table-cell>
          <table:table-cell office:value-type="float" office:value="18078.94" calcext:value-type="float">
            <text:p>18078.94</text:p>
          </table:table-cell>
          <table:table-cell office:value-type="float" office:value="171.52" calcext:value-type="float">
            <text:p>171.5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9" calcext:value-type="float">
            <text:p>19</text:p>
          </table:table-cell>
          <table:table-cell office:value-type="float" office:value="18078.94" calcext:value-type="float">
            <text:p>18078.94</text:p>
          </table:table-cell>
          <table:table-cell office:value-type="float" office:value="170.25" calcext:value-type="float">
            <text:p>170.25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9" calcext:value-type="float">
            <text:p>2.2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96.1" calcext:value-type="float">
            <text:p>96.1</text:p>
          </table:table-cell>
          <table:table-cell office:value-type="float" office:value="153.5" calcext:value-type="float">
            <text:p>153.5</text:p>
          </table:table-cell>
          <table:table-cell office:value-type="float" office:value="12.4" calcext:value-type="float">
            <text:p>12.4</text:p>
          </table:table-cell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74.7" calcext:value-type="float">
            <text:p>174.7</text:p>
          </table:table-cell>
          <table:table-cell office:value-type="float" office:value="279.1" calcext:value-type="float">
            <text:p>279.1</text:p>
          </table:table-cell>
          <table:table-cell office:value-type="float" office:value="16.7" calcext:value-type="float">
            <text:p>16.7</text:p>
          </table:table-cell>
          <table:table-cell office:value-type="float" office:value="16.9" calcext:value-type="float">
            <text:p>16.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table:style-name="ce2" office:value-type="float" office:value="873.6" calcext:value-type="float">
            <text:p>873.6</text:p>
          </table:table-cell>
          <table:table-cell office:value-type="float" office:value="1395.3" calcext:value-type="float">
            <text:p>1395.3</text:p>
          </table:table-cell>
          <table:table-cell table:number-columns-repeated="2" office:value-type="float" office:value="37.4" calcext:value-type="float">
            <text:p>37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7" calcext:value-type="float">
            <text:p>37</text:p>
          </table:table-cell>
          <table:table-cell office:value-type="float" office:value="3555.4" calcext:value-type="float">
            <text:p>3555.4</text:p>
          </table:table-cell>
          <table:table-cell office:value-type="float" office:value="76.64" calcext:value-type="float">
            <text:p>76.6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1" calcext:value-type="float">
            <text:p>21</text:p>
          </table:table-cell>
          <table:table-cell office:value-type="float" office:value="3668.97" calcext:value-type="float">
            <text:p>3668.97</text:p>
          </table:table-cell>
          <table:table-cell office:value-type="float" office:value="77.27" calcext:value-type="float">
            <text:p>77.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" calcext:value-type="float">
            <text:p>4</text:p>
          </table:table-cell>
          <table:table-cell office:value-type="float" office:value="3494.26" calcext:value-type="float">
            <text:p>3494.26</text:p>
          </table:table-cell>
          <table:table-cell office:value-type="float" office:value="74.85" calcext:value-type="float">
            <text:p>74.8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75" calcext:value-type="float">
            <text:p>75</text:p>
          </table:table-cell>
          <table:table-cell office:value-type="float" office:value="7206.9" calcext:value-type="float">
            <text:p>7206.9</text:p>
          </table:table-cell>
          <table:table-cell office:value-type="float" office:value="109.11" calcext:value-type="float">
            <text:p>109.1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1" calcext:value-type="float">
            <text:p>41</text:p>
          </table:table-cell>
          <table:table-cell office:value-type="float" office:value="7163.22" calcext:value-type="float">
            <text:p>7163.22</text:p>
          </table:table-cell>
          <table:table-cell office:value-type="float" office:value="107.97" calcext:value-type="float">
            <text:p>107.9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8" calcext:value-type="float">
            <text:p>8</text:p>
          </table:table-cell>
          <table:table-cell office:value-type="float" office:value="6988.51" calcext:value-type="float">
            <text:p>6988.51</text:p>
          </table:table-cell>
          <table:table-cell office:value-type="float" office:value="105.85" calcext:value-type="float">
            <text:p>105.8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12" calcext:value-type="float">
            <text:p>112</text:p>
          </table:table-cell>
          <table:table-cell office:value-type="float" office:value="10762.31" calcext:value-type="float">
            <text:p>10762.31</text:p>
          </table:table-cell>
          <table:table-cell office:value-type="float" office:value="133.33" calcext:value-type="float">
            <text:p>133.3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2" calcext:value-type="float">
            <text:p>62</text:p>
          </table:table-cell>
          <table:table-cell office:value-type="float" office:value="10832.19" calcext:value-type="float">
            <text:p>10832.19</text:p>
          </table:table-cell>
          <table:table-cell office:value-type="float" office:value="132.77" calcext:value-type="float">
            <text:p>132.7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2" calcext:value-type="float">
            <text:p>12</text:p>
          </table:table-cell>
          <table:table-cell office:value-type="float" office:value="10482.77" calcext:value-type="float">
            <text:p>10482.77</text:p>
          </table:table-cell>
          <table:table-cell office:value-type="float" office:value="129.64" calcext:value-type="float">
            <text:p>129.6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50" calcext:value-type="float">
            <text:p>150</text:p>
          </table:table-cell>
          <table:table-cell office:value-type="float" office:value="14413.8" calcext:value-type="float">
            <text:p>14413.8</text:p>
          </table:table-cell>
          <table:table-cell office:value-type="float" office:value="154.3" calcext:value-type="float">
            <text:p>154.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82" calcext:value-type="float">
            <text:p>82</text:p>
          </table:table-cell>
          <table:table-cell office:value-type="float" office:value="14326.45" calcext:value-type="float">
            <text:p>14326.45</text:p>
          </table:table-cell>
          <table:table-cell office:value-type="float" office:value="152.69" calcext:value-type="float">
            <text:p>152.6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6" calcext:value-type="float">
            <text:p>16</text:p>
          </table:table-cell>
          <table:table-cell office:value-type="float" office:value="13977.02" calcext:value-type="float">
            <text:p>13977.02</text:p>
          </table:table-cell>
          <table:table-cell office:value-type="float" office:value="149.7" calcext:value-type="float">
            <text:p>149.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87" calcext:value-type="float">
            <text:p>187</text:p>
          </table:table-cell>
          <table:table-cell office:value-type="float" office:value="17969.21" calcext:value-type="float">
            <text:p>17969.21</text:p>
          </table:table-cell>
          <table:table-cell office:value-type="float" office:value="172.29" calcext:value-type="float">
            <text:p>172.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03" calcext:value-type="float">
            <text:p>103</text:p>
          </table:table-cell>
          <table:table-cell office:value-type="float" office:value="17995.41" calcext:value-type="float">
            <text:p>17995.41</text:p>
          </table:table-cell>
          <table:table-cell office:value-type="float" office:value="171.13" calcext:value-type="float">
            <text:p>171.1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1" calcext:value-type="float">
            <text:p>21</text:p>
          </table:table-cell>
          <table:table-cell office:value-type="float" office:value="18344.84" calcext:value-type="float">
            <text:p>18344.84</text:p>
          </table:table-cell>
          <table:table-cell office:value-type="float" office:value="171.5" calcext:value-type="float">
            <text:p>171.5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7" calcext:value-type="float">
            <text:p>2.2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94.4" calcext:value-type="float">
            <text:p>94.4</text:p>
          </table:table-cell>
          <table:table-cell office:value-type="float" office:value="150.8" calcext:value-type="float">
            <text:p>150.8</text:p>
          </table:table-cell>
          <table:table-cell office:value-type="float" office:value="12.3" calcext:value-type="float">
            <text:p>12.3</text:p>
          </table:table-cell>
          <table:table-cell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71.7" calcext:value-type="float">
            <text:p>171.7</text:p>
          </table:table-cell>
          <table:table-cell office:value-type="float" office:value="274.2" calcext:value-type="float">
            <text:p>274.2</text:p>
          </table:table-cell>
          <table:table-cell office:value-type="float" office:value="16.6" calcext:value-type="float">
            <text:p>16.6</text:p>
          </table:table-cell>
          <table:table-cell office:value-type="float" office:value="16.7" calcext:value-type="float">
            <text:p>16.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table:style-name="ce2" office:value-type="float" office:value="858.4" calcext:value-type="float">
            <text:p>858.4</text:p>
          </table:table-cell>
          <table:table-cell office:value-type="float" office:value="1371.1" calcext:value-type="float">
            <text:p>1371.1</text:p>
          </table:table-cell>
          <table:table-cell office:value-type="float" office:value="37" calcext:value-type="float">
            <text:p>37</text:p>
          </table:table-cell>
          <table:table-cell office:value-type="float" office:value="37.1" calcext:value-type="float">
            <text:p>37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8" calcext:value-type="float">
            <text:p>38</text:p>
          </table:table-cell>
          <table:table-cell office:value-type="float" office:value="3587.99" calcext:value-type="float">
            <text:p>3587.99</text:p>
          </table:table-cell>
          <table:table-cell office:value-type="float" office:value="76.99" calcext:value-type="float">
            <text:p>76.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1" calcext:value-type="float">
            <text:p>21</text:p>
          </table:table-cell>
          <table:table-cell office:value-type="float" office:value="3605.16" calcext:value-type="float">
            <text:p>3605.16</text:p>
          </table:table-cell>
          <table:table-cell office:value-type="float" office:value="76.59" calcext:value-type="float">
            <text:p>76.5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" calcext:value-type="float">
            <text:p>4</text:p>
          </table:table-cell>
          <table:table-cell office:value-type="float" office:value="3433.49" calcext:value-type="float">
            <text:p>3433.49</text:p>
          </table:table-cell>
          <table:table-cell office:value-type="float" office:value="74.19" calcext:value-type="float">
            <text:p>74.1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76" calcext:value-type="float">
            <text:p>76</text:p>
          </table:table-cell>
          <table:table-cell office:value-type="float" office:value="7175.99" calcext:value-type="float">
            <text:p>7175.99</text:p>
          </table:table-cell>
          <table:table-cell office:value-type="float" office:value="108.87" calcext:value-type="float">
            <text:p>108.8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2" calcext:value-type="float">
            <text:p>42</text:p>
          </table:table-cell>
          <table:table-cell office:value-type="float" office:value="7210.32" calcext:value-type="float">
            <text:p>7210.32</text:p>
          </table:table-cell>
          <table:table-cell office:value-type="float" office:value="108.32" calcext:value-type="float">
            <text:p>108.3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8" calcext:value-type="float">
            <text:p>8</text:p>
          </table:table-cell>
          <table:table-cell office:value-type="float" office:value="6866.97" calcext:value-type="float">
            <text:p>6866.97</text:p>
          </table:table-cell>
          <table:table-cell office:value-type="float" office:value="104.93" calcext:value-type="float">
            <text:p>104.9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14" calcext:value-type="float">
            <text:p>114</text:p>
          </table:table-cell>
          <table:table-cell office:value-type="float" office:value="10763.98" calcext:value-type="float">
            <text:p>10763.98</text:p>
          </table:table-cell>
          <table:table-cell office:value-type="float" office:value="133.34" calcext:value-type="float">
            <text:p>133.3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3" calcext:value-type="float">
            <text:p>63</text:p>
          </table:table-cell>
          <table:table-cell office:value-type="float" office:value="10815.48" calcext:value-type="float">
            <text:p>10815.48</text:p>
          </table:table-cell>
          <table:table-cell office:value-type="float" office:value="132.66" calcext:value-type="float">
            <text:p>132.6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3" calcext:value-type="float">
            <text:p>13</text:p>
          </table:table-cell>
          <table:table-cell office:value-type="float" office:value="11158.83" calcext:value-type="float">
            <text:p>11158.83</text:p>
          </table:table-cell>
          <table:table-cell office:value-type="float" office:value="133.76" calcext:value-type="float">
            <text:p>133.7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53" calcext:value-type="float">
            <text:p>153</text:p>
          </table:table-cell>
          <table:table-cell office:value-type="float" office:value="14446.4" calcext:value-type="float">
            <text:p>14446.4</text:p>
          </table:table-cell>
          <table:table-cell office:value-type="float" office:value="154.48" calcext:value-type="float">
            <text:p>154.4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84" calcext:value-type="float">
            <text:p>84</text:p>
          </table:table-cell>
          <table:table-cell office:value-type="float" office:value="14420.64" calcext:value-type="float">
            <text:p>14420.64</text:p>
          </table:table-cell>
          <table:table-cell office:value-type="float" office:value="153.19" calcext:value-type="float">
            <text:p>153.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7" calcext:value-type="float">
            <text:p>17</text:p>
          </table:table-cell>
          <table:table-cell office:value-type="float" office:value="14592.32" calcext:value-type="float">
            <text:p>14592.32</text:p>
          </table:table-cell>
          <table:table-cell office:value-type="float" office:value="152.96" calcext:value-type="float">
            <text:p>152.9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91" calcext:value-type="float">
            <text:p>191</text:p>
          </table:table-cell>
          <table:table-cell office:value-type="float" office:value="18034.39" calcext:value-type="float">
            <text:p>18034.39</text:p>
          </table:table-cell>
          <table:table-cell office:value-type="float" office:value="172.6" calcext:value-type="float">
            <text:p>172.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05" calcext:value-type="float">
            <text:p>105</text:p>
          </table:table-cell>
          <table:table-cell office:value-type="float" office:value="18025.8" calcext:value-type="float">
            <text:p>18025.8</text:p>
          </table:table-cell>
          <table:table-cell office:value-type="float" office:value="171.27" calcext:value-type="float">
            <text:p>171.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1" calcext:value-type="float">
            <text:p>21</text:p>
          </table:table-cell>
          <table:table-cell office:value-type="float" office:value="18025.8" calcext:value-type="float">
            <text:p>18025.8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Optic Name:</text:p>
          </table:table-cell>
          <table:table-cell office:value-type="string" calcext:value-type="string">
            <text:p>f/5.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ght Pollution Rate: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e per second for f/5.0 optic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3.28" calcext:value-type="float">
            <text:p>3.2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table:style-name="ce2" office:value-type="float" office:value="547.6" calcext:value-type="float">
            <text:p>547.6</text:p>
          </table:table-cell>
          <table:table-cell office:value-type="float" office:value="314.9" calcext:value-type="float">
            <text:p>314.9</text:p>
          </table:table-cell>
          <table:table-cell office:value-type="float" office:value="17.7" calcext:value-type="float">
            <text:p>17.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table:style-name="ce2" office:value-type="float" office:value="995.6" calcext:value-type="float">
            <text:p>995.6</text:p>
          </table:table-cell>
          <table:table-cell office:value-type="float" office:value="572.5" calcext:value-type="float">
            <text:p>572.5</text:p>
          </table:table-cell>
          <table:table-cell office:value-type="float" office:value="23.9" calcext:value-type="float">
            <text:p>23.9</text:p>
          </table:table-cell>
          <table:table-cell office:value-type="float" office:value="24.2" calcext:value-type="float">
            <text:p>2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table:style-name="ce2" office:value-type="float" office:value="4978.2" calcext:value-type="float">
            <text:p>4978.2</text:p>
          </table:table-cell>
          <table:table-cell office:value-type="float" office:value="2862.5" calcext:value-type="float">
            <text:p>2862.5</text:p>
          </table:table-cell>
          <table:table-cell office:value-type="float" office:value="53.5" calcext:value-type="float">
            <text:p>53.5</text:p>
          </table:table-cell>
          <table:table-cell office:value-type="float" office:value="53.6" calcext:value-type="float">
            <text:p>53.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7" calcext:value-type="float">
            <text:p>7</text:p>
          </table:table-cell>
          <table:table-cell office:value-type="float" office:value="3833.18" calcext:value-type="float">
            <text:p>3833.18</text:p>
          </table:table-cell>
          <table:table-cell office:value-type="float" office:value="47.74" calcext:value-type="float">
            <text:p>47.7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" calcext:value-type="float">
            <text:p>4</text:p>
          </table:table-cell>
          <table:table-cell office:value-type="float" office:value="3982.53" calcext:value-type="float">
            <text:p>3982.53</text:p>
          </table:table-cell>
          <table:table-cell office:value-type="float" office:value="48.3" calcext:value-type="float">
            <text:p>48.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4978.16" calcext:value-type="float">
            <text:p>4978.16</text:p>
          </table:table-cell>
          <table:table-cell office:value-type="float" office:value="53.6" calcext:value-type="float">
            <text:p>53.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3" calcext:value-type="float">
            <text:p>13</text:p>
          </table:table-cell>
          <table:table-cell office:value-type="float" office:value="7118.77" calcext:value-type="float">
            <text:p>7118.77</text:p>
          </table:table-cell>
          <table:table-cell office:value-type="float" office:value="65.06" calcext:value-type="float">
            <text:p>65.0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" calcext:value-type="float">
            <text:p>7</text:p>
          </table:table-cell>
          <table:table-cell office:value-type="float" office:value="6969.42" calcext:value-type="float">
            <text:p>6969.42</text:p>
          </table:table-cell>
          <table:table-cell office:value-type="float" office:value="63.9" calcext:value-type="float">
            <text:p>63.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4978.16" calcext:value-type="float">
            <text:p>4978.16</text:p>
          </table:table-cell>
          <table:table-cell office:value-type="float" office:value="53.6" calcext:value-type="float">
            <text:p>53.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0" calcext:value-type="float">
            <text:p>20</text:p>
          </table:table-cell>
          <table:table-cell office:value-type="float" office:value="10951.95" calcext:value-type="float">
            <text:p>10951.95</text:p>
          </table:table-cell>
          <table:table-cell office:value-type="float" office:value="80.7" calcext:value-type="float">
            <text:p>80.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1" calcext:value-type="float">
            <text:p>11</text:p>
          </table:table-cell>
          <table:table-cell office:value-type="float" office:value="10951.95" calcext:value-type="float">
            <text:p>10951.95</text:p>
          </table:table-cell>
          <table:table-cell office:value-type="float" office:value="80.1" calcext:value-type="float">
            <text:p>80.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9956.32" calcext:value-type="float">
            <text:p>9956.32</text:p>
          </table:table-cell>
          <table:table-cell office:value-type="float" office:value="75.81" calcext:value-type="float">
            <text:p>75.8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6" calcext:value-type="float">
            <text:p>26</text:p>
          </table:table-cell>
          <table:table-cell office:value-type="float" office:value="14237.54" calcext:value-type="float">
            <text:p>14237.54</text:p>
          </table:table-cell>
          <table:table-cell office:value-type="float" office:value="92.01" calcext:value-type="float">
            <text:p>92.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4" calcext:value-type="float">
            <text:p>14</text:p>
          </table:table-cell>
          <table:table-cell office:value-type="float" office:value="13938.85" calcext:value-type="float">
            <text:p>13938.85</text:p>
          </table:table-cell>
          <table:table-cell office:value-type="float" office:value="90.36" calcext:value-type="float">
            <text:p>90.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" calcext:value-type="float">
            <text:p>3</text:p>
          </table:table-cell>
          <table:table-cell office:value-type="float" office:value="14934.48" calcext:value-type="float">
            <text:p>14934.48</text:p>
          </table:table-cell>
          <table:table-cell office:value-type="float" office:value="92.84" calcext:value-type="float">
            <text:p>92.8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3" calcext:value-type="float">
            <text:p>33</text:p>
          </table:table-cell>
          <table:table-cell office:value-type="float" office:value="18070.72" calcext:value-type="float">
            <text:p>18070.72</text:p>
          </table:table-cell>
          <table:table-cell office:value-type="float" office:value="103.66" calcext:value-type="float">
            <text:p>103.6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8" calcext:value-type="float">
            <text:p>18</text:p>
          </table:table-cell>
          <table:table-cell office:value-type="float" office:value="17921.38" calcext:value-type="float">
            <text:p>17921.38</text:p>
          </table:table-cell>
          <table:table-cell office:value-type="float" office:value="102.46" calcext:value-type="float">
            <text:p>102.4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" calcext:value-type="float">
            <text:p>4</text:p>
          </table:table-cell>
          <table:table-cell office:value-type="float" office:value="19912.64" calcext:value-type="float">
            <text:p>19912.64</text:p>
          </table:table-cell>
          <table:table-cell office:value-type="float" office:value="107.21" calcext:value-type="float">
            <text:p>107.21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78" calcext:value-type="float">
            <text:p>2.7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93.4" calcext:value-type="float">
            <text:p>393.4</text:p>
          </table:table-cell>
          <table:table-cell office:value-type="float" office:value="226.2" calcext:value-type="float">
            <text:p>226.2</text:p>
          </table:table-cell>
          <table:table-cell office:value-type="float" office:value="15" calcext:value-type="float">
            <text:p>15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table:style-name="ce2" office:value-type="float" office:value="715.2" calcext:value-type="float">
            <text:p>715.2</text:p>
          </table:table-cell>
          <table:table-cell office:value-type="float" office:value="411.3" calcext:value-type="float">
            <text:p>411.3</text:p>
          </table:table-cell>
          <table:table-cell office:value-type="float" office:value="20.3" calcext:value-type="float">
            <text:p>20.3</text:p>
          </table:table-cell>
          <table:table-cell office:value-type="float" office:value="20.5" calcext:value-type="float">
            <text:p>20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table:style-name="ce2" office:value-type="float" office:value="3576.1" calcext:value-type="float">
            <text:p>3576.1</text:p>
          </table:table-cell>
          <table:table-cell office:value-type="float" office:value="2056.3" calcext:value-type="float">
            <text:p>2056.3</text:p>
          </table:table-cell>
          <table:table-cell office:value-type="float" office:value="45.3" calcext:value-type="float">
            <text:p>45.3</text:p>
          </table:table-cell>
          <table:table-cell office:value-type="float" office:value="45.4" calcext:value-type="float">
            <text:p>45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9" calcext:value-type="float">
            <text:p>9</text:p>
          </table:table-cell>
          <table:table-cell office:value-type="float" office:value="3540.35" calcext:value-type="float">
            <text:p>3540.35</text:p>
          </table:table-cell>
          <table:table-cell office:value-type="float" office:value="45.88" calcext:value-type="float">
            <text:p>45.8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" calcext:value-type="float">
            <text:p>5</text:p>
          </table:table-cell>
          <table:table-cell office:value-type="float" office:value="3576.11" calcext:value-type="float">
            <text:p>3576.11</text:p>
          </table:table-cell>
          <table:table-cell office:value-type="float" office:value="45.77" calcext:value-type="float">
            <text:p>45.7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3576.11" calcext:value-type="float">
            <text:p>3576.11</text:p>
          </table:table-cell>
          <table:table-cell office:value-type="float" office:value="45.43" calcext:value-type="float">
            <text:p>45.4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8" calcext:value-type="float">
            <text:p>18</text:p>
          </table:table-cell>
          <table:table-cell office:value-type="float" office:value="7080.7" calcext:value-type="float">
            <text:p>7080.7</text:p>
          </table:table-cell>
          <table:table-cell office:value-type="float" office:value="64.89" calcext:value-type="float">
            <text:p>64.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0" calcext:value-type="float">
            <text:p>10</text:p>
          </table:table-cell>
          <table:table-cell office:value-type="float" office:value="7152.22" calcext:value-type="float">
            <text:p>7152.22</text:p>
          </table:table-cell>
          <table:table-cell office:value-type="float" office:value="64.73" calcext:value-type="float">
            <text:p>64.7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7152.22" calcext:value-type="float">
            <text:p>7152.22</text:p>
          </table:table-cell>
          <table:table-cell office:value-type="float" office:value="64.25" calcext:value-type="float">
            <text:p>64.2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7" calcext:value-type="float">
            <text:p>27</text:p>
          </table:table-cell>
          <table:table-cell office:value-type="float" office:value="10621.04" calcext:value-type="float">
            <text:p>10621.04</text:p>
          </table:table-cell>
          <table:table-cell office:value-type="float" office:value="79.47" calcext:value-type="float">
            <text:p>79.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5" calcext:value-type="float">
            <text:p>15</text:p>
          </table:table-cell>
          <table:table-cell office:value-type="float" office:value="10728.33" calcext:value-type="float">
            <text:p>10728.33</text:p>
          </table:table-cell>
          <table:table-cell office:value-type="float" office:value="79.28" calcext:value-type="float">
            <text:p>79.2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" calcext:value-type="float">
            <text:p>3</text:p>
          </table:table-cell>
          <table:table-cell office:value-type="float" office:value="10728.33" calcext:value-type="float">
            <text:p>10728.33</text:p>
          </table:table-cell>
          <table:table-cell office:value-type="float" office:value="78.69" calcext:value-type="float">
            <text:p>78.6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7" calcext:value-type="float">
            <text:p>37</text:p>
          </table:table-cell>
          <table:table-cell office:value-type="float" office:value="14554.76" calcext:value-type="float">
            <text:p>14554.76</text:p>
          </table:table-cell>
          <table:table-cell office:value-type="float" office:value="93.03" calcext:value-type="float">
            <text:p>93.0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0" calcext:value-type="float">
            <text:p>20</text:p>
          </table:table-cell>
          <table:table-cell office:value-type="float" office:value="14304.44" calcext:value-type="float">
            <text:p>14304.44</text:p>
          </table:table-cell>
          <table:table-cell office:value-type="float" office:value="91.54" calcext:value-type="float">
            <text:p>91.5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" calcext:value-type="float">
            <text:p>4</text:p>
          </table:table-cell>
          <table:table-cell office:value-type="float" office:value="14304.44" calcext:value-type="float">
            <text:p>14304.44</text:p>
          </table:table-cell>
          <table:table-cell office:value-type="float" office:value="90.86" calcext:value-type="float">
            <text:p>90.8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6" calcext:value-type="float">
            <text:p>46</text:p>
          </table:table-cell>
          <table:table-cell office:value-type="float" office:value="18095.11" calcext:value-type="float">
            <text:p>18095.11</text:p>
          </table:table-cell>
          <table:table-cell office:value-type="float" office:value="103.73" calcext:value-type="float">
            <text:p>103.7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5" calcext:value-type="float">
            <text:p>25</text:p>
          </table:table-cell>
          <table:table-cell office:value-type="float" office:value="17880.55" calcext:value-type="float">
            <text:p>17880.55</text:p>
          </table:table-cell>
          <table:table-cell office:value-type="float" office:value="102.35" calcext:value-type="float">
            <text:p>102.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" calcext:value-type="float">
            <text:p>5</text:p>
          </table:table-cell>
          <table:table-cell office:value-type="float" office:value="17880.55" calcext:value-type="float">
            <text:p>17880.55</text:p>
          </table:table-cell>
          <table:table-cell office:value-type="float" office:value="101.59" calcext:value-type="float">
            <text:p>101.59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58" calcext:value-type="float">
            <text:p>2.5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38.8" calcext:value-type="float">
            <text:p>338.8</text:p>
          </table:table-cell>
          <table:table-cell office:value-type="float" office:value="194.8" calcext:value-type="float">
            <text:p>194.8</text:p>
          </table:table-cell>
          <table:table-cell office:value-type="float" office:value="14" calcext:value-type="float">
            <text:p>14</text:p>
          </table:table-cell>
          <table:table-cell office:value-type="float" office:value="14.2" calcext:value-type="float">
            <text:p>1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table:style-name="ce2" office:value-type="float" office:value="616" calcext:value-type="float">
            <text:p>616</text:p>
          </table:table-cell>
          <table:table-cell office:value-type="float" office:value="354.2" calcext:value-type="float">
            <text:p>354.2</text:p>
          </table:table-cell>
          <table:table-cell office:value-type="float" office:value="18.8" calcext:value-type="float">
            <text:p>18.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table:style-name="ce2" office:value-type="float" office:value="3080.1" calcext:value-type="float">
            <text:p>3080.1</text:p>
          </table:table-cell>
          <table:table-cell office:value-type="float" office:value="1771.1" calcext:value-type="float">
            <text:p>1771.1</text:p>
          </table:table-cell>
          <table:table-cell office:value-type="float" office:value="42.1" calcext:value-type="float">
            <text:p>42.1</text:p>
          </table:table-cell>
          <table:table-cell office:value-type="float" office:value="42.2" calcext:value-type="float">
            <text:p>42.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1" calcext:value-type="float">
            <text:p>11</text:p>
          </table:table-cell>
          <table:table-cell office:value-type="float" office:value="3726.88" calcext:value-type="float">
            <text:p>3726.88</text:p>
          </table:table-cell>
          <table:table-cell office:value-type="float" office:value="47.08" calcext:value-type="float">
            <text:p>47.0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" calcext:value-type="float">
            <text:p>6</text:p>
          </table:table-cell>
          <table:table-cell office:value-type="float" office:value="3696.08" calcext:value-type="float">
            <text:p>3696.08</text:p>
          </table:table-cell>
          <table:table-cell office:value-type="float" office:value="46.53" calcext:value-type="float">
            <text:p>46.5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3080.07" calcext:value-type="float">
            <text:p>3080.07</text:p>
          </table:table-cell>
          <table:table-cell office:value-type="float" office:value="42.16" calcext:value-type="float">
            <text:p>42.1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1" calcext:value-type="float">
            <text:p>21</text:p>
          </table:table-cell>
          <table:table-cell office:value-type="float" office:value="7114.96" calcext:value-type="float">
            <text:p>7114.96</text:p>
          </table:table-cell>
          <table:table-cell office:value-type="float" office:value="65.05" calcext:value-type="float">
            <text:p>65.0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2" calcext:value-type="float">
            <text:p>12</text:p>
          </table:table-cell>
          <table:table-cell office:value-type="float" office:value="7392.17" calcext:value-type="float">
            <text:p>7392.17</text:p>
          </table:table-cell>
          <table:table-cell office:value-type="float" office:value="65.81" calcext:value-type="float">
            <text:p>65.8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6160.14" calcext:value-type="float">
            <text:p>6160.14</text:p>
          </table:table-cell>
          <table:table-cell office:value-type="float" office:value="59.63" calcext:value-type="float">
            <text:p>59.6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2" calcext:value-type="float">
            <text:p>32</text:p>
          </table:table-cell>
          <table:table-cell office:value-type="float" office:value="10841.85" calcext:value-type="float">
            <text:p>10841.85</text:p>
          </table:table-cell>
          <table:table-cell office:value-type="float" office:value="80.3" calcext:value-type="float">
            <text:p>80.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8" calcext:value-type="float">
            <text:p>18</text:p>
          </table:table-cell>
          <table:table-cell office:value-type="float" office:value="11088.25" calcext:value-type="float">
            <text:p>11088.25</text:p>
          </table:table-cell>
          <table:table-cell office:value-type="float" office:value="80.6" calcext:value-type="float">
            <text:p>80.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" calcext:value-type="float">
            <text:p>4</text:p>
          </table:table-cell>
          <table:table-cell office:value-type="float" office:value="12320.28" calcext:value-type="float">
            <text:p>12320.28</text:p>
          </table:table-cell>
          <table:table-cell office:value-type="float" office:value="84.33" calcext:value-type="float">
            <text:p>84.3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3" calcext:value-type="float">
            <text:p>43</text:p>
          </table:table-cell>
          <table:table-cell office:value-type="float" office:value="14568.73" calcext:value-type="float">
            <text:p>14568.73</text:p>
          </table:table-cell>
          <table:table-cell office:value-type="float" office:value="93.08" calcext:value-type="float">
            <text:p>93.0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3" calcext:value-type="float">
            <text:p>23</text:p>
          </table:table-cell>
          <table:table-cell office:value-type="float" office:value="14168.32" calcext:value-type="float">
            <text:p>14168.32</text:p>
          </table:table-cell>
          <table:table-cell office:value-type="float" office:value="91.11" calcext:value-type="float">
            <text:p>91.1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" calcext:value-type="float">
            <text:p>5</text:p>
          </table:table-cell>
          <table:table-cell office:value-type="float" office:value="15400.35" calcext:value-type="float">
            <text:p>15400.35</text:p>
          </table:table-cell>
          <table:table-cell office:value-type="float" office:value="94.28" calcext:value-type="float">
            <text:p>94.2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3" calcext:value-type="float">
            <text:p>53</text:p>
          </table:table-cell>
          <table:table-cell office:value-type="float" office:value="17956.81" calcext:value-type="float">
            <text:p>17956.81</text:p>
          </table:table-cell>
          <table:table-cell office:value-type="float" office:value="103.34" calcext:value-type="float">
            <text:p>103.3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9" calcext:value-type="float">
            <text:p>29</text:p>
          </table:table-cell>
          <table:table-cell office:value-type="float" office:value="17864.41" calcext:value-type="float">
            <text:p>17864.41</text:p>
          </table:table-cell>
          <table:table-cell office:value-type="float" office:value="102.3" calcext:value-type="float">
            <text:p>102.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" calcext:value-type="float">
            <text:p>6</text:p>
          </table:table-cell>
          <table:table-cell office:value-type="float" office:value="18480.42" calcext:value-type="float">
            <text:p>18480.42</text:p>
          </table:table-cell>
          <table:table-cell office:value-type="float" office:value="103.28" calcext:value-type="float">
            <text:p>103.28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39" calcext:value-type="float">
            <text:p>2.3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90.7" calcext:value-type="float">
            <text:p>290.7</text:p>
          </table:table-cell>
          <table:table-cell office:value-type="float" office:value="167.2" calcext:value-type="float">
            <text:p>167.2</text:p>
          </table:table-cell>
          <table:table-cell office:value-type="float" office:value="12.9" calcext:value-type="float">
            <text:p>12.9</text:p>
          </table:table-cell>
          <table:table-cell office:value-type="float" office:value="13.1" calcext:value-type="float">
            <text:p>13.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table:style-name="ce2" office:value-type="float" office:value="528.6" calcext:value-type="float">
            <text:p>528.6</text:p>
          </table:table-cell>
          <table:table-cell office:value-type="float" office:value="304" calcext:value-type="float">
            <text:p>304</text:p>
          </table:table-cell>
          <table:table-cell office:value-type="float" office:value="17.4" calcext:value-type="float">
            <text:p>17.4</text:p>
          </table:table-cell>
          <table:table-cell office:value-type="float" office:value="17.6" calcext:value-type="float">
            <text:p>17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table:style-name="ce2" office:value-type="float" office:value="2643.1" calcext:value-type="float">
            <text:p>2643.1</text:p>
          </table:table-cell>
          <table:table-cell office:value-type="float" office:value="1519.8" calcext:value-type="float">
            <text:p>1519.8</text:p>
          </table:table-cell>
          <table:table-cell office:value-type="float" office:value="39" calcext:value-type="float">
            <text:p>39</text:p>
          </table:table-cell>
          <table:table-cell office:value-type="float" office:value="39.1" calcext:value-type="float">
            <text:p>39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2" calcext:value-type="float">
            <text:p>12</text:p>
          </table:table-cell>
          <table:table-cell office:value-type="float" office:value="3488.92" calcext:value-type="float">
            <text:p>3488.92</text:p>
          </table:table-cell>
          <table:table-cell office:value-type="float" office:value="45.55" calcext:value-type="float">
            <text:p>45.5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" calcext:value-type="float">
            <text:p>7</text:p>
          </table:table-cell>
          <table:table-cell office:value-type="float" office:value="3700.37" calcext:value-type="float">
            <text:p>3700.37</text:p>
          </table:table-cell>
          <table:table-cell office:value-type="float" office:value="46.56" calcext:value-type="float">
            <text:p>46.5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2643.12" calcext:value-type="float">
            <text:p>2643.12</text:p>
          </table:table-cell>
          <table:table-cell office:value-type="float" office:value="39.06" calcext:value-type="float">
            <text:p>39.0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5" calcext:value-type="float">
            <text:p>25</text:p>
          </table:table-cell>
          <table:table-cell office:value-type="float" office:value="7268.58" calcext:value-type="float">
            <text:p>7268.58</text:p>
          </table:table-cell>
          <table:table-cell office:value-type="float" office:value="65.74" calcext:value-type="float">
            <text:p>65.7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4" calcext:value-type="float">
            <text:p>14</text:p>
          </table:table-cell>
          <table:table-cell office:value-type="float" office:value="7400.74" calcext:value-type="float">
            <text:p>7400.74</text:p>
          </table:table-cell>
          <table:table-cell office:value-type="float" office:value="65.84" calcext:value-type="float">
            <text:p>65.8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" calcext:value-type="float">
            <text:p>3</text:p>
          </table:table-cell>
          <table:table-cell office:value-type="float" office:value="7929.36" calcext:value-type="float">
            <text:p>7929.36</text:p>
          </table:table-cell>
          <table:table-cell office:value-type="float" office:value="67.65" calcext:value-type="float">
            <text:p>67.6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7" calcext:value-type="float">
            <text:p>37</text:p>
          </table:table-cell>
          <table:table-cell office:value-type="float" office:value="10757.5" calcext:value-type="float">
            <text:p>10757.5</text:p>
          </table:table-cell>
          <table:table-cell office:value-type="float" office:value="79.98" calcext:value-type="float">
            <text:p>79.9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0" calcext:value-type="float">
            <text:p>20</text:p>
          </table:table-cell>
          <table:table-cell office:value-type="float" office:value="10572.48" calcext:value-type="float">
            <text:p>10572.48</text:p>
          </table:table-cell>
          <table:table-cell office:value-type="float" office:value="78.7" calcext:value-type="float">
            <text:p>78.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" calcext:value-type="float">
            <text:p>4</text:p>
          </table:table-cell>
          <table:table-cell office:value-type="float" office:value="10572.48" calcext:value-type="float">
            <text:p>10572.48</text:p>
          </table:table-cell>
          <table:table-cell office:value-type="float" office:value="78.12" calcext:value-type="float">
            <text:p>78.1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0" calcext:value-type="float">
            <text:p>50</text:p>
          </table:table-cell>
          <table:table-cell office:value-type="float" office:value="14537.16" calcext:value-type="float">
            <text:p>14537.16</text:p>
          </table:table-cell>
          <table:table-cell office:value-type="float" office:value="92.98" calcext:value-type="float">
            <text:p>92.9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7" calcext:value-type="float">
            <text:p>27</text:p>
          </table:table-cell>
          <table:table-cell office:value-type="float" office:value="14272.85" calcext:value-type="float">
            <text:p>14272.85</text:p>
          </table:table-cell>
          <table:table-cell office:value-type="float" office:value="91.44" calcext:value-type="float">
            <text:p>91.4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" calcext:value-type="float">
            <text:p>5</text:p>
          </table:table-cell>
          <table:table-cell office:value-type="float" office:value="13215.6" calcext:value-type="float">
            <text:p>13215.6</text:p>
          </table:table-cell>
          <table:table-cell office:value-type="float" office:value="87.34" calcext:value-type="float">
            <text:p>87.3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2" calcext:value-type="float">
            <text:p>62</text:p>
          </table:table-cell>
          <table:table-cell office:value-type="float" office:value="18026.08" calcext:value-type="float">
            <text:p>18026.08</text:p>
          </table:table-cell>
          <table:table-cell office:value-type="float" office:value="103.54" calcext:value-type="float">
            <text:p>103.5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4" calcext:value-type="float">
            <text:p>34</text:p>
          </table:table-cell>
          <table:table-cell office:value-type="float" office:value="17973.22" calcext:value-type="float">
            <text:p>17973.22</text:p>
          </table:table-cell>
          <table:table-cell office:value-type="float" office:value="102.61" calcext:value-type="float">
            <text:p>102.6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" calcext:value-type="float">
            <text:p>7</text:p>
          </table:table-cell>
          <table:table-cell office:value-type="float" office:value="18501.84" calcext:value-type="float">
            <text:p>18501.84</text:p>
          </table:table-cell>
          <table:table-cell office:value-type="float" office:value="103.34" calcext:value-type="float">
            <text:p>103.34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9" calcext:value-type="float">
            <text:p>2.2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66.9" calcext:value-type="float">
            <text:p>266.9</text:p>
          </table:table-cell>
          <table:table-cell office:value-type="float" office:value="153.5" calcext:value-type="float">
            <text:p>153.5</text:p>
          </table:table-cell>
          <table:table-cell office:value-type="float" office:value="12.4" calcext:value-type="float">
            <text:p>12.4</text:p>
          </table:table-cell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85.3" calcext:value-type="float">
            <text:p>485.3</text:p>
          </table:table-cell>
          <table:table-cell office:value-type="float" office:value="279.1" calcext:value-type="float">
            <text:p>279.1</text:p>
          </table:table-cell>
          <table:table-cell office:value-type="float" office:value="16.7" calcext:value-type="float">
            <text:p>16.7</text:p>
          </table:table-cell>
          <table:table-cell office:value-type="float" office:value="16.9" calcext:value-type="float">
            <text:p>16.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table:style-name="ce2" office:value-type="float" office:value="2426.6" calcext:value-type="float">
            <text:p>2426.6</text:p>
          </table:table-cell>
          <table:table-cell office:value-type="float" office:value="1395.3" calcext:value-type="float">
            <text:p>1395.3</text:p>
          </table:table-cell>
          <table:table-cell table:number-columns-repeated="2" office:value-type="float" office:value="37.4" calcext:value-type="float">
            <text:p>37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3" calcext:value-type="float">
            <text:p>13</text:p>
          </table:table-cell>
          <table:table-cell office:value-type="float" office:value="3469.99" calcext:value-type="float">
            <text:p>3469.99</text:p>
          </table:table-cell>
          <table:table-cell office:value-type="float" office:value="45.43" calcext:value-type="float">
            <text:p>45.4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" calcext:value-type="float">
            <text:p>7</text:p>
          </table:table-cell>
          <table:table-cell office:value-type="float" office:value="3397.19" calcext:value-type="float">
            <text:p>3397.19</text:p>
          </table:table-cell>
          <table:table-cell office:value-type="float" office:value="44.61" calcext:value-type="float">
            <text:p>44.6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2426.57" calcext:value-type="float">
            <text:p>2426.57</text:p>
          </table:table-cell>
          <table:table-cell office:value-type="float" office:value="37.42" calcext:value-type="float">
            <text:p>37.4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7" calcext:value-type="float">
            <text:p>27</text:p>
          </table:table-cell>
          <table:table-cell office:value-type="float" office:value="7206.9" calcext:value-type="float">
            <text:p>7206.9</text:p>
          </table:table-cell>
          <table:table-cell office:value-type="float" office:value="65.47" calcext:value-type="float">
            <text:p>65.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5" calcext:value-type="float">
            <text:p>15</text:p>
          </table:table-cell>
          <table:table-cell office:value-type="float" office:value="7279.7" calcext:value-type="float">
            <text:p>7279.7</text:p>
          </table:table-cell>
          <table:table-cell office:value-type="float" office:value="65.3" calcext:value-type="float">
            <text:p>65.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" calcext:value-type="float">
            <text:p>3</text:p>
          </table:table-cell>
          <table:table-cell office:value-type="float" office:value="7279.7" calcext:value-type="float">
            <text:p>7279.7</text:p>
          </table:table-cell>
          <table:table-cell office:value-type="float" office:value="64.82" calcext:value-type="float">
            <text:p>64.8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0" calcext:value-type="float">
            <text:p>40</text:p>
          </table:table-cell>
          <table:table-cell office:value-type="float" office:value="10676.89" calcext:value-type="float">
            <text:p>10676.89</text:p>
          </table:table-cell>
          <table:table-cell office:value-type="float" office:value="79.68" calcext:value-type="float">
            <text:p>79.6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2" calcext:value-type="float">
            <text:p>22</text:p>
          </table:table-cell>
          <table:table-cell office:value-type="float" office:value="10676.89" calcext:value-type="float">
            <text:p>10676.89</text:p>
          </table:table-cell>
          <table:table-cell office:value-type="float" office:value="79.09" calcext:value-type="float">
            <text:p>79.0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" calcext:value-type="float">
            <text:p>4</text:p>
          </table:table-cell>
          <table:table-cell office:value-type="float" office:value="9706.26" calcext:value-type="float">
            <text:p>9706.26</text:p>
          </table:table-cell>
          <table:table-cell office:value-type="float" office:value="74.85" calcext:value-type="float">
            <text:p>74.8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4" calcext:value-type="float">
            <text:p>54</text:p>
          </table:table-cell>
          <table:table-cell office:value-type="float" office:value="14413.8" calcext:value-type="float">
            <text:p>14413.8</text:p>
          </table:table-cell>
          <table:table-cell office:value-type="float" office:value="92.58" calcext:value-type="float">
            <text:p>92.5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0" calcext:value-type="float">
            <text:p>30</text:p>
          </table:table-cell>
          <table:table-cell office:value-type="float" office:value="14559.4" calcext:value-type="float">
            <text:p>14559.4</text:p>
          </table:table-cell>
          <table:table-cell office:value-type="float" office:value="92.35" calcext:value-type="float">
            <text:p>92.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" calcext:value-type="float">
            <text:p>6</text:p>
          </table:table-cell>
          <table:table-cell office:value-type="float" office:value="14559.4" calcext:value-type="float">
            <text:p>14559.4</text:p>
          </table:table-cell>
          <table:table-cell office:value-type="float" office:value="91.67" calcext:value-type="float">
            <text:p>91.6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7" calcext:value-type="float">
            <text:p>67</text:p>
          </table:table-cell>
          <table:table-cell office:value-type="float" office:value="17883.79" calcext:value-type="float">
            <text:p>17883.79</text:p>
          </table:table-cell>
          <table:table-cell office:value-type="float" office:value="103.13" calcext:value-type="float">
            <text:p>103.1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7" calcext:value-type="float">
            <text:p>37</text:p>
          </table:table-cell>
          <table:table-cell office:value-type="float" office:value="17956.59" calcext:value-type="float">
            <text:p>17956.59</text:p>
          </table:table-cell>
          <table:table-cell office:value-type="float" office:value="102.56" calcext:value-type="float">
            <text:p>102.5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" calcext:value-type="float">
            <text:p>7</text:p>
          </table:table-cell>
          <table:table-cell office:value-type="float" office:value="16985.96" calcext:value-type="float">
            <text:p>16985.96</text:p>
          </table:table-cell>
          <table:table-cell office:value-type="float" office:value="99.02" calcext:value-type="float">
            <text:p>99.02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7" calcext:value-type="float">
            <text:p>2.2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62.3" calcext:value-type="float">
            <text:p>262.3</text:p>
          </table:table-cell>
          <table:table-cell office:value-type="float" office:value="150.8" calcext:value-type="float">
            <text:p>150.8</text:p>
          </table:table-cell>
          <table:table-cell office:value-type="float" office:value="12.3" calcext:value-type="float">
            <text:p>12.3</text:p>
          </table:table-cell>
          <table:table-cell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76.9" calcext:value-type="float">
            <text:p>476.9</text:p>
          </table:table-cell>
          <table:table-cell office:value-type="float" office:value="274.2" calcext:value-type="float">
            <text:p>274.2</text:p>
          </table:table-cell>
          <table:table-cell office:value-type="float" office:value="16.6" calcext:value-type="float">
            <text:p>16.6</text:p>
          </table:table-cell>
          <table:table-cell office:value-type="float" office:value="16.7" calcext:value-type="float">
            <text:p>16.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table:style-name="ce2" office:value-type="float" office:value="2384.4" calcext:value-type="float">
            <text:p>2384.4</text:p>
          </table:table-cell>
          <table:table-cell office:value-type="float" office:value="1371.1" calcext:value-type="float">
            <text:p>1371.1</text:p>
          </table:table-cell>
          <table:table-cell office:value-type="float" office:value="37" calcext:value-type="float">
            <text:p>37</text:p>
          </table:table-cell>
          <table:table-cell office:value-type="float" office:value="37.1" calcext:value-type="float">
            <text:p>37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4" calcext:value-type="float">
            <text:p>14</text:p>
          </table:table-cell>
          <table:table-cell office:value-type="float" office:value="3671.92" calcext:value-type="float">
            <text:p>3671.92</text:p>
          </table:table-cell>
          <table:table-cell office:value-type="float" office:value="46.73" calcext:value-type="float">
            <text:p>46.7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8" calcext:value-type="float">
            <text:p>8</text:p>
          </table:table-cell>
          <table:table-cell office:value-type="float" office:value="3814.99" calcext:value-type="float">
            <text:p>3814.99</text:p>
          </table:table-cell>
          <table:table-cell office:value-type="float" office:value="47.27" calcext:value-type="float">
            <text:p>47.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4768.73" calcext:value-type="float">
            <text:p>4768.73</text:p>
          </table:table-cell>
          <table:table-cell office:value-type="float" office:value="52.46" calcext:value-type="float">
            <text:p>52.4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7" calcext:value-type="float">
            <text:p>27</text:p>
          </table:table-cell>
          <table:table-cell office:value-type="float" office:value="7081.57" calcext:value-type="float">
            <text:p>7081.57</text:p>
          </table:table-cell>
          <table:table-cell office:value-type="float" office:value="64.89" calcext:value-type="float">
            <text:p>64.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5" calcext:value-type="float">
            <text:p>15</text:p>
          </table:table-cell>
          <table:table-cell office:value-type="float" office:value="7153.1" calcext:value-type="float">
            <text:p>7153.1</text:p>
          </table:table-cell>
          <table:table-cell office:value-type="float" office:value="64.73" calcext:value-type="float">
            <text:p>64.7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" calcext:value-type="float">
            <text:p>3</text:p>
          </table:table-cell>
          <table:table-cell office:value-type="float" office:value="7153.1" calcext:value-type="float">
            <text:p>7153.1</text:p>
          </table:table-cell>
          <table:table-cell office:value-type="float" office:value="64.25" calcext:value-type="float">
            <text:p>64.2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1" calcext:value-type="float">
            <text:p>41</text:p>
          </table:table-cell>
          <table:table-cell office:value-type="float" office:value="10753.49" calcext:value-type="float">
            <text:p>10753.49</text:p>
          </table:table-cell>
          <table:table-cell office:value-type="float" office:value="79.97" calcext:value-type="float">
            <text:p>79.9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3" calcext:value-type="float">
            <text:p>23</text:p>
          </table:table-cell>
          <table:table-cell office:value-type="float" office:value="10968.08" calcext:value-type="float">
            <text:p>10968.08</text:p>
          </table:table-cell>
          <table:table-cell office:value-type="float" office:value="80.16" calcext:value-type="float">
            <text:p>80.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" calcext:value-type="float">
            <text:p>5</text:p>
          </table:table-cell>
          <table:table-cell office:value-type="float" office:value="11921.83" calcext:value-type="float">
            <text:p>11921.83</text:p>
          </table:table-cell>
          <table:table-cell office:value-type="float" office:value="82.95" calcext:value-type="float">
            <text:p>82.9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5" calcext:value-type="float">
            <text:p>55</text:p>
          </table:table-cell>
          <table:table-cell office:value-type="float" office:value="14425.41" calcext:value-type="float">
            <text:p>14425.41</text:p>
          </table:table-cell>
          <table:table-cell office:value-type="float" office:value="92.62" calcext:value-type="float">
            <text:p>92.6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0" calcext:value-type="float">
            <text:p>30</text:p>
          </table:table-cell>
          <table:table-cell office:value-type="float" office:value="14306.19" calcext:value-type="float">
            <text:p>14306.19</text:p>
          </table:table-cell>
          <table:table-cell office:value-type="float" office:value="91.55" calcext:value-type="float">
            <text:p>91.5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" calcext:value-type="float">
            <text:p>6</text:p>
          </table:table-cell>
          <table:table-cell office:value-type="float" office:value="14306.19" calcext:value-type="float">
            <text:p>14306.19</text:p>
          </table:table-cell>
          <table:table-cell office:value-type="float" office:value="90.87" calcext:value-type="float">
            <text:p>90.8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9" calcext:value-type="float">
            <text:p>69</text:p>
          </table:table-cell>
          <table:table-cell office:value-type="float" office:value="18097.34" calcext:value-type="float">
            <text:p>18097.34</text:p>
          </table:table-cell>
          <table:table-cell office:value-type="float" office:value="103.74" calcext:value-type="float">
            <text:p>103.7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8" calcext:value-type="float">
            <text:p>38</text:p>
          </table:table-cell>
          <table:table-cell office:value-type="float" office:value="18121.18" calcext:value-type="float">
            <text:p>18121.18</text:p>
          </table:table-cell>
          <table:table-cell office:value-type="float" office:value="103.03" calcext:value-type="float">
            <text:p>103.0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8" calcext:value-type="float">
            <text:p>8</text:p>
          </table:table-cell>
          <table:table-cell office:value-type="float" office:value="19074.93" calcext:value-type="float">
            <text:p>19074.93</text:p>
          </table:table-cell>
          <table:table-cell office:value-type="float" office:value="104.93" calcext:value-type="float">
            <text:p>104.93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Optic Name:</text:p>
          </table:table-cell>
          <table:table-cell office:value-type="string" calcext:value-type="string">
            <text:p>f/6.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ght Pollution Rate: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e per second for f/6.0 optic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3.28" calcext:value-type="float">
            <text:p>3.2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table:style-name="ce2" office:value-type="float" office:value="788.5" calcext:value-type="float">
            <text:p>788.5</text:p>
          </table:table-cell>
          <table:table-cell office:value-type="float" office:value="314.9" calcext:value-type="float">
            <text:p>314.9</text:p>
          </table:table-cell>
          <table:table-cell office:value-type="float" office:value="17.7" calcext:value-type="float">
            <text:p>17.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table:style-name="ce2" office:value-type="float" office:value="1433.7" calcext:value-type="float">
            <text:p>1433.7</text:p>
          </table:table-cell>
          <table:table-cell office:value-type="float" office:value="572.5" calcext:value-type="float">
            <text:p>572.5</text:p>
          </table:table-cell>
          <table:table-cell office:value-type="float" office:value="23.9" calcext:value-type="float">
            <text:p>23.9</text:p>
          </table:table-cell>
          <table:table-cell office:value-type="float" office:value="24.2" calcext:value-type="float">
            <text:p>2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table:style-name="ce2" office:value-type="float" office:value="7168.6" calcext:value-type="float">
            <text:p>7168.6</text:p>
          </table:table-cell>
          <table:table-cell office:value-type="float" office:value="2862.5" calcext:value-type="float">
            <text:p>2862.5</text:p>
          </table:table-cell>
          <table:table-cell office:value-type="float" office:value="53.5" calcext:value-type="float">
            <text:p>53.5</text:p>
          </table:table-cell>
          <table:table-cell office:value-type="float" office:value="53.6" calcext:value-type="float">
            <text:p>53.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" calcext:value-type="float">
            <text:p>5</text:p>
          </table:table-cell>
          <table:table-cell office:value-type="float" office:value="3942.7" calcext:value-type="float">
            <text:p>3942.7</text:p>
          </table:table-cell>
          <table:table-cell office:value-type="float" office:value="40.35" calcext:value-type="float">
            <text:p>40.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" calcext:value-type="float">
            <text:p>3</text:p>
          </table:table-cell>
          <table:table-cell office:value-type="float" office:value="4301.13" calcext:value-type="float">
            <text:p>4301.13</text:p>
          </table:table-cell>
          <table:table-cell office:value-type="float" office:value="41.83" calcext:value-type="float">
            <text:p>41.8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7168.55" calcext:value-type="float">
            <text:p>7168.55</text:p>
          </table:table-cell>
          <table:table-cell office:value-type="float" office:value="53.6" calcext:value-type="float">
            <text:p>53.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9" calcext:value-type="float">
            <text:p>9</text:p>
          </table:table-cell>
          <table:table-cell office:value-type="float" office:value="7096.86" calcext:value-type="float">
            <text:p>7096.86</text:p>
          </table:table-cell>
          <table:table-cell office:value-type="float" office:value="54.14" calcext:value-type="float">
            <text:p>54.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" calcext:value-type="float">
            <text:p>5</text:p>
          </table:table-cell>
          <table:table-cell office:value-type="float" office:value="7168.55" calcext:value-type="float">
            <text:p>7168.55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7168.55" calcext:value-type="float">
            <text:p>7168.55</text:p>
          </table:table-cell>
          <table:table-cell office:value-type="float" office:value="53.6" calcext:value-type="float">
            <text:p>53.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4" calcext:value-type="float">
            <text:p>14</text:p>
          </table:table-cell>
          <table:table-cell office:value-type="float" office:value="11039.57" calcext:value-type="float">
            <text:p>11039.57</text:p>
          </table:table-cell>
          <table:table-cell office:value-type="float" office:value="67.52" calcext:value-type="float">
            <text:p>67.5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8" calcext:value-type="float">
            <text:p>8</text:p>
          </table:table-cell>
          <table:table-cell office:value-type="float" office:value="11469.68" calcext:value-type="float">
            <text:p>11469.68</text:p>
          </table:table-cell>
          <table:table-cell office:value-type="float" office:value="68.31" calcext:value-type="float">
            <text:p>68.3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14337.1" calcext:value-type="float">
            <text:p>14337.1</text:p>
          </table:table-cell>
          <table:table-cell office:value-type="float" office:value="75.81" calcext:value-type="float">
            <text:p>75.8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8" calcext:value-type="float">
            <text:p>18</text:p>
          </table:table-cell>
          <table:table-cell office:value-type="float" office:value="14193.73" calcext:value-type="float">
            <text:p>14193.73</text:p>
          </table:table-cell>
          <table:table-cell office:value-type="float" office:value="76.56" calcext:value-type="float">
            <text:p>76.5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0" calcext:value-type="float">
            <text:p>10</text:p>
          </table:table-cell>
          <table:table-cell office:value-type="float" office:value="14337.1" calcext:value-type="float">
            <text:p>14337.1</text:p>
          </table:table-cell>
          <table:table-cell office:value-type="float" office:value="76.37" calcext:value-type="float">
            <text:p>76.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14337.1" calcext:value-type="float">
            <text:p>14337.1</text:p>
          </table:table-cell>
          <table:table-cell office:value-type="float" office:value="75.81" calcext:value-type="float">
            <text:p>75.8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3" calcext:value-type="float">
            <text:p>23</text:p>
          </table:table-cell>
          <table:table-cell office:value-type="float" office:value="18136.43" calcext:value-type="float">
            <text:p>18136.43</text:p>
          </table:table-cell>
          <table:table-cell office:value-type="float" office:value="86.54" calcext:value-type="float">
            <text:p>86.5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3" calcext:value-type="float">
            <text:p>13</text:p>
          </table:table-cell>
          <table:table-cell office:value-type="float" office:value="18638.23" calcext:value-type="float">
            <text:p>18638.23</text:p>
          </table:table-cell>
          <table:table-cell office:value-type="float" office:value="87.08" calcext:value-type="float">
            <text:p>87.0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" calcext:value-type="float">
            <text:p>3</text:p>
          </table:table-cell>
          <table:table-cell office:value-type="float" office:value="21505.65" calcext:value-type="float">
            <text:p>21505.65</text:p>
          </table:table-cell>
          <table:table-cell office:value-type="float" office:value="92.84" calcext:value-type="float">
            <text:p>92.84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78" calcext:value-type="float">
            <text:p>2.7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66.5" calcext:value-type="float">
            <text:p>566.5</text:p>
          </table:table-cell>
          <table:table-cell office:value-type="float" office:value="226.2" calcext:value-type="float">
            <text:p>226.2</text:p>
          </table:table-cell>
          <table:table-cell office:value-type="float" office:value="15" calcext:value-type="float">
            <text:p>15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029.9" calcext:value-type="float">
            <text:p>1029.9</text:p>
          </table:table-cell>
          <table:table-cell office:value-type="float" office:value="411.3" calcext:value-type="float">
            <text:p>411.3</text:p>
          </table:table-cell>
          <table:table-cell office:value-type="float" office:value="20.3" calcext:value-type="float">
            <text:p>20.3</text:p>
          </table:table-cell>
          <table:table-cell office:value-type="float" office:value="20.5" calcext:value-type="float">
            <text:p>20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149.6" calcext:value-type="float">
            <text:p>5149.6</text:p>
          </table:table-cell>
          <table:table-cell office:value-type="float" office:value="2056.3" calcext:value-type="float">
            <text:p>2056.3</text:p>
          </table:table-cell>
          <table:table-cell office:value-type="float" office:value="45.3" calcext:value-type="float">
            <text:p>45.3</text:p>
          </table:table-cell>
          <table:table-cell office:value-type="float" office:value="45.4" calcext:value-type="float">
            <text:p>45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" calcext:value-type="float">
            <text:p>6</text:p>
          </table:table-cell>
          <table:table-cell office:value-type="float" office:value="3398.73" calcext:value-type="float">
            <text:p>3398.73</text:p>
          </table:table-cell>
          <table:table-cell office:value-type="float" office:value="37.46" calcext:value-type="float">
            <text:p>37.4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" calcext:value-type="float">
            <text:p>3</text:p>
          </table:table-cell>
          <table:table-cell office:value-type="float" office:value="3089.76" calcext:value-type="float">
            <text:p>3089.76</text:p>
          </table:table-cell>
          <table:table-cell office:value-type="float" office:value="35.45" calcext:value-type="float">
            <text:p>35.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5149.6" calcext:value-type="float">
            <text:p>5149.6</text:p>
          </table:table-cell>
          <table:table-cell office:value-type="float" office:value="45.43" calcext:value-type="float">
            <text:p>45.4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3" calcext:value-type="float">
            <text:p>13</text:p>
          </table:table-cell>
          <table:table-cell office:value-type="float" office:value="7363.92" calcext:value-type="float">
            <text:p>7363.92</text:p>
          </table:table-cell>
          <table:table-cell office:value-type="float" office:value="55.15" calcext:value-type="float">
            <text:p>55.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" calcext:value-type="float">
            <text:p>7</text:p>
          </table:table-cell>
          <table:table-cell office:value-type="float" office:value="7209.44" calcext:value-type="float">
            <text:p>7209.44</text:p>
          </table:table-cell>
          <table:table-cell office:value-type="float" office:value="54.16" calcext:value-type="float">
            <text:p>54.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5149.6" calcext:value-type="float">
            <text:p>5149.6</text:p>
          </table:table-cell>
          <table:table-cell office:value-type="float" office:value="45.43" calcext:value-type="float">
            <text:p>45.4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9" calcext:value-type="float">
            <text:p>19</text:p>
          </table:table-cell>
          <table:table-cell office:value-type="float" office:value="10762.66" calcext:value-type="float">
            <text:p>10762.66</text:p>
          </table:table-cell>
          <table:table-cell office:value-type="float" office:value="66.67" calcext:value-type="float">
            <text:p>66.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0" calcext:value-type="float">
            <text:p>10</text:p>
          </table:table-cell>
          <table:table-cell office:value-type="float" office:value="10299.19" calcext:value-type="float">
            <text:p>10299.19</text:p>
          </table:table-cell>
          <table:table-cell office:value-type="float" office:value="64.73" calcext:value-type="float">
            <text:p>64.7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10299.19" calcext:value-type="float">
            <text:p>10299.19</text:p>
          </table:table-cell>
          <table:table-cell office:value-type="float" office:value="64.25" calcext:value-type="float">
            <text:p>64.2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5" calcext:value-type="float">
            <text:p>25</text:p>
          </table:table-cell>
          <table:table-cell office:value-type="float" office:value="14161.39" calcext:value-type="float">
            <text:p>14161.39</text:p>
          </table:table-cell>
          <table:table-cell office:value-type="float" office:value="76.47" calcext:value-type="float">
            <text:p>76.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4" calcext:value-type="float">
            <text:p>14</text:p>
          </table:table-cell>
          <table:table-cell office:value-type="float" office:value="14418.87" calcext:value-type="float">
            <text:p>14418.87</text:p>
          </table:table-cell>
          <table:table-cell office:value-type="float" office:value="76.59" calcext:value-type="float">
            <text:p>76.5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" calcext:value-type="float">
            <text:p>3</text:p>
          </table:table-cell>
          <table:table-cell office:value-type="float" office:value="15448.79" calcext:value-type="float">
            <text:p>15448.79</text:p>
          </table:table-cell>
          <table:table-cell office:value-type="float" office:value="78.69" calcext:value-type="float">
            <text:p>78.6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2" calcext:value-type="float">
            <text:p>32</text:p>
          </table:table-cell>
          <table:table-cell office:value-type="float" office:value="18126.58" calcext:value-type="float">
            <text:p>18126.58</text:p>
          </table:table-cell>
          <table:table-cell office:value-type="float" office:value="86.52" calcext:value-type="float">
            <text:p>86.5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7" calcext:value-type="float">
            <text:p>17</text:p>
          </table:table-cell>
          <table:table-cell office:value-type="float" office:value="17508.63" calcext:value-type="float">
            <text:p>17508.63</text:p>
          </table:table-cell>
          <table:table-cell office:value-type="float" office:value="84.4" calcext:value-type="float">
            <text:p>84.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" calcext:value-type="float">
            <text:p>3</text:p>
          </table:table-cell>
          <table:table-cell office:value-type="float" office:value="15448.79" calcext:value-type="float">
            <text:p>15448.79</text:p>
          </table:table-cell>
          <table:table-cell office:value-type="float" office:value="78.69" calcext:value-type="float">
            <text:p>78.69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58" calcext:value-type="float">
            <text:p>2.5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87.9" calcext:value-type="float">
            <text:p>487.9</text:p>
          </table:table-cell>
          <table:table-cell office:value-type="float" office:value="194.8" calcext:value-type="float">
            <text:p>194.8</text:p>
          </table:table-cell>
          <table:table-cell office:value-type="float" office:value="14" calcext:value-type="float">
            <text:p>14</text:p>
          </table:table-cell>
          <table:table-cell office:value-type="float" office:value="14.2" calcext:value-type="float">
            <text:p>1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887.1" calcext:value-type="float">
            <text:p>887.1</text:p>
          </table:table-cell>
          <table:table-cell office:value-type="float" office:value="354.2" calcext:value-type="float">
            <text:p>354.2</text:p>
          </table:table-cell>
          <table:table-cell office:value-type="float" office:value="18.8" calcext:value-type="float">
            <text:p>18.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435.3" calcext:value-type="float">
            <text:p>4435.3</text:p>
          </table:table-cell>
          <table:table-cell office:value-type="float" office:value="1771.1" calcext:value-type="float">
            <text:p>1771.1</text:p>
          </table:table-cell>
          <table:table-cell office:value-type="float" office:value="42.1" calcext:value-type="float">
            <text:p>42.1</text:p>
          </table:table-cell>
          <table:table-cell office:value-type="float" office:value="42.2" calcext:value-type="float">
            <text:p>42.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7" calcext:value-type="float">
            <text:p>7</text:p>
          </table:table-cell>
          <table:table-cell office:value-type="float" office:value="3415.18" calcext:value-type="float">
            <text:p>3415.18</text:p>
          </table:table-cell>
          <table:table-cell office:value-type="float" office:value="37.55" calcext:value-type="float">
            <text:p>37.5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" calcext:value-type="float">
            <text:p>4</text:p>
          </table:table-cell>
          <table:table-cell office:value-type="float" office:value="3548.24" calcext:value-type="float">
            <text:p>3548.24</text:p>
          </table:table-cell>
          <table:table-cell office:value-type="float" office:value="37.99" calcext:value-type="float">
            <text:p>37.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4435.3" calcext:value-type="float">
            <text:p>4435.3</text:p>
          </table:table-cell>
          <table:table-cell office:value-type="float" office:value="42.16" calcext:value-type="float">
            <text:p>42.1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5" calcext:value-type="float">
            <text:p>15</text:p>
          </table:table-cell>
          <table:table-cell office:value-type="float" office:value="7318.25" calcext:value-type="float">
            <text:p>7318.25</text:p>
          </table:table-cell>
          <table:table-cell office:value-type="float" office:value="54.97" calcext:value-type="float">
            <text:p>54.9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8" calcext:value-type="float">
            <text:p>8</text:p>
          </table:table-cell>
          <table:table-cell office:value-type="float" office:value="7096.48" calcext:value-type="float">
            <text:p>7096.48</text:p>
          </table:table-cell>
          <table:table-cell office:value-type="float" office:value="53.73" calcext:value-type="float">
            <text:p>53.7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8870.6" calcext:value-type="float">
            <text:p>8870.6</text:p>
          </table:table-cell>
          <table:table-cell office:value-type="float" office:value="59.63" calcext:value-type="float">
            <text:p>59.6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2" calcext:value-type="float">
            <text:p>22</text:p>
          </table:table-cell>
          <table:table-cell office:value-type="float" office:value="10733.43" calcext:value-type="float">
            <text:p>10733.43</text:p>
          </table:table-cell>
          <table:table-cell office:value-type="float" office:value="66.58" calcext:value-type="float">
            <text:p>66.5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2" calcext:value-type="float">
            <text:p>12</text:p>
          </table:table-cell>
          <table:table-cell office:value-type="float" office:value="10644.72" calcext:value-type="float">
            <text:p>10644.72</text:p>
          </table:table-cell>
          <table:table-cell office:value-type="float" office:value="65.81" calcext:value-type="float">
            <text:p>65.8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8870.6" calcext:value-type="float">
            <text:p>8870.6</text:p>
          </table:table-cell>
          <table:table-cell office:value-type="float" office:value="59.63" calcext:value-type="float">
            <text:p>59.6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0" calcext:value-type="float">
            <text:p>30</text:p>
          </table:table-cell>
          <table:table-cell office:value-type="float" office:value="14636.49" calcext:value-type="float">
            <text:p>14636.49</text:p>
          </table:table-cell>
          <table:table-cell office:value-type="float" office:value="77.75" calcext:value-type="float">
            <text:p>77.7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6" calcext:value-type="float">
            <text:p>16</text:p>
          </table:table-cell>
          <table:table-cell office:value-type="float" office:value="14192.96" calcext:value-type="float">
            <text:p>14192.96</text:p>
          </table:table-cell>
          <table:table-cell office:value-type="float" office:value="75.99" calcext:value-type="float">
            <text:p>75.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" calcext:value-type="float">
            <text:p>3</text:p>
          </table:table-cell>
          <table:table-cell office:value-type="float" office:value="13305.9" calcext:value-type="float">
            <text:p>13305.9</text:p>
          </table:table-cell>
          <table:table-cell office:value-type="float" office:value="73.03" calcext:value-type="float">
            <text:p>73.0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7" calcext:value-type="float">
            <text:p>37</text:p>
          </table:table-cell>
          <table:table-cell office:value-type="float" office:value="18051.67" calcext:value-type="float">
            <text:p>18051.67</text:p>
          </table:table-cell>
          <table:table-cell office:value-type="float" office:value="86.34" calcext:value-type="float">
            <text:p>86.3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0" calcext:value-type="float">
            <text:p>20</text:p>
          </table:table-cell>
          <table:table-cell office:value-type="float" office:value="17741.2" calcext:value-type="float">
            <text:p>17741.2</text:p>
          </table:table-cell>
          <table:table-cell office:value-type="float" office:value="84.96" calcext:value-type="float">
            <text:p>84.9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" calcext:value-type="float">
            <text:p>4</text:p>
          </table:table-cell>
          <table:table-cell office:value-type="float" office:value="17741.2" calcext:value-type="float">
            <text:p>17741.2</text:p>
          </table:table-cell>
          <table:table-cell office:value-type="float" office:value="84.33" calcext:value-type="float">
            <text:p>84.33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39" calcext:value-type="float">
            <text:p>2.3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18.7" calcext:value-type="float">
            <text:p>418.7</text:p>
          </table:table-cell>
          <table:table-cell office:value-type="float" office:value="167.2" calcext:value-type="float">
            <text:p>167.2</text:p>
          </table:table-cell>
          <table:table-cell office:value-type="float" office:value="12.9" calcext:value-type="float">
            <text:p>12.9</text:p>
          </table:table-cell>
          <table:table-cell office:value-type="float" office:value="13.1" calcext:value-type="float">
            <text:p>13.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61.2" calcext:value-type="float">
            <text:p>761.2</text:p>
          </table:table-cell>
          <table:table-cell office:value-type="float" office:value="304" calcext:value-type="float">
            <text:p>304</text:p>
          </table:table-cell>
          <table:table-cell office:value-type="float" office:value="17.4" calcext:value-type="float">
            <text:p>17.4</text:p>
          </table:table-cell>
          <table:table-cell office:value-type="float" office:value="17.6" calcext:value-type="float">
            <text:p>17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806.1" calcext:value-type="float">
            <text:p>3806.1</text:p>
          </table:table-cell>
          <table:table-cell office:value-type="float" office:value="1519.8" calcext:value-type="float">
            <text:p>1519.8</text:p>
          </table:table-cell>
          <table:table-cell office:value-type="float" office:value="39" calcext:value-type="float">
            <text:p>39</text:p>
          </table:table-cell>
          <table:table-cell office:value-type="float" office:value="39.1" calcext:value-type="float">
            <text:p>39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9" calcext:value-type="float">
            <text:p>9</text:p>
          </table:table-cell>
          <table:table-cell office:value-type="float" office:value="3768.03" calcext:value-type="float">
            <text:p>3768.03</text:p>
          </table:table-cell>
          <table:table-cell office:value-type="float" office:value="39.45" calcext:value-type="float">
            <text:p>39.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" calcext:value-type="float">
            <text:p>5</text:p>
          </table:table-cell>
          <table:table-cell office:value-type="float" office:value="3806.09" calcext:value-type="float">
            <text:p>3806.09</text:p>
          </table:table-cell>
          <table:table-cell office:value-type="float" office:value="39.35" calcext:value-type="float">
            <text:p>39.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3806.09" calcext:value-type="float">
            <text:p>3806.09</text:p>
          </table:table-cell>
          <table:table-cell office:value-type="float" office:value="39.06" calcext:value-type="float">
            <text:p>39.0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7" calcext:value-type="float">
            <text:p>17</text:p>
          </table:table-cell>
          <table:table-cell office:value-type="float" office:value="7117.39" calcext:value-type="float">
            <text:p>7117.39</text:p>
          </table:table-cell>
          <table:table-cell office:value-type="float" office:value="54.21" calcext:value-type="float">
            <text:p>54.2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9" calcext:value-type="float">
            <text:p>9</text:p>
          </table:table-cell>
          <table:table-cell office:value-type="float" office:value="6850.97" calcext:value-type="float">
            <text:p>6850.97</text:p>
          </table:table-cell>
          <table:table-cell office:value-type="float" office:value="52.79" calcext:value-type="float">
            <text:p>52.7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7612.19" calcext:value-type="float">
            <text:p>7612.19</text:p>
          </table:table-cell>
          <table:table-cell office:value-type="float" office:value="55.24" calcext:value-type="float">
            <text:p>55.2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6" calcext:value-type="float">
            <text:p>26</text:p>
          </table:table-cell>
          <table:table-cell office:value-type="float" office:value="10885.43" calcext:value-type="float">
            <text:p>10885.43</text:p>
          </table:table-cell>
          <table:table-cell office:value-type="float" office:value="67.05" calcext:value-type="float">
            <text:p>67.0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4" calcext:value-type="float">
            <text:p>14</text:p>
          </table:table-cell>
          <table:table-cell office:value-type="float" office:value="10657.06" calcext:value-type="float">
            <text:p>10657.06</text:p>
          </table:table-cell>
          <table:table-cell office:value-type="float" office:value="65.84" calcext:value-type="float">
            <text:p>65.8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" calcext:value-type="float">
            <text:p>3</text:p>
          </table:table-cell>
          <table:table-cell office:value-type="float" office:value="11418.28" calcext:value-type="float">
            <text:p>11418.28</text:p>
          </table:table-cell>
          <table:table-cell office:value-type="float" office:value="67.65" calcext:value-type="float">
            <text:p>67.6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4" calcext:value-type="float">
            <text:p>34</text:p>
          </table:table-cell>
          <table:table-cell office:value-type="float" office:value="14234.79" calcext:value-type="float">
            <text:p>14234.79</text:p>
          </table:table-cell>
          <table:table-cell office:value-type="float" office:value="76.67" calcext:value-type="float">
            <text:p>76.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9" calcext:value-type="float">
            <text:p>19</text:p>
          </table:table-cell>
          <table:table-cell office:value-type="float" office:value="14463.16" calcext:value-type="float">
            <text:p>14463.16</text:p>
          </table:table-cell>
          <table:table-cell office:value-type="float" office:value="76.71" calcext:value-type="float">
            <text:p>76.7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" calcext:value-type="float">
            <text:p>4</text:p>
          </table:table-cell>
          <table:table-cell office:value-type="float" office:value="15224.37" calcext:value-type="float">
            <text:p>15224.37</text:p>
          </table:table-cell>
          <table:table-cell office:value-type="float" office:value="78.12" calcext:value-type="float">
            <text:p>78.1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3" calcext:value-type="float">
            <text:p>43</text:p>
          </table:table-cell>
          <table:table-cell office:value-type="float" office:value="18002.82" calcext:value-type="float">
            <text:p>18002.82</text:p>
          </table:table-cell>
          <table:table-cell office:value-type="float" office:value="86.22" calcext:value-type="float">
            <text:p>86.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4" calcext:value-type="float">
            <text:p>24</text:p>
          </table:table-cell>
          <table:table-cell office:value-type="float" office:value="18269.25" calcext:value-type="float">
            <text:p>18269.25</text:p>
          </table:table-cell>
          <table:table-cell office:value-type="float" office:value="86.21" calcext:value-type="float">
            <text:p>86.2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" calcext:value-type="float">
            <text:p>5</text:p>
          </table:table-cell>
          <table:table-cell office:value-type="float" office:value="19030.47" calcext:value-type="float">
            <text:p>19030.47</text:p>
          </table:table-cell>
          <table:table-cell office:value-type="float" office:value="87.34" calcext:value-type="float">
            <text:p>87.34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9" calcext:value-type="float">
            <text:p>2.2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84.4" calcext:value-type="float">
            <text:p>384.4</text:p>
          </table:table-cell>
          <table:table-cell office:value-type="float" office:value="153.5" calcext:value-type="float">
            <text:p>153.5</text:p>
          </table:table-cell>
          <table:table-cell office:value-type="float" office:value="12.4" calcext:value-type="float">
            <text:p>12.4</text:p>
          </table:table-cell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98.9" calcext:value-type="float">
            <text:p>698.9</text:p>
          </table:table-cell>
          <table:table-cell office:value-type="float" office:value="279.1" calcext:value-type="float">
            <text:p>279.1</text:p>
          </table:table-cell>
          <table:table-cell office:value-type="float" office:value="16.7" calcext:value-type="float">
            <text:p>16.7</text:p>
          </table:table-cell>
          <table:table-cell office:value-type="float" office:value="16.9" calcext:value-type="float">
            <text:p>16.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494.3" calcext:value-type="float">
            <text:p>3494.3</text:p>
          </table:table-cell>
          <table:table-cell office:value-type="float" office:value="1395.3" calcext:value-type="float">
            <text:p>1395.3</text:p>
          </table:table-cell>
          <table:table-cell table:number-columns-repeated="2" office:value-type="float" office:value="37.4" calcext:value-type="float">
            <text:p>37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9" calcext:value-type="float">
            <text:p>9</text:p>
          </table:table-cell>
          <table:table-cell office:value-type="float" office:value="3459.31" calcext:value-type="float">
            <text:p>3459.31</text:p>
          </table:table-cell>
          <table:table-cell office:value-type="float" office:value="37.8" calcext:value-type="float">
            <text:p>37.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" calcext:value-type="float">
            <text:p>5</text:p>
          </table:table-cell>
          <table:table-cell office:value-type="float" office:value="3494.26" calcext:value-type="float">
            <text:p>3494.26</text:p>
          </table:table-cell>
          <table:table-cell office:value-type="float" office:value="37.7" calcext:value-type="float">
            <text:p>37.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3494.26" calcext:value-type="float">
            <text:p>3494.26</text:p>
          </table:table-cell>
          <table:table-cell office:value-type="float" office:value="37.42" calcext:value-type="float">
            <text:p>37.4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9" calcext:value-type="float">
            <text:p>19</text:p>
          </table:table-cell>
          <table:table-cell office:value-type="float" office:value="7302.99" calcext:value-type="float">
            <text:p>7302.99</text:p>
          </table:table-cell>
          <table:table-cell office:value-type="float" office:value="54.92" calcext:value-type="float">
            <text:p>54.9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0" calcext:value-type="float">
            <text:p>10</text:p>
          </table:table-cell>
          <table:table-cell office:value-type="float" office:value="6988.51" calcext:value-type="float">
            <text:p>6988.51</text:p>
          </table:table-cell>
          <table:table-cell office:value-type="float" office:value="53.32" calcext:value-type="float">
            <text:p>53.3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6988.51" calcext:value-type="float">
            <text:p>6988.51</text:p>
          </table:table-cell>
          <table:table-cell office:value-type="float" office:value="52.93" calcext:value-type="float">
            <text:p>52.9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8" calcext:value-type="float">
            <text:p>28</text:p>
          </table:table-cell>
          <table:table-cell office:value-type="float" office:value="10762.31" calcext:value-type="float">
            <text:p>10762.31</text:p>
          </table:table-cell>
          <table:table-cell office:value-type="float" office:value="66.67" calcext:value-type="float">
            <text:p>66.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5" calcext:value-type="float">
            <text:p>15</text:p>
          </table:table-cell>
          <table:table-cell office:value-type="float" office:value="10482.77" calcext:value-type="float">
            <text:p>10482.77</text:p>
          </table:table-cell>
          <table:table-cell office:value-type="float" office:value="65.3" calcext:value-type="float">
            <text:p>65.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" calcext:value-type="float">
            <text:p>3</text:p>
          </table:table-cell>
          <table:table-cell office:value-type="float" office:value="10482.77" calcext:value-type="float">
            <text:p>10482.77</text:p>
          </table:table-cell>
          <table:table-cell office:value-type="float" office:value="64.82" calcext:value-type="float">
            <text:p>64.8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7" calcext:value-type="float">
            <text:p>37</text:p>
          </table:table-cell>
          <table:table-cell office:value-type="float" office:value="14221.62" calcext:value-type="float">
            <text:p>14221.62</text:p>
          </table:table-cell>
          <table:table-cell office:value-type="float" office:value="76.64" calcext:value-type="float">
            <text:p>76.6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1" calcext:value-type="float">
            <text:p>21</text:p>
          </table:table-cell>
          <table:table-cell office:value-type="float" office:value="14675.87" calcext:value-type="float">
            <text:p>14675.87</text:p>
          </table:table-cell>
          <table:table-cell office:value-type="float" office:value="77.27" calcext:value-type="float">
            <text:p>77.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" calcext:value-type="float">
            <text:p>4</text:p>
          </table:table-cell>
          <table:table-cell office:value-type="float" office:value="13977.02" calcext:value-type="float">
            <text:p>13977.02</text:p>
          </table:table-cell>
          <table:table-cell office:value-type="float" office:value="74.85" calcext:value-type="float">
            <text:p>74.8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7" calcext:value-type="float">
            <text:p>47</text:p>
          </table:table-cell>
          <table:table-cell office:value-type="float" office:value="18065.3" calcext:value-type="float">
            <text:p>18065.3</text:p>
          </table:table-cell>
          <table:table-cell office:value-type="float" office:value="86.37" calcext:value-type="float">
            <text:p>86.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6" calcext:value-type="float">
            <text:p>26</text:p>
          </table:table-cell>
          <table:table-cell office:value-type="float" office:value="18170.13" calcext:value-type="float">
            <text:p>18170.13</text:p>
          </table:table-cell>
          <table:table-cell office:value-type="float" office:value="85.98" calcext:value-type="float">
            <text:p>85.9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" calcext:value-type="float">
            <text:p>5</text:p>
          </table:table-cell>
          <table:table-cell office:value-type="float" office:value="17471.28" calcext:value-type="float">
            <text:p>17471.28</text:p>
          </table:table-cell>
          <table:table-cell office:value-type="float" office:value="83.68" calcext:value-type="float">
            <text:p>83.68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7" calcext:value-type="float">
            <text:p>2.2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77.7" calcext:value-type="float">
            <text:p>377.7</text:p>
          </table:table-cell>
          <table:table-cell office:value-type="float" office:value="150.8" calcext:value-type="float">
            <text:p>150.8</text:p>
          </table:table-cell>
          <table:table-cell office:value-type="float" office:value="12.3" calcext:value-type="float">
            <text:p>12.3</text:p>
          </table:table-cell>
          <table:table-cell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86.7" calcext:value-type="float">
            <text:p>686.7</text:p>
          </table:table-cell>
          <table:table-cell office:value-type="float" office:value="274.2" calcext:value-type="float">
            <text:p>274.2</text:p>
          </table:table-cell>
          <table:table-cell office:value-type="float" office:value="16.6" calcext:value-type="float">
            <text:p>16.6</text:p>
          </table:table-cell>
          <table:table-cell office:value-type="float" office:value="16.7" calcext:value-type="float">
            <text:p>16.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433.5" calcext:value-type="float">
            <text:p>3433.5</text:p>
          </table:table-cell>
          <table:table-cell office:value-type="float" office:value="1371.1" calcext:value-type="float">
            <text:p>1371.1</text:p>
          </table:table-cell>
          <table:table-cell office:value-type="float" office:value="37" calcext:value-type="float">
            <text:p>37</text:p>
          </table:table-cell>
          <table:table-cell office:value-type="float" office:value="37.1" calcext:value-type="float">
            <text:p>37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0" calcext:value-type="float">
            <text:p>10</text:p>
          </table:table-cell>
          <table:table-cell office:value-type="float" office:value="3776.84" calcext:value-type="float">
            <text:p>3776.84</text:p>
          </table:table-cell>
          <table:table-cell office:value-type="float" office:value="39.49" calcext:value-type="float">
            <text:p>39.4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" calcext:value-type="float">
            <text:p>5</text:p>
          </table:table-cell>
          <table:table-cell office:value-type="float" office:value="3433.49" calcext:value-type="float">
            <text:p>3433.49</text:p>
          </table:table-cell>
          <table:table-cell office:value-type="float" office:value="37.37" calcext:value-type="float">
            <text:p>37.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3433.49" calcext:value-type="float">
            <text:p>3433.49</text:p>
          </table:table-cell>
          <table:table-cell office:value-type="float" office:value="37.1" calcext:value-type="float">
            <text:p>37.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9" calcext:value-type="float">
            <text:p>19</text:p>
          </table:table-cell>
          <table:table-cell office:value-type="float" office:value="7175.99" calcext:value-type="float">
            <text:p>7175.99</text:p>
          </table:table-cell>
          <table:table-cell office:value-type="float" office:value="54.44" calcext:value-type="float">
            <text:p>54.4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0" calcext:value-type="float">
            <text:p>10</text:p>
          </table:table-cell>
          <table:table-cell office:value-type="float" office:value="6866.97" calcext:value-type="float">
            <text:p>6866.97</text:p>
          </table:table-cell>
          <table:table-cell office:value-type="float" office:value="52.85" calcext:value-type="float">
            <text:p>52.8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6866.97" calcext:value-type="float">
            <text:p>6866.97</text:p>
          </table:table-cell>
          <table:table-cell office:value-type="float" office:value="52.46" calcext:value-type="float">
            <text:p>52.4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9" calcext:value-type="float">
            <text:p>29</text:p>
          </table:table-cell>
          <table:table-cell office:value-type="float" office:value="10952.82" calcext:value-type="float">
            <text:p>10952.82</text:p>
          </table:table-cell>
          <table:table-cell office:value-type="float" office:value="67.25" calcext:value-type="float">
            <text:p>67.2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6" calcext:value-type="float">
            <text:p>16</text:p>
          </table:table-cell>
          <table:table-cell office:value-type="float" office:value="10987.16" calcext:value-type="float">
            <text:p>10987.16</text:p>
          </table:table-cell>
          <table:table-cell office:value-type="float" office:value="66.86" calcext:value-type="float">
            <text:p>66.8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" calcext:value-type="float">
            <text:p>3</text:p>
          </table:table-cell>
          <table:table-cell office:value-type="float" office:value="10300.46" calcext:value-type="float">
            <text:p>10300.46</text:p>
          </table:table-cell>
          <table:table-cell office:value-type="float" office:value="64.25" calcext:value-type="float">
            <text:p>64.2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8" calcext:value-type="float">
            <text:p>38</text:p>
          </table:table-cell>
          <table:table-cell office:value-type="float" office:value="14351.97" calcext:value-type="float">
            <text:p>14351.97</text:p>
          </table:table-cell>
          <table:table-cell office:value-type="float" office:value="76.99" calcext:value-type="float">
            <text:p>76.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1" calcext:value-type="float">
            <text:p>21</text:p>
          </table:table-cell>
          <table:table-cell office:value-type="float" office:value="14420.64" calcext:value-type="float">
            <text:p>14420.64</text:p>
          </table:table-cell>
          <table:table-cell office:value-type="float" office:value="76.59" calcext:value-type="float">
            <text:p>76.5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" calcext:value-type="float">
            <text:p>4</text:p>
          </table:table-cell>
          <table:table-cell office:value-type="float" office:value="13733.95" calcext:value-type="float">
            <text:p>13733.95</text:p>
          </table:table-cell>
          <table:table-cell office:value-type="float" office:value="74.19" calcext:value-type="float">
            <text:p>74.1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8" calcext:value-type="float">
            <text:p>48</text:p>
          </table:table-cell>
          <table:table-cell office:value-type="float" office:value="18128.81" calcext:value-type="float">
            <text:p>18128.81</text:p>
          </table:table-cell>
          <table:table-cell office:value-type="float" office:value="86.52" calcext:value-type="float">
            <text:p>86.5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6" calcext:value-type="float">
            <text:p>26</text:p>
          </table:table-cell>
          <table:table-cell office:value-type="float" office:value="17854.13" calcext:value-type="float">
            <text:p>17854.13</text:p>
          </table:table-cell>
          <table:table-cell office:value-type="float" office:value="85.23" calcext:value-type="float">
            <text:p>85.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" calcext:value-type="float">
            <text:p>5</text:p>
          </table:table-cell>
          <table:table-cell office:value-type="float" office:value="17167.43" calcext:value-type="float">
            <text:p>17167.43</text:p>
          </table:table-cell>
          <table:table-cell office:value-type="float" office:value="82.95" calcext:value-type="float">
            <text:p>82.95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Optic Name:</text:p>
          </table:table-cell>
          <table:table-cell office:value-type="string" calcext:value-type="string">
            <text:p>f/6.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ght Pollution Rate: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e per second for f/7.0 optic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3.28" calcext:value-type="float">
            <text:p>3.2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073.3" calcext:value-type="float">
            <text:p>1073.3</text:p>
          </table:table-cell>
          <table:table-cell office:value-type="float" office:value="314.9" calcext:value-type="float">
            <text:p>314.9</text:p>
          </table:table-cell>
          <table:table-cell office:value-type="float" office:value="17.7" calcext:value-type="float">
            <text:p>17.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951.4" calcext:value-type="float">
            <text:p>1951.4</text:p>
          </table:table-cell>
          <table:table-cell office:value-type="float" office:value="572.5" calcext:value-type="float">
            <text:p>572.5</text:p>
          </table:table-cell>
          <table:table-cell office:value-type="float" office:value="23.9" calcext:value-type="float">
            <text:p>23.9</text:p>
          </table:table-cell>
          <table:table-cell office:value-type="float" office:value="24.2" calcext:value-type="float">
            <text:p>2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9757.2" calcext:value-type="float">
            <text:p>9757.2</text:p>
          </table:table-cell>
          <table:table-cell office:value-type="float" office:value="2862.5" calcext:value-type="float">
            <text:p>2862.5</text:p>
          </table:table-cell>
          <table:table-cell office:value-type="float" office:value="53.5" calcext:value-type="float">
            <text:p>53.5</text:p>
          </table:table-cell>
          <table:table-cell office:value-type="float" office:value="53.6" calcext:value-type="float">
            <text:p>53.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" calcext:value-type="float">
            <text:p>3</text:p>
          </table:table-cell>
          <table:table-cell office:value-type="float" office:value="3219.87" calcext:value-type="float">
            <text:p>3219.87</text:p>
          </table:table-cell>
          <table:table-cell office:value-type="float" office:value="31.26" calcext:value-type="float">
            <text:p>31.2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" calcext:value-type="float">
            <text:p>2</text:p>
          </table:table-cell>
          <table:table-cell office:value-type="float" office:value="3902.88" calcext:value-type="float">
            <text:p>3902.88</text:p>
          </table:table-cell>
          <table:table-cell office:value-type="float" office:value="34.15" calcext:value-type="float">
            <text:p>34.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7" calcext:value-type="float">
            <text:p>7</text:p>
          </table:table-cell>
          <table:table-cell office:value-type="float" office:value="7513.04" calcext:value-type="float">
            <text:p>7513.04</text:p>
          </table:table-cell>
          <table:table-cell office:value-type="float" office:value="47.74" calcext:value-type="float">
            <text:p>47.7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" calcext:value-type="float">
            <text:p>4</text:p>
          </table:table-cell>
          <table:table-cell office:value-type="float" office:value="7805.75" calcext:value-type="float">
            <text:p>7805.75</text:p>
          </table:table-cell>
          <table:table-cell office:value-type="float" office:value="48.3" calcext:value-type="float">
            <text:p>48.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9757.19" calcext:value-type="float">
            <text:p>9757.19</text:p>
          </table:table-cell>
          <table:table-cell office:value-type="float" office:value="53.6" calcext:value-type="float">
            <text:p>53.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0" calcext:value-type="float">
            <text:p>10</text:p>
          </table:table-cell>
          <table:table-cell office:value-type="float" office:value="10732.91" calcext:value-type="float">
            <text:p>10732.91</text:p>
          </table:table-cell>
          <table:table-cell office:value-type="float" office:value="57.06" calcext:value-type="float">
            <text:p>57.0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" calcext:value-type="float">
            <text:p>6</text:p>
          </table:table-cell>
          <table:table-cell office:value-type="float" office:value="11708.63" calcext:value-type="float">
            <text:p>11708.63</text:p>
          </table:table-cell>
          <table:table-cell office:value-type="float" office:value="59.16" calcext:value-type="float">
            <text:p>59.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9757.19" calcext:value-type="float">
            <text:p>9757.19</text:p>
          </table:table-cell>
          <table:table-cell office:value-type="float" office:value="53.6" calcext:value-type="float">
            <text:p>53.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3" calcext:value-type="float">
            <text:p>13</text:p>
          </table:table-cell>
          <table:table-cell office:value-type="float" office:value="13952.79" calcext:value-type="float">
            <text:p>13952.79</text:p>
          </table:table-cell>
          <table:table-cell office:value-type="float" office:value="65.06" calcext:value-type="float">
            <text:p>65.0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" calcext:value-type="float">
            <text:p>7</text:p>
          </table:table-cell>
          <table:table-cell office:value-type="float" office:value="13660.07" calcext:value-type="float">
            <text:p>13660.07</text:p>
          </table:table-cell>
          <table:table-cell office:value-type="float" office:value="63.9" calcext:value-type="float">
            <text:p>63.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9757.19" calcext:value-type="float">
            <text:p>9757.19</text:p>
          </table:table-cell>
          <table:table-cell office:value-type="float" office:value="53.6" calcext:value-type="float">
            <text:p>53.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7" calcext:value-type="float">
            <text:p>17</text:p>
          </table:table-cell>
          <table:table-cell office:value-type="float" office:value="18245.95" calcext:value-type="float">
            <text:p>18245.95</text:p>
          </table:table-cell>
          <table:table-cell office:value-type="float" office:value="74.4" calcext:value-type="float">
            <text:p>74.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9" calcext:value-type="float">
            <text:p>9</text:p>
          </table:table-cell>
          <table:table-cell office:value-type="float" office:value="17562.95" calcext:value-type="float">
            <text:p>17562.95</text:p>
          </table:table-cell>
          <table:table-cell office:value-type="float" office:value="72.45" calcext:value-type="float">
            <text:p>72.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19514.39" calcext:value-type="float">
            <text:p>19514.39</text:p>
          </table:table-cell>
          <table:table-cell office:value-type="float" office:value="75.81" calcext:value-type="float">
            <text:p>75.81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78" calcext:value-type="float">
            <text:p>2.7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771" calcext:value-type="float">
            <text:p>771</text:p>
          </table:table-cell>
          <table:table-cell office:value-type="float" office:value="226.2" calcext:value-type="float">
            <text:p>226.2</text:p>
          </table:table-cell>
          <table:table-cell office:value-type="float" office:value="15" calcext:value-type="float">
            <text:p>15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401.8" calcext:value-type="float">
            <text:p>1401.8</text:p>
          </table:table-cell>
          <table:table-cell office:value-type="float" office:value="411.3" calcext:value-type="float">
            <text:p>411.3</text:p>
          </table:table-cell>
          <table:table-cell office:value-type="float" office:value="20.3" calcext:value-type="float">
            <text:p>20.3</text:p>
          </table:table-cell>
          <table:table-cell office:value-type="float" office:value="20.5" calcext:value-type="float">
            <text:p>20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009.2" calcext:value-type="float">
            <text:p>7009.2</text:p>
          </table:table-cell>
          <table:table-cell office:value-type="float" office:value="2056.3" calcext:value-type="float">
            <text:p>2056.3</text:p>
          </table:table-cell>
          <table:table-cell office:value-type="float" office:value="45.3" calcext:value-type="float">
            <text:p>45.3</text:p>
          </table:table-cell>
          <table:table-cell office:value-type="float" office:value="45.4" calcext:value-type="float">
            <text:p>45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" calcext:value-type="float">
            <text:p>5</text:p>
          </table:table-cell>
          <table:table-cell office:value-type="float" office:value="3855.05" calcext:value-type="float">
            <text:p>3855.05</text:p>
          </table:table-cell>
          <table:table-cell office:value-type="float" office:value="34.2" calcext:value-type="float">
            <text:p>34.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" calcext:value-type="float">
            <text:p>3</text:p>
          </table:table-cell>
          <table:table-cell office:value-type="float" office:value="4205.5" calcext:value-type="float">
            <text:p>4205.5</text:p>
          </table:table-cell>
          <table:table-cell office:value-type="float" office:value="35.45" calcext:value-type="float">
            <text:p>35.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7009.17" calcext:value-type="float">
            <text:p>7009.17</text:p>
          </table:table-cell>
          <table:table-cell office:value-type="float" office:value="45.43" calcext:value-type="float">
            <text:p>45.4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9" calcext:value-type="float">
            <text:p>9</text:p>
          </table:table-cell>
          <table:table-cell office:value-type="float" office:value="6939.08" calcext:value-type="float">
            <text:p>6939.08</text:p>
          </table:table-cell>
          <table:table-cell office:value-type="float" office:value="45.88" calcext:value-type="float">
            <text:p>45.8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" calcext:value-type="float">
            <text:p>5</text:p>
          </table:table-cell>
          <table:table-cell office:value-type="float" office:value="7009.17" calcext:value-type="float">
            <text:p>7009.17</text:p>
          </table:table-cell>
          <table:table-cell office:value-type="float" office:value="45.77" calcext:value-type="float">
            <text:p>45.7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7009.17" calcext:value-type="float">
            <text:p>7009.17</text:p>
          </table:table-cell>
          <table:table-cell office:value-type="float" office:value="45.43" calcext:value-type="float">
            <text:p>45.4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4" calcext:value-type="float">
            <text:p>14</text:p>
          </table:table-cell>
          <table:table-cell office:value-type="float" office:value="10794.13" calcext:value-type="float">
            <text:p>10794.13</text:p>
          </table:table-cell>
          <table:table-cell office:value-type="float" office:value="57.23" calcext:value-type="float">
            <text:p>57.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8" calcext:value-type="float">
            <text:p>8</text:p>
          </table:table-cell>
          <table:table-cell office:value-type="float" office:value="11214.68" calcext:value-type="float">
            <text:p>11214.68</text:p>
          </table:table-cell>
          <table:table-cell office:value-type="float" office:value="57.9" calcext:value-type="float">
            <text:p>57.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14018.35" calcext:value-type="float">
            <text:p>14018.35</text:p>
          </table:table-cell>
          <table:table-cell office:value-type="float" office:value="64.25" calcext:value-type="float">
            <text:p>64.2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9" calcext:value-type="float">
            <text:p>19</text:p>
          </table:table-cell>
          <table:table-cell office:value-type="float" office:value="14649.17" calcext:value-type="float">
            <text:p>14649.17</text:p>
          </table:table-cell>
          <table:table-cell office:value-type="float" office:value="66.67" calcext:value-type="float">
            <text:p>66.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0" calcext:value-type="float">
            <text:p>10</text:p>
          </table:table-cell>
          <table:table-cell office:value-type="float" office:value="14018.35" calcext:value-type="float">
            <text:p>14018.35</text:p>
          </table:table-cell>
          <table:table-cell office:value-type="float" office:value="64.73" calcext:value-type="float">
            <text:p>64.7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14018.35" calcext:value-type="float">
            <text:p>14018.35</text:p>
          </table:table-cell>
          <table:table-cell office:value-type="float" office:value="64.25" calcext:value-type="float">
            <text:p>64.2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3" calcext:value-type="float">
            <text:p>23</text:p>
          </table:table-cell>
          <table:table-cell office:value-type="float" office:value="17733.21" calcext:value-type="float">
            <text:p>17733.21</text:p>
          </table:table-cell>
          <table:table-cell office:value-type="float" office:value="73.35" calcext:value-type="float">
            <text:p>73.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3" calcext:value-type="float">
            <text:p>13</text:p>
          </table:table-cell>
          <table:table-cell office:value-type="float" office:value="18223.85" calcext:value-type="float">
            <text:p>18223.85</text:p>
          </table:table-cell>
          <table:table-cell office:value-type="float" office:value="73.8" calcext:value-type="float">
            <text:p>73.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" calcext:value-type="float">
            <text:p>3</text:p>
          </table:table-cell>
          <table:table-cell office:value-type="float" office:value="21027.52" calcext:value-type="float">
            <text:p>21027.52</text:p>
          </table:table-cell>
          <table:table-cell office:value-type="float" office:value="78.69" calcext:value-type="float">
            <text:p>78.69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58" calcext:value-type="float">
            <text:p>2.5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64.1" calcext:value-type="float">
            <text:p>664.1</text:p>
          </table:table-cell>
          <table:table-cell office:value-type="float" office:value="194.8" calcext:value-type="float">
            <text:p>194.8</text:p>
          </table:table-cell>
          <table:table-cell office:value-type="float" office:value="14" calcext:value-type="float">
            <text:p>14</text:p>
          </table:table-cell>
          <table:table-cell office:value-type="float" office:value="14.2" calcext:value-type="float">
            <text:p>1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207.4" calcext:value-type="float">
            <text:p>1207.4</text:p>
          </table:table-cell>
          <table:table-cell office:value-type="float" office:value="354.2" calcext:value-type="float">
            <text:p>354.2</text:p>
          </table:table-cell>
          <table:table-cell office:value-type="float" office:value="18.8" calcext:value-type="float">
            <text:p>18.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036.9" calcext:value-type="float">
            <text:p>6036.9</text:p>
          </table:table-cell>
          <table:table-cell office:value-type="float" office:value="1771.1" calcext:value-type="float">
            <text:p>1771.1</text:p>
          </table:table-cell>
          <table:table-cell office:value-type="float" office:value="42.1" calcext:value-type="float">
            <text:p>42.1</text:p>
          </table:table-cell>
          <table:table-cell office:value-type="float" office:value="42.2" calcext:value-type="float">
            <text:p>42.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" calcext:value-type="float">
            <text:p>5</text:p>
          </table:table-cell>
          <table:table-cell office:value-type="float" office:value="3320.32" calcext:value-type="float">
            <text:p>3320.32</text:p>
          </table:table-cell>
          <table:table-cell office:value-type="float" office:value="31.74" calcext:value-type="float">
            <text:p>31.7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" calcext:value-type="float">
            <text:p>3</text:p>
          </table:table-cell>
          <table:table-cell office:value-type="float" office:value="3622.16" calcext:value-type="float">
            <text:p>3622.16</text:p>
          </table:table-cell>
          <table:table-cell office:value-type="float" office:value="32.9" calcext:value-type="float">
            <text:p>32.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6036.94" calcext:value-type="float">
            <text:p>6036.94</text:p>
          </table:table-cell>
          <table:table-cell office:value-type="float" office:value="42.16" calcext:value-type="float">
            <text:p>42.1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1" calcext:value-type="float">
            <text:p>11</text:p>
          </table:table-cell>
          <table:table-cell office:value-type="float" office:value="7304.69" calcext:value-type="float">
            <text:p>7304.69</text:p>
          </table:table-cell>
          <table:table-cell office:value-type="float" office:value="47.08" calcext:value-type="float">
            <text:p>47.0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" calcext:value-type="float">
            <text:p>6</text:p>
          </table:table-cell>
          <table:table-cell office:value-type="float" office:value="7244.32" calcext:value-type="float">
            <text:p>7244.32</text:p>
          </table:table-cell>
          <table:table-cell office:value-type="float" office:value="46.53" calcext:value-type="float">
            <text:p>46.5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6036.94" calcext:value-type="float">
            <text:p>6036.94</text:p>
          </table:table-cell>
          <table:table-cell office:value-type="float" office:value="42.16" calcext:value-type="float">
            <text:p>42.1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6" calcext:value-type="float">
            <text:p>16</text:p>
          </table:table-cell>
          <table:table-cell office:value-type="float" office:value="10625.01" calcext:value-type="float">
            <text:p>10625.01</text:p>
          </table:table-cell>
          <table:table-cell office:value-type="float" office:value="56.78" calcext:value-type="float">
            <text:p>56.7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9" calcext:value-type="float">
            <text:p>9</text:p>
          </table:table-cell>
          <table:table-cell office:value-type="float" office:value="10866.49" calcext:value-type="float">
            <text:p>10866.49</text:p>
          </table:table-cell>
          <table:table-cell office:value-type="float" office:value="56.99" calcext:value-type="float">
            <text:p>56.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12073.87" calcext:value-type="float">
            <text:p>12073.87</text:p>
          </table:table-cell>
          <table:table-cell office:value-type="float" office:value="59.63" calcext:value-type="float">
            <text:p>59.6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2" calcext:value-type="float">
            <text:p>22</text:p>
          </table:table-cell>
          <table:table-cell office:value-type="float" office:value="14609.39" calcext:value-type="float">
            <text:p>14609.39</text:p>
          </table:table-cell>
          <table:table-cell office:value-type="float" office:value="66.58" calcext:value-type="float">
            <text:p>66.5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2" calcext:value-type="float">
            <text:p>12</text:p>
          </table:table-cell>
          <table:table-cell office:value-type="float" office:value="14488.65" calcext:value-type="float">
            <text:p>14488.65</text:p>
          </table:table-cell>
          <table:table-cell office:value-type="float" office:value="65.81" calcext:value-type="float">
            <text:p>65.8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12073.87" calcext:value-type="float">
            <text:p>12073.87</text:p>
          </table:table-cell>
          <table:table-cell office:value-type="float" office:value="59.63" calcext:value-type="float">
            <text:p>59.6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7" calcext:value-type="float">
            <text:p>27</text:p>
          </table:table-cell>
          <table:table-cell office:value-type="float" office:value="17929.7" calcext:value-type="float">
            <text:p>17929.7</text:p>
          </table:table-cell>
          <table:table-cell office:value-type="float" office:value="73.76" calcext:value-type="float">
            <text:p>73.7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5" calcext:value-type="float">
            <text:p>15</text:p>
          </table:table-cell>
          <table:table-cell office:value-type="float" office:value="18110.81" calcext:value-type="float">
            <text:p>18110.81</text:p>
          </table:table-cell>
          <table:table-cell office:value-type="float" office:value="73.57" calcext:value-type="float">
            <text:p>73.5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" calcext:value-type="float">
            <text:p>3</text:p>
          </table:table-cell>
          <table:table-cell office:value-type="float" office:value="18110.81" calcext:value-type="float">
            <text:p>18110.81</text:p>
          </table:table-cell>
          <table:table-cell office:value-type="float" office:value="73.03" calcext:value-type="float">
            <text:p>73.03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39" calcext:value-type="float">
            <text:p>2.3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69.9" calcext:value-type="float">
            <text:p>569.9</text:p>
          </table:table-cell>
          <table:table-cell office:value-type="float" office:value="167.2" calcext:value-type="float">
            <text:p>167.2</text:p>
          </table:table-cell>
          <table:table-cell office:value-type="float" office:value="12.9" calcext:value-type="float">
            <text:p>12.9</text:p>
          </table:table-cell>
          <table:table-cell office:value-type="float" office:value="13.1" calcext:value-type="float">
            <text:p>13.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036.1" calcext:value-type="float">
            <text:p>1036.1</text:p>
          </table:table-cell>
          <table:table-cell office:value-type="float" office:value="304" calcext:value-type="float">
            <text:p>304</text:p>
          </table:table-cell>
          <table:table-cell office:value-type="float" office:value="17.4" calcext:value-type="float">
            <text:p>17.4</text:p>
          </table:table-cell>
          <table:table-cell office:value-type="float" office:value="17.6" calcext:value-type="float">
            <text:p>17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180.5" calcext:value-type="float">
            <text:p>5180.5</text:p>
          </table:table-cell>
          <table:table-cell office:value-type="float" office:value="1519.8" calcext:value-type="float">
            <text:p>1519.8</text:p>
          </table:table-cell>
          <table:table-cell office:value-type="float" office:value="39" calcext:value-type="float">
            <text:p>39</text:p>
          </table:table-cell>
          <table:table-cell office:value-type="float" office:value="39.1" calcext:value-type="float">
            <text:p>39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" calcext:value-type="float">
            <text:p>6</text:p>
          </table:table-cell>
          <table:table-cell office:value-type="float" office:value="3419.14" calcext:value-type="float">
            <text:p>3419.14</text:p>
          </table:table-cell>
          <table:table-cell office:value-type="float" office:value="32.21" calcext:value-type="float">
            <text:p>32.2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" calcext:value-type="float">
            <text:p>3</text:p>
          </table:table-cell>
          <table:table-cell office:value-type="float" office:value="3108.31" calcext:value-type="float">
            <text:p>3108.31</text:p>
          </table:table-cell>
          <table:table-cell office:value-type="float" office:value="30.48" calcext:value-type="float">
            <text:p>30.4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5180.52" calcext:value-type="float">
            <text:p>5180.52</text:p>
          </table:table-cell>
          <table:table-cell office:value-type="float" office:value="39.06" calcext:value-type="float">
            <text:p>39.0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3" calcext:value-type="float">
            <text:p>13</text:p>
          </table:table-cell>
          <table:table-cell office:value-type="float" office:value="7408.14" calcext:value-type="float">
            <text:p>7408.14</text:p>
          </table:table-cell>
          <table:table-cell office:value-type="float" office:value="47.41" calcext:value-type="float">
            <text:p>47.4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" calcext:value-type="float">
            <text:p>7</text:p>
          </table:table-cell>
          <table:table-cell office:value-type="float" office:value="7252.72" calcext:value-type="float">
            <text:p>7252.72</text:p>
          </table:table-cell>
          <table:table-cell office:value-type="float" office:value="46.56" calcext:value-type="float">
            <text:p>46.5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5180.52" calcext:value-type="float">
            <text:p>5180.52</text:p>
          </table:table-cell>
          <table:table-cell office:value-type="float" office:value="39.06" calcext:value-type="float">
            <text:p>39.0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9" calcext:value-type="float">
            <text:p>19</text:p>
          </table:table-cell>
          <table:table-cell office:value-type="float" office:value="10827.28" calcext:value-type="float">
            <text:p>10827.28</text:p>
          </table:table-cell>
          <table:table-cell office:value-type="float" office:value="57.32" calcext:value-type="float">
            <text:p>57.3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0" calcext:value-type="float">
            <text:p>10</text:p>
          </table:table-cell>
          <table:table-cell office:value-type="float" office:value="10361.03" calcext:value-type="float">
            <text:p>10361.03</text:p>
          </table:table-cell>
          <table:table-cell office:value-type="float" office:value="55.65" calcext:value-type="float">
            <text:p>55.6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10361.03" calcext:value-type="float">
            <text:p>10361.03</text:p>
          </table:table-cell>
          <table:table-cell office:value-type="float" office:value="55.24" calcext:value-type="float">
            <text:p>55.2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5" calcext:value-type="float">
            <text:p>25</text:p>
          </table:table-cell>
          <table:table-cell office:value-type="float" office:value="14246.42" calcext:value-type="float">
            <text:p>14246.42</text:p>
          </table:table-cell>
          <table:table-cell office:value-type="float" office:value="65.74" calcext:value-type="float">
            <text:p>65.7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4" calcext:value-type="float">
            <text:p>14</text:p>
          </table:table-cell>
          <table:table-cell office:value-type="float" office:value="14505.45" calcext:value-type="float">
            <text:p>14505.45</text:p>
          </table:table-cell>
          <table:table-cell office:value-type="float" office:value="65.84" calcext:value-type="float">
            <text:p>65.8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" calcext:value-type="float">
            <text:p>3</text:p>
          </table:table-cell>
          <table:table-cell office:value-type="float" office:value="15541.55" calcext:value-type="float">
            <text:p>15541.55</text:p>
          </table:table-cell>
          <table:table-cell office:value-type="float" office:value="67.65" calcext:value-type="float">
            <text:p>67.6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2" calcext:value-type="float">
            <text:p>32</text:p>
          </table:table-cell>
          <table:table-cell office:value-type="float" office:value="18235.42" calcext:value-type="float">
            <text:p>18235.42</text:p>
          </table:table-cell>
          <table:table-cell office:value-type="float" office:value="74.38" calcext:value-type="float">
            <text:p>74.3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7" calcext:value-type="float">
            <text:p>17</text:p>
          </table:table-cell>
          <table:table-cell office:value-type="float" office:value="17613.75" calcext:value-type="float">
            <text:p>17613.75</text:p>
          </table:table-cell>
          <table:table-cell office:value-type="float" office:value="72.56" calcext:value-type="float">
            <text:p>72.5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" calcext:value-type="float">
            <text:p>3</text:p>
          </table:table-cell>
          <table:table-cell office:value-type="float" office:value="15541.55" calcext:value-type="float">
            <text:p>15541.55</text:p>
          </table:table-cell>
          <table:table-cell office:value-type="float" office:value="67.65" calcext:value-type="float">
            <text:p>67.65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9" calcext:value-type="float">
            <text:p>2.2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23.2" calcext:value-type="float">
            <text:p>523.2</text:p>
          </table:table-cell>
          <table:table-cell office:value-type="float" office:value="153.5" calcext:value-type="float">
            <text:p>153.5</text:p>
          </table:table-cell>
          <table:table-cell office:value-type="float" office:value="12.4" calcext:value-type="float">
            <text:p>12.4</text:p>
          </table:table-cell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951.2" calcext:value-type="float">
            <text:p>951.2</text:p>
          </table:table-cell>
          <table:table-cell office:value-type="float" office:value="279.1" calcext:value-type="float">
            <text:p>279.1</text:p>
          </table:table-cell>
          <table:table-cell office:value-type="float" office:value="16.7" calcext:value-type="float">
            <text:p>16.7</text:p>
          </table:table-cell>
          <table:table-cell office:value-type="float" office:value="16.9" calcext:value-type="float">
            <text:p>16.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756.1" calcext:value-type="float">
            <text:p>4756.1</text:p>
          </table:table-cell>
          <table:table-cell office:value-type="float" office:value="1395.3" calcext:value-type="float">
            <text:p>1395.3</text:p>
          </table:table-cell>
          <table:table-cell table:number-columns-repeated="2" office:value-type="float" office:value="37.4" calcext:value-type="float">
            <text:p>37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7" calcext:value-type="float">
            <text:p>7</text:p>
          </table:table-cell>
          <table:table-cell office:value-type="float" office:value="3662.17" calcext:value-type="float">
            <text:p>3662.17</text:p>
          </table:table-cell>
          <table:table-cell office:value-type="float" office:value="33.33" calcext:value-type="float">
            <text:p>33.3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" calcext:value-type="float">
            <text:p>4</text:p>
          </table:table-cell>
          <table:table-cell office:value-type="float" office:value="3804.86" calcext:value-type="float">
            <text:p>3804.86</text:p>
          </table:table-cell>
          <table:table-cell office:value-type="float" office:value="33.72" calcext:value-type="float">
            <text:p>33.7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4756.07" calcext:value-type="float">
            <text:p>4756.07</text:p>
          </table:table-cell>
          <table:table-cell office:value-type="float" office:value="37.42" calcext:value-type="float">
            <text:p>37.4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4" calcext:value-type="float">
            <text:p>14</text:p>
          </table:table-cell>
          <table:table-cell office:value-type="float" office:value="7324.35" calcext:value-type="float">
            <text:p>7324.35</text:p>
          </table:table-cell>
          <table:table-cell office:value-type="float" office:value="47.14" calcext:value-type="float">
            <text:p>47.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8" calcext:value-type="float">
            <text:p>8</text:p>
          </table:table-cell>
          <table:table-cell office:value-type="float" office:value="7609.71" calcext:value-type="float">
            <text:p>7609.71</text:p>
          </table:table-cell>
          <table:table-cell office:value-type="float" office:value="47.69" calcext:value-type="float">
            <text:p>47.6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9512.14" calcext:value-type="float">
            <text:p>9512.14</text:p>
          </table:table-cell>
          <table:table-cell office:value-type="float" office:value="52.93" calcext:value-type="float">
            <text:p>52.9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1" calcext:value-type="float">
            <text:p>21</text:p>
          </table:table-cell>
          <table:table-cell office:value-type="float" office:value="10986.52" calcext:value-type="float">
            <text:p>10986.52</text:p>
          </table:table-cell>
          <table:table-cell office:value-type="float" office:value="57.73" calcext:value-type="float">
            <text:p>57.7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1" calcext:value-type="float">
            <text:p>11</text:p>
          </table:table-cell>
          <table:table-cell office:value-type="float" office:value="10463.35" calcext:value-type="float">
            <text:p>10463.35</text:p>
          </table:table-cell>
          <table:table-cell office:value-type="float" office:value="55.92" calcext:value-type="float">
            <text:p>55.9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9512.14" calcext:value-type="float">
            <text:p>9512.14</text:p>
          </table:table-cell>
          <table:table-cell office:value-type="float" office:value="52.93" calcext:value-type="float">
            <text:p>52.9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8" calcext:value-type="float">
            <text:p>28</text:p>
          </table:table-cell>
          <table:table-cell office:value-type="float" office:value="14648.69" calcext:value-type="float">
            <text:p>14648.69</text:p>
          </table:table-cell>
          <table:table-cell office:value-type="float" office:value="66.67" calcext:value-type="float">
            <text:p>66.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5" calcext:value-type="float">
            <text:p>15</text:p>
          </table:table-cell>
          <table:table-cell office:value-type="float" office:value="14268.21" calcext:value-type="float">
            <text:p>14268.21</text:p>
          </table:table-cell>
          <table:table-cell office:value-type="float" office:value="65.3" calcext:value-type="float">
            <text:p>65.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" calcext:value-type="float">
            <text:p>3</text:p>
          </table:table-cell>
          <table:table-cell office:value-type="float" office:value="14268.21" calcext:value-type="float">
            <text:p>14268.21</text:p>
          </table:table-cell>
          <table:table-cell office:value-type="float" office:value="64.82" calcext:value-type="float">
            <text:p>64.8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4" calcext:value-type="float">
            <text:p>34</text:p>
          </table:table-cell>
          <table:table-cell office:value-type="float" office:value="17787.7" calcext:value-type="float">
            <text:p>17787.7</text:p>
          </table:table-cell>
          <table:table-cell office:value-type="float" office:value="73.46" calcext:value-type="float">
            <text:p>73.4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9" calcext:value-type="float">
            <text:p>19</text:p>
          </table:table-cell>
          <table:table-cell office:value-type="float" office:value="18073.06" calcext:value-type="float">
            <text:p>18073.06</text:p>
          </table:table-cell>
          <table:table-cell office:value-type="float" office:value="73.5" calcext:value-type="float">
            <text:p>73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" calcext:value-type="float">
            <text:p>4</text:p>
          </table:table-cell>
          <table:table-cell office:value-type="float" office:value="19024.28" calcext:value-type="float">
            <text:p>19024.28</text:p>
          </table:table-cell>
          <table:table-cell office:value-type="float" office:value="74.85" calcext:value-type="float">
            <text:p>74.85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7" calcext:value-type="float">
            <text:p>2.2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14.1" calcext:value-type="float">
            <text:p>514.1</text:p>
          </table:table-cell>
          <table:table-cell office:value-type="float" office:value="150.8" calcext:value-type="float">
            <text:p>150.8</text:p>
          </table:table-cell>
          <table:table-cell office:value-type="float" office:value="12.3" calcext:value-type="float">
            <text:p>12.3</text:p>
          </table:table-cell>
          <table:table-cell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934.7" calcext:value-type="float">
            <text:p>934.7</text:p>
          </table:table-cell>
          <table:table-cell office:value-type="float" office:value="274.2" calcext:value-type="float">
            <text:p>274.2</text:p>
          </table:table-cell>
          <table:table-cell office:value-type="float" office:value="16.6" calcext:value-type="float">
            <text:p>16.6</text:p>
          </table:table-cell>
          <table:table-cell office:value-type="float" office:value="16.7" calcext:value-type="float">
            <text:p>16.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673.4" calcext:value-type="float">
            <text:p>4673.4</text:p>
          </table:table-cell>
          <table:table-cell office:value-type="float" office:value="1371.1" calcext:value-type="float">
            <text:p>1371.1</text:p>
          </table:table-cell>
          <table:table-cell office:value-type="float" office:value="37" calcext:value-type="float">
            <text:p>37</text:p>
          </table:table-cell>
          <table:table-cell office:value-type="float" office:value="37.1" calcext:value-type="float">
            <text:p>37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7" calcext:value-type="float">
            <text:p>7</text:p>
          </table:table-cell>
          <table:table-cell office:value-type="float" office:value="3598.48" calcext:value-type="float">
            <text:p>3598.48</text:p>
          </table:table-cell>
          <table:table-cell office:value-type="float" office:value="33.04" calcext:value-type="float">
            <text:p>33.0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" calcext:value-type="float">
            <text:p>4</text:p>
          </table:table-cell>
          <table:table-cell office:value-type="float" office:value="3738.69" calcext:value-type="float">
            <text:p>3738.69</text:p>
          </table:table-cell>
          <table:table-cell office:value-type="float" office:value="33.43" calcext:value-type="float">
            <text:p>33.4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4673.36" calcext:value-type="float">
            <text:p>4673.36</text:p>
          </table:table-cell>
          <table:table-cell office:value-type="float" office:value="37.1" calcext:value-type="float">
            <text:p>37.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4" calcext:value-type="float">
            <text:p>14</text:p>
          </table:table-cell>
          <table:table-cell office:value-type="float" office:value="7196.97" calcext:value-type="float">
            <text:p>7196.97</text:p>
          </table:table-cell>
          <table:table-cell office:value-type="float" office:value="46.73" calcext:value-type="float">
            <text:p>46.7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8" calcext:value-type="float">
            <text:p>8</text:p>
          </table:table-cell>
          <table:table-cell office:value-type="float" office:value="7477.37" calcext:value-type="float">
            <text:p>7477.37</text:p>
          </table:table-cell>
          <table:table-cell office:value-type="float" office:value="47.27" calcext:value-type="float">
            <text:p>47.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9346.71" calcext:value-type="float">
            <text:p>9346.71</text:p>
          </table:table-cell>
          <table:table-cell office:value-type="float" office:value="52.46" calcext:value-type="float">
            <text:p>52.4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1" calcext:value-type="float">
            <text:p>21</text:p>
          </table:table-cell>
          <table:table-cell office:value-type="float" office:value="10795.45" calcext:value-type="float">
            <text:p>10795.45</text:p>
          </table:table-cell>
          <table:table-cell office:value-type="float" office:value="57.23" calcext:value-type="float">
            <text:p>57.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2" calcext:value-type="float">
            <text:p>12</text:p>
          </table:table-cell>
          <table:table-cell office:value-type="float" office:value="11216.06" calcext:value-type="float">
            <text:p>11216.06</text:p>
          </table:table-cell>
          <table:table-cell office:value-type="float" office:value="57.9" calcext:value-type="float">
            <text:p>57.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9346.71" calcext:value-type="float">
            <text:p>9346.71</text:p>
          </table:table-cell>
          <table:table-cell office:value-type="float" office:value="52.46" calcext:value-type="float">
            <text:p>52.4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8" calcext:value-type="float">
            <text:p>28</text:p>
          </table:table-cell>
          <table:table-cell office:value-type="float" office:value="14393.94" calcext:value-type="float">
            <text:p>14393.94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5" calcext:value-type="float">
            <text:p>15</text:p>
          </table:table-cell>
          <table:table-cell office:value-type="float" office:value="14020.07" calcext:value-type="float">
            <text:p>14020.07</text:p>
          </table:table-cell>
          <table:table-cell office:value-type="float" office:value="64.73" calcext:value-type="float">
            <text:p>64.7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" calcext:value-type="float">
            <text:p>3</text:p>
          </table:table-cell>
          <table:table-cell office:value-type="float" office:value="14020.07" calcext:value-type="float">
            <text:p>14020.07</text:p>
          </table:table-cell>
          <table:table-cell office:value-type="float" office:value="64.25" calcext:value-type="float">
            <text:p>64.2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5" calcext:value-type="float">
            <text:p>35</text:p>
          </table:table-cell>
          <table:table-cell office:value-type="float" office:value="17992.42" calcext:value-type="float">
            <text:p>17992.42</text:p>
          </table:table-cell>
          <table:table-cell office:value-type="float" office:value="73.88" calcext:value-type="float">
            <text:p>73.8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9" calcext:value-type="float">
            <text:p>19</text:p>
          </table:table-cell>
          <table:table-cell office:value-type="float" office:value="17758.76" calcext:value-type="float">
            <text:p>17758.76</text:p>
          </table:table-cell>
          <table:table-cell office:value-type="float" office:value="72.86" calcext:value-type="float">
            <text:p>72.8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" calcext:value-type="float">
            <text:p>4</text:p>
          </table:table-cell>
          <table:table-cell office:value-type="float" office:value="18693.43" calcext:value-type="float">
            <text:p>18693.43</text:p>
          </table:table-cell>
          <table:table-cell office:value-type="float" office:value="74.19" calcext:value-type="float">
            <text:p>74.19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Optic Name:</text:p>
          </table:table-cell>
          <table:table-cell office:value-type="string" calcext:value-type="string">
            <text:p>f/6.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ght Pollution Rate: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e per second for f/8.0 optic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3.28" calcext:value-type="float">
            <text:p>3.2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401.8" calcext:value-type="float">
            <text:p>1401.8</text:p>
          </table:table-cell>
          <table:table-cell office:value-type="float" office:value="314.9" calcext:value-type="float">
            <text:p>314.9</text:p>
          </table:table-cell>
          <table:table-cell office:value-type="float" office:value="17.7" calcext:value-type="float">
            <text:p>17.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548.8" calcext:value-type="float">
            <text:p>2548.8</text:p>
          </table:table-cell>
          <table:table-cell office:value-type="float" office:value="572.5" calcext:value-type="float">
            <text:p>572.5</text:p>
          </table:table-cell>
          <table:table-cell office:value-type="float" office:value="23.9" calcext:value-type="float">
            <text:p>23.9</text:p>
          </table:table-cell>
          <table:table-cell office:value-type="float" office:value="24.2" calcext:value-type="float">
            <text:p>2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2744.1" calcext:value-type="float">
            <text:p>12744.1</text:p>
          </table:table-cell>
          <table:table-cell office:value-type="float" office:value="2862.5" calcext:value-type="float">
            <text:p>2862.5</text:p>
          </table:table-cell>
          <table:table-cell office:value-type="float" office:value="53.5" calcext:value-type="float">
            <text:p>53.5</text:p>
          </table:table-cell>
          <table:table-cell office:value-type="float" office:value="53.6" calcext:value-type="float">
            <text:p>53.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" calcext:value-type="float">
            <text:p>3</text:p>
          </table:table-cell>
          <table:table-cell office:value-type="float" office:value="4205.55" calcext:value-type="float">
            <text:p>4205.55</text:p>
          </table:table-cell>
          <table:table-cell office:value-type="float" office:value="31.26" calcext:value-type="float">
            <text:p>31.2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" calcext:value-type="float">
            <text:p>1</text:p>
          </table:table-cell>
          <table:table-cell office:value-type="float" office:value="2548.82" calcext:value-type="float">
            <text:p>2548.82</text:p>
          </table:table-cell>
          <table:table-cell office:value-type="float" office:value="24.15" calcext:value-type="float">
            <text:p>24.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" calcext:value-type="float">
            <text:p>5</text:p>
          </table:table-cell>
          <table:table-cell office:value-type="float" office:value="7009.25" calcext:value-type="float">
            <text:p>7009.25</text:p>
          </table:table-cell>
          <table:table-cell office:value-type="float" office:value="40.35" calcext:value-type="float">
            <text:p>40.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" calcext:value-type="float">
            <text:p>3</text:p>
          </table:table-cell>
          <table:table-cell office:value-type="float" office:value="7646.45" calcext:value-type="float">
            <text:p>7646.45</text:p>
          </table:table-cell>
          <table:table-cell office:value-type="float" office:value="41.83" calcext:value-type="float">
            <text:p>41.8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12744.09" calcext:value-type="float">
            <text:p>12744.09</text:p>
          </table:table-cell>
          <table:table-cell office:value-type="float" office:value="53.6" calcext:value-type="float">
            <text:p>53.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8" calcext:value-type="float">
            <text:p>8</text:p>
          </table:table-cell>
          <table:table-cell office:value-type="float" office:value="11214.8" calcext:value-type="float">
            <text:p>11214.8</text:p>
          </table:table-cell>
          <table:table-cell office:value-type="float" office:value="51.04" calcext:value-type="float">
            <text:p>51.0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" calcext:value-type="float">
            <text:p>4</text:p>
          </table:table-cell>
          <table:table-cell office:value-type="float" office:value="10195.27" calcext:value-type="float">
            <text:p>10195.27</text:p>
          </table:table-cell>
          <table:table-cell office:value-type="float" office:value="48.3" calcext:value-type="float">
            <text:p>48.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12744.09" calcext:value-type="float">
            <text:p>12744.09</text:p>
          </table:table-cell>
          <table:table-cell office:value-type="float" office:value="53.6" calcext:value-type="float">
            <text:p>53.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0" calcext:value-type="float">
            <text:p>10</text:p>
          </table:table-cell>
          <table:table-cell office:value-type="float" office:value="14018.5" calcext:value-type="float">
            <text:p>14018.5</text:p>
          </table:table-cell>
          <table:table-cell office:value-type="float" office:value="57.06" calcext:value-type="float">
            <text:p>57.0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" calcext:value-type="float">
            <text:p>6</text:p>
          </table:table-cell>
          <table:table-cell office:value-type="float" office:value="15292.91" calcext:value-type="float">
            <text:p>15292.91</text:p>
          </table:table-cell>
          <table:table-cell office:value-type="float" office:value="59.16" calcext:value-type="float">
            <text:p>59.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12744.09" calcext:value-type="float">
            <text:p>12744.09</text:p>
          </table:table-cell>
          <table:table-cell office:value-type="float" office:value="53.6" calcext:value-type="float">
            <text:p>53.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3" calcext:value-type="float">
            <text:p>13</text:p>
          </table:table-cell>
          <table:table-cell office:value-type="float" office:value="18224.05" calcext:value-type="float">
            <text:p>18224.05</text:p>
          </table:table-cell>
          <table:table-cell office:value-type="float" office:value="65.06" calcext:value-type="float">
            <text:p>65.0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" calcext:value-type="float">
            <text:p>7</text:p>
          </table:table-cell>
          <table:table-cell office:value-type="float" office:value="17841.73" calcext:value-type="float">
            <text:p>17841.73</text:p>
          </table:table-cell>
          <table:table-cell office:value-type="float" office:value="63.9" calcext:value-type="float">
            <text:p>63.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12744.09" calcext:value-type="float">
            <text:p>12744.09</text:p>
          </table:table-cell>
          <table:table-cell office:value-type="float" office:value="53.6" calcext:value-type="float">
            <text:p>53.6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78" calcext:value-type="float">
            <text:p>2.7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007" calcext:value-type="float">
            <text:p>1007</text:p>
          </table:table-cell>
          <table:table-cell office:value-type="float" office:value="226.2" calcext:value-type="float">
            <text:p>226.2</text:p>
          </table:table-cell>
          <table:table-cell office:value-type="float" office:value="15" calcext:value-type="float">
            <text:p>15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831" calcext:value-type="float">
            <text:p>1831</text:p>
          </table:table-cell>
          <table:table-cell office:value-type="float" office:value="411.3" calcext:value-type="float">
            <text:p>411.3</text:p>
          </table:table-cell>
          <table:table-cell office:value-type="float" office:value="20.3" calcext:value-type="float">
            <text:p>20.3</text:p>
          </table:table-cell>
          <table:table-cell office:value-type="float" office:value="20.5" calcext:value-type="float">
            <text:p>20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9154.8" calcext:value-type="float">
            <text:p>9154.8</text:p>
          </table:table-cell>
          <table:table-cell office:value-type="float" office:value="2056.3" calcext:value-type="float">
            <text:p>2056.3</text:p>
          </table:table-cell>
          <table:table-cell office:value-type="float" office:value="45.3" calcext:value-type="float">
            <text:p>45.3</text:p>
          </table:table-cell>
          <table:table-cell office:value-type="float" office:value="45.4" calcext:value-type="float">
            <text:p>45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" calcext:value-type="float">
            <text:p>4</text:p>
          </table:table-cell>
          <table:table-cell office:value-type="float" office:value="4028.13" calcext:value-type="float">
            <text:p>4028.13</text:p>
          </table:table-cell>
          <table:table-cell office:value-type="float" office:value="30.59" calcext:value-type="float">
            <text:p>30.5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" calcext:value-type="float">
            <text:p>2</text:p>
          </table:table-cell>
          <table:table-cell office:value-type="float" office:value="3661.94" calcext:value-type="float">
            <text:p>3661.94</text:p>
          </table:table-cell>
          <table:table-cell office:value-type="float" office:value="28.95" calcext:value-type="float">
            <text:p>28.9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7" calcext:value-type="float">
            <text:p>7</text:p>
          </table:table-cell>
          <table:table-cell office:value-type="float" office:value="7049.23" calcext:value-type="float">
            <text:p>7049.23</text:p>
          </table:table-cell>
          <table:table-cell office:value-type="float" office:value="40.47" calcext:value-type="float">
            <text:p>40.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" calcext:value-type="float">
            <text:p>4</text:p>
          </table:table-cell>
          <table:table-cell office:value-type="float" office:value="7323.87" calcext:value-type="float">
            <text:p>7323.87</text:p>
          </table:table-cell>
          <table:table-cell office:value-type="float" office:value="40.94" calcext:value-type="float">
            <text:p>40.9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9154.84" calcext:value-type="float">
            <text:p>9154.84</text:p>
          </table:table-cell>
          <table:table-cell office:value-type="float" office:value="45.43" calcext:value-type="float">
            <text:p>45.4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1" calcext:value-type="float">
            <text:p>11</text:p>
          </table:table-cell>
          <table:table-cell office:value-type="float" office:value="11077.36" calcext:value-type="float">
            <text:p>11077.36</text:p>
          </table:table-cell>
          <table:table-cell office:value-type="float" office:value="50.73" calcext:value-type="float">
            <text:p>50.7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" calcext:value-type="float">
            <text:p>6</text:p>
          </table:table-cell>
          <table:table-cell office:value-type="float" office:value="10985.81" calcext:value-type="float">
            <text:p>10985.81</text:p>
          </table:table-cell>
          <table:table-cell office:value-type="float" office:value="50.14" calcext:value-type="float">
            <text:p>50.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9154.84" calcext:value-type="float">
            <text:p>9154.84</text:p>
          </table:table-cell>
          <table:table-cell office:value-type="float" office:value="45.43" calcext:value-type="float">
            <text:p>45.4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4" calcext:value-type="float">
            <text:p>14</text:p>
          </table:table-cell>
          <table:table-cell office:value-type="float" office:value="14098.45" calcext:value-type="float">
            <text:p>14098.45</text:p>
          </table:table-cell>
          <table:table-cell office:value-type="float" office:value="57.23" calcext:value-type="float">
            <text:p>57.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8" calcext:value-type="float">
            <text:p>8</text:p>
          </table:table-cell>
          <table:table-cell office:value-type="float" office:value="14647.74" calcext:value-type="float">
            <text:p>14647.74</text:p>
          </table:table-cell>
          <table:table-cell office:value-type="float" office:value="57.9" calcext:value-type="float">
            <text:p>57.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18309.68" calcext:value-type="float">
            <text:p>18309.68</text:p>
          </table:table-cell>
          <table:table-cell office:value-type="float" office:value="64.25" calcext:value-type="float">
            <text:p>64.2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8" calcext:value-type="float">
            <text:p>18</text:p>
          </table:table-cell>
          <table:table-cell office:value-type="float" office:value="18126.58" calcext:value-type="float">
            <text:p>18126.58</text:p>
          </table:table-cell>
          <table:table-cell office:value-type="float" office:value="64.89" calcext:value-type="float">
            <text:p>64.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0" calcext:value-type="float">
            <text:p>10</text:p>
          </table:table-cell>
          <table:table-cell office:value-type="float" office:value="18309.68" calcext:value-type="float">
            <text:p>18309.68</text:p>
          </table:table-cell>
          <table:table-cell office:value-type="float" office:value="64.73" calcext:value-type="float">
            <text:p>64.7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18309.68" calcext:value-type="float">
            <text:p>18309.68</text:p>
          </table:table-cell>
          <table:table-cell office:value-type="float" office:value="64.25" calcext:value-type="float">
            <text:p>64.25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58" calcext:value-type="float">
            <text:p>2.5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867.3" calcext:value-type="float">
            <text:p>867.3</text:p>
          </table:table-cell>
          <table:table-cell office:value-type="float" office:value="194.8" calcext:value-type="float">
            <text:p>194.8</text:p>
          </table:table-cell>
          <table:table-cell office:value-type="float" office:value="14" calcext:value-type="float">
            <text:p>14</text:p>
          </table:table-cell>
          <table:table-cell office:value-type="float" office:value="14.2" calcext:value-type="float">
            <text:p>1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577" calcext:value-type="float">
            <text:p>1577</text:p>
          </table:table-cell>
          <table:table-cell office:value-type="float" office:value="354.2" calcext:value-type="float">
            <text:p>354.2</text:p>
          </table:table-cell>
          <table:table-cell office:value-type="float" office:value="18.8" calcext:value-type="float">
            <text:p>18.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885" calcext:value-type="float">
            <text:p>7885</text:p>
          </table:table-cell>
          <table:table-cell office:value-type="float" office:value="1771.1" calcext:value-type="float">
            <text:p>1771.1</text:p>
          </table:table-cell>
          <table:table-cell office:value-type="float" office:value="42.1" calcext:value-type="float">
            <text:p>42.1</text:p>
          </table:table-cell>
          <table:table-cell office:value-type="float" office:value="42.2" calcext:value-type="float">
            <text:p>42.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" calcext:value-type="float">
            <text:p>4</text:p>
          </table:table-cell>
          <table:table-cell office:value-type="float" office:value="3469.39" calcext:value-type="float">
            <text:p>3469.39</text:p>
          </table:table-cell>
          <table:table-cell office:value-type="float" office:value="28.39" calcext:value-type="float">
            <text:p>28.3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" calcext:value-type="float">
            <text:p>2</text:p>
          </table:table-cell>
          <table:table-cell office:value-type="float" office:value="3153.99" calcext:value-type="float">
            <text:p>3153.99</text:p>
          </table:table-cell>
          <table:table-cell office:value-type="float" office:value="26.87" calcext:value-type="float">
            <text:p>26.8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8" calcext:value-type="float">
            <text:p>8</text:p>
          </table:table-cell>
          <table:table-cell office:value-type="float" office:value="6938.78" calcext:value-type="float">
            <text:p>6938.78</text:p>
          </table:table-cell>
          <table:table-cell office:value-type="float" office:value="40.15" calcext:value-type="float">
            <text:p>40.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" calcext:value-type="float">
            <text:p>5</text:p>
          </table:table-cell>
          <table:table-cell office:value-type="float" office:value="7884.98" calcext:value-type="float">
            <text:p>7884.98</text:p>
          </table:table-cell>
          <table:table-cell office:value-type="float" office:value="42.48" calcext:value-type="float">
            <text:p>42.4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7884.98" calcext:value-type="float">
            <text:p>7884.98</text:p>
          </table:table-cell>
          <table:table-cell office:value-type="float" office:value="42.16" calcext:value-type="float">
            <text:p>42.1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2" calcext:value-type="float">
            <text:p>12</text:p>
          </table:table-cell>
          <table:table-cell office:value-type="float" office:value="10408.17" calcext:value-type="float">
            <text:p>10408.17</text:p>
          </table:table-cell>
          <table:table-cell office:value-type="float" office:value="49.17" calcext:value-type="float">
            <text:p>49.1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" calcext:value-type="float">
            <text:p>7</text:p>
          </table:table-cell>
          <table:table-cell office:value-type="float" office:value="11038.97" calcext:value-type="float">
            <text:p>11038.97</text:p>
          </table:table-cell>
          <table:table-cell office:value-type="float" office:value="50.26" calcext:value-type="float">
            <text:p>50.2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7884.98" calcext:value-type="float">
            <text:p>7884.98</text:p>
          </table:table-cell>
          <table:table-cell office:value-type="float" office:value="42.16" calcext:value-type="float">
            <text:p>42.1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7" calcext:value-type="float">
            <text:p>17</text:p>
          </table:table-cell>
          <table:table-cell office:value-type="float" office:value="14744.91" calcext:value-type="float">
            <text:p>14744.91</text:p>
          </table:table-cell>
          <table:table-cell office:value-type="float" office:value="58.52" calcext:value-type="float">
            <text:p>58.5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9" calcext:value-type="float">
            <text:p>9</text:p>
          </table:table-cell>
          <table:table-cell office:value-type="float" office:value="14192.96" calcext:value-type="float">
            <text:p>14192.96</text:p>
          </table:table-cell>
          <table:table-cell office:value-type="float" office:value="56.99" calcext:value-type="float">
            <text:p>56.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15769.96" calcext:value-type="float">
            <text:p>15769.96</text:p>
          </table:table-cell>
          <table:table-cell office:value-type="float" office:value="59.63" calcext:value-type="float">
            <text:p>59.6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1" calcext:value-type="float">
            <text:p>21</text:p>
          </table:table-cell>
          <table:table-cell office:value-type="float" office:value="18214.3" calcext:value-type="float">
            <text:p>18214.3</text:p>
          </table:table-cell>
          <table:table-cell office:value-type="float" office:value="65.05" calcext:value-type="float">
            <text:p>65.0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1" calcext:value-type="float">
            <text:p>11</text:p>
          </table:table-cell>
          <table:table-cell office:value-type="float" office:value="17346.95" calcext:value-type="float">
            <text:p>17346.95</text:p>
          </table:table-cell>
          <table:table-cell office:value-type="float" office:value="63.01" calcext:value-type="float">
            <text:p>63.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15769.96" calcext:value-type="float">
            <text:p>15769.96</text:p>
          </table:table-cell>
          <table:table-cell office:value-type="float" office:value="59.63" calcext:value-type="float">
            <text:p>59.63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39" calcext:value-type="float">
            <text:p>2.3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744.3" calcext:value-type="float">
            <text:p>744.3</text:p>
          </table:table-cell>
          <table:table-cell office:value-type="float" office:value="167.2" calcext:value-type="float">
            <text:p>167.2</text:p>
          </table:table-cell>
          <table:table-cell office:value-type="float" office:value="12.9" calcext:value-type="float">
            <text:p>12.9</text:p>
          </table:table-cell>
          <table:table-cell office:value-type="float" office:value="13.1" calcext:value-type="float">
            <text:p>13.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353.3" calcext:value-type="float">
            <text:p>1353.3</text:p>
          </table:table-cell>
          <table:table-cell office:value-type="float" office:value="304" calcext:value-type="float">
            <text:p>304</text:p>
          </table:table-cell>
          <table:table-cell office:value-type="float" office:value="17.4" calcext:value-type="float">
            <text:p>17.4</text:p>
          </table:table-cell>
          <table:table-cell office:value-type="float" office:value="17.6" calcext:value-type="float">
            <text:p>17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766.4" calcext:value-type="float">
            <text:p>6766.4</text:p>
          </table:table-cell>
          <table:table-cell office:value-type="float" office:value="1519.8" calcext:value-type="float">
            <text:p>1519.8</text:p>
          </table:table-cell>
          <table:table-cell office:value-type="float" office:value="39" calcext:value-type="float">
            <text:p>39</text:p>
          </table:table-cell>
          <table:table-cell office:value-type="float" office:value="39.1" calcext:value-type="float">
            <text:p>39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" calcext:value-type="float">
            <text:p>5</text:p>
          </table:table-cell>
          <table:table-cell office:value-type="float" office:value="3721.51" calcext:value-type="float">
            <text:p>3721.51</text:p>
          </table:table-cell>
          <table:table-cell office:value-type="float" office:value="29.4" calcext:value-type="float">
            <text:p>29.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" calcext:value-type="float">
            <text:p>3</text:p>
          </table:table-cell>
          <table:table-cell office:value-type="float" office:value="4059.83" calcext:value-type="float">
            <text:p>4059.83</text:p>
          </table:table-cell>
          <table:table-cell office:value-type="float" office:value="30.48" calcext:value-type="float">
            <text:p>30.4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6766.39" calcext:value-type="float">
            <text:p>6766.39</text:p>
          </table:table-cell>
          <table:table-cell office:value-type="float" office:value="39.06" calcext:value-type="float">
            <text:p>39.0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0" calcext:value-type="float">
            <text:p>10</text:p>
          </table:table-cell>
          <table:table-cell office:value-type="float" office:value="7443.03" calcext:value-type="float">
            <text:p>7443.03</text:p>
          </table:table-cell>
          <table:table-cell office:value-type="float" office:value="41.58" calcext:value-type="float">
            <text:p>41.5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" calcext:value-type="float">
            <text:p>5</text:p>
          </table:table-cell>
          <table:table-cell office:value-type="float" office:value="6766.39" calcext:value-type="float">
            <text:p>6766.39</text:p>
          </table:table-cell>
          <table:table-cell office:value-type="float" office:value="39.35" calcext:value-type="float">
            <text:p>39.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6766.39" calcext:value-type="float">
            <text:p>6766.39</text:p>
          </table:table-cell>
          <table:table-cell office:value-type="float" office:value="39.06" calcext:value-type="float">
            <text:p>39.0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5" calcext:value-type="float">
            <text:p>15</text:p>
          </table:table-cell>
          <table:table-cell office:value-type="float" office:value="11164.54" calcext:value-type="float">
            <text:p>11164.54</text:p>
          </table:table-cell>
          <table:table-cell office:value-type="float" office:value="50.93" calcext:value-type="float">
            <text:p>50.9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8" calcext:value-type="float">
            <text:p>8</text:p>
          </table:table-cell>
          <table:table-cell office:value-type="float" office:value="10826.22" calcext:value-type="float">
            <text:p>10826.22</text:p>
          </table:table-cell>
          <table:table-cell office:value-type="float" office:value="49.77" calcext:value-type="float">
            <text:p>49.7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13532.78" calcext:value-type="float">
            <text:p>13532.78</text:p>
          </table:table-cell>
          <table:table-cell office:value-type="float" office:value="55.24" calcext:value-type="float">
            <text:p>55.2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9" calcext:value-type="float">
            <text:p>19</text:p>
          </table:table-cell>
          <table:table-cell office:value-type="float" office:value="14141.75" calcext:value-type="float">
            <text:p>14141.75</text:p>
          </table:table-cell>
          <table:table-cell office:value-type="float" office:value="57.32" calcext:value-type="float">
            <text:p>57.3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1" calcext:value-type="float">
            <text:p>11</text:p>
          </table:table-cell>
          <table:table-cell office:value-type="float" office:value="14886.05" calcext:value-type="float">
            <text:p>14886.05</text:p>
          </table:table-cell>
          <table:table-cell office:value-type="float" office:value="58.37" calcext:value-type="float">
            <text:p>58.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13532.78" calcext:value-type="float">
            <text:p>13532.78</text:p>
          </table:table-cell>
          <table:table-cell office:value-type="float" office:value="55.24" calcext:value-type="float">
            <text:p>55.2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4" calcext:value-type="float">
            <text:p>24</text:p>
          </table:table-cell>
          <table:table-cell office:value-type="float" office:value="17863.27" calcext:value-type="float">
            <text:p>17863.27</text:p>
          </table:table-cell>
          <table:table-cell office:value-type="float" office:value="64.42" calcext:value-type="float">
            <text:p>64.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3" calcext:value-type="float">
            <text:p>13</text:p>
          </table:table-cell>
          <table:table-cell office:value-type="float" office:value="17592.61" calcext:value-type="float">
            <text:p>17592.61</text:p>
          </table:table-cell>
          <table:table-cell office:value-type="float" office:value="63.45" calcext:value-type="float">
            <text:p>63.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" calcext:value-type="float">
            <text:p>3</text:p>
          </table:table-cell>
          <table:table-cell office:value-type="float" office:value="20299.17" calcext:value-type="float">
            <text:p>20299.17</text:p>
          </table:table-cell>
          <table:table-cell office:value-type="float" office:value="67.65" calcext:value-type="float">
            <text:p>67.65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9" calcext:value-type="float">
            <text:p>2.2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83.3" calcext:value-type="float">
            <text:p>683.3</text:p>
          </table:table-cell>
          <table:table-cell office:value-type="float" office:value="153.5" calcext:value-type="float">
            <text:p>153.5</text:p>
          </table:table-cell>
          <table:table-cell office:value-type="float" office:value="12.4" calcext:value-type="float">
            <text:p>12.4</text:p>
          </table:table-cell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242.4" calcext:value-type="float">
            <text:p>1242.4</text:p>
          </table:table-cell>
          <table:table-cell office:value-type="float" office:value="279.1" calcext:value-type="float">
            <text:p>279.1</text:p>
          </table:table-cell>
          <table:table-cell office:value-type="float" office:value="16.7" calcext:value-type="float">
            <text:p>16.7</text:p>
          </table:table-cell>
          <table:table-cell office:value-type="float" office:value="16.9" calcext:value-type="float">
            <text:p>16.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212" calcext:value-type="float">
            <text:p>6212</text:p>
          </table:table-cell>
          <table:table-cell office:value-type="float" office:value="1395.3" calcext:value-type="float">
            <text:p>1395.3</text:p>
          </table:table-cell>
          <table:table-cell table:number-columns-repeated="2" office:value-type="float" office:value="37.4" calcext:value-type="float">
            <text:p>37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" calcext:value-type="float">
            <text:p>5</text:p>
          </table:table-cell>
          <table:table-cell office:value-type="float" office:value="3416.61" calcext:value-type="float">
            <text:p>3416.61</text:p>
          </table:table-cell>
          <table:table-cell office:value-type="float" office:value="28.17" calcext:value-type="float">
            <text:p>28.1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" calcext:value-type="float">
            <text:p>3</text:p>
          </table:table-cell>
          <table:table-cell office:value-type="float" office:value="3727.21" calcext:value-type="float">
            <text:p>3727.21</text:p>
          </table:table-cell>
          <table:table-cell office:value-type="float" office:value="29.2" calcext:value-type="float">
            <text:p>29.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6212.01" calcext:value-type="float">
            <text:p>6212.01</text:p>
          </table:table-cell>
          <table:table-cell office:value-type="float" office:value="37.42" calcext:value-type="float">
            <text:p>37.4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1" calcext:value-type="float">
            <text:p>11</text:p>
          </table:table-cell>
          <table:table-cell office:value-type="float" office:value="7516.53" calcext:value-type="float">
            <text:p>7516.53</text:p>
          </table:table-cell>
          <table:table-cell office:value-type="float" office:value="41.79" calcext:value-type="float">
            <text:p>41.7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" calcext:value-type="float">
            <text:p>6</text:p>
          </table:table-cell>
          <table:table-cell office:value-type="float" office:value="7454.41" calcext:value-type="float">
            <text:p>7454.41</text:p>
          </table:table-cell>
          <table:table-cell office:value-type="float" office:value="41.3" calcext:value-type="float">
            <text:p>41.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6212.01" calcext:value-type="float">
            <text:p>6212.01</text:p>
          </table:table-cell>
          <table:table-cell office:value-type="float" office:value="37.42" calcext:value-type="float">
            <text:p>37.4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6" calcext:value-type="float">
            <text:p>16</text:p>
          </table:table-cell>
          <table:table-cell office:value-type="float" office:value="10933.14" calcext:value-type="float">
            <text:p>10933.14</text:p>
          </table:table-cell>
          <table:table-cell office:value-type="float" office:value="50.4" calcext:value-type="float">
            <text:p>50.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9" calcext:value-type="float">
            <text:p>9</text:p>
          </table:table-cell>
          <table:table-cell office:value-type="float" office:value="11181.62" calcext:value-type="float">
            <text:p>11181.62</text:p>
          </table:table-cell>
          <table:table-cell office:value-type="float" office:value="50.58" calcext:value-type="float">
            <text:p>50.5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12424.02" calcext:value-type="float">
            <text:p>12424.02</text:p>
          </table:table-cell>
          <table:table-cell office:value-type="float" office:value="52.93" calcext:value-type="float">
            <text:p>52.9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1" calcext:value-type="float">
            <text:p>21</text:p>
          </table:table-cell>
          <table:table-cell office:value-type="float" office:value="14349.74" calcext:value-type="float">
            <text:p>14349.74</text:p>
          </table:table-cell>
          <table:table-cell office:value-type="float" office:value="57.73" calcext:value-type="float">
            <text:p>57.7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2" calcext:value-type="float">
            <text:p>12</text:p>
          </table:table-cell>
          <table:table-cell office:value-type="float" office:value="14908.82" calcext:value-type="float">
            <text:p>14908.82</text:p>
          </table:table-cell>
          <table:table-cell office:value-type="float" office:value="58.41" calcext:value-type="float">
            <text:p>58.4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12424.02" calcext:value-type="float">
            <text:p>12424.02</text:p>
          </table:table-cell>
          <table:table-cell office:value-type="float" office:value="52.93" calcext:value-type="float">
            <text:p>52.9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6" calcext:value-type="float">
            <text:p>26</text:p>
          </table:table-cell>
          <table:table-cell office:value-type="float" office:value="17766.35" calcext:value-type="float">
            <text:p>17766.35</text:p>
          </table:table-cell>
          <table:table-cell office:value-type="float" office:value="64.24" calcext:value-type="float">
            <text:p>64.2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4" calcext:value-type="float">
            <text:p>14</text:p>
          </table:table-cell>
          <table:table-cell office:value-type="float" office:value="17393.63" calcext:value-type="float">
            <text:p>17393.63</text:p>
          </table:table-cell>
          <table:table-cell office:value-type="float" office:value="63.09" calcext:value-type="float">
            <text:p>63.0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" calcext:value-type="float">
            <text:p>3</text:p>
          </table:table-cell>
          <table:table-cell office:value-type="float" office:value="18636.03" calcext:value-type="float">
            <text:p>18636.03</text:p>
          </table:table-cell>
          <table:table-cell office:value-type="float" office:value="64.82" calcext:value-type="float">
            <text:p>64.82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7" calcext:value-type="float">
            <text:p>2.2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71.4" calcext:value-type="float">
            <text:p>671.4</text:p>
          </table:table-cell>
          <table:table-cell office:value-type="float" office:value="150.8" calcext:value-type="float">
            <text:p>150.8</text:p>
          </table:table-cell>
          <table:table-cell office:value-type="float" office:value="12.3" calcext:value-type="float">
            <text:p>12.3</text:p>
          </table:table-cell>
          <table:table-cell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220.8" calcext:value-type="float">
            <text:p>1220.8</text:p>
          </table:table-cell>
          <table:table-cell office:value-type="float" office:value="274.2" calcext:value-type="float">
            <text:p>274.2</text:p>
          </table:table-cell>
          <table:table-cell office:value-type="float" office:value="16.6" calcext:value-type="float">
            <text:p>16.6</text:p>
          </table:table-cell>
          <table:table-cell office:value-type="float" office:value="16.7" calcext:value-type="float">
            <text:p>16.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104" calcext:value-type="float">
            <text:p>6104</text:p>
          </table:table-cell>
          <table:table-cell office:value-type="float" office:value="1371.1" calcext:value-type="float">
            <text:p>1371.1</text:p>
          </table:table-cell>
          <table:table-cell office:value-type="float" office:value="37" calcext:value-type="float">
            <text:p>37</text:p>
          </table:table-cell>
          <table:table-cell office:value-type="float" office:value="37.1" calcext:value-type="float">
            <text:p>37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" calcext:value-type="float">
            <text:p>5</text:p>
          </table:table-cell>
          <table:table-cell office:value-type="float" office:value="3357.19" calcext:value-type="float">
            <text:p>3357.19</text:p>
          </table:table-cell>
          <table:table-cell office:value-type="float" office:value="27.93" calcext:value-type="float">
            <text:p>27.9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" calcext:value-type="float">
            <text:p>3</text:p>
          </table:table-cell>
          <table:table-cell office:value-type="float" office:value="3662.39" calcext:value-type="float">
            <text:p>3662.39</text:p>
          </table:table-cell>
          <table:table-cell office:value-type="float" office:value="28.95" calcext:value-type="float">
            <text:p>28.9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6103.98" calcext:value-type="float">
            <text:p>6103.98</text:p>
          </table:table-cell>
          <table:table-cell office:value-type="float" office:value="37.1" calcext:value-type="float">
            <text:p>37.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1" calcext:value-type="float">
            <text:p>11</text:p>
          </table:table-cell>
          <table:table-cell office:value-type="float" office:value="7385.81" calcext:value-type="float">
            <text:p>7385.81</text:p>
          </table:table-cell>
          <table:table-cell office:value-type="float" office:value="41.42" calcext:value-type="float">
            <text:p>41.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" calcext:value-type="float">
            <text:p>6</text:p>
          </table:table-cell>
          <table:table-cell office:value-type="float" office:value="7324.77" calcext:value-type="float">
            <text:p>7324.77</text:p>
          </table:table-cell>
          <table:table-cell office:value-type="float" office:value="40.94" calcext:value-type="float">
            <text:p>40.9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6103.98" calcext:value-type="float">
            <text:p>6103.98</text:p>
          </table:table-cell>
          <table:table-cell office:value-type="float" office:value="37.1" calcext:value-type="float">
            <text:p>37.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6" calcext:value-type="float">
            <text:p>16</text:p>
          </table:table-cell>
          <table:table-cell office:value-type="float" office:value="10743" calcext:value-type="float">
            <text:p>10743</text:p>
          </table:table-cell>
          <table:table-cell office:value-type="float" office:value="49.96" calcext:value-type="float">
            <text:p>49.9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9" calcext:value-type="float">
            <text:p>9</text:p>
          </table:table-cell>
          <table:table-cell office:value-type="float" office:value="10987.16" calcext:value-type="float">
            <text:p>10987.16</text:p>
          </table:table-cell>
          <table:table-cell office:value-type="float" office:value="50.14" calcext:value-type="float">
            <text:p>50.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12207.95" calcext:value-type="float">
            <text:p>12207.95</text:p>
          </table:table-cell>
          <table:table-cell office:value-type="float" office:value="52.46" calcext:value-type="float">
            <text:p>52.4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1" calcext:value-type="float">
            <text:p>21</text:p>
          </table:table-cell>
          <table:table-cell office:value-type="float" office:value="14100.19" calcext:value-type="float">
            <text:p>14100.19</text:p>
          </table:table-cell>
          <table:table-cell office:value-type="float" office:value="57.23" calcext:value-type="float">
            <text:p>57.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2" calcext:value-type="float">
            <text:p>12</text:p>
          </table:table-cell>
          <table:table-cell office:value-type="float" office:value="14649.54" calcext:value-type="float">
            <text:p>14649.54</text:p>
          </table:table-cell>
          <table:table-cell office:value-type="float" office:value="57.9" calcext:value-type="float">
            <text:p>57.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12207.95" calcext:value-type="float">
            <text:p>12207.95</text:p>
          </table:table-cell>
          <table:table-cell office:value-type="float" office:value="52.46" calcext:value-type="float">
            <text:p>52.4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7" calcext:value-type="float">
            <text:p>27</text:p>
          </table:table-cell>
          <table:table-cell office:value-type="float" office:value="18128.81" calcext:value-type="float">
            <text:p>18128.81</text:p>
          </table:table-cell>
          <table:table-cell office:value-type="float" office:value="64.89" calcext:value-type="float">
            <text:p>64.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5" calcext:value-type="float">
            <text:p>15</text:p>
          </table:table-cell>
          <table:table-cell office:value-type="float" office:value="18311.93" calcext:value-type="float">
            <text:p>18311.93</text:p>
          </table:table-cell>
          <table:table-cell office:value-type="float" office:value="64.73" calcext:value-type="float">
            <text:p>64.7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" calcext:value-type="float">
            <text:p>3</text:p>
          </table:table-cell>
          <table:table-cell office:value-type="float" office:value="18311.93" calcext:value-type="float">
            <text:p>18311.93</text:p>
          </table:table-cell>
          <table:table-cell office:value-type="float" office:value="64.25" calcext:value-type="float">
            <text:p>64.25</text:p>
          </table:table-cell>
          <table:table-cell table:number-columns-repeated="4"/>
        </table:table-row>
        <table:table-row table:style-name="ro1" table:number-rows-repeated="5">
          <table:table-cell table:number-columns-repeated="12"/>
        </table:table-row>
        <table:table-row table:style-name="ro1">
          <table:table-cell/>
          <table:table-cell office:value-type="string" calcext:value-type="string">
            <text:p>Site Name:</text:p>
          </table:table-cell>
          <table:table-cell office:value-type="string" calcext:value-type="string">
            <text:p>SQM 2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ky Quality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gnitude per arc-second^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ight Pollution Base Rate:</text:p>
          </table:table-cell>
          <table:table-cell office:value-type="float" office:value="35.32" calcext:value-type="float">
            <text:p>35.32</text:p>
          </table:table-cell>
          <table:table-cell office:value-type="string" calcext:value-type="string">
            <text:p>e per second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Optic Name:</text:p>
          </table:table-cell>
          <table:table-cell office:value-type="string" calcext:value-type="string">
            <text:p>f/3.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ght Pollution Rate:</text:p>
          </table:table-cell>
          <table:table-cell office:value-type="float" office:value="3.92" calcext:value-type="float">
            <text:p>3.92</text:p>
          </table:table-cell>
          <table:table-cell office:value-type="string" calcext:value-type="string">
            <text:p>e per second for f/3.0 optic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3.28" calcext:value-type="float">
            <text:p>3.2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80.2" calcext:value-type="float">
            <text:p>80.2</text:p>
          </table:table-cell>
          <table:table-cell office:value-type="float" office:value="314.9" calcext:value-type="float">
            <text:p>314.9</text:p>
          </table:table-cell>
          <table:table-cell office:value-type="float" office:value="17.7" calcext:value-type="float">
            <text:p>17.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45.9" calcext:value-type="float">
            <text:p>145.9</text:p>
          </table:table-cell>
          <table:table-cell office:value-type="float" office:value="572.5" calcext:value-type="float">
            <text:p>572.5</text:p>
          </table:table-cell>
          <table:table-cell office:value-type="float" office:value="23.9" calcext:value-type="float">
            <text:p>23.9</text:p>
          </table:table-cell>
          <table:table-cell office:value-type="float" office:value="24.2" calcext:value-type="float">
            <text:p>2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29.4" calcext:value-type="float">
            <text:p>729.4</text:p>
          </table:table-cell>
          <table:table-cell office:value-type="float" office:value="2862.5" calcext:value-type="float">
            <text:p>2862.5</text:p>
          </table:table-cell>
          <table:table-cell office:value-type="float" office:value="53.5" calcext:value-type="float">
            <text:p>53.5</text:p>
          </table:table-cell>
          <table:table-cell office:value-type="float" office:value="53.6" calcext:value-type="float">
            <text:p>53.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5" calcext:value-type="float">
            <text:p>45</text:p>
          </table:table-cell>
          <table:table-cell office:value-type="float" office:value="3610.58" calcext:value-type="float">
            <text:p>3610.58</text:p>
          </table:table-cell>
          <table:table-cell office:value-type="float" office:value="121.05" calcext:value-type="float">
            <text:p>121.0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5" calcext:value-type="float">
            <text:p>25</text:p>
          </table:table-cell>
          <table:table-cell office:value-type="float" office:value="3647.05" calcext:value-type="float">
            <text:p>3647.05</text:p>
          </table:table-cell>
          <table:table-cell office:value-type="float" office:value="120.75" calcext:value-type="float">
            <text:p>120.7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" calcext:value-type="float">
            <text:p>5</text:p>
          </table:table-cell>
          <table:table-cell office:value-type="float" office:value="3647.05" calcext:value-type="float">
            <text:p>3647.05</text:p>
          </table:table-cell>
          <table:table-cell office:value-type="float" office:value="119.86" calcext:value-type="float">
            <text:p>119.8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90" calcext:value-type="float">
            <text:p>90</text:p>
          </table:table-cell>
          <table:table-cell office:value-type="float" office:value="7221.16" calcext:value-type="float">
            <text:p>7221.16</text:p>
          </table:table-cell>
          <table:table-cell office:value-type="float" office:value="171.19" calcext:value-type="float">
            <text:p>171.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9" calcext:value-type="float">
            <text:p>49</text:p>
          </table:table-cell>
          <table:table-cell office:value-type="float" office:value="7148.22" calcext:value-type="float">
            <text:p>7148.22</text:p>
          </table:table-cell>
          <table:table-cell office:value-type="float" office:value="169.06" calcext:value-type="float">
            <text:p>169.0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0" calcext:value-type="float">
            <text:p>10</text:p>
          </table:table-cell>
          <table:table-cell office:value-type="float" office:value="7294.1" calcext:value-type="float">
            <text:p>7294.1</text:p>
          </table:table-cell>
          <table:table-cell office:value-type="float" office:value="169.51" calcext:value-type="float">
            <text:p>169.5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35" calcext:value-type="float">
            <text:p>135</text:p>
          </table:table-cell>
          <table:table-cell office:value-type="float" office:value="10831.74" calcext:value-type="float">
            <text:p>10831.74</text:p>
          </table:table-cell>
          <table:table-cell office:value-type="float" office:value="209.67" calcext:value-type="float">
            <text:p>209.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4" calcext:value-type="float">
            <text:p>74</text:p>
          </table:table-cell>
          <table:table-cell office:value-type="float" office:value="10795.27" calcext:value-type="float">
            <text:p>10795.27</text:p>
          </table:table-cell>
          <table:table-cell office:value-type="float" office:value="207.75" calcext:value-type="float">
            <text:p>207.7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5" calcext:value-type="float">
            <text:p>15</text:p>
          </table:table-cell>
          <table:table-cell office:value-type="float" office:value="10941.15" calcext:value-type="float">
            <text:p>10941.15</text:p>
          </table:table-cell>
          <table:table-cell office:value-type="float" office:value="207.6" calcext:value-type="float">
            <text:p>207.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79" calcext:value-type="float">
            <text:p>179</text:p>
          </table:table-cell>
          <table:table-cell office:value-type="float" office:value="14362.08" calcext:value-type="float">
            <text:p>14362.08</text:p>
          </table:table-cell>
          <table:table-cell office:value-type="float" office:value="241.43" calcext:value-type="float">
            <text:p>241.4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99" calcext:value-type="float">
            <text:p>99</text:p>
          </table:table-cell>
          <table:table-cell office:value-type="float" office:value="14442.31" calcext:value-type="float">
            <text:p>14442.31</text:p>
          </table:table-cell>
          <table:table-cell office:value-type="float" office:value="240.3" calcext:value-type="float">
            <text:p>240.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0" calcext:value-type="float">
            <text:p>20</text:p>
          </table:table-cell>
          <table:table-cell office:value-type="float" office:value="14588.2" calcext:value-type="float">
            <text:p>14588.2</text:p>
          </table:table-cell>
          <table:table-cell office:value-type="float" office:value="239.72" calcext:value-type="float">
            <text:p>239.7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24" calcext:value-type="float">
            <text:p>224</text:p>
          </table:table-cell>
          <table:table-cell office:value-type="float" office:value="17972.66" calcext:value-type="float">
            <text:p>17972.66</text:p>
          </table:table-cell>
          <table:table-cell office:value-type="float" office:value="270.08" calcext:value-type="float">
            <text:p>270.0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23" calcext:value-type="float">
            <text:p>123</text:p>
          </table:table-cell>
          <table:table-cell office:value-type="float" office:value="17943.48" calcext:value-type="float">
            <text:p>17943.48</text:p>
          </table:table-cell>
          <table:table-cell office:value-type="float" office:value="267.85" calcext:value-type="float">
            <text:p>267.8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5" calcext:value-type="float">
            <text:p>25</text:p>
          </table:table-cell>
          <table:table-cell office:value-type="float" office:value="18235.25" calcext:value-type="float">
            <text:p>18235.25</text:p>
          </table:table-cell>
          <table:table-cell office:value-type="float" office:value="268.02" calcext:value-type="float">
            <text:p>268.02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78" calcext:value-type="float">
            <text:p>2.7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7.6" calcext:value-type="float">
            <text:p>57.6</text:p>
          </table:table-cell>
          <table:table-cell office:value-type="float" office:value="226.2" calcext:value-type="float">
            <text:p>226.2</text:p>
          </table:table-cell>
          <table:table-cell office:value-type="float" office:value="15" calcext:value-type="float">
            <text:p>15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04.8" calcext:value-type="float">
            <text:p>104.8</text:p>
          </table:table-cell>
          <table:table-cell office:value-type="float" office:value="411.3" calcext:value-type="float">
            <text:p>411.3</text:p>
          </table:table-cell>
          <table:table-cell office:value-type="float" office:value="20.3" calcext:value-type="float">
            <text:p>20.3</text:p>
          </table:table-cell>
          <table:table-cell office:value-type="float" office:value="20.5" calcext:value-type="float">
            <text:p>20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24" calcext:value-type="float">
            <text:p>524</text:p>
          </table:table-cell>
          <table:table-cell office:value-type="float" office:value="2056.3" calcext:value-type="float">
            <text:p>2056.3</text:p>
          </table:table-cell>
          <table:table-cell office:value-type="float" office:value="45.3" calcext:value-type="float">
            <text:p>45.3</text:p>
          </table:table-cell>
          <table:table-cell office:value-type="float" office:value="45.4" calcext:value-type="float">
            <text:p>45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2" calcext:value-type="float">
            <text:p>62</text:p>
          </table:table-cell>
          <table:table-cell office:value-type="float" office:value="3573.53" calcext:value-type="float">
            <text:p>3573.53</text:p>
          </table:table-cell>
          <table:table-cell office:value-type="float" office:value="120.43" calcext:value-type="float">
            <text:p>120.4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4" calcext:value-type="float">
            <text:p>34</text:p>
          </table:table-cell>
          <table:table-cell office:value-type="float" office:value="3563.05" calcext:value-type="float">
            <text:p>3563.05</text:p>
          </table:table-cell>
          <table:table-cell office:value-type="float" office:value="119.36" calcext:value-type="float">
            <text:p>119.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" calcext:value-type="float">
            <text:p>7</text:p>
          </table:table-cell>
          <table:table-cell office:value-type="float" office:value="3667.85" calcext:value-type="float">
            <text:p>3667.85</text:p>
          </table:table-cell>
          <table:table-cell office:value-type="float" office:value="120.2" calcext:value-type="float">
            <text:p>120.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25" calcext:value-type="float">
            <text:p>125</text:p>
          </table:table-cell>
          <table:table-cell office:value-type="float" office:value="7204.7" calcext:value-type="float">
            <text:p>7204.7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9" calcext:value-type="float">
            <text:p>69</text:p>
          </table:table-cell>
          <table:table-cell office:value-type="float" office:value="7230.9" calcext:value-type="float">
            <text:p>7230.9</text:p>
          </table:table-cell>
          <table:table-cell office:value-type="float" office:value="170.03" calcext:value-type="float">
            <text:p>170.0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4" calcext:value-type="float">
            <text:p>14</text:p>
          </table:table-cell>
          <table:table-cell office:value-type="float" office:value="7335.7" calcext:value-type="float">
            <text:p>7335.7</text:p>
          </table:table-cell>
          <table:table-cell office:value-type="float" office:value="169.99" calcext:value-type="float">
            <text:p>169.9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87" calcext:value-type="float">
            <text:p>187</text:p>
          </table:table-cell>
          <table:table-cell office:value-type="float" office:value="10778.24" calcext:value-type="float">
            <text:p>10778.24</text:p>
          </table:table-cell>
          <table:table-cell office:value-type="float" office:value="209.15" calcext:value-type="float">
            <text:p>209.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03" calcext:value-type="float">
            <text:p>103</text:p>
          </table:table-cell>
          <table:table-cell office:value-type="float" office:value="10793.96" calcext:value-type="float">
            <text:p>10793.96</text:p>
          </table:table-cell>
          <table:table-cell office:value-type="float" office:value="207.74" calcext:value-type="float">
            <text:p>207.7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1" calcext:value-type="float">
            <text:p>21</text:p>
          </table:table-cell>
          <table:table-cell office:value-type="float" office:value="11003.55" calcext:value-type="float">
            <text:p>11003.55</text:p>
          </table:table-cell>
          <table:table-cell office:value-type="float" office:value="208.2" calcext:value-type="float">
            <text:p>208.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50" calcext:value-type="float">
            <text:p>250</text:p>
          </table:table-cell>
          <table:table-cell office:value-type="float" office:value="14409.41" calcext:value-type="float">
            <text:p>14409.41</text:p>
          </table:table-cell>
          <table:table-cell office:value-type="float" office:value="241.83" calcext:value-type="float">
            <text:p>241.8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37" calcext:value-type="float">
            <text:p>137</text:p>
          </table:table-cell>
          <table:table-cell office:value-type="float" office:value="14357.01" calcext:value-type="float">
            <text:p>14357.01</text:p>
          </table:table-cell>
          <table:table-cell office:value-type="float" office:value="239.59" calcext:value-type="float">
            <text:p>239.5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7" calcext:value-type="float">
            <text:p>27</text:p>
          </table:table-cell>
          <table:table-cell office:value-type="float" office:value="14147.42" calcext:value-type="float">
            <text:p>14147.42</text:p>
          </table:table-cell>
          <table:table-cell office:value-type="float" office:value="236.07" calcext:value-type="float">
            <text:p>236.0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12" calcext:value-type="float">
            <text:p>312</text:p>
          </table:table-cell>
          <table:table-cell office:value-type="float" office:value="17982.94" calcext:value-type="float">
            <text:p>17982.94</text:p>
          </table:table-cell>
          <table:table-cell office:value-type="float" office:value="270.16" calcext:value-type="float">
            <text:p>270.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72" calcext:value-type="float">
            <text:p>172</text:p>
          </table:table-cell>
          <table:table-cell office:value-type="float" office:value="18024.86" calcext:value-type="float">
            <text:p>18024.86</text:p>
          </table:table-cell>
          <table:table-cell office:value-type="float" office:value="268.45" calcext:value-type="float">
            <text:p>268.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4" calcext:value-type="float">
            <text:p>34</text:p>
          </table:table-cell>
          <table:table-cell office:value-type="float" office:value="17815.27" calcext:value-type="float">
            <text:p>17815.27</text:p>
          </table:table-cell>
          <table:table-cell office:value-type="float" office:value="264.91" calcext:value-type="float">
            <text:p>264.91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58" calcext:value-type="float">
            <text:p>2.5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9.6" calcext:value-type="float">
            <text:p>49.6</text:p>
          </table:table-cell>
          <table:table-cell office:value-type="float" office:value="194.8" calcext:value-type="float">
            <text:p>194.8</text:p>
          </table:table-cell>
          <table:table-cell office:value-type="float" office:value="14" calcext:value-type="float">
            <text:p>14</text:p>
          </table:table-cell>
          <table:table-cell office:value-type="float" office:value="14.2" calcext:value-type="float">
            <text:p>1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90.3" calcext:value-type="float">
            <text:p>90.3</text:p>
          </table:table-cell>
          <table:table-cell office:value-type="float" office:value="354.2" calcext:value-type="float">
            <text:p>354.2</text:p>
          </table:table-cell>
          <table:table-cell office:value-type="float" office:value="18.8" calcext:value-type="float">
            <text:p>18.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51.3" calcext:value-type="float">
            <text:p>451.3</text:p>
          </table:table-cell>
          <table:table-cell office:value-type="float" office:value="1771.1" calcext:value-type="float">
            <text:p>1771.1</text:p>
          </table:table-cell>
          <table:table-cell office:value-type="float" office:value="42.1" calcext:value-type="float">
            <text:p>42.1</text:p>
          </table:table-cell>
          <table:table-cell office:value-type="float" office:value="42.2" calcext:value-type="float">
            <text:p>42.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73" calcext:value-type="float">
            <text:p>73</text:p>
          </table:table-cell>
          <table:table-cell office:value-type="float" office:value="3623.92" calcext:value-type="float">
            <text:p>3623.92</text:p>
          </table:table-cell>
          <table:table-cell office:value-type="float" office:value="121.28" calcext:value-type="float">
            <text:p>121.2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0" calcext:value-type="float">
            <text:p>40</text:p>
          </table:table-cell>
          <table:table-cell office:value-type="float" office:value="3610.38" calcext:value-type="float">
            <text:p>3610.38</text:p>
          </table:table-cell>
          <table:table-cell office:value-type="float" office:value="120.15" calcext:value-type="float">
            <text:p>120.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8" calcext:value-type="float">
            <text:p>8</text:p>
          </table:table-cell>
          <table:table-cell office:value-type="float" office:value="3610.38" calcext:value-type="float">
            <text:p>3610.38</text:p>
          </table:table-cell>
          <table:table-cell office:value-type="float" office:value="119.26" calcext:value-type="float">
            <text:p>119.2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45" calcext:value-type="float">
            <text:p>145</text:p>
          </table:table-cell>
          <table:table-cell office:value-type="float" office:value="7198.2" calcext:value-type="float">
            <text:p>7198.2</text:p>
          </table:table-cell>
          <table:table-cell office:value-type="float" office:value="170.92" calcext:value-type="float">
            <text:p>170.9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80" calcext:value-type="float">
            <text:p>80</text:p>
          </table:table-cell>
          <table:table-cell office:value-type="float" office:value="7220.77" calcext:value-type="float">
            <text:p>7220.77</text:p>
          </table:table-cell>
          <table:table-cell office:value-type="float" office:value="169.91" calcext:value-type="float">
            <text:p>169.9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6" calcext:value-type="float">
            <text:p>16</text:p>
          </table:table-cell>
          <table:table-cell office:value-type="float" office:value="7220.77" calcext:value-type="float">
            <text:p>7220.77</text:p>
          </table:table-cell>
          <table:table-cell office:value-type="float" office:value="168.65" calcext:value-type="float">
            <text:p>168.6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18" calcext:value-type="float">
            <text:p>218</text:p>
          </table:table-cell>
          <table:table-cell office:value-type="float" office:value="10822.12" calcext:value-type="float">
            <text:p>10822.12</text:p>
          </table:table-cell>
          <table:table-cell office:value-type="float" office:value="209.58" calcext:value-type="float">
            <text:p>209.5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20" calcext:value-type="float">
            <text:p>120</text:p>
          </table:table-cell>
          <table:table-cell office:value-type="float" office:value="10831.15" calcext:value-type="float">
            <text:p>10831.15</text:p>
          </table:table-cell>
          <table:table-cell office:value-type="float" office:value="208.1" calcext:value-type="float">
            <text:p>208.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4" calcext:value-type="float">
            <text:p>24</text:p>
          </table:table-cell>
          <table:table-cell office:value-type="float" office:value="10831.15" calcext:value-type="float">
            <text:p>10831.15</text:p>
          </table:table-cell>
          <table:table-cell office:value-type="float" office:value="206.56" calcext:value-type="float">
            <text:p>206.5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90" calcext:value-type="float">
            <text:p>290</text:p>
          </table:table-cell>
          <table:table-cell office:value-type="float" office:value="14396.4" calcext:value-type="float">
            <text:p>14396.4</text:p>
          </table:table-cell>
          <table:table-cell office:value-type="float" office:value="241.72" calcext:value-type="float">
            <text:p>241.7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60" calcext:value-type="float">
            <text:p>160</text:p>
          </table:table-cell>
          <table:table-cell office:value-type="float" office:value="14441.53" calcext:value-type="float">
            <text:p>14441.53</text:p>
          </table:table-cell>
          <table:table-cell office:value-type="float" office:value="240.29" calcext:value-type="float">
            <text:p>240.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2" calcext:value-type="float">
            <text:p>32</text:p>
          </table:table-cell>
          <table:table-cell office:value-type="float" office:value="14441.53" calcext:value-type="float">
            <text:p>14441.53</text:p>
          </table:table-cell>
          <table:table-cell office:value-type="float" office:value="238.51" calcext:value-type="float">
            <text:p>238.5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63" calcext:value-type="float">
            <text:p>363</text:p>
          </table:table-cell>
          <table:table-cell office:value-type="float" office:value="18020.33" calcext:value-type="float">
            <text:p>18020.33</text:p>
          </table:table-cell>
          <table:table-cell office:value-type="float" office:value="270.44" calcext:value-type="float">
            <text:p>270.4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99" calcext:value-type="float">
            <text:p>199</text:p>
          </table:table-cell>
          <table:table-cell office:value-type="float" office:value="17961.66" calcext:value-type="float">
            <text:p>17961.66</text:p>
          </table:table-cell>
          <table:table-cell office:value-type="float" office:value="267.98" calcext:value-type="float">
            <text:p>267.9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0" calcext:value-type="float">
            <text:p>40</text:p>
          </table:table-cell>
          <table:table-cell office:value-type="float" office:value="18051.92" calcext:value-type="float">
            <text:p>18051.92</text:p>
          </table:table-cell>
          <table:table-cell office:value-type="float" office:value="266.67" calcext:value-type="float">
            <text:p>266.67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39" calcext:value-type="float">
            <text:p>2.3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2.6" calcext:value-type="float">
            <text:p>42.6</text:p>
          </table:table-cell>
          <table:table-cell office:value-type="float" office:value="167.2" calcext:value-type="float">
            <text:p>167.2</text:p>
          </table:table-cell>
          <table:table-cell office:value-type="float" office:value="12.9" calcext:value-type="float">
            <text:p>12.9</text:p>
          </table:table-cell>
          <table:table-cell office:value-type="float" office:value="13.1" calcext:value-type="float">
            <text:p>13.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7.5" calcext:value-type="float">
            <text:p>77.5</text:p>
          </table:table-cell>
          <table:table-cell office:value-type="float" office:value="304" calcext:value-type="float">
            <text:p>304</text:p>
          </table:table-cell>
          <table:table-cell office:value-type="float" office:value="17.4" calcext:value-type="float">
            <text:p>17.4</text:p>
          </table:table-cell>
          <table:table-cell office:value-type="float" office:value="17.6" calcext:value-type="float">
            <text:p>17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87.3" calcext:value-type="float">
            <text:p>387.3</text:p>
          </table:table-cell>
          <table:table-cell office:value-type="float" office:value="1519.8" calcext:value-type="float">
            <text:p>1519.8</text:p>
          </table:table-cell>
          <table:table-cell office:value-type="float" office:value="39" calcext:value-type="float">
            <text:p>39</text:p>
          </table:table-cell>
          <table:table-cell office:value-type="float" office:value="39.1" calcext:value-type="float">
            <text:p>39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85" calcext:value-type="float">
            <text:p>85</text:p>
          </table:table-cell>
          <table:table-cell office:value-type="float" office:value="3621.02" calcext:value-type="float">
            <text:p>3621.02</text:p>
          </table:table-cell>
          <table:table-cell office:value-type="float" office:value="121.23" calcext:value-type="float">
            <text:p>121.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6" calcext:value-type="float">
            <text:p>46</text:p>
          </table:table-cell>
          <table:table-cell office:value-type="float" office:value="3562.93" calcext:value-type="float">
            <text:p>3562.93</text:p>
          </table:table-cell>
          <table:table-cell office:value-type="float" office:value="119.35" calcext:value-type="float">
            <text:p>119.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9" calcext:value-type="float">
            <text:p>9</text:p>
          </table:table-cell>
          <table:table-cell office:value-type="float" office:value="3485.48" calcext:value-type="float">
            <text:p>3485.48</text:p>
          </table:table-cell>
          <table:table-cell office:value-type="float" office:value="117.18" calcext:value-type="float">
            <text:p>117.1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69" calcext:value-type="float">
            <text:p>169</text:p>
          </table:table-cell>
          <table:table-cell office:value-type="float" office:value="7199.45" calcext:value-type="float">
            <text:p>7199.45</text:p>
          </table:table-cell>
          <table:table-cell office:value-type="float" office:value="170.94" calcext:value-type="float">
            <text:p>170.9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93" calcext:value-type="float">
            <text:p>93</text:p>
          </table:table-cell>
          <table:table-cell office:value-type="float" office:value="7203.32" calcext:value-type="float">
            <text:p>7203.32</text:p>
          </table:table-cell>
          <table:table-cell office:value-type="float" office:value="169.71" calcext:value-type="float">
            <text:p>169.7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9" calcext:value-type="float">
            <text:p>19</text:p>
          </table:table-cell>
          <table:table-cell office:value-type="float" office:value="7358.23" calcext:value-type="float">
            <text:p>7358.23</text:p>
          </table:table-cell>
          <table:table-cell office:value-type="float" office:value="170.25" calcext:value-type="float">
            <text:p>170.2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54" calcext:value-type="float">
            <text:p>254</text:p>
          </table:table-cell>
          <table:table-cell office:value-type="float" office:value="10820.47" calcext:value-type="float">
            <text:p>10820.47</text:p>
          </table:table-cell>
          <table:table-cell office:value-type="float" office:value="209.56" calcext:value-type="float">
            <text:p>209.5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39" calcext:value-type="float">
            <text:p>139</text:p>
          </table:table-cell>
          <table:table-cell office:value-type="float" office:value="10766.25" calcext:value-type="float">
            <text:p>10766.25</text:p>
          </table:table-cell>
          <table:table-cell office:value-type="float" office:value="207.47" calcext:value-type="float">
            <text:p>207.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8" calcext:value-type="float">
            <text:p>28</text:p>
          </table:table-cell>
          <table:table-cell office:value-type="float" office:value="10843.71" calcext:value-type="float">
            <text:p>10843.71</text:p>
          </table:table-cell>
          <table:table-cell office:value-type="float" office:value="206.68" calcext:value-type="float">
            <text:p>206.6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38" calcext:value-type="float">
            <text:p>338</text:p>
          </table:table-cell>
          <table:table-cell office:value-type="float" office:value="14398.89" calcext:value-type="float">
            <text:p>14398.89</text:p>
          </table:table-cell>
          <table:table-cell office:value-type="float" office:value="241.74" calcext:value-type="float">
            <text:p>241.7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86" calcext:value-type="float">
            <text:p>186</text:p>
          </table:table-cell>
          <table:table-cell office:value-type="float" office:value="14406.64" calcext:value-type="float">
            <text:p>14406.64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7" calcext:value-type="float">
            <text:p>37</text:p>
          </table:table-cell>
          <table:table-cell office:value-type="float" office:value="14329.18" calcext:value-type="float">
            <text:p>14329.18</text:p>
          </table:table-cell>
          <table:table-cell office:value-type="float" office:value="237.58" calcext:value-type="float">
            <text:p>237.5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23" calcext:value-type="float">
            <text:p>423</text:p>
          </table:table-cell>
          <table:table-cell office:value-type="float" office:value="18019.92" calcext:value-type="float">
            <text:p>18019.92</text:p>
          </table:table-cell>
          <table:table-cell office:value-type="float" office:value="270.43" calcext:value-type="float">
            <text:p>270.4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32" calcext:value-type="float">
            <text:p>232</text:p>
          </table:table-cell>
          <table:table-cell office:value-type="float" office:value="17969.57" calcext:value-type="float">
            <text:p>17969.57</text:p>
          </table:table-cell>
          <table:table-cell office:value-type="float" office:value="268.04" calcext:value-type="float">
            <text:p>268.0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6" calcext:value-type="float">
            <text:p>46</text:p>
          </table:table-cell>
          <table:table-cell office:value-type="float" office:value="17814.66" calcext:value-type="float">
            <text:p>17814.66</text:p>
          </table:table-cell>
          <table:table-cell office:value-type="float" office:value="264.91" calcext:value-type="float">
            <text:p>264.91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9" calcext:value-type="float">
            <text:p>2.2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9.1" calcext:value-type="float">
            <text:p>39.1</text:p>
          </table:table-cell>
          <table:table-cell office:value-type="float" office:value="153.5" calcext:value-type="float">
            <text:p>153.5</text:p>
          </table:table-cell>
          <table:table-cell office:value-type="float" office:value="12.4" calcext:value-type="float">
            <text:p>12.4</text:p>
          </table:table-cell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1.1" calcext:value-type="float">
            <text:p>71.1</text:p>
          </table:table-cell>
          <table:table-cell office:value-type="float" office:value="279.1" calcext:value-type="float">
            <text:p>279.1</text:p>
          </table:table-cell>
          <table:table-cell office:value-type="float" office:value="16.7" calcext:value-type="float">
            <text:p>16.7</text:p>
          </table:table-cell>
          <table:table-cell office:value-type="float" office:value="16.9" calcext:value-type="float">
            <text:p>16.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55.5" calcext:value-type="float">
            <text:p>355.5</text:p>
          </table:table-cell>
          <table:table-cell office:value-type="float" office:value="1395.3" calcext:value-type="float">
            <text:p>1395.3</text:p>
          </table:table-cell>
          <table:table-cell table:number-columns-repeated="2" office:value-type="float" office:value="37.4" calcext:value-type="float">
            <text:p>37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92" calcext:value-type="float">
            <text:p>92</text:p>
          </table:table-cell>
          <table:table-cell office:value-type="float" office:value="3598.12" calcext:value-type="float">
            <text:p>3598.12</text:p>
          </table:table-cell>
          <table:table-cell office:value-type="float" office:value="120.84" calcext:value-type="float">
            <text:p>120.8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1" calcext:value-type="float">
            <text:p>51</text:p>
          </table:table-cell>
          <table:table-cell office:value-type="float" office:value="3626.56" calcext:value-type="float">
            <text:p>3626.56</text:p>
          </table:table-cell>
          <table:table-cell office:value-type="float" office:value="120.42" calcext:value-type="float">
            <text:p>120.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0" calcext:value-type="float">
            <text:p>10</text:p>
          </table:table-cell>
          <table:table-cell office:value-type="float" office:value="3555.45" calcext:value-type="float">
            <text:p>3555.45</text:p>
          </table:table-cell>
          <table:table-cell office:value-type="float" office:value="118.35" calcext:value-type="float">
            <text:p>118.3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84" calcext:value-type="float">
            <text:p>184</text:p>
          </table:table-cell>
          <table:table-cell office:value-type="float" office:value="7196.24" calcext:value-type="float">
            <text:p>7196.24</text:p>
          </table:table-cell>
          <table:table-cell office:value-type="float" office:value="170.9" calcext:value-type="float">
            <text:p>170.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01" calcext:value-type="float">
            <text:p>101</text:p>
          </table:table-cell>
          <table:table-cell office:value-type="float" office:value="7182.01" calcext:value-type="float">
            <text:p>7182.01</text:p>
          </table:table-cell>
          <table:table-cell office:value-type="float" office:value="169.46" calcext:value-type="float">
            <text:p>169.4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0" calcext:value-type="float">
            <text:p>20</text:p>
          </table:table-cell>
          <table:table-cell office:value-type="float" office:value="7110.9" calcext:value-type="float">
            <text:p>7110.9</text:p>
          </table:table-cell>
          <table:table-cell office:value-type="float" office:value="167.37" calcext:value-type="float">
            <text:p>167.3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76" calcext:value-type="float">
            <text:p>276</text:p>
          </table:table-cell>
          <table:table-cell office:value-type="float" office:value="10794.35" calcext:value-type="float">
            <text:p>10794.35</text:p>
          </table:table-cell>
          <table:table-cell office:value-type="float" office:value="209.31" calcext:value-type="float">
            <text:p>209.3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52" calcext:value-type="float">
            <text:p>152</text:p>
          </table:table-cell>
          <table:table-cell office:value-type="float" office:value="10808.58" calcext:value-type="float">
            <text:p>10808.58</text:p>
          </table:table-cell>
          <table:table-cell office:value-type="float" office:value="207.88" calcext:value-type="float">
            <text:p>207.8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0" calcext:value-type="float">
            <text:p>30</text:p>
          </table:table-cell>
          <table:table-cell office:value-type="float" office:value="10666.36" calcext:value-type="float">
            <text:p>10666.36</text:p>
          </table:table-cell>
          <table:table-cell office:value-type="float" office:value="204.98" calcext:value-type="float">
            <text:p>204.9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68" calcext:value-type="float">
            <text:p>368</text:p>
          </table:table-cell>
          <table:table-cell office:value-type="float" office:value="14392.47" calcext:value-type="float">
            <text:p>14392.47</text:p>
          </table:table-cell>
          <table:table-cell office:value-type="float" office:value="241.69" calcext:value-type="float">
            <text:p>241.6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03" calcext:value-type="float">
            <text:p>203</text:p>
          </table:table-cell>
          <table:table-cell office:value-type="float" office:value="14435.14" calcext:value-type="float">
            <text:p>14435.14</text:p>
          </table:table-cell>
          <table:table-cell office:value-type="float" office:value="240.24" calcext:value-type="float">
            <text:p>240.2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1" calcext:value-type="float">
            <text:p>41</text:p>
          </table:table-cell>
          <table:table-cell office:value-type="float" office:value="14577.36" calcext:value-type="float">
            <text:p>14577.36</text:p>
          </table:table-cell>
          <table:table-cell office:value-type="float" office:value="239.63" calcext:value-type="float">
            <text:p>239.6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60" calcext:value-type="float">
            <text:p>460</text:p>
          </table:table-cell>
          <table:table-cell office:value-type="float" office:value="17990.59" calcext:value-type="float">
            <text:p>17990.59</text:p>
          </table:table-cell>
          <table:table-cell office:value-type="float" office:value="270.21" calcext:value-type="float">
            <text:p>270.2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53" calcext:value-type="float">
            <text:p>253</text:p>
          </table:table-cell>
          <table:table-cell office:value-type="float" office:value="17990.59" calcext:value-type="float">
            <text:p>17990.59</text:p>
          </table:table-cell>
          <table:table-cell office:value-type="float" office:value="268.2" calcext:value-type="float">
            <text:p>268.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1" calcext:value-type="float">
            <text:p>51</text:p>
          </table:table-cell>
          <table:table-cell office:value-type="float" office:value="18132.81" calcext:value-type="float">
            <text:p>18132.81</text:p>
          </table:table-cell>
          <table:table-cell office:value-type="float" office:value="267.26" calcext:value-type="float">
            <text:p>267.26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7" calcext:value-type="float">
            <text:p>2.2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8.4" calcext:value-type="float">
            <text:p>38.4</text:p>
          </table:table-cell>
          <table:table-cell office:value-type="float" office:value="150.8" calcext:value-type="float">
            <text:p>150.8</text:p>
          </table:table-cell>
          <table:table-cell office:value-type="float" office:value="12.3" calcext:value-type="float">
            <text:p>12.3</text:p>
          </table:table-cell>
          <table:table-cell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9.9" calcext:value-type="float">
            <text:p>69.9</text:p>
          </table:table-cell>
          <table:table-cell office:value-type="float" office:value="274.2" calcext:value-type="float">
            <text:p>274.2</text:p>
          </table:table-cell>
          <table:table-cell office:value-type="float" office:value="16.6" calcext:value-type="float">
            <text:p>16.6</text:p>
          </table:table-cell>
          <table:table-cell office:value-type="float" office:value="16.7" calcext:value-type="float">
            <text:p>16.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49.4" calcext:value-type="float">
            <text:p>349.4</text:p>
          </table:table-cell>
          <table:table-cell office:value-type="float" office:value="1371.1" calcext:value-type="float">
            <text:p>1371.1</text:p>
          </table:table-cell>
          <table:table-cell office:value-type="float" office:value="37" calcext:value-type="float">
            <text:p>37</text:p>
          </table:table-cell>
          <table:table-cell office:value-type="float" office:value="37.1" calcext:value-type="float">
            <text:p>37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94" calcext:value-type="float">
            <text:p>94</text:p>
          </table:table-cell>
          <table:table-cell office:value-type="float" office:value="3612.4" calcext:value-type="float">
            <text:p>3612.4</text:p>
          </table:table-cell>
          <table:table-cell office:value-type="float" office:value="121.08" calcext:value-type="float">
            <text:p>121.0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2" calcext:value-type="float">
            <text:p>52</text:p>
          </table:table-cell>
          <table:table-cell office:value-type="float" office:value="3633.36" calcext:value-type="float">
            <text:p>3633.36</text:p>
          </table:table-cell>
          <table:table-cell office:value-type="float" office:value="120.53" calcext:value-type="float">
            <text:p>120.5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0" calcext:value-type="float">
            <text:p>10</text:p>
          </table:table-cell>
          <table:table-cell office:value-type="float" office:value="3493.62" calcext:value-type="float">
            <text:p>3493.62</text:p>
          </table:table-cell>
          <table:table-cell office:value-type="float" office:value="117.31" calcext:value-type="float">
            <text:p>117.3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87" calcext:value-type="float">
            <text:p>187</text:p>
          </table:table-cell>
          <table:table-cell office:value-type="float" office:value="7186.38" calcext:value-type="float">
            <text:p>7186.38</text:p>
          </table:table-cell>
          <table:table-cell office:value-type="float" office:value="170.78" calcext:value-type="float">
            <text:p>170.7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03" calcext:value-type="float">
            <text:p>103</text:p>
          </table:table-cell>
          <table:table-cell office:value-type="float" office:value="7196.86" calcext:value-type="float">
            <text:p>7196.86</text:p>
          </table:table-cell>
          <table:table-cell office:value-type="float" office:value="169.63" calcext:value-type="float">
            <text:p>169.6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1" calcext:value-type="float">
            <text:p>21</text:p>
          </table:table-cell>
          <table:table-cell office:value-type="float" office:value="7336.6" calcext:value-type="float">
            <text:p>7336.6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81" calcext:value-type="float">
            <text:p>281</text:p>
          </table:table-cell>
          <table:table-cell office:value-type="float" office:value="10798.78" calcext:value-type="float">
            <text:p>10798.78</text:p>
          </table:table-cell>
          <table:table-cell office:value-type="float" office:value="209.35" calcext:value-type="float">
            <text:p>209.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55" calcext:value-type="float">
            <text:p>155</text:p>
          </table:table-cell>
          <table:table-cell office:value-type="float" office:value="10830.22" calcext:value-type="float">
            <text:p>10830.22</text:p>
          </table:table-cell>
          <table:table-cell office:value-type="float" office:value="208.09" calcext:value-type="float">
            <text:p>208.0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1" calcext:value-type="float">
            <text:p>31</text:p>
          </table:table-cell>
          <table:table-cell office:value-type="float" office:value="10830.22" calcext:value-type="float">
            <text:p>10830.22</text:p>
          </table:table-cell>
          <table:table-cell office:value-type="float" office:value="206.55" calcext:value-type="float">
            <text:p>206.5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75" calcext:value-type="float">
            <text:p>375</text:p>
          </table:table-cell>
          <table:table-cell office:value-type="float" office:value="14411.18" calcext:value-type="float">
            <text:p>14411.18</text:p>
          </table:table-cell>
          <table:table-cell office:value-type="float" office:value="241.84" calcext:value-type="float">
            <text:p>241.8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06" calcext:value-type="float">
            <text:p>206</text:p>
          </table:table-cell>
          <table:table-cell office:value-type="float" office:value="14393.71" calcext:value-type="float">
            <text:p>14393.71</text:p>
          </table:table-cell>
          <table:table-cell office:value-type="float" office:value="239.89" calcext:value-type="float">
            <text:p>239.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1" calcext:value-type="float">
            <text:p>41</text:p>
          </table:table-cell>
          <table:table-cell office:value-type="float" office:value="14323.84" calcext:value-type="float">
            <text:p>14323.84</text:p>
          </table:table-cell>
          <table:table-cell office:value-type="float" office:value="237.54" calcext:value-type="float">
            <text:p>237.5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68" calcext:value-type="float">
            <text:p>468</text:p>
          </table:table-cell>
          <table:table-cell office:value-type="float" office:value="17985.15" calcext:value-type="float">
            <text:p>17985.15</text:p>
          </table:table-cell>
          <table:table-cell office:value-type="float" office:value="270.17" calcext:value-type="float">
            <text:p>270.1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58" calcext:value-type="float">
            <text:p>258</text:p>
          </table:table-cell>
          <table:table-cell office:value-type="float" office:value="18027.08" calcext:value-type="float">
            <text:p>18027.08</text:p>
          </table:table-cell>
          <table:table-cell office:value-type="float" office:value="268.47" calcext:value-type="float">
            <text:p>268.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2" calcext:value-type="float">
            <text:p>52</text:p>
          </table:table-cell>
          <table:table-cell office:value-type="float" office:value="18166.82" calcext:value-type="float">
            <text:p>18166.82</text:p>
          </table:table-cell>
          <table:table-cell office:value-type="float" office:value="267.51" calcext:value-type="float">
            <text:p>267.51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Optic Name:</text:p>
          </table:table-cell>
          <table:table-cell office:value-type="string" calcext:value-type="string">
            <text:p>f/4.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ght Pollution Rate:</text:p>
          </table:table-cell>
          <table:table-cell office:value-type="float" office:value="3.92" calcext:value-type="float">
            <text:p>3.92</text:p>
          </table:table-cell>
          <table:table-cell office:value-type="string" calcext:value-type="string">
            <text:p>e per second for f/3.0 optic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3.28" calcext:value-type="float">
            <text:p>3.2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80.2" calcext:value-type="float">
            <text:p>80.2</text:p>
          </table:table-cell>
          <table:table-cell office:value-type="float" office:value="314.9" calcext:value-type="float">
            <text:p>314.9</text:p>
          </table:table-cell>
          <table:table-cell office:value-type="float" office:value="17.7" calcext:value-type="float">
            <text:p>17.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45.9" calcext:value-type="float">
            <text:p>145.9</text:p>
          </table:table-cell>
          <table:table-cell office:value-type="float" office:value="572.5" calcext:value-type="float">
            <text:p>572.5</text:p>
          </table:table-cell>
          <table:table-cell office:value-type="float" office:value="23.9" calcext:value-type="float">
            <text:p>23.9</text:p>
          </table:table-cell>
          <table:table-cell office:value-type="float" office:value="24.2" calcext:value-type="float">
            <text:p>2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29.4" calcext:value-type="float">
            <text:p>729.4</text:p>
          </table:table-cell>
          <table:table-cell office:value-type="float" office:value="2862.5" calcext:value-type="float">
            <text:p>2862.5</text:p>
          </table:table-cell>
          <table:table-cell office:value-type="float" office:value="53.5" calcext:value-type="float">
            <text:p>53.5</text:p>
          </table:table-cell>
          <table:table-cell office:value-type="float" office:value="53.6" calcext:value-type="float">
            <text:p>53.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5" calcext:value-type="float">
            <text:p>45</text:p>
          </table:table-cell>
          <table:table-cell office:value-type="float" office:value="3610.58" calcext:value-type="float">
            <text:p>3610.58</text:p>
          </table:table-cell>
          <table:table-cell office:value-type="float" office:value="121.05" calcext:value-type="float">
            <text:p>121.0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5" calcext:value-type="float">
            <text:p>25</text:p>
          </table:table-cell>
          <table:table-cell office:value-type="float" office:value="3647.05" calcext:value-type="float">
            <text:p>3647.05</text:p>
          </table:table-cell>
          <table:table-cell office:value-type="float" office:value="120.75" calcext:value-type="float">
            <text:p>120.7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" calcext:value-type="float">
            <text:p>5</text:p>
          </table:table-cell>
          <table:table-cell office:value-type="float" office:value="3647.05" calcext:value-type="float">
            <text:p>3647.05</text:p>
          </table:table-cell>
          <table:table-cell office:value-type="float" office:value="119.86" calcext:value-type="float">
            <text:p>119.8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90" calcext:value-type="float">
            <text:p>90</text:p>
          </table:table-cell>
          <table:table-cell office:value-type="float" office:value="7221.16" calcext:value-type="float">
            <text:p>7221.16</text:p>
          </table:table-cell>
          <table:table-cell office:value-type="float" office:value="171.19" calcext:value-type="float">
            <text:p>171.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9" calcext:value-type="float">
            <text:p>49</text:p>
          </table:table-cell>
          <table:table-cell office:value-type="float" office:value="7148.22" calcext:value-type="float">
            <text:p>7148.22</text:p>
          </table:table-cell>
          <table:table-cell office:value-type="float" office:value="169.06" calcext:value-type="float">
            <text:p>169.0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0" calcext:value-type="float">
            <text:p>10</text:p>
          </table:table-cell>
          <table:table-cell office:value-type="float" office:value="7294.1" calcext:value-type="float">
            <text:p>7294.1</text:p>
          </table:table-cell>
          <table:table-cell office:value-type="float" office:value="169.51" calcext:value-type="float">
            <text:p>169.5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35" calcext:value-type="float">
            <text:p>135</text:p>
          </table:table-cell>
          <table:table-cell office:value-type="float" office:value="10831.74" calcext:value-type="float">
            <text:p>10831.74</text:p>
          </table:table-cell>
          <table:table-cell office:value-type="float" office:value="209.67" calcext:value-type="float">
            <text:p>209.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4" calcext:value-type="float">
            <text:p>74</text:p>
          </table:table-cell>
          <table:table-cell office:value-type="float" office:value="10795.27" calcext:value-type="float">
            <text:p>10795.27</text:p>
          </table:table-cell>
          <table:table-cell office:value-type="float" office:value="207.75" calcext:value-type="float">
            <text:p>207.7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5" calcext:value-type="float">
            <text:p>15</text:p>
          </table:table-cell>
          <table:table-cell office:value-type="float" office:value="10941.15" calcext:value-type="float">
            <text:p>10941.15</text:p>
          </table:table-cell>
          <table:table-cell office:value-type="float" office:value="207.6" calcext:value-type="float">
            <text:p>207.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79" calcext:value-type="float">
            <text:p>179</text:p>
          </table:table-cell>
          <table:table-cell office:value-type="float" office:value="14362.08" calcext:value-type="float">
            <text:p>14362.08</text:p>
          </table:table-cell>
          <table:table-cell office:value-type="float" office:value="241.43" calcext:value-type="float">
            <text:p>241.4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99" calcext:value-type="float">
            <text:p>99</text:p>
          </table:table-cell>
          <table:table-cell office:value-type="float" office:value="14442.31" calcext:value-type="float">
            <text:p>14442.31</text:p>
          </table:table-cell>
          <table:table-cell office:value-type="float" office:value="240.3" calcext:value-type="float">
            <text:p>240.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0" calcext:value-type="float">
            <text:p>20</text:p>
          </table:table-cell>
          <table:table-cell office:value-type="float" office:value="14588.2" calcext:value-type="float">
            <text:p>14588.2</text:p>
          </table:table-cell>
          <table:table-cell office:value-type="float" office:value="239.72" calcext:value-type="float">
            <text:p>239.7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24" calcext:value-type="float">
            <text:p>224</text:p>
          </table:table-cell>
          <table:table-cell office:value-type="float" office:value="17972.66" calcext:value-type="float">
            <text:p>17972.66</text:p>
          </table:table-cell>
          <table:table-cell office:value-type="float" office:value="270.08" calcext:value-type="float">
            <text:p>270.0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23" calcext:value-type="float">
            <text:p>123</text:p>
          </table:table-cell>
          <table:table-cell office:value-type="float" office:value="17943.48" calcext:value-type="float">
            <text:p>17943.48</text:p>
          </table:table-cell>
          <table:table-cell office:value-type="float" office:value="267.85" calcext:value-type="float">
            <text:p>267.8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5" calcext:value-type="float">
            <text:p>25</text:p>
          </table:table-cell>
          <table:table-cell office:value-type="float" office:value="18235.25" calcext:value-type="float">
            <text:p>18235.25</text:p>
          </table:table-cell>
          <table:table-cell office:value-type="float" office:value="268.02" calcext:value-type="float">
            <text:p>268.02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78" calcext:value-type="float">
            <text:p>2.7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7.6" calcext:value-type="float">
            <text:p>57.6</text:p>
          </table:table-cell>
          <table:table-cell office:value-type="float" office:value="226.2" calcext:value-type="float">
            <text:p>226.2</text:p>
          </table:table-cell>
          <table:table-cell office:value-type="float" office:value="15" calcext:value-type="float">
            <text:p>15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04.8" calcext:value-type="float">
            <text:p>104.8</text:p>
          </table:table-cell>
          <table:table-cell office:value-type="float" office:value="411.3" calcext:value-type="float">
            <text:p>411.3</text:p>
          </table:table-cell>
          <table:table-cell office:value-type="float" office:value="20.3" calcext:value-type="float">
            <text:p>20.3</text:p>
          </table:table-cell>
          <table:table-cell office:value-type="float" office:value="20.5" calcext:value-type="float">
            <text:p>20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24" calcext:value-type="float">
            <text:p>524</text:p>
          </table:table-cell>
          <table:table-cell office:value-type="float" office:value="2056.3" calcext:value-type="float">
            <text:p>2056.3</text:p>
          </table:table-cell>
          <table:table-cell office:value-type="float" office:value="45.3" calcext:value-type="float">
            <text:p>45.3</text:p>
          </table:table-cell>
          <table:table-cell office:value-type="float" office:value="45.4" calcext:value-type="float">
            <text:p>45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2" calcext:value-type="float">
            <text:p>62</text:p>
          </table:table-cell>
          <table:table-cell office:value-type="float" office:value="3573.53" calcext:value-type="float">
            <text:p>3573.53</text:p>
          </table:table-cell>
          <table:table-cell office:value-type="float" office:value="120.43" calcext:value-type="float">
            <text:p>120.4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4" calcext:value-type="float">
            <text:p>34</text:p>
          </table:table-cell>
          <table:table-cell office:value-type="float" office:value="3563.05" calcext:value-type="float">
            <text:p>3563.05</text:p>
          </table:table-cell>
          <table:table-cell office:value-type="float" office:value="119.36" calcext:value-type="float">
            <text:p>119.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" calcext:value-type="float">
            <text:p>7</text:p>
          </table:table-cell>
          <table:table-cell office:value-type="float" office:value="3667.85" calcext:value-type="float">
            <text:p>3667.85</text:p>
          </table:table-cell>
          <table:table-cell office:value-type="float" office:value="120.2" calcext:value-type="float">
            <text:p>120.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25" calcext:value-type="float">
            <text:p>125</text:p>
          </table:table-cell>
          <table:table-cell office:value-type="float" office:value="7204.7" calcext:value-type="float">
            <text:p>7204.7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9" calcext:value-type="float">
            <text:p>69</text:p>
          </table:table-cell>
          <table:table-cell office:value-type="float" office:value="7230.9" calcext:value-type="float">
            <text:p>7230.9</text:p>
          </table:table-cell>
          <table:table-cell office:value-type="float" office:value="170.03" calcext:value-type="float">
            <text:p>170.0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4" calcext:value-type="float">
            <text:p>14</text:p>
          </table:table-cell>
          <table:table-cell office:value-type="float" office:value="7335.7" calcext:value-type="float">
            <text:p>7335.7</text:p>
          </table:table-cell>
          <table:table-cell office:value-type="float" office:value="169.99" calcext:value-type="float">
            <text:p>169.9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87" calcext:value-type="float">
            <text:p>187</text:p>
          </table:table-cell>
          <table:table-cell office:value-type="float" office:value="10778.24" calcext:value-type="float">
            <text:p>10778.24</text:p>
          </table:table-cell>
          <table:table-cell office:value-type="float" office:value="209.15" calcext:value-type="float">
            <text:p>209.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03" calcext:value-type="float">
            <text:p>103</text:p>
          </table:table-cell>
          <table:table-cell office:value-type="float" office:value="10793.96" calcext:value-type="float">
            <text:p>10793.96</text:p>
          </table:table-cell>
          <table:table-cell office:value-type="float" office:value="207.74" calcext:value-type="float">
            <text:p>207.7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1" calcext:value-type="float">
            <text:p>21</text:p>
          </table:table-cell>
          <table:table-cell office:value-type="float" office:value="11003.55" calcext:value-type="float">
            <text:p>11003.55</text:p>
          </table:table-cell>
          <table:table-cell office:value-type="float" office:value="208.2" calcext:value-type="float">
            <text:p>208.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50" calcext:value-type="float">
            <text:p>250</text:p>
          </table:table-cell>
          <table:table-cell office:value-type="float" office:value="14409.41" calcext:value-type="float">
            <text:p>14409.41</text:p>
          </table:table-cell>
          <table:table-cell office:value-type="float" office:value="241.83" calcext:value-type="float">
            <text:p>241.8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37" calcext:value-type="float">
            <text:p>137</text:p>
          </table:table-cell>
          <table:table-cell office:value-type="float" office:value="14357.01" calcext:value-type="float">
            <text:p>14357.01</text:p>
          </table:table-cell>
          <table:table-cell office:value-type="float" office:value="239.59" calcext:value-type="float">
            <text:p>239.5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7" calcext:value-type="float">
            <text:p>27</text:p>
          </table:table-cell>
          <table:table-cell office:value-type="float" office:value="14147.42" calcext:value-type="float">
            <text:p>14147.42</text:p>
          </table:table-cell>
          <table:table-cell office:value-type="float" office:value="236.07" calcext:value-type="float">
            <text:p>236.0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12" calcext:value-type="float">
            <text:p>312</text:p>
          </table:table-cell>
          <table:table-cell office:value-type="float" office:value="17982.94" calcext:value-type="float">
            <text:p>17982.94</text:p>
          </table:table-cell>
          <table:table-cell office:value-type="float" office:value="270.16" calcext:value-type="float">
            <text:p>270.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72" calcext:value-type="float">
            <text:p>172</text:p>
          </table:table-cell>
          <table:table-cell office:value-type="float" office:value="18024.86" calcext:value-type="float">
            <text:p>18024.86</text:p>
          </table:table-cell>
          <table:table-cell office:value-type="float" office:value="268.45" calcext:value-type="float">
            <text:p>268.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4" calcext:value-type="float">
            <text:p>34</text:p>
          </table:table-cell>
          <table:table-cell office:value-type="float" office:value="17815.27" calcext:value-type="float">
            <text:p>17815.27</text:p>
          </table:table-cell>
          <table:table-cell office:value-type="float" office:value="264.91" calcext:value-type="float">
            <text:p>264.91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58" calcext:value-type="float">
            <text:p>2.5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9.6" calcext:value-type="float">
            <text:p>49.6</text:p>
          </table:table-cell>
          <table:table-cell office:value-type="float" office:value="194.8" calcext:value-type="float">
            <text:p>194.8</text:p>
          </table:table-cell>
          <table:table-cell office:value-type="float" office:value="14" calcext:value-type="float">
            <text:p>14</text:p>
          </table:table-cell>
          <table:table-cell office:value-type="float" office:value="14.2" calcext:value-type="float">
            <text:p>1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90.3" calcext:value-type="float">
            <text:p>90.3</text:p>
          </table:table-cell>
          <table:table-cell office:value-type="float" office:value="354.2" calcext:value-type="float">
            <text:p>354.2</text:p>
          </table:table-cell>
          <table:table-cell office:value-type="float" office:value="18.8" calcext:value-type="float">
            <text:p>18.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51.3" calcext:value-type="float">
            <text:p>451.3</text:p>
          </table:table-cell>
          <table:table-cell office:value-type="float" office:value="1771.1" calcext:value-type="float">
            <text:p>1771.1</text:p>
          </table:table-cell>
          <table:table-cell office:value-type="float" office:value="42.1" calcext:value-type="float">
            <text:p>42.1</text:p>
          </table:table-cell>
          <table:table-cell office:value-type="float" office:value="42.2" calcext:value-type="float">
            <text:p>42.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73" calcext:value-type="float">
            <text:p>73</text:p>
          </table:table-cell>
          <table:table-cell office:value-type="float" office:value="3623.92" calcext:value-type="float">
            <text:p>3623.92</text:p>
          </table:table-cell>
          <table:table-cell office:value-type="float" office:value="121.28" calcext:value-type="float">
            <text:p>121.2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0" calcext:value-type="float">
            <text:p>40</text:p>
          </table:table-cell>
          <table:table-cell office:value-type="float" office:value="3610.38" calcext:value-type="float">
            <text:p>3610.38</text:p>
          </table:table-cell>
          <table:table-cell office:value-type="float" office:value="120.15" calcext:value-type="float">
            <text:p>120.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8" calcext:value-type="float">
            <text:p>8</text:p>
          </table:table-cell>
          <table:table-cell office:value-type="float" office:value="3610.38" calcext:value-type="float">
            <text:p>3610.38</text:p>
          </table:table-cell>
          <table:table-cell office:value-type="float" office:value="119.26" calcext:value-type="float">
            <text:p>119.2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45" calcext:value-type="float">
            <text:p>145</text:p>
          </table:table-cell>
          <table:table-cell office:value-type="float" office:value="7198.2" calcext:value-type="float">
            <text:p>7198.2</text:p>
          </table:table-cell>
          <table:table-cell office:value-type="float" office:value="170.92" calcext:value-type="float">
            <text:p>170.9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80" calcext:value-type="float">
            <text:p>80</text:p>
          </table:table-cell>
          <table:table-cell office:value-type="float" office:value="7220.77" calcext:value-type="float">
            <text:p>7220.77</text:p>
          </table:table-cell>
          <table:table-cell office:value-type="float" office:value="169.91" calcext:value-type="float">
            <text:p>169.9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6" calcext:value-type="float">
            <text:p>16</text:p>
          </table:table-cell>
          <table:table-cell office:value-type="float" office:value="7220.77" calcext:value-type="float">
            <text:p>7220.77</text:p>
          </table:table-cell>
          <table:table-cell office:value-type="float" office:value="168.65" calcext:value-type="float">
            <text:p>168.6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18" calcext:value-type="float">
            <text:p>218</text:p>
          </table:table-cell>
          <table:table-cell office:value-type="float" office:value="10822.12" calcext:value-type="float">
            <text:p>10822.12</text:p>
          </table:table-cell>
          <table:table-cell office:value-type="float" office:value="209.58" calcext:value-type="float">
            <text:p>209.5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20" calcext:value-type="float">
            <text:p>120</text:p>
          </table:table-cell>
          <table:table-cell office:value-type="float" office:value="10831.15" calcext:value-type="float">
            <text:p>10831.15</text:p>
          </table:table-cell>
          <table:table-cell office:value-type="float" office:value="208.1" calcext:value-type="float">
            <text:p>208.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4" calcext:value-type="float">
            <text:p>24</text:p>
          </table:table-cell>
          <table:table-cell office:value-type="float" office:value="10831.15" calcext:value-type="float">
            <text:p>10831.15</text:p>
          </table:table-cell>
          <table:table-cell office:value-type="float" office:value="206.56" calcext:value-type="float">
            <text:p>206.5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90" calcext:value-type="float">
            <text:p>290</text:p>
          </table:table-cell>
          <table:table-cell office:value-type="float" office:value="14396.4" calcext:value-type="float">
            <text:p>14396.4</text:p>
          </table:table-cell>
          <table:table-cell office:value-type="float" office:value="241.72" calcext:value-type="float">
            <text:p>241.7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60" calcext:value-type="float">
            <text:p>160</text:p>
          </table:table-cell>
          <table:table-cell office:value-type="float" office:value="14441.53" calcext:value-type="float">
            <text:p>14441.53</text:p>
          </table:table-cell>
          <table:table-cell office:value-type="float" office:value="240.29" calcext:value-type="float">
            <text:p>240.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2" calcext:value-type="float">
            <text:p>32</text:p>
          </table:table-cell>
          <table:table-cell office:value-type="float" office:value="14441.53" calcext:value-type="float">
            <text:p>14441.53</text:p>
          </table:table-cell>
          <table:table-cell office:value-type="float" office:value="238.51" calcext:value-type="float">
            <text:p>238.5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63" calcext:value-type="float">
            <text:p>363</text:p>
          </table:table-cell>
          <table:table-cell office:value-type="float" office:value="18020.33" calcext:value-type="float">
            <text:p>18020.33</text:p>
          </table:table-cell>
          <table:table-cell office:value-type="float" office:value="270.44" calcext:value-type="float">
            <text:p>270.4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99" calcext:value-type="float">
            <text:p>199</text:p>
          </table:table-cell>
          <table:table-cell office:value-type="float" office:value="17961.66" calcext:value-type="float">
            <text:p>17961.66</text:p>
          </table:table-cell>
          <table:table-cell office:value-type="float" office:value="267.98" calcext:value-type="float">
            <text:p>267.9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0" calcext:value-type="float">
            <text:p>40</text:p>
          </table:table-cell>
          <table:table-cell office:value-type="float" office:value="18051.92" calcext:value-type="float">
            <text:p>18051.92</text:p>
          </table:table-cell>
          <table:table-cell office:value-type="float" office:value="266.67" calcext:value-type="float">
            <text:p>266.67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39" calcext:value-type="float">
            <text:p>2.3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2.6" calcext:value-type="float">
            <text:p>42.6</text:p>
          </table:table-cell>
          <table:table-cell office:value-type="float" office:value="167.2" calcext:value-type="float">
            <text:p>167.2</text:p>
          </table:table-cell>
          <table:table-cell office:value-type="float" office:value="12.9" calcext:value-type="float">
            <text:p>12.9</text:p>
          </table:table-cell>
          <table:table-cell office:value-type="float" office:value="13.1" calcext:value-type="float">
            <text:p>13.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7.5" calcext:value-type="float">
            <text:p>77.5</text:p>
          </table:table-cell>
          <table:table-cell office:value-type="float" office:value="304" calcext:value-type="float">
            <text:p>304</text:p>
          </table:table-cell>
          <table:table-cell office:value-type="float" office:value="17.4" calcext:value-type="float">
            <text:p>17.4</text:p>
          </table:table-cell>
          <table:table-cell office:value-type="float" office:value="17.6" calcext:value-type="float">
            <text:p>17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87.3" calcext:value-type="float">
            <text:p>387.3</text:p>
          </table:table-cell>
          <table:table-cell office:value-type="float" office:value="1519.8" calcext:value-type="float">
            <text:p>1519.8</text:p>
          </table:table-cell>
          <table:table-cell office:value-type="float" office:value="39" calcext:value-type="float">
            <text:p>39</text:p>
          </table:table-cell>
          <table:table-cell office:value-type="float" office:value="39.1" calcext:value-type="float">
            <text:p>39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85" calcext:value-type="float">
            <text:p>85</text:p>
          </table:table-cell>
          <table:table-cell office:value-type="float" office:value="3621.02" calcext:value-type="float">
            <text:p>3621.02</text:p>
          </table:table-cell>
          <table:table-cell office:value-type="float" office:value="121.23" calcext:value-type="float">
            <text:p>121.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6" calcext:value-type="float">
            <text:p>46</text:p>
          </table:table-cell>
          <table:table-cell office:value-type="float" office:value="3562.93" calcext:value-type="float">
            <text:p>3562.93</text:p>
          </table:table-cell>
          <table:table-cell office:value-type="float" office:value="119.35" calcext:value-type="float">
            <text:p>119.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9" calcext:value-type="float">
            <text:p>9</text:p>
          </table:table-cell>
          <table:table-cell office:value-type="float" office:value="3485.48" calcext:value-type="float">
            <text:p>3485.48</text:p>
          </table:table-cell>
          <table:table-cell office:value-type="float" office:value="117.18" calcext:value-type="float">
            <text:p>117.1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69" calcext:value-type="float">
            <text:p>169</text:p>
          </table:table-cell>
          <table:table-cell office:value-type="float" office:value="7199.45" calcext:value-type="float">
            <text:p>7199.45</text:p>
          </table:table-cell>
          <table:table-cell office:value-type="float" office:value="170.94" calcext:value-type="float">
            <text:p>170.9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93" calcext:value-type="float">
            <text:p>93</text:p>
          </table:table-cell>
          <table:table-cell office:value-type="float" office:value="7203.32" calcext:value-type="float">
            <text:p>7203.32</text:p>
          </table:table-cell>
          <table:table-cell office:value-type="float" office:value="169.71" calcext:value-type="float">
            <text:p>169.7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9" calcext:value-type="float">
            <text:p>19</text:p>
          </table:table-cell>
          <table:table-cell office:value-type="float" office:value="7358.23" calcext:value-type="float">
            <text:p>7358.23</text:p>
          </table:table-cell>
          <table:table-cell office:value-type="float" office:value="170.25" calcext:value-type="float">
            <text:p>170.2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54" calcext:value-type="float">
            <text:p>254</text:p>
          </table:table-cell>
          <table:table-cell office:value-type="float" office:value="10820.47" calcext:value-type="float">
            <text:p>10820.47</text:p>
          </table:table-cell>
          <table:table-cell office:value-type="float" office:value="209.56" calcext:value-type="float">
            <text:p>209.5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39" calcext:value-type="float">
            <text:p>139</text:p>
          </table:table-cell>
          <table:table-cell office:value-type="float" office:value="10766.25" calcext:value-type="float">
            <text:p>10766.25</text:p>
          </table:table-cell>
          <table:table-cell office:value-type="float" office:value="207.47" calcext:value-type="float">
            <text:p>207.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8" calcext:value-type="float">
            <text:p>28</text:p>
          </table:table-cell>
          <table:table-cell office:value-type="float" office:value="10843.71" calcext:value-type="float">
            <text:p>10843.71</text:p>
          </table:table-cell>
          <table:table-cell office:value-type="float" office:value="206.68" calcext:value-type="float">
            <text:p>206.6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38" calcext:value-type="float">
            <text:p>338</text:p>
          </table:table-cell>
          <table:table-cell office:value-type="float" office:value="14398.89" calcext:value-type="float">
            <text:p>14398.89</text:p>
          </table:table-cell>
          <table:table-cell office:value-type="float" office:value="241.74" calcext:value-type="float">
            <text:p>241.7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86" calcext:value-type="float">
            <text:p>186</text:p>
          </table:table-cell>
          <table:table-cell office:value-type="float" office:value="14406.64" calcext:value-type="float">
            <text:p>14406.64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7" calcext:value-type="float">
            <text:p>37</text:p>
          </table:table-cell>
          <table:table-cell office:value-type="float" office:value="14329.18" calcext:value-type="float">
            <text:p>14329.18</text:p>
          </table:table-cell>
          <table:table-cell office:value-type="float" office:value="237.58" calcext:value-type="float">
            <text:p>237.5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23" calcext:value-type="float">
            <text:p>423</text:p>
          </table:table-cell>
          <table:table-cell office:value-type="float" office:value="18019.92" calcext:value-type="float">
            <text:p>18019.92</text:p>
          </table:table-cell>
          <table:table-cell office:value-type="float" office:value="270.43" calcext:value-type="float">
            <text:p>270.4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32" calcext:value-type="float">
            <text:p>232</text:p>
          </table:table-cell>
          <table:table-cell office:value-type="float" office:value="17969.57" calcext:value-type="float">
            <text:p>17969.57</text:p>
          </table:table-cell>
          <table:table-cell office:value-type="float" office:value="268.04" calcext:value-type="float">
            <text:p>268.0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6" calcext:value-type="float">
            <text:p>46</text:p>
          </table:table-cell>
          <table:table-cell office:value-type="float" office:value="17814.66" calcext:value-type="float">
            <text:p>17814.66</text:p>
          </table:table-cell>
          <table:table-cell office:value-type="float" office:value="264.91" calcext:value-type="float">
            <text:p>264.91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9" calcext:value-type="float">
            <text:p>2.2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9.1" calcext:value-type="float">
            <text:p>39.1</text:p>
          </table:table-cell>
          <table:table-cell office:value-type="float" office:value="153.5" calcext:value-type="float">
            <text:p>153.5</text:p>
          </table:table-cell>
          <table:table-cell office:value-type="float" office:value="12.4" calcext:value-type="float">
            <text:p>12.4</text:p>
          </table:table-cell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1.1" calcext:value-type="float">
            <text:p>71.1</text:p>
          </table:table-cell>
          <table:table-cell office:value-type="float" office:value="279.1" calcext:value-type="float">
            <text:p>279.1</text:p>
          </table:table-cell>
          <table:table-cell office:value-type="float" office:value="16.7" calcext:value-type="float">
            <text:p>16.7</text:p>
          </table:table-cell>
          <table:table-cell office:value-type="float" office:value="16.9" calcext:value-type="float">
            <text:p>16.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55.5" calcext:value-type="float">
            <text:p>355.5</text:p>
          </table:table-cell>
          <table:table-cell office:value-type="float" office:value="1395.3" calcext:value-type="float">
            <text:p>1395.3</text:p>
          </table:table-cell>
          <table:table-cell table:number-columns-repeated="2" office:value-type="float" office:value="37.4" calcext:value-type="float">
            <text:p>37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92" calcext:value-type="float">
            <text:p>92</text:p>
          </table:table-cell>
          <table:table-cell office:value-type="float" office:value="3598.12" calcext:value-type="float">
            <text:p>3598.12</text:p>
          </table:table-cell>
          <table:table-cell office:value-type="float" office:value="120.84" calcext:value-type="float">
            <text:p>120.8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1" calcext:value-type="float">
            <text:p>51</text:p>
          </table:table-cell>
          <table:table-cell office:value-type="float" office:value="3626.56" calcext:value-type="float">
            <text:p>3626.56</text:p>
          </table:table-cell>
          <table:table-cell office:value-type="float" office:value="120.42" calcext:value-type="float">
            <text:p>120.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0" calcext:value-type="float">
            <text:p>10</text:p>
          </table:table-cell>
          <table:table-cell office:value-type="float" office:value="3555.45" calcext:value-type="float">
            <text:p>3555.45</text:p>
          </table:table-cell>
          <table:table-cell office:value-type="float" office:value="118.35" calcext:value-type="float">
            <text:p>118.3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84" calcext:value-type="float">
            <text:p>184</text:p>
          </table:table-cell>
          <table:table-cell office:value-type="float" office:value="7196.24" calcext:value-type="float">
            <text:p>7196.24</text:p>
          </table:table-cell>
          <table:table-cell office:value-type="float" office:value="170.9" calcext:value-type="float">
            <text:p>170.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01" calcext:value-type="float">
            <text:p>101</text:p>
          </table:table-cell>
          <table:table-cell office:value-type="float" office:value="7182.01" calcext:value-type="float">
            <text:p>7182.01</text:p>
          </table:table-cell>
          <table:table-cell office:value-type="float" office:value="169.46" calcext:value-type="float">
            <text:p>169.4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0" calcext:value-type="float">
            <text:p>20</text:p>
          </table:table-cell>
          <table:table-cell office:value-type="float" office:value="7110.9" calcext:value-type="float">
            <text:p>7110.9</text:p>
          </table:table-cell>
          <table:table-cell office:value-type="float" office:value="167.37" calcext:value-type="float">
            <text:p>167.3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76" calcext:value-type="float">
            <text:p>276</text:p>
          </table:table-cell>
          <table:table-cell office:value-type="float" office:value="10794.35" calcext:value-type="float">
            <text:p>10794.35</text:p>
          </table:table-cell>
          <table:table-cell office:value-type="float" office:value="209.31" calcext:value-type="float">
            <text:p>209.3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52" calcext:value-type="float">
            <text:p>152</text:p>
          </table:table-cell>
          <table:table-cell office:value-type="float" office:value="10808.58" calcext:value-type="float">
            <text:p>10808.58</text:p>
          </table:table-cell>
          <table:table-cell office:value-type="float" office:value="207.88" calcext:value-type="float">
            <text:p>207.8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0" calcext:value-type="float">
            <text:p>30</text:p>
          </table:table-cell>
          <table:table-cell office:value-type="float" office:value="10666.36" calcext:value-type="float">
            <text:p>10666.36</text:p>
          </table:table-cell>
          <table:table-cell office:value-type="float" office:value="204.98" calcext:value-type="float">
            <text:p>204.9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68" calcext:value-type="float">
            <text:p>368</text:p>
          </table:table-cell>
          <table:table-cell office:value-type="float" office:value="14392.47" calcext:value-type="float">
            <text:p>14392.47</text:p>
          </table:table-cell>
          <table:table-cell office:value-type="float" office:value="241.69" calcext:value-type="float">
            <text:p>241.6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03" calcext:value-type="float">
            <text:p>203</text:p>
          </table:table-cell>
          <table:table-cell office:value-type="float" office:value="14435.14" calcext:value-type="float">
            <text:p>14435.14</text:p>
          </table:table-cell>
          <table:table-cell office:value-type="float" office:value="240.24" calcext:value-type="float">
            <text:p>240.2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1" calcext:value-type="float">
            <text:p>41</text:p>
          </table:table-cell>
          <table:table-cell office:value-type="float" office:value="14577.36" calcext:value-type="float">
            <text:p>14577.36</text:p>
          </table:table-cell>
          <table:table-cell office:value-type="float" office:value="239.63" calcext:value-type="float">
            <text:p>239.6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60" calcext:value-type="float">
            <text:p>460</text:p>
          </table:table-cell>
          <table:table-cell office:value-type="float" office:value="17990.59" calcext:value-type="float">
            <text:p>17990.59</text:p>
          </table:table-cell>
          <table:table-cell office:value-type="float" office:value="270.21" calcext:value-type="float">
            <text:p>270.2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53" calcext:value-type="float">
            <text:p>253</text:p>
          </table:table-cell>
          <table:table-cell office:value-type="float" office:value="17990.59" calcext:value-type="float">
            <text:p>17990.59</text:p>
          </table:table-cell>
          <table:table-cell office:value-type="float" office:value="268.2" calcext:value-type="float">
            <text:p>268.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1" calcext:value-type="float">
            <text:p>51</text:p>
          </table:table-cell>
          <table:table-cell office:value-type="float" office:value="18132.81" calcext:value-type="float">
            <text:p>18132.81</text:p>
          </table:table-cell>
          <table:table-cell office:value-type="float" office:value="267.26" calcext:value-type="float">
            <text:p>267.26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7" calcext:value-type="float">
            <text:p>2.2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8.4" calcext:value-type="float">
            <text:p>38.4</text:p>
          </table:table-cell>
          <table:table-cell office:value-type="float" office:value="150.8" calcext:value-type="float">
            <text:p>150.8</text:p>
          </table:table-cell>
          <table:table-cell office:value-type="float" office:value="12.3" calcext:value-type="float">
            <text:p>12.3</text:p>
          </table:table-cell>
          <table:table-cell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9.9" calcext:value-type="float">
            <text:p>69.9</text:p>
          </table:table-cell>
          <table:table-cell office:value-type="float" office:value="274.2" calcext:value-type="float">
            <text:p>274.2</text:p>
          </table:table-cell>
          <table:table-cell office:value-type="float" office:value="16.6" calcext:value-type="float">
            <text:p>16.6</text:p>
          </table:table-cell>
          <table:table-cell office:value-type="float" office:value="16.7" calcext:value-type="float">
            <text:p>16.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49.4" calcext:value-type="float">
            <text:p>349.4</text:p>
          </table:table-cell>
          <table:table-cell office:value-type="float" office:value="1371.1" calcext:value-type="float">
            <text:p>1371.1</text:p>
          </table:table-cell>
          <table:table-cell office:value-type="float" office:value="37" calcext:value-type="float">
            <text:p>37</text:p>
          </table:table-cell>
          <table:table-cell office:value-type="float" office:value="37.1" calcext:value-type="float">
            <text:p>37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94" calcext:value-type="float">
            <text:p>94</text:p>
          </table:table-cell>
          <table:table-cell office:value-type="float" office:value="3612.4" calcext:value-type="float">
            <text:p>3612.4</text:p>
          </table:table-cell>
          <table:table-cell office:value-type="float" office:value="121.08" calcext:value-type="float">
            <text:p>121.0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2" calcext:value-type="float">
            <text:p>52</text:p>
          </table:table-cell>
          <table:table-cell office:value-type="float" office:value="3633.36" calcext:value-type="float">
            <text:p>3633.36</text:p>
          </table:table-cell>
          <table:table-cell office:value-type="float" office:value="120.53" calcext:value-type="float">
            <text:p>120.5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0" calcext:value-type="float">
            <text:p>10</text:p>
          </table:table-cell>
          <table:table-cell office:value-type="float" office:value="3493.62" calcext:value-type="float">
            <text:p>3493.62</text:p>
          </table:table-cell>
          <table:table-cell office:value-type="float" office:value="117.31" calcext:value-type="float">
            <text:p>117.3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87" calcext:value-type="float">
            <text:p>187</text:p>
          </table:table-cell>
          <table:table-cell office:value-type="float" office:value="7186.38" calcext:value-type="float">
            <text:p>7186.38</text:p>
          </table:table-cell>
          <table:table-cell office:value-type="float" office:value="170.78" calcext:value-type="float">
            <text:p>170.7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03" calcext:value-type="float">
            <text:p>103</text:p>
          </table:table-cell>
          <table:table-cell office:value-type="float" office:value="7196.86" calcext:value-type="float">
            <text:p>7196.86</text:p>
          </table:table-cell>
          <table:table-cell office:value-type="float" office:value="169.63" calcext:value-type="float">
            <text:p>169.6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1" calcext:value-type="float">
            <text:p>21</text:p>
          </table:table-cell>
          <table:table-cell office:value-type="float" office:value="7336.6" calcext:value-type="float">
            <text:p>7336.6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81" calcext:value-type="float">
            <text:p>281</text:p>
          </table:table-cell>
          <table:table-cell office:value-type="float" office:value="10798.78" calcext:value-type="float">
            <text:p>10798.78</text:p>
          </table:table-cell>
          <table:table-cell office:value-type="float" office:value="209.35" calcext:value-type="float">
            <text:p>209.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55" calcext:value-type="float">
            <text:p>155</text:p>
          </table:table-cell>
          <table:table-cell office:value-type="float" office:value="10830.22" calcext:value-type="float">
            <text:p>10830.22</text:p>
          </table:table-cell>
          <table:table-cell office:value-type="float" office:value="208.09" calcext:value-type="float">
            <text:p>208.0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1" calcext:value-type="float">
            <text:p>31</text:p>
          </table:table-cell>
          <table:table-cell office:value-type="float" office:value="10830.22" calcext:value-type="float">
            <text:p>10830.22</text:p>
          </table:table-cell>
          <table:table-cell office:value-type="float" office:value="206.55" calcext:value-type="float">
            <text:p>206.5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75" calcext:value-type="float">
            <text:p>375</text:p>
          </table:table-cell>
          <table:table-cell office:value-type="float" office:value="14411.18" calcext:value-type="float">
            <text:p>14411.18</text:p>
          </table:table-cell>
          <table:table-cell office:value-type="float" office:value="241.84" calcext:value-type="float">
            <text:p>241.8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06" calcext:value-type="float">
            <text:p>206</text:p>
          </table:table-cell>
          <table:table-cell office:value-type="float" office:value="14393.71" calcext:value-type="float">
            <text:p>14393.71</text:p>
          </table:table-cell>
          <table:table-cell office:value-type="float" office:value="239.89" calcext:value-type="float">
            <text:p>239.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1" calcext:value-type="float">
            <text:p>41</text:p>
          </table:table-cell>
          <table:table-cell office:value-type="float" office:value="14323.84" calcext:value-type="float">
            <text:p>14323.84</text:p>
          </table:table-cell>
          <table:table-cell office:value-type="float" office:value="237.54" calcext:value-type="float">
            <text:p>237.5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68" calcext:value-type="float">
            <text:p>468</text:p>
          </table:table-cell>
          <table:table-cell office:value-type="float" office:value="17985.15" calcext:value-type="float">
            <text:p>17985.15</text:p>
          </table:table-cell>
          <table:table-cell office:value-type="float" office:value="270.17" calcext:value-type="float">
            <text:p>270.1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58" calcext:value-type="float">
            <text:p>258</text:p>
          </table:table-cell>
          <table:table-cell office:value-type="float" office:value="18027.08" calcext:value-type="float">
            <text:p>18027.08</text:p>
          </table:table-cell>
          <table:table-cell office:value-type="float" office:value="268.47" calcext:value-type="float">
            <text:p>268.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2" calcext:value-type="float">
            <text:p>52</text:p>
          </table:table-cell>
          <table:table-cell office:value-type="float" office:value="18166.82" calcext:value-type="float">
            <text:p>18166.82</text:p>
          </table:table-cell>
          <table:table-cell office:value-type="float" office:value="267.51" calcext:value-type="float">
            <text:p>267.51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Optic Name:</text:p>
          </table:table-cell>
          <table:table-cell office:value-type="string" calcext:value-type="string">
            <text:p>f/5.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ght Pollution Rate: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e per second for f/5.0 optic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3.28" calcext:value-type="float">
            <text:p>3.2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22.9" calcext:value-type="float">
            <text:p>222.9</text:p>
          </table:table-cell>
          <table:table-cell office:value-type="float" office:value="314.9" calcext:value-type="float">
            <text:p>314.9</text:p>
          </table:table-cell>
          <table:table-cell office:value-type="float" office:value="17.7" calcext:value-type="float">
            <text:p>17.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05.2" calcext:value-type="float">
            <text:p>405.2</text:p>
          </table:table-cell>
          <table:table-cell office:value-type="float" office:value="572.5" calcext:value-type="float">
            <text:p>572.5</text:p>
          </table:table-cell>
          <table:table-cell office:value-type="float" office:value="23.9" calcext:value-type="float">
            <text:p>23.9</text:p>
          </table:table-cell>
          <table:table-cell office:value-type="float" office:value="24.2" calcext:value-type="float">
            <text:p>2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026.1" calcext:value-type="float">
            <text:p>2026.1</text:p>
          </table:table-cell>
          <table:table-cell office:value-type="float" office:value="2862.5" calcext:value-type="float">
            <text:p>2862.5</text:p>
          </table:table-cell>
          <table:table-cell office:value-type="float" office:value="53.5" calcext:value-type="float">
            <text:p>53.5</text:p>
          </table:table-cell>
          <table:table-cell office:value-type="float" office:value="53.6" calcext:value-type="float">
            <text:p>53.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6" calcext:value-type="float">
            <text:p>16</text:p>
          </table:table-cell>
          <table:table-cell office:value-type="float" office:value="3566" calcext:value-type="float">
            <text:p>3566</text:p>
          </table:table-cell>
          <table:table-cell office:value-type="float" office:value="72.18" calcext:value-type="float">
            <text:p>72.1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9" calcext:value-type="float">
            <text:p>9</text:p>
          </table:table-cell>
          <table:table-cell office:value-type="float" office:value="3647.05" calcext:value-type="float">
            <text:p>3647.05</text:p>
          </table:table-cell>
          <table:table-cell office:value-type="float" office:value="72.45" calcext:value-type="float">
            <text:p>72.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4052.28" calcext:value-type="float">
            <text:p>4052.28</text:p>
          </table:table-cell>
          <table:table-cell office:value-type="float" office:value="75.81" calcext:value-type="float">
            <text:p>75.8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2" calcext:value-type="float">
            <text:p>32</text:p>
          </table:table-cell>
          <table:table-cell office:value-type="float" office:value="7132.01" calcext:value-type="float">
            <text:p>7132.01</text:p>
          </table:table-cell>
          <table:table-cell office:value-type="float" office:value="102.08" calcext:value-type="float">
            <text:p>102.0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8" calcext:value-type="float">
            <text:p>18</text:p>
          </table:table-cell>
          <table:table-cell office:value-type="float" office:value="7294.1" calcext:value-type="float">
            <text:p>7294.1</text:p>
          </table:table-cell>
          <table:table-cell office:value-type="float" office:value="102.46" calcext:value-type="float">
            <text:p>102.4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" calcext:value-type="float">
            <text:p>4</text:p>
          </table:table-cell>
          <table:table-cell office:value-type="float" office:value="8104.55" calcext:value-type="float">
            <text:p>8104.55</text:p>
          </table:table-cell>
          <table:table-cell office:value-type="float" office:value="107.21" calcext:value-type="float">
            <text:p>107.2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8" calcext:value-type="float">
            <text:p>48</text:p>
          </table:table-cell>
          <table:table-cell office:value-type="float" office:value="10698.01" calcext:value-type="float">
            <text:p>10698.01</text:p>
          </table:table-cell>
          <table:table-cell office:value-type="float" office:value="125.02" calcext:value-type="float">
            <text:p>125.0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7" calcext:value-type="float">
            <text:p>27</text:p>
          </table:table-cell>
          <table:table-cell office:value-type="float" office:value="10941.15" calcext:value-type="float">
            <text:p>10941.15</text:p>
          </table:table-cell>
          <table:table-cell office:value-type="float" office:value="125.49" calcext:value-type="float">
            <text:p>125.4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" calcext:value-type="float">
            <text:p>5</text:p>
          </table:table-cell>
          <table:table-cell office:value-type="float" office:value="10130.69" calcext:value-type="float">
            <text:p>10130.69</text:p>
          </table:table-cell>
          <table:table-cell office:value-type="float" office:value="119.86" calcext:value-type="float">
            <text:p>119.8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5" calcext:value-type="float">
            <text:p>65</text:p>
          </table:table-cell>
          <table:table-cell office:value-type="float" office:value="14486.89" calcext:value-type="float">
            <text:p>14486.89</text:p>
          </table:table-cell>
          <table:table-cell office:value-type="float" office:value="145.49" calcext:value-type="float">
            <text:p>145.4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6" calcext:value-type="float">
            <text:p>36</text:p>
          </table:table-cell>
          <table:table-cell office:value-type="float" office:value="14588.2" calcext:value-type="float">
            <text:p>14588.2</text:p>
          </table:table-cell>
          <table:table-cell office:value-type="float" office:value="144.91" calcext:value-type="float">
            <text:p>144.9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" calcext:value-type="float">
            <text:p>7</text:p>
          </table:table-cell>
          <table:table-cell office:value-type="float" office:value="14182.97" calcext:value-type="float">
            <text:p>14182.97</text:p>
          </table:table-cell>
          <table:table-cell office:value-type="float" office:value="141.82" calcext:value-type="float">
            <text:p>141.8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81" calcext:value-type="float">
            <text:p>81</text:p>
          </table:table-cell>
          <table:table-cell office:value-type="float" office:value="18052.89" calcext:value-type="float">
            <text:p>18052.89</text:p>
          </table:table-cell>
          <table:table-cell office:value-type="float" office:value="162.41" calcext:value-type="float">
            <text:p>162.4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4" calcext:value-type="float">
            <text:p>44</text:p>
          </table:table-cell>
          <table:table-cell office:value-type="float" office:value="17830.02" calcext:value-type="float">
            <text:p>17830.02</text:p>
          </table:table-cell>
          <table:table-cell office:value-type="float" office:value="160.2" calcext:value-type="float">
            <text:p>160.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9" calcext:value-type="float">
            <text:p>9</text:p>
          </table:table-cell>
          <table:table-cell office:value-type="float" office:value="18235.25" calcext:value-type="float">
            <text:p>18235.25</text:p>
          </table:table-cell>
          <table:table-cell office:value-type="float" office:value="160.81" calcext:value-type="float">
            <text:p>160.81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78" calcext:value-type="float">
            <text:p>2.7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60.1" calcext:value-type="float">
            <text:p>160.1</text:p>
          </table:table-cell>
          <table:table-cell office:value-type="float" office:value="226.2" calcext:value-type="float">
            <text:p>226.2</text:p>
          </table:table-cell>
          <table:table-cell office:value-type="float" office:value="15" calcext:value-type="float">
            <text:p>15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91.1" calcext:value-type="float">
            <text:p>291.1</text:p>
          </table:table-cell>
          <table:table-cell office:value-type="float" office:value="411.3" calcext:value-type="float">
            <text:p>411.3</text:p>
          </table:table-cell>
          <table:table-cell office:value-type="float" office:value="20.3" calcext:value-type="float">
            <text:p>20.3</text:p>
          </table:table-cell>
          <table:table-cell office:value-type="float" office:value="20.5" calcext:value-type="float">
            <text:p>20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455.5" calcext:value-type="float">
            <text:p>1455.5</text:p>
          </table:table-cell>
          <table:table-cell office:value-type="float" office:value="2056.3" calcext:value-type="float">
            <text:p>2056.3</text:p>
          </table:table-cell>
          <table:table-cell office:value-type="float" office:value="45.3" calcext:value-type="float">
            <text:p>45.3</text:p>
          </table:table-cell>
          <table:table-cell office:value-type="float" office:value="45.4" calcext:value-type="float">
            <text:p>45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2" calcext:value-type="float">
            <text:p>22</text:p>
          </table:table-cell>
          <table:table-cell office:value-type="float" office:value="3522.3" calcext:value-type="float">
            <text:p>3522.3</text:p>
          </table:table-cell>
          <table:table-cell office:value-type="float" office:value="71.74" calcext:value-type="float">
            <text:p>71.7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2" calcext:value-type="float">
            <text:p>12</text:p>
          </table:table-cell>
          <table:table-cell office:value-type="float" office:value="3493.19" calcext:value-type="float">
            <text:p>3493.19</text:p>
          </table:table-cell>
          <table:table-cell office:value-type="float" office:value="70.91" calcext:value-type="float">
            <text:p>70.9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2910.99" calcext:value-type="float">
            <text:p>2910.99</text:p>
          </table:table-cell>
          <table:table-cell office:value-type="float" office:value="64.25" calcext:value-type="float">
            <text:p>64.2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5" calcext:value-type="float">
            <text:p>45</text:p>
          </table:table-cell>
          <table:table-cell office:value-type="float" office:value="7204.7" calcext:value-type="float">
            <text:p>7204.7</text:p>
          </table:table-cell>
          <table:table-cell office:value-type="float" office:value="102.6" calcext:value-type="float">
            <text:p>102.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5" calcext:value-type="float">
            <text:p>25</text:p>
          </table:table-cell>
          <table:table-cell office:value-type="float" office:value="7277.48" calcext:value-type="float">
            <text:p>7277.48</text:p>
          </table:table-cell>
          <table:table-cell office:value-type="float" office:value="102.35" calcext:value-type="float">
            <text:p>102.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" calcext:value-type="float">
            <text:p>5</text:p>
          </table:table-cell>
          <table:table-cell office:value-type="float" office:value="7277.48" calcext:value-type="float">
            <text:p>7277.48</text:p>
          </table:table-cell>
          <table:table-cell office:value-type="float" office:value="101.59" calcext:value-type="float">
            <text:p>101.5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7" calcext:value-type="float">
            <text:p>67</text:p>
          </table:table-cell>
          <table:table-cell office:value-type="float" office:value="10727.01" calcext:value-type="float">
            <text:p>10727.01</text:p>
          </table:table-cell>
          <table:table-cell office:value-type="float" office:value="125.19" calcext:value-type="float">
            <text:p>125.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7" calcext:value-type="float">
            <text:p>37</text:p>
          </table:table-cell>
          <table:table-cell office:value-type="float" office:value="10770.67" calcext:value-type="float">
            <text:p>10770.67</text:p>
          </table:table-cell>
          <table:table-cell office:value-type="float" office:value="124.51" calcext:value-type="float">
            <text:p>124.5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" calcext:value-type="float">
            <text:p>7</text:p>
          </table:table-cell>
          <table:table-cell office:value-type="float" office:value="10188.47" calcext:value-type="float">
            <text:p>10188.47</text:p>
          </table:table-cell>
          <table:table-cell office:value-type="float" office:value="120.2" calcext:value-type="float">
            <text:p>120.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90" calcext:value-type="float">
            <text:p>90</text:p>
          </table:table-cell>
          <table:table-cell office:value-type="float" office:value="14409.41" calcext:value-type="float">
            <text:p>14409.41</text:p>
          </table:table-cell>
          <table:table-cell office:value-type="float" office:value="145.1" calcext:value-type="float">
            <text:p>145.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9" calcext:value-type="float">
            <text:p>49</text:p>
          </table:table-cell>
          <table:table-cell office:value-type="float" office:value="14263.86" calcext:value-type="float">
            <text:p>14263.86</text:p>
          </table:table-cell>
          <table:table-cell office:value-type="float" office:value="143.29" calcext:value-type="float">
            <text:p>143.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0" calcext:value-type="float">
            <text:p>10</text:p>
          </table:table-cell>
          <table:table-cell office:value-type="float" office:value="14554.96" calcext:value-type="float">
            <text:p>14554.96</text:p>
          </table:table-cell>
          <table:table-cell office:value-type="float" office:value="143.67" calcext:value-type="float">
            <text:p>143.6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12" calcext:value-type="float">
            <text:p>112</text:p>
          </table:table-cell>
          <table:table-cell office:value-type="float" office:value="17931.71" calcext:value-type="float">
            <text:p>17931.71</text:p>
          </table:table-cell>
          <table:table-cell office:value-type="float" office:value="161.86" calcext:value-type="float">
            <text:p>161.8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2" calcext:value-type="float">
            <text:p>62</text:p>
          </table:table-cell>
          <table:table-cell office:value-type="float" office:value="18048.15" calcext:value-type="float">
            <text:p>18048.15</text:p>
          </table:table-cell>
          <table:table-cell office:value-type="float" office:value="161.18" calcext:value-type="float">
            <text:p>161.1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2" calcext:value-type="float">
            <text:p>12</text:p>
          </table:table-cell>
          <table:table-cell office:value-type="float" office:value="17465.95" calcext:value-type="float">
            <text:p>17465.95</text:p>
          </table:table-cell>
          <table:table-cell office:value-type="float" office:value="157.38" calcext:value-type="float">
            <text:p>157.38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58" calcext:value-type="float">
            <text:p>2.5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37.9" calcext:value-type="float">
            <text:p>137.9</text:p>
          </table:table-cell>
          <table:table-cell office:value-type="float" office:value="194.8" calcext:value-type="float">
            <text:p>194.8</text:p>
          </table:table-cell>
          <table:table-cell office:value-type="float" office:value="14" calcext:value-type="float">
            <text:p>14</text:p>
          </table:table-cell>
          <table:table-cell office:value-type="float" office:value="14.2" calcext:value-type="float">
            <text:p>1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50.7" calcext:value-type="float">
            <text:p>250.7</text:p>
          </table:table-cell>
          <table:table-cell office:value-type="float" office:value="354.2" calcext:value-type="float">
            <text:p>354.2</text:p>
          </table:table-cell>
          <table:table-cell office:value-type="float" office:value="18.8" calcext:value-type="float">
            <text:p>18.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253.6" calcext:value-type="float">
            <text:p>1253.6</text:p>
          </table:table-cell>
          <table:table-cell office:value-type="float" office:value="1771.1" calcext:value-type="float">
            <text:p>1771.1</text:p>
          </table:table-cell>
          <table:table-cell office:value-type="float" office:value="42.1" calcext:value-type="float">
            <text:p>42.1</text:p>
          </table:table-cell>
          <table:table-cell office:value-type="float" office:value="42.2" calcext:value-type="float">
            <text:p>42.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6" calcext:value-type="float">
            <text:p>26</text:p>
          </table:table-cell>
          <table:table-cell office:value-type="float" office:value="3585.31" calcext:value-type="float">
            <text:p>3585.31</text:p>
          </table:table-cell>
          <table:table-cell office:value-type="float" office:value="72.38" calcext:value-type="float">
            <text:p>72.3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4" calcext:value-type="float">
            <text:p>14</text:p>
          </table:table-cell>
          <table:table-cell office:value-type="float" office:value="3510.09" calcext:value-type="float">
            <text:p>3510.09</text:p>
          </table:table-cell>
          <table:table-cell office:value-type="float" office:value="71.08" calcext:value-type="float">
            <text:p>71.0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" calcext:value-type="float">
            <text:p>3</text:p>
          </table:table-cell>
          <table:table-cell office:value-type="float" office:value="3760.82" calcext:value-type="float">
            <text:p>3760.82</text:p>
          </table:table-cell>
          <table:table-cell office:value-type="float" office:value="73.03" calcext:value-type="float">
            <text:p>73.0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2" calcext:value-type="float">
            <text:p>52</text:p>
          </table:table-cell>
          <table:table-cell office:value-type="float" office:value="7170.62" calcext:value-type="float">
            <text:p>7170.62</text:p>
          </table:table-cell>
          <table:table-cell office:value-type="float" office:value="102.36" calcext:value-type="float">
            <text:p>102.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9" calcext:value-type="float">
            <text:p>29</text:p>
          </table:table-cell>
          <table:table-cell office:value-type="float" office:value="7270.91" calcext:value-type="float">
            <text:p>7270.91</text:p>
          </table:table-cell>
          <table:table-cell office:value-type="float" office:value="102.3" calcext:value-type="float">
            <text:p>102.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" calcext:value-type="float">
            <text:p>6</text:p>
          </table:table-cell>
          <table:table-cell office:value-type="float" office:value="7521.63" calcext:value-type="float">
            <text:p>7521.63</text:p>
          </table:table-cell>
          <table:table-cell office:value-type="float" office:value="103.28" calcext:value-type="float">
            <text:p>103.2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78" calcext:value-type="float">
            <text:p>78</text:p>
          </table:table-cell>
          <table:table-cell office:value-type="float" office:value="10755.93" calcext:value-type="float">
            <text:p>10755.93</text:p>
          </table:table-cell>
          <table:table-cell office:value-type="float" office:value="125.36" calcext:value-type="float">
            <text:p>125.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3" calcext:value-type="float">
            <text:p>43</text:p>
          </table:table-cell>
          <table:table-cell office:value-type="float" office:value="10781.01" calcext:value-type="float">
            <text:p>10781.01</text:p>
          </table:table-cell>
          <table:table-cell office:value-type="float" office:value="124.57" calcext:value-type="float">
            <text:p>124.5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9" calcext:value-type="float">
            <text:p>9</text:p>
          </table:table-cell>
          <table:table-cell office:value-type="float" office:value="11282.45" calcext:value-type="float">
            <text:p>11282.45</text:p>
          </table:table-cell>
          <table:table-cell office:value-type="float" office:value="126.49" calcext:value-type="float">
            <text:p>126.4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04" calcext:value-type="float">
            <text:p>104</text:p>
          </table:table-cell>
          <table:table-cell office:value-type="float" office:value="14341.24" calcext:value-type="float">
            <text:p>14341.24</text:p>
          </table:table-cell>
          <table:table-cell office:value-type="float" office:value="144.75" calcext:value-type="float">
            <text:p>144.7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7" calcext:value-type="float">
            <text:p>57</text:p>
          </table:table-cell>
          <table:table-cell office:value-type="float" office:value="14291.1" calcext:value-type="float">
            <text:p>14291.1</text:p>
          </table:table-cell>
          <table:table-cell office:value-type="float" office:value="143.42" calcext:value-type="float">
            <text:p>143.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1" calcext:value-type="float">
            <text:p>11</text:p>
          </table:table-cell>
          <table:table-cell office:value-type="float" office:value="13789.66" calcext:value-type="float">
            <text:p>13789.66</text:p>
          </table:table-cell>
          <table:table-cell office:value-type="float" office:value="139.84" calcext:value-type="float">
            <text:p>139.8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31" calcext:value-type="float">
            <text:p>131</text:p>
          </table:table-cell>
          <table:table-cell office:value-type="float" office:value="18064.45" calcext:value-type="float">
            <text:p>18064.45</text:p>
          </table:table-cell>
          <table:table-cell office:value-type="float" office:value="162.46" calcext:value-type="float">
            <text:p>162.4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2" calcext:value-type="float">
            <text:p>72</text:p>
          </table:table-cell>
          <table:table-cell office:value-type="float" office:value="18051.92" calcext:value-type="float">
            <text:p>18051.92</text:p>
          </table:table-cell>
          <table:table-cell office:value-type="float" office:value="161.19" calcext:value-type="float">
            <text:p>161.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4" calcext:value-type="float">
            <text:p>14</text:p>
          </table:table-cell>
          <table:table-cell office:value-type="float" office:value="17550.47" calcext:value-type="float">
            <text:p>17550.47</text:p>
          </table:table-cell>
          <table:table-cell office:value-type="float" office:value="157.76" calcext:value-type="float">
            <text:p>157.76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39" calcext:value-type="float">
            <text:p>2.3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18.3" calcext:value-type="float">
            <text:p>118.3</text:p>
          </table:table-cell>
          <table:table-cell office:value-type="float" office:value="167.2" calcext:value-type="float">
            <text:p>167.2</text:p>
          </table:table-cell>
          <table:table-cell office:value-type="float" office:value="12.9" calcext:value-type="float">
            <text:p>12.9</text:p>
          </table:table-cell>
          <table:table-cell office:value-type="float" office:value="13.1" calcext:value-type="float">
            <text:p>13.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15.2" calcext:value-type="float">
            <text:p>215.2</text:p>
          </table:table-cell>
          <table:table-cell office:value-type="float" office:value="304" calcext:value-type="float">
            <text:p>304</text:p>
          </table:table-cell>
          <table:table-cell office:value-type="float" office:value="17.4" calcext:value-type="float">
            <text:p>17.4</text:p>
          </table:table-cell>
          <table:table-cell office:value-type="float" office:value="17.6" calcext:value-type="float">
            <text:p>17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075.8" calcext:value-type="float">
            <text:p>1075.8</text:p>
          </table:table-cell>
          <table:table-cell office:value-type="float" office:value="1519.8" calcext:value-type="float">
            <text:p>1519.8</text:p>
          </table:table-cell>
          <table:table-cell office:value-type="float" office:value="39" calcext:value-type="float">
            <text:p>39</text:p>
          </table:table-cell>
          <table:table-cell office:value-type="float" office:value="39.1" calcext:value-type="float">
            <text:p>39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0" calcext:value-type="float">
            <text:p>30</text:p>
          </table:table-cell>
          <table:table-cell office:value-type="float" office:value="3550.02" calcext:value-type="float">
            <text:p>3550.02</text:p>
          </table:table-cell>
          <table:table-cell office:value-type="float" office:value="72.02" calcext:value-type="float">
            <text:p>72.0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7" calcext:value-type="float">
            <text:p>17</text:p>
          </table:table-cell>
          <table:table-cell office:value-type="float" office:value="3657.6" calcext:value-type="float">
            <text:p>3657.6</text:p>
          </table:table-cell>
          <table:table-cell office:value-type="float" office:value="72.56" calcext:value-type="float">
            <text:p>72.5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" calcext:value-type="float">
            <text:p>3</text:p>
          </table:table-cell>
          <table:table-cell office:value-type="float" office:value="3227.29" calcext:value-type="float">
            <text:p>3227.29</text:p>
          </table:table-cell>
          <table:table-cell office:value-type="float" office:value="67.65" calcext:value-type="float">
            <text:p>67.6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1" calcext:value-type="float">
            <text:p>61</text:p>
          </table:table-cell>
          <table:table-cell office:value-type="float" office:value="7218.38" calcext:value-type="float">
            <text:p>7218.38</text:p>
          </table:table-cell>
          <table:table-cell office:value-type="float" office:value="102.7" calcext:value-type="float">
            <text:p>102.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3" calcext:value-type="float">
            <text:p>33</text:p>
          </table:table-cell>
          <table:table-cell office:value-type="float" office:value="7100.05" calcext:value-type="float">
            <text:p>7100.05</text:p>
          </table:table-cell>
          <table:table-cell office:value-type="float" office:value="101.09" calcext:value-type="float">
            <text:p>101.0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" calcext:value-type="float">
            <text:p>7</text:p>
          </table:table-cell>
          <table:table-cell office:value-type="float" office:value="7530.35" calcext:value-type="float">
            <text:p>7530.35</text:p>
          </table:table-cell>
          <table:table-cell office:value-type="float" office:value="103.34" calcext:value-type="float">
            <text:p>103.3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91" calcext:value-type="float">
            <text:p>91</text:p>
          </table:table-cell>
          <table:table-cell office:value-type="float" office:value="10768.4" calcext:value-type="float">
            <text:p>10768.4</text:p>
          </table:table-cell>
          <table:table-cell office:value-type="float" office:value="125.43" calcext:value-type="float">
            <text:p>125.4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0" calcext:value-type="float">
            <text:p>50</text:p>
          </table:table-cell>
          <table:table-cell office:value-type="float" office:value="10757.65" calcext:value-type="float">
            <text:p>10757.65</text:p>
          </table:table-cell>
          <table:table-cell office:value-type="float" office:value="124.44" calcext:value-type="float">
            <text:p>124.4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0" calcext:value-type="float">
            <text:p>10</text:p>
          </table:table-cell>
          <table:table-cell office:value-type="float" office:value="10757.65" calcext:value-type="float">
            <text:p>10757.65</text:p>
          </table:table-cell>
          <table:table-cell office:value-type="float" office:value="123.51" calcext:value-type="float">
            <text:p>123.5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22" calcext:value-type="float">
            <text:p>122</text:p>
          </table:table-cell>
          <table:table-cell office:value-type="float" office:value="14436.76" calcext:value-type="float">
            <text:p>14436.76</text:p>
          </table:table-cell>
          <table:table-cell office:value-type="float" office:value="145.24" calcext:value-type="float">
            <text:p>145.2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7" calcext:value-type="float">
            <text:p>67</text:p>
          </table:table-cell>
          <table:table-cell office:value-type="float" office:value="14415.24" calcext:value-type="float">
            <text:p>14415.24</text:p>
          </table:table-cell>
          <table:table-cell office:value-type="float" office:value="144.04" calcext:value-type="float">
            <text:p>144.0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3" calcext:value-type="float">
            <text:p>13</text:p>
          </table:table-cell>
          <table:table-cell office:value-type="float" office:value="13984.94" calcext:value-type="float">
            <text:p>13984.94</text:p>
          </table:table-cell>
          <table:table-cell office:value-type="float" office:value="140.83" calcext:value-type="float">
            <text:p>140.8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52" calcext:value-type="float">
            <text:p>152</text:p>
          </table:table-cell>
          <table:table-cell office:value-type="float" office:value="17986.78" calcext:value-type="float">
            <text:p>17986.78</text:p>
          </table:table-cell>
          <table:table-cell office:value-type="float" office:value="162.11" calcext:value-type="float">
            <text:p>162.1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84" calcext:value-type="float">
            <text:p>84</text:p>
          </table:table-cell>
          <table:table-cell office:value-type="float" office:value="18072.84" calcext:value-type="float">
            <text:p>18072.84</text:p>
          </table:table-cell>
          <table:table-cell office:value-type="float" office:value="161.29" calcext:value-type="float">
            <text:p>161.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7" calcext:value-type="float">
            <text:p>17</text:p>
          </table:table-cell>
          <table:table-cell office:value-type="float" office:value="18288" calcext:value-type="float">
            <text:p>18288</text:p>
          </table:table-cell>
          <table:table-cell office:value-type="float" office:value="161.04" calcext:value-type="float">
            <text:p>161.04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9" calcext:value-type="float">
            <text:p>2.2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08.6" calcext:value-type="float">
            <text:p>108.6</text:p>
          </table:table-cell>
          <table:table-cell office:value-type="float" office:value="153.5" calcext:value-type="float">
            <text:p>153.5</text:p>
          </table:table-cell>
          <table:table-cell office:value-type="float" office:value="12.4" calcext:value-type="float">
            <text:p>12.4</text:p>
          </table:table-cell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97.5" calcext:value-type="float">
            <text:p>197.5</text:p>
          </table:table-cell>
          <table:table-cell office:value-type="float" office:value="279.1" calcext:value-type="float">
            <text:p>279.1</text:p>
          </table:table-cell>
          <table:table-cell office:value-type="float" office:value="16.7" calcext:value-type="float">
            <text:p>16.7</text:p>
          </table:table-cell>
          <table:table-cell office:value-type="float" office:value="16.9" calcext:value-type="float">
            <text:p>16.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987.6" calcext:value-type="float">
            <text:p>987.6</text:p>
          </table:table-cell>
          <table:table-cell office:value-type="float" office:value="1395.3" calcext:value-type="float">
            <text:p>1395.3</text:p>
          </table:table-cell>
          <table:table-cell table:number-columns-repeated="2" office:value-type="float" office:value="37.4" calcext:value-type="float">
            <text:p>37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3" calcext:value-type="float">
            <text:p>33</text:p>
          </table:table-cell>
          <table:table-cell office:value-type="float" office:value="3585.08" calcext:value-type="float">
            <text:p>3585.08</text:p>
          </table:table-cell>
          <table:table-cell office:value-type="float" office:value="72.37" calcext:value-type="float">
            <text:p>72.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8" calcext:value-type="float">
            <text:p>18</text:p>
          </table:table-cell>
          <table:table-cell office:value-type="float" office:value="3555.45" calcext:value-type="float">
            <text:p>3555.45</text:p>
          </table:table-cell>
          <table:table-cell office:value-type="float" office:value="71.54" calcext:value-type="float">
            <text:p>71.5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" calcext:value-type="float">
            <text:p>4</text:p>
          </table:table-cell>
          <table:table-cell office:value-type="float" office:value="3950.5" calcext:value-type="float">
            <text:p>3950.5</text:p>
          </table:table-cell>
          <table:table-cell office:value-type="float" office:value="74.85" calcext:value-type="float">
            <text:p>74.8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6" calcext:value-type="float">
            <text:p>66</text:p>
          </table:table-cell>
          <table:table-cell office:value-type="float" office:value="7170.16" calcext:value-type="float">
            <text:p>7170.16</text:p>
          </table:table-cell>
          <table:table-cell office:value-type="float" office:value="102.35" calcext:value-type="float">
            <text:p>102.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6" calcext:value-type="float">
            <text:p>36</text:p>
          </table:table-cell>
          <table:table-cell office:value-type="float" office:value="7110.9" calcext:value-type="float">
            <text:p>7110.9</text:p>
          </table:table-cell>
          <table:table-cell office:value-type="float" office:value="101.17" calcext:value-type="float">
            <text:p>101.1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" calcext:value-type="float">
            <text:p>7</text:p>
          </table:table-cell>
          <table:table-cell office:value-type="float" office:value="6913.38" calcext:value-type="float">
            <text:p>6913.38</text:p>
          </table:table-cell>
          <table:table-cell office:value-type="float" office:value="99.02" calcext:value-type="float">
            <text:p>99.0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99" calcext:value-type="float">
            <text:p>99</text:p>
          </table:table-cell>
          <table:table-cell office:value-type="float" office:value="10755.24" calcext:value-type="float">
            <text:p>10755.24</text:p>
          </table:table-cell>
          <table:table-cell office:value-type="float" office:value="125.36" calcext:value-type="float">
            <text:p>125.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5" calcext:value-type="float">
            <text:p>55</text:p>
          </table:table-cell>
          <table:table-cell office:value-type="float" office:value="10863.88" calcext:value-type="float">
            <text:p>10863.88</text:p>
          </table:table-cell>
          <table:table-cell office:value-type="float" office:value="125.05" calcext:value-type="float">
            <text:p>125.0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1" calcext:value-type="float">
            <text:p>11</text:p>
          </table:table-cell>
          <table:table-cell office:value-type="float" office:value="10863.88" calcext:value-type="float">
            <text:p>10863.88</text:p>
          </table:table-cell>
          <table:table-cell office:value-type="float" office:value="124.12" calcext:value-type="float">
            <text:p>124.1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33" calcext:value-type="float">
            <text:p>133</text:p>
          </table:table-cell>
          <table:table-cell office:value-type="float" office:value="14448.96" calcext:value-type="float">
            <text:p>14448.96</text:p>
          </table:table-cell>
          <table:table-cell office:value-type="float" office:value="145.3" calcext:value-type="float">
            <text:p>145.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3" calcext:value-type="float">
            <text:p>73</text:p>
          </table:table-cell>
          <table:table-cell office:value-type="float" office:value="14419.34" calcext:value-type="float">
            <text:p>14419.34</text:p>
          </table:table-cell>
          <table:table-cell office:value-type="float" office:value="144.06" calcext:value-type="float">
            <text:p>144.0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5" calcext:value-type="float">
            <text:p>15</text:p>
          </table:table-cell>
          <table:table-cell office:value-type="float" office:value="14814.39" calcext:value-type="float">
            <text:p>14814.39</text:p>
          </table:table-cell>
          <table:table-cell office:value-type="float" office:value="144.94" calcext:value-type="float">
            <text:p>144.9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66" calcext:value-type="float">
            <text:p>166</text:p>
          </table:table-cell>
          <table:table-cell office:value-type="float" office:value="18034.05" calcext:value-type="float">
            <text:p>18034.05</text:p>
          </table:table-cell>
          <table:table-cell office:value-type="float" office:value="162.32" calcext:value-type="float">
            <text:p>162.3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91" calcext:value-type="float">
            <text:p>91</text:p>
          </table:table-cell>
          <table:table-cell office:value-type="float" office:value="17974.79" calcext:value-type="float">
            <text:p>17974.79</text:p>
          </table:table-cell>
          <table:table-cell office:value-type="float" office:value="160.85" calcext:value-type="float">
            <text:p>160.8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8" calcext:value-type="float">
            <text:p>18</text:p>
          </table:table-cell>
          <table:table-cell office:value-type="float" office:value="17777.26" calcext:value-type="float">
            <text:p>17777.26</text:p>
          </table:table-cell>
          <table:table-cell office:value-type="float" office:value="158.78" calcext:value-type="float">
            <text:p>158.78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7" calcext:value-type="float">
            <text:p>2.2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06.7" calcext:value-type="float">
            <text:p>106.7</text:p>
          </table:table-cell>
          <table:table-cell office:value-type="float" office:value="150.8" calcext:value-type="float">
            <text:p>150.8</text:p>
          </table:table-cell>
          <table:table-cell office:value-type="float" office:value="12.3" calcext:value-type="float">
            <text:p>12.3</text:p>
          </table:table-cell>
          <table:table-cell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94.1" calcext:value-type="float">
            <text:p>194.1</text:p>
          </table:table-cell>
          <table:table-cell office:value-type="float" office:value="274.2" calcext:value-type="float">
            <text:p>274.2</text:p>
          </table:table-cell>
          <table:table-cell office:value-type="float" office:value="16.6" calcext:value-type="float">
            <text:p>16.6</text:p>
          </table:table-cell>
          <table:table-cell office:value-type="float" office:value="16.7" calcext:value-type="float">
            <text:p>16.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970.4" calcext:value-type="float">
            <text:p>970.4</text:p>
          </table:table-cell>
          <table:table-cell office:value-type="float" office:value="1371.1" calcext:value-type="float">
            <text:p>1371.1</text:p>
          </table:table-cell>
          <table:table-cell office:value-type="float" office:value="37" calcext:value-type="float">
            <text:p>37</text:p>
          </table:table-cell>
          <table:table-cell office:value-type="float" office:value="37.1" calcext:value-type="float">
            <text:p>37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4" calcext:value-type="float">
            <text:p>34</text:p>
          </table:table-cell>
          <table:table-cell office:value-type="float" office:value="3629.48" calcext:value-type="float">
            <text:p>3629.48</text:p>
          </table:table-cell>
          <table:table-cell office:value-type="float" office:value="72.82" calcext:value-type="float">
            <text:p>72.8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9" calcext:value-type="float">
            <text:p>19</text:p>
          </table:table-cell>
          <table:table-cell office:value-type="float" office:value="3687.71" calcext:value-type="float">
            <text:p>3687.71</text:p>
          </table:table-cell>
          <table:table-cell office:value-type="float" office:value="72.86" calcext:value-type="float">
            <text:p>72.8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" calcext:value-type="float">
            <text:p>4</text:p>
          </table:table-cell>
          <table:table-cell office:value-type="float" office:value="3881.8" calcext:value-type="float">
            <text:p>3881.8</text:p>
          </table:table-cell>
          <table:table-cell office:value-type="float" office:value="74.19" calcext:value-type="float">
            <text:p>74.1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7" calcext:value-type="float">
            <text:p>67</text:p>
          </table:table-cell>
          <table:table-cell office:value-type="float" office:value="7152.22" calcext:value-type="float">
            <text:p>7152.22</text:p>
          </table:table-cell>
          <table:table-cell office:value-type="float" office:value="102.23" calcext:value-type="float">
            <text:p>102.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7" calcext:value-type="float">
            <text:p>37</text:p>
          </table:table-cell>
          <table:table-cell office:value-type="float" office:value="7181.33" calcext:value-type="float">
            <text:p>7181.33</text:p>
          </table:table-cell>
          <table:table-cell office:value-type="float" office:value="101.67" calcext:value-type="float">
            <text:p>101.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" calcext:value-type="float">
            <text:p>7</text:p>
          </table:table-cell>
          <table:table-cell office:value-type="float" office:value="6793.15" calcext:value-type="float">
            <text:p>6793.15</text:p>
          </table:table-cell>
          <table:table-cell office:value-type="float" office:value="98.15" calcext:value-type="float">
            <text:p>98.1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01" calcext:value-type="float">
            <text:p>101</text:p>
          </table:table-cell>
          <table:table-cell office:value-type="float" office:value="10781.7" calcext:value-type="float">
            <text:p>10781.7</text:p>
          </table:table-cell>
          <table:table-cell office:value-type="float" office:value="125.51" calcext:value-type="float">
            <text:p>125.5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6" calcext:value-type="float">
            <text:p>56</text:p>
          </table:table-cell>
          <table:table-cell office:value-type="float" office:value="10869.04" calcext:value-type="float">
            <text:p>10869.04</text:p>
          </table:table-cell>
          <table:table-cell office:value-type="float" office:value="125.08" calcext:value-type="float">
            <text:p>125.0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1" calcext:value-type="float">
            <text:p>11</text:p>
          </table:table-cell>
          <table:table-cell office:value-type="float" office:value="10674.95" calcext:value-type="float">
            <text:p>10674.95</text:p>
          </table:table-cell>
          <table:table-cell office:value-type="float" office:value="123.04" calcext:value-type="float">
            <text:p>123.0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35" calcext:value-type="float">
            <text:p>135</text:p>
          </table:table-cell>
          <table:table-cell office:value-type="float" office:value="14411.18" calcext:value-type="float">
            <text:p>14411.18</text:p>
          </table:table-cell>
          <table:table-cell office:value-type="float" office:value="145.11" calcext:value-type="float">
            <text:p>145.1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4" calcext:value-type="float">
            <text:p>74</text:p>
          </table:table-cell>
          <table:table-cell office:value-type="float" office:value="14362.66" calcext:value-type="float">
            <text:p>14362.66</text:p>
          </table:table-cell>
          <table:table-cell office:value-type="float" office:value="143.78" calcext:value-type="float">
            <text:p>143.7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5" calcext:value-type="float">
            <text:p>15</text:p>
          </table:table-cell>
          <table:table-cell office:value-type="float" office:value="14556.75" calcext:value-type="float">
            <text:p>14556.75</text:p>
          </table:table-cell>
          <table:table-cell office:value-type="float" office:value="143.68" calcext:value-type="float">
            <text:p>143.6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69" calcext:value-type="float">
            <text:p>169</text:p>
          </table:table-cell>
          <table:table-cell office:value-type="float" office:value="18040.66" calcext:value-type="float">
            <text:p>18040.66</text:p>
          </table:table-cell>
          <table:table-cell office:value-type="float" office:value="162.35" calcext:value-type="float">
            <text:p>162.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93" calcext:value-type="float">
            <text:p>93</text:p>
          </table:table-cell>
          <table:table-cell office:value-type="float" office:value="18050.37" calcext:value-type="float">
            <text:p>18050.37</text:p>
          </table:table-cell>
          <table:table-cell office:value-type="float" office:value="161.19" calcext:value-type="float">
            <text:p>161.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9" calcext:value-type="float">
            <text:p>19</text:p>
          </table:table-cell>
          <table:table-cell office:value-type="float" office:value="18438.55" calcext:value-type="float">
            <text:p>18438.55</text:p>
          </table:table-cell>
          <table:table-cell office:value-type="float" office:value="161.7" calcext:value-type="float">
            <text:p>161.7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Optic Name:</text:p>
          </table:table-cell>
          <table:table-cell office:value-type="string" calcext:value-type="string">
            <text:p>f/6.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ght Pollution Rate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e per second for f/6.0 optic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3.28" calcext:value-type="float">
            <text:p>3.2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20.9" calcext:value-type="float">
            <text:p>320.9</text:p>
          </table:table-cell>
          <table:table-cell office:value-type="float" office:value="314.9" calcext:value-type="float">
            <text:p>314.9</text:p>
          </table:table-cell>
          <table:table-cell office:value-type="float" office:value="17.7" calcext:value-type="float">
            <text:p>17.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83.5" calcext:value-type="float">
            <text:p>583.5</text:p>
          </table:table-cell>
          <table:table-cell office:value-type="float" office:value="572.5" calcext:value-type="float">
            <text:p>572.5</text:p>
          </table:table-cell>
          <table:table-cell office:value-type="float" office:value="23.9" calcext:value-type="float">
            <text:p>23.9</text:p>
          </table:table-cell>
          <table:table-cell office:value-type="float" office:value="24.2" calcext:value-type="float">
            <text:p>2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917.6" calcext:value-type="float">
            <text:p>2917.6</text:p>
          </table:table-cell>
          <table:table-cell office:value-type="float" office:value="2862.5" calcext:value-type="float">
            <text:p>2862.5</text:p>
          </table:table-cell>
          <table:table-cell office:value-type="float" office:value="53.5" calcext:value-type="float">
            <text:p>53.5</text:p>
          </table:table-cell>
          <table:table-cell office:value-type="float" office:value="53.6" calcext:value-type="float">
            <text:p>53.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1" calcext:value-type="float">
            <text:p>11</text:p>
          </table:table-cell>
          <table:table-cell office:value-type="float" office:value="3530.34" calcext:value-type="float">
            <text:p>3530.34</text:p>
          </table:table-cell>
          <table:table-cell office:value-type="float" office:value="59.85" calcext:value-type="float">
            <text:p>59.8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" calcext:value-type="float">
            <text:p>6</text:p>
          </table:table-cell>
          <table:table-cell office:value-type="float" office:value="3501.17" calcext:value-type="float">
            <text:p>3501.17</text:p>
          </table:table-cell>
          <table:table-cell office:value-type="float" office:value="59.16" calcext:value-type="float">
            <text:p>59.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2917.64" calcext:value-type="float">
            <text:p>2917.64</text:p>
          </table:table-cell>
          <table:table-cell office:value-type="float" office:value="53.6" calcext:value-type="float">
            <text:p>53.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2" calcext:value-type="float">
            <text:p>22</text:p>
          </table:table-cell>
          <table:table-cell office:value-type="float" office:value="7060.69" calcext:value-type="float">
            <text:p>7060.69</text:p>
          </table:table-cell>
          <table:table-cell office:value-type="float" office:value="84.64" calcext:value-type="float">
            <text:p>84.6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2" calcext:value-type="float">
            <text:p>12</text:p>
          </table:table-cell>
          <table:table-cell office:value-type="float" office:value="7002.33" calcext:value-type="float">
            <text:p>7002.33</text:p>
          </table:table-cell>
          <table:table-cell office:value-type="float" office:value="83.66" calcext:value-type="float">
            <text:p>83.6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5835.28" calcext:value-type="float">
            <text:p>5835.28</text:p>
          </table:table-cell>
          <table:table-cell office:value-type="float" office:value="75.81" calcext:value-type="float">
            <text:p>75.8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4" calcext:value-type="float">
            <text:p>34</text:p>
          </table:table-cell>
          <table:table-cell office:value-type="float" office:value="10911.97" calcext:value-type="float">
            <text:p>10911.97</text:p>
          </table:table-cell>
          <table:table-cell office:value-type="float" office:value="105.22" calcext:value-type="float">
            <text:p>105.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9" calcext:value-type="float">
            <text:p>19</text:p>
          </table:table-cell>
          <table:table-cell office:value-type="float" office:value="11087.03" calcext:value-type="float">
            <text:p>11087.03</text:p>
          </table:table-cell>
          <table:table-cell office:value-type="float" office:value="105.27" calcext:value-type="float">
            <text:p>105.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" calcext:value-type="float">
            <text:p>4</text:p>
          </table:table-cell>
          <table:table-cell office:value-type="float" office:value="11670.56" calcext:value-type="float">
            <text:p>11670.56</text:p>
          </table:table-cell>
          <table:table-cell office:value-type="float" office:value="107.21" calcext:value-type="float">
            <text:p>107.2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5" calcext:value-type="float">
            <text:p>45</text:p>
          </table:table-cell>
          <table:table-cell office:value-type="float" office:value="14442.31" calcext:value-type="float">
            <text:p>14442.31</text:p>
          </table:table-cell>
          <table:table-cell office:value-type="float" office:value="121.05" calcext:value-type="float">
            <text:p>121.0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5" calcext:value-type="float">
            <text:p>25</text:p>
          </table:table-cell>
          <table:table-cell office:value-type="float" office:value="14588.2" calcext:value-type="float">
            <text:p>14588.2</text:p>
          </table:table-cell>
          <table:table-cell office:value-type="float" office:value="120.75" calcext:value-type="float">
            <text:p>120.7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" calcext:value-type="float">
            <text:p>5</text:p>
          </table:table-cell>
          <table:table-cell office:value-type="float" office:value="14588.2" calcext:value-type="float">
            <text:p>14588.2</text:p>
          </table:table-cell>
          <table:table-cell office:value-type="float" office:value="119.86" calcext:value-type="float">
            <text:p>119.8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6" calcext:value-type="float">
            <text:p>56</text:p>
          </table:table-cell>
          <table:table-cell office:value-type="float" office:value="17972.66" calcext:value-type="float">
            <text:p>17972.66</text:p>
          </table:table-cell>
          <table:table-cell office:value-type="float" office:value="135.04" calcext:value-type="float">
            <text:p>135.0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1" calcext:value-type="float">
            <text:p>31</text:p>
          </table:table-cell>
          <table:table-cell office:value-type="float" office:value="18089.36" calcext:value-type="float">
            <text:p>18089.36</text:p>
          </table:table-cell>
          <table:table-cell office:value-type="float" office:value="134.47" calcext:value-type="float">
            <text:p>134.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" calcext:value-type="float">
            <text:p>6</text:p>
          </table:table-cell>
          <table:table-cell office:value-type="float" office:value="17505.84" calcext:value-type="float">
            <text:p>17505.84</text:p>
          </table:table-cell>
          <table:table-cell office:value-type="float" office:value="131.3" calcext:value-type="float">
            <text:p>131.3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78" calcext:value-type="float">
            <text:p>2.7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30.6" calcext:value-type="float">
            <text:p>230.6</text:p>
          </table:table-cell>
          <table:table-cell office:value-type="float" office:value="226.2" calcext:value-type="float">
            <text:p>226.2</text:p>
          </table:table-cell>
          <table:table-cell office:value-type="float" office:value="15" calcext:value-type="float">
            <text:p>15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19.2" calcext:value-type="float">
            <text:p>419.2</text:p>
          </table:table-cell>
          <table:table-cell office:value-type="float" office:value="411.3" calcext:value-type="float">
            <text:p>411.3</text:p>
          </table:table-cell>
          <table:table-cell office:value-type="float" office:value="20.3" calcext:value-type="float">
            <text:p>20.3</text:p>
          </table:table-cell>
          <table:table-cell office:value-type="float" office:value="20.5" calcext:value-type="float">
            <text:p>20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095.9" calcext:value-type="float">
            <text:p>2095.9</text:p>
          </table:table-cell>
          <table:table-cell office:value-type="float" office:value="2056.3" calcext:value-type="float">
            <text:p>2056.3</text:p>
          </table:table-cell>
          <table:table-cell office:value-type="float" office:value="45.3" calcext:value-type="float">
            <text:p>45.3</text:p>
          </table:table-cell>
          <table:table-cell office:value-type="float" office:value="45.4" calcext:value-type="float">
            <text:p>45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6" calcext:value-type="float">
            <text:p>16</text:p>
          </table:table-cell>
          <table:table-cell office:value-type="float" office:value="3688.81" calcext:value-type="float">
            <text:p>3688.81</text:p>
          </table:table-cell>
          <table:table-cell office:value-type="float" office:value="61.18" calcext:value-type="float">
            <text:p>61.1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9" calcext:value-type="float">
            <text:p>9</text:p>
          </table:table-cell>
          <table:table-cell office:value-type="float" office:value="3772.65" calcext:value-type="float">
            <text:p>3772.65</text:p>
          </table:table-cell>
          <table:table-cell office:value-type="float" office:value="61.41" calcext:value-type="float">
            <text:p>61.4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4191.83" calcext:value-type="float">
            <text:p>4191.83</text:p>
          </table:table-cell>
          <table:table-cell office:value-type="float" office:value="64.25" calcext:value-type="float">
            <text:p>64.2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1" calcext:value-type="float">
            <text:p>31</text:p>
          </table:table-cell>
          <table:table-cell office:value-type="float" office:value="7147.07" calcext:value-type="float">
            <text:p>7147.07</text:p>
          </table:table-cell>
          <table:table-cell office:value-type="float" office:value="85.16" calcext:value-type="float">
            <text:p>85.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7" calcext:value-type="float">
            <text:p>17</text:p>
          </table:table-cell>
          <table:table-cell office:value-type="float" office:value="7126.11" calcext:value-type="float">
            <text:p>7126.11</text:p>
          </table:table-cell>
          <table:table-cell office:value-type="float" office:value="84.4" calcext:value-type="float">
            <text:p>84.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" calcext:value-type="float">
            <text:p>3</text:p>
          </table:table-cell>
          <table:table-cell office:value-type="float" office:value="6287.74" calcext:value-type="float">
            <text:p>6287.74</text:p>
          </table:table-cell>
          <table:table-cell office:value-type="float" office:value="78.69" calcext:value-type="float">
            <text:p>78.6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7" calcext:value-type="float">
            <text:p>47</text:p>
          </table:table-cell>
          <table:table-cell office:value-type="float" office:value="10835.88" calcext:value-type="float">
            <text:p>10835.88</text:p>
          </table:table-cell>
          <table:table-cell office:value-type="float" office:value="104.85" calcext:value-type="float">
            <text:p>104.8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6" calcext:value-type="float">
            <text:p>26</text:p>
          </table:table-cell>
          <table:table-cell office:value-type="float" office:value="10898.75" calcext:value-type="float">
            <text:p>10898.75</text:p>
          </table:table-cell>
          <table:table-cell office:value-type="float" office:value="104.37" calcext:value-type="float">
            <text:p>104.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" calcext:value-type="float">
            <text:p>5</text:p>
          </table:table-cell>
          <table:table-cell office:value-type="float" office:value="10479.57" calcext:value-type="float">
            <text:p>10479.57</text:p>
          </table:table-cell>
          <table:table-cell office:value-type="float" office:value="101.59" calcext:value-type="float">
            <text:p>101.5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2" calcext:value-type="float">
            <text:p>62</text:p>
          </table:table-cell>
          <table:table-cell office:value-type="float" office:value="14294.13" calcext:value-type="float">
            <text:p>14294.13</text:p>
          </table:table-cell>
          <table:table-cell office:value-type="float" office:value="120.43" calcext:value-type="float">
            <text:p>120.4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4" calcext:value-type="float">
            <text:p>34</text:p>
          </table:table-cell>
          <table:table-cell office:value-type="float" office:value="14252.22" calcext:value-type="float">
            <text:p>14252.22</text:p>
          </table:table-cell>
          <table:table-cell office:value-type="float" office:value="119.36" calcext:value-type="float">
            <text:p>119.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" calcext:value-type="float">
            <text:p>7</text:p>
          </table:table-cell>
          <table:table-cell office:value-type="float" office:value="14671.4" calcext:value-type="float">
            <text:p>14671.4</text:p>
          </table:table-cell>
          <table:table-cell office:value-type="float" office:value="120.2" calcext:value-type="float">
            <text:p>120.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78" calcext:value-type="float">
            <text:p>78</text:p>
          </table:table-cell>
          <table:table-cell office:value-type="float" office:value="17982.94" calcext:value-type="float">
            <text:p>17982.94</text:p>
          </table:table-cell>
          <table:table-cell office:value-type="float" office:value="135.08" calcext:value-type="float">
            <text:p>135.0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3" calcext:value-type="float">
            <text:p>43</text:p>
          </table:table-cell>
          <table:table-cell office:value-type="float" office:value="18024.86" calcext:value-type="float">
            <text:p>18024.86</text:p>
          </table:table-cell>
          <table:table-cell office:value-type="float" office:value="134.23" calcext:value-type="float">
            <text:p>134.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9" calcext:value-type="float">
            <text:p>9</text:p>
          </table:table-cell>
          <table:table-cell office:value-type="float" office:value="18863.23" calcext:value-type="float">
            <text:p>18863.23</text:p>
          </table:table-cell>
          <table:table-cell office:value-type="float" office:value="136.3" calcext:value-type="float">
            <text:p>136.3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58" calcext:value-type="float">
            <text:p>2.5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98.6" calcext:value-type="float">
            <text:p>198.6</text:p>
          </table:table-cell>
          <table:table-cell office:value-type="float" office:value="194.8" calcext:value-type="float">
            <text:p>194.8</text:p>
          </table:table-cell>
          <table:table-cell office:value-type="float" office:value="14" calcext:value-type="float">
            <text:p>14</text:p>
          </table:table-cell>
          <table:table-cell office:value-type="float" office:value="14.2" calcext:value-type="float">
            <text:p>1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61" calcext:value-type="float">
            <text:p>361</text:p>
          </table:table-cell>
          <table:table-cell office:value-type="float" office:value="354.2" calcext:value-type="float">
            <text:p>354.2</text:p>
          </table:table-cell>
          <table:table-cell office:value-type="float" office:value="18.8" calcext:value-type="float">
            <text:p>18.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805.2" calcext:value-type="float">
            <text:p>1805.2</text:p>
          </table:table-cell>
          <table:table-cell office:value-type="float" office:value="1771.1" calcext:value-type="float">
            <text:p>1771.1</text:p>
          </table:table-cell>
          <table:table-cell office:value-type="float" office:value="42.1" calcext:value-type="float">
            <text:p>42.1</text:p>
          </table:table-cell>
          <table:table-cell office:value-type="float" office:value="42.2" calcext:value-type="float">
            <text:p>42.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8" calcext:value-type="float">
            <text:p>18</text:p>
          </table:table-cell>
          <table:table-cell office:value-type="float" office:value="3574.28" calcext:value-type="float">
            <text:p>3574.28</text:p>
          </table:table-cell>
          <table:table-cell office:value-type="float" office:value="60.22" calcext:value-type="float">
            <text:p>60.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0" calcext:value-type="float">
            <text:p>10</text:p>
          </table:table-cell>
          <table:table-cell office:value-type="float" office:value="3610.38" calcext:value-type="float">
            <text:p>3610.38</text:p>
          </table:table-cell>
          <table:table-cell office:value-type="float" office:value="60.07" calcext:value-type="float">
            <text:p>60.0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3610.38" calcext:value-type="float">
            <text:p>3610.38</text:p>
          </table:table-cell>
          <table:table-cell office:value-type="float" office:value="59.63" calcext:value-type="float">
            <text:p>59.6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6" calcext:value-type="float">
            <text:p>36</text:p>
          </table:table-cell>
          <table:table-cell office:value-type="float" office:value="7148.56" calcext:value-type="float">
            <text:p>7148.56</text:p>
          </table:table-cell>
          <table:table-cell office:value-type="float" office:value="85.17" calcext:value-type="float">
            <text:p>85.1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0" calcext:value-type="float">
            <text:p>20</text:p>
          </table:table-cell>
          <table:table-cell office:value-type="float" office:value="7220.77" calcext:value-type="float">
            <text:p>7220.77</text:p>
          </table:table-cell>
          <table:table-cell office:value-type="float" office:value="84.96" calcext:value-type="float">
            <text:p>84.9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" calcext:value-type="float">
            <text:p>4</text:p>
          </table:table-cell>
          <table:table-cell office:value-type="float" office:value="7220.77" calcext:value-type="float">
            <text:p>7220.77</text:p>
          </table:table-cell>
          <table:table-cell office:value-type="float" office:value="84.33" calcext:value-type="float">
            <text:p>84.3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4" calcext:value-type="float">
            <text:p>54</text:p>
          </table:table-cell>
          <table:table-cell office:value-type="float" office:value="10722.84" calcext:value-type="float">
            <text:p>10722.84</text:p>
          </table:table-cell>
          <table:table-cell office:value-type="float" office:value="104.31" calcext:value-type="float">
            <text:p>104.3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0" calcext:value-type="float">
            <text:p>30</text:p>
          </table:table-cell>
          <table:table-cell office:value-type="float" office:value="10831.15" calcext:value-type="float">
            <text:p>10831.15</text:p>
          </table:table-cell>
          <table:table-cell office:value-type="float" office:value="104.05" calcext:value-type="float">
            <text:p>104.0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" calcext:value-type="float">
            <text:p>6</text:p>
          </table:table-cell>
          <table:table-cell office:value-type="float" office:value="10831.15" calcext:value-type="float">
            <text:p>10831.15</text:p>
          </table:table-cell>
          <table:table-cell office:value-type="float" office:value="103.28" calcext:value-type="float">
            <text:p>103.2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73" calcext:value-type="float">
            <text:p>73</text:p>
          </table:table-cell>
          <table:table-cell office:value-type="float" office:value="14495.69" calcext:value-type="float">
            <text:p>14495.69</text:p>
          </table:table-cell>
          <table:table-cell office:value-type="float" office:value="121.28" calcext:value-type="float">
            <text:p>121.2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0" calcext:value-type="float">
            <text:p>40</text:p>
          </table:table-cell>
          <table:table-cell office:value-type="float" office:value="14441.53" calcext:value-type="float">
            <text:p>14441.53</text:p>
          </table:table-cell>
          <table:table-cell office:value-type="float" office:value="120.15" calcext:value-type="float">
            <text:p>120.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8" calcext:value-type="float">
            <text:p>8</text:p>
          </table:table-cell>
          <table:table-cell office:value-type="float" office:value="14441.53" calcext:value-type="float">
            <text:p>14441.53</text:p>
          </table:table-cell>
          <table:table-cell office:value-type="float" office:value="119.26" calcext:value-type="float">
            <text:p>119.2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91" calcext:value-type="float">
            <text:p>91</text:p>
          </table:table-cell>
          <table:table-cell office:value-type="float" office:value="18069.97" calcext:value-type="float">
            <text:p>18069.97</text:p>
          </table:table-cell>
          <table:table-cell office:value-type="float" office:value="135.4" calcext:value-type="float">
            <text:p>135.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0" calcext:value-type="float">
            <text:p>50</text:p>
          </table:table-cell>
          <table:table-cell office:value-type="float" office:value="18051.92" calcext:value-type="float">
            <text:p>18051.92</text:p>
          </table:table-cell>
          <table:table-cell office:value-type="float" office:value="134.33" calcext:value-type="float">
            <text:p>134.3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0" calcext:value-type="float">
            <text:p>10</text:p>
          </table:table-cell>
          <table:table-cell office:value-type="float" office:value="18051.92" calcext:value-type="float">
            <text:p>18051.92</text:p>
          </table:table-cell>
          <table:table-cell office:value-type="float" office:value="133.33" calcext:value-type="float">
            <text:p>133.33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39" calcext:value-type="float">
            <text:p>2.3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70.4" calcext:value-type="float">
            <text:p>170.4</text:p>
          </table:table-cell>
          <table:table-cell office:value-type="float" office:value="167.2" calcext:value-type="float">
            <text:p>167.2</text:p>
          </table:table-cell>
          <table:table-cell office:value-type="float" office:value="12.9" calcext:value-type="float">
            <text:p>12.9</text:p>
          </table:table-cell>
          <table:table-cell office:value-type="float" office:value="13.1" calcext:value-type="float">
            <text:p>13.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09.8" calcext:value-type="float">
            <text:p>309.8</text:p>
          </table:table-cell>
          <table:table-cell office:value-type="float" office:value="304" calcext:value-type="float">
            <text:p>304</text:p>
          </table:table-cell>
          <table:table-cell office:value-type="float" office:value="17.4" calcext:value-type="float">
            <text:p>17.4</text:p>
          </table:table-cell>
          <table:table-cell office:value-type="float" office:value="17.6" calcext:value-type="float">
            <text:p>17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549.1" calcext:value-type="float">
            <text:p>1549.1</text:p>
          </table:table-cell>
          <table:table-cell office:value-type="float" office:value="1519.8" calcext:value-type="float">
            <text:p>1519.8</text:p>
          </table:table-cell>
          <table:table-cell office:value-type="float" office:value="39" calcext:value-type="float">
            <text:p>39</text:p>
          </table:table-cell>
          <table:table-cell office:value-type="float" office:value="39.1" calcext:value-type="float">
            <text:p>39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1" calcext:value-type="float">
            <text:p>21</text:p>
          </table:table-cell>
          <table:table-cell office:value-type="float" office:value="3578.42" calcext:value-type="float">
            <text:p>3578.42</text:p>
          </table:table-cell>
          <table:table-cell office:value-type="float" office:value="60.26" calcext:value-type="float">
            <text:p>60.2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2" calcext:value-type="float">
            <text:p>12</text:p>
          </table:table-cell>
          <table:table-cell office:value-type="float" office:value="3717.84" calcext:value-type="float">
            <text:p>3717.84</text:p>
          </table:table-cell>
          <table:table-cell office:value-type="float" office:value="60.96" calcext:value-type="float">
            <text:p>60.9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3098.2" calcext:value-type="float">
            <text:p>3098.2</text:p>
          </table:table-cell>
          <table:table-cell office:value-type="float" office:value="55.24" calcext:value-type="float">
            <text:p>55.2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2" calcext:value-type="float">
            <text:p>42</text:p>
          </table:table-cell>
          <table:table-cell office:value-type="float" office:value="7156.85" calcext:value-type="float">
            <text:p>7156.85</text:p>
          </table:table-cell>
          <table:table-cell office:value-type="float" office:value="85.22" calcext:value-type="float">
            <text:p>85.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3" calcext:value-type="float">
            <text:p>23</text:p>
          </table:table-cell>
          <table:table-cell office:value-type="float" office:value="7125.86" calcext:value-type="float">
            <text:p>7125.86</text:p>
          </table:table-cell>
          <table:table-cell office:value-type="float" office:value="84.4" calcext:value-type="float">
            <text:p>84.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" calcext:value-type="float">
            <text:p>5</text:p>
          </table:table-cell>
          <table:table-cell office:value-type="float" office:value="7745.5" calcext:value-type="float">
            <text:p>7745.5</text:p>
          </table:table-cell>
          <table:table-cell office:value-type="float" office:value="87.34" calcext:value-type="float">
            <text:p>87.3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3" calcext:value-type="float">
            <text:p>63</text:p>
          </table:table-cell>
          <table:table-cell office:value-type="float" office:value="10735.27" calcext:value-type="float">
            <text:p>10735.27</text:p>
          </table:table-cell>
          <table:table-cell office:value-type="float" office:value="104.37" calcext:value-type="float">
            <text:p>104.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5" calcext:value-type="float">
            <text:p>35</text:p>
          </table:table-cell>
          <table:table-cell office:value-type="float" office:value="10843.71" calcext:value-type="float">
            <text:p>10843.71</text:p>
          </table:table-cell>
          <table:table-cell office:value-type="float" office:value="104.11" calcext:value-type="float">
            <text:p>104.1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" calcext:value-type="float">
            <text:p>7</text:p>
          </table:table-cell>
          <table:table-cell office:value-type="float" office:value="10843.71" calcext:value-type="float">
            <text:p>10843.71</text:p>
          </table:table-cell>
          <table:table-cell office:value-type="float" office:value="103.34" calcext:value-type="float">
            <text:p>103.3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85" calcext:value-type="float">
            <text:p>85</text:p>
          </table:table-cell>
          <table:table-cell office:value-type="float" office:value="14484.09" calcext:value-type="float">
            <text:p>14484.09</text:p>
          </table:table-cell>
          <table:table-cell office:value-type="float" office:value="121.23" calcext:value-type="float">
            <text:p>121.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6" calcext:value-type="float">
            <text:p>46</text:p>
          </table:table-cell>
          <table:table-cell office:value-type="float" office:value="14251.73" calcext:value-type="float">
            <text:p>14251.73</text:p>
          </table:table-cell>
          <table:table-cell office:value-type="float" office:value="119.35" calcext:value-type="float">
            <text:p>119.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9" calcext:value-type="float">
            <text:p>9</text:p>
          </table:table-cell>
          <table:table-cell office:value-type="float" office:value="13941.91" calcext:value-type="float">
            <text:p>13941.91</text:p>
          </table:table-cell>
          <table:table-cell office:value-type="float" office:value="117.18" calcext:value-type="float">
            <text:p>117.1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06" calcext:value-type="float">
            <text:p>106</text:p>
          </table:table-cell>
          <table:table-cell office:value-type="float" office:value="18062.52" calcext:value-type="float">
            <text:p>18062.52</text:p>
          </table:table-cell>
          <table:table-cell office:value-type="float" office:value="135.38" calcext:value-type="float">
            <text:p>135.3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8" calcext:value-type="float">
            <text:p>58</text:p>
          </table:table-cell>
          <table:table-cell office:value-type="float" office:value="17969.57" calcext:value-type="float">
            <text:p>17969.57</text:p>
          </table:table-cell>
          <table:table-cell office:value-type="float" office:value="134.02" calcext:value-type="float">
            <text:p>134.0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2" calcext:value-type="float">
            <text:p>12</text:p>
          </table:table-cell>
          <table:table-cell office:value-type="float" office:value="18589.21" calcext:value-type="float">
            <text:p>18589.21</text:p>
          </table:table-cell>
          <table:table-cell office:value-type="float" office:value="135.3" calcext:value-type="float">
            <text:p>135.3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9" calcext:value-type="float">
            <text:p>2.2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56.4" calcext:value-type="float">
            <text:p>156.4</text:p>
          </table:table-cell>
          <table:table-cell office:value-type="float" office:value="153.5" calcext:value-type="float">
            <text:p>153.5</text:p>
          </table:table-cell>
          <table:table-cell office:value-type="float" office:value="12.4" calcext:value-type="float">
            <text:p>12.4</text:p>
          </table:table-cell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84.4" calcext:value-type="float">
            <text:p>284.4</text:p>
          </table:table-cell>
          <table:table-cell office:value-type="float" office:value="279.1" calcext:value-type="float">
            <text:p>279.1</text:p>
          </table:table-cell>
          <table:table-cell office:value-type="float" office:value="16.7" calcext:value-type="float">
            <text:p>16.7</text:p>
          </table:table-cell>
          <table:table-cell office:value-type="float" office:value="16.9" calcext:value-type="float">
            <text:p>16.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422.2" calcext:value-type="float">
            <text:p>1422.2</text:p>
          </table:table-cell>
          <table:table-cell office:value-type="float" office:value="1395.3" calcext:value-type="float">
            <text:p>1395.3</text:p>
          </table:table-cell>
          <table:table-cell table:number-columns-repeated="2" office:value-type="float" office:value="37.4" calcext:value-type="float">
            <text:p>37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3" calcext:value-type="float">
            <text:p>23</text:p>
          </table:table-cell>
          <table:table-cell office:value-type="float" office:value="3598.12" calcext:value-type="float">
            <text:p>3598.12</text:p>
          </table:table-cell>
          <table:table-cell office:value-type="float" office:value="60.42" calcext:value-type="float">
            <text:p>60.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3" calcext:value-type="float">
            <text:p>13</text:p>
          </table:table-cell>
          <table:table-cell office:value-type="float" office:value="3697.67" calcext:value-type="float">
            <text:p>3697.67</text:p>
          </table:table-cell>
          <table:table-cell office:value-type="float" office:value="60.79" calcext:value-type="float">
            <text:p>60.7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" calcext:value-type="float">
            <text:p>3</text:p>
          </table:table-cell>
          <table:table-cell office:value-type="float" office:value="4266.54" calcext:value-type="float">
            <text:p>4266.54</text:p>
          </table:table-cell>
          <table:table-cell office:value-type="float" office:value="64.82" calcext:value-type="float">
            <text:p>64.8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6" calcext:value-type="float">
            <text:p>46</text:p>
          </table:table-cell>
          <table:table-cell office:value-type="float" office:value="7196.24" calcext:value-type="float">
            <text:p>7196.24</text:p>
          </table:table-cell>
          <table:table-cell office:value-type="float" office:value="85.45" calcext:value-type="float">
            <text:p>85.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5" calcext:value-type="float">
            <text:p>25</text:p>
          </table:table-cell>
          <table:table-cell office:value-type="float" office:value="7110.9" calcext:value-type="float">
            <text:p>7110.9</text:p>
          </table:table-cell>
          <table:table-cell office:value-type="float" office:value="84.31" calcext:value-type="float">
            <text:p>84.3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" calcext:value-type="float">
            <text:p>5</text:p>
          </table:table-cell>
          <table:table-cell office:value-type="float" office:value="7110.9" calcext:value-type="float">
            <text:p>7110.9</text:p>
          </table:table-cell>
          <table:table-cell office:value-type="float" office:value="83.68" calcext:value-type="float">
            <text:p>83.6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9" calcext:value-type="float">
            <text:p>69</text:p>
          </table:table-cell>
          <table:table-cell office:value-type="float" office:value="10794.35" calcext:value-type="float">
            <text:p>10794.35</text:p>
          </table:table-cell>
          <table:table-cell office:value-type="float" office:value="104.65" calcext:value-type="float">
            <text:p>104.6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8" calcext:value-type="float">
            <text:p>38</text:p>
          </table:table-cell>
          <table:table-cell office:value-type="float" office:value="10808.58" calcext:value-type="float">
            <text:p>10808.58</text:p>
          </table:table-cell>
          <table:table-cell office:value-type="float" office:value="103.94" calcext:value-type="float">
            <text:p>103.9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8" calcext:value-type="float">
            <text:p>8</text:p>
          </table:table-cell>
          <table:table-cell office:value-type="float" office:value="11377.45" calcext:value-type="float">
            <text:p>11377.45</text:p>
          </table:table-cell>
          <table:table-cell office:value-type="float" office:value="105.85" calcext:value-type="float">
            <text:p>105.8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92" calcext:value-type="float">
            <text:p>92</text:p>
          </table:table-cell>
          <table:table-cell office:value-type="float" office:value="14392.47" calcext:value-type="float">
            <text:p>14392.47</text:p>
          </table:table-cell>
          <table:table-cell office:value-type="float" office:value="120.84" calcext:value-type="float">
            <text:p>120.8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1" calcext:value-type="float">
            <text:p>51</text:p>
          </table:table-cell>
          <table:table-cell office:value-type="float" office:value="14506.25" calcext:value-type="float">
            <text:p>14506.25</text:p>
          </table:table-cell>
          <table:table-cell office:value-type="float" office:value="120.42" calcext:value-type="float">
            <text:p>120.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0" calcext:value-type="float">
            <text:p>10</text:p>
          </table:table-cell>
          <table:table-cell office:value-type="float" office:value="14221.81" calcext:value-type="float">
            <text:p>14221.81</text:p>
          </table:table-cell>
          <table:table-cell office:value-type="float" office:value="118.35" calcext:value-type="float">
            <text:p>118.3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15" calcext:value-type="float">
            <text:p>115</text:p>
          </table:table-cell>
          <table:table-cell office:value-type="float" office:value="17990.59" calcext:value-type="float">
            <text:p>17990.59</text:p>
          </table:table-cell>
          <table:table-cell office:value-type="float" office:value="135.11" calcext:value-type="float">
            <text:p>135.1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3" calcext:value-type="float">
            <text:p>63</text:p>
          </table:table-cell>
          <table:table-cell office:value-type="float" office:value="17919.48" calcext:value-type="float">
            <text:p>17919.48</text:p>
          </table:table-cell>
          <table:table-cell office:value-type="float" office:value="133.83" calcext:value-type="float">
            <text:p>133.8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3" calcext:value-type="float">
            <text:p>13</text:p>
          </table:table-cell>
          <table:table-cell office:value-type="float" office:value="18488.35" calcext:value-type="float">
            <text:p>18488.35</text:p>
          </table:table-cell>
          <table:table-cell office:value-type="float" office:value="134.93" calcext:value-type="float">
            <text:p>134.93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7" calcext:value-type="float">
            <text:p>2.2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53.7" calcext:value-type="float">
            <text:p>153.7</text:p>
          </table:table-cell>
          <table:table-cell office:value-type="float" office:value="150.8" calcext:value-type="float">
            <text:p>150.8</text:p>
          </table:table-cell>
          <table:table-cell office:value-type="float" office:value="12.3" calcext:value-type="float">
            <text:p>12.3</text:p>
          </table:table-cell>
          <table:table-cell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79.5" calcext:value-type="float">
            <text:p>279.5</text:p>
          </table:table-cell>
          <table:table-cell office:value-type="float" office:value="274.2" calcext:value-type="float">
            <text:p>274.2</text:p>
          </table:table-cell>
          <table:table-cell office:value-type="float" office:value="16.6" calcext:value-type="float">
            <text:p>16.6</text:p>
          </table:table-cell>
          <table:table-cell office:value-type="float" office:value="16.7" calcext:value-type="float">
            <text:p>16.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397.4" calcext:value-type="float">
            <text:p>1397.4</text:p>
          </table:table-cell>
          <table:table-cell office:value-type="float" office:value="1371.1" calcext:value-type="float">
            <text:p>1371.1</text:p>
          </table:table-cell>
          <table:table-cell office:value-type="float" office:value="37" calcext:value-type="float">
            <text:p>37</text:p>
          </table:table-cell>
          <table:table-cell office:value-type="float" office:value="37.1" calcext:value-type="float">
            <text:p>37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3" calcext:value-type="float">
            <text:p>23</text:p>
          </table:table-cell>
          <table:table-cell office:value-type="float" office:value="3535.54" calcext:value-type="float">
            <text:p>3535.54</text:p>
          </table:table-cell>
          <table:table-cell office:value-type="float" office:value="59.89" calcext:value-type="float">
            <text:p>59.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3" calcext:value-type="float">
            <text:p>13</text:p>
          </table:table-cell>
          <table:table-cell office:value-type="float" office:value="3633.36" calcext:value-type="float">
            <text:p>3633.36</text:p>
          </table:table-cell>
          <table:table-cell office:value-type="float" office:value="60.26" calcext:value-type="float">
            <text:p>60.2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" calcext:value-type="float">
            <text:p>3</text:p>
          </table:table-cell>
          <table:table-cell office:value-type="float" office:value="4192.34" calcext:value-type="float">
            <text:p>4192.34</text:p>
          </table:table-cell>
          <table:table-cell office:value-type="float" office:value="64.25" calcext:value-type="float">
            <text:p>64.2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7" calcext:value-type="float">
            <text:p>47</text:p>
          </table:table-cell>
          <table:table-cell office:value-type="float" office:value="7224.81" calcext:value-type="float">
            <text:p>7224.81</text:p>
          </table:table-cell>
          <table:table-cell office:value-type="float" office:value="85.62" calcext:value-type="float">
            <text:p>85.6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6" calcext:value-type="float">
            <text:p>26</text:p>
          </table:table-cell>
          <table:table-cell office:value-type="float" office:value="7266.73" calcext:value-type="float">
            <text:p>7266.73</text:p>
          </table:table-cell>
          <table:table-cell office:value-type="float" office:value="85.23" calcext:value-type="float">
            <text:p>85.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" calcext:value-type="float">
            <text:p>5</text:p>
          </table:table-cell>
          <table:table-cell office:value-type="float" office:value="6987.24" calcext:value-type="float">
            <text:p>6987.24</text:p>
          </table:table-cell>
          <table:table-cell office:value-type="float" office:value="82.95" calcext:value-type="float">
            <text:p>82.9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70" calcext:value-type="float">
            <text:p>70</text:p>
          </table:table-cell>
          <table:table-cell office:value-type="float" office:value="10760.35" calcext:value-type="float">
            <text:p>10760.35</text:p>
          </table:table-cell>
          <table:table-cell office:value-type="float" office:value="104.49" calcext:value-type="float">
            <text:p>104.4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9" calcext:value-type="float">
            <text:p>39</text:p>
          </table:table-cell>
          <table:table-cell office:value-type="float" office:value="10900.09" calcext:value-type="float">
            <text:p>10900.09</text:p>
          </table:table-cell>
          <table:table-cell office:value-type="float" office:value="104.38" calcext:value-type="float">
            <text:p>104.3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8" calcext:value-type="float">
            <text:p>8</text:p>
          </table:table-cell>
          <table:table-cell office:value-type="float" office:value="11179.58" calcext:value-type="float">
            <text:p>11179.58</text:p>
          </table:table-cell>
          <table:table-cell office:value-type="float" office:value="104.93" calcext:value-type="float">
            <text:p>104.9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94" calcext:value-type="float">
            <text:p>94</text:p>
          </table:table-cell>
          <table:table-cell office:value-type="float" office:value="14449.61" calcext:value-type="float">
            <text:p>14449.61</text:p>
          </table:table-cell>
          <table:table-cell office:value-type="float" office:value="121.08" calcext:value-type="float">
            <text:p>121.0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2" calcext:value-type="float">
            <text:p>52</text:p>
          </table:table-cell>
          <table:table-cell office:value-type="float" office:value="14533.46" calcext:value-type="float">
            <text:p>14533.46</text:p>
          </table:table-cell>
          <table:table-cell office:value-type="float" office:value="120.53" calcext:value-type="float">
            <text:p>120.5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0" calcext:value-type="float">
            <text:p>10</text:p>
          </table:table-cell>
          <table:table-cell office:value-type="float" office:value="13974.48" calcext:value-type="float">
            <text:p>13974.48</text:p>
          </table:table-cell>
          <table:table-cell office:value-type="float" office:value="117.31" calcext:value-type="float">
            <text:p>117.3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17" calcext:value-type="float">
            <text:p>117</text:p>
          </table:table-cell>
          <table:table-cell office:value-type="float" office:value="17985.15" calcext:value-type="float">
            <text:p>17985.15</text:p>
          </table:table-cell>
          <table:table-cell office:value-type="float" office:value="135.09" calcext:value-type="float">
            <text:p>135.0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4" calcext:value-type="float">
            <text:p>64</text:p>
          </table:table-cell>
          <table:table-cell office:value-type="float" office:value="17887.33" calcext:value-type="float">
            <text:p>17887.33</text:p>
          </table:table-cell>
          <table:table-cell office:value-type="float" office:value="133.71" calcext:value-type="float">
            <text:p>133.7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3" calcext:value-type="float">
            <text:p>13</text:p>
          </table:table-cell>
          <table:table-cell office:value-type="float" office:value="18166.82" calcext:value-type="float">
            <text:p>18166.82</text:p>
          </table:table-cell>
          <table:table-cell office:value-type="float" office:value="133.76" calcext:value-type="float">
            <text:p>133.76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Optic Name:</text:p>
          </table:table-cell>
          <table:table-cell office:value-type="string" calcext:value-type="string">
            <text:p>f/6.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ght Pollution Rate: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e per second for f/7.0 optic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3.28" calcext:value-type="float">
            <text:p>3.2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36.8" calcext:value-type="float">
            <text:p>436.8</text:p>
          </table:table-cell>
          <table:table-cell office:value-type="float" office:value="314.9" calcext:value-type="float">
            <text:p>314.9</text:p>
          </table:table-cell>
          <table:table-cell office:value-type="float" office:value="17.7" calcext:value-type="float">
            <text:p>17.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94.2" calcext:value-type="float">
            <text:p>794.2</text:p>
          </table:table-cell>
          <table:table-cell office:value-type="float" office:value="572.5" calcext:value-type="float">
            <text:p>572.5</text:p>
          </table:table-cell>
          <table:table-cell office:value-type="float" office:value="23.9" calcext:value-type="float">
            <text:p>23.9</text:p>
          </table:table-cell>
          <table:table-cell office:value-type="float" office:value="24.2" calcext:value-type="float">
            <text:p>2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971.2" calcext:value-type="float">
            <text:p>3971.2</text:p>
          </table:table-cell>
          <table:table-cell office:value-type="float" office:value="2862.5" calcext:value-type="float">
            <text:p>2862.5</text:p>
          </table:table-cell>
          <table:table-cell office:value-type="float" office:value="53.5" calcext:value-type="float">
            <text:p>53.5</text:p>
          </table:table-cell>
          <table:table-cell office:value-type="float" office:value="53.6" calcext:value-type="float">
            <text:p>53.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8" calcext:value-type="float">
            <text:p>8</text:p>
          </table:table-cell>
          <table:table-cell office:value-type="float" office:value="3494.68" calcext:value-type="float">
            <text:p>3494.68</text:p>
          </table:table-cell>
          <table:table-cell office:value-type="float" office:value="51.04" calcext:value-type="float">
            <text:p>51.0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" calcext:value-type="float">
            <text:p>5</text:p>
          </table:table-cell>
          <table:table-cell office:value-type="float" office:value="3971.23" calcext:value-type="float">
            <text:p>3971.23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3971.23" calcext:value-type="float">
            <text:p>3971.23</text:p>
          </table:table-cell>
          <table:table-cell office:value-type="float" office:value="53.6" calcext:value-type="float">
            <text:p>53.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6" calcext:value-type="float">
            <text:p>16</text:p>
          </table:table-cell>
          <table:table-cell office:value-type="float" office:value="6989.37" calcext:value-type="float">
            <text:p>6989.37</text:p>
          </table:table-cell>
          <table:table-cell office:value-type="float" office:value="72.18" calcext:value-type="float">
            <text:p>72.1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9" calcext:value-type="float">
            <text:p>9</text:p>
          </table:table-cell>
          <table:table-cell office:value-type="float" office:value="7148.22" calcext:value-type="float">
            <text:p>7148.22</text:p>
          </table:table-cell>
          <table:table-cell office:value-type="float" office:value="72.45" calcext:value-type="float">
            <text:p>72.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7942.46" calcext:value-type="float">
            <text:p>7942.46</text:p>
          </table:table-cell>
          <table:table-cell office:value-type="float" office:value="75.81" calcext:value-type="float">
            <text:p>75.8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5" calcext:value-type="float">
            <text:p>25</text:p>
          </table:table-cell>
          <table:table-cell office:value-type="float" office:value="10920.89" calcext:value-type="float">
            <text:p>10920.89</text:p>
          </table:table-cell>
          <table:table-cell office:value-type="float" office:value="90.23" calcext:value-type="float">
            <text:p>90.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4" calcext:value-type="float">
            <text:p>14</text:p>
          </table:table-cell>
          <table:table-cell office:value-type="float" office:value="11119.45" calcext:value-type="float">
            <text:p>11119.45</text:p>
          </table:table-cell>
          <table:table-cell office:value-type="float" office:value="90.36" calcext:value-type="float">
            <text:p>90.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" calcext:value-type="float">
            <text:p>3</text:p>
          </table:table-cell>
          <table:table-cell office:value-type="float" office:value="11913.69" calcext:value-type="float">
            <text:p>11913.69</text:p>
          </table:table-cell>
          <table:table-cell office:value-type="float" office:value="92.84" calcext:value-type="float">
            <text:p>92.8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3" calcext:value-type="float">
            <text:p>33</text:p>
          </table:table-cell>
          <table:table-cell office:value-type="float" office:value="14415.57" calcext:value-type="float">
            <text:p>14415.57</text:p>
          </table:table-cell>
          <table:table-cell office:value-type="float" office:value="103.66" calcext:value-type="float">
            <text:p>103.6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8" calcext:value-type="float">
            <text:p>18</text:p>
          </table:table-cell>
          <table:table-cell office:value-type="float" office:value="14296.43" calcext:value-type="float">
            <text:p>14296.43</text:p>
          </table:table-cell>
          <table:table-cell office:value-type="float" office:value="102.46" calcext:value-type="float">
            <text:p>102.4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" calcext:value-type="float">
            <text:p>4</text:p>
          </table:table-cell>
          <table:table-cell office:value-type="float" office:value="15884.92" calcext:value-type="float">
            <text:p>15884.92</text:p>
          </table:table-cell>
          <table:table-cell office:value-type="float" office:value="107.21" calcext:value-type="float">
            <text:p>107.2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1" calcext:value-type="float">
            <text:p>41</text:p>
          </table:table-cell>
          <table:table-cell office:value-type="float" office:value="17910.25" calcext:value-type="float">
            <text:p>17910.25</text:p>
          </table:table-cell>
          <table:table-cell office:value-type="float" office:value="115.55" calcext:value-type="float">
            <text:p>115.5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3" calcext:value-type="float">
            <text:p>23</text:p>
          </table:table-cell>
          <table:table-cell office:value-type="float" office:value="18267.66" calcext:value-type="float">
            <text:p>18267.66</text:p>
          </table:table-cell>
          <table:table-cell office:value-type="float" office:value="115.82" calcext:value-type="float">
            <text:p>115.8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" calcext:value-type="float">
            <text:p>5</text:p>
          </table:table-cell>
          <table:table-cell office:value-type="float" office:value="19856.16" calcext:value-type="float">
            <text:p>19856.16</text:p>
          </table:table-cell>
          <table:table-cell office:value-type="float" office:value="119.86" calcext:value-type="float">
            <text:p>119.86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78" calcext:value-type="float">
            <text:p>2.7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13.8" calcext:value-type="float">
            <text:p>313.8</text:p>
          </table:table-cell>
          <table:table-cell office:value-type="float" office:value="226.2" calcext:value-type="float">
            <text:p>226.2</text:p>
          </table:table-cell>
          <table:table-cell office:value-type="float" office:value="15" calcext:value-type="float">
            <text:p>15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70.6" calcext:value-type="float">
            <text:p>570.6</text:p>
          </table:table-cell>
          <table:table-cell office:value-type="float" office:value="411.3" calcext:value-type="float">
            <text:p>411.3</text:p>
          </table:table-cell>
          <table:table-cell office:value-type="float" office:value="20.3" calcext:value-type="float">
            <text:p>20.3</text:p>
          </table:table-cell>
          <table:table-cell office:value-type="float" office:value="20.5" calcext:value-type="float">
            <text:p>20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852.8" calcext:value-type="float">
            <text:p>2852.8</text:p>
          </table:table-cell>
          <table:table-cell office:value-type="float" office:value="2056.3" calcext:value-type="float">
            <text:p>2056.3</text:p>
          </table:table-cell>
          <table:table-cell office:value-type="float" office:value="45.3" calcext:value-type="float">
            <text:p>45.3</text:p>
          </table:table-cell>
          <table:table-cell office:value-type="float" office:value="45.4" calcext:value-type="float">
            <text:p>45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1" calcext:value-type="float">
            <text:p>11</text:p>
          </table:table-cell>
          <table:table-cell office:value-type="float" office:value="3451.85" calcext:value-type="float">
            <text:p>3451.85</text:p>
          </table:table-cell>
          <table:table-cell office:value-type="float" office:value="50.73" calcext:value-type="float">
            <text:p>50.7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" calcext:value-type="float">
            <text:p>6</text:p>
          </table:table-cell>
          <table:table-cell office:value-type="float" office:value="3423.33" calcext:value-type="float">
            <text:p>3423.33</text:p>
          </table:table-cell>
          <table:table-cell office:value-type="float" office:value="50.14" calcext:value-type="float">
            <text:p>50.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2852.77" calcext:value-type="float">
            <text:p>2852.77</text:p>
          </table:table-cell>
          <table:table-cell office:value-type="float" office:value="45.43" calcext:value-type="float">
            <text:p>45.4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3" calcext:value-type="float">
            <text:p>23</text:p>
          </table:table-cell>
          <table:table-cell office:value-type="float" office:value="7217.51" calcext:value-type="float">
            <text:p>7217.51</text:p>
          </table:table-cell>
          <table:table-cell office:value-type="float" office:value="73.35" calcext:value-type="float">
            <text:p>73.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3" calcext:value-type="float">
            <text:p>13</text:p>
          </table:table-cell>
          <table:table-cell office:value-type="float" office:value="7417.21" calcext:value-type="float">
            <text:p>7417.21</text:p>
          </table:table-cell>
          <table:table-cell office:value-type="float" office:value="73.8" calcext:value-type="float">
            <text:p>73.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" calcext:value-type="float">
            <text:p>3</text:p>
          </table:table-cell>
          <table:table-cell office:value-type="float" office:value="8558.32" calcext:value-type="float">
            <text:p>8558.32</text:p>
          </table:table-cell>
          <table:table-cell office:value-type="float" office:value="78.69" calcext:value-type="float">
            <text:p>78.6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4" calcext:value-type="float">
            <text:p>34</text:p>
          </table:table-cell>
          <table:table-cell office:value-type="float" office:value="10669.37" calcext:value-type="float">
            <text:p>10669.37</text:p>
          </table:table-cell>
          <table:table-cell office:value-type="float" office:value="89.18" calcext:value-type="float">
            <text:p>89.1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9" calcext:value-type="float">
            <text:p>19</text:p>
          </table:table-cell>
          <table:table-cell office:value-type="float" office:value="10840.53" calcext:value-type="float">
            <text:p>10840.53</text:p>
          </table:table-cell>
          <table:table-cell office:value-type="float" office:value="89.22" calcext:value-type="float">
            <text:p>89.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" calcext:value-type="float">
            <text:p>4</text:p>
          </table:table-cell>
          <table:table-cell office:value-type="float" office:value="11411.09" calcext:value-type="float">
            <text:p>11411.09</text:p>
          </table:table-cell>
          <table:table-cell office:value-type="float" office:value="90.86" calcext:value-type="float">
            <text:p>90.8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6" calcext:value-type="float">
            <text:p>46</text:p>
          </table:table-cell>
          <table:table-cell office:value-type="float" office:value="14435.03" calcext:value-type="float">
            <text:p>14435.03</text:p>
          </table:table-cell>
          <table:table-cell office:value-type="float" office:value="103.73" calcext:value-type="float">
            <text:p>103.7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5" calcext:value-type="float">
            <text:p>25</text:p>
          </table:table-cell>
          <table:table-cell office:value-type="float" office:value="14263.86" calcext:value-type="float">
            <text:p>14263.86</text:p>
          </table:table-cell>
          <table:table-cell office:value-type="float" office:value="102.35" calcext:value-type="float">
            <text:p>102.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" calcext:value-type="float">
            <text:p>5</text:p>
          </table:table-cell>
          <table:table-cell office:value-type="float" office:value="14263.86" calcext:value-type="float">
            <text:p>14263.86</text:p>
          </table:table-cell>
          <table:table-cell office:value-type="float" office:value="101.59" calcext:value-type="float">
            <text:p>101.5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7" calcext:value-type="float">
            <text:p>57</text:p>
          </table:table-cell>
          <table:table-cell office:value-type="float" office:value="17886.88" calcext:value-type="float">
            <text:p>17886.88</text:p>
          </table:table-cell>
          <table:table-cell office:value-type="float" office:value="115.47" calcext:value-type="float">
            <text:p>115.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2" calcext:value-type="float">
            <text:p>32</text:p>
          </table:table-cell>
          <table:table-cell office:value-type="float" office:value="18257.74" calcext:value-type="float">
            <text:p>18257.74</text:p>
          </table:table-cell>
          <table:table-cell office:value-type="float" office:value="115.79" calcext:value-type="float">
            <text:p>115.7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" calcext:value-type="float">
            <text:p>6</text:p>
          </table:table-cell>
          <table:table-cell office:value-type="float" office:value="17116.63" calcext:value-type="float">
            <text:p>17116.63</text:p>
          </table:table-cell>
          <table:table-cell office:value-type="float" office:value="111.29" calcext:value-type="float">
            <text:p>111.29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58" calcext:value-type="float">
            <text:p>2.5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70.3" calcext:value-type="float">
            <text:p>270.3</text:p>
          </table:table-cell>
          <table:table-cell office:value-type="float" office:value="194.8" calcext:value-type="float">
            <text:p>194.8</text:p>
          </table:table-cell>
          <table:table-cell office:value-type="float" office:value="14" calcext:value-type="float">
            <text:p>14</text:p>
          </table:table-cell>
          <table:table-cell office:value-type="float" office:value="14.2" calcext:value-type="float">
            <text:p>1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91.4" calcext:value-type="float">
            <text:p>491.4</text:p>
          </table:table-cell>
          <table:table-cell office:value-type="float" office:value="354.2" calcext:value-type="float">
            <text:p>354.2</text:p>
          </table:table-cell>
          <table:table-cell office:value-type="float" office:value="18.8" calcext:value-type="float">
            <text:p>18.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457.1" calcext:value-type="float">
            <text:p>2457.1</text:p>
          </table:table-cell>
          <table:table-cell office:value-type="float" office:value="1771.1" calcext:value-type="float">
            <text:p>1771.1</text:p>
          </table:table-cell>
          <table:table-cell office:value-type="float" office:value="42.1" calcext:value-type="float">
            <text:p>42.1</text:p>
          </table:table-cell>
          <table:table-cell office:value-type="float" office:value="42.2" calcext:value-type="float">
            <text:p>42.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3" calcext:value-type="float">
            <text:p>13</text:p>
          </table:table-cell>
          <table:table-cell office:value-type="float" office:value="3513.6" calcext:value-type="float">
            <text:p>3513.6</text:p>
          </table:table-cell>
          <table:table-cell office:value-type="float" office:value="51.18" calcext:value-type="float">
            <text:p>51.1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" calcext:value-type="float">
            <text:p>7</text:p>
          </table:table-cell>
          <table:table-cell office:value-type="float" office:value="3439.89" calcext:value-type="float">
            <text:p>3439.89</text:p>
          </table:table-cell>
          <table:table-cell office:value-type="float" office:value="50.26" calcext:value-type="float">
            <text:p>50.2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2457.07" calcext:value-type="float">
            <text:p>2457.07</text:p>
          </table:table-cell>
          <table:table-cell office:value-type="float" office:value="42.16" calcext:value-type="float">
            <text:p>42.1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7" calcext:value-type="float">
            <text:p>27</text:p>
          </table:table-cell>
          <table:table-cell office:value-type="float" office:value="7297.49" calcext:value-type="float">
            <text:p>7297.49</text:p>
          </table:table-cell>
          <table:table-cell office:value-type="float" office:value="73.76" calcext:value-type="float">
            <text:p>73.7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5" calcext:value-type="float">
            <text:p>15</text:p>
          </table:table-cell>
          <table:table-cell office:value-type="float" office:value="7371.2" calcext:value-type="float">
            <text:p>7371.2</text:p>
          </table:table-cell>
          <table:table-cell office:value-type="float" office:value="73.57" calcext:value-type="float">
            <text:p>73.5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" calcext:value-type="float">
            <text:p>3</text:p>
          </table:table-cell>
          <table:table-cell office:value-type="float" office:value="7371.2" calcext:value-type="float">
            <text:p>7371.2</text:p>
          </table:table-cell>
          <table:table-cell office:value-type="float" office:value="73.03" calcext:value-type="float">
            <text:p>73.0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0" calcext:value-type="float">
            <text:p>40</text:p>
          </table:table-cell>
          <table:table-cell office:value-type="float" office:value="10811.09" calcext:value-type="float">
            <text:p>10811.09</text:p>
          </table:table-cell>
          <table:table-cell office:value-type="float" office:value="89.77" calcext:value-type="float">
            <text:p>89.7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2" calcext:value-type="float">
            <text:p>22</text:p>
          </table:table-cell>
          <table:table-cell office:value-type="float" office:value="10811.09" calcext:value-type="float">
            <text:p>10811.09</text:p>
          </table:table-cell>
          <table:table-cell office:value-type="float" office:value="89.1" calcext:value-type="float">
            <text:p>89.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" calcext:value-type="float">
            <text:p>4</text:p>
          </table:table-cell>
          <table:table-cell office:value-type="float" office:value="9828.27" calcext:value-type="float">
            <text:p>9828.27</text:p>
          </table:table-cell>
          <table:table-cell office:value-type="float" office:value="84.33" calcext:value-type="float">
            <text:p>84.3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3" calcext:value-type="float">
            <text:p>53</text:p>
          </table:table-cell>
          <table:table-cell office:value-type="float" office:value="14324.7" calcext:value-type="float">
            <text:p>14324.7</text:p>
          </table:table-cell>
          <table:table-cell office:value-type="float" office:value="103.34" calcext:value-type="float">
            <text:p>103.3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9" calcext:value-type="float">
            <text:p>29</text:p>
          </table:table-cell>
          <table:table-cell office:value-type="float" office:value="14250.99" calcext:value-type="float">
            <text:p>14250.99</text:p>
          </table:table-cell>
          <table:table-cell office:value-type="float" office:value="102.3" calcext:value-type="float">
            <text:p>102.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" calcext:value-type="float">
            <text:p>6</text:p>
          </table:table-cell>
          <table:table-cell office:value-type="float" office:value="14742.4" calcext:value-type="float">
            <text:p>14742.4</text:p>
          </table:table-cell>
          <table:table-cell office:value-type="float" office:value="103.28" calcext:value-type="float">
            <text:p>103.2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7" calcext:value-type="float">
            <text:p>67</text:p>
          </table:table-cell>
          <table:table-cell office:value-type="float" office:value="18108.58" calcext:value-type="float">
            <text:p>18108.58</text:p>
          </table:table-cell>
          <table:table-cell office:value-type="float" office:value="116.19" calcext:value-type="float">
            <text:p>116.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7" calcext:value-type="float">
            <text:p>37</text:p>
          </table:table-cell>
          <table:table-cell office:value-type="float" office:value="18182.29" calcext:value-type="float">
            <text:p>18182.29</text:p>
          </table:table-cell>
          <table:table-cell office:value-type="float" office:value="115.55" calcext:value-type="float">
            <text:p>115.5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" calcext:value-type="float">
            <text:p>7</text:p>
          </table:table-cell>
          <table:table-cell office:value-type="float" office:value="17199.46" calcext:value-type="float">
            <text:p>17199.46</text:p>
          </table:table-cell>
          <table:table-cell office:value-type="float" office:value="111.55" calcext:value-type="float">
            <text:p>111.55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39" calcext:value-type="float">
            <text:p>2.3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31.9" calcext:value-type="float">
            <text:p>231.9</text:p>
          </table:table-cell>
          <table:table-cell office:value-type="float" office:value="167.2" calcext:value-type="float">
            <text:p>167.2</text:p>
          </table:table-cell>
          <table:table-cell office:value-type="float" office:value="12.9" calcext:value-type="float">
            <text:p>12.9</text:p>
          </table:table-cell>
          <table:table-cell office:value-type="float" office:value="13.1" calcext:value-type="float">
            <text:p>13.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21.7" calcext:value-type="float">
            <text:p>421.7</text:p>
          </table:table-cell>
          <table:table-cell office:value-type="float" office:value="304" calcext:value-type="float">
            <text:p>304</text:p>
          </table:table-cell>
          <table:table-cell office:value-type="float" office:value="17.4" calcext:value-type="float">
            <text:p>17.4</text:p>
          </table:table-cell>
          <table:table-cell office:value-type="float" office:value="17.6" calcext:value-type="float">
            <text:p>17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108.5" calcext:value-type="float">
            <text:p>2108.5</text:p>
          </table:table-cell>
          <table:table-cell office:value-type="float" office:value="1519.8" calcext:value-type="float">
            <text:p>1519.8</text:p>
          </table:table-cell>
          <table:table-cell office:value-type="float" office:value="39" calcext:value-type="float">
            <text:p>39</text:p>
          </table:table-cell>
          <table:table-cell office:value-type="float" office:value="39.1" calcext:value-type="float">
            <text:p>39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6" calcext:value-type="float">
            <text:p>16</text:p>
          </table:table-cell>
          <table:table-cell office:value-type="float" office:value="3710.96" calcext:value-type="float">
            <text:p>3710.96</text:p>
          </table:table-cell>
          <table:table-cell office:value-type="float" office:value="52.6" calcext:value-type="float">
            <text:p>52.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9" calcext:value-type="float">
            <text:p>9</text:p>
          </table:table-cell>
          <table:table-cell office:value-type="float" office:value="3795.3" calcext:value-type="float">
            <text:p>3795.3</text:p>
          </table:table-cell>
          <table:table-cell office:value-type="float" office:value="52.79" calcext:value-type="float">
            <text:p>52.7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4217" calcext:value-type="float">
            <text:p>4217</text:p>
          </table:table-cell>
          <table:table-cell office:value-type="float" office:value="55.24" calcext:value-type="float">
            <text:p>55.2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1" calcext:value-type="float">
            <text:p>31</text:p>
          </table:table-cell>
          <table:table-cell office:value-type="float" office:value="7189.98" calcext:value-type="float">
            <text:p>7189.98</text:p>
          </table:table-cell>
          <table:table-cell office:value-type="float" office:value="73.21" calcext:value-type="float">
            <text:p>73.2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7" calcext:value-type="float">
            <text:p>17</text:p>
          </table:table-cell>
          <table:table-cell office:value-type="float" office:value="7168.89" calcext:value-type="float">
            <text:p>7168.89</text:p>
          </table:table-cell>
          <table:table-cell office:value-type="float" office:value="72.56" calcext:value-type="float">
            <text:p>72.5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" calcext:value-type="float">
            <text:p>3</text:p>
          </table:table-cell>
          <table:table-cell office:value-type="float" office:value="6325.5" calcext:value-type="float">
            <text:p>6325.5</text:p>
          </table:table-cell>
          <table:table-cell office:value-type="float" office:value="67.65" calcext:value-type="float">
            <text:p>67.6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7" calcext:value-type="float">
            <text:p>47</text:p>
          </table:table-cell>
          <table:table-cell office:value-type="float" office:value="10900.94" calcext:value-type="float">
            <text:p>10900.94</text:p>
          </table:table-cell>
          <table:table-cell office:value-type="float" office:value="90.14" calcext:value-type="float">
            <text:p>90.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6" calcext:value-type="float">
            <text:p>26</text:p>
          </table:table-cell>
          <table:table-cell office:value-type="float" office:value="10964.19" calcext:value-type="float">
            <text:p>10964.19</text:p>
          </table:table-cell>
          <table:table-cell office:value-type="float" office:value="89.73" calcext:value-type="float">
            <text:p>89.7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" calcext:value-type="float">
            <text:p>5</text:p>
          </table:table-cell>
          <table:table-cell office:value-type="float" office:value="10542.49" calcext:value-type="float">
            <text:p>10542.49</text:p>
          </table:table-cell>
          <table:table-cell office:value-type="float" office:value="87.34" calcext:value-type="float">
            <text:p>87.3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2" calcext:value-type="float">
            <text:p>62</text:p>
          </table:table-cell>
          <table:table-cell office:value-type="float" office:value="14379.96" calcext:value-type="float">
            <text:p>14379.96</text:p>
          </table:table-cell>
          <table:table-cell office:value-type="float" office:value="103.54" calcext:value-type="float">
            <text:p>103.5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4" calcext:value-type="float">
            <text:p>34</text:p>
          </table:table-cell>
          <table:table-cell office:value-type="float" office:value="14337.79" calcext:value-type="float">
            <text:p>14337.79</text:p>
          </table:table-cell>
          <table:table-cell office:value-type="float" office:value="102.61" calcext:value-type="float">
            <text:p>102.6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" calcext:value-type="float">
            <text:p>7</text:p>
          </table:table-cell>
          <table:table-cell office:value-type="float" office:value="14759.49" calcext:value-type="float">
            <text:p>14759.49</text:p>
          </table:table-cell>
          <table:table-cell office:value-type="float" office:value="103.34" calcext:value-type="float">
            <text:p>103.3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78" calcext:value-type="float">
            <text:p>78</text:p>
          </table:table-cell>
          <table:table-cell office:value-type="float" office:value="18090.92" calcext:value-type="float">
            <text:p>18090.92</text:p>
          </table:table-cell>
          <table:table-cell office:value-type="float" office:value="116.13" calcext:value-type="float">
            <text:p>116.1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3" calcext:value-type="float">
            <text:p>43</text:p>
          </table:table-cell>
          <table:table-cell office:value-type="float" office:value="18133.09" calcext:value-type="float">
            <text:p>18133.09</text:p>
          </table:table-cell>
          <table:table-cell office:value-type="float" office:value="115.4" calcext:value-type="float">
            <text:p>115.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9" calcext:value-type="float">
            <text:p>9</text:p>
          </table:table-cell>
          <table:table-cell office:value-type="float" office:value="18976.49" calcext:value-type="float">
            <text:p>18976.49</text:p>
          </table:table-cell>
          <table:table-cell office:value-type="float" office:value="117.18" calcext:value-type="float">
            <text:p>117.18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9" calcext:value-type="float">
            <text:p>2.2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12.9" calcext:value-type="float">
            <text:p>212.9</text:p>
          </table:table-cell>
          <table:table-cell office:value-type="float" office:value="153.5" calcext:value-type="float">
            <text:p>153.5</text:p>
          </table:table-cell>
          <table:table-cell office:value-type="float" office:value="12.4" calcext:value-type="float">
            <text:p>12.4</text:p>
          </table:table-cell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87.1" calcext:value-type="float">
            <text:p>387.1</text:p>
          </table:table-cell>
          <table:table-cell office:value-type="float" office:value="279.1" calcext:value-type="float">
            <text:p>279.1</text:p>
          </table:table-cell>
          <table:table-cell office:value-type="float" office:value="16.7" calcext:value-type="float">
            <text:p>16.7</text:p>
          </table:table-cell>
          <table:table-cell office:value-type="float" office:value="16.9" calcext:value-type="float">
            <text:p>16.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935.7" calcext:value-type="float">
            <text:p>1935.7</text:p>
          </table:table-cell>
          <table:table-cell office:value-type="float" office:value="1395.3" calcext:value-type="float">
            <text:p>1395.3</text:p>
          </table:table-cell>
          <table:table-cell table:number-columns-repeated="2" office:value-type="float" office:value="37.4" calcext:value-type="float">
            <text:p>37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7" calcext:value-type="float">
            <text:p>17</text:p>
          </table:table-cell>
          <table:table-cell office:value-type="float" office:value="3619.85" calcext:value-type="float">
            <text:p>3619.85</text:p>
          </table:table-cell>
          <table:table-cell office:value-type="float" office:value="51.95" calcext:value-type="float">
            <text:p>51.9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9" calcext:value-type="float">
            <text:p>9</text:p>
          </table:table-cell>
          <table:table-cell office:value-type="float" office:value="3484.34" calcext:value-type="float">
            <text:p>3484.34</text:p>
          </table:table-cell>
          <table:table-cell office:value-type="float" office:value="50.58" calcext:value-type="float">
            <text:p>50.5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3871.49" calcext:value-type="float">
            <text:p>3871.49</text:p>
          </table:table-cell>
          <table:table-cell office:value-type="float" office:value="52.93" calcext:value-type="float">
            <text:p>52.9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4" calcext:value-type="float">
            <text:p>34</text:p>
          </table:table-cell>
          <table:table-cell office:value-type="float" office:value="7239.69" calcext:value-type="float">
            <text:p>7239.69</text:p>
          </table:table-cell>
          <table:table-cell office:value-type="float" office:value="73.46" calcext:value-type="float">
            <text:p>73.4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9" calcext:value-type="float">
            <text:p>19</text:p>
          </table:table-cell>
          <table:table-cell office:value-type="float" office:value="7355.84" calcext:value-type="float">
            <text:p>7355.84</text:p>
          </table:table-cell>
          <table:table-cell office:value-type="float" office:value="73.5" calcext:value-type="float">
            <text:p>73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" calcext:value-type="float">
            <text:p>4</text:p>
          </table:table-cell>
          <table:table-cell office:value-type="float" office:value="7742.99" calcext:value-type="float">
            <text:p>7742.99</text:p>
          </table:table-cell>
          <table:table-cell office:value-type="float" office:value="74.85" calcext:value-type="float">
            <text:p>74.8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1" calcext:value-type="float">
            <text:p>51</text:p>
          </table:table-cell>
          <table:table-cell office:value-type="float" office:value="10859.54" calcext:value-type="float">
            <text:p>10859.54</text:p>
          </table:table-cell>
          <table:table-cell office:value-type="float" office:value="89.97" calcext:value-type="float">
            <text:p>89.9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8" calcext:value-type="float">
            <text:p>28</text:p>
          </table:table-cell>
          <table:table-cell office:value-type="float" office:value="10840.18" calcext:value-type="float">
            <text:p>10840.18</text:p>
          </table:table-cell>
          <table:table-cell office:value-type="float" office:value="89.22" calcext:value-type="float">
            <text:p>89.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" calcext:value-type="float">
            <text:p>6</text:p>
          </table:table-cell>
          <table:table-cell office:value-type="float" office:value="11614.48" calcext:value-type="float">
            <text:p>11614.48</text:p>
          </table:table-cell>
          <table:table-cell office:value-type="float" office:value="91.67" calcext:value-type="float">
            <text:p>91.6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8" calcext:value-type="float">
            <text:p>68</text:p>
          </table:table-cell>
          <table:table-cell office:value-type="float" office:value="14479.38" calcext:value-type="float">
            <text:p>14479.38</text:p>
          </table:table-cell>
          <table:table-cell office:value-type="float" office:value="103.89" calcext:value-type="float">
            <text:p>103.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7" calcext:value-type="float">
            <text:p>37</text:p>
          </table:table-cell>
          <table:table-cell office:value-type="float" office:value="14324.52" calcext:value-type="float">
            <text:p>14324.52</text:p>
          </table:table-cell>
          <table:table-cell office:value-type="float" office:value="102.56" calcext:value-type="float">
            <text:p>102.5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" calcext:value-type="float">
            <text:p>7</text:p>
          </table:table-cell>
          <table:table-cell office:value-type="float" office:value="13550.22" calcext:value-type="float">
            <text:p>13550.22</text:p>
          </table:table-cell>
          <table:table-cell office:value-type="float" office:value="99.02" calcext:value-type="float">
            <text:p>99.0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85" calcext:value-type="float">
            <text:p>85</text:p>
          </table:table-cell>
          <table:table-cell office:value-type="float" office:value="18099.23" calcext:value-type="float">
            <text:p>18099.23</text:p>
          </table:table-cell>
          <table:table-cell office:value-type="float" office:value="116.16" calcext:value-type="float">
            <text:p>116.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6" calcext:value-type="float">
            <text:p>46</text:p>
          </table:table-cell>
          <table:table-cell office:value-type="float" office:value="17808.87" calcext:value-type="float">
            <text:p>17808.87</text:p>
          </table:table-cell>
          <table:table-cell office:value-type="float" office:value="114.36" calcext:value-type="float">
            <text:p>114.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9" calcext:value-type="float">
            <text:p>9</text:p>
          </table:table-cell>
          <table:table-cell office:value-type="float" office:value="17421.72" calcext:value-type="float">
            <text:p>17421.72</text:p>
          </table:table-cell>
          <table:table-cell office:value-type="float" office:value="112.27" calcext:value-type="float">
            <text:p>112.27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7" calcext:value-type="float">
            <text:p>2.2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09.2" calcext:value-type="float">
            <text:p>209.2</text:p>
          </table:table-cell>
          <table:table-cell office:value-type="float" office:value="150.8" calcext:value-type="float">
            <text:p>150.8</text:p>
          </table:table-cell>
          <table:table-cell office:value-type="float" office:value="12.3" calcext:value-type="float">
            <text:p>12.3</text:p>
          </table:table-cell>
          <table:table-cell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80.4" calcext:value-type="float">
            <text:p>380.4</text:p>
          </table:table-cell>
          <table:table-cell office:value-type="float" office:value="274.2" calcext:value-type="float">
            <text:p>274.2</text:p>
          </table:table-cell>
          <table:table-cell office:value-type="float" office:value="16.6" calcext:value-type="float">
            <text:p>16.6</text:p>
          </table:table-cell>
          <table:table-cell office:value-type="float" office:value="16.7" calcext:value-type="float">
            <text:p>16.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902.1" calcext:value-type="float">
            <text:p>1902.1</text:p>
          </table:table-cell>
          <table:table-cell office:value-type="float" office:value="1371.1" calcext:value-type="float">
            <text:p>1371.1</text:p>
          </table:table-cell>
          <table:table-cell office:value-type="float" office:value="37" calcext:value-type="float">
            <text:p>37</text:p>
          </table:table-cell>
          <table:table-cell office:value-type="float" office:value="37.1" calcext:value-type="float">
            <text:p>37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7" calcext:value-type="float">
            <text:p>17</text:p>
          </table:table-cell>
          <table:table-cell office:value-type="float" office:value="3556.89" calcext:value-type="float">
            <text:p>3556.89</text:p>
          </table:table-cell>
          <table:table-cell office:value-type="float" office:value="51.49" calcext:value-type="float">
            <text:p>51.4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9" calcext:value-type="float">
            <text:p>9</text:p>
          </table:table-cell>
          <table:table-cell office:value-type="float" office:value="3423.75" calcext:value-type="float">
            <text:p>3423.75</text:p>
          </table:table-cell>
          <table:table-cell office:value-type="float" office:value="50.14" calcext:value-type="float">
            <text:p>50.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3804.16" calcext:value-type="float">
            <text:p>3804.16</text:p>
          </table:table-cell>
          <table:table-cell office:value-type="float" office:value="52.46" calcext:value-type="float">
            <text:p>52.4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4" calcext:value-type="float">
            <text:p>34</text:p>
          </table:table-cell>
          <table:table-cell office:value-type="float" office:value="7113.79" calcext:value-type="float">
            <text:p>7113.79</text:p>
          </table:table-cell>
          <table:table-cell office:value-type="float" office:value="72.82" calcext:value-type="float">
            <text:p>72.8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9" calcext:value-type="float">
            <text:p>19</text:p>
          </table:table-cell>
          <table:table-cell office:value-type="float" office:value="7227.91" calcext:value-type="float">
            <text:p>7227.91</text:p>
          </table:table-cell>
          <table:table-cell office:value-type="float" office:value="72.86" calcext:value-type="float">
            <text:p>72.8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" calcext:value-type="float">
            <text:p>4</text:p>
          </table:table-cell>
          <table:table-cell office:value-type="float" office:value="7608.33" calcext:value-type="float">
            <text:p>7608.33</text:p>
          </table:table-cell>
          <table:table-cell office:value-type="float" office:value="74.19" calcext:value-type="float">
            <text:p>74.1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2" calcext:value-type="float">
            <text:p>52</text:p>
          </table:table-cell>
          <table:table-cell office:value-type="float" office:value="10879.91" calcext:value-type="float">
            <text:p>10879.91</text:p>
          </table:table-cell>
          <table:table-cell office:value-type="float" office:value="90.06" calcext:value-type="float">
            <text:p>90.0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8" calcext:value-type="float">
            <text:p>28</text:p>
          </table:table-cell>
          <table:table-cell office:value-type="float" office:value="10651.66" calcext:value-type="float">
            <text:p>10651.66</text:p>
          </table:table-cell>
          <table:table-cell office:value-type="float" office:value="88.44" calcext:value-type="float">
            <text:p>88.4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" calcext:value-type="float">
            <text:p>6</text:p>
          </table:table-cell>
          <table:table-cell office:value-type="float" office:value="11412.49" calcext:value-type="float">
            <text:p>11412.49</text:p>
          </table:table-cell>
          <table:table-cell office:value-type="float" office:value="90.87" calcext:value-type="float">
            <text:p>90.8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9" calcext:value-type="float">
            <text:p>69</text:p>
          </table:table-cell>
          <table:table-cell office:value-type="float" office:value="14436.8" calcext:value-type="float">
            <text:p>14436.8</text:p>
          </table:table-cell>
          <table:table-cell office:value-type="float" office:value="103.74" calcext:value-type="float">
            <text:p>103.7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8" calcext:value-type="float">
            <text:p>38</text:p>
          </table:table-cell>
          <table:table-cell office:value-type="float" office:value="14455.82" calcext:value-type="float">
            <text:p>14455.82</text:p>
          </table:table-cell>
          <table:table-cell office:value-type="float" office:value="103.03" calcext:value-type="float">
            <text:p>103.0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8" calcext:value-type="float">
            <text:p>8</text:p>
          </table:table-cell>
          <table:table-cell office:value-type="float" office:value="15216.65" calcext:value-type="float">
            <text:p>15216.65</text:p>
          </table:table-cell>
          <table:table-cell office:value-type="float" office:value="104.93" calcext:value-type="float">
            <text:p>104.9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86" calcext:value-type="float">
            <text:p>86</text:p>
          </table:table-cell>
          <table:table-cell office:value-type="float" office:value="17993.69" calcext:value-type="float">
            <text:p>17993.69</text:p>
          </table:table-cell>
          <table:table-cell office:value-type="float" office:value="115.82" calcext:value-type="float">
            <text:p>115.8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7" calcext:value-type="float">
            <text:p>47</text:p>
          </table:table-cell>
          <table:table-cell office:value-type="float" office:value="17879.57" calcext:value-type="float">
            <text:p>17879.57</text:p>
          </table:table-cell>
          <table:table-cell office:value-type="float" office:value="114.59" calcext:value-type="float">
            <text:p>114.5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9" calcext:value-type="float">
            <text:p>9</text:p>
          </table:table-cell>
          <table:table-cell office:value-type="float" office:value="17118.74" calcext:value-type="float">
            <text:p>17118.74</text:p>
          </table:table-cell>
          <table:table-cell office:value-type="float" office:value="111.29" calcext:value-type="float">
            <text:p>111.29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Optic Name:</text:p>
          </table:table-cell>
          <table:table-cell office:value-type="string" calcext:value-type="string">
            <text:p>f/6.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ght Pollution Rate: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e per second for f/8.0 optic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3.28" calcext:value-type="float">
            <text:p>3.2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70.6" calcext:value-type="float">
            <text:p>570.6</text:p>
          </table:table-cell>
          <table:table-cell office:value-type="float" office:value="314.9" calcext:value-type="float">
            <text:p>314.9</text:p>
          </table:table-cell>
          <table:table-cell office:value-type="float" office:value="17.7" calcext:value-type="float">
            <text:p>17.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037.4" calcext:value-type="float">
            <text:p>1037.4</text:p>
          </table:table-cell>
          <table:table-cell office:value-type="float" office:value="572.5" calcext:value-type="float">
            <text:p>572.5</text:p>
          </table:table-cell>
          <table:table-cell office:value-type="float" office:value="23.9" calcext:value-type="float">
            <text:p>23.9</text:p>
          </table:table-cell>
          <table:table-cell office:value-type="float" office:value="24.2" calcext:value-type="float">
            <text:p>2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186.9" calcext:value-type="float">
            <text:p>5186.9</text:p>
          </table:table-cell>
          <table:table-cell office:value-type="float" office:value="2862.5" calcext:value-type="float">
            <text:p>2862.5</text:p>
          </table:table-cell>
          <table:table-cell office:value-type="float" office:value="53.5" calcext:value-type="float">
            <text:p>53.5</text:p>
          </table:table-cell>
          <table:table-cell office:value-type="float" office:value="53.6" calcext:value-type="float">
            <text:p>53.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" calcext:value-type="float">
            <text:p>6</text:p>
          </table:table-cell>
          <table:table-cell office:value-type="float" office:value="3423.36" calcext:value-type="float">
            <text:p>3423.36</text:p>
          </table:table-cell>
          <table:table-cell office:value-type="float" office:value="44.2" calcext:value-type="float">
            <text:p>44.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" calcext:value-type="float">
            <text:p>3</text:p>
          </table:table-cell>
          <table:table-cell office:value-type="float" office:value="3112.15" calcext:value-type="float">
            <text:p>3112.15</text:p>
          </table:table-cell>
          <table:table-cell office:value-type="float" office:value="41.83" calcext:value-type="float">
            <text:p>41.8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5186.91" calcext:value-type="float">
            <text:p>5186.91</text:p>
          </table:table-cell>
          <table:table-cell office:value-type="float" office:value="53.6" calcext:value-type="float">
            <text:p>53.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3" calcext:value-type="float">
            <text:p>13</text:p>
          </table:table-cell>
          <table:table-cell office:value-type="float" office:value="7417.29" calcext:value-type="float">
            <text:p>7417.29</text:p>
          </table:table-cell>
          <table:table-cell office:value-type="float" office:value="65.06" calcext:value-type="float">
            <text:p>65.0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" calcext:value-type="float">
            <text:p>7</text:p>
          </table:table-cell>
          <table:table-cell office:value-type="float" office:value="7261.68" calcext:value-type="float">
            <text:p>7261.68</text:p>
          </table:table-cell>
          <table:table-cell office:value-type="float" office:value="63.9" calcext:value-type="float">
            <text:p>63.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5186.91" calcext:value-type="float">
            <text:p>5186.91</text:p>
          </table:table-cell>
          <table:table-cell office:value-type="float" office:value="53.6" calcext:value-type="float">
            <text:p>53.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9" calcext:value-type="float">
            <text:p>19</text:p>
          </table:table-cell>
          <table:table-cell office:value-type="float" office:value="10840.65" calcext:value-type="float">
            <text:p>10840.65</text:p>
          </table:table-cell>
          <table:table-cell office:value-type="float" office:value="78.66" calcext:value-type="float">
            <text:p>78.6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0" calcext:value-type="float">
            <text:p>10</text:p>
          </table:table-cell>
          <table:table-cell office:value-type="float" office:value="10373.83" calcext:value-type="float">
            <text:p>10373.83</text:p>
          </table:table-cell>
          <table:table-cell office:value-type="float" office:value="76.37" calcext:value-type="float">
            <text:p>76.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10373.83" calcext:value-type="float">
            <text:p>10373.83</text:p>
          </table:table-cell>
          <table:table-cell office:value-type="float" office:value="75.81" calcext:value-type="float">
            <text:p>75.8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5" calcext:value-type="float">
            <text:p>25</text:p>
          </table:table-cell>
          <table:table-cell office:value-type="float" office:value="14264.01" calcext:value-type="float">
            <text:p>14264.01</text:p>
          </table:table-cell>
          <table:table-cell office:value-type="float" office:value="90.23" calcext:value-type="float">
            <text:p>90.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4" calcext:value-type="float">
            <text:p>14</text:p>
          </table:table-cell>
          <table:table-cell office:value-type="float" office:value="14523.36" calcext:value-type="float">
            <text:p>14523.36</text:p>
          </table:table-cell>
          <table:table-cell office:value-type="float" office:value="90.36" calcext:value-type="float">
            <text:p>90.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" calcext:value-type="float">
            <text:p>3</text:p>
          </table:table-cell>
          <table:table-cell office:value-type="float" office:value="15560.74" calcext:value-type="float">
            <text:p>15560.74</text:p>
          </table:table-cell>
          <table:table-cell office:value-type="float" office:value="92.84" calcext:value-type="float">
            <text:p>92.8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2" calcext:value-type="float">
            <text:p>32</text:p>
          </table:table-cell>
          <table:table-cell office:value-type="float" office:value="18257.94" calcext:value-type="float">
            <text:p>18257.94</text:p>
          </table:table-cell>
          <table:table-cell office:value-type="float" office:value="102.08" calcext:value-type="float">
            <text:p>102.0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7" calcext:value-type="float">
            <text:p>17</text:p>
          </table:table-cell>
          <table:table-cell office:value-type="float" office:value="17635.51" calcext:value-type="float">
            <text:p>17635.51</text:p>
          </table:table-cell>
          <table:table-cell office:value-type="float" office:value="99.58" calcext:value-type="float">
            <text:p>99.5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" calcext:value-type="float">
            <text:p>3</text:p>
          </table:table-cell>
          <table:table-cell office:value-type="float" office:value="15560.74" calcext:value-type="float">
            <text:p>15560.74</text:p>
          </table:table-cell>
          <table:table-cell office:value-type="float" office:value="92.84" calcext:value-type="float">
            <text:p>92.84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78" calcext:value-type="float">
            <text:p>2.7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09.9" calcext:value-type="float">
            <text:p>409.9</text:p>
          </table:table-cell>
          <table:table-cell office:value-type="float" office:value="226.2" calcext:value-type="float">
            <text:p>226.2</text:p>
          </table:table-cell>
          <table:table-cell office:value-type="float" office:value="15" calcext:value-type="float">
            <text:p>15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45.2" calcext:value-type="float">
            <text:p>745.2</text:p>
          </table:table-cell>
          <table:table-cell office:value-type="float" office:value="411.3" calcext:value-type="float">
            <text:p>411.3</text:p>
          </table:table-cell>
          <table:table-cell office:value-type="float" office:value="20.3" calcext:value-type="float">
            <text:p>20.3</text:p>
          </table:table-cell>
          <table:table-cell office:value-type="float" office:value="20.5" calcext:value-type="float">
            <text:p>20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726.1" calcext:value-type="float">
            <text:p>3726.1</text:p>
          </table:table-cell>
          <table:table-cell office:value-type="float" office:value="2056.3" calcext:value-type="float">
            <text:p>2056.3</text:p>
          </table:table-cell>
          <table:table-cell office:value-type="float" office:value="45.3" calcext:value-type="float">
            <text:p>45.3</text:p>
          </table:table-cell>
          <table:table-cell office:value-type="float" office:value="45.4" calcext:value-type="float">
            <text:p>45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9" calcext:value-type="float">
            <text:p>9</text:p>
          </table:table-cell>
          <table:table-cell office:value-type="float" office:value="3688.81" calcext:value-type="float">
            <text:p>3688.81</text:p>
          </table:table-cell>
          <table:table-cell office:value-type="float" office:value="45.88" calcext:value-type="float">
            <text:p>45.8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" calcext:value-type="float">
            <text:p>5</text:p>
          </table:table-cell>
          <table:table-cell office:value-type="float" office:value="3726.07" calcext:value-type="float">
            <text:p>3726.07</text:p>
          </table:table-cell>
          <table:table-cell office:value-type="float" office:value="45.77" calcext:value-type="float">
            <text:p>45.7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3726.07" calcext:value-type="float">
            <text:p>3726.07</text:p>
          </table:table-cell>
          <table:table-cell office:value-type="float" office:value="45.43" calcext:value-type="float">
            <text:p>45.4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8" calcext:value-type="float">
            <text:p>18</text:p>
          </table:table-cell>
          <table:table-cell office:value-type="float" office:value="7377.62" calcext:value-type="float">
            <text:p>7377.62</text:p>
          </table:table-cell>
          <table:table-cell office:value-type="float" office:value="64.89" calcext:value-type="float">
            <text:p>64.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0" calcext:value-type="float">
            <text:p>10</text:p>
          </table:table-cell>
          <table:table-cell office:value-type="float" office:value="7452.14" calcext:value-type="float">
            <text:p>7452.14</text:p>
          </table:table-cell>
          <table:table-cell office:value-type="float" office:value="64.73" calcext:value-type="float">
            <text:p>64.7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7452.14" calcext:value-type="float">
            <text:p>7452.14</text:p>
          </table:table-cell>
          <table:table-cell office:value-type="float" office:value="64.25" calcext:value-type="float">
            <text:p>64.2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6" calcext:value-type="float">
            <text:p>26</text:p>
          </table:table-cell>
          <table:table-cell office:value-type="float" office:value="10656.56" calcext:value-type="float">
            <text:p>10656.56</text:p>
          </table:table-cell>
          <table:table-cell office:value-type="float" office:value="77.99" calcext:value-type="float">
            <text:p>77.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4" calcext:value-type="float">
            <text:p>14</text:p>
          </table:table-cell>
          <table:table-cell office:value-type="float" office:value="10433" calcext:value-type="float">
            <text:p>10433</text:p>
          </table:table-cell>
          <table:table-cell office:value-type="float" office:value="76.59" calcext:value-type="float">
            <text:p>76.5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" calcext:value-type="float">
            <text:p>3</text:p>
          </table:table-cell>
          <table:table-cell office:value-type="float" office:value="11178.21" calcext:value-type="float">
            <text:p>11178.21</text:p>
          </table:table-cell>
          <table:table-cell office:value-type="float" office:value="78.69" calcext:value-type="float">
            <text:p>78.6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5" calcext:value-type="float">
            <text:p>35</text:p>
          </table:table-cell>
          <table:table-cell office:value-type="float" office:value="14345.37" calcext:value-type="float">
            <text:p>14345.37</text:p>
          </table:table-cell>
          <table:table-cell office:value-type="float" office:value="90.48" calcext:value-type="float">
            <text:p>90.4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9" calcext:value-type="float">
            <text:p>19</text:p>
          </table:table-cell>
          <table:table-cell office:value-type="float" office:value="14159.06" calcext:value-type="float">
            <text:p>14159.06</text:p>
          </table:table-cell>
          <table:table-cell office:value-type="float" office:value="89.22" calcext:value-type="float">
            <text:p>89.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" calcext:value-type="float">
            <text:p>4</text:p>
          </table:table-cell>
          <table:table-cell office:value-type="float" office:value="14904.28" calcext:value-type="float">
            <text:p>14904.28</text:p>
          </table:table-cell>
          <table:table-cell office:value-type="float" office:value="90.86" calcext:value-type="float">
            <text:p>90.8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4" calcext:value-type="float">
            <text:p>44</text:p>
          </table:table-cell>
          <table:table-cell office:value-type="float" office:value="18034.18" calcext:value-type="float">
            <text:p>18034.18</text:p>
          </table:table-cell>
          <table:table-cell office:value-type="float" office:value="101.45" calcext:value-type="float">
            <text:p>101.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4" calcext:value-type="float">
            <text:p>24</text:p>
          </table:table-cell>
          <table:table-cell office:value-type="float" office:value="17885.13" calcext:value-type="float">
            <text:p>17885.13</text:p>
          </table:table-cell>
          <table:table-cell office:value-type="float" office:value="100.28" calcext:value-type="float">
            <text:p>100.2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" calcext:value-type="float">
            <text:p>5</text:p>
          </table:table-cell>
          <table:table-cell office:value-type="float" office:value="18630.35" calcext:value-type="float">
            <text:p>18630.35</text:p>
          </table:table-cell>
          <table:table-cell office:value-type="float" office:value="101.59" calcext:value-type="float">
            <text:p>101.59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58" calcext:value-type="float">
            <text:p>2.5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53" calcext:value-type="float">
            <text:p>353</text:p>
          </table:table-cell>
          <table:table-cell office:value-type="float" office:value="194.8" calcext:value-type="float">
            <text:p>194.8</text:p>
          </table:table-cell>
          <table:table-cell office:value-type="float" office:value="14" calcext:value-type="float">
            <text:p>14</text:p>
          </table:table-cell>
          <table:table-cell office:value-type="float" office:value="14.2" calcext:value-type="float">
            <text:p>1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41.8" calcext:value-type="float">
            <text:p>641.8</text:p>
          </table:table-cell>
          <table:table-cell office:value-type="float" office:value="354.2" calcext:value-type="float">
            <text:p>354.2</text:p>
          </table:table-cell>
          <table:table-cell office:value-type="float" office:value="18.8" calcext:value-type="float">
            <text:p>18.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209.2" calcext:value-type="float">
            <text:p>3209.2</text:p>
          </table:table-cell>
          <table:table-cell office:value-type="float" office:value="1771.1" calcext:value-type="float">
            <text:p>1771.1</text:p>
          </table:table-cell>
          <table:table-cell office:value-type="float" office:value="42.1" calcext:value-type="float">
            <text:p>42.1</text:p>
          </table:table-cell>
          <table:table-cell office:value-type="float" office:value="42.2" calcext:value-type="float">
            <text:p>42.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0" calcext:value-type="float">
            <text:p>10</text:p>
          </table:table-cell>
          <table:table-cell office:value-type="float" office:value="3530.15" calcext:value-type="float">
            <text:p>3530.15</text:p>
          </table:table-cell>
          <table:table-cell office:value-type="float" office:value="44.89" calcext:value-type="float">
            <text:p>44.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" calcext:value-type="float">
            <text:p>6</text:p>
          </table:table-cell>
          <table:table-cell office:value-type="float" office:value="3851.08" calcext:value-type="float">
            <text:p>3851.08</text:p>
          </table:table-cell>
          <table:table-cell office:value-type="float" office:value="46.53" calcext:value-type="float">
            <text:p>46.5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3209.23" calcext:value-type="float">
            <text:p>3209.23</text:p>
          </table:table-cell>
          <table:table-cell office:value-type="float" office:value="42.16" calcext:value-type="float">
            <text:p>42.1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0" calcext:value-type="float">
            <text:p>20</text:p>
          </table:table-cell>
          <table:table-cell office:value-type="float" office:value="7060.31" calcext:value-type="float">
            <text:p>7060.31</text:p>
          </table:table-cell>
          <table:table-cell office:value-type="float" office:value="63.48" calcext:value-type="float">
            <text:p>63.4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1" calcext:value-type="float">
            <text:p>11</text:p>
          </table:table-cell>
          <table:table-cell office:value-type="float" office:value="7060.31" calcext:value-type="float">
            <text:p>7060.31</text:p>
          </table:table-cell>
          <table:table-cell office:value-type="float" office:value="63.01" calcext:value-type="float">
            <text:p>63.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6418.46" calcext:value-type="float">
            <text:p>6418.46</text:p>
          </table:table-cell>
          <table:table-cell office:value-type="float" office:value="59.63" calcext:value-type="float">
            <text:p>59.6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1" calcext:value-type="float">
            <text:p>31</text:p>
          </table:table-cell>
          <table:table-cell office:value-type="float" office:value="10943.47" calcext:value-type="float">
            <text:p>10943.47</text:p>
          </table:table-cell>
          <table:table-cell office:value-type="float" office:value="79.03" calcext:value-type="float">
            <text:p>79.0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7" calcext:value-type="float">
            <text:p>17</text:p>
          </table:table-cell>
          <table:table-cell office:value-type="float" office:value="10911.38" calcext:value-type="float">
            <text:p>10911.38</text:p>
          </table:table-cell>
          <table:table-cell office:value-type="float" office:value="78.33" calcext:value-type="float">
            <text:p>78.3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" calcext:value-type="float">
            <text:p>3</text:p>
          </table:table-cell>
          <table:table-cell office:value-type="float" office:value="9627.69" calcext:value-type="float">
            <text:p>9627.69</text:p>
          </table:table-cell>
          <table:table-cell office:value-type="float" office:value="73.03" calcext:value-type="float">
            <text:p>73.0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1" calcext:value-type="float">
            <text:p>41</text:p>
          </table:table-cell>
          <table:table-cell office:value-type="float" office:value="14473.63" calcext:value-type="float">
            <text:p>14473.63</text:p>
          </table:table-cell>
          <table:table-cell office:value-type="float" office:value="90.89" calcext:value-type="float">
            <text:p>90.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2" calcext:value-type="float">
            <text:p>22</text:p>
          </table:table-cell>
          <table:table-cell office:value-type="float" office:value="14120.61" calcext:value-type="float">
            <text:p>14120.61</text:p>
          </table:table-cell>
          <table:table-cell office:value-type="float" office:value="89.1" calcext:value-type="float">
            <text:p>89.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" calcext:value-type="float">
            <text:p>4</text:p>
          </table:table-cell>
          <table:table-cell office:value-type="float" office:value="12836.92" calcext:value-type="float">
            <text:p>12836.92</text:p>
          </table:table-cell>
          <table:table-cell office:value-type="float" office:value="84.33" calcext:value-type="float">
            <text:p>84.3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1" calcext:value-type="float">
            <text:p>51</text:p>
          </table:table-cell>
          <table:table-cell office:value-type="float" office:value="18003.78" calcext:value-type="float">
            <text:p>18003.78</text:p>
          </table:table-cell>
          <table:table-cell office:value-type="float" office:value="101.37" calcext:value-type="float">
            <text:p>101.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8" calcext:value-type="float">
            <text:p>28</text:p>
          </table:table-cell>
          <table:table-cell office:value-type="float" office:value="17971.69" calcext:value-type="float">
            <text:p>17971.69</text:p>
          </table:table-cell>
          <table:table-cell office:value-type="float" office:value="100.52" calcext:value-type="float">
            <text:p>100.5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" calcext:value-type="float">
            <text:p>6</text:p>
          </table:table-cell>
          <table:table-cell office:value-type="float" office:value="19255.38" calcext:value-type="float">
            <text:p>19255.38</text:p>
          </table:table-cell>
          <table:table-cell office:value-type="float" office:value="103.28" calcext:value-type="float">
            <text:p>103.28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39" calcext:value-type="float">
            <text:p>2.3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02.9" calcext:value-type="float">
            <text:p>302.9</text:p>
          </table:table-cell>
          <table:table-cell office:value-type="float" office:value="167.2" calcext:value-type="float">
            <text:p>167.2</text:p>
          </table:table-cell>
          <table:table-cell office:value-type="float" office:value="12.9" calcext:value-type="float">
            <text:p>12.9</text:p>
          </table:table-cell>
          <table:table-cell office:value-type="float" office:value="13.1" calcext:value-type="float">
            <text:p>13.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50.8" calcext:value-type="float">
            <text:p>550.8</text:p>
          </table:table-cell>
          <table:table-cell office:value-type="float" office:value="304" calcext:value-type="float">
            <text:p>304</text:p>
          </table:table-cell>
          <table:table-cell office:value-type="float" office:value="17.4" calcext:value-type="float">
            <text:p>17.4</text:p>
          </table:table-cell>
          <table:table-cell office:value-type="float" office:value="17.6" calcext:value-type="float">
            <text:p>17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754" calcext:value-type="float">
            <text:p>2754</text:p>
          </table:table-cell>
          <table:table-cell office:value-type="float" office:value="1519.8" calcext:value-type="float">
            <text:p>1519.8</text:p>
          </table:table-cell>
          <table:table-cell office:value-type="float" office:value="39" calcext:value-type="float">
            <text:p>39</text:p>
          </table:table-cell>
          <table:table-cell office:value-type="float" office:value="39.1" calcext:value-type="float">
            <text:p>39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2" calcext:value-type="float">
            <text:p>12</text:p>
          </table:table-cell>
          <table:table-cell office:value-type="float" office:value="3635.22" calcext:value-type="float">
            <text:p>3635.22</text:p>
          </table:table-cell>
          <table:table-cell office:value-type="float" office:value="45.55" calcext:value-type="float">
            <text:p>45.5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" calcext:value-type="float">
            <text:p>7</text:p>
          </table:table-cell>
          <table:table-cell office:value-type="float" office:value="3855.54" calcext:value-type="float">
            <text:p>3855.54</text:p>
          </table:table-cell>
          <table:table-cell office:value-type="float" office:value="46.56" calcext:value-type="float">
            <text:p>46.5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2753.96" calcext:value-type="float">
            <text:p>2753.96</text:p>
          </table:table-cell>
          <table:table-cell office:value-type="float" office:value="39.06" calcext:value-type="float">
            <text:p>39.0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4" calcext:value-type="float">
            <text:p>24</text:p>
          </table:table-cell>
          <table:table-cell office:value-type="float" office:value="7270.45" calcext:value-type="float">
            <text:p>7270.45</text:p>
          </table:table-cell>
          <table:table-cell office:value-type="float" office:value="64.42" calcext:value-type="float">
            <text:p>64.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3" calcext:value-type="float">
            <text:p>13</text:p>
          </table:table-cell>
          <table:table-cell office:value-type="float" office:value="7160.29" calcext:value-type="float">
            <text:p>7160.29</text:p>
          </table:table-cell>
          <table:table-cell office:value-type="float" office:value="63.45" calcext:value-type="float">
            <text:p>63.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" calcext:value-type="float">
            <text:p>3</text:p>
          </table:table-cell>
          <table:table-cell office:value-type="float" office:value="8261.87" calcext:value-type="float">
            <text:p>8261.87</text:p>
          </table:table-cell>
          <table:table-cell office:value-type="float" office:value="67.65" calcext:value-type="float">
            <text:p>67.6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6" calcext:value-type="float">
            <text:p>36</text:p>
          </table:table-cell>
          <table:table-cell office:value-type="float" office:value="10905.67" calcext:value-type="float">
            <text:p>10905.67</text:p>
          </table:table-cell>
          <table:table-cell office:value-type="float" office:value="78.89" calcext:value-type="float">
            <text:p>78.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0" calcext:value-type="float">
            <text:p>20</text:p>
          </table:table-cell>
          <table:table-cell office:value-type="float" office:value="11015.83" calcext:value-type="float">
            <text:p>11015.83</text:p>
          </table:table-cell>
          <table:table-cell office:value-type="float" office:value="78.7" calcext:value-type="float">
            <text:p>78.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" calcext:value-type="float">
            <text:p>4</text:p>
          </table:table-cell>
          <table:table-cell office:value-type="float" office:value="11015.83" calcext:value-type="float">
            <text:p>11015.83</text:p>
          </table:table-cell>
          <table:table-cell office:value-type="float" office:value="78.12" calcext:value-type="float">
            <text:p>78.1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8" calcext:value-type="float">
            <text:p>48</text:p>
          </table:table-cell>
          <table:table-cell office:value-type="float" office:value="14540.89" calcext:value-type="float">
            <text:p>14540.89</text:p>
          </table:table-cell>
          <table:table-cell office:value-type="float" office:value="91.1" calcext:value-type="float">
            <text:p>91.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6" calcext:value-type="float">
            <text:p>26</text:p>
          </table:table-cell>
          <table:table-cell office:value-type="float" office:value="14320.58" calcext:value-type="float">
            <text:p>14320.58</text:p>
          </table:table-cell>
          <table:table-cell office:value-type="float" office:value="89.73" calcext:value-type="float">
            <text:p>89.7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" calcext:value-type="float">
            <text:p>5</text:p>
          </table:table-cell>
          <table:table-cell office:value-type="float" office:value="13769.79" calcext:value-type="float">
            <text:p>13769.79</text:p>
          </table:table-cell>
          <table:table-cell office:value-type="float" office:value="87.34" calcext:value-type="float">
            <text:p>87.3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9" calcext:value-type="float">
            <text:p>59</text:p>
          </table:table-cell>
          <table:table-cell office:value-type="float" office:value="17873.18" calcext:value-type="float">
            <text:p>17873.18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3" calcext:value-type="float">
            <text:p>33</text:p>
          </table:table-cell>
          <table:table-cell office:value-type="float" office:value="18176.12" calcext:value-type="float">
            <text:p>18176.12</text:p>
          </table:table-cell>
          <table:table-cell office:value-type="float" office:value="101.09" calcext:value-type="float">
            <text:p>101.0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" calcext:value-type="float">
            <text:p>7</text:p>
          </table:table-cell>
          <table:table-cell office:value-type="float" office:value="19277.7" calcext:value-type="float">
            <text:p>19277.7</text:p>
          </table:table-cell>
          <table:table-cell office:value-type="float" office:value="103.34" calcext:value-type="float">
            <text:p>103.34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9" calcext:value-type="float">
            <text:p>2.2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78.1" calcext:value-type="float">
            <text:p>278.1</text:p>
          </table:table-cell>
          <table:table-cell office:value-type="float" office:value="153.5" calcext:value-type="float">
            <text:p>153.5</text:p>
          </table:table-cell>
          <table:table-cell office:value-type="float" office:value="12.4" calcext:value-type="float">
            <text:p>12.4</text:p>
          </table:table-cell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05.7" calcext:value-type="float">
            <text:p>505.7</text:p>
          </table:table-cell>
          <table:table-cell office:value-type="float" office:value="279.1" calcext:value-type="float">
            <text:p>279.1</text:p>
          </table:table-cell>
          <table:table-cell office:value-type="float" office:value="16.7" calcext:value-type="float">
            <text:p>16.7</text:p>
          </table:table-cell>
          <table:table-cell office:value-type="float" office:value="16.9" calcext:value-type="float">
            <text:p>16.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528.3" calcext:value-type="float">
            <text:p>2528.3</text:p>
          </table:table-cell>
          <table:table-cell office:value-type="float" office:value="1395.3" calcext:value-type="float">
            <text:p>1395.3</text:p>
          </table:table-cell>
          <table:table-cell table:number-columns-repeated="2" office:value-type="float" office:value="37.4" calcext:value-type="float">
            <text:p>37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3" calcext:value-type="float">
            <text:p>13</text:p>
          </table:table-cell>
          <table:table-cell office:value-type="float" office:value="3615.5" calcext:value-type="float">
            <text:p>3615.5</text:p>
          </table:table-cell>
          <table:table-cell office:value-type="float" office:value="45.43" calcext:value-type="float">
            <text:p>45.4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" calcext:value-type="float">
            <text:p>7</text:p>
          </table:table-cell>
          <table:table-cell office:value-type="float" office:value="3539.65" calcext:value-type="float">
            <text:p>3539.65</text:p>
          </table:table-cell>
          <table:table-cell office:value-type="float" office:value="44.61" calcext:value-type="float">
            <text:p>44.6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2528.32" calcext:value-type="float">
            <text:p>2528.32</text:p>
          </table:table-cell>
          <table:table-cell office:value-type="float" office:value="37.42" calcext:value-type="float">
            <text:p>37.4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6" calcext:value-type="float">
            <text:p>26</text:p>
          </table:table-cell>
          <table:table-cell office:value-type="float" office:value="7231" calcext:value-type="float">
            <text:p>7231</text:p>
          </table:table-cell>
          <table:table-cell office:value-type="float" office:value="64.24" calcext:value-type="float">
            <text:p>64.2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4" calcext:value-type="float">
            <text:p>14</text:p>
          </table:table-cell>
          <table:table-cell office:value-type="float" office:value="7079.3" calcext:value-type="float">
            <text:p>7079.3</text:p>
          </table:table-cell>
          <table:table-cell office:value-type="float" office:value="63.09" calcext:value-type="float">
            <text:p>63.0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" calcext:value-type="float">
            <text:p>3</text:p>
          </table:table-cell>
          <table:table-cell office:value-type="float" office:value="7584.97" calcext:value-type="float">
            <text:p>7584.97</text:p>
          </table:table-cell>
          <table:table-cell office:value-type="float" office:value="64.82" calcext:value-type="float">
            <text:p>64.8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9" calcext:value-type="float">
            <text:p>39</text:p>
          </table:table-cell>
          <table:table-cell office:value-type="float" office:value="10846.5" calcext:value-type="float">
            <text:p>10846.5</text:p>
          </table:table-cell>
          <table:table-cell office:value-type="float" office:value="78.68" calcext:value-type="float">
            <text:p>78.6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1" calcext:value-type="float">
            <text:p>21</text:p>
          </table:table-cell>
          <table:table-cell office:value-type="float" office:value="10618.95" calcext:value-type="float">
            <text:p>10618.95</text:p>
          </table:table-cell>
          <table:table-cell office:value-type="float" office:value="77.27" calcext:value-type="float">
            <text:p>77.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" calcext:value-type="float">
            <text:p>4</text:p>
          </table:table-cell>
          <table:table-cell office:value-type="float" office:value="10113.29" calcext:value-type="float">
            <text:p>10113.29</text:p>
          </table:table-cell>
          <table:table-cell office:value-type="float" office:value="74.85" calcext:value-type="float">
            <text:p>74.8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2" calcext:value-type="float">
            <text:p>52</text:p>
          </table:table-cell>
          <table:table-cell office:value-type="float" office:value="14462" calcext:value-type="float">
            <text:p>14462</text:p>
          </table:table-cell>
          <table:table-cell office:value-type="float" office:value="90.85" calcext:value-type="float">
            <text:p>90.8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8" calcext:value-type="float">
            <text:p>28</text:p>
          </table:table-cell>
          <table:table-cell office:value-type="float" office:value="14158.6" calcext:value-type="float">
            <text:p>14158.6</text:p>
          </table:table-cell>
          <table:table-cell office:value-type="float" office:value="89.22" calcext:value-type="float">
            <text:p>89.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" calcext:value-type="float">
            <text:p>6</text:p>
          </table:table-cell>
          <table:table-cell office:value-type="float" office:value="15169.93" calcext:value-type="float">
            <text:p>15169.93</text:p>
          </table:table-cell>
          <table:table-cell office:value-type="float" office:value="91.67" calcext:value-type="float">
            <text:p>91.6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5" calcext:value-type="float">
            <text:p>65</text:p>
          </table:table-cell>
          <table:table-cell office:value-type="float" office:value="18077.5" calcext:value-type="float">
            <text:p>18077.5</text:p>
          </table:table-cell>
          <table:table-cell office:value-type="float" office:value="101.57" calcext:value-type="float">
            <text:p>101.5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6" calcext:value-type="float">
            <text:p>36</text:p>
          </table:table-cell>
          <table:table-cell office:value-type="float" office:value="18203.92" calcext:value-type="float">
            <text:p>18203.92</text:p>
          </table:table-cell>
          <table:table-cell office:value-type="float" office:value="101.17" calcext:value-type="float">
            <text:p>101.1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" calcext:value-type="float">
            <text:p>7</text:p>
          </table:table-cell>
          <table:table-cell office:value-type="float" office:value="17698.25" calcext:value-type="float">
            <text:p>17698.25</text:p>
          </table:table-cell>
          <table:table-cell office:value-type="float" office:value="99.02" calcext:value-type="float">
            <text:p>99.02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7" calcext:value-type="float">
            <text:p>2.2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73.3" calcext:value-type="float">
            <text:p>273.3</text:p>
          </table:table-cell>
          <table:table-cell office:value-type="float" office:value="150.8" calcext:value-type="float">
            <text:p>150.8</text:p>
          </table:table-cell>
          <table:table-cell office:value-type="float" office:value="12.3" calcext:value-type="float">
            <text:p>12.3</text:p>
          </table:table-cell>
          <table:table-cell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96.9" calcext:value-type="float">
            <text:p>496.9</text:p>
          </table:table-cell>
          <table:table-cell office:value-type="float" office:value="274.2" calcext:value-type="float">
            <text:p>274.2</text:p>
          </table:table-cell>
          <table:table-cell office:value-type="float" office:value="16.6" calcext:value-type="float">
            <text:p>16.6</text:p>
          </table:table-cell>
          <table:table-cell office:value-type="float" office:value="16.7" calcext:value-type="float">
            <text:p>16.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484.4" calcext:value-type="float">
            <text:p>2484.4</text:p>
          </table:table-cell>
          <table:table-cell office:value-type="float" office:value="1371.1" calcext:value-type="float">
            <text:p>1371.1</text:p>
          </table:table-cell>
          <table:table-cell office:value-type="float" office:value="37" calcext:value-type="float">
            <text:p>37</text:p>
          </table:table-cell>
          <table:table-cell office:value-type="float" office:value="37.1" calcext:value-type="float">
            <text:p>37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3" calcext:value-type="float">
            <text:p>13</text:p>
          </table:table-cell>
          <table:table-cell office:value-type="float" office:value="3552.62" calcext:value-type="float">
            <text:p>3552.62</text:p>
          </table:table-cell>
          <table:table-cell office:value-type="float" office:value="45.03" calcext:value-type="float">
            <text:p>45.0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" calcext:value-type="float">
            <text:p>7</text:p>
          </table:table-cell>
          <table:table-cell office:value-type="float" office:value="3478.09" calcext:value-type="float">
            <text:p>3478.09</text:p>
          </table:table-cell>
          <table:table-cell office:value-type="float" office:value="44.22" calcext:value-type="float">
            <text:p>44.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" calcext:value-type="float">
            <text:p>1</text:p>
          </table:table-cell>
          <table:table-cell office:value-type="float" office:value="2484.35" calcext:value-type="float">
            <text:p>2484.35</text:p>
          </table:table-cell>
          <table:table-cell office:value-type="float" office:value="37.1" calcext:value-type="float">
            <text:p>37.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6" calcext:value-type="float">
            <text:p>26</text:p>
          </table:table-cell>
          <table:table-cell office:value-type="float" office:value="7105.25" calcext:value-type="float">
            <text:p>7105.25</text:p>
          </table:table-cell>
          <table:table-cell office:value-type="float" office:value="63.68" calcext:value-type="float">
            <text:p>63.6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4" calcext:value-type="float">
            <text:p>14</text:p>
          </table:table-cell>
          <table:table-cell office:value-type="float" office:value="6956.18" calcext:value-type="float">
            <text:p>6956.18</text:p>
          </table:table-cell>
          <table:table-cell office:value-type="float" office:value="62.54" calcext:value-type="float">
            <text:p>62.5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" calcext:value-type="float">
            <text:p>3</text:p>
          </table:table-cell>
          <table:table-cell office:value-type="float" office:value="7453.06" calcext:value-type="float">
            <text:p>7453.06</text:p>
          </table:table-cell>
          <table:table-cell office:value-type="float" office:value="64.25" calcext:value-type="float">
            <text:p>64.2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0" calcext:value-type="float">
            <text:p>40</text:p>
          </table:table-cell>
          <table:table-cell office:value-type="float" office:value="10931.15" calcext:value-type="float">
            <text:p>10931.15</text:p>
          </table:table-cell>
          <table:table-cell office:value-type="float" office:value="78.99" calcext:value-type="float">
            <text:p>78.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2" calcext:value-type="float">
            <text:p>22</text:p>
          </table:table-cell>
          <table:table-cell office:value-type="float" office:value="10931.15" calcext:value-type="float">
            <text:p>10931.15</text:p>
          </table:table-cell>
          <table:table-cell office:value-type="float" office:value="78.4" calcext:value-type="float">
            <text:p>78.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" calcext:value-type="float">
            <text:p>4</text:p>
          </table:table-cell>
          <table:table-cell office:value-type="float" office:value="9937.41" calcext:value-type="float">
            <text:p>9937.41</text:p>
          </table:table-cell>
          <table:table-cell office:value-type="float" office:value="74.19" calcext:value-type="float">
            <text:p>74.1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3" calcext:value-type="float">
            <text:p>53</text:p>
          </table:table-cell>
          <table:table-cell office:value-type="float" office:value="14483.77" calcext:value-type="float">
            <text:p>14483.77</text:p>
          </table:table-cell>
          <table:table-cell office:value-type="float" office:value="90.92" calcext:value-type="float">
            <text:p>90.9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9" calcext:value-type="float">
            <text:p>29</text:p>
          </table:table-cell>
          <table:table-cell office:value-type="float" office:value="14409.24" calcext:value-type="float">
            <text:p>14409.24</text:p>
          </table:table-cell>
          <table:table-cell office:value-type="float" office:value="90.01" calcext:value-type="float">
            <text:p>90.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" calcext:value-type="float">
            <text:p>6</text:p>
          </table:table-cell>
          <table:table-cell office:value-type="float" office:value="14906.11" calcext:value-type="float">
            <text:p>14906.11</text:p>
          </table:table-cell>
          <table:table-cell office:value-type="float" office:value="90.87" calcext:value-type="float">
            <text:p>90.8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6" calcext:value-type="float">
            <text:p>66</text:p>
          </table:table-cell>
          <table:table-cell office:value-type="float" office:value="18036.39" calcext:value-type="float">
            <text:p>18036.39</text:p>
          </table:table-cell>
          <table:table-cell office:value-type="float" office:value="101.46" calcext:value-type="float">
            <text:p>101.4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6" calcext:value-type="float">
            <text:p>36</text:p>
          </table:table-cell>
          <table:table-cell office:value-type="float" office:value="17887.33" calcext:value-type="float">
            <text:p>17887.33</text:p>
          </table:table-cell>
          <table:table-cell office:value-type="float" office:value="100.29" calcext:value-type="float">
            <text:p>100.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" calcext:value-type="float">
            <text:p>7</text:p>
          </table:table-cell>
          <table:table-cell office:value-type="float" office:value="17390.46" calcext:value-type="float">
            <text:p>17390.46</text:p>
          </table:table-cell>
          <table:table-cell office:value-type="float" office:value="98.15" calcext:value-type="float">
            <text:p>98.15</text:p>
          </table:table-cell>
          <table:table-cell table:number-columns-repeated="4"/>
        </table:table-row>
        <table:table-row table:style-name="ro1" table:number-rows-repeated="5">
          <table:table-cell table:number-columns-repeated="12"/>
        </table:table-row>
        <table:table-row table:style-name="ro1">
          <table:table-cell/>
          <table:table-cell office:value-type="string" calcext:value-type="string">
            <text:p>Site Name:</text:p>
          </table:table-cell>
          <table:table-cell office:value-type="string" calcext:value-type="string">
            <text:p>SQM 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ky Quality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gnitude per arc-second^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ight Pollution Base Rate:</text:p>
          </table:table-cell>
          <table:table-cell office:value-type="float" office:value="90.67" calcext:value-type="float">
            <text:p>90.67</text:p>
          </table:table-cell>
          <table:table-cell office:value-type="string" calcext:value-type="string">
            <text:p>e per second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Optic Name:</text:p>
          </table:table-cell>
          <table:table-cell office:value-type="string" calcext:value-type="string">
            <text:p>f/3.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ght Pollution Rate:</text:p>
          </table:table-cell>
          <table:table-cell office:value-type="float" office:value="10.07" calcext:value-type="float">
            <text:p>10.07</text:p>
          </table:table-cell>
          <table:table-cell office:value-type="string" calcext:value-type="string">
            <text:p>e per second for f/3.0 optic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3.28" calcext:value-type="float">
            <text:p>3.2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1.3" calcext:value-type="float">
            <text:p>31.3</text:p>
          </table:table-cell>
          <table:table-cell office:value-type="float" office:value="314.9" calcext:value-type="float">
            <text:p>314.9</text:p>
          </table:table-cell>
          <table:table-cell office:value-type="float" office:value="17.7" calcext:value-type="float">
            <text:p>17.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6.8" calcext:value-type="float">
            <text:p>56.8</text:p>
          </table:table-cell>
          <table:table-cell office:value-type="float" office:value="572.5" calcext:value-type="float">
            <text:p>572.5</text:p>
          </table:table-cell>
          <table:table-cell office:value-type="float" office:value="23.9" calcext:value-type="float">
            <text:p>23.9</text:p>
          </table:table-cell>
          <table:table-cell office:value-type="float" office:value="24.2" calcext:value-type="float">
            <text:p>2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84.1" calcext:value-type="float">
            <text:p>284.1</text:p>
          </table:table-cell>
          <table:table-cell office:value-type="float" office:value="2862.5" calcext:value-type="float">
            <text:p>2862.5</text:p>
          </table:table-cell>
          <table:table-cell office:value-type="float" office:value="53.5" calcext:value-type="float">
            <text:p>53.5</text:p>
          </table:table-cell>
          <table:table-cell office:value-type="float" office:value="53.6" calcext:value-type="float">
            <text:p>53.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15" calcext:value-type="float">
            <text:p>115</text:p>
          </table:table-cell>
          <table:table-cell office:value-type="float" office:value="3594.27" calcext:value-type="float">
            <text:p>3594.27</text:p>
          </table:table-cell>
          <table:table-cell office:value-type="float" office:value="193.52" calcext:value-type="float">
            <text:p>193.5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3" calcext:value-type="float">
            <text:p>63</text:p>
          </table:table-cell>
          <table:table-cell office:value-type="float" office:value="3580.07" calcext:value-type="float">
            <text:p>3580.07</text:p>
          </table:table-cell>
          <table:table-cell office:value-type="float" office:value="191.69" calcext:value-type="float">
            <text:p>191.6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3" calcext:value-type="float">
            <text:p>13</text:p>
          </table:table-cell>
          <table:table-cell office:value-type="float" office:value="3693.72" calcext:value-type="float">
            <text:p>3693.72</text:p>
          </table:table-cell>
          <table:table-cell office:value-type="float" office:value="193.27" calcext:value-type="float">
            <text:p>193.2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30" calcext:value-type="float">
            <text:p>230</text:p>
          </table:table-cell>
          <table:table-cell office:value-type="float" office:value="7188.55" calcext:value-type="float">
            <text:p>7188.55</text:p>
          </table:table-cell>
          <table:table-cell office:value-type="float" office:value="273.67" calcext:value-type="float">
            <text:p>273.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27" calcext:value-type="float">
            <text:p>127</text:p>
          </table:table-cell>
          <table:table-cell office:value-type="float" office:value="7216.96" calcext:value-type="float">
            <text:p>7216.96</text:p>
          </table:table-cell>
          <table:table-cell office:value-type="float" office:value="272.17" calcext:value-type="float">
            <text:p>272.1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5" calcext:value-type="float">
            <text:p>25</text:p>
          </table:table-cell>
          <table:table-cell office:value-type="float" office:value="7103.31" calcext:value-type="float">
            <text:p>7103.31</text:p>
          </table:table-cell>
          <table:table-cell office:value-type="float" office:value="268.02" calcext:value-type="float">
            <text:p>268.0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46" calcext:value-type="float">
            <text:p>346</text:p>
          </table:table-cell>
          <table:table-cell office:value-type="float" office:value="10814.07" calcext:value-type="float">
            <text:p>10814.07</text:p>
          </table:table-cell>
          <table:table-cell office:value-type="float" office:value="335.66" calcext:value-type="float">
            <text:p>335.6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90" calcext:value-type="float">
            <text:p>190</text:p>
          </table:table-cell>
          <table:table-cell office:value-type="float" office:value="10797.03" calcext:value-type="float">
            <text:p>10797.03</text:p>
          </table:table-cell>
          <table:table-cell office:value-type="float" office:value="332.9" calcext:value-type="float">
            <text:p>332.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8" calcext:value-type="float">
            <text:p>38</text:p>
          </table:table-cell>
          <table:table-cell office:value-type="float" office:value="10797.03" calcext:value-type="float">
            <text:p>10797.03</text:p>
          </table:table-cell>
          <table:table-cell office:value-type="float" office:value="330.43" calcext:value-type="float">
            <text:p>330.4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61" calcext:value-type="float">
            <text:p>461</text:p>
          </table:table-cell>
          <table:table-cell office:value-type="float" office:value="14408.35" calcext:value-type="float">
            <text:p>14408.35</text:p>
          </table:table-cell>
          <table:table-cell office:value-type="float" office:value="387.45" calcext:value-type="float">
            <text:p>387.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53" calcext:value-type="float">
            <text:p>253</text:p>
          </table:table-cell>
          <table:table-cell office:value-type="float" office:value="14377.09" calcext:value-type="float">
            <text:p>14377.09</text:p>
          </table:table-cell>
          <table:table-cell office:value-type="float" office:value="384.14" calcext:value-type="float">
            <text:p>384.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1" calcext:value-type="float">
            <text:p>51</text:p>
          </table:table-cell>
          <table:table-cell office:value-type="float" office:value="14490.75" calcext:value-type="float">
            <text:p>14490.75</text:p>
          </table:table-cell>
          <table:table-cell office:value-type="float" office:value="382.8" calcext:value-type="float">
            <text:p>382.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76" calcext:value-type="float">
            <text:p>576</text:p>
          </table:table-cell>
          <table:table-cell office:value-type="float" office:value="18002.62" calcext:value-type="float">
            <text:p>18002.62</text:p>
          </table:table-cell>
          <table:table-cell office:value-type="float" office:value="433.09" calcext:value-type="float">
            <text:p>433.0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17" calcext:value-type="float">
            <text:p>317</text:p>
          </table:table-cell>
          <table:table-cell office:value-type="float" office:value="18013.99" calcext:value-type="float">
            <text:p>18013.99</text:p>
          </table:table-cell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3" calcext:value-type="float">
            <text:p>63</text:p>
          </table:table-cell>
          <table:table-cell office:value-type="float" office:value="17900.33" calcext:value-type="float">
            <text:p>17900.33</text:p>
          </table:table-cell>
          <table:table-cell office:value-type="float" office:value="425.46" calcext:value-type="float">
            <text:p>425.46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78" calcext:value-type="float">
            <text:p>2.7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2.5" calcext:value-type="float">
            <text:p>22.5</text:p>
          </table:table-cell>
          <table:table-cell office:value-type="float" office:value="226.2" calcext:value-type="float">
            <text:p>226.2</text:p>
          </table:table-cell>
          <table:table-cell office:value-type="float" office:value="15" calcext:value-type="float">
            <text:p>15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0.8" calcext:value-type="float">
            <text:p>40.8</text:p>
          </table:table-cell>
          <table:table-cell office:value-type="float" office:value="411.3" calcext:value-type="float">
            <text:p>411.3</text:p>
          </table:table-cell>
          <table:table-cell office:value-type="float" office:value="20.3" calcext:value-type="float">
            <text:p>20.3</text:p>
          </table:table-cell>
          <table:table-cell office:value-type="float" office:value="20.5" calcext:value-type="float">
            <text:p>20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04.1" calcext:value-type="float">
            <text:p>204.1</text:p>
          </table:table-cell>
          <table:table-cell office:value-type="float" office:value="2056.3" calcext:value-type="float">
            <text:p>2056.3</text:p>
          </table:table-cell>
          <table:table-cell office:value-type="float" office:value="45.3" calcext:value-type="float">
            <text:p>45.3</text:p>
          </table:table-cell>
          <table:table-cell office:value-type="float" office:value="45.4" calcext:value-type="float">
            <text:p>45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60" calcext:value-type="float">
            <text:p>160</text:p>
          </table:table-cell>
          <table:table-cell office:value-type="float" office:value="3592.32" calcext:value-type="float">
            <text:p>3592.32</text:p>
          </table:table-cell>
          <table:table-cell office:value-type="float" office:value="193.46" calcext:value-type="float">
            <text:p>193.4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88" calcext:value-type="float">
            <text:p>88</text:p>
          </table:table-cell>
          <table:table-cell office:value-type="float" office:value="3592.32" calcext:value-type="float">
            <text:p>3592.32</text:p>
          </table:table-cell>
          <table:table-cell office:value-type="float" office:value="192.02" calcext:value-type="float">
            <text:p>192.0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8" calcext:value-type="float">
            <text:p>18</text:p>
          </table:table-cell>
          <table:table-cell office:value-type="float" office:value="3673.96" calcext:value-type="float">
            <text:p>3673.96</text:p>
          </table:table-cell>
          <table:table-cell office:value-type="float" office:value="192.75" calcext:value-type="float">
            <text:p>192.7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21" calcext:value-type="float">
            <text:p>321</text:p>
          </table:table-cell>
          <table:table-cell office:value-type="float" office:value="7207.09" calcext:value-type="float">
            <text:p>7207.09</text:p>
          </table:table-cell>
          <table:table-cell office:value-type="float" office:value="274.03" calcext:value-type="float">
            <text:p>274.0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76" calcext:value-type="float">
            <text:p>176</text:p>
          </table:table-cell>
          <table:table-cell office:value-type="float" office:value="7184.64" calcext:value-type="float">
            <text:p>7184.64</text:p>
          </table:table-cell>
          <table:table-cell office:value-type="float" office:value="271.56" calcext:value-type="float">
            <text:p>271.5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5" calcext:value-type="float">
            <text:p>35</text:p>
          </table:table-cell>
          <table:table-cell office:value-type="float" office:value="7143.82" calcext:value-type="float">
            <text:p>7143.82</text:p>
          </table:table-cell>
          <table:table-cell office:value-type="float" office:value="268.78" calcext:value-type="float">
            <text:p>268.7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81" calcext:value-type="float">
            <text:p>481</text:p>
          </table:table-cell>
          <table:table-cell office:value-type="float" office:value="10799.42" calcext:value-type="float">
            <text:p>10799.42</text:p>
          </table:table-cell>
          <table:table-cell office:value-type="float" office:value="335.44" calcext:value-type="float">
            <text:p>335.4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65" calcext:value-type="float">
            <text:p>265</text:p>
          </table:table-cell>
          <table:table-cell office:value-type="float" office:value="10817.79" calcext:value-type="float">
            <text:p>10817.79</text:p>
          </table:table-cell>
          <table:table-cell office:value-type="float" office:value="333.22" calcext:value-type="float">
            <text:p>333.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3" calcext:value-type="float">
            <text:p>53</text:p>
          </table:table-cell>
          <table:table-cell office:value-type="float" office:value="10817.79" calcext:value-type="float">
            <text:p>10817.79</text:p>
          </table:table-cell>
          <table:table-cell office:value-type="float" office:value="330.75" calcext:value-type="float">
            <text:p>330.7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41" calcext:value-type="float">
            <text:p>641</text:p>
          </table:table-cell>
          <table:table-cell office:value-type="float" office:value="14391.74" calcext:value-type="float">
            <text:p>14391.74</text:p>
          </table:table-cell>
          <table:table-cell office:value-type="float" office:value="387.23" calcext:value-type="float">
            <text:p>387.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53" calcext:value-type="float">
            <text:p>353</text:p>
          </table:table-cell>
          <table:table-cell office:value-type="float" office:value="14410.11" calcext:value-type="float">
            <text:p>14410.11</text:p>
          </table:table-cell>
          <table:table-cell office:value-type="float" office:value="384.58" calcext:value-type="float">
            <text:p>384.5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1" calcext:value-type="float">
            <text:p>71</text:p>
          </table:table-cell>
          <table:table-cell office:value-type="float" office:value="14491.75" calcext:value-type="float">
            <text:p>14491.75</text:p>
          </table:table-cell>
          <table:table-cell office:value-type="float" office:value="382.82" calcext:value-type="float">
            <text:p>382.8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802" calcext:value-type="float">
            <text:p>802</text:p>
          </table:table-cell>
          <table:table-cell office:value-type="float" office:value="18006.51" calcext:value-type="float">
            <text:p>18006.51</text:p>
          </table:table-cell>
          <table:table-cell office:value-type="float" office:value="433.14" calcext:value-type="float">
            <text:p>433.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41" calcext:value-type="float">
            <text:p>441</text:p>
          </table:table-cell>
          <table:table-cell office:value-type="float" office:value="18002.43" calcext:value-type="float">
            <text:p>18002.43</text:p>
          </table:table-cell>
          <table:table-cell office:value-type="float" office:value="429.86" calcext:value-type="float">
            <text:p>429.8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88" calcext:value-type="float">
            <text:p>88</text:p>
          </table:table-cell>
          <table:table-cell office:value-type="float" office:value="17961.61" calcext:value-type="float">
            <text:p>17961.61</text:p>
          </table:table-cell>
          <table:table-cell office:value-type="float" office:value="426.19" calcext:value-type="float">
            <text:p>426.19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58" calcext:value-type="float">
            <text:p>2.5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9.3" calcext:value-type="float">
            <text:p>19.3</text:p>
          </table:table-cell>
          <table:table-cell office:value-type="float" office:value="194.8" calcext:value-type="float">
            <text:p>194.8</text:p>
          </table:table-cell>
          <table:table-cell office:value-type="float" office:value="14" calcext:value-type="float">
            <text:p>14</text:p>
          </table:table-cell>
          <table:table-cell office:value-type="float" office:value="14.2" calcext:value-type="float">
            <text:p>1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5.2" calcext:value-type="float">
            <text:p>35.2</text:p>
          </table:table-cell>
          <table:table-cell office:value-type="float" office:value="354.2" calcext:value-type="float">
            <text:p>354.2</text:p>
          </table:table-cell>
          <table:table-cell office:value-type="float" office:value="18.8" calcext:value-type="float">
            <text:p>18.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75.8" calcext:value-type="float">
            <text:p>175.8</text:p>
          </table:table-cell>
          <table:table-cell office:value-type="float" office:value="1771.1" calcext:value-type="float">
            <text:p>1771.1</text:p>
          </table:table-cell>
          <table:table-cell office:value-type="float" office:value="42.1" calcext:value-type="float">
            <text:p>42.1</text:p>
          </table:table-cell>
          <table:table-cell office:value-type="float" office:value="42.2" calcext:value-type="float">
            <text:p>42.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86" calcext:value-type="float">
            <text:p>186</text:p>
          </table:table-cell>
          <table:table-cell office:value-type="float" office:value="3596.81" calcext:value-type="float">
            <text:p>3596.81</text:p>
          </table:table-cell>
          <table:table-cell office:value-type="float" office:value="193.58" calcext:value-type="float">
            <text:p>193.5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02" calcext:value-type="float">
            <text:p>102</text:p>
          </table:table-cell>
          <table:table-cell office:value-type="float" office:value="3586.27" calcext:value-type="float">
            <text:p>3586.27</text:p>
          </table:table-cell>
          <table:table-cell office:value-type="float" office:value="191.86" calcext:value-type="float">
            <text:p>191.8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0" calcext:value-type="float">
            <text:p>20</text:p>
          </table:table-cell>
          <table:table-cell office:value-type="float" office:value="3515.95" calcext:value-type="float">
            <text:p>3515.95</text:p>
          </table:table-cell>
          <table:table-cell office:value-type="float" office:value="188.56" calcext:value-type="float">
            <text:p>188.5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72" calcext:value-type="float">
            <text:p>372</text:p>
          </table:table-cell>
          <table:table-cell office:value-type="float" office:value="7193.63" calcext:value-type="float">
            <text:p>7193.63</text:p>
          </table:table-cell>
          <table:table-cell office:value-type="float" office:value="273.77" calcext:value-type="float">
            <text:p>273.7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05" calcext:value-type="float">
            <text:p>205</text:p>
          </table:table-cell>
          <table:table-cell office:value-type="float" office:value="7207.69" calcext:value-type="float">
            <text:p>7207.69</text:p>
          </table:table-cell>
          <table:table-cell office:value-type="float" office:value="271.99" calcext:value-type="float">
            <text:p>271.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1" calcext:value-type="float">
            <text:p>41</text:p>
          </table:table-cell>
          <table:table-cell office:value-type="float" office:value="7207.69" calcext:value-type="float">
            <text:p>7207.69</text:p>
          </table:table-cell>
          <table:table-cell office:value-type="float" office:value="269.98" calcext:value-type="float">
            <text:p>269.9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58" calcext:value-type="float">
            <text:p>558</text:p>
          </table:table-cell>
          <table:table-cell office:value-type="float" office:value="10790.44" calcext:value-type="float">
            <text:p>10790.44</text:p>
          </table:table-cell>
          <table:table-cell office:value-type="float" office:value="335.3" calcext:value-type="float">
            <text:p>335.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07" calcext:value-type="float">
            <text:p>307</text:p>
          </table:table-cell>
          <table:table-cell office:value-type="float" office:value="10793.96" calcext:value-type="float">
            <text:p>10793.96</text:p>
          </table:table-cell>
          <table:table-cell office:value-type="float" office:value="332.85" calcext:value-type="float">
            <text:p>332.8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1" calcext:value-type="float">
            <text:p>61</text:p>
          </table:table-cell>
          <table:table-cell office:value-type="float" office:value="10723.64" calcext:value-type="float">
            <text:p>10723.64</text:p>
          </table:table-cell>
          <table:table-cell office:value-type="float" office:value="329.31" calcext:value-type="float">
            <text:p>329.3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745" calcext:value-type="float">
            <text:p>745</text:p>
          </table:table-cell>
          <table:table-cell office:value-type="float" office:value="14406.59" calcext:value-type="float">
            <text:p>14406.59</text:p>
          </table:table-cell>
          <table:table-cell office:value-type="float" office:value="387.43" calcext:value-type="float">
            <text:p>387.4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10" calcext:value-type="float">
            <text:p>410</text:p>
          </table:table-cell>
          <table:table-cell office:value-type="float" office:value="14415.38" calcext:value-type="float">
            <text:p>14415.38</text:p>
          </table:table-cell>
          <table:table-cell office:value-type="float" office:value="384.66" calcext:value-type="float">
            <text:p>384.6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82" calcext:value-type="float">
            <text:p>82</text:p>
          </table:table-cell>
          <table:table-cell office:value-type="float" office:value="14415.38" calcext:value-type="float">
            <text:p>14415.38</text:p>
          </table:table-cell>
          <table:table-cell office:value-type="float" office:value="381.81" calcext:value-type="float">
            <text:p>381.8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931" calcext:value-type="float">
            <text:p>931</text:p>
          </table:table-cell>
          <table:table-cell office:value-type="float" office:value="18003.41" calcext:value-type="float">
            <text:p>18003.41</text:p>
          </table:table-cell>
          <table:table-cell office:value-type="float" office:value="433.1" calcext:value-type="float">
            <text:p>433.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12" calcext:value-type="float">
            <text:p>512</text:p>
          </table:table-cell>
          <table:table-cell office:value-type="float" office:value="18001.65" calcext:value-type="float">
            <text:p>18001.65</text:p>
          </table:table-cell>
          <table:table-cell office:value-type="float" office:value="429.85" calcext:value-type="float">
            <text:p>429.8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02" calcext:value-type="float">
            <text:p>102</text:p>
          </table:table-cell>
          <table:table-cell office:value-type="float" office:value="17931.33" calcext:value-type="float">
            <text:p>17931.33</text:p>
          </table:table-cell>
          <table:table-cell office:value-type="float" office:value="425.83" calcext:value-type="float">
            <text:p>425.83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39" calcext:value-type="float">
            <text:p>2.3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6.6" calcext:value-type="float">
            <text:p>16.6</text:p>
          </table:table-cell>
          <table:table-cell office:value-type="float" office:value="167.2" calcext:value-type="float">
            <text:p>167.2</text:p>
          </table:table-cell>
          <table:table-cell office:value-type="float" office:value="12.9" calcext:value-type="float">
            <text:p>12.9</text:p>
          </table:table-cell>
          <table:table-cell office:value-type="float" office:value="13.1" calcext:value-type="float">
            <text:p>13.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0.2" calcext:value-type="float">
            <text:p>30.2</text:p>
          </table:table-cell>
          <table:table-cell office:value-type="float" office:value="304" calcext:value-type="float">
            <text:p>304</text:p>
          </table:table-cell>
          <table:table-cell office:value-type="float" office:value="17.4" calcext:value-type="float">
            <text:p>17.4</text:p>
          </table:table-cell>
          <table:table-cell office:value-type="float" office:value="17.6" calcext:value-type="float">
            <text:p>17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50.9" calcext:value-type="float">
            <text:p>150.9</text:p>
          </table:table-cell>
          <table:table-cell office:value-type="float" office:value="1519.8" calcext:value-type="float">
            <text:p>1519.8</text:p>
          </table:table-cell>
          <table:table-cell office:value-type="float" office:value="39" calcext:value-type="float">
            <text:p>39</text:p>
          </table:table-cell>
          <table:table-cell office:value-type="float" office:value="39.1" calcext:value-type="float">
            <text:p>39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17" calcext:value-type="float">
            <text:p>217</text:p>
          </table:table-cell>
          <table:table-cell office:value-type="float" office:value="3600.98" calcext:value-type="float">
            <text:p>3600.98</text:p>
          </table:table-cell>
          <table:table-cell office:value-type="float" office:value="193.7" calcext:value-type="float">
            <text:p>193.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19" calcext:value-type="float">
            <text:p>119</text:p>
          </table:table-cell>
          <table:table-cell office:value-type="float" office:value="3590.42" calcext:value-type="float">
            <text:p>3590.42</text:p>
          </table:table-cell>
          <table:table-cell office:value-type="float" office:value="191.97" calcext:value-type="float">
            <text:p>191.9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4" calcext:value-type="float">
            <text:p>24</text:p>
          </table:table-cell>
          <table:table-cell office:value-type="float" office:value="3620.59" calcext:value-type="float">
            <text:p>3620.59</text:p>
          </table:table-cell>
          <table:table-cell office:value-type="float" office:value="191.35" calcext:value-type="float">
            <text:p>191.3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34" calcext:value-type="float">
            <text:p>434</text:p>
          </table:table-cell>
          <table:table-cell office:value-type="float" office:value="7201.97" calcext:value-type="float">
            <text:p>7201.97</text:p>
          </table:table-cell>
          <table:table-cell office:value-type="float" office:value="273.93" calcext:value-type="float">
            <text:p>273.9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39" calcext:value-type="float">
            <text:p>239</text:p>
          </table:table-cell>
          <table:table-cell office:value-type="float" office:value="7211.02" calcext:value-type="float">
            <text:p>7211.02</text:p>
          </table:table-cell>
          <table:table-cell office:value-type="float" office:value="272.06" calcext:value-type="float">
            <text:p>272.0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8" calcext:value-type="float">
            <text:p>48</text:p>
          </table:table-cell>
          <table:table-cell office:value-type="float" office:value="7241.19" calcext:value-type="float">
            <text:p>7241.19</text:p>
          </table:table-cell>
          <table:table-cell office:value-type="float" office:value="270.6" calcext:value-type="float">
            <text:p>270.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51" calcext:value-type="float">
            <text:p>651</text:p>
          </table:table-cell>
          <table:table-cell office:value-type="float" office:value="10802.95" calcext:value-type="float">
            <text:p>10802.95</text:p>
          </table:table-cell>
          <table:table-cell office:value-type="float" office:value="335.49" calcext:value-type="float">
            <text:p>335.4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58" calcext:value-type="float">
            <text:p>358</text:p>
          </table:table-cell>
          <table:table-cell office:value-type="float" office:value="10801.44" calcext:value-type="float">
            <text:p>10801.44</text:p>
          </table:table-cell>
          <table:table-cell office:value-type="float" office:value="332.97" calcext:value-type="float">
            <text:p>332.9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2" calcext:value-type="float">
            <text:p>72</text:p>
          </table:table-cell>
          <table:table-cell office:value-type="float" office:value="10861.78" calcext:value-type="float">
            <text:p>10861.78</text:p>
          </table:table-cell>
          <table:table-cell office:value-type="float" office:value="331.42" calcext:value-type="float">
            <text:p>331.4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868" calcext:value-type="float">
            <text:p>868</text:p>
          </table:table-cell>
          <table:table-cell office:value-type="float" office:value="14403.93" calcext:value-type="float">
            <text:p>14403.93</text:p>
          </table:table-cell>
          <table:table-cell office:value-type="float" office:value="387.39" calcext:value-type="float">
            <text:p>387.3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77" calcext:value-type="float">
            <text:p>477</text:p>
          </table:table-cell>
          <table:table-cell office:value-type="float" office:value="14391.86" calcext:value-type="float">
            <text:p>14391.86</text:p>
          </table:table-cell>
          <table:table-cell office:value-type="float" office:value="384.34" calcext:value-type="float">
            <text:p>384.3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95" calcext:value-type="float">
            <text:p>95</text:p>
          </table:table-cell>
          <table:table-cell office:value-type="float" office:value="14331.52" calcext:value-type="float">
            <text:p>14331.52</text:p>
          </table:table-cell>
          <table:table-cell office:value-type="float" office:value="380.69" calcext:value-type="float">
            <text:p>380.6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085" calcext:value-type="float">
            <text:p>1085</text:p>
          </table:table-cell>
          <table:table-cell office:value-type="float" office:value="18004.92" calcext:value-type="float">
            <text:p>18004.92</text:p>
          </table:table-cell>
          <table:table-cell office:value-type="float" office:value="433.12" calcext:value-type="float">
            <text:p>433.1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97" calcext:value-type="float">
            <text:p>597</text:p>
          </table:table-cell>
          <table:table-cell office:value-type="float" office:value="18012.46" calcext:value-type="float">
            <text:p>18012.46</text:p>
          </table:table-cell>
          <table:table-cell office:value-type="float" office:value="429.98" calcext:value-type="float">
            <text:p>429.9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19" calcext:value-type="float">
            <text:p>119</text:p>
          </table:table-cell>
          <table:table-cell office:value-type="float" office:value="17952.12" calcext:value-type="float">
            <text:p>17952.12</text:p>
          </table:table-cell>
          <table:table-cell office:value-type="float" office:value="426.08" calcext:value-type="float">
            <text:p>426.08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9" calcext:value-type="float">
            <text:p>2.2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5.2" calcext:value-type="float">
            <text:p>15.2</text:p>
          </table:table-cell>
          <table:table-cell office:value-type="float" office:value="153.5" calcext:value-type="float">
            <text:p>153.5</text:p>
          </table:table-cell>
          <table:table-cell office:value-type="float" office:value="12.4" calcext:value-type="float">
            <text:p>12.4</text:p>
          </table:table-cell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7.7" calcext:value-type="float">
            <text:p>27.7</text:p>
          </table:table-cell>
          <table:table-cell office:value-type="float" office:value="279.1" calcext:value-type="float">
            <text:p>279.1</text:p>
          </table:table-cell>
          <table:table-cell office:value-type="float" office:value="16.7" calcext:value-type="float">
            <text:p>16.7</text:p>
          </table:table-cell>
          <table:table-cell office:value-type="float" office:value="16.9" calcext:value-type="float">
            <text:p>16.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38.5" calcext:value-type="float">
            <text:p>138.5</text:p>
          </table:table-cell>
          <table:table-cell office:value-type="float" office:value="1395.3" calcext:value-type="float">
            <text:p>1395.3</text:p>
          </table:table-cell>
          <table:table-cell table:number-columns-repeated="2" office:value-type="float" office:value="37.4" calcext:value-type="float">
            <text:p>37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36" calcext:value-type="float">
            <text:p>236</text:p>
          </table:table-cell>
          <table:table-cell office:value-type="float" office:value="3595.41" calcext:value-type="float">
            <text:p>3595.41</text:p>
          </table:table-cell>
          <table:table-cell office:value-type="float" office:value="193.55" calcext:value-type="float">
            <text:p>193.5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30" calcext:value-type="float">
            <text:p>130</text:p>
          </table:table-cell>
          <table:table-cell office:value-type="float" office:value="3600.95" calcext:value-type="float">
            <text:p>3600.95</text:p>
          </table:table-cell>
          <table:table-cell office:value-type="float" office:value="192.25" calcext:value-type="float">
            <text:p>192.2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6" calcext:value-type="float">
            <text:p>26</text:p>
          </table:table-cell>
          <table:table-cell office:value-type="float" office:value="3600.95" calcext:value-type="float">
            <text:p>3600.95</text:p>
          </table:table-cell>
          <table:table-cell office:value-type="float" office:value="190.83" calcext:value-type="float">
            <text:p>190.8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73" calcext:value-type="float">
            <text:p>473</text:p>
          </table:table-cell>
          <table:table-cell office:value-type="float" office:value="7206.06" calcext:value-type="float">
            <text:p>7206.06</text:p>
          </table:table-cell>
          <table:table-cell office:value-type="float" office:value="274.01" calcext:value-type="float">
            <text:p>274.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60" calcext:value-type="float">
            <text:p>260</text:p>
          </table:table-cell>
          <table:table-cell office:value-type="float" office:value="7201.9" calcext:value-type="float">
            <text:p>7201.9</text:p>
          </table:table-cell>
          <table:table-cell office:value-type="float" office:value="271.88" calcext:value-type="float">
            <text:p>271.8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2" calcext:value-type="float">
            <text:p>52</text:p>
          </table:table-cell>
          <table:table-cell office:value-type="float" office:value="7201.9" calcext:value-type="float">
            <text:p>7201.9</text:p>
          </table:table-cell>
          <table:table-cell office:value-type="float" office:value="269.87" calcext:value-type="float">
            <text:p>269.8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709" calcext:value-type="float">
            <text:p>709</text:p>
          </table:table-cell>
          <table:table-cell office:value-type="float" office:value="10801.47" calcext:value-type="float">
            <text:p>10801.47</text:p>
          </table:table-cell>
          <table:table-cell office:value-type="float" office:value="335.47" calcext:value-type="float">
            <text:p>335.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90" calcext:value-type="float">
            <text:p>390</text:p>
          </table:table-cell>
          <table:table-cell office:value-type="float" office:value="10802.85" calcext:value-type="float">
            <text:p>10802.85</text:p>
          </table:table-cell>
          <table:table-cell office:value-type="float" office:value="332.99" calcext:value-type="float">
            <text:p>332.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8" calcext:value-type="float">
            <text:p>78</text:p>
          </table:table-cell>
          <table:table-cell office:value-type="float" office:value="10802.85" calcext:value-type="float">
            <text:p>10802.85</text:p>
          </table:table-cell>
          <table:table-cell office:value-type="float" office:value="330.52" calcext:value-type="float">
            <text:p>330.5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945" calcext:value-type="float">
            <text:p>945</text:p>
          </table:table-cell>
          <table:table-cell office:value-type="float" office:value="14396.88" calcext:value-type="float">
            <text:p>14396.88</text:p>
          </table:table-cell>
          <table:table-cell office:value-type="float" office:value="387.3" calcext:value-type="float">
            <text:p>387.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20" calcext:value-type="float">
            <text:p>520</text:p>
          </table:table-cell>
          <table:table-cell office:value-type="float" office:value="14403.8" calcext:value-type="float">
            <text:p>14403.8</text:p>
          </table:table-cell>
          <table:table-cell office:value-type="float" office:value="384.5" calcext:value-type="float">
            <text:p>384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04" calcext:value-type="float">
            <text:p>104</text:p>
          </table:table-cell>
          <table:table-cell office:value-type="float" office:value="14403.8" calcext:value-type="float">
            <text:p>14403.8</text:p>
          </table:table-cell>
          <table:table-cell office:value-type="float" office:value="381.65" calcext:value-type="float">
            <text:p>381.6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182" calcext:value-type="float">
            <text:p>1182</text:p>
          </table:table-cell>
          <table:table-cell office:value-type="float" office:value="18007.52" calcext:value-type="float">
            <text:p>18007.52</text:p>
          </table:table-cell>
          <table:table-cell office:value-type="float" office:value="433.15" calcext:value-type="float">
            <text:p>433.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50" calcext:value-type="float">
            <text:p>650</text:p>
          </table:table-cell>
          <table:table-cell office:value-type="float" office:value="18004.75" calcext:value-type="float">
            <text:p>18004.75</text:p>
          </table:table-cell>
          <table:table-cell office:value-type="float" office:value="429.88" calcext:value-type="float">
            <text:p>429.8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30" calcext:value-type="float">
            <text:p>130</text:p>
          </table:table-cell>
          <table:table-cell office:value-type="float" office:value="18004.75" calcext:value-type="float">
            <text:p>18004.75</text:p>
          </table:table-cell>
          <table:table-cell office:value-type="float" office:value="426.7" calcext:value-type="float">
            <text:p>426.7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7" calcext:value-type="float">
            <text:p>2.2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5" calcext:value-type="float">
            <text:p>15</text:p>
          </table:table-cell>
          <table:table-cell office:value-type="float" office:value="150.8" calcext:value-type="float">
            <text:p>150.8</text:p>
          </table:table-cell>
          <table:table-cell office:value-type="float" office:value="12.3" calcext:value-type="float">
            <text:p>12.3</text:p>
          </table:table-cell>
          <table:table-cell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7.2" calcext:value-type="float">
            <text:p>27.2</text:p>
          </table:table-cell>
          <table:table-cell office:value-type="float" office:value="274.2" calcext:value-type="float">
            <text:p>274.2</text:p>
          </table:table-cell>
          <table:table-cell office:value-type="float" office:value="16.6" calcext:value-type="float">
            <text:p>16.6</text:p>
          </table:table-cell>
          <table:table-cell office:value-type="float" office:value="16.7" calcext:value-type="float">
            <text:p>16.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36.1" calcext:value-type="float">
            <text:p>136.1</text:p>
          </table:table-cell>
          <table:table-cell office:value-type="float" office:value="1371.1" calcext:value-type="float">
            <text:p>1371.1</text:p>
          </table:table-cell>
          <table:table-cell office:value-type="float" office:value="37" calcext:value-type="float">
            <text:p>37</text:p>
          </table:table-cell>
          <table:table-cell office:value-type="float" office:value="37.1" calcext:value-type="float">
            <text:p>37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40" calcext:value-type="float">
            <text:p>240</text:p>
          </table:table-cell>
          <table:table-cell office:value-type="float" office:value="3592.76" calcext:value-type="float">
            <text:p>3592.76</text:p>
          </table:table-cell>
          <table:table-cell office:value-type="float" office:value="193.48" calcext:value-type="float">
            <text:p>193.4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32" calcext:value-type="float">
            <text:p>132</text:p>
          </table:table-cell>
          <table:table-cell office:value-type="float" office:value="3592.76" calcext:value-type="float">
            <text:p>3592.76</text:p>
          </table:table-cell>
          <table:table-cell office:value-type="float" office:value="192.03" calcext:value-type="float">
            <text:p>192.0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6" calcext:value-type="float">
            <text:p>26</text:p>
          </table:table-cell>
          <table:table-cell office:value-type="float" office:value="3538.33" calcext:value-type="float">
            <text:p>3538.33</text:p>
          </table:table-cell>
          <table:table-cell office:value-type="float" office:value="189.16" calcext:value-type="float">
            <text:p>189.1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81" calcext:value-type="float">
            <text:p>481</text:p>
          </table:table-cell>
          <table:table-cell office:value-type="float" office:value="7200.5" calcext:value-type="float">
            <text:p>7200.5</text:p>
          </table:table-cell>
          <table:table-cell office:value-type="float" office:value="273.9" calcext:value-type="float">
            <text:p>273.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65" calcext:value-type="float">
            <text:p>265</text:p>
          </table:table-cell>
          <table:table-cell office:value-type="float" office:value="7212.74" calcext:value-type="float">
            <text:p>7212.74</text:p>
          </table:table-cell>
          <table:table-cell office:value-type="float" office:value="272.09" calcext:value-type="float">
            <text:p>272.0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3" calcext:value-type="float">
            <text:p>53</text:p>
          </table:table-cell>
          <table:table-cell office:value-type="float" office:value="7212.74" calcext:value-type="float">
            <text:p>7212.74</text:p>
          </table:table-cell>
          <table:table-cell office:value-type="float" office:value="270.07" calcext:value-type="float">
            <text:p>270.0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721" calcext:value-type="float">
            <text:p>721</text:p>
          </table:table-cell>
          <table:table-cell office:value-type="float" office:value="10793.26" calcext:value-type="float">
            <text:p>10793.26</text:p>
          </table:table-cell>
          <table:table-cell office:value-type="float" office:value="335.34" calcext:value-type="float">
            <text:p>335.3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97" calcext:value-type="float">
            <text:p>397</text:p>
          </table:table-cell>
          <table:table-cell office:value-type="float" office:value="10805.51" calcext:value-type="float">
            <text:p>10805.51</text:p>
          </table:table-cell>
          <table:table-cell office:value-type="float" office:value="333.03" calcext:value-type="float">
            <text:p>333.0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9" calcext:value-type="float">
            <text:p>79</text:p>
          </table:table-cell>
          <table:table-cell office:value-type="float" office:value="10751.07" calcext:value-type="float">
            <text:p>10751.07</text:p>
          </table:table-cell>
          <table:table-cell office:value-type="float" office:value="329.73" calcext:value-type="float">
            <text:p>329.7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962" calcext:value-type="float">
            <text:p>962</text:p>
          </table:table-cell>
          <table:table-cell office:value-type="float" office:value="14400.99" calcext:value-type="float">
            <text:p>14400.99</text:p>
          </table:table-cell>
          <table:table-cell office:value-type="float" office:value="387.35" calcext:value-type="float">
            <text:p>387.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29" calcext:value-type="float">
            <text:p>529</text:p>
          </table:table-cell>
          <table:table-cell office:value-type="float" office:value="14398.27" calcext:value-type="float">
            <text:p>14398.27</text:p>
          </table:table-cell>
          <table:table-cell office:value-type="float" office:value="384.43" calcext:value-type="float">
            <text:p>384.4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06" calcext:value-type="float">
            <text:p>106</text:p>
          </table:table-cell>
          <table:table-cell office:value-type="float" office:value="14425.49" calcext:value-type="float">
            <text:p>14425.49</text:p>
          </table:table-cell>
          <table:table-cell office:value-type="float" office:value="381.94" calcext:value-type="float">
            <text:p>381.9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202" calcext:value-type="float">
            <text:p>1202</text:p>
          </table:table-cell>
          <table:table-cell office:value-type="float" office:value="17993.75" calcext:value-type="float">
            <text:p>17993.75</text:p>
          </table:table-cell>
          <table:table-cell office:value-type="float" office:value="432.98" calcext:value-type="float">
            <text:p>432.9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61" calcext:value-type="float">
            <text:p>661</text:p>
          </table:table-cell>
          <table:table-cell office:value-type="float" office:value="17991.03" calcext:value-type="float">
            <text:p>17991.03</text:p>
          </table:table-cell>
          <table:table-cell office:value-type="float" office:value="429.72" calcext:value-type="float">
            <text:p>429.7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32" calcext:value-type="float">
            <text:p>132</text:p>
          </table:table-cell>
          <table:table-cell office:value-type="float" office:value="17963.81" calcext:value-type="float">
            <text:p>17963.81</text:p>
          </table:table-cell>
          <table:table-cell office:value-type="float" office:value="426.22" calcext:value-type="float">
            <text:p>426.22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Optic Name:</text:p>
          </table:table-cell>
          <table:table-cell office:value-type="string" calcext:value-type="string">
            <text:p>f/4.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ght Pollution Rate:</text:p>
          </table:table-cell>
          <table:table-cell office:value-type="float" office:value="10.07" calcext:value-type="float">
            <text:p>10.07</text:p>
          </table:table-cell>
          <table:table-cell office:value-type="string" calcext:value-type="string">
            <text:p>e per second for f/3.0 optic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3.28" calcext:value-type="float">
            <text:p>3.2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1.3" calcext:value-type="float">
            <text:p>31.3</text:p>
          </table:table-cell>
          <table:table-cell office:value-type="float" office:value="314.9" calcext:value-type="float">
            <text:p>314.9</text:p>
          </table:table-cell>
          <table:table-cell office:value-type="float" office:value="17.7" calcext:value-type="float">
            <text:p>17.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6.8" calcext:value-type="float">
            <text:p>56.8</text:p>
          </table:table-cell>
          <table:table-cell office:value-type="float" office:value="572.5" calcext:value-type="float">
            <text:p>572.5</text:p>
          </table:table-cell>
          <table:table-cell office:value-type="float" office:value="23.9" calcext:value-type="float">
            <text:p>23.9</text:p>
          </table:table-cell>
          <table:table-cell office:value-type="float" office:value="24.2" calcext:value-type="float">
            <text:p>2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84.1" calcext:value-type="float">
            <text:p>284.1</text:p>
          </table:table-cell>
          <table:table-cell office:value-type="float" office:value="2862.5" calcext:value-type="float">
            <text:p>2862.5</text:p>
          </table:table-cell>
          <table:table-cell office:value-type="float" office:value="53.5" calcext:value-type="float">
            <text:p>53.5</text:p>
          </table:table-cell>
          <table:table-cell office:value-type="float" office:value="53.6" calcext:value-type="float">
            <text:p>53.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15" calcext:value-type="float">
            <text:p>115</text:p>
          </table:table-cell>
          <table:table-cell office:value-type="float" office:value="3594.27" calcext:value-type="float">
            <text:p>3594.27</text:p>
          </table:table-cell>
          <table:table-cell office:value-type="float" office:value="193.52" calcext:value-type="float">
            <text:p>193.5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3" calcext:value-type="float">
            <text:p>63</text:p>
          </table:table-cell>
          <table:table-cell office:value-type="float" office:value="3580.07" calcext:value-type="float">
            <text:p>3580.07</text:p>
          </table:table-cell>
          <table:table-cell office:value-type="float" office:value="191.69" calcext:value-type="float">
            <text:p>191.6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3" calcext:value-type="float">
            <text:p>13</text:p>
          </table:table-cell>
          <table:table-cell office:value-type="float" office:value="3693.72" calcext:value-type="float">
            <text:p>3693.72</text:p>
          </table:table-cell>
          <table:table-cell office:value-type="float" office:value="193.27" calcext:value-type="float">
            <text:p>193.2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30" calcext:value-type="float">
            <text:p>230</text:p>
          </table:table-cell>
          <table:table-cell office:value-type="float" office:value="7188.55" calcext:value-type="float">
            <text:p>7188.55</text:p>
          </table:table-cell>
          <table:table-cell office:value-type="float" office:value="273.67" calcext:value-type="float">
            <text:p>273.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27" calcext:value-type="float">
            <text:p>127</text:p>
          </table:table-cell>
          <table:table-cell office:value-type="float" office:value="7216.96" calcext:value-type="float">
            <text:p>7216.96</text:p>
          </table:table-cell>
          <table:table-cell office:value-type="float" office:value="272.17" calcext:value-type="float">
            <text:p>272.1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5" calcext:value-type="float">
            <text:p>25</text:p>
          </table:table-cell>
          <table:table-cell office:value-type="float" office:value="7103.31" calcext:value-type="float">
            <text:p>7103.31</text:p>
          </table:table-cell>
          <table:table-cell office:value-type="float" office:value="268.02" calcext:value-type="float">
            <text:p>268.0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46" calcext:value-type="float">
            <text:p>346</text:p>
          </table:table-cell>
          <table:table-cell office:value-type="float" office:value="10814.07" calcext:value-type="float">
            <text:p>10814.07</text:p>
          </table:table-cell>
          <table:table-cell office:value-type="float" office:value="335.66" calcext:value-type="float">
            <text:p>335.6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90" calcext:value-type="float">
            <text:p>190</text:p>
          </table:table-cell>
          <table:table-cell office:value-type="float" office:value="10797.03" calcext:value-type="float">
            <text:p>10797.03</text:p>
          </table:table-cell>
          <table:table-cell office:value-type="float" office:value="332.9" calcext:value-type="float">
            <text:p>332.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8" calcext:value-type="float">
            <text:p>38</text:p>
          </table:table-cell>
          <table:table-cell office:value-type="float" office:value="10797.03" calcext:value-type="float">
            <text:p>10797.03</text:p>
          </table:table-cell>
          <table:table-cell office:value-type="float" office:value="330.43" calcext:value-type="float">
            <text:p>330.4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61" calcext:value-type="float">
            <text:p>461</text:p>
          </table:table-cell>
          <table:table-cell office:value-type="float" office:value="14408.35" calcext:value-type="float">
            <text:p>14408.35</text:p>
          </table:table-cell>
          <table:table-cell office:value-type="float" office:value="387.45" calcext:value-type="float">
            <text:p>387.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53" calcext:value-type="float">
            <text:p>253</text:p>
          </table:table-cell>
          <table:table-cell office:value-type="float" office:value="14377.09" calcext:value-type="float">
            <text:p>14377.09</text:p>
          </table:table-cell>
          <table:table-cell office:value-type="float" office:value="384.14" calcext:value-type="float">
            <text:p>384.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1" calcext:value-type="float">
            <text:p>51</text:p>
          </table:table-cell>
          <table:table-cell office:value-type="float" office:value="14490.75" calcext:value-type="float">
            <text:p>14490.75</text:p>
          </table:table-cell>
          <table:table-cell office:value-type="float" office:value="382.8" calcext:value-type="float">
            <text:p>382.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76" calcext:value-type="float">
            <text:p>576</text:p>
          </table:table-cell>
          <table:table-cell office:value-type="float" office:value="18002.62" calcext:value-type="float">
            <text:p>18002.62</text:p>
          </table:table-cell>
          <table:table-cell office:value-type="float" office:value="433.09" calcext:value-type="float">
            <text:p>433.0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17" calcext:value-type="float">
            <text:p>317</text:p>
          </table:table-cell>
          <table:table-cell office:value-type="float" office:value="18013.99" calcext:value-type="float">
            <text:p>18013.99</text:p>
          </table:table-cell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3" calcext:value-type="float">
            <text:p>63</text:p>
          </table:table-cell>
          <table:table-cell office:value-type="float" office:value="17900.33" calcext:value-type="float">
            <text:p>17900.33</text:p>
          </table:table-cell>
          <table:table-cell office:value-type="float" office:value="425.46" calcext:value-type="float">
            <text:p>425.46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78" calcext:value-type="float">
            <text:p>2.7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2.5" calcext:value-type="float">
            <text:p>22.5</text:p>
          </table:table-cell>
          <table:table-cell office:value-type="float" office:value="226.2" calcext:value-type="float">
            <text:p>226.2</text:p>
          </table:table-cell>
          <table:table-cell office:value-type="float" office:value="15" calcext:value-type="float">
            <text:p>15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0.8" calcext:value-type="float">
            <text:p>40.8</text:p>
          </table:table-cell>
          <table:table-cell office:value-type="float" office:value="411.3" calcext:value-type="float">
            <text:p>411.3</text:p>
          </table:table-cell>
          <table:table-cell office:value-type="float" office:value="20.3" calcext:value-type="float">
            <text:p>20.3</text:p>
          </table:table-cell>
          <table:table-cell office:value-type="float" office:value="20.5" calcext:value-type="float">
            <text:p>20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04.1" calcext:value-type="float">
            <text:p>204.1</text:p>
          </table:table-cell>
          <table:table-cell office:value-type="float" office:value="2056.3" calcext:value-type="float">
            <text:p>2056.3</text:p>
          </table:table-cell>
          <table:table-cell office:value-type="float" office:value="45.3" calcext:value-type="float">
            <text:p>45.3</text:p>
          </table:table-cell>
          <table:table-cell office:value-type="float" office:value="45.4" calcext:value-type="float">
            <text:p>45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60" calcext:value-type="float">
            <text:p>160</text:p>
          </table:table-cell>
          <table:table-cell office:value-type="float" office:value="3592.32" calcext:value-type="float">
            <text:p>3592.32</text:p>
          </table:table-cell>
          <table:table-cell office:value-type="float" office:value="193.46" calcext:value-type="float">
            <text:p>193.4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88" calcext:value-type="float">
            <text:p>88</text:p>
          </table:table-cell>
          <table:table-cell office:value-type="float" office:value="3592.32" calcext:value-type="float">
            <text:p>3592.32</text:p>
          </table:table-cell>
          <table:table-cell office:value-type="float" office:value="192.02" calcext:value-type="float">
            <text:p>192.0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8" calcext:value-type="float">
            <text:p>18</text:p>
          </table:table-cell>
          <table:table-cell office:value-type="float" office:value="3673.96" calcext:value-type="float">
            <text:p>3673.96</text:p>
          </table:table-cell>
          <table:table-cell office:value-type="float" office:value="192.75" calcext:value-type="float">
            <text:p>192.7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21" calcext:value-type="float">
            <text:p>321</text:p>
          </table:table-cell>
          <table:table-cell office:value-type="float" office:value="7207.09" calcext:value-type="float">
            <text:p>7207.09</text:p>
          </table:table-cell>
          <table:table-cell office:value-type="float" office:value="274.03" calcext:value-type="float">
            <text:p>274.0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76" calcext:value-type="float">
            <text:p>176</text:p>
          </table:table-cell>
          <table:table-cell office:value-type="float" office:value="7184.64" calcext:value-type="float">
            <text:p>7184.64</text:p>
          </table:table-cell>
          <table:table-cell office:value-type="float" office:value="271.56" calcext:value-type="float">
            <text:p>271.5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5" calcext:value-type="float">
            <text:p>35</text:p>
          </table:table-cell>
          <table:table-cell office:value-type="float" office:value="7143.82" calcext:value-type="float">
            <text:p>7143.82</text:p>
          </table:table-cell>
          <table:table-cell office:value-type="float" office:value="268.78" calcext:value-type="float">
            <text:p>268.7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81" calcext:value-type="float">
            <text:p>481</text:p>
          </table:table-cell>
          <table:table-cell office:value-type="float" office:value="10799.42" calcext:value-type="float">
            <text:p>10799.42</text:p>
          </table:table-cell>
          <table:table-cell office:value-type="float" office:value="335.44" calcext:value-type="float">
            <text:p>335.4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65" calcext:value-type="float">
            <text:p>265</text:p>
          </table:table-cell>
          <table:table-cell office:value-type="float" office:value="10817.79" calcext:value-type="float">
            <text:p>10817.79</text:p>
          </table:table-cell>
          <table:table-cell office:value-type="float" office:value="333.22" calcext:value-type="float">
            <text:p>333.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3" calcext:value-type="float">
            <text:p>53</text:p>
          </table:table-cell>
          <table:table-cell office:value-type="float" office:value="10817.79" calcext:value-type="float">
            <text:p>10817.79</text:p>
          </table:table-cell>
          <table:table-cell office:value-type="float" office:value="330.75" calcext:value-type="float">
            <text:p>330.7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41" calcext:value-type="float">
            <text:p>641</text:p>
          </table:table-cell>
          <table:table-cell office:value-type="float" office:value="14391.74" calcext:value-type="float">
            <text:p>14391.74</text:p>
          </table:table-cell>
          <table:table-cell office:value-type="float" office:value="387.23" calcext:value-type="float">
            <text:p>387.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53" calcext:value-type="float">
            <text:p>353</text:p>
          </table:table-cell>
          <table:table-cell office:value-type="float" office:value="14410.11" calcext:value-type="float">
            <text:p>14410.11</text:p>
          </table:table-cell>
          <table:table-cell office:value-type="float" office:value="384.58" calcext:value-type="float">
            <text:p>384.5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1" calcext:value-type="float">
            <text:p>71</text:p>
          </table:table-cell>
          <table:table-cell office:value-type="float" office:value="14491.75" calcext:value-type="float">
            <text:p>14491.75</text:p>
          </table:table-cell>
          <table:table-cell office:value-type="float" office:value="382.82" calcext:value-type="float">
            <text:p>382.8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802" calcext:value-type="float">
            <text:p>802</text:p>
          </table:table-cell>
          <table:table-cell office:value-type="float" office:value="18006.51" calcext:value-type="float">
            <text:p>18006.51</text:p>
          </table:table-cell>
          <table:table-cell office:value-type="float" office:value="433.14" calcext:value-type="float">
            <text:p>433.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41" calcext:value-type="float">
            <text:p>441</text:p>
          </table:table-cell>
          <table:table-cell office:value-type="float" office:value="18002.43" calcext:value-type="float">
            <text:p>18002.43</text:p>
          </table:table-cell>
          <table:table-cell office:value-type="float" office:value="429.86" calcext:value-type="float">
            <text:p>429.8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88" calcext:value-type="float">
            <text:p>88</text:p>
          </table:table-cell>
          <table:table-cell office:value-type="float" office:value="17961.61" calcext:value-type="float">
            <text:p>17961.61</text:p>
          </table:table-cell>
          <table:table-cell office:value-type="float" office:value="426.19" calcext:value-type="float">
            <text:p>426.19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58" calcext:value-type="float">
            <text:p>2.5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9.3" calcext:value-type="float">
            <text:p>19.3</text:p>
          </table:table-cell>
          <table:table-cell office:value-type="float" office:value="194.8" calcext:value-type="float">
            <text:p>194.8</text:p>
          </table:table-cell>
          <table:table-cell office:value-type="float" office:value="14" calcext:value-type="float">
            <text:p>14</text:p>
          </table:table-cell>
          <table:table-cell office:value-type="float" office:value="14.2" calcext:value-type="float">
            <text:p>1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5.2" calcext:value-type="float">
            <text:p>35.2</text:p>
          </table:table-cell>
          <table:table-cell office:value-type="float" office:value="354.2" calcext:value-type="float">
            <text:p>354.2</text:p>
          </table:table-cell>
          <table:table-cell office:value-type="float" office:value="18.8" calcext:value-type="float">
            <text:p>18.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75.8" calcext:value-type="float">
            <text:p>175.8</text:p>
          </table:table-cell>
          <table:table-cell office:value-type="float" office:value="1771.1" calcext:value-type="float">
            <text:p>1771.1</text:p>
          </table:table-cell>
          <table:table-cell office:value-type="float" office:value="42.1" calcext:value-type="float">
            <text:p>42.1</text:p>
          </table:table-cell>
          <table:table-cell office:value-type="float" office:value="42.2" calcext:value-type="float">
            <text:p>42.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86" calcext:value-type="float">
            <text:p>186</text:p>
          </table:table-cell>
          <table:table-cell office:value-type="float" office:value="3596.81" calcext:value-type="float">
            <text:p>3596.81</text:p>
          </table:table-cell>
          <table:table-cell office:value-type="float" office:value="193.58" calcext:value-type="float">
            <text:p>193.5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02" calcext:value-type="float">
            <text:p>102</text:p>
          </table:table-cell>
          <table:table-cell office:value-type="float" office:value="3586.27" calcext:value-type="float">
            <text:p>3586.27</text:p>
          </table:table-cell>
          <table:table-cell office:value-type="float" office:value="191.86" calcext:value-type="float">
            <text:p>191.8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0" calcext:value-type="float">
            <text:p>20</text:p>
          </table:table-cell>
          <table:table-cell office:value-type="float" office:value="3515.95" calcext:value-type="float">
            <text:p>3515.95</text:p>
          </table:table-cell>
          <table:table-cell office:value-type="float" office:value="188.56" calcext:value-type="float">
            <text:p>188.5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72" calcext:value-type="float">
            <text:p>372</text:p>
          </table:table-cell>
          <table:table-cell office:value-type="float" office:value="7193.63" calcext:value-type="float">
            <text:p>7193.63</text:p>
          </table:table-cell>
          <table:table-cell office:value-type="float" office:value="273.77" calcext:value-type="float">
            <text:p>273.7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05" calcext:value-type="float">
            <text:p>205</text:p>
          </table:table-cell>
          <table:table-cell office:value-type="float" office:value="7207.69" calcext:value-type="float">
            <text:p>7207.69</text:p>
          </table:table-cell>
          <table:table-cell office:value-type="float" office:value="271.99" calcext:value-type="float">
            <text:p>271.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1" calcext:value-type="float">
            <text:p>41</text:p>
          </table:table-cell>
          <table:table-cell office:value-type="float" office:value="7207.69" calcext:value-type="float">
            <text:p>7207.69</text:p>
          </table:table-cell>
          <table:table-cell office:value-type="float" office:value="269.98" calcext:value-type="float">
            <text:p>269.9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58" calcext:value-type="float">
            <text:p>558</text:p>
          </table:table-cell>
          <table:table-cell office:value-type="float" office:value="10790.44" calcext:value-type="float">
            <text:p>10790.44</text:p>
          </table:table-cell>
          <table:table-cell office:value-type="float" office:value="335.3" calcext:value-type="float">
            <text:p>335.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07" calcext:value-type="float">
            <text:p>307</text:p>
          </table:table-cell>
          <table:table-cell office:value-type="float" office:value="10793.96" calcext:value-type="float">
            <text:p>10793.96</text:p>
          </table:table-cell>
          <table:table-cell office:value-type="float" office:value="332.85" calcext:value-type="float">
            <text:p>332.8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1" calcext:value-type="float">
            <text:p>61</text:p>
          </table:table-cell>
          <table:table-cell office:value-type="float" office:value="10723.64" calcext:value-type="float">
            <text:p>10723.64</text:p>
          </table:table-cell>
          <table:table-cell office:value-type="float" office:value="329.31" calcext:value-type="float">
            <text:p>329.3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745" calcext:value-type="float">
            <text:p>745</text:p>
          </table:table-cell>
          <table:table-cell office:value-type="float" office:value="14406.59" calcext:value-type="float">
            <text:p>14406.59</text:p>
          </table:table-cell>
          <table:table-cell office:value-type="float" office:value="387.43" calcext:value-type="float">
            <text:p>387.4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10" calcext:value-type="float">
            <text:p>410</text:p>
          </table:table-cell>
          <table:table-cell office:value-type="float" office:value="14415.38" calcext:value-type="float">
            <text:p>14415.38</text:p>
          </table:table-cell>
          <table:table-cell office:value-type="float" office:value="384.66" calcext:value-type="float">
            <text:p>384.6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82" calcext:value-type="float">
            <text:p>82</text:p>
          </table:table-cell>
          <table:table-cell office:value-type="float" office:value="14415.38" calcext:value-type="float">
            <text:p>14415.38</text:p>
          </table:table-cell>
          <table:table-cell office:value-type="float" office:value="381.81" calcext:value-type="float">
            <text:p>381.8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931" calcext:value-type="float">
            <text:p>931</text:p>
          </table:table-cell>
          <table:table-cell office:value-type="float" office:value="18003.41" calcext:value-type="float">
            <text:p>18003.41</text:p>
          </table:table-cell>
          <table:table-cell office:value-type="float" office:value="433.1" calcext:value-type="float">
            <text:p>433.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12" calcext:value-type="float">
            <text:p>512</text:p>
          </table:table-cell>
          <table:table-cell office:value-type="float" office:value="18001.65" calcext:value-type="float">
            <text:p>18001.65</text:p>
          </table:table-cell>
          <table:table-cell office:value-type="float" office:value="429.85" calcext:value-type="float">
            <text:p>429.8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02" calcext:value-type="float">
            <text:p>102</text:p>
          </table:table-cell>
          <table:table-cell office:value-type="float" office:value="17931.33" calcext:value-type="float">
            <text:p>17931.33</text:p>
          </table:table-cell>
          <table:table-cell office:value-type="float" office:value="425.83" calcext:value-type="float">
            <text:p>425.83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39" calcext:value-type="float">
            <text:p>2.3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6.6" calcext:value-type="float">
            <text:p>16.6</text:p>
          </table:table-cell>
          <table:table-cell office:value-type="float" office:value="167.2" calcext:value-type="float">
            <text:p>167.2</text:p>
          </table:table-cell>
          <table:table-cell office:value-type="float" office:value="12.9" calcext:value-type="float">
            <text:p>12.9</text:p>
          </table:table-cell>
          <table:table-cell office:value-type="float" office:value="13.1" calcext:value-type="float">
            <text:p>13.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0.2" calcext:value-type="float">
            <text:p>30.2</text:p>
          </table:table-cell>
          <table:table-cell office:value-type="float" office:value="304" calcext:value-type="float">
            <text:p>304</text:p>
          </table:table-cell>
          <table:table-cell office:value-type="float" office:value="17.4" calcext:value-type="float">
            <text:p>17.4</text:p>
          </table:table-cell>
          <table:table-cell office:value-type="float" office:value="17.6" calcext:value-type="float">
            <text:p>17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50.9" calcext:value-type="float">
            <text:p>150.9</text:p>
          </table:table-cell>
          <table:table-cell office:value-type="float" office:value="1519.8" calcext:value-type="float">
            <text:p>1519.8</text:p>
          </table:table-cell>
          <table:table-cell office:value-type="float" office:value="39" calcext:value-type="float">
            <text:p>39</text:p>
          </table:table-cell>
          <table:table-cell office:value-type="float" office:value="39.1" calcext:value-type="float">
            <text:p>39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17" calcext:value-type="float">
            <text:p>217</text:p>
          </table:table-cell>
          <table:table-cell office:value-type="float" office:value="3600.98" calcext:value-type="float">
            <text:p>3600.98</text:p>
          </table:table-cell>
          <table:table-cell office:value-type="float" office:value="193.7" calcext:value-type="float">
            <text:p>193.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19" calcext:value-type="float">
            <text:p>119</text:p>
          </table:table-cell>
          <table:table-cell office:value-type="float" office:value="3590.42" calcext:value-type="float">
            <text:p>3590.42</text:p>
          </table:table-cell>
          <table:table-cell office:value-type="float" office:value="191.97" calcext:value-type="float">
            <text:p>191.9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4" calcext:value-type="float">
            <text:p>24</text:p>
          </table:table-cell>
          <table:table-cell office:value-type="float" office:value="3620.59" calcext:value-type="float">
            <text:p>3620.59</text:p>
          </table:table-cell>
          <table:table-cell office:value-type="float" office:value="191.35" calcext:value-type="float">
            <text:p>191.3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34" calcext:value-type="float">
            <text:p>434</text:p>
          </table:table-cell>
          <table:table-cell office:value-type="float" office:value="7201.97" calcext:value-type="float">
            <text:p>7201.97</text:p>
          </table:table-cell>
          <table:table-cell office:value-type="float" office:value="273.93" calcext:value-type="float">
            <text:p>273.9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39" calcext:value-type="float">
            <text:p>239</text:p>
          </table:table-cell>
          <table:table-cell office:value-type="float" office:value="7211.02" calcext:value-type="float">
            <text:p>7211.02</text:p>
          </table:table-cell>
          <table:table-cell office:value-type="float" office:value="272.06" calcext:value-type="float">
            <text:p>272.0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8" calcext:value-type="float">
            <text:p>48</text:p>
          </table:table-cell>
          <table:table-cell office:value-type="float" office:value="7241.19" calcext:value-type="float">
            <text:p>7241.19</text:p>
          </table:table-cell>
          <table:table-cell office:value-type="float" office:value="270.6" calcext:value-type="float">
            <text:p>270.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51" calcext:value-type="float">
            <text:p>651</text:p>
          </table:table-cell>
          <table:table-cell office:value-type="float" office:value="10802.95" calcext:value-type="float">
            <text:p>10802.95</text:p>
          </table:table-cell>
          <table:table-cell office:value-type="float" office:value="335.49" calcext:value-type="float">
            <text:p>335.4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58" calcext:value-type="float">
            <text:p>358</text:p>
          </table:table-cell>
          <table:table-cell office:value-type="float" office:value="10801.44" calcext:value-type="float">
            <text:p>10801.44</text:p>
          </table:table-cell>
          <table:table-cell office:value-type="float" office:value="332.97" calcext:value-type="float">
            <text:p>332.9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2" calcext:value-type="float">
            <text:p>72</text:p>
          </table:table-cell>
          <table:table-cell office:value-type="float" office:value="10861.78" calcext:value-type="float">
            <text:p>10861.78</text:p>
          </table:table-cell>
          <table:table-cell office:value-type="float" office:value="331.42" calcext:value-type="float">
            <text:p>331.4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868" calcext:value-type="float">
            <text:p>868</text:p>
          </table:table-cell>
          <table:table-cell office:value-type="float" office:value="14403.93" calcext:value-type="float">
            <text:p>14403.93</text:p>
          </table:table-cell>
          <table:table-cell office:value-type="float" office:value="387.39" calcext:value-type="float">
            <text:p>387.3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77" calcext:value-type="float">
            <text:p>477</text:p>
          </table:table-cell>
          <table:table-cell office:value-type="float" office:value="14391.86" calcext:value-type="float">
            <text:p>14391.86</text:p>
          </table:table-cell>
          <table:table-cell office:value-type="float" office:value="384.34" calcext:value-type="float">
            <text:p>384.3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95" calcext:value-type="float">
            <text:p>95</text:p>
          </table:table-cell>
          <table:table-cell office:value-type="float" office:value="14331.52" calcext:value-type="float">
            <text:p>14331.52</text:p>
          </table:table-cell>
          <table:table-cell office:value-type="float" office:value="380.69" calcext:value-type="float">
            <text:p>380.6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085" calcext:value-type="float">
            <text:p>1085</text:p>
          </table:table-cell>
          <table:table-cell office:value-type="float" office:value="18004.92" calcext:value-type="float">
            <text:p>18004.92</text:p>
          </table:table-cell>
          <table:table-cell office:value-type="float" office:value="433.12" calcext:value-type="float">
            <text:p>433.1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97" calcext:value-type="float">
            <text:p>597</text:p>
          </table:table-cell>
          <table:table-cell office:value-type="float" office:value="18012.46" calcext:value-type="float">
            <text:p>18012.46</text:p>
          </table:table-cell>
          <table:table-cell office:value-type="float" office:value="429.98" calcext:value-type="float">
            <text:p>429.9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19" calcext:value-type="float">
            <text:p>119</text:p>
          </table:table-cell>
          <table:table-cell office:value-type="float" office:value="17952.12" calcext:value-type="float">
            <text:p>17952.12</text:p>
          </table:table-cell>
          <table:table-cell office:value-type="float" office:value="426.08" calcext:value-type="float">
            <text:p>426.08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9" calcext:value-type="float">
            <text:p>2.2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5.2" calcext:value-type="float">
            <text:p>15.2</text:p>
          </table:table-cell>
          <table:table-cell office:value-type="float" office:value="153.5" calcext:value-type="float">
            <text:p>153.5</text:p>
          </table:table-cell>
          <table:table-cell office:value-type="float" office:value="12.4" calcext:value-type="float">
            <text:p>12.4</text:p>
          </table:table-cell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7.7" calcext:value-type="float">
            <text:p>27.7</text:p>
          </table:table-cell>
          <table:table-cell office:value-type="float" office:value="279.1" calcext:value-type="float">
            <text:p>279.1</text:p>
          </table:table-cell>
          <table:table-cell office:value-type="float" office:value="16.7" calcext:value-type="float">
            <text:p>16.7</text:p>
          </table:table-cell>
          <table:table-cell office:value-type="float" office:value="16.9" calcext:value-type="float">
            <text:p>16.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38.5" calcext:value-type="float">
            <text:p>138.5</text:p>
          </table:table-cell>
          <table:table-cell office:value-type="float" office:value="1395.3" calcext:value-type="float">
            <text:p>1395.3</text:p>
          </table:table-cell>
          <table:table-cell table:number-columns-repeated="2" office:value-type="float" office:value="37.4" calcext:value-type="float">
            <text:p>37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36" calcext:value-type="float">
            <text:p>236</text:p>
          </table:table-cell>
          <table:table-cell office:value-type="float" office:value="3595.41" calcext:value-type="float">
            <text:p>3595.41</text:p>
          </table:table-cell>
          <table:table-cell office:value-type="float" office:value="193.55" calcext:value-type="float">
            <text:p>193.5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30" calcext:value-type="float">
            <text:p>130</text:p>
          </table:table-cell>
          <table:table-cell office:value-type="float" office:value="3600.95" calcext:value-type="float">
            <text:p>3600.95</text:p>
          </table:table-cell>
          <table:table-cell office:value-type="float" office:value="192.25" calcext:value-type="float">
            <text:p>192.2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6" calcext:value-type="float">
            <text:p>26</text:p>
          </table:table-cell>
          <table:table-cell office:value-type="float" office:value="3600.95" calcext:value-type="float">
            <text:p>3600.95</text:p>
          </table:table-cell>
          <table:table-cell office:value-type="float" office:value="190.83" calcext:value-type="float">
            <text:p>190.8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73" calcext:value-type="float">
            <text:p>473</text:p>
          </table:table-cell>
          <table:table-cell office:value-type="float" office:value="7206.06" calcext:value-type="float">
            <text:p>7206.06</text:p>
          </table:table-cell>
          <table:table-cell office:value-type="float" office:value="274.01" calcext:value-type="float">
            <text:p>274.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60" calcext:value-type="float">
            <text:p>260</text:p>
          </table:table-cell>
          <table:table-cell office:value-type="float" office:value="7201.9" calcext:value-type="float">
            <text:p>7201.9</text:p>
          </table:table-cell>
          <table:table-cell office:value-type="float" office:value="271.88" calcext:value-type="float">
            <text:p>271.8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2" calcext:value-type="float">
            <text:p>52</text:p>
          </table:table-cell>
          <table:table-cell office:value-type="float" office:value="7201.9" calcext:value-type="float">
            <text:p>7201.9</text:p>
          </table:table-cell>
          <table:table-cell office:value-type="float" office:value="269.87" calcext:value-type="float">
            <text:p>269.8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709" calcext:value-type="float">
            <text:p>709</text:p>
          </table:table-cell>
          <table:table-cell office:value-type="float" office:value="10801.47" calcext:value-type="float">
            <text:p>10801.47</text:p>
          </table:table-cell>
          <table:table-cell office:value-type="float" office:value="335.47" calcext:value-type="float">
            <text:p>335.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90" calcext:value-type="float">
            <text:p>390</text:p>
          </table:table-cell>
          <table:table-cell office:value-type="float" office:value="10802.85" calcext:value-type="float">
            <text:p>10802.85</text:p>
          </table:table-cell>
          <table:table-cell office:value-type="float" office:value="332.99" calcext:value-type="float">
            <text:p>332.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8" calcext:value-type="float">
            <text:p>78</text:p>
          </table:table-cell>
          <table:table-cell office:value-type="float" office:value="10802.85" calcext:value-type="float">
            <text:p>10802.85</text:p>
          </table:table-cell>
          <table:table-cell office:value-type="float" office:value="330.52" calcext:value-type="float">
            <text:p>330.5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945" calcext:value-type="float">
            <text:p>945</text:p>
          </table:table-cell>
          <table:table-cell office:value-type="float" office:value="14396.88" calcext:value-type="float">
            <text:p>14396.88</text:p>
          </table:table-cell>
          <table:table-cell office:value-type="float" office:value="387.3" calcext:value-type="float">
            <text:p>387.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20" calcext:value-type="float">
            <text:p>520</text:p>
          </table:table-cell>
          <table:table-cell office:value-type="float" office:value="14403.8" calcext:value-type="float">
            <text:p>14403.8</text:p>
          </table:table-cell>
          <table:table-cell office:value-type="float" office:value="384.5" calcext:value-type="float">
            <text:p>384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04" calcext:value-type="float">
            <text:p>104</text:p>
          </table:table-cell>
          <table:table-cell office:value-type="float" office:value="14403.8" calcext:value-type="float">
            <text:p>14403.8</text:p>
          </table:table-cell>
          <table:table-cell office:value-type="float" office:value="381.65" calcext:value-type="float">
            <text:p>381.6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182" calcext:value-type="float">
            <text:p>1182</text:p>
          </table:table-cell>
          <table:table-cell office:value-type="float" office:value="18007.52" calcext:value-type="float">
            <text:p>18007.52</text:p>
          </table:table-cell>
          <table:table-cell office:value-type="float" office:value="433.15" calcext:value-type="float">
            <text:p>433.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50" calcext:value-type="float">
            <text:p>650</text:p>
          </table:table-cell>
          <table:table-cell office:value-type="float" office:value="18004.75" calcext:value-type="float">
            <text:p>18004.75</text:p>
          </table:table-cell>
          <table:table-cell office:value-type="float" office:value="429.88" calcext:value-type="float">
            <text:p>429.8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30" calcext:value-type="float">
            <text:p>130</text:p>
          </table:table-cell>
          <table:table-cell office:value-type="float" office:value="18004.75" calcext:value-type="float">
            <text:p>18004.75</text:p>
          </table:table-cell>
          <table:table-cell office:value-type="float" office:value="426.7" calcext:value-type="float">
            <text:p>426.7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7" calcext:value-type="float">
            <text:p>2.2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5" calcext:value-type="float">
            <text:p>15</text:p>
          </table:table-cell>
          <table:table-cell office:value-type="float" office:value="150.8" calcext:value-type="float">
            <text:p>150.8</text:p>
          </table:table-cell>
          <table:table-cell office:value-type="float" office:value="12.3" calcext:value-type="float">
            <text:p>12.3</text:p>
          </table:table-cell>
          <table:table-cell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7.2" calcext:value-type="float">
            <text:p>27.2</text:p>
          </table:table-cell>
          <table:table-cell office:value-type="float" office:value="274.2" calcext:value-type="float">
            <text:p>274.2</text:p>
          </table:table-cell>
          <table:table-cell office:value-type="float" office:value="16.6" calcext:value-type="float">
            <text:p>16.6</text:p>
          </table:table-cell>
          <table:table-cell office:value-type="float" office:value="16.7" calcext:value-type="float">
            <text:p>16.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36.1" calcext:value-type="float">
            <text:p>136.1</text:p>
          </table:table-cell>
          <table:table-cell office:value-type="float" office:value="1371.1" calcext:value-type="float">
            <text:p>1371.1</text:p>
          </table:table-cell>
          <table:table-cell office:value-type="float" office:value="37" calcext:value-type="float">
            <text:p>37</text:p>
          </table:table-cell>
          <table:table-cell office:value-type="float" office:value="37.1" calcext:value-type="float">
            <text:p>37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40" calcext:value-type="float">
            <text:p>240</text:p>
          </table:table-cell>
          <table:table-cell office:value-type="float" office:value="3592.76" calcext:value-type="float">
            <text:p>3592.76</text:p>
          </table:table-cell>
          <table:table-cell office:value-type="float" office:value="193.48" calcext:value-type="float">
            <text:p>193.4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32" calcext:value-type="float">
            <text:p>132</text:p>
          </table:table-cell>
          <table:table-cell office:value-type="float" office:value="3592.76" calcext:value-type="float">
            <text:p>3592.76</text:p>
          </table:table-cell>
          <table:table-cell office:value-type="float" office:value="192.03" calcext:value-type="float">
            <text:p>192.0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6" calcext:value-type="float">
            <text:p>26</text:p>
          </table:table-cell>
          <table:table-cell office:value-type="float" office:value="3538.33" calcext:value-type="float">
            <text:p>3538.33</text:p>
          </table:table-cell>
          <table:table-cell office:value-type="float" office:value="189.16" calcext:value-type="float">
            <text:p>189.1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81" calcext:value-type="float">
            <text:p>481</text:p>
          </table:table-cell>
          <table:table-cell office:value-type="float" office:value="7200.5" calcext:value-type="float">
            <text:p>7200.5</text:p>
          </table:table-cell>
          <table:table-cell office:value-type="float" office:value="273.9" calcext:value-type="float">
            <text:p>273.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65" calcext:value-type="float">
            <text:p>265</text:p>
          </table:table-cell>
          <table:table-cell office:value-type="float" office:value="7212.74" calcext:value-type="float">
            <text:p>7212.74</text:p>
          </table:table-cell>
          <table:table-cell office:value-type="float" office:value="272.09" calcext:value-type="float">
            <text:p>272.0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3" calcext:value-type="float">
            <text:p>53</text:p>
          </table:table-cell>
          <table:table-cell office:value-type="float" office:value="7212.74" calcext:value-type="float">
            <text:p>7212.74</text:p>
          </table:table-cell>
          <table:table-cell office:value-type="float" office:value="270.07" calcext:value-type="float">
            <text:p>270.0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721" calcext:value-type="float">
            <text:p>721</text:p>
          </table:table-cell>
          <table:table-cell office:value-type="float" office:value="10793.26" calcext:value-type="float">
            <text:p>10793.26</text:p>
          </table:table-cell>
          <table:table-cell office:value-type="float" office:value="335.34" calcext:value-type="float">
            <text:p>335.3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97" calcext:value-type="float">
            <text:p>397</text:p>
          </table:table-cell>
          <table:table-cell office:value-type="float" office:value="10805.51" calcext:value-type="float">
            <text:p>10805.51</text:p>
          </table:table-cell>
          <table:table-cell office:value-type="float" office:value="333.03" calcext:value-type="float">
            <text:p>333.0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9" calcext:value-type="float">
            <text:p>79</text:p>
          </table:table-cell>
          <table:table-cell office:value-type="float" office:value="10751.07" calcext:value-type="float">
            <text:p>10751.07</text:p>
          </table:table-cell>
          <table:table-cell office:value-type="float" office:value="329.73" calcext:value-type="float">
            <text:p>329.7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962" calcext:value-type="float">
            <text:p>962</text:p>
          </table:table-cell>
          <table:table-cell office:value-type="float" office:value="14400.99" calcext:value-type="float">
            <text:p>14400.99</text:p>
          </table:table-cell>
          <table:table-cell office:value-type="float" office:value="387.35" calcext:value-type="float">
            <text:p>387.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29" calcext:value-type="float">
            <text:p>529</text:p>
          </table:table-cell>
          <table:table-cell office:value-type="float" office:value="14398.27" calcext:value-type="float">
            <text:p>14398.27</text:p>
          </table:table-cell>
          <table:table-cell office:value-type="float" office:value="384.43" calcext:value-type="float">
            <text:p>384.4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06" calcext:value-type="float">
            <text:p>106</text:p>
          </table:table-cell>
          <table:table-cell office:value-type="float" office:value="14425.49" calcext:value-type="float">
            <text:p>14425.49</text:p>
          </table:table-cell>
          <table:table-cell office:value-type="float" office:value="381.94" calcext:value-type="float">
            <text:p>381.9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202" calcext:value-type="float">
            <text:p>1202</text:p>
          </table:table-cell>
          <table:table-cell office:value-type="float" office:value="17993.75" calcext:value-type="float">
            <text:p>17993.75</text:p>
          </table:table-cell>
          <table:table-cell office:value-type="float" office:value="432.98" calcext:value-type="float">
            <text:p>432.9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61" calcext:value-type="float">
            <text:p>661</text:p>
          </table:table-cell>
          <table:table-cell office:value-type="float" office:value="17991.03" calcext:value-type="float">
            <text:p>17991.03</text:p>
          </table:table-cell>
          <table:table-cell office:value-type="float" office:value="429.72" calcext:value-type="float">
            <text:p>429.7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32" calcext:value-type="float">
            <text:p>132</text:p>
          </table:table-cell>
          <table:table-cell office:value-type="float" office:value="17963.81" calcext:value-type="float">
            <text:p>17963.81</text:p>
          </table:table-cell>
          <table:table-cell office:value-type="float" office:value="426.22" calcext:value-type="float">
            <text:p>426.22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Optic Name:</text:p>
          </table:table-cell>
          <table:table-cell office:value-type="string" calcext:value-type="string">
            <text:p>f/5.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ght Pollution Rate:</text:p>
          </table:table-cell>
          <table:table-cell office:value-type="float" office:value="3.63" calcext:value-type="float">
            <text:p>3.63</text:p>
          </table:table-cell>
          <table:table-cell office:value-type="string" calcext:value-type="string">
            <text:p>e per second for f/5.0 optic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3.28" calcext:value-type="float">
            <text:p>3.2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86.8" calcext:value-type="float">
            <text:p>86.8</text:p>
          </table:table-cell>
          <table:table-cell office:value-type="float" office:value="314.9" calcext:value-type="float">
            <text:p>314.9</text:p>
          </table:table-cell>
          <table:table-cell office:value-type="float" office:value="17.7" calcext:value-type="float">
            <text:p>17.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57.9" calcext:value-type="float">
            <text:p>157.9</text:p>
          </table:table-cell>
          <table:table-cell office:value-type="float" office:value="572.5" calcext:value-type="float">
            <text:p>572.5</text:p>
          </table:table-cell>
          <table:table-cell office:value-type="float" office:value="23.9" calcext:value-type="float">
            <text:p>23.9</text:p>
          </table:table-cell>
          <table:table-cell office:value-type="float" office:value="24.2" calcext:value-type="float">
            <text:p>2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89.3" calcext:value-type="float">
            <text:p>789.3</text:p>
          </table:table-cell>
          <table:table-cell office:value-type="float" office:value="2862.5" calcext:value-type="float">
            <text:p>2862.5</text:p>
          </table:table-cell>
          <table:table-cell office:value-type="float" office:value="53.5" calcext:value-type="float">
            <text:p>53.5</text:p>
          </table:table-cell>
          <table:table-cell office:value-type="float" office:value="53.6" calcext:value-type="float">
            <text:p>53.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1" calcext:value-type="float">
            <text:p>41</text:p>
          </table:table-cell>
          <table:table-cell office:value-type="float" office:value="3559.55" calcext:value-type="float">
            <text:p>3559.55</text:p>
          </table:table-cell>
          <table:table-cell office:value-type="float" office:value="115.55" calcext:value-type="float">
            <text:p>115.5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3" calcext:value-type="float">
            <text:p>23</text:p>
          </table:table-cell>
          <table:table-cell office:value-type="float" office:value="3630.58" calcext:value-type="float">
            <text:p>3630.58</text:p>
          </table:table-cell>
          <table:table-cell office:value-type="float" office:value="115.82" calcext:value-type="float">
            <text:p>115.8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" calcext:value-type="float">
            <text:p>5</text:p>
          </table:table-cell>
          <table:table-cell office:value-type="float" office:value="3946.28" calcext:value-type="float">
            <text:p>3946.28</text:p>
          </table:table-cell>
          <table:table-cell office:value-type="float" office:value="119.86" calcext:value-type="float">
            <text:p>119.8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83" calcext:value-type="float">
            <text:p>83</text:p>
          </table:table-cell>
          <table:table-cell office:value-type="float" office:value="7205.91" calcext:value-type="float">
            <text:p>7205.91</text:p>
          </table:table-cell>
          <table:table-cell office:value-type="float" office:value="164.4" calcext:value-type="float">
            <text:p>164.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6" calcext:value-type="float">
            <text:p>46</text:p>
          </table:table-cell>
          <table:table-cell office:value-type="float" office:value="7261.16" calcext:value-type="float">
            <text:p>7261.16</text:p>
          </table:table-cell>
          <table:table-cell office:value-type="float" office:value="163.8" calcext:value-type="float">
            <text:p>163.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9" calcext:value-type="float">
            <text:p>9</text:p>
          </table:table-cell>
          <table:table-cell office:value-type="float" office:value="7103.31" calcext:value-type="float">
            <text:p>7103.31</text:p>
          </table:table-cell>
          <table:table-cell office:value-type="float" office:value="160.81" calcext:value-type="float">
            <text:p>160.8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24" calcext:value-type="float">
            <text:p>124</text:p>
          </table:table-cell>
          <table:table-cell office:value-type="float" office:value="10765.46" calcext:value-type="float">
            <text:p>10765.46</text:p>
          </table:table-cell>
          <table:table-cell office:value-type="float" office:value="200.95" calcext:value-type="float">
            <text:p>200.9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8" calcext:value-type="float">
            <text:p>68</text:p>
          </table:table-cell>
          <table:table-cell office:value-type="float" office:value="10733.89" calcext:value-type="float">
            <text:p>10733.89</text:p>
          </table:table-cell>
          <table:table-cell office:value-type="float" office:value="199.15" calcext:value-type="float">
            <text:p>199.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4" calcext:value-type="float">
            <text:p>14</text:p>
          </table:table-cell>
          <table:table-cell office:value-type="float" office:value="11049.59" calcext:value-type="float">
            <text:p>11049.59</text:p>
          </table:table-cell>
          <table:table-cell office:value-type="float" office:value="200.56" calcext:value-type="float">
            <text:p>200.5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66" calcext:value-type="float">
            <text:p>166</text:p>
          </table:table-cell>
          <table:table-cell office:value-type="float" office:value="14411.82" calcext:value-type="float">
            <text:p>14411.82</text:p>
          </table:table-cell>
          <table:table-cell office:value-type="float" office:value="232.5" calcext:value-type="float">
            <text:p>232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91" calcext:value-type="float">
            <text:p>91</text:p>
          </table:table-cell>
          <table:table-cell office:value-type="float" office:value="14364.47" calcext:value-type="float">
            <text:p>14364.47</text:p>
          </table:table-cell>
          <table:table-cell office:value-type="float" office:value="230.39" calcext:value-type="float">
            <text:p>230.3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8" calcext:value-type="float">
            <text:p>18</text:p>
          </table:table-cell>
          <table:table-cell office:value-type="float" office:value="14206.61" calcext:value-type="float">
            <text:p>14206.61</text:p>
          </table:table-cell>
          <table:table-cell office:value-type="float" office:value="227.42" calcext:value-type="float">
            <text:p>227.4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07" calcext:value-type="float">
            <text:p>207</text:p>
          </table:table-cell>
          <table:table-cell office:value-type="float" office:value="17971.37" calcext:value-type="float">
            <text:p>17971.37</text:p>
          </table:table-cell>
          <table:table-cell office:value-type="float" office:value="259.63" calcext:value-type="float">
            <text:p>259.6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14" calcext:value-type="float">
            <text:p>114</text:p>
          </table:table-cell>
          <table:table-cell office:value-type="float" office:value="17995.04" calcext:value-type="float">
            <text:p>17995.04</text:p>
          </table:table-cell>
          <table:table-cell office:value-type="float" office:value="257.86" calcext:value-type="float">
            <text:p>257.8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3" calcext:value-type="float">
            <text:p>23</text:p>
          </table:table-cell>
          <table:table-cell office:value-type="float" office:value="18152.9" calcext:value-type="float">
            <text:p>18152.9</text:p>
          </table:table-cell>
          <table:table-cell office:value-type="float" office:value="257.07" calcext:value-type="float">
            <text:p>257.07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78" calcext:value-type="float">
            <text:p>2.7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2.4" calcext:value-type="float">
            <text:p>62.4</text:p>
          </table:table-cell>
          <table:table-cell office:value-type="float" office:value="226.2" calcext:value-type="float">
            <text:p>226.2</text:p>
          </table:table-cell>
          <table:table-cell office:value-type="float" office:value="15" calcext:value-type="float">
            <text:p>15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13.4" calcext:value-type="float">
            <text:p>113.4</text:p>
          </table:table-cell>
          <table:table-cell office:value-type="float" office:value="411.3" calcext:value-type="float">
            <text:p>411.3</text:p>
          </table:table-cell>
          <table:table-cell office:value-type="float" office:value="20.3" calcext:value-type="float">
            <text:p>20.3</text:p>
          </table:table-cell>
          <table:table-cell office:value-type="float" office:value="20.5" calcext:value-type="float">
            <text:p>20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67" calcext:value-type="float">
            <text:p>567</text:p>
          </table:table-cell>
          <table:table-cell office:value-type="float" office:value="2056.3" calcext:value-type="float">
            <text:p>2056.3</text:p>
          </table:table-cell>
          <table:table-cell office:value-type="float" office:value="45.3" calcext:value-type="float">
            <text:p>45.3</text:p>
          </table:table-cell>
          <table:table-cell office:value-type="float" office:value="45.4" calcext:value-type="float">
            <text:p>45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8" calcext:value-type="float">
            <text:p>58</text:p>
          </table:table-cell>
          <table:table-cell office:value-type="float" office:value="3617.27" calcext:value-type="float">
            <text:p>3617.27</text:p>
          </table:table-cell>
          <table:table-cell office:value-type="float" office:value="116.48" calcext:value-type="float">
            <text:p>116.4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2" calcext:value-type="float">
            <text:p>32</text:p>
          </table:table-cell>
          <table:table-cell office:value-type="float" office:value="3628.61" calcext:value-type="float">
            <text:p>3628.61</text:p>
          </table:table-cell>
          <table:table-cell office:value-type="float" office:value="115.79" calcext:value-type="float">
            <text:p>115.7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" calcext:value-type="float">
            <text:p>6</text:p>
          </table:table-cell>
          <table:table-cell office:value-type="float" office:value="3401.82" calcext:value-type="float">
            <text:p>3401.82</text:p>
          </table:table-cell>
          <table:table-cell office:value-type="float" office:value="111.29" calcext:value-type="float">
            <text:p>111.2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15" calcext:value-type="float">
            <text:p>115</text:p>
          </table:table-cell>
          <table:table-cell office:value-type="float" office:value="7172.17" calcext:value-type="float">
            <text:p>7172.17</text:p>
          </table:table-cell>
          <table:table-cell office:value-type="float" office:value="164.02" calcext:value-type="float">
            <text:p>164.0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3" calcext:value-type="float">
            <text:p>63</text:p>
          </table:table-cell>
          <table:table-cell office:value-type="float" office:value="7143.82" calcext:value-type="float">
            <text:p>7143.82</text:p>
          </table:table-cell>
          <table:table-cell office:value-type="float" office:value="162.47" calcext:value-type="float">
            <text:p>162.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3" calcext:value-type="float">
            <text:p>13</text:p>
          </table:table-cell>
          <table:table-cell office:value-type="float" office:value="7370.61" calcext:value-type="float">
            <text:p>7370.61</text:p>
          </table:table-cell>
          <table:table-cell office:value-type="float" office:value="163.81" calcext:value-type="float">
            <text:p>163.8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73" calcext:value-type="float">
            <text:p>173</text:p>
          </table:table-cell>
          <table:table-cell office:value-type="float" office:value="10789.44" calcext:value-type="float">
            <text:p>10789.44</text:p>
          </table:table-cell>
          <table:table-cell office:value-type="float" office:value="201.17" calcext:value-type="float">
            <text:p>201.1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95" calcext:value-type="float">
            <text:p>95</text:p>
          </table:table-cell>
          <table:table-cell office:value-type="float" office:value="10772.43" calcext:value-type="float">
            <text:p>10772.43</text:p>
          </table:table-cell>
          <table:table-cell office:value-type="float" office:value="199.51" calcext:value-type="float">
            <text:p>199.5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9" calcext:value-type="float">
            <text:p>19</text:p>
          </table:table-cell>
          <table:table-cell office:value-type="float" office:value="10772.43" calcext:value-type="float">
            <text:p>10772.43</text:p>
          </table:table-cell>
          <table:table-cell office:value-type="float" office:value="198.03" calcext:value-type="float">
            <text:p>198.0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31" calcext:value-type="float">
            <text:p>231</text:p>
          </table:table-cell>
          <table:table-cell office:value-type="float" office:value="14406.7" calcext:value-type="float">
            <text:p>14406.7</text:p>
          </table:table-cell>
          <table:table-cell office:value-type="float" office:value="232.46" calcext:value-type="float">
            <text:p>232.4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27" calcext:value-type="float">
            <text:p>127</text:p>
          </table:table-cell>
          <table:table-cell office:value-type="float" office:value="14401.03" calcext:value-type="float">
            <text:p>14401.03</text:p>
          </table:table-cell>
          <table:table-cell office:value-type="float" office:value="230.68" calcext:value-type="float">
            <text:p>230.6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5" calcext:value-type="float">
            <text:p>25</text:p>
          </table:table-cell>
          <table:table-cell office:value-type="float" office:value="14174.25" calcext:value-type="float">
            <text:p>14174.25</text:p>
          </table:table-cell>
          <table:table-cell office:value-type="float" office:value="227.16" calcext:value-type="float">
            <text:p>227.1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89" calcext:value-type="float">
            <text:p>289</text:p>
          </table:table-cell>
          <table:table-cell office:value-type="float" office:value="18023.97" calcext:value-type="float">
            <text:p>18023.97</text:p>
          </table:table-cell>
          <table:table-cell office:value-type="float" office:value="260.01" calcext:value-type="float">
            <text:p>260.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59" calcext:value-type="float">
            <text:p>159</text:p>
          </table:table-cell>
          <table:table-cell office:value-type="float" office:value="18029.64" calcext:value-type="float">
            <text:p>18029.64</text:p>
          </table:table-cell>
          <table:table-cell office:value-type="float" office:value="258.11" calcext:value-type="float">
            <text:p>258.1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2" calcext:value-type="float">
            <text:p>32</text:p>
          </table:table-cell>
          <table:table-cell office:value-type="float" office:value="18143.04" calcext:value-type="float">
            <text:p>18143.04</text:p>
          </table:table-cell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58" calcext:value-type="float">
            <text:p>2.5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3.7" calcext:value-type="float">
            <text:p>53.7</text:p>
          </table:table-cell>
          <table:table-cell office:value-type="float" office:value="194.8" calcext:value-type="float">
            <text:p>194.8</text:p>
          </table:table-cell>
          <table:table-cell office:value-type="float" office:value="14" calcext:value-type="float">
            <text:p>14</text:p>
          </table:table-cell>
          <table:table-cell office:value-type="float" office:value="14.2" calcext:value-type="float">
            <text:p>1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97.7" calcext:value-type="float">
            <text:p>97.7</text:p>
          </table:table-cell>
          <table:table-cell office:value-type="float" office:value="354.2" calcext:value-type="float">
            <text:p>354.2</text:p>
          </table:table-cell>
          <table:table-cell office:value-type="float" office:value="18.8" calcext:value-type="float">
            <text:p>18.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88.3" calcext:value-type="float">
            <text:p>488.3</text:p>
          </table:table-cell>
          <table:table-cell office:value-type="float" office:value="1771.1" calcext:value-type="float">
            <text:p>1771.1</text:p>
          </table:table-cell>
          <table:table-cell office:value-type="float" office:value="42.1" calcext:value-type="float">
            <text:p>42.1</text:p>
          </table:table-cell>
          <table:table-cell office:value-type="float" office:value="42.2" calcext:value-type="float">
            <text:p>42.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7" calcext:value-type="float">
            <text:p>67</text:p>
          </table:table-cell>
          <table:table-cell office:value-type="float" office:value="3598.96" calcext:value-type="float">
            <text:p>3598.96</text:p>
          </table:table-cell>
          <table:table-cell office:value-type="float" office:value="116.19" calcext:value-type="float">
            <text:p>116.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7" calcext:value-type="float">
            <text:p>37</text:p>
          </table:table-cell>
          <table:table-cell office:value-type="float" office:value="3613.61" calcext:value-type="float">
            <text:p>3613.61</text:p>
          </table:table-cell>
          <table:table-cell office:value-type="float" office:value="115.55" calcext:value-type="float">
            <text:p>115.5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" calcext:value-type="float">
            <text:p>7</text:p>
          </table:table-cell>
          <table:table-cell office:value-type="float" office:value="3418.28" calcext:value-type="float">
            <text:p>3418.28</text:p>
          </table:table-cell>
          <table:table-cell office:value-type="float" office:value="111.55" calcext:value-type="float">
            <text:p>111.5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34" calcext:value-type="float">
            <text:p>134</text:p>
          </table:table-cell>
          <table:table-cell office:value-type="float" office:value="7197.92" calcext:value-type="float">
            <text:p>7197.92</text:p>
          </table:table-cell>
          <table:table-cell office:value-type="float" office:value="164.31" calcext:value-type="float">
            <text:p>164.3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4" calcext:value-type="float">
            <text:p>74</text:p>
          </table:table-cell>
          <table:table-cell office:value-type="float" office:value="7227.22" calcext:value-type="float">
            <text:p>7227.22</text:p>
          </table:table-cell>
          <table:table-cell office:value-type="float" office:value="163.42" calcext:value-type="float">
            <text:p>163.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5" calcext:value-type="float">
            <text:p>15</text:p>
          </table:table-cell>
          <table:table-cell office:value-type="float" office:value="7324.89" calcext:value-type="float">
            <text:p>7324.89</text:p>
          </table:table-cell>
          <table:table-cell office:value-type="float" office:value="163.3" calcext:value-type="float">
            <text:p>163.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01" calcext:value-type="float">
            <text:p>201</text:p>
          </table:table-cell>
          <table:table-cell office:value-type="float" office:value="10796.89" calcext:value-type="float">
            <text:p>10796.89</text:p>
          </table:table-cell>
          <table:table-cell office:value-type="float" office:value="201.24" calcext:value-type="float">
            <text:p>201.2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11" calcext:value-type="float">
            <text:p>111</text:p>
          </table:table-cell>
          <table:table-cell office:value-type="float" office:value="10840.84" calcext:value-type="float">
            <text:p>10840.84</text:p>
          </table:table-cell>
          <table:table-cell office:value-type="float" office:value="200.14" calcext:value-type="float">
            <text:p>200.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2" calcext:value-type="float">
            <text:p>22</text:p>
          </table:table-cell>
          <table:table-cell office:value-type="float" office:value="10743.17" calcext:value-type="float">
            <text:p>10743.17</text:p>
          </table:table-cell>
          <table:table-cell office:value-type="float" office:value="197.76" calcext:value-type="float">
            <text:p>197.7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68" calcext:value-type="float">
            <text:p>268</text:p>
          </table:table-cell>
          <table:table-cell office:value-type="float" office:value="14395.85" calcext:value-type="float">
            <text:p>14395.85</text:p>
          </table:table-cell>
          <table:table-cell office:value-type="float" office:value="232.37" calcext:value-type="float">
            <text:p>232.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47" calcext:value-type="float">
            <text:p>147</text:p>
          </table:table-cell>
          <table:table-cell office:value-type="float" office:value="14356.78" calcext:value-type="float">
            <text:p>14356.78</text:p>
          </table:table-cell>
          <table:table-cell office:value-type="float" office:value="230.32" calcext:value-type="float">
            <text:p>230.3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9" calcext:value-type="float">
            <text:p>29</text:p>
          </table:table-cell>
          <table:table-cell office:value-type="float" office:value="14161.45" calcext:value-type="float">
            <text:p>14161.45</text:p>
          </table:table-cell>
          <table:table-cell office:value-type="float" office:value="227.06" calcext:value-type="float">
            <text:p>227.0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35" calcext:value-type="float">
            <text:p>335</text:p>
          </table:table-cell>
          <table:table-cell office:value-type="float" office:value="17994.81" calcext:value-type="float">
            <text:p>17994.81</text:p>
          </table:table-cell>
          <table:table-cell office:value-type="float" office:value="259.8" calcext:value-type="float">
            <text:p>259.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84" calcext:value-type="float">
            <text:p>184</text:p>
          </table:table-cell>
          <table:table-cell office:value-type="float" office:value="17970.4" calcext:value-type="float">
            <text:p>17970.4</text:p>
          </table:table-cell>
          <table:table-cell office:value-type="float" office:value="257.68" calcext:value-type="float">
            <text:p>257.6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7" calcext:value-type="float">
            <text:p>37</text:p>
          </table:table-cell>
          <table:table-cell office:value-type="float" office:value="18068.06" calcext:value-type="float">
            <text:p>18068.06</text:p>
          </table:table-cell>
          <table:table-cell office:value-type="float" office:value="256.47" calcext:value-type="float">
            <text:p>256.47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39" calcext:value-type="float">
            <text:p>2.3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6.1" calcext:value-type="float">
            <text:p>46.1</text:p>
          </table:table-cell>
          <table:table-cell office:value-type="float" office:value="167.2" calcext:value-type="float">
            <text:p>167.2</text:p>
          </table:table-cell>
          <table:table-cell office:value-type="float" office:value="12.9" calcext:value-type="float">
            <text:p>12.9</text:p>
          </table:table-cell>
          <table:table-cell office:value-type="float" office:value="13.1" calcext:value-type="float">
            <text:p>13.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83.8" calcext:value-type="float">
            <text:p>83.8</text:p>
          </table:table-cell>
          <table:table-cell office:value-type="float" office:value="304" calcext:value-type="float">
            <text:p>304</text:p>
          </table:table-cell>
          <table:table-cell office:value-type="float" office:value="17.4" calcext:value-type="float">
            <text:p>17.4</text:p>
          </table:table-cell>
          <table:table-cell office:value-type="float" office:value="17.6" calcext:value-type="float">
            <text:p>17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19.1" calcext:value-type="float">
            <text:p>419.1</text:p>
          </table:table-cell>
          <table:table-cell office:value-type="float" office:value="1519.8" calcext:value-type="float">
            <text:p>1519.8</text:p>
          </table:table-cell>
          <table:table-cell office:value-type="float" office:value="39" calcext:value-type="float">
            <text:p>39</text:p>
          </table:table-cell>
          <table:table-cell office:value-type="float" office:value="39.1" calcext:value-type="float">
            <text:p>39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78" calcext:value-type="float">
            <text:p>78</text:p>
          </table:table-cell>
          <table:table-cell office:value-type="float" office:value="3595.45" calcext:value-type="float">
            <text:p>3595.45</text:p>
          </table:table-cell>
          <table:table-cell office:value-type="float" office:value="116.13" calcext:value-type="float">
            <text:p>116.1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3" calcext:value-type="float">
            <text:p>43</text:p>
          </table:table-cell>
          <table:table-cell office:value-type="float" office:value="3603.83" calcext:value-type="float">
            <text:p>3603.83</text:p>
          </table:table-cell>
          <table:table-cell office:value-type="float" office:value="115.4" calcext:value-type="float">
            <text:p>115.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9" calcext:value-type="float">
            <text:p>9</text:p>
          </table:table-cell>
          <table:table-cell office:value-type="float" office:value="3771.45" calcext:value-type="float">
            <text:p>3771.45</text:p>
          </table:table-cell>
          <table:table-cell office:value-type="float" office:value="117.18" calcext:value-type="float">
            <text:p>117.1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56" calcext:value-type="float">
            <text:p>156</text:p>
          </table:table-cell>
          <table:table-cell office:value-type="float" office:value="7190.9" calcext:value-type="float">
            <text:p>7190.9</text:p>
          </table:table-cell>
          <table:table-cell office:value-type="float" office:value="164.23" calcext:value-type="float">
            <text:p>164.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86" calcext:value-type="float">
            <text:p>86</text:p>
          </table:table-cell>
          <table:table-cell office:value-type="float" office:value="7207.67" calcext:value-type="float">
            <text:p>7207.67</text:p>
          </table:table-cell>
          <table:table-cell office:value-type="float" office:value="163.2" calcext:value-type="float">
            <text:p>163.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7" calcext:value-type="float">
            <text:p>17</text:p>
          </table:table-cell>
          <table:table-cell office:value-type="float" office:value="7123.86" calcext:value-type="float">
            <text:p>7123.86</text:p>
          </table:table-cell>
          <table:table-cell office:value-type="float" office:value="161.04" calcext:value-type="float">
            <text:p>161.0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34" calcext:value-type="float">
            <text:p>234</text:p>
          </table:table-cell>
          <table:table-cell office:value-type="float" office:value="10786.36" calcext:value-type="float">
            <text:p>10786.36</text:p>
          </table:table-cell>
          <table:table-cell office:value-type="float" office:value="201.14" calcext:value-type="float">
            <text:p>201.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29" calcext:value-type="float">
            <text:p>129</text:p>
          </table:table-cell>
          <table:table-cell office:value-type="float" office:value="10811.5" calcext:value-type="float">
            <text:p>10811.5</text:p>
          </table:table-cell>
          <table:table-cell office:value-type="float" office:value="199.87" calcext:value-type="float">
            <text:p>199.8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6" calcext:value-type="float">
            <text:p>26</text:p>
          </table:table-cell>
          <table:table-cell office:value-type="float" office:value="10895.31" calcext:value-type="float">
            <text:p>10895.31</text:p>
          </table:table-cell>
          <table:table-cell office:value-type="float" office:value="199.16" calcext:value-type="float">
            <text:p>199.1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12" calcext:value-type="float">
            <text:p>312</text:p>
          </table:table-cell>
          <table:table-cell office:value-type="float" office:value="14381.81" calcext:value-type="float">
            <text:p>14381.81</text:p>
          </table:table-cell>
          <table:table-cell office:value-type="float" office:value="232.26" calcext:value-type="float">
            <text:p>232.2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72" calcext:value-type="float">
            <text:p>172</text:p>
          </table:table-cell>
          <table:table-cell office:value-type="float" office:value="14415.33" calcext:value-type="float">
            <text:p>14415.33</text:p>
          </table:table-cell>
          <table:table-cell office:value-type="float" office:value="230.79" calcext:value-type="float">
            <text:p>230.7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4" calcext:value-type="float">
            <text:p>34</text:p>
          </table:table-cell>
          <table:table-cell office:value-type="float" office:value="14247.71" calcext:value-type="float">
            <text:p>14247.71</text:p>
          </table:table-cell>
          <table:table-cell office:value-type="float" office:value="227.75" calcext:value-type="float">
            <text:p>227.7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90" calcext:value-type="float">
            <text:p>390</text:p>
          </table:table-cell>
          <table:table-cell office:value-type="float" office:value="17977.26" calcext:value-type="float">
            <text:p>17977.26</text:p>
          </table:table-cell>
          <table:table-cell office:value-type="float" office:value="259.67" calcext:value-type="float">
            <text:p>259.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15" calcext:value-type="float">
            <text:p>215</text:p>
          </table:table-cell>
          <table:table-cell office:value-type="float" office:value="18019.16" calcext:value-type="float">
            <text:p>18019.16</text:p>
          </table:table-cell>
          <table:table-cell office:value-type="float" office:value="258.03" calcext:value-type="float">
            <text:p>258.0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3" calcext:value-type="float">
            <text:p>43</text:p>
          </table:table-cell>
          <table:table-cell office:value-type="float" office:value="18019.16" calcext:value-type="float">
            <text:p>18019.16</text:p>
          </table:table-cell>
          <table:table-cell office:value-type="float" office:value="256.12" calcext:value-type="float">
            <text:p>256.12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9" calcext:value-type="float">
            <text:p>2.2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2.3" calcext:value-type="float">
            <text:p>42.3</text:p>
          </table:table-cell>
          <table:table-cell office:value-type="float" office:value="153.5" calcext:value-type="float">
            <text:p>153.5</text:p>
          </table:table-cell>
          <table:table-cell office:value-type="float" office:value="12.4" calcext:value-type="float">
            <text:p>12.4</text:p>
          </table:table-cell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6.9" calcext:value-type="float">
            <text:p>76.9</text:p>
          </table:table-cell>
          <table:table-cell office:value-type="float" office:value="279.1" calcext:value-type="float">
            <text:p>279.1</text:p>
          </table:table-cell>
          <table:table-cell office:value-type="float" office:value="16.7" calcext:value-type="float">
            <text:p>16.7</text:p>
          </table:table-cell>
          <table:table-cell office:value-type="float" office:value="16.9" calcext:value-type="float">
            <text:p>16.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84.7" calcext:value-type="float">
            <text:p>384.7</text:p>
          </table:table-cell>
          <table:table-cell office:value-type="float" office:value="1395.3" calcext:value-type="float">
            <text:p>1395.3</text:p>
          </table:table-cell>
          <table:table-cell table:number-columns-repeated="2" office:value-type="float" office:value="37.4" calcext:value-type="float">
            <text:p>37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85" calcext:value-type="float">
            <text:p>85</text:p>
          </table:table-cell>
          <table:table-cell office:value-type="float" office:value="3597.1" calcext:value-type="float">
            <text:p>3597.1</text:p>
          </table:table-cell>
          <table:table-cell office:value-type="float" office:value="116.16" calcext:value-type="float">
            <text:p>116.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7" calcext:value-type="float">
            <text:p>47</text:p>
          </table:table-cell>
          <table:table-cell office:value-type="float" office:value="3616.34" calcext:value-type="float">
            <text:p>3616.34</text:p>
          </table:table-cell>
          <table:table-cell office:value-type="float" office:value="115.6" calcext:value-type="float">
            <text:p>115.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9" calcext:value-type="float">
            <text:p>9</text:p>
          </table:table-cell>
          <table:table-cell office:value-type="float" office:value="3462.45" calcext:value-type="float">
            <text:p>3462.45</text:p>
          </table:table-cell>
          <table:table-cell office:value-type="float" office:value="112.27" calcext:value-type="float">
            <text:p>112.2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70" calcext:value-type="float">
            <text:p>170</text:p>
          </table:table-cell>
          <table:table-cell office:value-type="float" office:value="7194.21" calcext:value-type="float">
            <text:p>7194.21</text:p>
          </table:table-cell>
          <table:table-cell office:value-type="float" office:value="164.27" calcext:value-type="float">
            <text:p>164.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94" calcext:value-type="float">
            <text:p>94</text:p>
          </table:table-cell>
          <table:table-cell office:value-type="float" office:value="7232.68" calcext:value-type="float">
            <text:p>7232.68</text:p>
          </table:table-cell>
          <table:table-cell office:value-type="float" office:value="163.48" calcext:value-type="float">
            <text:p>163.4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9" calcext:value-type="float">
            <text:p>19</text:p>
          </table:table-cell>
          <table:table-cell office:value-type="float" office:value="7309.62" calcext:value-type="float">
            <text:p>7309.62</text:p>
          </table:table-cell>
          <table:table-cell office:value-type="float" office:value="163.13" calcext:value-type="float">
            <text:p>163.1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55" calcext:value-type="float">
            <text:p>255</text:p>
          </table:table-cell>
          <table:table-cell office:value-type="float" office:value="10791.31" calcext:value-type="float">
            <text:p>10791.31</text:p>
          </table:table-cell>
          <table:table-cell office:value-type="float" office:value="201.19" calcext:value-type="float">
            <text:p>201.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40" calcext:value-type="float">
            <text:p>140</text:p>
          </table:table-cell>
          <table:table-cell office:value-type="float" office:value="10772.08" calcext:value-type="float">
            <text:p>10772.08</text:p>
          </table:table-cell>
          <table:table-cell office:value-type="float" office:value="199.51" calcext:value-type="float">
            <text:p>199.5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8" calcext:value-type="float">
            <text:p>28</text:p>
          </table:table-cell>
          <table:table-cell office:value-type="float" office:value="10772.08" calcext:value-type="float">
            <text:p>10772.08</text:p>
          </table:table-cell>
          <table:table-cell office:value-type="float" office:value="198.03" calcext:value-type="float">
            <text:p>198.0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40" calcext:value-type="float">
            <text:p>340</text:p>
          </table:table-cell>
          <table:table-cell office:value-type="float" office:value="14388.42" calcext:value-type="float">
            <text:p>14388.42</text:p>
          </table:table-cell>
          <table:table-cell office:value-type="float" office:value="232.31" calcext:value-type="float">
            <text:p>232.3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87" calcext:value-type="float">
            <text:p>187</text:p>
          </table:table-cell>
          <table:table-cell office:value-type="float" office:value="14388.42" calcext:value-type="float">
            <text:p>14388.42</text:p>
          </table:table-cell>
          <table:table-cell office:value-type="float" office:value="230.58" calcext:value-type="float">
            <text:p>230.5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7" calcext:value-type="float">
            <text:p>37</text:p>
          </table:table-cell>
          <table:table-cell office:value-type="float" office:value="14234.53" calcext:value-type="float">
            <text:p>14234.53</text:p>
          </table:table-cell>
          <table:table-cell office:value-type="float" office:value="227.64" calcext:value-type="float">
            <text:p>227.6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25" calcext:value-type="float">
            <text:p>425</text:p>
          </table:table-cell>
          <table:table-cell office:value-type="float" office:value="17985.52" calcext:value-type="float">
            <text:p>17985.52</text:p>
          </table:table-cell>
          <table:table-cell office:value-type="float" office:value="259.73" calcext:value-type="float">
            <text:p>259.7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34" calcext:value-type="float">
            <text:p>234</text:p>
          </table:table-cell>
          <table:table-cell office:value-type="float" office:value="18004.75" calcext:value-type="float">
            <text:p>18004.75</text:p>
          </table:table-cell>
          <table:table-cell office:value-type="float" office:value="257.93" calcext:value-type="float">
            <text:p>257.9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7" calcext:value-type="float">
            <text:p>47</text:p>
          </table:table-cell>
          <table:table-cell office:value-type="float" office:value="18081.7" calcext:value-type="float">
            <text:p>18081.7</text:p>
          </table:table-cell>
          <table:table-cell office:value-type="float" office:value="256.57" calcext:value-type="float">
            <text:p>256.57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7" calcext:value-type="float">
            <text:p>2.2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1.6" calcext:value-type="float">
            <text:p>41.6</text:p>
          </table:table-cell>
          <table:table-cell office:value-type="float" office:value="150.8" calcext:value-type="float">
            <text:p>150.8</text:p>
          </table:table-cell>
          <table:table-cell office:value-type="float" office:value="12.3" calcext:value-type="float">
            <text:p>12.3</text:p>
          </table:table-cell>
          <table:table-cell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5.6" calcext:value-type="float">
            <text:p>75.6</text:p>
          </table:table-cell>
          <table:table-cell office:value-type="float" office:value="274.2" calcext:value-type="float">
            <text:p>274.2</text:p>
          </table:table-cell>
          <table:table-cell office:value-type="float" office:value="16.6" calcext:value-type="float">
            <text:p>16.6</text:p>
          </table:table-cell>
          <table:table-cell office:value-type="float" office:value="16.7" calcext:value-type="float">
            <text:p>16.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78" calcext:value-type="float">
            <text:p>378</text:p>
          </table:table-cell>
          <table:table-cell office:value-type="float" office:value="1371.1" calcext:value-type="float">
            <text:p>1371.1</text:p>
          </table:table-cell>
          <table:table-cell office:value-type="float" office:value="37" calcext:value-type="float">
            <text:p>37</text:p>
          </table:table-cell>
          <table:table-cell office:value-type="float" office:value="37.1" calcext:value-type="float">
            <text:p>37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87" calcext:value-type="float">
            <text:p>87</text:p>
          </table:table-cell>
          <table:table-cell office:value-type="float" office:value="3617.71" calcext:value-type="float">
            <text:p>3617.71</text:p>
          </table:table-cell>
          <table:table-cell office:value-type="float" office:value="116.49" calcext:value-type="float">
            <text:p>116.4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8" calcext:value-type="float">
            <text:p>48</text:p>
          </table:table-cell>
          <table:table-cell office:value-type="float" office:value="3629.05" calcext:value-type="float">
            <text:p>3629.05</text:p>
          </table:table-cell>
          <table:table-cell office:value-type="float" office:value="115.8" calcext:value-type="float">
            <text:p>115.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0" calcext:value-type="float">
            <text:p>10</text:p>
          </table:table-cell>
          <table:table-cell office:value-type="float" office:value="3780.26" calcext:value-type="float">
            <text:p>3780.26</text:p>
          </table:table-cell>
          <table:table-cell office:value-type="float" office:value="117.31" calcext:value-type="float">
            <text:p>117.3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73" calcext:value-type="float">
            <text:p>173</text:p>
          </table:table-cell>
          <table:table-cell office:value-type="float" office:value="7193.84" calcext:value-type="float">
            <text:p>7193.84</text:p>
          </table:table-cell>
          <table:table-cell office:value-type="float" office:value="164.26" calcext:value-type="float">
            <text:p>164.2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95" calcext:value-type="float">
            <text:p>95</text:p>
          </table:table-cell>
          <table:table-cell office:value-type="float" office:value="7182.5" calcext:value-type="float">
            <text:p>7182.5</text:p>
          </table:table-cell>
          <table:table-cell office:value-type="float" office:value="162.91" calcext:value-type="float">
            <text:p>162.9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9" calcext:value-type="float">
            <text:p>19</text:p>
          </table:table-cell>
          <table:table-cell office:value-type="float" office:value="7182.5" calcext:value-type="float">
            <text:p>7182.5</text:p>
          </table:table-cell>
          <table:table-cell office:value-type="float" office:value="161.7" calcext:value-type="float">
            <text:p>161.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60" calcext:value-type="float">
            <text:p>260</text:p>
          </table:table-cell>
          <table:table-cell office:value-type="float" office:value="10811.55" calcext:value-type="float">
            <text:p>10811.55</text:p>
          </table:table-cell>
          <table:table-cell office:value-type="float" office:value="201.38" calcext:value-type="float">
            <text:p>201.3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43" calcext:value-type="float">
            <text:p>143</text:p>
          </table:table-cell>
          <table:table-cell office:value-type="float" office:value="10811.55" calcext:value-type="float">
            <text:p>10811.55</text:p>
          </table:table-cell>
          <table:table-cell office:value-type="float" office:value="199.87" calcext:value-type="float">
            <text:p>199.8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9" calcext:value-type="float">
            <text:p>29</text:p>
          </table:table-cell>
          <table:table-cell office:value-type="float" office:value="10962.77" calcext:value-type="float">
            <text:p>10962.77</text:p>
          </table:table-cell>
          <table:table-cell office:value-type="float" office:value="199.78" calcext:value-type="float">
            <text:p>199.7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46" calcext:value-type="float">
            <text:p>346</text:p>
          </table:table-cell>
          <table:table-cell office:value-type="float" office:value="14387.68" calcext:value-type="float">
            <text:p>14387.68</text:p>
          </table:table-cell>
          <table:table-cell office:value-type="float" office:value="232.3" calcext:value-type="float">
            <text:p>232.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90" calcext:value-type="float">
            <text:p>190</text:p>
          </table:table-cell>
          <table:table-cell office:value-type="float" office:value="14365" calcext:value-type="float">
            <text:p>14365</text:p>
          </table:table-cell>
          <table:table-cell office:value-type="float" office:value="230.39" calcext:value-type="float">
            <text:p>230.3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8" calcext:value-type="float">
            <text:p>38</text:p>
          </table:table-cell>
          <table:table-cell office:value-type="float" office:value="14365" calcext:value-type="float">
            <text:p>14365</text:p>
          </table:table-cell>
          <table:table-cell office:value-type="float" office:value="228.68" calcext:value-type="float">
            <text:p>228.6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33" calcext:value-type="float">
            <text:p>433</text:p>
          </table:table-cell>
          <table:table-cell office:value-type="float" office:value="18005.4" calcext:value-type="float">
            <text:p>18005.4</text:p>
          </table:table-cell>
          <table:table-cell office:value-type="float" office:value="259.87" calcext:value-type="float">
            <text:p>259.8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38" calcext:value-type="float">
            <text:p>238</text:p>
          </table:table-cell>
          <table:table-cell office:value-type="float" office:value="17994.06" calcext:value-type="float">
            <text:p>17994.06</text:p>
          </table:table-cell>
          <table:table-cell office:value-type="float" office:value="257.85" calcext:value-type="float">
            <text:p>257.8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8" calcext:value-type="float">
            <text:p>48</text:p>
          </table:table-cell>
          <table:table-cell office:value-type="float" office:value="18145.27" calcext:value-type="float">
            <text:p>18145.27</text:p>
          </table:table-cell>
          <table:table-cell office:value-type="float" office:value="257.02" calcext:value-type="float">
            <text:p>257.02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Optic Name:</text:p>
          </table:table-cell>
          <table:table-cell office:value-type="string" calcext:value-type="string">
            <text:p>f/6.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ght Pollution Rate:</text:p>
          </table:table-cell>
          <table:table-cell office:value-type="float" office:value="2.52" calcext:value-type="float">
            <text:p>2.52</text:p>
          </table:table-cell>
          <table:table-cell office:value-type="string" calcext:value-type="string">
            <text:p>e per second for f/6.0 optic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3.28" calcext:value-type="float">
            <text:p>3.2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25" calcext:value-type="float">
            <text:p>125</text:p>
          </table:table-cell>
          <table:table-cell office:value-type="float" office:value="314.9" calcext:value-type="float">
            <text:p>314.9</text:p>
          </table:table-cell>
          <table:table-cell office:value-type="float" office:value="17.7" calcext:value-type="float">
            <text:p>17.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27.3" calcext:value-type="float">
            <text:p>227.3</text:p>
          </table:table-cell>
          <table:table-cell office:value-type="float" office:value="572.5" calcext:value-type="float">
            <text:p>572.5</text:p>
          </table:table-cell>
          <table:table-cell office:value-type="float" office:value="23.9" calcext:value-type="float">
            <text:p>23.9</text:p>
          </table:table-cell>
          <table:table-cell office:value-type="float" office:value="24.2" calcext:value-type="float">
            <text:p>2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136.5" calcext:value-type="float">
            <text:p>1136.5</text:p>
          </table:table-cell>
          <table:table-cell office:value-type="float" office:value="2862.5" calcext:value-type="float">
            <text:p>2862.5</text:p>
          </table:table-cell>
          <table:table-cell office:value-type="float" office:value="53.5" calcext:value-type="float">
            <text:p>53.5</text:p>
          </table:table-cell>
          <table:table-cell office:value-type="float" office:value="53.6" calcext:value-type="float">
            <text:p>53.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9" calcext:value-type="float">
            <text:p>29</text:p>
          </table:table-cell>
          <table:table-cell office:value-type="float" office:value="3625.53" calcext:value-type="float">
            <text:p>3625.53</text:p>
          </table:table-cell>
          <table:table-cell office:value-type="float" office:value="97.18" calcext:value-type="float">
            <text:p>97.1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6" calcext:value-type="float">
            <text:p>16</text:p>
          </table:table-cell>
          <table:table-cell office:value-type="float" office:value="3636.89" calcext:value-type="float">
            <text:p>3636.89</text:p>
          </table:table-cell>
          <table:table-cell office:value-type="float" office:value="96.6" calcext:value-type="float">
            <text:p>96.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" calcext:value-type="float">
            <text:p>3</text:p>
          </table:table-cell>
          <table:table-cell office:value-type="float" office:value="3409.59" calcext:value-type="float">
            <text:p>3409.59</text:p>
          </table:table-cell>
          <table:table-cell office:value-type="float" office:value="92.84" calcext:value-type="float">
            <text:p>92.8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8" calcext:value-type="float">
            <text:p>58</text:p>
          </table:table-cell>
          <table:table-cell office:value-type="float" office:value="7251.06" calcext:value-type="float">
            <text:p>7251.06</text:p>
          </table:table-cell>
          <table:table-cell office:value-type="float" office:value="137.43" calcext:value-type="float">
            <text:p>137.4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2" calcext:value-type="float">
            <text:p>32</text:p>
          </table:table-cell>
          <table:table-cell office:value-type="float" office:value="7273.79" calcext:value-type="float">
            <text:p>7273.79</text:p>
          </table:table-cell>
          <table:table-cell office:value-type="float" office:value="136.62" calcext:value-type="float">
            <text:p>136.6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" calcext:value-type="float">
            <text:p>6</text:p>
          </table:table-cell>
          <table:table-cell office:value-type="float" office:value="6819.17" calcext:value-type="float">
            <text:p>6819.17</text:p>
          </table:table-cell>
          <table:table-cell office:value-type="float" office:value="131.3" calcext:value-type="float">
            <text:p>131.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86" calcext:value-type="float">
            <text:p>86</text:p>
          </table:table-cell>
          <table:table-cell office:value-type="float" office:value="10751.57" calcext:value-type="float">
            <text:p>10751.57</text:p>
          </table:table-cell>
          <table:table-cell office:value-type="float" office:value="167.35" calcext:value-type="float">
            <text:p>167.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8" calcext:value-type="float">
            <text:p>48</text:p>
          </table:table-cell>
          <table:table-cell office:value-type="float" office:value="10910.68" calcext:value-type="float">
            <text:p>10910.68</text:p>
          </table:table-cell>
          <table:table-cell office:value-type="float" office:value="167.32" calcext:value-type="float">
            <text:p>167.3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0" calcext:value-type="float">
            <text:p>10</text:p>
          </table:table-cell>
          <table:table-cell office:value-type="float" office:value="11365.29" calcext:value-type="float">
            <text:p>11365.29</text:p>
          </table:table-cell>
          <table:table-cell office:value-type="float" office:value="169.51" calcext:value-type="float">
            <text:p>169.5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15" calcext:value-type="float">
            <text:p>115</text:p>
          </table:table-cell>
          <table:table-cell office:value-type="float" office:value="14377.09" calcext:value-type="float">
            <text:p>14377.09</text:p>
          </table:table-cell>
          <table:table-cell office:value-type="float" office:value="193.52" calcext:value-type="float">
            <text:p>193.5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3" calcext:value-type="float">
            <text:p>63</text:p>
          </table:table-cell>
          <table:table-cell office:value-type="float" office:value="14320.27" calcext:value-type="float">
            <text:p>14320.27</text:p>
          </table:table-cell>
          <table:table-cell office:value-type="float" office:value="191.69" calcext:value-type="float">
            <text:p>191.6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3" calcext:value-type="float">
            <text:p>13</text:p>
          </table:table-cell>
          <table:table-cell office:value-type="float" office:value="14774.88" calcext:value-type="float">
            <text:p>14774.88</text:p>
          </table:table-cell>
          <table:table-cell office:value-type="float" office:value="193.27" calcext:value-type="float">
            <text:p>193.2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44" calcext:value-type="float">
            <text:p>144</text:p>
          </table:table-cell>
          <table:table-cell office:value-type="float" office:value="18002.62" calcext:value-type="float">
            <text:p>18002.62</text:p>
          </table:table-cell>
          <table:table-cell office:value-type="float" office:value="216.55" calcext:value-type="float">
            <text:p>216.5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9" calcext:value-type="float">
            <text:p>79</text:p>
          </table:table-cell>
          <table:table-cell office:value-type="float" office:value="17957.16" calcext:value-type="float">
            <text:p>17957.16</text:p>
          </table:table-cell>
          <table:table-cell office:value-type="float" office:value="214.66" calcext:value-type="float">
            <text:p>214.6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6" calcext:value-type="float">
            <text:p>16</text:p>
          </table:table-cell>
          <table:table-cell office:value-type="float" office:value="18184.47" calcext:value-type="float">
            <text:p>18184.47</text:p>
          </table:table-cell>
          <table:table-cell office:value-type="float" office:value="214.41" calcext:value-type="float">
            <text:p>214.41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78" calcext:value-type="float">
            <text:p>2.7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89.8" calcext:value-type="float">
            <text:p>89.8</text:p>
          </table:table-cell>
          <table:table-cell office:value-type="float" office:value="226.2" calcext:value-type="float">
            <text:p>226.2</text:p>
          </table:table-cell>
          <table:table-cell office:value-type="float" office:value="15" calcext:value-type="float">
            <text:p>15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63.3" calcext:value-type="float">
            <text:p>163.3</text:p>
          </table:table-cell>
          <table:table-cell office:value-type="float" office:value="411.3" calcext:value-type="float">
            <text:p>411.3</text:p>
          </table:table-cell>
          <table:table-cell office:value-type="float" office:value="20.3" calcext:value-type="float">
            <text:p>20.3</text:p>
          </table:table-cell>
          <table:table-cell office:value-type="float" office:value="20.5" calcext:value-type="float">
            <text:p>20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816.4" calcext:value-type="float">
            <text:p>816.4</text:p>
          </table:table-cell>
          <table:table-cell office:value-type="float" office:value="2056.3" calcext:value-type="float">
            <text:p>2056.3</text:p>
          </table:table-cell>
          <table:table-cell office:value-type="float" office:value="45.3" calcext:value-type="float">
            <text:p>45.3</text:p>
          </table:table-cell>
          <table:table-cell office:value-type="float" office:value="45.4" calcext:value-type="float">
            <text:p>45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0" calcext:value-type="float">
            <text:p>40</text:p>
          </table:table-cell>
          <table:table-cell office:value-type="float" office:value="3592.32" calcext:value-type="float">
            <text:p>3592.32</text:p>
          </table:table-cell>
          <table:table-cell office:value-type="float" office:value="96.73" calcext:value-type="float">
            <text:p>96.7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2" calcext:value-type="float">
            <text:p>22</text:p>
          </table:table-cell>
          <table:table-cell office:value-type="float" office:value="3592.32" calcext:value-type="float">
            <text:p>3592.32</text:p>
          </table:table-cell>
          <table:table-cell office:value-type="float" office:value="96.01" calcext:value-type="float">
            <text:p>96.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" calcext:value-type="float">
            <text:p>4</text:p>
          </table:table-cell>
          <table:table-cell office:value-type="float" office:value="3265.75" calcext:value-type="float">
            <text:p>3265.75</text:p>
          </table:table-cell>
          <table:table-cell office:value-type="float" office:value="90.86" calcext:value-type="float">
            <text:p>90.8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80" calcext:value-type="float">
            <text:p>80</text:p>
          </table:table-cell>
          <table:table-cell office:value-type="float" office:value="7184.64" calcext:value-type="float">
            <text:p>7184.64</text:p>
          </table:table-cell>
          <table:table-cell office:value-type="float" office:value="136.8" calcext:value-type="float">
            <text:p>136.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4" calcext:value-type="float">
            <text:p>44</text:p>
          </table:table-cell>
          <table:table-cell office:value-type="float" office:value="7184.64" calcext:value-type="float">
            <text:p>7184.64</text:p>
          </table:table-cell>
          <table:table-cell office:value-type="float" office:value="135.78" calcext:value-type="float">
            <text:p>135.7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9" calcext:value-type="float">
            <text:p>9</text:p>
          </table:table-cell>
          <table:table-cell office:value-type="float" office:value="7347.93" calcext:value-type="float">
            <text:p>7347.93</text:p>
          </table:table-cell>
          <table:table-cell office:value-type="float" office:value="136.3" calcext:value-type="float">
            <text:p>136.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20" calcext:value-type="float">
            <text:p>120</text:p>
          </table:table-cell>
          <table:table-cell office:value-type="float" office:value="10776.96" calcext:value-type="float">
            <text:p>10776.96</text:p>
          </table:table-cell>
          <table:table-cell office:value-type="float" office:value="167.54" calcext:value-type="float">
            <text:p>167.5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6" calcext:value-type="float">
            <text:p>66</text:p>
          </table:table-cell>
          <table:table-cell office:value-type="float" office:value="10776.96" calcext:value-type="float">
            <text:p>10776.96</text:p>
          </table:table-cell>
          <table:table-cell office:value-type="float" office:value="166.29" calcext:value-type="float">
            <text:p>166.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3" calcext:value-type="float">
            <text:p>13</text:p>
          </table:table-cell>
          <table:table-cell office:value-type="float" office:value="10613.68" calcext:value-type="float">
            <text:p>10613.68</text:p>
          </table:table-cell>
          <table:table-cell office:value-type="float" office:value="163.81" calcext:value-type="float">
            <text:p>163.8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60" calcext:value-type="float">
            <text:p>160</text:p>
          </table:table-cell>
          <table:table-cell office:value-type="float" office:value="14369.28" calcext:value-type="float">
            <text:p>14369.28</text:p>
          </table:table-cell>
          <table:table-cell office:value-type="float" office:value="193.46" calcext:value-type="float">
            <text:p>193.4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88" calcext:value-type="float">
            <text:p>88</text:p>
          </table:table-cell>
          <table:table-cell office:value-type="float" office:value="14369.28" calcext:value-type="float">
            <text:p>14369.28</text:p>
          </table:table-cell>
          <table:table-cell office:value-type="float" office:value="192.02" calcext:value-type="float">
            <text:p>192.0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8" calcext:value-type="float">
            <text:p>18</text:p>
          </table:table-cell>
          <table:table-cell office:value-type="float" office:value="14695.86" calcext:value-type="float">
            <text:p>14695.86</text:p>
          </table:table-cell>
          <table:table-cell office:value-type="float" office:value="192.75" calcext:value-type="float">
            <text:p>192.7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00" calcext:value-type="float">
            <text:p>200</text:p>
          </table:table-cell>
          <table:table-cell office:value-type="float" office:value="17961.61" calcext:value-type="float">
            <text:p>17961.61</text:p>
          </table:table-cell>
          <table:table-cell office:value-type="float" office:value="216.3" calcext:value-type="float">
            <text:p>216.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10" calcext:value-type="float">
            <text:p>110</text:p>
          </table:table-cell>
          <table:table-cell office:value-type="float" office:value="17961.61" calcext:value-type="float">
            <text:p>17961.61</text:p>
          </table:table-cell>
          <table:table-cell office:value-type="float" office:value="214.68" calcext:value-type="float">
            <text:p>214.6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2" calcext:value-type="float">
            <text:p>22</text:p>
          </table:table-cell>
          <table:table-cell office:value-type="float" office:value="17961.61" calcext:value-type="float">
            <text:p>17961.61</text:p>
          </table:table-cell>
          <table:table-cell office:value-type="float" office:value="213.09" calcext:value-type="float">
            <text:p>213.09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58" calcext:value-type="float">
            <text:p>2.5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77.4" calcext:value-type="float">
            <text:p>77.4</text:p>
          </table:table-cell>
          <table:table-cell office:value-type="float" office:value="194.8" calcext:value-type="float">
            <text:p>194.8</text:p>
          </table:table-cell>
          <table:table-cell office:value-type="float" office:value="14" calcext:value-type="float">
            <text:p>14</text:p>
          </table:table-cell>
          <table:table-cell office:value-type="float" office:value="14.2" calcext:value-type="float">
            <text:p>1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40.6" calcext:value-type="float">
            <text:p>140.6</text:p>
          </table:table-cell>
          <table:table-cell office:value-type="float" office:value="354.2" calcext:value-type="float">
            <text:p>354.2</text:p>
          </table:table-cell>
          <table:table-cell office:value-type="float" office:value="18.8" calcext:value-type="float">
            <text:p>18.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03.2" calcext:value-type="float">
            <text:p>703.2</text:p>
          </table:table-cell>
          <table:table-cell office:value-type="float" office:value="1771.1" calcext:value-type="float">
            <text:p>1771.1</text:p>
          </table:table-cell>
          <table:table-cell office:value-type="float" office:value="42.1" calcext:value-type="float">
            <text:p>42.1</text:p>
          </table:table-cell>
          <table:table-cell office:value-type="float" office:value="42.2" calcext:value-type="float">
            <text:p>42.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7" calcext:value-type="float">
            <text:p>47</text:p>
          </table:table-cell>
          <table:table-cell office:value-type="float" office:value="3635.49" calcext:value-type="float">
            <text:p>3635.49</text:p>
          </table:table-cell>
          <table:table-cell office:value-type="float" office:value="97.31" calcext:value-type="float">
            <text:p>97.3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6" calcext:value-type="float">
            <text:p>26</text:p>
          </table:table-cell>
          <table:table-cell office:value-type="float" office:value="3656.58" calcext:value-type="float">
            <text:p>3656.58</text:p>
          </table:table-cell>
          <table:table-cell office:value-type="float" office:value="96.86" calcext:value-type="float">
            <text:p>96.8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" calcext:value-type="float">
            <text:p>5</text:p>
          </table:table-cell>
          <table:table-cell office:value-type="float" office:value="3515.95" calcext:value-type="float">
            <text:p>3515.95</text:p>
          </table:table-cell>
          <table:table-cell office:value-type="float" office:value="94.28" calcext:value-type="float">
            <text:p>94.2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93" calcext:value-type="float">
            <text:p>93</text:p>
          </table:table-cell>
          <table:table-cell office:value-type="float" office:value="7193.63" calcext:value-type="float">
            <text:p>7193.63</text:p>
          </table:table-cell>
          <table:table-cell office:value-type="float" office:value="136.88" calcext:value-type="float">
            <text:p>136.8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1" calcext:value-type="float">
            <text:p>51</text:p>
          </table:table-cell>
          <table:table-cell office:value-type="float" office:value="7172.53" calcext:value-type="float">
            <text:p>7172.53</text:p>
          </table:table-cell>
          <table:table-cell office:value-type="float" office:value="135.66" calcext:value-type="float">
            <text:p>135.6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0" calcext:value-type="float">
            <text:p>10</text:p>
          </table:table-cell>
          <table:table-cell office:value-type="float" office:value="7031.89" calcext:value-type="float">
            <text:p>7031.89</text:p>
          </table:table-cell>
          <table:table-cell office:value-type="float" office:value="133.33" calcext:value-type="float">
            <text:p>133.3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40" calcext:value-type="float">
            <text:p>140</text:p>
          </table:table-cell>
          <table:table-cell office:value-type="float" office:value="10829.12" calcext:value-type="float">
            <text:p>10829.12</text:p>
          </table:table-cell>
          <table:table-cell office:value-type="float" office:value="167.95" calcext:value-type="float">
            <text:p>167.9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7" calcext:value-type="float">
            <text:p>77</text:p>
          </table:table-cell>
          <table:table-cell office:value-type="float" office:value="10829.12" calcext:value-type="float">
            <text:p>10829.12</text:p>
          </table:table-cell>
          <table:table-cell office:value-type="float" office:value="166.7" calcext:value-type="float">
            <text:p>166.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5" calcext:value-type="float">
            <text:p>15</text:p>
          </table:table-cell>
          <table:table-cell office:value-type="float" office:value="10547.84" calcext:value-type="float">
            <text:p>10547.84</text:p>
          </table:table-cell>
          <table:table-cell office:value-type="float" office:value="163.3" calcext:value-type="float">
            <text:p>163.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86" calcext:value-type="float">
            <text:p>186</text:p>
          </table:table-cell>
          <table:table-cell office:value-type="float" office:value="14387.25" calcext:value-type="float">
            <text:p>14387.25</text:p>
          </table:table-cell>
          <table:table-cell office:value-type="float" office:value="193.58" calcext:value-type="float">
            <text:p>193.5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02" calcext:value-type="float">
            <text:p>102</text:p>
          </table:table-cell>
          <table:table-cell office:value-type="float" office:value="14345.06" calcext:value-type="float">
            <text:p>14345.06</text:p>
          </table:table-cell>
          <table:table-cell office:value-type="float" office:value="191.86" calcext:value-type="float">
            <text:p>191.8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0" calcext:value-type="float">
            <text:p>20</text:p>
          </table:table-cell>
          <table:table-cell office:value-type="float" office:value="14063.79" calcext:value-type="float">
            <text:p>14063.79</text:p>
          </table:table-cell>
          <table:table-cell office:value-type="float" office:value="188.56" calcext:value-type="float">
            <text:p>188.5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33" calcext:value-type="float">
            <text:p>233</text:p>
          </table:table-cell>
          <table:table-cell office:value-type="float" office:value="18022.74" calcext:value-type="float">
            <text:p>18022.74</text:p>
          </table:table-cell>
          <table:table-cell office:value-type="float" office:value="216.67" calcext:value-type="float">
            <text:p>216.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28" calcext:value-type="float">
            <text:p>128</text:p>
          </table:table-cell>
          <table:table-cell office:value-type="float" office:value="18001.65" calcext:value-type="float">
            <text:p>18001.65</text:p>
          </table:table-cell>
          <table:table-cell office:value-type="float" office:value="214.92" calcext:value-type="float">
            <text:p>214.9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6" calcext:value-type="float">
            <text:p>26</text:p>
          </table:table-cell>
          <table:table-cell office:value-type="float" office:value="18282.92" calcext:value-type="float">
            <text:p>18282.92</text:p>
          </table:table-cell>
          <table:table-cell office:value-type="float" office:value="214.99" calcext:value-type="float">
            <text:p>214.99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39" calcext:value-type="float">
            <text:p>2.3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6.4" calcext:value-type="float">
            <text:p>66.4</text:p>
          </table:table-cell>
          <table:table-cell office:value-type="float" office:value="167.2" calcext:value-type="float">
            <text:p>167.2</text:p>
          </table:table-cell>
          <table:table-cell office:value-type="float" office:value="12.9" calcext:value-type="float">
            <text:p>12.9</text:p>
          </table:table-cell>
          <table:table-cell office:value-type="float" office:value="13.1" calcext:value-type="float">
            <text:p>13.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20.7" calcext:value-type="float">
            <text:p>120.7</text:p>
          </table:table-cell>
          <table:table-cell office:value-type="float" office:value="304" calcext:value-type="float">
            <text:p>304</text:p>
          </table:table-cell>
          <table:table-cell office:value-type="float" office:value="17.4" calcext:value-type="float">
            <text:p>17.4</text:p>
          </table:table-cell>
          <table:table-cell office:value-type="float" office:value="17.6" calcext:value-type="float">
            <text:p>17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03.4" calcext:value-type="float">
            <text:p>603.4</text:p>
          </table:table-cell>
          <table:table-cell office:value-type="float" office:value="1519.8" calcext:value-type="float">
            <text:p>1519.8</text:p>
          </table:table-cell>
          <table:table-cell office:value-type="float" office:value="39" calcext:value-type="float">
            <text:p>39</text:p>
          </table:table-cell>
          <table:table-cell office:value-type="float" office:value="39.1" calcext:value-type="float">
            <text:p>39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4" calcext:value-type="float">
            <text:p>54</text:p>
          </table:table-cell>
          <table:table-cell office:value-type="float" office:value="3584.39" calcext:value-type="float">
            <text:p>3584.39</text:p>
          </table:table-cell>
          <table:table-cell office:value-type="float" office:value="96.62" calcext:value-type="float">
            <text:p>96.6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0" calcext:value-type="float">
            <text:p>30</text:p>
          </table:table-cell>
          <table:table-cell office:value-type="float" office:value="3620.59" calcext:value-type="float">
            <text:p>3620.59</text:p>
          </table:table-cell>
          <table:table-cell office:value-type="float" office:value="96.39" calcext:value-type="float">
            <text:p>96.3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" calcext:value-type="float">
            <text:p>6</text:p>
          </table:table-cell>
          <table:table-cell office:value-type="float" office:value="3620.59" calcext:value-type="float">
            <text:p>3620.59</text:p>
          </table:table-cell>
          <table:table-cell office:value-type="float" office:value="95.67" calcext:value-type="float">
            <text:p>95.6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08" calcext:value-type="float">
            <text:p>108</text:p>
          </table:table-cell>
          <table:table-cell office:value-type="float" office:value="7168.78" calcext:value-type="float">
            <text:p>7168.78</text:p>
          </table:table-cell>
          <table:table-cell office:value-type="float" office:value="136.65" calcext:value-type="float">
            <text:p>136.6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0" calcext:value-type="float">
            <text:p>60</text:p>
          </table:table-cell>
          <table:table-cell office:value-type="float" office:value="7241.19" calcext:value-type="float">
            <text:p>7241.19</text:p>
          </table:table-cell>
          <table:table-cell office:value-type="float" office:value="136.31" calcext:value-type="float">
            <text:p>136.3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2" calcext:value-type="float">
            <text:p>12</text:p>
          </table:table-cell>
          <table:table-cell office:value-type="float" office:value="7241.19" calcext:value-type="float">
            <text:p>7241.19</text:p>
          </table:table-cell>
          <table:table-cell office:value-type="float" office:value="135.3" calcext:value-type="float">
            <text:p>135.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63" calcext:value-type="float">
            <text:p>163</text:p>
          </table:table-cell>
          <table:table-cell office:value-type="float" office:value="10819.54" calcext:value-type="float">
            <text:p>10819.54</text:p>
          </table:table-cell>
          <table:table-cell office:value-type="float" office:value="167.87" calcext:value-type="float">
            <text:p>167.8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89" calcext:value-type="float">
            <text:p>89</text:p>
          </table:table-cell>
          <table:table-cell office:value-type="float" office:value="10741.1" calcext:value-type="float">
            <text:p>10741.1</text:p>
          </table:table-cell>
          <table:table-cell office:value-type="float" office:value="166.02" calcext:value-type="float">
            <text:p>166.0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8" calcext:value-type="float">
            <text:p>18</text:p>
          </table:table-cell>
          <table:table-cell office:value-type="float" office:value="10861.78" calcext:value-type="float">
            <text:p>10861.78</text:p>
          </table:table-cell>
          <table:table-cell office:value-type="float" office:value="165.71" calcext:value-type="float">
            <text:p>165.7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17" calcext:value-type="float">
            <text:p>217</text:p>
          </table:table-cell>
          <table:table-cell office:value-type="float" office:value="14403.93" calcext:value-type="float">
            <text:p>14403.93</text:p>
          </table:table-cell>
          <table:table-cell office:value-type="float" office:value="193.7" calcext:value-type="float">
            <text:p>193.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19" calcext:value-type="float">
            <text:p>119</text:p>
          </table:table-cell>
          <table:table-cell office:value-type="float" office:value="14361.69" calcext:value-type="float">
            <text:p>14361.69</text:p>
          </table:table-cell>
          <table:table-cell office:value-type="float" office:value="191.97" calcext:value-type="float">
            <text:p>191.9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4" calcext:value-type="float">
            <text:p>24</text:p>
          </table:table-cell>
          <table:table-cell office:value-type="float" office:value="14482.38" calcext:value-type="float">
            <text:p>14482.38</text:p>
          </table:table-cell>
          <table:table-cell office:value-type="float" office:value="191.35" calcext:value-type="float">
            <text:p>191.3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71" calcext:value-type="float">
            <text:p>271</text:p>
          </table:table-cell>
          <table:table-cell office:value-type="float" office:value="17988.32" calcext:value-type="float">
            <text:p>17988.32</text:p>
          </table:table-cell>
          <table:table-cell office:value-type="float" office:value="216.46" calcext:value-type="float">
            <text:p>216.4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49" calcext:value-type="float">
            <text:p>149</text:p>
          </table:table-cell>
          <table:table-cell office:value-type="float" office:value="17982.29" calcext:value-type="float">
            <text:p>17982.29</text:p>
          </table:table-cell>
          <table:table-cell office:value-type="float" office:value="214.81" calcext:value-type="float">
            <text:p>214.8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0" calcext:value-type="float">
            <text:p>30</text:p>
          </table:table-cell>
          <table:table-cell office:value-type="float" office:value="18102.97" calcext:value-type="float">
            <text:p>18102.97</text:p>
          </table:table-cell>
          <table:table-cell office:value-type="float" office:value="213.93" calcext:value-type="float">
            <text:p>213.93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9" calcext:value-type="float">
            <text:p>2.2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0.9" calcext:value-type="float">
            <text:p>60.9</text:p>
          </table:table-cell>
          <table:table-cell office:value-type="float" office:value="153.5" calcext:value-type="float">
            <text:p>153.5</text:p>
          </table:table-cell>
          <table:table-cell office:value-type="float" office:value="12.4" calcext:value-type="float">
            <text:p>12.4</text:p>
          </table:table-cell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10.8" calcext:value-type="float">
            <text:p>110.8</text:p>
          </table:table-cell>
          <table:table-cell office:value-type="float" office:value="279.1" calcext:value-type="float">
            <text:p>279.1</text:p>
          </table:table-cell>
          <table:table-cell office:value-type="float" office:value="16.7" calcext:value-type="float">
            <text:p>16.7</text:p>
          </table:table-cell>
          <table:table-cell office:value-type="float" office:value="16.9" calcext:value-type="float">
            <text:p>16.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54" calcext:value-type="float">
            <text:p>554</text:p>
          </table:table-cell>
          <table:table-cell office:value-type="float" office:value="1395.3" calcext:value-type="float">
            <text:p>1395.3</text:p>
          </table:table-cell>
          <table:table-cell table:number-columns-repeated="2" office:value-type="float" office:value="37.4" calcext:value-type="float">
            <text:p>37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9" calcext:value-type="float">
            <text:p>59</text:p>
          </table:table-cell>
          <table:table-cell office:value-type="float" office:value="3595.41" calcext:value-type="float">
            <text:p>3595.41</text:p>
          </table:table-cell>
          <table:table-cell office:value-type="float" office:value="96.77" calcext:value-type="float">
            <text:p>96.7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2" calcext:value-type="float">
            <text:p>32</text:p>
          </table:table-cell>
          <table:table-cell office:value-type="float" office:value="3545.55" calcext:value-type="float">
            <text:p>3545.55</text:p>
          </table:table-cell>
          <table:table-cell office:value-type="float" office:value="95.38" calcext:value-type="float">
            <text:p>95.3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" calcext:value-type="float">
            <text:p>6</text:p>
          </table:table-cell>
          <table:table-cell office:value-type="float" office:value="3323.95" calcext:value-type="float">
            <text:p>3323.95</text:p>
          </table:table-cell>
          <table:table-cell office:value-type="float" office:value="91.67" calcext:value-type="float">
            <text:p>91.6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18" calcext:value-type="float">
            <text:p>118</text:p>
          </table:table-cell>
          <table:table-cell office:value-type="float" office:value="7190.82" calcext:value-type="float">
            <text:p>7190.82</text:p>
          </table:table-cell>
          <table:table-cell office:value-type="float" office:value="136.86" calcext:value-type="float">
            <text:p>136.8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5" calcext:value-type="float">
            <text:p>65</text:p>
          </table:table-cell>
          <table:table-cell office:value-type="float" office:value="7201.9" calcext:value-type="float">
            <text:p>7201.9</text:p>
          </table:table-cell>
          <table:table-cell office:value-type="float" office:value="135.94" calcext:value-type="float">
            <text:p>135.9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3" calcext:value-type="float">
            <text:p>13</text:p>
          </table:table-cell>
          <table:table-cell office:value-type="float" office:value="7201.9" calcext:value-type="float">
            <text:p>7201.9</text:p>
          </table:table-cell>
          <table:table-cell office:value-type="float" office:value="134.93" calcext:value-type="float">
            <text:p>134.9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77" calcext:value-type="float">
            <text:p>177</text:p>
          </table:table-cell>
          <table:table-cell office:value-type="float" office:value="10786.23" calcext:value-type="float">
            <text:p>10786.23</text:p>
          </table:table-cell>
          <table:table-cell office:value-type="float" office:value="167.62" calcext:value-type="float">
            <text:p>167.6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97" calcext:value-type="float">
            <text:p>97</text:p>
          </table:table-cell>
          <table:table-cell office:value-type="float" office:value="10747.45" calcext:value-type="float">
            <text:p>10747.45</text:p>
          </table:table-cell>
          <table:table-cell office:value-type="float" office:value="166.07" calcext:value-type="float">
            <text:p>166.0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9" calcext:value-type="float">
            <text:p>19</text:p>
          </table:table-cell>
          <table:table-cell office:value-type="float" office:value="10525.86" calcext:value-type="float">
            <text:p>10525.86</text:p>
          </table:table-cell>
          <table:table-cell office:value-type="float" office:value="163.13" calcext:value-type="float">
            <text:p>163.1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36" calcext:value-type="float">
            <text:p>236</text:p>
          </table:table-cell>
          <table:table-cell office:value-type="float" office:value="14381.64" calcext:value-type="float">
            <text:p>14381.64</text:p>
          </table:table-cell>
          <table:table-cell office:value-type="float" office:value="193.55" calcext:value-type="float">
            <text:p>193.5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30" calcext:value-type="float">
            <text:p>130</text:p>
          </table:table-cell>
          <table:table-cell office:value-type="float" office:value="14403.8" calcext:value-type="float">
            <text:p>14403.8</text:p>
          </table:table-cell>
          <table:table-cell office:value-type="float" office:value="192.25" calcext:value-type="float">
            <text:p>192.2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6" calcext:value-type="float">
            <text:p>26</text:p>
          </table:table-cell>
          <table:table-cell office:value-type="float" office:value="14403.8" calcext:value-type="float">
            <text:p>14403.8</text:p>
          </table:table-cell>
          <table:table-cell office:value-type="float" office:value="190.83" calcext:value-type="float">
            <text:p>190.8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95" calcext:value-type="float">
            <text:p>295</text:p>
          </table:table-cell>
          <table:table-cell office:value-type="float" office:value="17977.06" calcext:value-type="float">
            <text:p>17977.06</text:p>
          </table:table-cell>
          <table:table-cell office:value-type="float" office:value="216.39" calcext:value-type="float">
            <text:p>216.3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62" calcext:value-type="float">
            <text:p>162</text:p>
          </table:table-cell>
          <table:table-cell office:value-type="float" office:value="17949.36" calcext:value-type="float">
            <text:p>17949.36</text:p>
          </table:table-cell>
          <table:table-cell office:value-type="float" office:value="214.61" calcext:value-type="float">
            <text:p>214.6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2" calcext:value-type="float">
            <text:p>32</text:p>
          </table:table-cell>
          <table:table-cell office:value-type="float" office:value="17727.76" calcext:value-type="float">
            <text:p>17727.76</text:p>
          </table:table-cell>
          <table:table-cell office:value-type="float" office:value="211.7" calcext:value-type="float">
            <text:p>211.7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7" calcext:value-type="float">
            <text:p>2.2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9.9" calcext:value-type="float">
            <text:p>59.9</text:p>
          </table:table-cell>
          <table:table-cell office:value-type="float" office:value="150.8" calcext:value-type="float">
            <text:p>150.8</text:p>
          </table:table-cell>
          <table:table-cell office:value-type="float" office:value="12.3" calcext:value-type="float">
            <text:p>12.3</text:p>
          </table:table-cell>
          <table:table-cell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08.9" calcext:value-type="float">
            <text:p>108.9</text:p>
          </table:table-cell>
          <table:table-cell office:value-type="float" office:value="274.2" calcext:value-type="float">
            <text:p>274.2</text:p>
          </table:table-cell>
          <table:table-cell office:value-type="float" office:value="16.6" calcext:value-type="float">
            <text:p>16.6</text:p>
          </table:table-cell>
          <table:table-cell office:value-type="float" office:value="16.7" calcext:value-type="float">
            <text:p>16.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44.4" calcext:value-type="float">
            <text:p>544.4</text:p>
          </table:table-cell>
          <table:table-cell office:value-type="float" office:value="1371.1" calcext:value-type="float">
            <text:p>1371.1</text:p>
          </table:table-cell>
          <table:table-cell office:value-type="float" office:value="37" calcext:value-type="float">
            <text:p>37</text:p>
          </table:table-cell>
          <table:table-cell office:value-type="float" office:value="37.1" calcext:value-type="float">
            <text:p>37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0" calcext:value-type="float">
            <text:p>60</text:p>
          </table:table-cell>
          <table:table-cell office:value-type="float" office:value="3592.76" calcext:value-type="float">
            <text:p>3592.76</text:p>
          </table:table-cell>
          <table:table-cell office:value-type="float" office:value="96.74" calcext:value-type="float">
            <text:p>96.7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3" calcext:value-type="float">
            <text:p>33</text:p>
          </table:table-cell>
          <table:table-cell office:value-type="float" office:value="3592.76" calcext:value-type="float">
            <text:p>3592.76</text:p>
          </table:table-cell>
          <table:table-cell office:value-type="float" office:value="96.02" calcext:value-type="float">
            <text:p>96.0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" calcext:value-type="float">
            <text:p>7</text:p>
          </table:table-cell>
          <table:table-cell office:value-type="float" office:value="3810.51" calcext:value-type="float">
            <text:p>3810.51</text:p>
          </table:table-cell>
          <table:table-cell office:value-type="float" office:value="98.15" calcext:value-type="float">
            <text:p>98.1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20" calcext:value-type="float">
            <text:p>120</text:p>
          </table:table-cell>
          <table:table-cell office:value-type="float" office:value="7185.53" calcext:value-type="float">
            <text:p>7185.53</text:p>
          </table:table-cell>
          <table:table-cell office:value-type="float" office:value="136.81" calcext:value-type="float">
            <text:p>136.8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6" calcext:value-type="float">
            <text:p>66</text:p>
          </table:table-cell>
          <table:table-cell office:value-type="float" office:value="7185.53" calcext:value-type="float">
            <text:p>7185.53</text:p>
          </table:table-cell>
          <table:table-cell office:value-type="float" office:value="135.79" calcext:value-type="float">
            <text:p>135.7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3" calcext:value-type="float">
            <text:p>13</text:p>
          </table:table-cell>
          <table:table-cell office:value-type="float" office:value="7076.65" calcext:value-type="float">
            <text:p>7076.65</text:p>
          </table:table-cell>
          <table:table-cell office:value-type="float" office:value="133.76" calcext:value-type="float">
            <text:p>133.7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80" calcext:value-type="float">
            <text:p>180</text:p>
          </table:table-cell>
          <table:table-cell office:value-type="float" office:value="10778.29" calcext:value-type="float">
            <text:p>10778.29</text:p>
          </table:table-cell>
          <table:table-cell office:value-type="float" office:value="167.55" calcext:value-type="float">
            <text:p>167.5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99" calcext:value-type="float">
            <text:p>99</text:p>
          </table:table-cell>
          <table:table-cell office:value-type="float" office:value="10778.29" calcext:value-type="float">
            <text:p>10778.29</text:p>
          </table:table-cell>
          <table:table-cell office:value-type="float" office:value="166.3" calcext:value-type="float">
            <text:p>166.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0" calcext:value-type="float">
            <text:p>20</text:p>
          </table:table-cell>
          <table:table-cell office:value-type="float" office:value="10887.16" calcext:value-type="float">
            <text:p>10887.16</text:p>
          </table:table-cell>
          <table:table-cell office:value-type="float" office:value="165.9" calcext:value-type="float">
            <text:p>165.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40" calcext:value-type="float">
            <text:p>240</text:p>
          </table:table-cell>
          <table:table-cell office:value-type="float" office:value="14371.05" calcext:value-type="float">
            <text:p>14371.05</text:p>
          </table:table-cell>
          <table:table-cell office:value-type="float" office:value="193.48" calcext:value-type="float">
            <text:p>193.4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32" calcext:value-type="float">
            <text:p>132</text:p>
          </table:table-cell>
          <table:table-cell office:value-type="float" office:value="14371.05" calcext:value-type="float">
            <text:p>14371.05</text:p>
          </table:table-cell>
          <table:table-cell office:value-type="float" office:value="192.03" calcext:value-type="float">
            <text:p>192.0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6" calcext:value-type="float">
            <text:p>26</text:p>
          </table:table-cell>
          <table:table-cell office:value-type="float" office:value="14153.31" calcext:value-type="float">
            <text:p>14153.31</text:p>
          </table:table-cell>
          <table:table-cell office:value-type="float" office:value="189.16" calcext:value-type="float">
            <text:p>189.1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01" calcext:value-type="float">
            <text:p>301</text:p>
          </table:table-cell>
          <table:table-cell office:value-type="float" office:value="18023.69" calcext:value-type="float">
            <text:p>18023.69</text:p>
          </table:table-cell>
          <table:table-cell office:value-type="float" office:value="216.67" calcext:value-type="float">
            <text:p>216.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65" calcext:value-type="float">
            <text:p>165</text:p>
          </table:table-cell>
          <table:table-cell office:value-type="float" office:value="17963.81" calcext:value-type="float">
            <text:p>17963.81</text:p>
          </table:table-cell>
          <table:table-cell office:value-type="float" office:value="214.7" calcext:value-type="float">
            <text:p>214.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3" calcext:value-type="float">
            <text:p>33</text:p>
          </table:table-cell>
          <table:table-cell office:value-type="float" office:value="17963.81" calcext:value-type="float">
            <text:p>17963.81</text:p>
          </table:table-cell>
          <table:table-cell office:value-type="float" office:value="213.11" calcext:value-type="float">
            <text:p>213.11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Optic Name:</text:p>
          </table:table-cell>
          <table:table-cell office:value-type="string" calcext:value-type="string">
            <text:p>f/6.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ght Pollution Rate: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e per second for f/7.0 optic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3.28" calcext:value-type="float">
            <text:p>3.2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70.2" calcext:value-type="float">
            <text:p>170.2</text:p>
          </table:table-cell>
          <table:table-cell office:value-type="float" office:value="314.9" calcext:value-type="float">
            <text:p>314.9</text:p>
          </table:table-cell>
          <table:table-cell office:value-type="float" office:value="17.7" calcext:value-type="float">
            <text:p>17.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09.4" calcext:value-type="float">
            <text:p>309.4</text:p>
          </table:table-cell>
          <table:table-cell office:value-type="float" office:value="572.5" calcext:value-type="float">
            <text:p>572.5</text:p>
          </table:table-cell>
          <table:table-cell office:value-type="float" office:value="23.9" calcext:value-type="float">
            <text:p>23.9</text:p>
          </table:table-cell>
          <table:table-cell office:value-type="float" office:value="24.2" calcext:value-type="float">
            <text:p>2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546.9" calcext:value-type="float">
            <text:p>1546.9</text:p>
          </table:table-cell>
          <table:table-cell office:value-type="float" office:value="2862.5" calcext:value-type="float">
            <text:p>2862.5</text:p>
          </table:table-cell>
          <table:table-cell office:value-type="float" office:value="53.5" calcext:value-type="float">
            <text:p>53.5</text:p>
          </table:table-cell>
          <table:table-cell office:value-type="float" office:value="53.6" calcext:value-type="float">
            <text:p>53.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1" calcext:value-type="float">
            <text:p>21</text:p>
          </table:table-cell>
          <table:table-cell office:value-type="float" office:value="3573.44" calcext:value-type="float">
            <text:p>3573.44</text:p>
          </table:table-cell>
          <table:table-cell office:value-type="float" office:value="82.69" calcext:value-type="float">
            <text:p>82.6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2" calcext:value-type="float">
            <text:p>12</text:p>
          </table:table-cell>
          <table:table-cell office:value-type="float" office:value="3712.66" calcext:value-type="float">
            <text:p>3712.66</text:p>
          </table:table-cell>
          <table:table-cell office:value-type="float" office:value="83.66" calcext:value-type="float">
            <text:p>83.6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3093.88" calcext:value-type="float">
            <text:p>3093.88</text:p>
          </table:table-cell>
          <table:table-cell office:value-type="float" office:value="75.81" calcext:value-type="float">
            <text:p>75.8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2" calcext:value-type="float">
            <text:p>42</text:p>
          </table:table-cell>
          <table:table-cell office:value-type="float" office:value="7146.87" calcext:value-type="float">
            <text:p>7146.87</text:p>
          </table:table-cell>
          <table:table-cell office:value-type="float" office:value="116.95" calcext:value-type="float">
            <text:p>116.9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3" calcext:value-type="float">
            <text:p>23</text:p>
          </table:table-cell>
          <table:table-cell office:value-type="float" office:value="7115.94" calcext:value-type="float">
            <text:p>7115.94</text:p>
          </table:table-cell>
          <table:table-cell office:value-type="float" office:value="115.82" calcext:value-type="float">
            <text:p>115.8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" calcext:value-type="float">
            <text:p>5</text:p>
          </table:table-cell>
          <table:table-cell office:value-type="float" office:value="7734.71" calcext:value-type="float">
            <text:p>7734.71</text:p>
          </table:table-cell>
          <table:table-cell office:value-type="float" office:value="119.86" calcext:value-type="float">
            <text:p>119.8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3" calcext:value-type="float">
            <text:p>63</text:p>
          </table:table-cell>
          <table:table-cell office:value-type="float" office:value="10720.31" calcext:value-type="float">
            <text:p>10720.31</text:p>
          </table:table-cell>
          <table:table-cell office:value-type="float" office:value="143.23" calcext:value-type="float">
            <text:p>143.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5" calcext:value-type="float">
            <text:p>35</text:p>
          </table:table-cell>
          <table:table-cell office:value-type="float" office:value="10828.6" calcext:value-type="float">
            <text:p>10828.6</text:p>
          </table:table-cell>
          <table:table-cell office:value-type="float" office:value="142.88" calcext:value-type="float">
            <text:p>142.8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" calcext:value-type="float">
            <text:p>7</text:p>
          </table:table-cell>
          <table:table-cell office:value-type="float" office:value="10828.6" calcext:value-type="float">
            <text:p>10828.6</text:p>
          </table:table-cell>
          <table:table-cell office:value-type="float" office:value="141.82" calcext:value-type="float">
            <text:p>141.8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85" calcext:value-type="float">
            <text:p>85</text:p>
          </table:table-cell>
          <table:table-cell office:value-type="float" office:value="14463.91" calcext:value-type="float">
            <text:p>14463.91</text:p>
          </table:table-cell>
          <table:table-cell office:value-type="float" office:value="166.37" calcext:value-type="float">
            <text:p>166.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7" calcext:value-type="float">
            <text:p>47</text:p>
          </table:table-cell>
          <table:table-cell office:value-type="float" office:value="14541.26" calcext:value-type="float">
            <text:p>14541.26</text:p>
          </table:table-cell>
          <table:table-cell office:value-type="float" office:value="165.57" calcext:value-type="float">
            <text:p>165.5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9" calcext:value-type="float">
            <text:p>9</text:p>
          </table:table-cell>
          <table:table-cell office:value-type="float" office:value="13922.48" calcext:value-type="float">
            <text:p>13922.48</text:p>
          </table:table-cell>
          <table:table-cell office:value-type="float" office:value="160.81" calcext:value-type="float">
            <text:p>160.8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06" calcext:value-type="float">
            <text:p>106</text:p>
          </table:table-cell>
          <table:table-cell office:value-type="float" office:value="18037.35" calcext:value-type="float">
            <text:p>18037.35</text:p>
          </table:table-cell>
          <table:table-cell office:value-type="float" office:value="185.79" calcext:value-type="float">
            <text:p>185.7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8" calcext:value-type="float">
            <text:p>58</text:p>
          </table:table-cell>
          <table:table-cell office:value-type="float" office:value="17944.53" calcext:value-type="float">
            <text:p>17944.53</text:p>
          </table:table-cell>
          <table:table-cell office:value-type="float" office:value="183.93" calcext:value-type="float">
            <text:p>183.9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2" calcext:value-type="float">
            <text:p>12</text:p>
          </table:table-cell>
          <table:table-cell office:value-type="float" office:value="18563.31" calcext:value-type="float">
            <text:p>18563.31</text:p>
          </table:table-cell>
          <table:table-cell office:value-type="float" office:value="185.69" calcext:value-type="float">
            <text:p>185.69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78" calcext:value-type="float">
            <text:p>2.7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22.2" calcext:value-type="float">
            <text:p>122.2</text:p>
          </table:table-cell>
          <table:table-cell office:value-type="float" office:value="226.2" calcext:value-type="float">
            <text:p>226.2</text:p>
          </table:table-cell>
          <table:table-cell office:value-type="float" office:value="15" calcext:value-type="float">
            <text:p>15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22.3" calcext:value-type="float">
            <text:p>222.3</text:p>
          </table:table-cell>
          <table:table-cell office:value-type="float" office:value="411.3" calcext:value-type="float">
            <text:p>411.3</text:p>
          </table:table-cell>
          <table:table-cell office:value-type="float" office:value="20.3" calcext:value-type="float">
            <text:p>20.3</text:p>
          </table:table-cell>
          <table:table-cell office:value-type="float" office:value="20.5" calcext:value-type="float">
            <text:p>20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111.3" calcext:value-type="float">
            <text:p>1111.3</text:p>
          </table:table-cell>
          <table:table-cell office:value-type="float" office:value="2056.3" calcext:value-type="float">
            <text:p>2056.3</text:p>
          </table:table-cell>
          <table:table-cell office:value-type="float" office:value="45.3" calcext:value-type="float">
            <text:p>45.3</text:p>
          </table:table-cell>
          <table:table-cell office:value-type="float" office:value="45.4" calcext:value-type="float">
            <text:p>45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9" calcext:value-type="float">
            <text:p>29</text:p>
          </table:table-cell>
          <table:table-cell office:value-type="float" office:value="3544.92" calcext:value-type="float">
            <text:p>3544.92</text:p>
          </table:table-cell>
          <table:table-cell office:value-type="float" office:value="82.36" calcext:value-type="float">
            <text:p>82.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6" calcext:value-type="float">
            <text:p>16</text:p>
          </table:table-cell>
          <table:table-cell office:value-type="float" office:value="3556.04" calcext:value-type="float">
            <text:p>3556.04</text:p>
          </table:table-cell>
          <table:table-cell office:value-type="float" office:value="81.88" calcext:value-type="float">
            <text:p>81.8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" calcext:value-type="float">
            <text:p>3</text:p>
          </table:table-cell>
          <table:table-cell office:value-type="float" office:value="3333.78" calcext:value-type="float">
            <text:p>3333.78</text:p>
          </table:table-cell>
          <table:table-cell office:value-type="float" office:value="78.69" calcext:value-type="float">
            <text:p>78.6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9" calcext:value-type="float">
            <text:p>59</text:p>
          </table:table-cell>
          <table:table-cell office:value-type="float" office:value="7212.08" calcext:value-type="float">
            <text:p>7212.08</text:p>
          </table:table-cell>
          <table:table-cell office:value-type="float" office:value="117.48" calcext:value-type="float">
            <text:p>117.4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2" calcext:value-type="float">
            <text:p>32</text:p>
          </table:table-cell>
          <table:table-cell office:value-type="float" office:value="7112.07" calcext:value-type="float">
            <text:p>7112.07</text:p>
          </table:table-cell>
          <table:table-cell office:value-type="float" office:value="115.79" calcext:value-type="float">
            <text:p>115.7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" calcext:value-type="float">
            <text:p>6</text:p>
          </table:table-cell>
          <table:table-cell office:value-type="float" office:value="6667.57" calcext:value-type="float">
            <text:p>6667.57</text:p>
          </table:table-cell>
          <table:table-cell office:value-type="float" office:value="111.29" calcext:value-type="float">
            <text:p>111.2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88" calcext:value-type="float">
            <text:p>88</text:p>
          </table:table-cell>
          <table:table-cell office:value-type="float" office:value="10757.01" calcext:value-type="float">
            <text:p>10757.01</text:p>
          </table:table-cell>
          <table:table-cell office:value-type="float" office:value="143.48" calcext:value-type="float">
            <text:p>143.4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9" calcext:value-type="float">
            <text:p>49</text:p>
          </table:table-cell>
          <table:table-cell office:value-type="float" office:value="10890.36" calcext:value-type="float">
            <text:p>10890.36</text:p>
          </table:table-cell>
          <table:table-cell office:value-type="float" office:value="143.29" calcext:value-type="float">
            <text:p>143.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0" calcext:value-type="float">
            <text:p>10</text:p>
          </table:table-cell>
          <table:table-cell office:value-type="float" office:value="11112.61" calcext:value-type="float">
            <text:p>11112.61</text:p>
          </table:table-cell>
          <table:table-cell office:value-type="float" office:value="143.67" calcext:value-type="float">
            <text:p>143.6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18" calcext:value-type="float">
            <text:p>118</text:p>
          </table:table-cell>
          <table:table-cell office:value-type="float" office:value="14424.17" calcext:value-type="float">
            <text:p>14424.17</text:p>
          </table:table-cell>
          <table:table-cell office:value-type="float" office:value="166.14" calcext:value-type="float">
            <text:p>166.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5" calcext:value-type="float">
            <text:p>65</text:p>
          </table:table-cell>
          <table:table-cell office:value-type="float" office:value="14446.39" calcext:value-type="float">
            <text:p>14446.39</text:p>
          </table:table-cell>
          <table:table-cell office:value-type="float" office:value="165.03" calcext:value-type="float">
            <text:p>165.0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3" calcext:value-type="float">
            <text:p>13</text:p>
          </table:table-cell>
          <table:table-cell office:value-type="float" office:value="14446.39" calcext:value-type="float">
            <text:p>14446.39</text:p>
          </table:table-cell>
          <table:table-cell office:value-type="float" office:value="163.81" calcext:value-type="float">
            <text:p>163.8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47" calcext:value-type="float">
            <text:p>147</text:p>
          </table:table-cell>
          <table:table-cell office:value-type="float" office:value="17969.09" calcext:value-type="float">
            <text:p>17969.09</text:p>
          </table:table-cell>
          <table:table-cell office:value-type="float" office:value="185.44" calcext:value-type="float">
            <text:p>185.4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81" calcext:value-type="float">
            <text:p>81</text:p>
          </table:table-cell>
          <table:table-cell office:value-type="float" office:value="18002.43" calcext:value-type="float">
            <text:p>18002.43</text:p>
          </table:table-cell>
          <table:table-cell office:value-type="float" office:value="184.22" calcext:value-type="float">
            <text:p>184.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6" calcext:value-type="float">
            <text:p>16</text:p>
          </table:table-cell>
          <table:table-cell office:value-type="float" office:value="17780.18" calcext:value-type="float">
            <text:p>17780.18</text:p>
          </table:table-cell>
          <table:table-cell office:value-type="float" office:value="181.73" calcext:value-type="float">
            <text:p>181.73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58" calcext:value-type="float">
            <text:p>2.5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05.3" calcext:value-type="float">
            <text:p>105.3</text:p>
          </table:table-cell>
          <table:table-cell office:value-type="float" office:value="194.8" calcext:value-type="float">
            <text:p>194.8</text:p>
          </table:table-cell>
          <table:table-cell office:value-type="float" office:value="14" calcext:value-type="float">
            <text:p>14</text:p>
          </table:table-cell>
          <table:table-cell office:value-type="float" office:value="14.2" calcext:value-type="float">
            <text:p>1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91.4" calcext:value-type="float">
            <text:p>191.4</text:p>
          </table:table-cell>
          <table:table-cell office:value-type="float" office:value="354.2" calcext:value-type="float">
            <text:p>354.2</text:p>
          </table:table-cell>
          <table:table-cell office:value-type="float" office:value="18.8" calcext:value-type="float">
            <text:p>18.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957.1" calcext:value-type="float">
            <text:p>957.1</text:p>
          </table:table-cell>
          <table:table-cell office:value-type="float" office:value="1771.1" calcext:value-type="float">
            <text:p>1771.1</text:p>
          </table:table-cell>
          <table:table-cell office:value-type="float" office:value="42.1" calcext:value-type="float">
            <text:p>42.1</text:p>
          </table:table-cell>
          <table:table-cell office:value-type="float" office:value="42.2" calcext:value-type="float">
            <text:p>42.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4" calcext:value-type="float">
            <text:p>34</text:p>
          </table:table-cell>
          <table:table-cell office:value-type="float" office:value="3579.62" calcext:value-type="float">
            <text:p>3579.62</text:p>
          </table:table-cell>
          <table:table-cell office:value-type="float" office:value="82.77" calcext:value-type="float">
            <text:p>82.7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9" calcext:value-type="float">
            <text:p>19</text:p>
          </table:table-cell>
          <table:table-cell office:value-type="float" office:value="3637.05" calcext:value-type="float">
            <text:p>3637.05</text:p>
          </table:table-cell>
          <table:table-cell office:value-type="float" office:value="82.8" calcext:value-type="float">
            <text:p>82.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" calcext:value-type="float">
            <text:p>4</text:p>
          </table:table-cell>
          <table:table-cell office:value-type="float" office:value="3828.48" calcext:value-type="float">
            <text:p>3828.48</text:p>
          </table:table-cell>
          <table:table-cell office:value-type="float" office:value="84.33" calcext:value-type="float">
            <text:p>84.3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8" calcext:value-type="float">
            <text:p>68</text:p>
          </table:table-cell>
          <table:table-cell office:value-type="float" office:value="7159.25" calcext:value-type="float">
            <text:p>7159.25</text:p>
          </table:table-cell>
          <table:table-cell office:value-type="float" office:value="117.05" calcext:value-type="float">
            <text:p>117.0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8" calcext:value-type="float">
            <text:p>38</text:p>
          </table:table-cell>
          <table:table-cell office:value-type="float" office:value="7274.1" calcext:value-type="float">
            <text:p>7274.1</text:p>
          </table:table-cell>
          <table:table-cell office:value-type="float" office:value="117.1" calcext:value-type="float">
            <text:p>117.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8" calcext:value-type="float">
            <text:p>8</text:p>
          </table:table-cell>
          <table:table-cell office:value-type="float" office:value="7656.95" calcext:value-type="float">
            <text:p>7656.95</text:p>
          </table:table-cell>
          <table:table-cell office:value-type="float" office:value="119.26" calcext:value-type="float">
            <text:p>119.2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03" calcext:value-type="float">
            <text:p>103</text:p>
          </table:table-cell>
          <table:table-cell office:value-type="float" office:value="10844.16" calcext:value-type="float">
            <text:p>10844.16</text:p>
          </table:table-cell>
          <table:table-cell office:value-type="float" office:value="144.06" calcext:value-type="float">
            <text:p>144.0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6" calcext:value-type="float">
            <text:p>56</text:p>
          </table:table-cell>
          <table:table-cell office:value-type="float" office:value="10719.73" calcext:value-type="float">
            <text:p>10719.73</text:p>
          </table:table-cell>
          <table:table-cell office:value-type="float" office:value="142.16" calcext:value-type="float">
            <text:p>142.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1" calcext:value-type="float">
            <text:p>11</text:p>
          </table:table-cell>
          <table:table-cell office:value-type="float" office:value="10528.31" calcext:value-type="float">
            <text:p>10528.31</text:p>
          </table:table-cell>
          <table:table-cell office:value-type="float" office:value="139.84" calcext:value-type="float">
            <text:p>139.8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37" calcext:value-type="float">
            <text:p>137</text:p>
          </table:table-cell>
          <table:table-cell office:value-type="float" office:value="14423.78" calcext:value-type="float">
            <text:p>14423.78</text:p>
          </table:table-cell>
          <table:table-cell office:value-type="float" office:value="166.14" calcext:value-type="float">
            <text:p>166.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5" calcext:value-type="float">
            <text:p>75</text:p>
          </table:table-cell>
          <table:table-cell office:value-type="float" office:value="14356.78" calcext:value-type="float">
            <text:p>14356.78</text:p>
          </table:table-cell>
          <table:table-cell office:value-type="float" office:value="164.52" calcext:value-type="float">
            <text:p>164.5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5" calcext:value-type="float">
            <text:p>15</text:p>
          </table:table-cell>
          <table:table-cell office:value-type="float" office:value="14356.78" calcext:value-type="float">
            <text:p>14356.78</text:p>
          </table:table-cell>
          <table:table-cell office:value-type="float" office:value="163.3" calcext:value-type="float">
            <text:p>163.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71" calcext:value-type="float">
            <text:p>171</text:p>
          </table:table-cell>
          <table:table-cell office:value-type="float" office:value="18003.41" calcext:value-type="float">
            <text:p>18003.41</text:p>
          </table:table-cell>
          <table:table-cell office:value-type="float" office:value="185.61" calcext:value-type="float">
            <text:p>185.6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94" calcext:value-type="float">
            <text:p>94</text:p>
          </table:table-cell>
          <table:table-cell office:value-type="float" office:value="17993.83" calcext:value-type="float">
            <text:p>17993.83</text:p>
          </table:table-cell>
          <table:table-cell office:value-type="float" office:value="184.18" calcext:value-type="float">
            <text:p>184.1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9" calcext:value-type="float">
            <text:p>19</text:p>
          </table:table-cell>
          <table:table-cell office:value-type="float" office:value="18185.26" calcext:value-type="float">
            <text:p>18185.26</text:p>
          </table:table-cell>
          <table:table-cell office:value-type="float" office:value="183.79" calcext:value-type="float">
            <text:p>183.79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39" calcext:value-type="float">
            <text:p>2.3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90.3" calcext:value-type="float">
            <text:p>90.3</text:p>
          </table:table-cell>
          <table:table-cell office:value-type="float" office:value="167.2" calcext:value-type="float">
            <text:p>167.2</text:p>
          </table:table-cell>
          <table:table-cell office:value-type="float" office:value="12.9" calcext:value-type="float">
            <text:p>12.9</text:p>
          </table:table-cell>
          <table:table-cell office:value-type="float" office:value="13.1" calcext:value-type="float">
            <text:p>13.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64.3" calcext:value-type="float">
            <text:p>164.3</text:p>
          </table:table-cell>
          <table:table-cell office:value-type="float" office:value="304" calcext:value-type="float">
            <text:p>304</text:p>
          </table:table-cell>
          <table:table-cell office:value-type="float" office:value="17.4" calcext:value-type="float">
            <text:p>17.4</text:p>
          </table:table-cell>
          <table:table-cell office:value-type="float" office:value="17.6" calcext:value-type="float">
            <text:p>17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821.3" calcext:value-type="float">
            <text:p>821.3</text:p>
          </table:table-cell>
          <table:table-cell office:value-type="float" office:value="1519.8" calcext:value-type="float">
            <text:p>1519.8</text:p>
          </table:table-cell>
          <table:table-cell office:value-type="float" office:value="39" calcext:value-type="float">
            <text:p>39</text:p>
          </table:table-cell>
          <table:table-cell office:value-type="float" office:value="39.1" calcext:value-type="float">
            <text:p>39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0" calcext:value-type="float">
            <text:p>40</text:p>
          </table:table-cell>
          <table:table-cell office:value-type="float" office:value="3613.89" calcext:value-type="float">
            <text:p>3613.89</text:p>
          </table:table-cell>
          <table:table-cell office:value-type="float" office:value="83.16" calcext:value-type="float">
            <text:p>83.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2" calcext:value-type="float">
            <text:p>22</text:p>
          </table:table-cell>
          <table:table-cell office:value-type="float" office:value="3613.89" calcext:value-type="float">
            <text:p>3613.89</text:p>
          </table:table-cell>
          <table:table-cell office:value-type="float" office:value="82.54" calcext:value-type="float">
            <text:p>82.5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" calcext:value-type="float">
            <text:p>4</text:p>
          </table:table-cell>
          <table:table-cell office:value-type="float" office:value="3285.35" calcext:value-type="float">
            <text:p>3285.35</text:p>
          </table:table-cell>
          <table:table-cell office:value-type="float" office:value="78.12" calcext:value-type="float">
            <text:p>78.1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80" calcext:value-type="float">
            <text:p>80</text:p>
          </table:table-cell>
          <table:table-cell office:value-type="float" office:value="7227.78" calcext:value-type="float">
            <text:p>7227.78</text:p>
          </table:table-cell>
          <table:table-cell office:value-type="float" office:value="117.61" calcext:value-type="float">
            <text:p>117.6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4" calcext:value-type="float">
            <text:p>44</text:p>
          </table:table-cell>
          <table:table-cell office:value-type="float" office:value="7227.78" calcext:value-type="float">
            <text:p>7227.78</text:p>
          </table:table-cell>
          <table:table-cell office:value-type="float" office:value="116.73" calcext:value-type="float">
            <text:p>116.7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9" calcext:value-type="float">
            <text:p>9</text:p>
          </table:table-cell>
          <table:table-cell office:value-type="float" office:value="7392.05" calcext:value-type="float">
            <text:p>7392.05</text:p>
          </table:table-cell>
          <table:table-cell office:value-type="float" office:value="117.18" calcext:value-type="float">
            <text:p>117.1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20" calcext:value-type="float">
            <text:p>120</text:p>
          </table:table-cell>
          <table:table-cell office:value-type="float" office:value="10841.67" calcext:value-type="float">
            <text:p>10841.67</text:p>
          </table:table-cell>
          <table:table-cell office:value-type="float" office:value="144.04" calcext:value-type="float">
            <text:p>144.0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6" calcext:value-type="float">
            <text:p>66</text:p>
          </table:table-cell>
          <table:table-cell office:value-type="float" office:value="10841.67" calcext:value-type="float">
            <text:p>10841.67</text:p>
          </table:table-cell>
          <table:table-cell office:value-type="float" office:value="142.97" calcext:value-type="float">
            <text:p>142.9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3" calcext:value-type="float">
            <text:p>13</text:p>
          </table:table-cell>
          <table:table-cell office:value-type="float" office:value="10677.4" calcext:value-type="float">
            <text:p>10677.4</text:p>
          </table:table-cell>
          <table:table-cell office:value-type="float" office:value="140.83" calcext:value-type="float">
            <text:p>140.8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59" calcext:value-type="float">
            <text:p>159</text:p>
          </table:table-cell>
          <table:table-cell office:value-type="float" office:value="14365.21" calcext:value-type="float">
            <text:p>14365.21</text:p>
          </table:table-cell>
          <table:table-cell office:value-type="float" office:value="165.8" calcext:value-type="float">
            <text:p>165.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88" calcext:value-type="float">
            <text:p>88</text:p>
          </table:table-cell>
          <table:table-cell office:value-type="float" office:value="14455.56" calcext:value-type="float">
            <text:p>14455.56</text:p>
          </table:table-cell>
          <table:table-cell office:value-type="float" office:value="165.08" calcext:value-type="float">
            <text:p>165.0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8" calcext:value-type="float">
            <text:p>18</text:p>
          </table:table-cell>
          <table:table-cell office:value-type="float" office:value="14784.1" calcext:value-type="float">
            <text:p>14784.1</text:p>
          </table:table-cell>
          <table:table-cell office:value-type="float" office:value="165.71" calcext:value-type="float">
            <text:p>165.7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99" calcext:value-type="float">
            <text:p>199</text:p>
          </table:table-cell>
          <table:table-cell office:value-type="float" office:value="17979.1" calcext:value-type="float">
            <text:p>17979.1</text:p>
          </table:table-cell>
          <table:table-cell office:value-type="float" office:value="185.49" calcext:value-type="float">
            <text:p>185.4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10" calcext:value-type="float">
            <text:p>110</text:p>
          </table:table-cell>
          <table:table-cell office:value-type="float" office:value="18069.45" calcext:value-type="float">
            <text:p>18069.45</text:p>
          </table:table-cell>
          <table:table-cell office:value-type="float" office:value="184.57" calcext:value-type="float">
            <text:p>184.5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2" calcext:value-type="float">
            <text:p>22</text:p>
          </table:table-cell>
          <table:table-cell office:value-type="float" office:value="18069.45" calcext:value-type="float">
            <text:p>18069.45</text:p>
          </table:table-cell>
          <table:table-cell office:value-type="float" office:value="183.2" calcext:value-type="float">
            <text:p>183.2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9" calcext:value-type="float">
            <text:p>2.2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82.9" calcext:value-type="float">
            <text:p>82.9</text:p>
          </table:table-cell>
          <table:table-cell office:value-type="float" office:value="153.5" calcext:value-type="float">
            <text:p>153.5</text:p>
          </table:table-cell>
          <table:table-cell office:value-type="float" office:value="12.4" calcext:value-type="float">
            <text:p>12.4</text:p>
          </table:table-cell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50.8" calcext:value-type="float">
            <text:p>150.8</text:p>
          </table:table-cell>
          <table:table-cell office:value-type="float" office:value="279.1" calcext:value-type="float">
            <text:p>279.1</text:p>
          </table:table-cell>
          <table:table-cell office:value-type="float" office:value="16.7" calcext:value-type="float">
            <text:p>16.7</text:p>
          </table:table-cell>
          <table:table-cell office:value-type="float" office:value="16.9" calcext:value-type="float">
            <text:p>16.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54" calcext:value-type="float">
            <text:p>754</text:p>
          </table:table-cell>
          <table:table-cell office:value-type="float" office:value="1395.3" calcext:value-type="float">
            <text:p>1395.3</text:p>
          </table:table-cell>
          <table:table-cell table:number-columns-repeated="2" office:value-type="float" office:value="37.4" calcext:value-type="float">
            <text:p>37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3" calcext:value-type="float">
            <text:p>43</text:p>
          </table:table-cell>
          <table:table-cell office:value-type="float" office:value="3566.63" calcext:value-type="float">
            <text:p>3566.63</text:p>
          </table:table-cell>
          <table:table-cell office:value-type="float" office:value="82.62" calcext:value-type="float">
            <text:p>82.6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4" calcext:value-type="float">
            <text:p>24</text:p>
          </table:table-cell>
          <table:table-cell office:value-type="float" office:value="3619.42" calcext:value-type="float">
            <text:p>3619.42</text:p>
          </table:table-cell>
          <table:table-cell office:value-type="float" office:value="82.6" calcext:value-type="float">
            <text:p>82.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" calcext:value-type="float">
            <text:p>5</text:p>
          </table:table-cell>
          <table:table-cell office:value-type="float" office:value="3770.23" calcext:value-type="float">
            <text:p>3770.23</text:p>
          </table:table-cell>
          <table:table-cell office:value-type="float" office:value="83.68" calcext:value-type="float">
            <text:p>83.6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87" calcext:value-type="float">
            <text:p>87</text:p>
          </table:table-cell>
          <table:table-cell office:value-type="float" office:value="7216.21" calcext:value-type="float">
            <text:p>7216.21</text:p>
          </table:table-cell>
          <table:table-cell office:value-type="float" office:value="117.51" calcext:value-type="float">
            <text:p>117.5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8" calcext:value-type="float">
            <text:p>48</text:p>
          </table:table-cell>
          <table:table-cell office:value-type="float" office:value="7238.83" calcext:value-type="float">
            <text:p>7238.83</text:p>
          </table:table-cell>
          <table:table-cell office:value-type="float" office:value="116.82" calcext:value-type="float">
            <text:p>116.8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0" calcext:value-type="float">
            <text:p>10</text:p>
          </table:table-cell>
          <table:table-cell office:value-type="float" office:value="7540.45" calcext:value-type="float">
            <text:p>7540.45</text:p>
          </table:table-cell>
          <table:table-cell office:value-type="float" office:value="118.35" calcext:value-type="float">
            <text:p>118.3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30" calcext:value-type="float">
            <text:p>130</text:p>
          </table:table-cell>
          <table:table-cell office:value-type="float" office:value="10782.85" calcext:value-type="float">
            <text:p>10782.85</text:p>
          </table:table-cell>
          <table:table-cell office:value-type="float" office:value="143.65" calcext:value-type="float">
            <text:p>143.6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2" calcext:value-type="float">
            <text:p>72</text:p>
          </table:table-cell>
          <table:table-cell office:value-type="float" office:value="10858.25" calcext:value-type="float">
            <text:p>10858.25</text:p>
          </table:table-cell>
          <table:table-cell office:value-type="float" office:value="143.07" calcext:value-type="float">
            <text:p>143.0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4" calcext:value-type="float">
            <text:p>14</text:p>
          </table:table-cell>
          <table:table-cell office:value-type="float" office:value="10556.63" calcext:value-type="float">
            <text:p>10556.63</text:p>
          </table:table-cell>
          <table:table-cell office:value-type="float" office:value="140.03" calcext:value-type="float">
            <text:p>140.0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74" calcext:value-type="float">
            <text:p>174</text:p>
          </table:table-cell>
          <table:table-cell office:value-type="float" office:value="14432.43" calcext:value-type="float">
            <text:p>14432.43</text:p>
          </table:table-cell>
          <table:table-cell office:value-type="float" office:value="166.19" calcext:value-type="float">
            <text:p>166.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95" calcext:value-type="float">
            <text:p>95</text:p>
          </table:table-cell>
          <table:table-cell office:value-type="float" office:value="14326.86" calcext:value-type="float">
            <text:p>14326.86</text:p>
          </table:table-cell>
          <table:table-cell office:value-type="float" office:value="164.35" calcext:value-type="float">
            <text:p>164.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9" calcext:value-type="float">
            <text:p>19</text:p>
          </table:table-cell>
          <table:table-cell office:value-type="float" office:value="14326.86" calcext:value-type="float">
            <text:p>14326.86</text:p>
          </table:table-cell>
          <table:table-cell office:value-type="float" office:value="163.13" calcext:value-type="float">
            <text:p>163.1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17" calcext:value-type="float">
            <text:p>217</text:p>
          </table:table-cell>
          <table:table-cell office:value-type="float" office:value="17999.06" calcext:value-type="float">
            <text:p>17999.06</text:p>
          </table:table-cell>
          <table:table-cell office:value-type="float" office:value="185.59" calcext:value-type="float">
            <text:p>185.5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19" calcext:value-type="float">
            <text:p>119</text:p>
          </table:table-cell>
          <table:table-cell office:value-type="float" office:value="17946.28" calcext:value-type="float">
            <text:p>17946.28</text:p>
          </table:table-cell>
          <table:table-cell office:value-type="float" office:value="183.94" calcext:value-type="float">
            <text:p>183.9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4" calcext:value-type="float">
            <text:p>24</text:p>
          </table:table-cell>
          <table:table-cell office:value-type="float" office:value="18097.09" calcext:value-type="float">
            <text:p>18097.09</text:p>
          </table:table-cell>
          <table:table-cell office:value-type="float" office:value="183.34" calcext:value-type="float">
            <text:p>183.34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7" calcext:value-type="float">
            <text:p>2.2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81.5" calcext:value-type="float">
            <text:p>81.5</text:p>
          </table:table-cell>
          <table:table-cell office:value-type="float" office:value="150.8" calcext:value-type="float">
            <text:p>150.8</text:p>
          </table:table-cell>
          <table:table-cell office:value-type="float" office:value="12.3" calcext:value-type="float">
            <text:p>12.3</text:p>
          </table:table-cell>
          <table:table-cell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48.2" calcext:value-type="float">
            <text:p>148.2</text:p>
          </table:table-cell>
          <table:table-cell office:value-type="float" office:value="274.2" calcext:value-type="float">
            <text:p>274.2</text:p>
          </table:table-cell>
          <table:table-cell office:value-type="float" office:value="16.6" calcext:value-type="float">
            <text:p>16.6</text:p>
          </table:table-cell>
          <table:table-cell office:value-type="float" office:value="16.7" calcext:value-type="float">
            <text:p>16.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40.9" calcext:value-type="float">
            <text:p>740.9</text:p>
          </table:table-cell>
          <table:table-cell office:value-type="float" office:value="1371.1" calcext:value-type="float">
            <text:p>1371.1</text:p>
          </table:table-cell>
          <table:table-cell office:value-type="float" office:value="37" calcext:value-type="float">
            <text:p>37</text:p>
          </table:table-cell>
          <table:table-cell office:value-type="float" office:value="37.1" calcext:value-type="float">
            <text:p>37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4" calcext:value-type="float">
            <text:p>44</text:p>
          </table:table-cell>
          <table:table-cell office:value-type="float" office:value="3586.11" calcext:value-type="float">
            <text:p>3586.11</text:p>
          </table:table-cell>
          <table:table-cell office:value-type="float" office:value="82.84" calcext:value-type="float">
            <text:p>82.8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4" calcext:value-type="float">
            <text:p>24</text:p>
          </table:table-cell>
          <table:table-cell office:value-type="float" office:value="3556.47" calcext:value-type="float">
            <text:p>3556.47</text:p>
          </table:table-cell>
          <table:table-cell office:value-type="float" office:value="81.88" calcext:value-type="float">
            <text:p>81.8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" calcext:value-type="float">
            <text:p>5</text:p>
          </table:table-cell>
          <table:table-cell office:value-type="float" office:value="3704.66" calcext:value-type="float">
            <text:p>3704.66</text:p>
          </table:table-cell>
          <table:table-cell office:value-type="float" office:value="82.95" calcext:value-type="float">
            <text:p>82.9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88" calcext:value-type="float">
            <text:p>88</text:p>
          </table:table-cell>
          <table:table-cell office:value-type="float" office:value="7172.22" calcext:value-type="float">
            <text:p>7172.22</text:p>
          </table:table-cell>
          <table:table-cell office:value-type="float" office:value="117.16" calcext:value-type="float">
            <text:p>117.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9" calcext:value-type="float">
            <text:p>49</text:p>
          </table:table-cell>
          <table:table-cell office:value-type="float" office:value="7261.13" calcext:value-type="float">
            <text:p>7261.13</text:p>
          </table:table-cell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0" calcext:value-type="float">
            <text:p>10</text:p>
          </table:table-cell>
          <table:table-cell office:value-type="float" office:value="7409.32" calcext:value-type="float">
            <text:p>7409.32</text:p>
          </table:table-cell>
          <table:table-cell office:value-type="float" office:value="117.31" calcext:value-type="float">
            <text:p>117.3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33" calcext:value-type="float">
            <text:p>133</text:p>
          </table:table-cell>
          <table:table-cell office:value-type="float" office:value="10839.83" calcext:value-type="float">
            <text:p>10839.83</text:p>
          </table:table-cell>
          <table:table-cell office:value-type="float" office:value="144.03" calcext:value-type="float">
            <text:p>144.0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3" calcext:value-type="float">
            <text:p>73</text:p>
          </table:table-cell>
          <table:table-cell office:value-type="float" office:value="10817.6" calcext:value-type="float">
            <text:p>10817.6</text:p>
          </table:table-cell>
          <table:table-cell office:value-type="float" office:value="142.81" calcext:value-type="float">
            <text:p>142.8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5" calcext:value-type="float">
            <text:p>15</text:p>
          </table:table-cell>
          <table:table-cell office:value-type="float" office:value="11113.98" calcext:value-type="float">
            <text:p>11113.98</text:p>
          </table:table-cell>
          <table:table-cell office:value-type="float" office:value="143.68" calcext:value-type="float">
            <text:p>143.6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77" calcext:value-type="float">
            <text:p>177</text:p>
          </table:table-cell>
          <table:table-cell office:value-type="float" office:value="14425.94" calcext:value-type="float">
            <text:p>14425.94</text:p>
          </table:table-cell>
          <table:table-cell office:value-type="float" office:value="166.15" calcext:value-type="float">
            <text:p>166.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97" calcext:value-type="float">
            <text:p>97</text:p>
          </table:table-cell>
          <table:table-cell office:value-type="float" office:value="14374.08" calcext:value-type="float">
            <text:p>14374.08</text:p>
          </table:table-cell>
          <table:table-cell office:value-type="float" office:value="164.62" calcext:value-type="float">
            <text:p>164.6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9" calcext:value-type="float">
            <text:p>19</text:p>
          </table:table-cell>
          <table:table-cell office:value-type="float" office:value="14077.7" calcext:value-type="float">
            <text:p>14077.7</text:p>
          </table:table-cell>
          <table:table-cell office:value-type="float" office:value="161.7" calcext:value-type="float">
            <text:p>161.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21" calcext:value-type="float">
            <text:p>221</text:p>
          </table:table-cell>
          <table:table-cell office:value-type="float" office:value="18012.05" calcext:value-type="float">
            <text:p>18012.05</text:p>
          </table:table-cell>
          <table:table-cell office:value-type="float" office:value="185.66" calcext:value-type="float">
            <text:p>185.6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21" calcext:value-type="float">
            <text:p>121</text:p>
          </table:table-cell>
          <table:table-cell office:value-type="float" office:value="17930.55" calcext:value-type="float">
            <text:p>17930.55</text:p>
          </table:table-cell>
          <table:table-cell office:value-type="float" office:value="183.86" calcext:value-type="float">
            <text:p>183.8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4" calcext:value-type="float">
            <text:p>24</text:p>
          </table:table-cell>
          <table:table-cell office:value-type="float" office:value="17782.36" calcext:value-type="float">
            <text:p>17782.36</text:p>
          </table:table-cell>
          <table:table-cell office:value-type="float" office:value="181.74" calcext:value-type="float">
            <text:p>181.74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Optic Name:</text:p>
          </table:table-cell>
          <table:table-cell office:value-type="string" calcext:value-type="string">
            <text:p>f/6.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ght Pollution Rate: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e per second for f/8.0 optic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3.28" calcext:value-type="float">
            <text:p>3.2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22.3" calcext:value-type="float">
            <text:p>222.3</text:p>
          </table:table-cell>
          <table:table-cell office:value-type="float" office:value="314.9" calcext:value-type="float">
            <text:p>314.9</text:p>
          </table:table-cell>
          <table:table-cell office:value-type="float" office:value="17.7" calcext:value-type="float">
            <text:p>17.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04.1" calcext:value-type="float">
            <text:p>404.1</text:p>
          </table:table-cell>
          <table:table-cell office:value-type="float" office:value="572.5" calcext:value-type="float">
            <text:p>572.5</text:p>
          </table:table-cell>
          <table:table-cell office:value-type="float" office:value="23.9" calcext:value-type="float">
            <text:p>23.9</text:p>
          </table:table-cell>
          <table:table-cell office:value-type="float" office:value="24.2" calcext:value-type="float">
            <text:p>2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020.5" calcext:value-type="float">
            <text:p>2020.5</text:p>
          </table:table-cell>
          <table:table-cell office:value-type="float" office:value="2862.5" calcext:value-type="float">
            <text:p>2862.5</text:p>
          </table:table-cell>
          <table:table-cell office:value-type="float" office:value="53.5" calcext:value-type="float">
            <text:p>53.5</text:p>
          </table:table-cell>
          <table:table-cell office:value-type="float" office:value="53.6" calcext:value-type="float">
            <text:p>53.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6" calcext:value-type="float">
            <text:p>16</text:p>
          </table:table-cell>
          <table:table-cell office:value-type="float" office:value="3556.07" calcext:value-type="float">
            <text:p>3556.07</text:p>
          </table:table-cell>
          <table:table-cell office:value-type="float" office:value="72.18" calcext:value-type="float">
            <text:p>72.1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9" calcext:value-type="float">
            <text:p>9</text:p>
          </table:table-cell>
          <table:table-cell office:value-type="float" office:value="3636.89" calcext:value-type="float">
            <text:p>3636.89</text:p>
          </table:table-cell>
          <table:table-cell office:value-type="float" office:value="72.45" calcext:value-type="float">
            <text:p>72.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4040.99" calcext:value-type="float">
            <text:p>4040.99</text:p>
          </table:table-cell>
          <table:table-cell office:value-type="float" office:value="75.81" calcext:value-type="float">
            <text:p>75.8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2" calcext:value-type="float">
            <text:p>32</text:p>
          </table:table-cell>
          <table:table-cell office:value-type="float" office:value="7112.15" calcext:value-type="float">
            <text:p>7112.15</text:p>
          </table:table-cell>
          <table:table-cell office:value-type="float" office:value="102.08" calcext:value-type="float">
            <text:p>102.0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8" calcext:value-type="float">
            <text:p>18</text:p>
          </table:table-cell>
          <table:table-cell office:value-type="float" office:value="7273.79" calcext:value-type="float">
            <text:p>7273.79</text:p>
          </table:table-cell>
          <table:table-cell office:value-type="float" office:value="102.46" calcext:value-type="float">
            <text:p>102.4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" calcext:value-type="float">
            <text:p>4</text:p>
          </table:table-cell>
          <table:table-cell office:value-type="float" office:value="8081.98" calcext:value-type="float">
            <text:p>8081.98</text:p>
          </table:table-cell>
          <table:table-cell office:value-type="float" office:value="107.21" calcext:value-type="float">
            <text:p>107.2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9" calcext:value-type="float">
            <text:p>49</text:p>
          </table:table-cell>
          <table:table-cell office:value-type="float" office:value="10890.47" calcext:value-type="float">
            <text:p>10890.47</text:p>
          </table:table-cell>
          <table:table-cell office:value-type="float" office:value="126.32" calcext:value-type="float">
            <text:p>126.3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7" calcext:value-type="float">
            <text:p>27</text:p>
          </table:table-cell>
          <table:table-cell office:value-type="float" office:value="10910.68" calcext:value-type="float">
            <text:p>10910.68</text:p>
          </table:table-cell>
          <table:table-cell office:value-type="float" office:value="125.49" calcext:value-type="float">
            <text:p>125.4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" calcext:value-type="float">
            <text:p>5</text:p>
          </table:table-cell>
          <table:table-cell office:value-type="float" office:value="10102.48" calcext:value-type="float">
            <text:p>10102.48</text:p>
          </table:table-cell>
          <table:table-cell office:value-type="float" office:value="119.86" calcext:value-type="float">
            <text:p>119.8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5" calcext:value-type="float">
            <text:p>65</text:p>
          </table:table-cell>
          <table:table-cell office:value-type="float" office:value="14446.55" calcext:value-type="float">
            <text:p>14446.55</text:p>
          </table:table-cell>
          <table:table-cell office:value-type="float" office:value="145.49" calcext:value-type="float">
            <text:p>145.4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6" calcext:value-type="float">
            <text:p>36</text:p>
          </table:table-cell>
          <table:table-cell office:value-type="float" office:value="14547.57" calcext:value-type="float">
            <text:p>14547.57</text:p>
          </table:table-cell>
          <table:table-cell office:value-type="float" office:value="144.91" calcext:value-type="float">
            <text:p>144.9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" calcext:value-type="float">
            <text:p>7</text:p>
          </table:table-cell>
          <table:table-cell office:value-type="float" office:value="14143.47" calcext:value-type="float">
            <text:p>14143.47</text:p>
          </table:table-cell>
          <table:table-cell office:value-type="float" office:value="141.82" calcext:value-type="float">
            <text:p>141.8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81" calcext:value-type="float">
            <text:p>81</text:p>
          </table:table-cell>
          <table:table-cell office:value-type="float" office:value="18002.62" calcext:value-type="float">
            <text:p>18002.62</text:p>
          </table:table-cell>
          <table:table-cell office:value-type="float" office:value="162.41" calcext:value-type="float">
            <text:p>162.4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5" calcext:value-type="float">
            <text:p>45</text:p>
          </table:table-cell>
          <table:table-cell office:value-type="float" office:value="18184.47" calcext:value-type="float">
            <text:p>18184.47</text:p>
          </table:table-cell>
          <table:table-cell office:value-type="float" office:value="162.01" calcext:value-type="float">
            <text:p>162.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9" calcext:value-type="float">
            <text:p>9</text:p>
          </table:table-cell>
          <table:table-cell office:value-type="float" office:value="18184.47" calcext:value-type="float">
            <text:p>18184.47</text:p>
          </table:table-cell>
          <table:table-cell office:value-type="float" office:value="160.81" calcext:value-type="float">
            <text:p>160.81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78" calcext:value-type="float">
            <text:p>2.7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59.7" calcext:value-type="float">
            <text:p>159.7</text:p>
          </table:table-cell>
          <table:table-cell office:value-type="float" office:value="226.2" calcext:value-type="float">
            <text:p>226.2</text:p>
          </table:table-cell>
          <table:table-cell office:value-type="float" office:value="15" calcext:value-type="float">
            <text:p>15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90.3" calcext:value-type="float">
            <text:p>290.3</text:p>
          </table:table-cell>
          <table:table-cell office:value-type="float" office:value="411.3" calcext:value-type="float">
            <text:p>411.3</text:p>
          </table:table-cell>
          <table:table-cell office:value-type="float" office:value="20.3" calcext:value-type="float">
            <text:p>20.3</text:p>
          </table:table-cell>
          <table:table-cell office:value-type="float" office:value="20.5" calcext:value-type="float">
            <text:p>20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451.4" calcext:value-type="float">
            <text:p>1451.4</text:p>
          </table:table-cell>
          <table:table-cell office:value-type="float" office:value="2056.3" calcext:value-type="float">
            <text:p>2056.3</text:p>
          </table:table-cell>
          <table:table-cell office:value-type="float" office:value="45.3" calcext:value-type="float">
            <text:p>45.3</text:p>
          </table:table-cell>
          <table:table-cell office:value-type="float" office:value="45.4" calcext:value-type="float">
            <text:p>45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3" calcext:value-type="float">
            <text:p>23</text:p>
          </table:table-cell>
          <table:table-cell office:value-type="float" office:value="3672.15" calcext:value-type="float">
            <text:p>3672.15</text:p>
          </table:table-cell>
          <table:table-cell office:value-type="float" office:value="73.35" calcext:value-type="float">
            <text:p>73.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2" calcext:value-type="float">
            <text:p>12</text:p>
          </table:table-cell>
          <table:table-cell office:value-type="float" office:value="3483.46" calcext:value-type="float">
            <text:p>3483.46</text:p>
          </table:table-cell>
          <table:table-cell office:value-type="float" office:value="70.91" calcext:value-type="float">
            <text:p>70.9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" calcext:value-type="float">
            <text:p>2</text:p>
          </table:table-cell>
          <table:table-cell office:value-type="float" office:value="2902.89" calcext:value-type="float">
            <text:p>2902.89</text:p>
          </table:table-cell>
          <table:table-cell office:value-type="float" office:value="64.25" calcext:value-type="float">
            <text:p>64.2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5" calcext:value-type="float">
            <text:p>45</text:p>
          </table:table-cell>
          <table:table-cell office:value-type="float" office:value="7184.64" calcext:value-type="float">
            <text:p>7184.64</text:p>
          </table:table-cell>
          <table:table-cell office:value-type="float" office:value="102.6" calcext:value-type="float">
            <text:p>102.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5" calcext:value-type="float">
            <text:p>25</text:p>
          </table:table-cell>
          <table:table-cell office:value-type="float" office:value="7257.21" calcext:value-type="float">
            <text:p>7257.21</text:p>
          </table:table-cell>
          <table:table-cell office:value-type="float" office:value="102.35" calcext:value-type="float">
            <text:p>102.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" calcext:value-type="float">
            <text:p>5</text:p>
          </table:table-cell>
          <table:table-cell office:value-type="float" office:value="7257.21" calcext:value-type="float">
            <text:p>7257.21</text:p>
          </table:table-cell>
          <table:table-cell office:value-type="float" office:value="101.59" calcext:value-type="float">
            <text:p>101.5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8" calcext:value-type="float">
            <text:p>68</text:p>
          </table:table-cell>
          <table:table-cell office:value-type="float" office:value="10856.79" calcext:value-type="float">
            <text:p>10856.79</text:p>
          </table:table-cell>
          <table:table-cell office:value-type="float" office:value="126.12" calcext:value-type="float">
            <text:p>126.1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7" calcext:value-type="float">
            <text:p>37</text:p>
          </table:table-cell>
          <table:table-cell office:value-type="float" office:value="10740.68" calcext:value-type="float">
            <text:p>10740.68</text:p>
          </table:table-cell>
          <table:table-cell office:value-type="float" office:value="124.51" calcext:value-type="float">
            <text:p>124.5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" calcext:value-type="float">
            <text:p>7</text:p>
          </table:table-cell>
          <table:table-cell office:value-type="float" office:value="10160.1" calcext:value-type="float">
            <text:p>10160.1</text:p>
          </table:table-cell>
          <table:table-cell office:value-type="float" office:value="120.2" calcext:value-type="float">
            <text:p>120.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90" calcext:value-type="float">
            <text:p>90</text:p>
          </table:table-cell>
          <table:table-cell office:value-type="float" office:value="14369.28" calcext:value-type="float">
            <text:p>14369.28</text:p>
          </table:table-cell>
          <table:table-cell office:value-type="float" office:value="145.1" calcext:value-type="float">
            <text:p>145.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0" calcext:value-type="float">
            <text:p>50</text:p>
          </table:table-cell>
          <table:table-cell office:value-type="float" office:value="14514.43" calcext:value-type="float">
            <text:p>14514.43</text:p>
          </table:table-cell>
          <table:table-cell office:value-type="float" office:value="144.74" calcext:value-type="float">
            <text:p>144.7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0" calcext:value-type="float">
            <text:p>10</text:p>
          </table:table-cell>
          <table:table-cell office:value-type="float" office:value="14514.43" calcext:value-type="float">
            <text:p>14514.43</text:p>
          </table:table-cell>
          <table:table-cell office:value-type="float" office:value="143.67" calcext:value-type="float">
            <text:p>143.6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13" calcext:value-type="float">
            <text:p>113</text:p>
          </table:table-cell>
          <table:table-cell office:value-type="float" office:value="18041.44" calcext:value-type="float">
            <text:p>18041.44</text:p>
          </table:table-cell>
          <table:table-cell office:value-type="float" office:value="162.58" calcext:value-type="float">
            <text:p>162.5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2" calcext:value-type="float">
            <text:p>62</text:p>
          </table:table-cell>
          <table:table-cell office:value-type="float" office:value="17997.89" calcext:value-type="float">
            <text:p>17997.89</text:p>
          </table:table-cell>
          <table:table-cell office:value-type="float" office:value="161.18" calcext:value-type="float">
            <text:p>161.1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2" calcext:value-type="float">
            <text:p>12</text:p>
          </table:table-cell>
          <table:table-cell office:value-type="float" office:value="17417.31" calcext:value-type="float">
            <text:p>17417.31</text:p>
          </table:table-cell>
          <table:table-cell office:value-type="float" office:value="157.38" calcext:value-type="float">
            <text:p>157.38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58" calcext:value-type="float">
            <text:p>2.5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37.5" calcext:value-type="float">
            <text:p>137.5</text:p>
          </table:table-cell>
          <table:table-cell office:value-type="float" office:value="194.8" calcext:value-type="float">
            <text:p>194.8</text:p>
          </table:table-cell>
          <table:table-cell office:value-type="float" office:value="14" calcext:value-type="float">
            <text:p>14</text:p>
          </table:table-cell>
          <table:table-cell office:value-type="float" office:value="14.2" calcext:value-type="float">
            <text:p>1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50" calcext:value-type="float">
            <text:p>250</text:p>
          </table:table-cell>
          <table:table-cell office:value-type="float" office:value="354.2" calcext:value-type="float">
            <text:p>354.2</text:p>
          </table:table-cell>
          <table:table-cell office:value-type="float" office:value="18.8" calcext:value-type="float">
            <text:p>18.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250.1" calcext:value-type="float">
            <text:p>1250.1</text:p>
          </table:table-cell>
          <table:table-cell office:value-type="float" office:value="1771.1" calcext:value-type="float">
            <text:p>1771.1</text:p>
          </table:table-cell>
          <table:table-cell office:value-type="float" office:value="42.1" calcext:value-type="float">
            <text:p>42.1</text:p>
          </table:table-cell>
          <table:table-cell office:value-type="float" office:value="42.2" calcext:value-type="float">
            <text:p>42.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6" calcext:value-type="float">
            <text:p>26</text:p>
          </table:table-cell>
          <table:table-cell office:value-type="float" office:value="3575.33" calcext:value-type="float">
            <text:p>3575.33</text:p>
          </table:table-cell>
          <table:table-cell office:value-type="float" office:value="72.38" calcext:value-type="float">
            <text:p>72.3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4" calcext:value-type="float">
            <text:p>14</text:p>
          </table:table-cell>
          <table:table-cell office:value-type="float" office:value="3500.32" calcext:value-type="float">
            <text:p>3500.32</text:p>
          </table:table-cell>
          <table:table-cell office:value-type="float" office:value="71.08" calcext:value-type="float">
            <text:p>71.0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" calcext:value-type="float">
            <text:p>3</text:p>
          </table:table-cell>
          <table:table-cell office:value-type="float" office:value="3750.34" calcext:value-type="float">
            <text:p>3750.34</text:p>
          </table:table-cell>
          <table:table-cell office:value-type="float" office:value="73.03" calcext:value-type="float">
            <text:p>73.0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2" calcext:value-type="float">
            <text:p>52</text:p>
          </table:table-cell>
          <table:table-cell office:value-type="float" office:value="7150.65" calcext:value-type="float">
            <text:p>7150.65</text:p>
          </table:table-cell>
          <table:table-cell office:value-type="float" office:value="102.36" calcext:value-type="float">
            <text:p>102.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9" calcext:value-type="float">
            <text:p>29</text:p>
          </table:table-cell>
          <table:table-cell office:value-type="float" office:value="7250.66" calcext:value-type="float">
            <text:p>7250.66</text:p>
          </table:table-cell>
          <table:table-cell office:value-type="float" office:value="102.3" calcext:value-type="float">
            <text:p>102.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" calcext:value-type="float">
            <text:p>6</text:p>
          </table:table-cell>
          <table:table-cell office:value-type="float" office:value="7500.69" calcext:value-type="float">
            <text:p>7500.69</text:p>
          </table:table-cell>
          <table:table-cell office:value-type="float" office:value="103.28" calcext:value-type="float">
            <text:p>103.2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79" calcext:value-type="float">
            <text:p>79</text:p>
          </table:table-cell>
          <table:table-cell office:value-type="float" office:value="10863.49" calcext:value-type="float">
            <text:p>10863.49</text:p>
          </table:table-cell>
          <table:table-cell office:value-type="float" office:value="126.16" calcext:value-type="float">
            <text:p>126.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3" calcext:value-type="float">
            <text:p>43</text:p>
          </table:table-cell>
          <table:table-cell office:value-type="float" office:value="10750.98" calcext:value-type="float">
            <text:p>10750.98</text:p>
          </table:table-cell>
          <table:table-cell office:value-type="float" office:value="124.57" calcext:value-type="float">
            <text:p>124.5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9" calcext:value-type="float">
            <text:p>9</text:p>
          </table:table-cell>
          <table:table-cell office:value-type="float" office:value="11251.03" calcext:value-type="float">
            <text:p>11251.03</text:p>
          </table:table-cell>
          <table:table-cell office:value-type="float" office:value="126.49" calcext:value-type="float">
            <text:p>126.4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05" calcext:value-type="float">
            <text:p>105</text:p>
          </table:table-cell>
          <table:table-cell office:value-type="float" office:value="14438.82" calcext:value-type="float">
            <text:p>14438.82</text:p>
          </table:table-cell>
          <table:table-cell office:value-type="float" office:value="145.45" calcext:value-type="float">
            <text:p>145.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8" calcext:value-type="float">
            <text:p>58</text:p>
          </table:table-cell>
          <table:table-cell office:value-type="float" office:value="14501.33" calcext:value-type="float">
            <text:p>14501.33</text:p>
          </table:table-cell>
          <table:table-cell office:value-type="float" office:value="144.68" calcext:value-type="float">
            <text:p>144.6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2" calcext:value-type="float">
            <text:p>12</text:p>
          </table:table-cell>
          <table:table-cell office:value-type="float" office:value="15001.37" calcext:value-type="float">
            <text:p>15001.37</text:p>
          </table:table-cell>
          <table:table-cell office:value-type="float" office:value="146.06" calcext:value-type="float">
            <text:p>146.0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31" calcext:value-type="float">
            <text:p>131</text:p>
          </table:table-cell>
          <table:table-cell office:value-type="float" office:value="18014.15" calcext:value-type="float">
            <text:p>18014.15</text:p>
          </table:table-cell>
          <table:table-cell office:value-type="float" office:value="162.46" calcext:value-type="float">
            <text:p>162.4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2" calcext:value-type="float">
            <text:p>72</text:p>
          </table:table-cell>
          <table:table-cell office:value-type="float" office:value="18001.65" calcext:value-type="float">
            <text:p>18001.65</text:p>
          </table:table-cell>
          <table:table-cell office:value-type="float" office:value="161.19" calcext:value-type="float">
            <text:p>161.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4" calcext:value-type="float">
            <text:p>14</text:p>
          </table:table-cell>
          <table:table-cell office:value-type="float" office:value="17501.6" calcext:value-type="float">
            <text:p>17501.6</text:p>
          </table:table-cell>
          <table:table-cell office:value-type="float" office:value="157.76" calcext:value-type="float">
            <text:p>157.76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39" calcext:value-type="float">
            <text:p>2.3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18" calcext:value-type="float">
            <text:p>118</text:p>
          </table:table-cell>
          <table:table-cell office:value-type="float" office:value="167.2" calcext:value-type="float">
            <text:p>167.2</text:p>
          </table:table-cell>
          <table:table-cell office:value-type="float" office:value="12.9" calcext:value-type="float">
            <text:p>12.9</text:p>
          </table:table-cell>
          <table:table-cell office:value-type="float" office:value="13.1" calcext:value-type="float">
            <text:p>13.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14.6" calcext:value-type="float">
            <text:p>214.6</text:p>
          </table:table-cell>
          <table:table-cell office:value-type="float" office:value="304" calcext:value-type="float">
            <text:p>304</text:p>
          </table:table-cell>
          <table:table-cell office:value-type="float" office:value="17.4" calcext:value-type="float">
            <text:p>17.4</text:p>
          </table:table-cell>
          <table:table-cell office:value-type="float" office:value="17.6" calcext:value-type="float">
            <text:p>17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072.8" calcext:value-type="float">
            <text:p>1072.8</text:p>
          </table:table-cell>
          <table:table-cell office:value-type="float" office:value="1519.8" calcext:value-type="float">
            <text:p>1519.8</text:p>
          </table:table-cell>
          <table:table-cell office:value-type="float" office:value="39" calcext:value-type="float">
            <text:p>39</text:p>
          </table:table-cell>
          <table:table-cell office:value-type="float" office:value="39.1" calcext:value-type="float">
            <text:p>39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1" calcext:value-type="float">
            <text:p>31</text:p>
          </table:table-cell>
          <table:table-cell office:value-type="float" office:value="3658.14" calcext:value-type="float">
            <text:p>3658.14</text:p>
          </table:table-cell>
          <table:table-cell office:value-type="float" office:value="73.21" calcext:value-type="float">
            <text:p>73.2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7" calcext:value-type="float">
            <text:p>17</text:p>
          </table:table-cell>
          <table:table-cell office:value-type="float" office:value="3647.41" calcext:value-type="float">
            <text:p>3647.41</text:p>
          </table:table-cell>
          <table:table-cell office:value-type="float" office:value="72.56" calcext:value-type="float">
            <text:p>72.5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" calcext:value-type="float">
            <text:p>3</text:p>
          </table:table-cell>
          <table:table-cell office:value-type="float" office:value="3218.31" calcext:value-type="float">
            <text:p>3218.31</text:p>
          </table:table-cell>
          <table:table-cell office:value-type="float" office:value="67.65" calcext:value-type="float">
            <text:p>67.6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1" calcext:value-type="float">
            <text:p>61</text:p>
          </table:table-cell>
          <table:table-cell office:value-type="float" office:value="7198.28" calcext:value-type="float">
            <text:p>7198.28</text:p>
          </table:table-cell>
          <table:table-cell office:value-type="float" office:value="102.7" calcext:value-type="float">
            <text:p>102.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4" calcext:value-type="float">
            <text:p>34</text:p>
          </table:table-cell>
          <table:table-cell office:value-type="float" office:value="7294.83" calcext:value-type="float">
            <text:p>7294.83</text:p>
          </table:table-cell>
          <table:table-cell office:value-type="float" office:value="102.61" calcext:value-type="float">
            <text:p>102.6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" calcext:value-type="float">
            <text:p>7</text:p>
          </table:table-cell>
          <table:table-cell office:value-type="float" office:value="7509.38" calcext:value-type="float">
            <text:p>7509.38</text:p>
          </table:table-cell>
          <table:table-cell office:value-type="float" office:value="103.34" calcext:value-type="float">
            <text:p>103.3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92" calcext:value-type="float">
            <text:p>92</text:p>
          </table:table-cell>
          <table:table-cell office:value-type="float" office:value="10856.42" calcext:value-type="float">
            <text:p>10856.42</text:p>
          </table:table-cell>
          <table:table-cell office:value-type="float" office:value="126.12" calcext:value-type="float">
            <text:p>126.1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0" calcext:value-type="float">
            <text:p>50</text:p>
          </table:table-cell>
          <table:table-cell office:value-type="float" office:value="10727.69" calcext:value-type="float">
            <text:p>10727.69</text:p>
          </table:table-cell>
          <table:table-cell office:value-type="float" office:value="124.44" calcext:value-type="float">
            <text:p>124.4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0" calcext:value-type="float">
            <text:p>10</text:p>
          </table:table-cell>
          <table:table-cell office:value-type="float" office:value="10727.69" calcext:value-type="float">
            <text:p>10727.69</text:p>
          </table:table-cell>
          <table:table-cell office:value-type="float" office:value="123.51" calcext:value-type="float">
            <text:p>123.5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22" calcext:value-type="float">
            <text:p>122</text:p>
          </table:table-cell>
          <table:table-cell office:value-type="float" office:value="14396.56" calcext:value-type="float">
            <text:p>14396.56</text:p>
          </table:table-cell>
          <table:table-cell office:value-type="float" office:value="145.24" calcext:value-type="float">
            <text:p>145.2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7" calcext:value-type="float">
            <text:p>67</text:p>
          </table:table-cell>
          <table:table-cell office:value-type="float" office:value="14375.1" calcext:value-type="float">
            <text:p>14375.1</text:p>
          </table:table-cell>
          <table:table-cell office:value-type="float" office:value="144.04" calcext:value-type="float">
            <text:p>144.0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3" calcext:value-type="float">
            <text:p>13</text:p>
          </table:table-cell>
          <table:table-cell office:value-type="float" office:value="13946" calcext:value-type="float">
            <text:p>13946</text:p>
          </table:table-cell>
          <table:table-cell office:value-type="float" office:value="140.83" calcext:value-type="float">
            <text:p>140.8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53" calcext:value-type="float">
            <text:p>153</text:p>
          </table:table-cell>
          <table:table-cell office:value-type="float" office:value="18054.7" calcext:value-type="float">
            <text:p>18054.7</text:p>
          </table:table-cell>
          <table:table-cell office:value-type="float" office:value="162.64" calcext:value-type="float">
            <text:p>162.6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84" calcext:value-type="float">
            <text:p>84</text:p>
          </table:table-cell>
          <table:table-cell office:value-type="float" office:value="18022.52" calcext:value-type="float">
            <text:p>18022.52</text:p>
          </table:table-cell>
          <table:table-cell office:value-type="float" office:value="161.29" calcext:value-type="float">
            <text:p>161.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7" calcext:value-type="float">
            <text:p>17</text:p>
          </table:table-cell>
          <table:table-cell office:value-type="float" office:value="18237.07" calcext:value-type="float">
            <text:p>18237.07</text:p>
          </table:table-cell>
          <table:table-cell office:value-type="float" office:value="161.04" calcext:value-type="float">
            <text:p>161.04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9" calcext:value-type="float">
            <text:p>2.2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08.3" calcext:value-type="float">
            <text:p>108.3</text:p>
          </table:table-cell>
          <table:table-cell office:value-type="float" office:value="153.5" calcext:value-type="float">
            <text:p>153.5</text:p>
          </table:table-cell>
          <table:table-cell office:value-type="float" office:value="12.4" calcext:value-type="float">
            <text:p>12.4</text:p>
          </table:table-cell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97" calcext:value-type="float">
            <text:p>197</text:p>
          </table:table-cell>
          <table:table-cell office:value-type="float" office:value="279.1" calcext:value-type="float">
            <text:p>279.1</text:p>
          </table:table-cell>
          <table:table-cell office:value-type="float" office:value="16.7" calcext:value-type="float">
            <text:p>16.7</text:p>
          </table:table-cell>
          <table:table-cell office:value-type="float" office:value="16.9" calcext:value-type="float">
            <text:p>16.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984.9" calcext:value-type="float">
            <text:p>984.9</text:p>
          </table:table-cell>
          <table:table-cell office:value-type="float" office:value="1395.3" calcext:value-type="float">
            <text:p>1395.3</text:p>
          </table:table-cell>
          <table:table-cell table:number-columns-repeated="2" office:value-type="float" office:value="37.4" calcext:value-type="float">
            <text:p>37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3" calcext:value-type="float">
            <text:p>33</text:p>
          </table:table-cell>
          <table:table-cell office:value-type="float" office:value="3575.1" calcext:value-type="float">
            <text:p>3575.1</text:p>
          </table:table-cell>
          <table:table-cell office:value-type="float" office:value="72.37" calcext:value-type="float">
            <text:p>72.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8" calcext:value-type="float">
            <text:p>18</text:p>
          </table:table-cell>
          <table:table-cell office:value-type="float" office:value="3545.55" calcext:value-type="float">
            <text:p>3545.55</text:p>
          </table:table-cell>
          <table:table-cell office:value-type="float" office:value="71.54" calcext:value-type="float">
            <text:p>71.5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" calcext:value-type="float">
            <text:p>4</text:p>
          </table:table-cell>
          <table:table-cell office:value-type="float" office:value="3939.5" calcext:value-type="float">
            <text:p>3939.5</text:p>
          </table:table-cell>
          <table:table-cell office:value-type="float" office:value="74.85" calcext:value-type="float">
            <text:p>74.8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6" calcext:value-type="float">
            <text:p>66</text:p>
          </table:table-cell>
          <table:table-cell office:value-type="float" office:value="7150.2" calcext:value-type="float">
            <text:p>7150.2</text:p>
          </table:table-cell>
          <table:table-cell office:value-type="float" office:value="102.35" calcext:value-type="float">
            <text:p>102.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7" calcext:value-type="float">
            <text:p>37</text:p>
          </table:table-cell>
          <table:table-cell office:value-type="float" office:value="7288.08" calcext:value-type="float">
            <text:p>7288.08</text:p>
          </table:table-cell>
          <table:table-cell office:value-type="float" office:value="102.56" calcext:value-type="float">
            <text:p>102.5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" calcext:value-type="float">
            <text:p>7</text:p>
          </table:table-cell>
          <table:table-cell office:value-type="float" office:value="6894.13" calcext:value-type="float">
            <text:p>6894.13</text:p>
          </table:table-cell>
          <table:table-cell office:value-type="float" office:value="99.02" calcext:value-type="float">
            <text:p>99.0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00" calcext:value-type="float">
            <text:p>100</text:p>
          </table:table-cell>
          <table:table-cell office:value-type="float" office:value="10833.63" calcext:value-type="float">
            <text:p>10833.63</text:p>
          </table:table-cell>
          <table:table-cell office:value-type="float" office:value="125.99" calcext:value-type="float">
            <text:p>125.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5" calcext:value-type="float">
            <text:p>55</text:p>
          </table:table-cell>
          <table:table-cell office:value-type="float" office:value="10833.63" calcext:value-type="float">
            <text:p>10833.63</text:p>
          </table:table-cell>
          <table:table-cell office:value-type="float" office:value="125.05" calcext:value-type="float">
            <text:p>125.0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1" calcext:value-type="float">
            <text:p>11</text:p>
          </table:table-cell>
          <table:table-cell office:value-type="float" office:value="10833.63" calcext:value-type="float">
            <text:p>10833.63</text:p>
          </table:table-cell>
          <table:table-cell office:value-type="float" office:value="124.12" calcext:value-type="float">
            <text:p>124.1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33" calcext:value-type="float">
            <text:p>133</text:p>
          </table:table-cell>
          <table:table-cell office:value-type="float" office:value="14408.73" calcext:value-type="float">
            <text:p>14408.73</text:p>
          </table:table-cell>
          <table:table-cell office:value-type="float" office:value="145.3" calcext:value-type="float">
            <text:p>145.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3" calcext:value-type="float">
            <text:p>73</text:p>
          </table:table-cell>
          <table:table-cell office:value-type="float" office:value="14379.18" calcext:value-type="float">
            <text:p>14379.18</text:p>
          </table:table-cell>
          <table:table-cell office:value-type="float" office:value="144.06" calcext:value-type="float">
            <text:p>144.0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5" calcext:value-type="float">
            <text:p>15</text:p>
          </table:table-cell>
          <table:table-cell office:value-type="float" office:value="14773.13" calcext:value-type="float">
            <text:p>14773.13</text:p>
          </table:table-cell>
          <table:table-cell office:value-type="float" office:value="144.94" calcext:value-type="float">
            <text:p>144.9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66" calcext:value-type="float">
            <text:p>166</text:p>
          </table:table-cell>
          <table:table-cell office:value-type="float" office:value="17983.83" calcext:value-type="float">
            <text:p>17983.83</text:p>
          </table:table-cell>
          <table:table-cell office:value-type="float" office:value="162.32" calcext:value-type="float">
            <text:p>162.3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91" calcext:value-type="float">
            <text:p>91</text:p>
          </table:table-cell>
          <table:table-cell office:value-type="float" office:value="17924.73" calcext:value-type="float">
            <text:p>17924.73</text:p>
          </table:table-cell>
          <table:table-cell office:value-type="float" office:value="160.85" calcext:value-type="float">
            <text:p>160.8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8" calcext:value-type="float">
            <text:p>18</text:p>
          </table:table-cell>
          <table:table-cell office:value-type="float" office:value="17727.76" calcext:value-type="float">
            <text:p>17727.76</text:p>
          </table:table-cell>
          <table:table-cell office:value-type="float" office:value="158.78" calcext:value-type="float">
            <text:p>158.78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7" calcext:value-type="float">
            <text:p>2.2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06.5" calcext:value-type="float">
            <text:p>106.5</text:p>
          </table:table-cell>
          <table:table-cell office:value-type="float" office:value="150.8" calcext:value-type="float">
            <text:p>150.8</text:p>
          </table:table-cell>
          <table:table-cell office:value-type="float" office:value="12.3" calcext:value-type="float">
            <text:p>12.3</text:p>
          </table:table-cell>
          <table:table-cell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93.5" calcext:value-type="float">
            <text:p>193.5</text:p>
          </table:table-cell>
          <table:table-cell office:value-type="float" office:value="274.2" calcext:value-type="float">
            <text:p>274.2</text:p>
          </table:table-cell>
          <table:table-cell office:value-type="float" office:value="16.6" calcext:value-type="float">
            <text:p>16.6</text:p>
          </table:table-cell>
          <table:table-cell office:value-type="float" office:value="16.7" calcext:value-type="float">
            <text:p>16.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967.7" calcext:value-type="float">
            <text:p>967.7</text:p>
          </table:table-cell>
          <table:table-cell office:value-type="float" office:value="1371.1" calcext:value-type="float">
            <text:p>1371.1</text:p>
          </table:table-cell>
          <table:table-cell office:value-type="float" office:value="37" calcext:value-type="float">
            <text:p>37</text:p>
          </table:table-cell>
          <table:table-cell office:value-type="float" office:value="37.1" calcext:value-type="float">
            <text:p>37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4" calcext:value-type="float">
            <text:p>34</text:p>
          </table:table-cell>
          <table:table-cell office:value-type="float" office:value="3619.38" calcext:value-type="float">
            <text:p>3619.38</text:p>
          </table:table-cell>
          <table:table-cell office:value-type="float" office:value="72.82" calcext:value-type="float">
            <text:p>72.8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9" calcext:value-type="float">
            <text:p>19</text:p>
          </table:table-cell>
          <table:table-cell office:value-type="float" office:value="3677.44" calcext:value-type="float">
            <text:p>3677.44</text:p>
          </table:table-cell>
          <table:table-cell office:value-type="float" office:value="72.86" calcext:value-type="float">
            <text:p>72.8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" calcext:value-type="float">
            <text:p>4</text:p>
          </table:table-cell>
          <table:table-cell office:value-type="float" office:value="3870.99" calcext:value-type="float">
            <text:p>3870.99</text:p>
          </table:table-cell>
          <table:table-cell office:value-type="float" office:value="74.19" calcext:value-type="float">
            <text:p>74.1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8" calcext:value-type="float">
            <text:p>68</text:p>
          </table:table-cell>
          <table:table-cell office:value-type="float" office:value="7238.75" calcext:value-type="float">
            <text:p>7238.75</text:p>
          </table:table-cell>
          <table:table-cell office:value-type="float" office:value="102.99" calcext:value-type="float">
            <text:p>102.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7" calcext:value-type="float">
            <text:p>37</text:p>
          </table:table-cell>
          <table:table-cell office:value-type="float" office:value="7161.33" calcext:value-type="float">
            <text:p>7161.33</text:p>
          </table:table-cell>
          <table:table-cell office:value-type="float" office:value="101.67" calcext:value-type="float">
            <text:p>101.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" calcext:value-type="float">
            <text:p>7</text:p>
          </table:table-cell>
          <table:table-cell office:value-type="float" office:value="6774.23" calcext:value-type="float">
            <text:p>6774.23</text:p>
          </table:table-cell>
          <table:table-cell office:value-type="float" office:value="98.15" calcext:value-type="float">
            <text:p>98.1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01" calcext:value-type="float">
            <text:p>101</text:p>
          </table:table-cell>
          <table:table-cell office:value-type="float" office:value="10751.68" calcext:value-type="float">
            <text:p>10751.68</text:p>
          </table:table-cell>
          <table:table-cell office:value-type="float" office:value="125.51" calcext:value-type="float">
            <text:p>125.5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6" calcext:value-type="float">
            <text:p>56</text:p>
          </table:table-cell>
          <table:table-cell office:value-type="float" office:value="10838.77" calcext:value-type="float">
            <text:p>10838.77</text:p>
          </table:table-cell>
          <table:table-cell office:value-type="float" office:value="125.08" calcext:value-type="float">
            <text:p>125.0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1" calcext:value-type="float">
            <text:p>11</text:p>
          </table:table-cell>
          <table:table-cell office:value-type="float" office:value="10645.22" calcext:value-type="float">
            <text:p>10645.22</text:p>
          </table:table-cell>
          <table:table-cell office:value-type="float" office:value="123.04" calcext:value-type="float">
            <text:p>123.0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35" calcext:value-type="float">
            <text:p>135</text:p>
          </table:table-cell>
          <table:table-cell office:value-type="float" office:value="14371.05" calcext:value-type="float">
            <text:p>14371.05</text:p>
          </table:table-cell>
          <table:table-cell office:value-type="float" office:value="145.11" calcext:value-type="float">
            <text:p>145.1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4" calcext:value-type="float">
            <text:p>74</text:p>
          </table:table-cell>
          <table:table-cell office:value-type="float" office:value="14322.66" calcext:value-type="float">
            <text:p>14322.66</text:p>
          </table:table-cell>
          <table:table-cell office:value-type="float" office:value="143.78" calcext:value-type="float">
            <text:p>143.7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5" calcext:value-type="float">
            <text:p>15</text:p>
          </table:table-cell>
          <table:table-cell office:value-type="float" office:value="14516.21" calcext:value-type="float">
            <text:p>14516.21</text:p>
          </table:table-cell>
          <table:table-cell office:value-type="float" office:value="143.68" calcext:value-type="float">
            <text:p>143.6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69" calcext:value-type="float">
            <text:p>169</text:p>
          </table:table-cell>
          <table:table-cell office:value-type="float" office:value="17990.43" calcext:value-type="float">
            <text:p>17990.43</text:p>
          </table:table-cell>
          <table:table-cell office:value-type="float" office:value="162.35" calcext:value-type="float">
            <text:p>162.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93" calcext:value-type="float">
            <text:p>93</text:p>
          </table:table-cell>
          <table:table-cell office:value-type="float" office:value="18000.1" calcext:value-type="float">
            <text:p>18000.1</text:p>
          </table:table-cell>
          <table:table-cell office:value-type="float" office:value="161.19" calcext:value-type="float">
            <text:p>161.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9" calcext:value-type="float">
            <text:p>19</text:p>
          </table:table-cell>
          <table:table-cell office:value-type="float" office:value="18387.2" calcext:value-type="float">
            <text:p>18387.2</text:p>
          </table:table-cell>
          <table:table-cell office:value-type="float" office:value="161.7" calcext:value-type="float">
            <text:p>161.7</text:p>
          </table:table-cell>
          <table:table-cell table:number-columns-repeated="4"/>
        </table:table-row>
        <table:table-row table:style-name="ro1" table:number-rows-repeated="5">
          <table:table-cell table:number-columns-repeated="12"/>
        </table:table-row>
        <table:table-row table:style-name="ro1">
          <table:table-cell/>
          <table:table-cell office:value-type="string" calcext:value-type="string">
            <text:p>Site Name:</text:p>
          </table:table-cell>
          <table:table-cell office:value-type="string" calcext:value-type="string">
            <text:p>SQM 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ky Quality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gnitude per arc-second^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ight Pollution Base Rate:</text:p>
          </table:table-cell>
          <table:table-cell office:value-type="float" office:value="244.3" calcext:value-type="float">
            <text:p>244.3</text:p>
          </table:table-cell>
          <table:table-cell office:value-type="string" calcext:value-type="string">
            <text:p>e per second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Optic Name:</text:p>
          </table:table-cell>
          <table:table-cell office:value-type="string" calcext:value-type="string">
            <text:p>f/3.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ght Pollution Rate:</text:p>
          </table:table-cell>
          <table:table-cell office:value-type="float" office:value="27.14" calcext:value-type="float">
            <text:p>27.14</text:p>
          </table:table-cell>
          <table:table-cell office:value-type="string" calcext:value-type="string">
            <text:p>e per second for f/3.0 optic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3.28" calcext:value-type="float">
            <text:p>3.2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1.6" calcext:value-type="float">
            <text:p>11.6</text:p>
          </table:table-cell>
          <table:table-cell office:value-type="float" office:value="314.9" calcext:value-type="float">
            <text:p>314.9</text:p>
          </table:table-cell>
          <table:table-cell office:value-type="float" office:value="17.7" calcext:value-type="float">
            <text:p>17.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1.1" calcext:value-type="float">
            <text:p>21.1</text:p>
          </table:table-cell>
          <table:table-cell office:value-type="float" office:value="572.5" calcext:value-type="float">
            <text:p>572.5</text:p>
          </table:table-cell>
          <table:table-cell office:value-type="float" office:value="23.9" calcext:value-type="float">
            <text:p>23.9</text:p>
          </table:table-cell>
          <table:table-cell office:value-type="float" office:value="24.2" calcext:value-type="float">
            <text:p>2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05.5" calcext:value-type="float">
            <text:p>105.5</text:p>
          </table:table-cell>
          <table:table-cell office:value-type="float" office:value="2862.5" calcext:value-type="float">
            <text:p>2862.5</text:p>
          </table:table-cell>
          <table:table-cell office:value-type="float" office:value="53.5" calcext:value-type="float">
            <text:p>53.5</text:p>
          </table:table-cell>
          <table:table-cell office:value-type="float" office:value="53.6" calcext:value-type="float">
            <text:p>53.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10" calcext:value-type="float">
            <text:p>310</text:p>
          </table:table-cell>
          <table:table-cell office:value-type="float" office:value="3595.98" calcext:value-type="float">
            <text:p>3595.98</text:p>
          </table:table-cell>
          <table:table-cell office:value-type="float" office:value="317.72" calcext:value-type="float">
            <text:p>317.7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71" calcext:value-type="float">
            <text:p>171</text:p>
          </table:table-cell>
          <table:table-cell office:value-type="float" office:value="3606.53" calcext:value-type="float">
            <text:p>3606.53</text:p>
          </table:table-cell>
          <table:table-cell office:value-type="float" office:value="315.81" calcext:value-type="float">
            <text:p>315.8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4" calcext:value-type="float">
            <text:p>34</text:p>
          </table:table-cell>
          <table:table-cell office:value-type="float" office:value="3585.44" calcext:value-type="float">
            <text:p>3585.44</text:p>
          </table:table-cell>
          <table:table-cell office:value-type="float" office:value="312.56" calcext:value-type="float">
            <text:p>312.5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21" calcext:value-type="float">
            <text:p>621</text:p>
          </table:table-cell>
          <table:table-cell office:value-type="float" office:value="7203.56" calcext:value-type="float">
            <text:p>7203.56</text:p>
          </table:table-cell>
          <table:table-cell office:value-type="float" office:value="449.69" calcext:value-type="float">
            <text:p>449.6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41" calcext:value-type="float">
            <text:p>341</text:p>
          </table:table-cell>
          <table:table-cell office:value-type="float" office:value="7191.96" calcext:value-type="float">
            <text:p>7191.96</text:p>
          </table:table-cell>
          <table:table-cell office:value-type="float" office:value="445.98" calcext:value-type="float">
            <text:p>445.9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8" calcext:value-type="float">
            <text:p>68</text:p>
          </table:table-cell>
          <table:table-cell office:value-type="float" office:value="7170.87" calcext:value-type="float">
            <text:p>7170.87</text:p>
          </table:table-cell>
          <table:table-cell office:value-type="float" office:value="442.02" calcext:value-type="float">
            <text:p>442.0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931" calcext:value-type="float">
            <text:p>931</text:p>
          </table:table-cell>
          <table:table-cell office:value-type="float" office:value="10799.55" calcext:value-type="float">
            <text:p>10799.55</text:p>
          </table:table-cell>
          <table:table-cell office:value-type="float" office:value="550.61" calcext:value-type="float">
            <text:p>550.6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12" calcext:value-type="float">
            <text:p>512</text:p>
          </table:table-cell>
          <table:table-cell office:value-type="float" office:value="10798.49" calcext:value-type="float">
            <text:p>10798.49</text:p>
          </table:table-cell>
          <table:table-cell office:value-type="float" office:value="546.47" calcext:value-type="float">
            <text:p>546.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02" calcext:value-type="float">
            <text:p>102</text:p>
          </table:table-cell>
          <table:table-cell office:value-type="float" office:value="10756.31" calcext:value-type="float">
            <text:p>10756.31</text:p>
          </table:table-cell>
          <table:table-cell office:value-type="float" office:value="541.37" calcext:value-type="float">
            <text:p>541.3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241" calcext:value-type="float">
            <text:p>1241</text:p>
          </table:table-cell>
          <table:table-cell office:value-type="float" office:value="14395.53" calcext:value-type="float">
            <text:p>14395.53</text:p>
          </table:table-cell>
          <table:table-cell office:value-type="float" office:value="635.7" calcext:value-type="float">
            <text:p>635.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83" calcext:value-type="float">
            <text:p>683</text:p>
          </table:table-cell>
          <table:table-cell office:value-type="float" office:value="14405.02" calcext:value-type="float">
            <text:p>14405.02</text:p>
          </table:table-cell>
          <table:table-cell office:value-type="float" office:value="631.17" calcext:value-type="float">
            <text:p>631.1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37" calcext:value-type="float">
            <text:p>137</text:p>
          </table:table-cell>
          <table:table-cell office:value-type="float" office:value="14447.2" calcext:value-type="float">
            <text:p>14447.2</text:p>
          </table:table-cell>
          <table:table-cell office:value-type="float" office:value="627.41" calcext:value-type="float">
            <text:p>627.4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552" calcext:value-type="float">
            <text:p>1552</text:p>
          </table:table-cell>
          <table:table-cell office:value-type="float" office:value="18003.11" calcext:value-type="float">
            <text:p>18003.11</text:p>
          </table:table-cell>
          <table:table-cell office:value-type="float" office:value="710.91" calcext:value-type="float">
            <text:p>710.9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853" calcext:value-type="float">
            <text:p>853</text:p>
          </table:table-cell>
          <table:table-cell office:value-type="float" office:value="17990.45" calcext:value-type="float">
            <text:p>17990.45</text:p>
          </table:table-cell>
          <table:table-cell office:value-type="float" office:value="705.36" calcext:value-type="float">
            <text:p>705.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71" calcext:value-type="float">
            <text:p>171</text:p>
          </table:table-cell>
          <table:table-cell office:value-type="float" office:value="18032.64" calcext:value-type="float">
            <text:p>18032.64</text:p>
          </table:table-cell>
          <table:table-cell office:value-type="float" office:value="700.95" calcext:value-type="float">
            <text:p>700.95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78" calcext:value-type="float">
            <text:p>2.7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8.3" calcext:value-type="float">
            <text:p>8.3</text:p>
          </table:table-cell>
          <table:table-cell office:value-type="float" office:value="226.2" calcext:value-type="float">
            <text:p>226.2</text:p>
          </table:table-cell>
          <table:table-cell office:value-type="float" office:value="15" calcext:value-type="float">
            <text:p>15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5.2" calcext:value-type="float">
            <text:p>15.2</text:p>
          </table:table-cell>
          <table:table-cell office:value-type="float" office:value="411.3" calcext:value-type="float">
            <text:p>411.3</text:p>
          </table:table-cell>
          <table:table-cell office:value-type="float" office:value="20.3" calcext:value-type="float">
            <text:p>20.3</text:p>
          </table:table-cell>
          <table:table-cell office:value-type="float" office:value="20.5" calcext:value-type="float">
            <text:p>20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5.8" calcext:value-type="float">
            <text:p>75.8</text:p>
          </table:table-cell>
          <table:table-cell office:value-type="float" office:value="2056.3" calcext:value-type="float">
            <text:p>2056.3</text:p>
          </table:table-cell>
          <table:table-cell office:value-type="float" office:value="45.3" calcext:value-type="float">
            <text:p>45.3</text:p>
          </table:table-cell>
          <table:table-cell office:value-type="float" office:value="45.4" calcext:value-type="float">
            <text:p>45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32" calcext:value-type="float">
            <text:p>432</text:p>
          </table:table-cell>
          <table:table-cell office:value-type="float" office:value="3599.83" calcext:value-type="float">
            <text:p>3599.83</text:p>
          </table:table-cell>
          <table:table-cell office:value-type="float" office:value="317.89" calcext:value-type="float">
            <text:p>317.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38" calcext:value-type="float">
            <text:p>238</text:p>
          </table:table-cell>
          <table:table-cell office:value-type="float" office:value="3605.89" calcext:value-type="float">
            <text:p>3605.89</text:p>
          </table:table-cell>
          <table:table-cell office:value-type="float" office:value="315.79" calcext:value-type="float">
            <text:p>315.7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8" calcext:value-type="float">
            <text:p>48</text:p>
          </table:table-cell>
          <table:table-cell office:value-type="float" office:value="3636.19" calcext:value-type="float">
            <text:p>3636.19</text:p>
          </table:table-cell>
          <table:table-cell office:value-type="float" office:value="314.76" calcext:value-type="float">
            <text:p>314.7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864" calcext:value-type="float">
            <text:p>864</text:p>
          </table:table-cell>
          <table:table-cell office:value-type="float" office:value="7199.65" calcext:value-type="float">
            <text:p>7199.65</text:p>
          </table:table-cell>
          <table:table-cell office:value-type="float" office:value="449.57" calcext:value-type="float">
            <text:p>449.5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75" calcext:value-type="float">
            <text:p>475</text:p>
          </table:table-cell>
          <table:table-cell office:value-type="float" office:value="7196.62" calcext:value-type="float">
            <text:p>7196.62</text:p>
          </table:table-cell>
          <table:table-cell office:value-type="float" office:value="446.12" calcext:value-type="float">
            <text:p>446.1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95" calcext:value-type="float">
            <text:p>95</text:p>
          </table:table-cell>
          <table:table-cell office:value-type="float" office:value="7196.62" calcext:value-type="float">
            <text:p>7196.62</text:p>
          </table:table-cell>
          <table:table-cell office:value-type="float" office:value="442.82" calcext:value-type="float">
            <text:p>442.8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296" calcext:value-type="float">
            <text:p>1296</text:p>
          </table:table-cell>
          <table:table-cell office:value-type="float" office:value="10799.48" calcext:value-type="float">
            <text:p>10799.48</text:p>
          </table:table-cell>
          <table:table-cell office:value-type="float" office:value="550.61" calcext:value-type="float">
            <text:p>550.6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13" calcext:value-type="float">
            <text:p>713</text:p>
          </table:table-cell>
          <table:table-cell office:value-type="float" office:value="10802.51" calcext:value-type="float">
            <text:p>10802.51</text:p>
          </table:table-cell>
          <table:table-cell office:value-type="float" office:value="546.57" calcext:value-type="float">
            <text:p>546.5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43" calcext:value-type="float">
            <text:p>143</text:p>
          </table:table-cell>
          <table:table-cell office:value-type="float" office:value="10832.81" calcext:value-type="float">
            <text:p>10832.81</text:p>
          </table:table-cell>
          <table:table-cell office:value-type="float" office:value="543.29" calcext:value-type="float">
            <text:p>543.2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728" calcext:value-type="float">
            <text:p>1728</text:p>
          </table:table-cell>
          <table:table-cell office:value-type="float" office:value="14399.3" calcext:value-type="float">
            <text:p>14399.3</text:p>
          </table:table-cell>
          <table:table-cell office:value-type="float" office:value="635.79" calcext:value-type="float">
            <text:p>635.7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950" calcext:value-type="float">
            <text:p>950</text:p>
          </table:table-cell>
          <table:table-cell office:value-type="float" office:value="14393.24" calcext:value-type="float">
            <text:p>14393.24</text:p>
          </table:table-cell>
          <table:table-cell office:value-type="float" office:value="630.91" calcext:value-type="float">
            <text:p>630.9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90" calcext:value-type="float">
            <text:p>190</text:p>
          </table:table-cell>
          <table:table-cell office:value-type="float" office:value="14393.24" calcext:value-type="float">
            <text:p>14393.24</text:p>
          </table:table-cell>
          <table:table-cell office:value-type="float" office:value="626.24" calcext:value-type="float">
            <text:p>626.2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160" calcext:value-type="float">
            <text:p>2160</text:p>
          </table:table-cell>
          <table:table-cell office:value-type="float" office:value="17999.13" calcext:value-type="float">
            <text:p>17999.13</text:p>
          </table:table-cell>
          <table:table-cell office:value-type="float" office:value="710.83" calcext:value-type="float">
            <text:p>710.8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188" calcext:value-type="float">
            <text:p>1188</text:p>
          </table:table-cell>
          <table:table-cell office:value-type="float" office:value="17999.13" calcext:value-type="float">
            <text:p>17999.13</text:p>
          </table:table-cell>
          <table:table-cell office:value-type="float" office:value="705.53" calcext:value-type="float">
            <text:p>705.5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38" calcext:value-type="float">
            <text:p>238</text:p>
          </table:table-cell>
          <table:table-cell office:value-type="float" office:value="18029.43" calcext:value-type="float">
            <text:p>18029.43</text:p>
          </table:table-cell>
          <table:table-cell office:value-type="float" office:value="700.89" calcext:value-type="float">
            <text:p>700.89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58" calcext:value-type="float">
            <text:p>2.5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7.2" calcext:value-type="float">
            <text:p>7.2</text:p>
          </table:table-cell>
          <table:table-cell office:value-type="float" office:value="194.8" calcext:value-type="float">
            <text:p>194.8</text:p>
          </table:table-cell>
          <table:table-cell office:value-type="float" office:value="14" calcext:value-type="float">
            <text:p>14</text:p>
          </table:table-cell>
          <table:table-cell office:value-type="float" office:value="14.2" calcext:value-type="float">
            <text:p>1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3" calcext:value-type="float">
            <text:p>13</text:p>
          </table:table-cell>
          <table:table-cell office:value-type="float" office:value="354.2" calcext:value-type="float">
            <text:p>354.2</text:p>
          </table:table-cell>
          <table:table-cell office:value-type="float" office:value="18.8" calcext:value-type="float">
            <text:p>18.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5.2" calcext:value-type="float">
            <text:p>65.2</text:p>
          </table:table-cell>
          <table:table-cell office:value-type="float" office:value="1771.1" calcext:value-type="float">
            <text:p>1771.1</text:p>
          </table:table-cell>
          <table:table-cell office:value-type="float" office:value="42.1" calcext:value-type="float">
            <text:p>42.1</text:p>
          </table:table-cell>
          <table:table-cell office:value-type="float" office:value="42.2" calcext:value-type="float">
            <text:p>42.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02" calcext:value-type="float">
            <text:p>502</text:p>
          </table:table-cell>
          <table:table-cell office:value-type="float" office:value="3602.89" calcext:value-type="float">
            <text:p>3602.89</text:p>
          </table:table-cell>
          <table:table-cell office:value-type="float" office:value="318.03" calcext:value-type="float">
            <text:p>318.0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76" calcext:value-type="float">
            <text:p>276</text:p>
          </table:table-cell>
          <table:table-cell office:value-type="float" office:value="3601.59" calcext:value-type="float">
            <text:p>3601.59</text:p>
          </table:table-cell>
          <table:table-cell office:value-type="float" office:value="315.6" calcext:value-type="float">
            <text:p>315.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5" calcext:value-type="float">
            <text:p>55</text:p>
          </table:table-cell>
          <table:table-cell office:value-type="float" office:value="3588.54" calcext:value-type="float">
            <text:p>3588.54</text:p>
          </table:table-cell>
          <table:table-cell office:value-type="float" office:value="312.69" calcext:value-type="float">
            <text:p>312.6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003" calcext:value-type="float">
            <text:p>1003</text:p>
          </table:table-cell>
          <table:table-cell office:value-type="float" office:value="7198.61" calcext:value-type="float">
            <text:p>7198.61</text:p>
          </table:table-cell>
          <table:table-cell office:value-type="float" office:value="449.54" calcext:value-type="float">
            <text:p>449.5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52" calcext:value-type="float">
            <text:p>552</text:p>
          </table:table-cell>
          <table:table-cell office:value-type="float" office:value="7203.17" calcext:value-type="float">
            <text:p>7203.17</text:p>
          </table:table-cell>
          <table:table-cell office:value-type="float" office:value="446.32" calcext:value-type="float">
            <text:p>446.3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10" calcext:value-type="float">
            <text:p>110</text:p>
          </table:table-cell>
          <table:table-cell office:value-type="float" office:value="7177.08" calcext:value-type="float">
            <text:p>7177.08</text:p>
          </table:table-cell>
          <table:table-cell office:value-type="float" office:value="442.21" calcext:value-type="float">
            <text:p>442.2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505" calcext:value-type="float">
            <text:p>1505</text:p>
          </table:table-cell>
          <table:table-cell office:value-type="float" office:value="10801.5" calcext:value-type="float">
            <text:p>10801.5</text:p>
          </table:table-cell>
          <table:table-cell office:value-type="float" office:value="550.66" calcext:value-type="float">
            <text:p>550.6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828" calcext:value-type="float">
            <text:p>828</text:p>
          </table:table-cell>
          <table:table-cell office:value-type="float" office:value="10804.76" calcext:value-type="float">
            <text:p>10804.76</text:p>
          </table:table-cell>
          <table:table-cell office:value-type="float" office:value="546.63" calcext:value-type="float">
            <text:p>546.6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66" calcext:value-type="float">
            <text:p>166</text:p>
          </table:table-cell>
          <table:table-cell office:value-type="float" office:value="10830.86" calcext:value-type="float">
            <text:p>10830.86</text:p>
          </table:table-cell>
          <table:table-cell office:value-type="float" office:value="543.24" calcext:value-type="float">
            <text:p>543.2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006" calcext:value-type="float">
            <text:p>2006</text:p>
          </table:table-cell>
          <table:table-cell office:value-type="float" office:value="14397.21" calcext:value-type="float">
            <text:p>14397.21</text:p>
          </table:table-cell>
          <table:table-cell office:value-type="float" office:value="635.74" calcext:value-type="float">
            <text:p>635.7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104" calcext:value-type="float">
            <text:p>1104</text:p>
          </table:table-cell>
          <table:table-cell office:value-type="float" office:value="14406.35" calcext:value-type="float">
            <text:p>14406.35</text:p>
          </table:table-cell>
          <table:table-cell office:value-type="float" office:value="631.2" calcext:value-type="float">
            <text:p>631.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21" calcext:value-type="float">
            <text:p>221</text:p>
          </table:table-cell>
          <table:table-cell office:value-type="float" office:value="14419.4" calcext:value-type="float">
            <text:p>14419.4</text:p>
          </table:table-cell>
          <table:table-cell office:value-type="float" office:value="626.81" calcext:value-type="float">
            <text:p>626.8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508" calcext:value-type="float">
            <text:p>2508</text:p>
          </table:table-cell>
          <table:table-cell office:value-type="float" office:value="18000.1" calcext:value-type="float">
            <text:p>18000.1</text:p>
          </table:table-cell>
          <table:table-cell office:value-type="float" office:value="710.85" calcext:value-type="float">
            <text:p>710.8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379" calcext:value-type="float">
            <text:p>1379</text:p>
          </table:table-cell>
          <table:table-cell office:value-type="float" office:value="17994.89" calcext:value-type="float">
            <text:p>17994.89</text:p>
          </table:table-cell>
          <table:table-cell office:value-type="float" office:value="705.44" calcext:value-type="float">
            <text:p>705.4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76" calcext:value-type="float">
            <text:p>276</text:p>
          </table:table-cell>
          <table:table-cell office:value-type="float" office:value="18007.93" calcext:value-type="float">
            <text:p>18007.93</text:p>
          </table:table-cell>
          <table:table-cell office:value-type="float" office:value="700.47" calcext:value-type="float">
            <text:p>700.47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39" calcext:value-type="float">
            <text:p>2.3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.2" calcext:value-type="float">
            <text:p>6.2</text:p>
          </table:table-cell>
          <table:table-cell office:value-type="float" office:value="167.2" calcext:value-type="float">
            <text:p>167.2</text:p>
          </table:table-cell>
          <table:table-cell office:value-type="float" office:value="12.9" calcext:value-type="float">
            <text:p>12.9</text:p>
          </table:table-cell>
          <table:table-cell office:value-type="float" office:value="13.1" calcext:value-type="float">
            <text:p>13.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1.2" calcext:value-type="float">
            <text:p>11.2</text:p>
          </table:table-cell>
          <table:table-cell office:value-type="float" office:value="304" calcext:value-type="float">
            <text:p>304</text:p>
          </table:table-cell>
          <table:table-cell office:value-type="float" office:value="17.4" calcext:value-type="float">
            <text:p>17.4</text:p>
          </table:table-cell>
          <table:table-cell office:value-type="float" office:value="17.6" calcext:value-type="float">
            <text:p>17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6" calcext:value-type="float">
            <text:p>56</text:p>
          </table:table-cell>
          <table:table-cell office:value-type="float" office:value="1519.8" calcext:value-type="float">
            <text:p>1519.8</text:p>
          </table:table-cell>
          <table:table-cell office:value-type="float" office:value="39" calcext:value-type="float">
            <text:p>39</text:p>
          </table:table-cell>
          <table:table-cell office:value-type="float" office:value="39.1" calcext:value-type="float">
            <text:p>39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85" calcext:value-type="float">
            <text:p>585</text:p>
          </table:table-cell>
          <table:table-cell office:value-type="float" office:value="3602.96" calcext:value-type="float">
            <text:p>3602.96</text:p>
          </table:table-cell>
          <table:table-cell office:value-type="float" office:value="318.03" calcext:value-type="float">
            <text:p>318.0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21" calcext:value-type="float">
            <text:p>321</text:p>
          </table:table-cell>
          <table:table-cell office:value-type="float" office:value="3594.56" calcext:value-type="float">
            <text:p>3594.56</text:p>
          </table:table-cell>
          <table:table-cell office:value-type="float" office:value="315.29" calcext:value-type="float">
            <text:p>315.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4" calcext:value-type="float">
            <text:p>64</text:p>
          </table:table-cell>
          <table:table-cell office:value-type="float" office:value="3583.37" calcext:value-type="float">
            <text:p>3583.37</text:p>
          </table:table-cell>
          <table:table-cell office:value-type="float" office:value="312.47" calcext:value-type="float">
            <text:p>312.4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169" calcext:value-type="float">
            <text:p>1169</text:p>
          </table:table-cell>
          <table:table-cell office:value-type="float" office:value="7199.77" calcext:value-type="float">
            <text:p>7199.77</text:p>
          </table:table-cell>
          <table:table-cell office:value-type="float" office:value="449.57" calcext:value-type="float">
            <text:p>449.5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43" calcext:value-type="float">
            <text:p>643</text:p>
          </table:table-cell>
          <table:table-cell office:value-type="float" office:value="7200.33" calcext:value-type="float">
            <text:p>7200.33</text:p>
          </table:table-cell>
          <table:table-cell office:value-type="float" office:value="446.23" calcext:value-type="float">
            <text:p>446.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29" calcext:value-type="float">
            <text:p>129</text:p>
          </table:table-cell>
          <table:table-cell office:value-type="float" office:value="7222.72" calcext:value-type="float">
            <text:p>7222.72</text:p>
          </table:table-cell>
          <table:table-cell office:value-type="float" office:value="443.62" calcext:value-type="float">
            <text:p>443.6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754" calcext:value-type="float">
            <text:p>1754</text:p>
          </table:table-cell>
          <table:table-cell office:value-type="float" office:value="10802.73" calcext:value-type="float">
            <text:p>10802.73</text:p>
          </table:table-cell>
          <table:table-cell office:value-type="float" office:value="550.69" calcext:value-type="float">
            <text:p>550.6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964" calcext:value-type="float">
            <text:p>964</text:p>
          </table:table-cell>
          <table:table-cell office:value-type="float" office:value="10794.89" calcext:value-type="float">
            <text:p>10794.89</text:p>
          </table:table-cell>
          <table:table-cell office:value-type="float" office:value="546.38" calcext:value-type="float">
            <text:p>546.3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93" calcext:value-type="float">
            <text:p>193</text:p>
          </table:table-cell>
          <table:table-cell office:value-type="float" office:value="10806.09" calcext:value-type="float">
            <text:p>10806.09</text:p>
          </table:table-cell>
          <table:table-cell office:value-type="float" office:value="542.62" calcext:value-type="float">
            <text:p>542.6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338" calcext:value-type="float">
            <text:p>2338</text:p>
          </table:table-cell>
          <table:table-cell office:value-type="float" office:value="14399.53" calcext:value-type="float">
            <text:p>14399.53</text:p>
          </table:table-cell>
          <table:table-cell office:value-type="float" office:value="635.79" calcext:value-type="float">
            <text:p>635.7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286" calcext:value-type="float">
            <text:p>1286</text:p>
          </table:table-cell>
          <table:table-cell office:value-type="float" office:value="14400.65" calcext:value-type="float">
            <text:p>14400.65</text:p>
          </table:table-cell>
          <table:table-cell office:value-type="float" office:value="631.07" calcext:value-type="float">
            <text:p>631.0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57" calcext:value-type="float">
            <text:p>257</text:p>
          </table:table-cell>
          <table:table-cell office:value-type="float" office:value="14389.45" calcext:value-type="float">
            <text:p>14389.45</text:p>
          </table:table-cell>
          <table:table-cell office:value-type="float" office:value="626.15" calcext:value-type="float">
            <text:p>626.1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923" calcext:value-type="float">
            <text:p>2923</text:p>
          </table:table-cell>
          <table:table-cell office:value-type="float" office:value="18002.5" calcext:value-type="float">
            <text:p>18002.5</text:p>
          </table:table-cell>
          <table:table-cell office:value-type="float" office:value="710.9" calcext:value-type="float">
            <text:p>710.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607" calcext:value-type="float">
            <text:p>1607</text:p>
          </table:table-cell>
          <table:table-cell office:value-type="float" office:value="17995.22" calcext:value-type="float">
            <text:p>17995.22</text:p>
          </table:table-cell>
          <table:table-cell office:value-type="float" office:value="705.45" calcext:value-type="float">
            <text:p>705.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21" calcext:value-type="float">
            <text:p>321</text:p>
          </table:table-cell>
          <table:table-cell office:value-type="float" office:value="17972.82" calcext:value-type="float">
            <text:p>17972.82</text:p>
          </table:table-cell>
          <table:table-cell office:value-type="float" office:value="699.79" calcext:value-type="float">
            <text:p>699.79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9" calcext:value-type="float">
            <text:p>2.2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.7" calcext:value-type="float">
            <text:p>5.7</text:p>
          </table:table-cell>
          <table:table-cell office:value-type="float" office:value="153.5" calcext:value-type="float">
            <text:p>153.5</text:p>
          </table:table-cell>
          <table:table-cell office:value-type="float" office:value="12.4" calcext:value-type="float">
            <text:p>12.4</text:p>
          </table:table-cell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0.3" calcext:value-type="float">
            <text:p>10.3</text:p>
          </table:table-cell>
          <table:table-cell office:value-type="float" office:value="279.1" calcext:value-type="float">
            <text:p>279.1</text:p>
          </table:table-cell>
          <table:table-cell office:value-type="float" office:value="16.7" calcext:value-type="float">
            <text:p>16.7</text:p>
          </table:table-cell>
          <table:table-cell office:value-type="float" office:value="16.9" calcext:value-type="float">
            <text:p>16.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1.4" calcext:value-type="float">
            <text:p>51.4</text:p>
          </table:table-cell>
          <table:table-cell office:value-type="float" office:value="1395.3" calcext:value-type="float">
            <text:p>1395.3</text:p>
          </table:table-cell>
          <table:table-cell table:number-columns-repeated="2" office:value-type="float" office:value="37.4" calcext:value-type="float">
            <text:p>37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37" calcext:value-type="float">
            <text:p>637</text:p>
          </table:table-cell>
          <table:table-cell office:value-type="float" office:value="3601.79" calcext:value-type="float">
            <text:p>3601.79</text:p>
          </table:table-cell>
          <table:table-cell office:value-type="float" office:value="317.98" calcext:value-type="float">
            <text:p>317.9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50" calcext:value-type="float">
            <text:p>350</text:p>
          </table:table-cell>
          <table:table-cell office:value-type="float" office:value="3598.19" calcext:value-type="float">
            <text:p>3598.19</text:p>
          </table:table-cell>
          <table:table-cell office:value-type="float" office:value="315.45" calcext:value-type="float">
            <text:p>315.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0" calcext:value-type="float">
            <text:p>70</text:p>
          </table:table-cell>
          <table:table-cell office:value-type="float" office:value="3598.19" calcext:value-type="float">
            <text:p>3598.19</text:p>
          </table:table-cell>
          <table:table-cell office:value-type="float" office:value="313.11" calcext:value-type="float">
            <text:p>313.1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273" calcext:value-type="float">
            <text:p>1273</text:p>
          </table:table-cell>
          <table:table-cell office:value-type="float" office:value="7197.93" calcext:value-type="float">
            <text:p>7197.93</text:p>
          </table:table-cell>
          <table:table-cell office:value-type="float" office:value="449.51" calcext:value-type="float">
            <text:p>449.5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00" calcext:value-type="float">
            <text:p>700</text:p>
          </table:table-cell>
          <table:table-cell office:value-type="float" office:value="7196.39" calcext:value-type="float">
            <text:p>7196.39</text:p>
          </table:table-cell>
          <table:table-cell office:value-type="float" office:value="446.11" calcext:value-type="float">
            <text:p>446.1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40" calcext:value-type="float">
            <text:p>140</text:p>
          </table:table-cell>
          <table:table-cell office:value-type="float" office:value="7196.39" calcext:value-type="float">
            <text:p>7196.39</text:p>
          </table:table-cell>
          <table:table-cell office:value-type="float" office:value="442.81" calcext:value-type="float">
            <text:p>442.8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910" calcext:value-type="float">
            <text:p>1910</text:p>
          </table:table-cell>
          <table:table-cell office:value-type="float" office:value="10799.72" calcext:value-type="float">
            <text:p>10799.72</text:p>
          </table:table-cell>
          <table:table-cell office:value-type="float" office:value="550.61" calcext:value-type="float">
            <text:p>550.6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051" calcext:value-type="float">
            <text:p>1051</text:p>
          </table:table-cell>
          <table:table-cell office:value-type="float" office:value="10804.86" calcext:value-type="float">
            <text:p>10804.86</text:p>
          </table:table-cell>
          <table:table-cell office:value-type="float" office:value="546.63" calcext:value-type="float">
            <text:p>546.6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10" calcext:value-type="float">
            <text:p>210</text:p>
          </table:table-cell>
          <table:table-cell office:value-type="float" office:value="10794.58" calcext:value-type="float">
            <text:p>10794.58</text:p>
          </table:table-cell>
          <table:table-cell office:value-type="float" office:value="542.33" calcext:value-type="float">
            <text:p>542.3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547" calcext:value-type="float">
            <text:p>2547</text:p>
          </table:table-cell>
          <table:table-cell office:value-type="float" office:value="14401.51" calcext:value-type="float">
            <text:p>14401.51</text:p>
          </table:table-cell>
          <table:table-cell office:value-type="float" office:value="635.83" calcext:value-type="float">
            <text:p>635.8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401" calcext:value-type="float">
            <text:p>1401</text:p>
          </table:table-cell>
          <table:table-cell office:value-type="float" office:value="14403.05" calcext:value-type="float">
            <text:p>14403.05</text:p>
          </table:table-cell>
          <table:table-cell office:value-type="float" office:value="631.12" calcext:value-type="float">
            <text:p>631.1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80" calcext:value-type="float">
            <text:p>280</text:p>
          </table:table-cell>
          <table:table-cell office:value-type="float" office:value="14392.77" calcext:value-type="float">
            <text:p>14392.77</text:p>
          </table:table-cell>
          <table:table-cell office:value-type="float" office:value="626.23" calcext:value-type="float">
            <text:p>626.2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183" calcext:value-type="float">
            <text:p>3183</text:p>
          </table:table-cell>
          <table:table-cell office:value-type="float" office:value="17997.65" calcext:value-type="float">
            <text:p>17997.65</text:p>
          </table:table-cell>
          <table:table-cell office:value-type="float" office:value="710.8" calcext:value-type="float">
            <text:p>710.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751" calcext:value-type="float">
            <text:p>1751</text:p>
          </table:table-cell>
          <table:table-cell office:value-type="float" office:value="18001.24" calcext:value-type="float">
            <text:p>18001.24</text:p>
          </table:table-cell>
          <table:table-cell office:value-type="float" office:value="705.57" calcext:value-type="float">
            <text:p>705.5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50" calcext:value-type="float">
            <text:p>350</text:p>
          </table:table-cell>
          <table:table-cell office:value-type="float" office:value="17990.96" calcext:value-type="float">
            <text:p>17990.96</text:p>
          </table:table-cell>
          <table:table-cell office:value-type="float" office:value="700.14" calcext:value-type="float">
            <text:p>700.14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7" calcext:value-type="float">
            <text:p>2.2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.6" calcext:value-type="float">
            <text:p>5.6</text:p>
          </table:table-cell>
          <table:table-cell office:value-type="float" office:value="150.8" calcext:value-type="float">
            <text:p>150.8</text:p>
          </table:table-cell>
          <table:table-cell office:value-type="float" office:value="12.3" calcext:value-type="float">
            <text:p>12.3</text:p>
          </table:table-cell>
          <table:table-cell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0.1" calcext:value-type="float">
            <text:p>10.1</text:p>
          </table:table-cell>
          <table:table-cell office:value-type="float" office:value="274.2" calcext:value-type="float">
            <text:p>274.2</text:p>
          </table:table-cell>
          <table:table-cell office:value-type="float" office:value="16.6" calcext:value-type="float">
            <text:p>16.6</text:p>
          </table:table-cell>
          <table:table-cell office:value-type="float" office:value="16.7" calcext:value-type="float">
            <text:p>16.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0.5" calcext:value-type="float">
            <text:p>50.5</text:p>
          </table:table-cell>
          <table:table-cell office:value-type="float" office:value="1371.1" calcext:value-type="float">
            <text:p>1371.1</text:p>
          </table:table-cell>
          <table:table-cell office:value-type="float" office:value="37" calcext:value-type="float">
            <text:p>37</text:p>
          </table:table-cell>
          <table:table-cell office:value-type="float" office:value="37.1" calcext:value-type="float">
            <text:p>37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48" calcext:value-type="float">
            <text:p>648</text:p>
          </table:table-cell>
          <table:table-cell office:value-type="float" office:value="3600.27" calcext:value-type="float">
            <text:p>3600.27</text:p>
          </table:table-cell>
          <table:table-cell office:value-type="float" office:value="317.91" calcext:value-type="float">
            <text:p>317.9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56" calcext:value-type="float">
            <text:p>356</text:p>
          </table:table-cell>
          <table:table-cell office:value-type="float" office:value="3596.23" calcext:value-type="float">
            <text:p>3596.23</text:p>
          </table:table-cell>
          <table:table-cell office:value-type="float" office:value="315.36" calcext:value-type="float">
            <text:p>315.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1" calcext:value-type="float">
            <text:p>71</text:p>
          </table:table-cell>
          <table:table-cell office:value-type="float" office:value="3586.13" calcext:value-type="float">
            <text:p>3586.13</text:p>
          </table:table-cell>
          <table:table-cell office:value-type="float" office:value="312.59" calcext:value-type="float">
            <text:p>312.5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296" calcext:value-type="float">
            <text:p>1296</text:p>
          </table:table-cell>
          <table:table-cell office:value-type="float" office:value="7200.54" calcext:value-type="float">
            <text:p>7200.54</text:p>
          </table:table-cell>
          <table:table-cell office:value-type="float" office:value="449.6" calcext:value-type="float">
            <text:p>449.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13" calcext:value-type="float">
            <text:p>713</text:p>
          </table:table-cell>
          <table:table-cell office:value-type="float" office:value="7202.56" calcext:value-type="float">
            <text:p>7202.56</text:p>
          </table:table-cell>
          <table:table-cell office:value-type="float" office:value="446.3" calcext:value-type="float">
            <text:p>446.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43" calcext:value-type="float">
            <text:p>143</text:p>
          </table:table-cell>
          <table:table-cell office:value-type="float" office:value="7222.76" calcext:value-type="float">
            <text:p>7222.76</text:p>
          </table:table-cell>
          <table:table-cell office:value-type="float" office:value="443.62" calcext:value-type="float">
            <text:p>443.6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944" calcext:value-type="float">
            <text:p>1944</text:p>
          </table:table-cell>
          <table:table-cell office:value-type="float" office:value="10800.8" calcext:value-type="float">
            <text:p>10800.8</text:p>
          </table:table-cell>
          <table:table-cell office:value-type="float" office:value="550.64" calcext:value-type="float">
            <text:p>550.6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069" calcext:value-type="float">
            <text:p>1069</text:p>
          </table:table-cell>
          <table:table-cell office:value-type="float" office:value="10798.78" calcext:value-type="float">
            <text:p>10798.78</text:p>
          </table:table-cell>
          <table:table-cell office:value-type="float" office:value="546.48" calcext:value-type="float">
            <text:p>546.4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14" calcext:value-type="float">
            <text:p>214</text:p>
          </table:table-cell>
          <table:table-cell office:value-type="float" office:value="10808.88" calcext:value-type="float">
            <text:p>10808.88</text:p>
          </table:table-cell>
          <table:table-cell office:value-type="float" office:value="542.69" calcext:value-type="float">
            <text:p>542.6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592" calcext:value-type="float">
            <text:p>2592</text:p>
          </table:table-cell>
          <table:table-cell office:value-type="float" office:value="14401.07" calcext:value-type="float">
            <text:p>14401.07</text:p>
          </table:table-cell>
          <table:table-cell office:value-type="float" office:value="635.82" calcext:value-type="float">
            <text:p>635.8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425" calcext:value-type="float">
            <text:p>1425</text:p>
          </table:table-cell>
          <table:table-cell office:value-type="float" office:value="14395.01" calcext:value-type="float">
            <text:p>14395.01</text:p>
          </table:table-cell>
          <table:table-cell office:value-type="float" office:value="630.95" calcext:value-type="float">
            <text:p>630.9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85" calcext:value-type="float">
            <text:p>285</text:p>
          </table:table-cell>
          <table:table-cell office:value-type="float" office:value="14395.01" calcext:value-type="float">
            <text:p>14395.01</text:p>
          </table:table-cell>
          <table:table-cell office:value-type="float" office:value="626.28" calcext:value-type="float">
            <text:p>626.2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240" calcext:value-type="float">
            <text:p>3240</text:p>
          </table:table-cell>
          <table:table-cell office:value-type="float" office:value="18001.34" calcext:value-type="float">
            <text:p>18001.34</text:p>
          </table:table-cell>
          <table:table-cell office:value-type="float" office:value="710.87" calcext:value-type="float">
            <text:p>710.8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782" calcext:value-type="float">
            <text:p>1782</text:p>
          </table:table-cell>
          <table:table-cell office:value-type="float" office:value="18001.34" calcext:value-type="float">
            <text:p>18001.34</text:p>
          </table:table-cell>
          <table:table-cell office:value-type="float" office:value="705.57" calcext:value-type="float">
            <text:p>705.5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56" calcext:value-type="float">
            <text:p>356</text:p>
          </table:table-cell>
          <table:table-cell office:value-type="float" office:value="17981.14" calcext:value-type="float">
            <text:p>17981.14</text:p>
          </table:table-cell>
          <table:table-cell office:value-type="float" office:value="699.95" calcext:value-type="float">
            <text:p>699.95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Optic Name:</text:p>
          </table:table-cell>
          <table:table-cell office:value-type="string" calcext:value-type="string">
            <text:p>f/4.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ght Pollution Rate:</text:p>
          </table:table-cell>
          <table:table-cell office:value-type="float" office:value="27.14" calcext:value-type="float">
            <text:p>27.14</text:p>
          </table:table-cell>
          <table:table-cell office:value-type="string" calcext:value-type="string">
            <text:p>e per second for f/3.0 optic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3.28" calcext:value-type="float">
            <text:p>3.2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1.6" calcext:value-type="float">
            <text:p>11.6</text:p>
          </table:table-cell>
          <table:table-cell office:value-type="float" office:value="314.9" calcext:value-type="float">
            <text:p>314.9</text:p>
          </table:table-cell>
          <table:table-cell office:value-type="float" office:value="17.7" calcext:value-type="float">
            <text:p>17.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1.1" calcext:value-type="float">
            <text:p>21.1</text:p>
          </table:table-cell>
          <table:table-cell office:value-type="float" office:value="572.5" calcext:value-type="float">
            <text:p>572.5</text:p>
          </table:table-cell>
          <table:table-cell office:value-type="float" office:value="23.9" calcext:value-type="float">
            <text:p>23.9</text:p>
          </table:table-cell>
          <table:table-cell office:value-type="float" office:value="24.2" calcext:value-type="float">
            <text:p>2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05.5" calcext:value-type="float">
            <text:p>105.5</text:p>
          </table:table-cell>
          <table:table-cell office:value-type="float" office:value="2862.5" calcext:value-type="float">
            <text:p>2862.5</text:p>
          </table:table-cell>
          <table:table-cell office:value-type="float" office:value="53.5" calcext:value-type="float">
            <text:p>53.5</text:p>
          </table:table-cell>
          <table:table-cell office:value-type="float" office:value="53.6" calcext:value-type="float">
            <text:p>53.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10" calcext:value-type="float">
            <text:p>310</text:p>
          </table:table-cell>
          <table:table-cell office:value-type="float" office:value="3595.98" calcext:value-type="float">
            <text:p>3595.98</text:p>
          </table:table-cell>
          <table:table-cell office:value-type="float" office:value="317.72" calcext:value-type="float">
            <text:p>317.7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71" calcext:value-type="float">
            <text:p>171</text:p>
          </table:table-cell>
          <table:table-cell office:value-type="float" office:value="3606.53" calcext:value-type="float">
            <text:p>3606.53</text:p>
          </table:table-cell>
          <table:table-cell office:value-type="float" office:value="315.81" calcext:value-type="float">
            <text:p>315.8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4" calcext:value-type="float">
            <text:p>34</text:p>
          </table:table-cell>
          <table:table-cell office:value-type="float" office:value="3585.44" calcext:value-type="float">
            <text:p>3585.44</text:p>
          </table:table-cell>
          <table:table-cell office:value-type="float" office:value="312.56" calcext:value-type="float">
            <text:p>312.5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21" calcext:value-type="float">
            <text:p>621</text:p>
          </table:table-cell>
          <table:table-cell office:value-type="float" office:value="7203.56" calcext:value-type="float">
            <text:p>7203.56</text:p>
          </table:table-cell>
          <table:table-cell office:value-type="float" office:value="449.69" calcext:value-type="float">
            <text:p>449.6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41" calcext:value-type="float">
            <text:p>341</text:p>
          </table:table-cell>
          <table:table-cell office:value-type="float" office:value="7191.96" calcext:value-type="float">
            <text:p>7191.96</text:p>
          </table:table-cell>
          <table:table-cell office:value-type="float" office:value="445.98" calcext:value-type="float">
            <text:p>445.9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8" calcext:value-type="float">
            <text:p>68</text:p>
          </table:table-cell>
          <table:table-cell office:value-type="float" office:value="7170.87" calcext:value-type="float">
            <text:p>7170.87</text:p>
          </table:table-cell>
          <table:table-cell office:value-type="float" office:value="442.02" calcext:value-type="float">
            <text:p>442.0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931" calcext:value-type="float">
            <text:p>931</text:p>
          </table:table-cell>
          <table:table-cell office:value-type="float" office:value="10799.55" calcext:value-type="float">
            <text:p>10799.55</text:p>
          </table:table-cell>
          <table:table-cell office:value-type="float" office:value="550.61" calcext:value-type="float">
            <text:p>550.6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12" calcext:value-type="float">
            <text:p>512</text:p>
          </table:table-cell>
          <table:table-cell office:value-type="float" office:value="10798.49" calcext:value-type="float">
            <text:p>10798.49</text:p>
          </table:table-cell>
          <table:table-cell office:value-type="float" office:value="546.47" calcext:value-type="float">
            <text:p>546.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02" calcext:value-type="float">
            <text:p>102</text:p>
          </table:table-cell>
          <table:table-cell office:value-type="float" office:value="10756.31" calcext:value-type="float">
            <text:p>10756.31</text:p>
          </table:table-cell>
          <table:table-cell office:value-type="float" office:value="541.37" calcext:value-type="float">
            <text:p>541.3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241" calcext:value-type="float">
            <text:p>1241</text:p>
          </table:table-cell>
          <table:table-cell office:value-type="float" office:value="14395.53" calcext:value-type="float">
            <text:p>14395.53</text:p>
          </table:table-cell>
          <table:table-cell office:value-type="float" office:value="635.7" calcext:value-type="float">
            <text:p>635.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83" calcext:value-type="float">
            <text:p>683</text:p>
          </table:table-cell>
          <table:table-cell office:value-type="float" office:value="14405.02" calcext:value-type="float">
            <text:p>14405.02</text:p>
          </table:table-cell>
          <table:table-cell office:value-type="float" office:value="631.17" calcext:value-type="float">
            <text:p>631.1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37" calcext:value-type="float">
            <text:p>137</text:p>
          </table:table-cell>
          <table:table-cell office:value-type="float" office:value="14447.2" calcext:value-type="float">
            <text:p>14447.2</text:p>
          </table:table-cell>
          <table:table-cell office:value-type="float" office:value="627.41" calcext:value-type="float">
            <text:p>627.4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552" calcext:value-type="float">
            <text:p>1552</text:p>
          </table:table-cell>
          <table:table-cell office:value-type="float" office:value="18003.11" calcext:value-type="float">
            <text:p>18003.11</text:p>
          </table:table-cell>
          <table:table-cell office:value-type="float" office:value="710.91" calcext:value-type="float">
            <text:p>710.9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853" calcext:value-type="float">
            <text:p>853</text:p>
          </table:table-cell>
          <table:table-cell office:value-type="float" office:value="17990.45" calcext:value-type="float">
            <text:p>17990.45</text:p>
          </table:table-cell>
          <table:table-cell office:value-type="float" office:value="705.36" calcext:value-type="float">
            <text:p>705.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71" calcext:value-type="float">
            <text:p>171</text:p>
          </table:table-cell>
          <table:table-cell office:value-type="float" office:value="18032.64" calcext:value-type="float">
            <text:p>18032.64</text:p>
          </table:table-cell>
          <table:table-cell office:value-type="float" office:value="700.95" calcext:value-type="float">
            <text:p>700.95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78" calcext:value-type="float">
            <text:p>2.7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8.3" calcext:value-type="float">
            <text:p>8.3</text:p>
          </table:table-cell>
          <table:table-cell office:value-type="float" office:value="226.2" calcext:value-type="float">
            <text:p>226.2</text:p>
          </table:table-cell>
          <table:table-cell office:value-type="float" office:value="15" calcext:value-type="float">
            <text:p>15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5.2" calcext:value-type="float">
            <text:p>15.2</text:p>
          </table:table-cell>
          <table:table-cell office:value-type="float" office:value="411.3" calcext:value-type="float">
            <text:p>411.3</text:p>
          </table:table-cell>
          <table:table-cell office:value-type="float" office:value="20.3" calcext:value-type="float">
            <text:p>20.3</text:p>
          </table:table-cell>
          <table:table-cell office:value-type="float" office:value="20.5" calcext:value-type="float">
            <text:p>20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5.8" calcext:value-type="float">
            <text:p>75.8</text:p>
          </table:table-cell>
          <table:table-cell office:value-type="float" office:value="2056.3" calcext:value-type="float">
            <text:p>2056.3</text:p>
          </table:table-cell>
          <table:table-cell office:value-type="float" office:value="45.3" calcext:value-type="float">
            <text:p>45.3</text:p>
          </table:table-cell>
          <table:table-cell office:value-type="float" office:value="45.4" calcext:value-type="float">
            <text:p>45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32" calcext:value-type="float">
            <text:p>432</text:p>
          </table:table-cell>
          <table:table-cell office:value-type="float" office:value="3599.83" calcext:value-type="float">
            <text:p>3599.83</text:p>
          </table:table-cell>
          <table:table-cell office:value-type="float" office:value="317.89" calcext:value-type="float">
            <text:p>317.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38" calcext:value-type="float">
            <text:p>238</text:p>
          </table:table-cell>
          <table:table-cell office:value-type="float" office:value="3605.89" calcext:value-type="float">
            <text:p>3605.89</text:p>
          </table:table-cell>
          <table:table-cell office:value-type="float" office:value="315.79" calcext:value-type="float">
            <text:p>315.7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8" calcext:value-type="float">
            <text:p>48</text:p>
          </table:table-cell>
          <table:table-cell office:value-type="float" office:value="3636.19" calcext:value-type="float">
            <text:p>3636.19</text:p>
          </table:table-cell>
          <table:table-cell office:value-type="float" office:value="314.76" calcext:value-type="float">
            <text:p>314.7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864" calcext:value-type="float">
            <text:p>864</text:p>
          </table:table-cell>
          <table:table-cell office:value-type="float" office:value="7199.65" calcext:value-type="float">
            <text:p>7199.65</text:p>
          </table:table-cell>
          <table:table-cell office:value-type="float" office:value="449.57" calcext:value-type="float">
            <text:p>449.5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75" calcext:value-type="float">
            <text:p>475</text:p>
          </table:table-cell>
          <table:table-cell office:value-type="float" office:value="7196.62" calcext:value-type="float">
            <text:p>7196.62</text:p>
          </table:table-cell>
          <table:table-cell office:value-type="float" office:value="446.12" calcext:value-type="float">
            <text:p>446.1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95" calcext:value-type="float">
            <text:p>95</text:p>
          </table:table-cell>
          <table:table-cell office:value-type="float" office:value="7196.62" calcext:value-type="float">
            <text:p>7196.62</text:p>
          </table:table-cell>
          <table:table-cell office:value-type="float" office:value="442.82" calcext:value-type="float">
            <text:p>442.8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296" calcext:value-type="float">
            <text:p>1296</text:p>
          </table:table-cell>
          <table:table-cell office:value-type="float" office:value="10799.48" calcext:value-type="float">
            <text:p>10799.48</text:p>
          </table:table-cell>
          <table:table-cell office:value-type="float" office:value="550.61" calcext:value-type="float">
            <text:p>550.6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13" calcext:value-type="float">
            <text:p>713</text:p>
          </table:table-cell>
          <table:table-cell office:value-type="float" office:value="10802.51" calcext:value-type="float">
            <text:p>10802.51</text:p>
          </table:table-cell>
          <table:table-cell office:value-type="float" office:value="546.57" calcext:value-type="float">
            <text:p>546.5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43" calcext:value-type="float">
            <text:p>143</text:p>
          </table:table-cell>
          <table:table-cell office:value-type="float" office:value="10832.81" calcext:value-type="float">
            <text:p>10832.81</text:p>
          </table:table-cell>
          <table:table-cell office:value-type="float" office:value="543.29" calcext:value-type="float">
            <text:p>543.2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728" calcext:value-type="float">
            <text:p>1728</text:p>
          </table:table-cell>
          <table:table-cell office:value-type="float" office:value="14399.3" calcext:value-type="float">
            <text:p>14399.3</text:p>
          </table:table-cell>
          <table:table-cell office:value-type="float" office:value="635.79" calcext:value-type="float">
            <text:p>635.7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950" calcext:value-type="float">
            <text:p>950</text:p>
          </table:table-cell>
          <table:table-cell office:value-type="float" office:value="14393.24" calcext:value-type="float">
            <text:p>14393.24</text:p>
          </table:table-cell>
          <table:table-cell office:value-type="float" office:value="630.91" calcext:value-type="float">
            <text:p>630.9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90" calcext:value-type="float">
            <text:p>190</text:p>
          </table:table-cell>
          <table:table-cell office:value-type="float" office:value="14393.24" calcext:value-type="float">
            <text:p>14393.24</text:p>
          </table:table-cell>
          <table:table-cell office:value-type="float" office:value="626.24" calcext:value-type="float">
            <text:p>626.2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160" calcext:value-type="float">
            <text:p>2160</text:p>
          </table:table-cell>
          <table:table-cell office:value-type="float" office:value="17999.13" calcext:value-type="float">
            <text:p>17999.13</text:p>
          </table:table-cell>
          <table:table-cell office:value-type="float" office:value="710.83" calcext:value-type="float">
            <text:p>710.8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188" calcext:value-type="float">
            <text:p>1188</text:p>
          </table:table-cell>
          <table:table-cell office:value-type="float" office:value="17999.13" calcext:value-type="float">
            <text:p>17999.13</text:p>
          </table:table-cell>
          <table:table-cell office:value-type="float" office:value="705.53" calcext:value-type="float">
            <text:p>705.5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38" calcext:value-type="float">
            <text:p>238</text:p>
          </table:table-cell>
          <table:table-cell office:value-type="float" office:value="18029.43" calcext:value-type="float">
            <text:p>18029.43</text:p>
          </table:table-cell>
          <table:table-cell office:value-type="float" office:value="700.89" calcext:value-type="float">
            <text:p>700.89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58" calcext:value-type="float">
            <text:p>2.5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7.2" calcext:value-type="float">
            <text:p>7.2</text:p>
          </table:table-cell>
          <table:table-cell office:value-type="float" office:value="194.8" calcext:value-type="float">
            <text:p>194.8</text:p>
          </table:table-cell>
          <table:table-cell office:value-type="float" office:value="14" calcext:value-type="float">
            <text:p>14</text:p>
          </table:table-cell>
          <table:table-cell office:value-type="float" office:value="14.2" calcext:value-type="float">
            <text:p>1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3" calcext:value-type="float">
            <text:p>13</text:p>
          </table:table-cell>
          <table:table-cell office:value-type="float" office:value="354.2" calcext:value-type="float">
            <text:p>354.2</text:p>
          </table:table-cell>
          <table:table-cell office:value-type="float" office:value="18.8" calcext:value-type="float">
            <text:p>18.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5.2" calcext:value-type="float">
            <text:p>65.2</text:p>
          </table:table-cell>
          <table:table-cell office:value-type="float" office:value="1771.1" calcext:value-type="float">
            <text:p>1771.1</text:p>
          </table:table-cell>
          <table:table-cell office:value-type="float" office:value="42.1" calcext:value-type="float">
            <text:p>42.1</text:p>
          </table:table-cell>
          <table:table-cell office:value-type="float" office:value="42.2" calcext:value-type="float">
            <text:p>42.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02" calcext:value-type="float">
            <text:p>502</text:p>
          </table:table-cell>
          <table:table-cell office:value-type="float" office:value="3602.89" calcext:value-type="float">
            <text:p>3602.89</text:p>
          </table:table-cell>
          <table:table-cell office:value-type="float" office:value="318.03" calcext:value-type="float">
            <text:p>318.0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76" calcext:value-type="float">
            <text:p>276</text:p>
          </table:table-cell>
          <table:table-cell office:value-type="float" office:value="3601.59" calcext:value-type="float">
            <text:p>3601.59</text:p>
          </table:table-cell>
          <table:table-cell office:value-type="float" office:value="315.6" calcext:value-type="float">
            <text:p>315.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5" calcext:value-type="float">
            <text:p>55</text:p>
          </table:table-cell>
          <table:table-cell office:value-type="float" office:value="3588.54" calcext:value-type="float">
            <text:p>3588.54</text:p>
          </table:table-cell>
          <table:table-cell office:value-type="float" office:value="312.69" calcext:value-type="float">
            <text:p>312.6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003" calcext:value-type="float">
            <text:p>1003</text:p>
          </table:table-cell>
          <table:table-cell office:value-type="float" office:value="7198.61" calcext:value-type="float">
            <text:p>7198.61</text:p>
          </table:table-cell>
          <table:table-cell office:value-type="float" office:value="449.54" calcext:value-type="float">
            <text:p>449.5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52" calcext:value-type="float">
            <text:p>552</text:p>
          </table:table-cell>
          <table:table-cell office:value-type="float" office:value="7203.17" calcext:value-type="float">
            <text:p>7203.17</text:p>
          </table:table-cell>
          <table:table-cell office:value-type="float" office:value="446.32" calcext:value-type="float">
            <text:p>446.3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10" calcext:value-type="float">
            <text:p>110</text:p>
          </table:table-cell>
          <table:table-cell office:value-type="float" office:value="7177.08" calcext:value-type="float">
            <text:p>7177.08</text:p>
          </table:table-cell>
          <table:table-cell office:value-type="float" office:value="442.21" calcext:value-type="float">
            <text:p>442.2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505" calcext:value-type="float">
            <text:p>1505</text:p>
          </table:table-cell>
          <table:table-cell office:value-type="float" office:value="10801.5" calcext:value-type="float">
            <text:p>10801.5</text:p>
          </table:table-cell>
          <table:table-cell office:value-type="float" office:value="550.66" calcext:value-type="float">
            <text:p>550.6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828" calcext:value-type="float">
            <text:p>828</text:p>
          </table:table-cell>
          <table:table-cell office:value-type="float" office:value="10804.76" calcext:value-type="float">
            <text:p>10804.76</text:p>
          </table:table-cell>
          <table:table-cell office:value-type="float" office:value="546.63" calcext:value-type="float">
            <text:p>546.6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66" calcext:value-type="float">
            <text:p>166</text:p>
          </table:table-cell>
          <table:table-cell office:value-type="float" office:value="10830.86" calcext:value-type="float">
            <text:p>10830.86</text:p>
          </table:table-cell>
          <table:table-cell office:value-type="float" office:value="543.24" calcext:value-type="float">
            <text:p>543.2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006" calcext:value-type="float">
            <text:p>2006</text:p>
          </table:table-cell>
          <table:table-cell office:value-type="float" office:value="14397.21" calcext:value-type="float">
            <text:p>14397.21</text:p>
          </table:table-cell>
          <table:table-cell office:value-type="float" office:value="635.74" calcext:value-type="float">
            <text:p>635.7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104" calcext:value-type="float">
            <text:p>1104</text:p>
          </table:table-cell>
          <table:table-cell office:value-type="float" office:value="14406.35" calcext:value-type="float">
            <text:p>14406.35</text:p>
          </table:table-cell>
          <table:table-cell office:value-type="float" office:value="631.2" calcext:value-type="float">
            <text:p>631.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21" calcext:value-type="float">
            <text:p>221</text:p>
          </table:table-cell>
          <table:table-cell office:value-type="float" office:value="14419.4" calcext:value-type="float">
            <text:p>14419.4</text:p>
          </table:table-cell>
          <table:table-cell office:value-type="float" office:value="626.81" calcext:value-type="float">
            <text:p>626.8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508" calcext:value-type="float">
            <text:p>2508</text:p>
          </table:table-cell>
          <table:table-cell office:value-type="float" office:value="18000.1" calcext:value-type="float">
            <text:p>18000.1</text:p>
          </table:table-cell>
          <table:table-cell office:value-type="float" office:value="710.85" calcext:value-type="float">
            <text:p>710.8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379" calcext:value-type="float">
            <text:p>1379</text:p>
          </table:table-cell>
          <table:table-cell office:value-type="float" office:value="17994.89" calcext:value-type="float">
            <text:p>17994.89</text:p>
          </table:table-cell>
          <table:table-cell office:value-type="float" office:value="705.44" calcext:value-type="float">
            <text:p>705.4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76" calcext:value-type="float">
            <text:p>276</text:p>
          </table:table-cell>
          <table:table-cell office:value-type="float" office:value="18007.93" calcext:value-type="float">
            <text:p>18007.93</text:p>
          </table:table-cell>
          <table:table-cell office:value-type="float" office:value="700.47" calcext:value-type="float">
            <text:p>700.47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39" calcext:value-type="float">
            <text:p>2.3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.2" calcext:value-type="float">
            <text:p>6.2</text:p>
          </table:table-cell>
          <table:table-cell office:value-type="float" office:value="167.2" calcext:value-type="float">
            <text:p>167.2</text:p>
          </table:table-cell>
          <table:table-cell office:value-type="float" office:value="12.9" calcext:value-type="float">
            <text:p>12.9</text:p>
          </table:table-cell>
          <table:table-cell office:value-type="float" office:value="13.1" calcext:value-type="float">
            <text:p>13.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1.2" calcext:value-type="float">
            <text:p>11.2</text:p>
          </table:table-cell>
          <table:table-cell office:value-type="float" office:value="304" calcext:value-type="float">
            <text:p>304</text:p>
          </table:table-cell>
          <table:table-cell office:value-type="float" office:value="17.4" calcext:value-type="float">
            <text:p>17.4</text:p>
          </table:table-cell>
          <table:table-cell office:value-type="float" office:value="17.6" calcext:value-type="float">
            <text:p>17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6" calcext:value-type="float">
            <text:p>56</text:p>
          </table:table-cell>
          <table:table-cell office:value-type="float" office:value="1519.8" calcext:value-type="float">
            <text:p>1519.8</text:p>
          </table:table-cell>
          <table:table-cell office:value-type="float" office:value="39" calcext:value-type="float">
            <text:p>39</text:p>
          </table:table-cell>
          <table:table-cell office:value-type="float" office:value="39.1" calcext:value-type="float">
            <text:p>39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85" calcext:value-type="float">
            <text:p>585</text:p>
          </table:table-cell>
          <table:table-cell office:value-type="float" office:value="3602.96" calcext:value-type="float">
            <text:p>3602.96</text:p>
          </table:table-cell>
          <table:table-cell office:value-type="float" office:value="318.03" calcext:value-type="float">
            <text:p>318.0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21" calcext:value-type="float">
            <text:p>321</text:p>
          </table:table-cell>
          <table:table-cell office:value-type="float" office:value="3594.56" calcext:value-type="float">
            <text:p>3594.56</text:p>
          </table:table-cell>
          <table:table-cell office:value-type="float" office:value="315.29" calcext:value-type="float">
            <text:p>315.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4" calcext:value-type="float">
            <text:p>64</text:p>
          </table:table-cell>
          <table:table-cell office:value-type="float" office:value="3583.37" calcext:value-type="float">
            <text:p>3583.37</text:p>
          </table:table-cell>
          <table:table-cell office:value-type="float" office:value="312.47" calcext:value-type="float">
            <text:p>312.4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169" calcext:value-type="float">
            <text:p>1169</text:p>
          </table:table-cell>
          <table:table-cell office:value-type="float" office:value="7199.77" calcext:value-type="float">
            <text:p>7199.77</text:p>
          </table:table-cell>
          <table:table-cell office:value-type="float" office:value="449.57" calcext:value-type="float">
            <text:p>449.5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43" calcext:value-type="float">
            <text:p>643</text:p>
          </table:table-cell>
          <table:table-cell office:value-type="float" office:value="7200.33" calcext:value-type="float">
            <text:p>7200.33</text:p>
          </table:table-cell>
          <table:table-cell office:value-type="float" office:value="446.23" calcext:value-type="float">
            <text:p>446.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29" calcext:value-type="float">
            <text:p>129</text:p>
          </table:table-cell>
          <table:table-cell office:value-type="float" office:value="7222.72" calcext:value-type="float">
            <text:p>7222.72</text:p>
          </table:table-cell>
          <table:table-cell office:value-type="float" office:value="443.62" calcext:value-type="float">
            <text:p>443.6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754" calcext:value-type="float">
            <text:p>1754</text:p>
          </table:table-cell>
          <table:table-cell office:value-type="float" office:value="10802.73" calcext:value-type="float">
            <text:p>10802.73</text:p>
          </table:table-cell>
          <table:table-cell office:value-type="float" office:value="550.69" calcext:value-type="float">
            <text:p>550.6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964" calcext:value-type="float">
            <text:p>964</text:p>
          </table:table-cell>
          <table:table-cell office:value-type="float" office:value="10794.89" calcext:value-type="float">
            <text:p>10794.89</text:p>
          </table:table-cell>
          <table:table-cell office:value-type="float" office:value="546.38" calcext:value-type="float">
            <text:p>546.3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93" calcext:value-type="float">
            <text:p>193</text:p>
          </table:table-cell>
          <table:table-cell office:value-type="float" office:value="10806.09" calcext:value-type="float">
            <text:p>10806.09</text:p>
          </table:table-cell>
          <table:table-cell office:value-type="float" office:value="542.62" calcext:value-type="float">
            <text:p>542.6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338" calcext:value-type="float">
            <text:p>2338</text:p>
          </table:table-cell>
          <table:table-cell office:value-type="float" office:value="14399.53" calcext:value-type="float">
            <text:p>14399.53</text:p>
          </table:table-cell>
          <table:table-cell office:value-type="float" office:value="635.79" calcext:value-type="float">
            <text:p>635.7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286" calcext:value-type="float">
            <text:p>1286</text:p>
          </table:table-cell>
          <table:table-cell office:value-type="float" office:value="14400.65" calcext:value-type="float">
            <text:p>14400.65</text:p>
          </table:table-cell>
          <table:table-cell office:value-type="float" office:value="631.07" calcext:value-type="float">
            <text:p>631.0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57" calcext:value-type="float">
            <text:p>257</text:p>
          </table:table-cell>
          <table:table-cell office:value-type="float" office:value="14389.45" calcext:value-type="float">
            <text:p>14389.45</text:p>
          </table:table-cell>
          <table:table-cell office:value-type="float" office:value="626.15" calcext:value-type="float">
            <text:p>626.1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923" calcext:value-type="float">
            <text:p>2923</text:p>
          </table:table-cell>
          <table:table-cell office:value-type="float" office:value="18002.5" calcext:value-type="float">
            <text:p>18002.5</text:p>
          </table:table-cell>
          <table:table-cell office:value-type="float" office:value="710.9" calcext:value-type="float">
            <text:p>710.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607" calcext:value-type="float">
            <text:p>1607</text:p>
          </table:table-cell>
          <table:table-cell office:value-type="float" office:value="17995.22" calcext:value-type="float">
            <text:p>17995.22</text:p>
          </table:table-cell>
          <table:table-cell office:value-type="float" office:value="705.45" calcext:value-type="float">
            <text:p>705.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21" calcext:value-type="float">
            <text:p>321</text:p>
          </table:table-cell>
          <table:table-cell office:value-type="float" office:value="17972.82" calcext:value-type="float">
            <text:p>17972.82</text:p>
          </table:table-cell>
          <table:table-cell office:value-type="float" office:value="699.79" calcext:value-type="float">
            <text:p>699.79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9" calcext:value-type="float">
            <text:p>2.2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.7" calcext:value-type="float">
            <text:p>5.7</text:p>
          </table:table-cell>
          <table:table-cell office:value-type="float" office:value="153.5" calcext:value-type="float">
            <text:p>153.5</text:p>
          </table:table-cell>
          <table:table-cell office:value-type="float" office:value="12.4" calcext:value-type="float">
            <text:p>12.4</text:p>
          </table:table-cell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0.3" calcext:value-type="float">
            <text:p>10.3</text:p>
          </table:table-cell>
          <table:table-cell office:value-type="float" office:value="279.1" calcext:value-type="float">
            <text:p>279.1</text:p>
          </table:table-cell>
          <table:table-cell office:value-type="float" office:value="16.7" calcext:value-type="float">
            <text:p>16.7</text:p>
          </table:table-cell>
          <table:table-cell office:value-type="float" office:value="16.9" calcext:value-type="float">
            <text:p>16.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1.4" calcext:value-type="float">
            <text:p>51.4</text:p>
          </table:table-cell>
          <table:table-cell office:value-type="float" office:value="1395.3" calcext:value-type="float">
            <text:p>1395.3</text:p>
          </table:table-cell>
          <table:table-cell table:number-columns-repeated="2" office:value-type="float" office:value="37.4" calcext:value-type="float">
            <text:p>37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37" calcext:value-type="float">
            <text:p>637</text:p>
          </table:table-cell>
          <table:table-cell office:value-type="float" office:value="3601.79" calcext:value-type="float">
            <text:p>3601.79</text:p>
          </table:table-cell>
          <table:table-cell office:value-type="float" office:value="317.98" calcext:value-type="float">
            <text:p>317.9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50" calcext:value-type="float">
            <text:p>350</text:p>
          </table:table-cell>
          <table:table-cell office:value-type="float" office:value="3598.19" calcext:value-type="float">
            <text:p>3598.19</text:p>
          </table:table-cell>
          <table:table-cell office:value-type="float" office:value="315.45" calcext:value-type="float">
            <text:p>315.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0" calcext:value-type="float">
            <text:p>70</text:p>
          </table:table-cell>
          <table:table-cell office:value-type="float" office:value="3598.19" calcext:value-type="float">
            <text:p>3598.19</text:p>
          </table:table-cell>
          <table:table-cell office:value-type="float" office:value="313.11" calcext:value-type="float">
            <text:p>313.1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273" calcext:value-type="float">
            <text:p>1273</text:p>
          </table:table-cell>
          <table:table-cell office:value-type="float" office:value="7197.93" calcext:value-type="float">
            <text:p>7197.93</text:p>
          </table:table-cell>
          <table:table-cell office:value-type="float" office:value="449.51" calcext:value-type="float">
            <text:p>449.5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00" calcext:value-type="float">
            <text:p>700</text:p>
          </table:table-cell>
          <table:table-cell office:value-type="float" office:value="7196.39" calcext:value-type="float">
            <text:p>7196.39</text:p>
          </table:table-cell>
          <table:table-cell office:value-type="float" office:value="446.11" calcext:value-type="float">
            <text:p>446.1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40" calcext:value-type="float">
            <text:p>140</text:p>
          </table:table-cell>
          <table:table-cell office:value-type="float" office:value="7196.39" calcext:value-type="float">
            <text:p>7196.39</text:p>
          </table:table-cell>
          <table:table-cell office:value-type="float" office:value="442.81" calcext:value-type="float">
            <text:p>442.8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910" calcext:value-type="float">
            <text:p>1910</text:p>
          </table:table-cell>
          <table:table-cell office:value-type="float" office:value="10799.72" calcext:value-type="float">
            <text:p>10799.72</text:p>
          </table:table-cell>
          <table:table-cell office:value-type="float" office:value="550.61" calcext:value-type="float">
            <text:p>550.6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051" calcext:value-type="float">
            <text:p>1051</text:p>
          </table:table-cell>
          <table:table-cell office:value-type="float" office:value="10804.86" calcext:value-type="float">
            <text:p>10804.86</text:p>
          </table:table-cell>
          <table:table-cell office:value-type="float" office:value="546.63" calcext:value-type="float">
            <text:p>546.6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10" calcext:value-type="float">
            <text:p>210</text:p>
          </table:table-cell>
          <table:table-cell office:value-type="float" office:value="10794.58" calcext:value-type="float">
            <text:p>10794.58</text:p>
          </table:table-cell>
          <table:table-cell office:value-type="float" office:value="542.33" calcext:value-type="float">
            <text:p>542.3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547" calcext:value-type="float">
            <text:p>2547</text:p>
          </table:table-cell>
          <table:table-cell office:value-type="float" office:value="14401.51" calcext:value-type="float">
            <text:p>14401.51</text:p>
          </table:table-cell>
          <table:table-cell office:value-type="float" office:value="635.83" calcext:value-type="float">
            <text:p>635.8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401" calcext:value-type="float">
            <text:p>1401</text:p>
          </table:table-cell>
          <table:table-cell office:value-type="float" office:value="14403.05" calcext:value-type="float">
            <text:p>14403.05</text:p>
          </table:table-cell>
          <table:table-cell office:value-type="float" office:value="631.12" calcext:value-type="float">
            <text:p>631.1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80" calcext:value-type="float">
            <text:p>280</text:p>
          </table:table-cell>
          <table:table-cell office:value-type="float" office:value="14392.77" calcext:value-type="float">
            <text:p>14392.77</text:p>
          </table:table-cell>
          <table:table-cell office:value-type="float" office:value="626.23" calcext:value-type="float">
            <text:p>626.2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183" calcext:value-type="float">
            <text:p>3183</text:p>
          </table:table-cell>
          <table:table-cell office:value-type="float" office:value="17997.65" calcext:value-type="float">
            <text:p>17997.65</text:p>
          </table:table-cell>
          <table:table-cell office:value-type="float" office:value="710.8" calcext:value-type="float">
            <text:p>710.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751" calcext:value-type="float">
            <text:p>1751</text:p>
          </table:table-cell>
          <table:table-cell office:value-type="float" office:value="18001.24" calcext:value-type="float">
            <text:p>18001.24</text:p>
          </table:table-cell>
          <table:table-cell office:value-type="float" office:value="705.57" calcext:value-type="float">
            <text:p>705.5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50" calcext:value-type="float">
            <text:p>350</text:p>
          </table:table-cell>
          <table:table-cell office:value-type="float" office:value="17990.96" calcext:value-type="float">
            <text:p>17990.96</text:p>
          </table:table-cell>
          <table:table-cell office:value-type="float" office:value="700.14" calcext:value-type="float">
            <text:p>700.14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7" calcext:value-type="float">
            <text:p>2.2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.6" calcext:value-type="float">
            <text:p>5.6</text:p>
          </table:table-cell>
          <table:table-cell office:value-type="float" office:value="150.8" calcext:value-type="float">
            <text:p>150.8</text:p>
          </table:table-cell>
          <table:table-cell office:value-type="float" office:value="12.3" calcext:value-type="float">
            <text:p>12.3</text:p>
          </table:table-cell>
          <table:table-cell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0.1" calcext:value-type="float">
            <text:p>10.1</text:p>
          </table:table-cell>
          <table:table-cell office:value-type="float" office:value="274.2" calcext:value-type="float">
            <text:p>274.2</text:p>
          </table:table-cell>
          <table:table-cell office:value-type="float" office:value="16.6" calcext:value-type="float">
            <text:p>16.6</text:p>
          </table:table-cell>
          <table:table-cell office:value-type="float" office:value="16.7" calcext:value-type="float">
            <text:p>16.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0.5" calcext:value-type="float">
            <text:p>50.5</text:p>
          </table:table-cell>
          <table:table-cell office:value-type="float" office:value="1371.1" calcext:value-type="float">
            <text:p>1371.1</text:p>
          </table:table-cell>
          <table:table-cell office:value-type="float" office:value="37" calcext:value-type="float">
            <text:p>37</text:p>
          </table:table-cell>
          <table:table-cell office:value-type="float" office:value="37.1" calcext:value-type="float">
            <text:p>37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48" calcext:value-type="float">
            <text:p>648</text:p>
          </table:table-cell>
          <table:table-cell office:value-type="float" office:value="3600.27" calcext:value-type="float">
            <text:p>3600.27</text:p>
          </table:table-cell>
          <table:table-cell office:value-type="float" office:value="317.91" calcext:value-type="float">
            <text:p>317.9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56" calcext:value-type="float">
            <text:p>356</text:p>
          </table:table-cell>
          <table:table-cell office:value-type="float" office:value="3596.23" calcext:value-type="float">
            <text:p>3596.23</text:p>
          </table:table-cell>
          <table:table-cell office:value-type="float" office:value="315.36" calcext:value-type="float">
            <text:p>315.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1" calcext:value-type="float">
            <text:p>71</text:p>
          </table:table-cell>
          <table:table-cell office:value-type="float" office:value="3586.13" calcext:value-type="float">
            <text:p>3586.13</text:p>
          </table:table-cell>
          <table:table-cell office:value-type="float" office:value="312.59" calcext:value-type="float">
            <text:p>312.5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296" calcext:value-type="float">
            <text:p>1296</text:p>
          </table:table-cell>
          <table:table-cell office:value-type="float" office:value="7200.54" calcext:value-type="float">
            <text:p>7200.54</text:p>
          </table:table-cell>
          <table:table-cell office:value-type="float" office:value="449.6" calcext:value-type="float">
            <text:p>449.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13" calcext:value-type="float">
            <text:p>713</text:p>
          </table:table-cell>
          <table:table-cell office:value-type="float" office:value="7202.56" calcext:value-type="float">
            <text:p>7202.56</text:p>
          </table:table-cell>
          <table:table-cell office:value-type="float" office:value="446.3" calcext:value-type="float">
            <text:p>446.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43" calcext:value-type="float">
            <text:p>143</text:p>
          </table:table-cell>
          <table:table-cell office:value-type="float" office:value="7222.76" calcext:value-type="float">
            <text:p>7222.76</text:p>
          </table:table-cell>
          <table:table-cell office:value-type="float" office:value="443.62" calcext:value-type="float">
            <text:p>443.6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944" calcext:value-type="float">
            <text:p>1944</text:p>
          </table:table-cell>
          <table:table-cell office:value-type="float" office:value="10800.8" calcext:value-type="float">
            <text:p>10800.8</text:p>
          </table:table-cell>
          <table:table-cell office:value-type="float" office:value="550.64" calcext:value-type="float">
            <text:p>550.6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069" calcext:value-type="float">
            <text:p>1069</text:p>
          </table:table-cell>
          <table:table-cell office:value-type="float" office:value="10798.78" calcext:value-type="float">
            <text:p>10798.78</text:p>
          </table:table-cell>
          <table:table-cell office:value-type="float" office:value="546.48" calcext:value-type="float">
            <text:p>546.4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14" calcext:value-type="float">
            <text:p>214</text:p>
          </table:table-cell>
          <table:table-cell office:value-type="float" office:value="10808.88" calcext:value-type="float">
            <text:p>10808.88</text:p>
          </table:table-cell>
          <table:table-cell office:value-type="float" office:value="542.69" calcext:value-type="float">
            <text:p>542.6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592" calcext:value-type="float">
            <text:p>2592</text:p>
          </table:table-cell>
          <table:table-cell office:value-type="float" office:value="14401.07" calcext:value-type="float">
            <text:p>14401.07</text:p>
          </table:table-cell>
          <table:table-cell office:value-type="float" office:value="635.82" calcext:value-type="float">
            <text:p>635.8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425" calcext:value-type="float">
            <text:p>1425</text:p>
          </table:table-cell>
          <table:table-cell office:value-type="float" office:value="14395.01" calcext:value-type="float">
            <text:p>14395.01</text:p>
          </table:table-cell>
          <table:table-cell office:value-type="float" office:value="630.95" calcext:value-type="float">
            <text:p>630.9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85" calcext:value-type="float">
            <text:p>285</text:p>
          </table:table-cell>
          <table:table-cell office:value-type="float" office:value="14395.01" calcext:value-type="float">
            <text:p>14395.01</text:p>
          </table:table-cell>
          <table:table-cell office:value-type="float" office:value="626.28" calcext:value-type="float">
            <text:p>626.2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240" calcext:value-type="float">
            <text:p>3240</text:p>
          </table:table-cell>
          <table:table-cell office:value-type="float" office:value="18001.34" calcext:value-type="float">
            <text:p>18001.34</text:p>
          </table:table-cell>
          <table:table-cell office:value-type="float" office:value="710.87" calcext:value-type="float">
            <text:p>710.8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782" calcext:value-type="float">
            <text:p>1782</text:p>
          </table:table-cell>
          <table:table-cell office:value-type="float" office:value="18001.34" calcext:value-type="float">
            <text:p>18001.34</text:p>
          </table:table-cell>
          <table:table-cell office:value-type="float" office:value="705.57" calcext:value-type="float">
            <text:p>705.5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56" calcext:value-type="float">
            <text:p>356</text:p>
          </table:table-cell>
          <table:table-cell office:value-type="float" office:value="17981.14" calcext:value-type="float">
            <text:p>17981.14</text:p>
          </table:table-cell>
          <table:table-cell office:value-type="float" office:value="699.95" calcext:value-type="float">
            <text:p>699.95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Optic Name:</text:p>
          </table:table-cell>
          <table:table-cell office:value-type="string" calcext:value-type="string">
            <text:p>f/5.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ght Pollution Rate:</text:p>
          </table:table-cell>
          <table:table-cell office:value-type="float" office:value="9.77" calcext:value-type="float">
            <text:p>9.77</text:p>
          </table:table-cell>
          <table:table-cell office:value-type="string" calcext:value-type="string">
            <text:p>e per second for f/5.0 optic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3.28" calcext:value-type="float">
            <text:p>3.2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2.2" calcext:value-type="float">
            <text:p>32.2</text:p>
          </table:table-cell>
          <table:table-cell office:value-type="float" office:value="314.9" calcext:value-type="float">
            <text:p>314.9</text:p>
          </table:table-cell>
          <table:table-cell office:value-type="float" office:value="17.7" calcext:value-type="float">
            <text:p>17.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8.6" calcext:value-type="float">
            <text:p>58.6</text:p>
          </table:table-cell>
          <table:table-cell office:value-type="float" office:value="572.5" calcext:value-type="float">
            <text:p>572.5</text:p>
          </table:table-cell>
          <table:table-cell office:value-type="float" office:value="23.9" calcext:value-type="float">
            <text:p>23.9</text:p>
          </table:table-cell>
          <table:table-cell office:value-type="float" office:value="24.2" calcext:value-type="float">
            <text:p>2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92.9" calcext:value-type="float">
            <text:p>292.9</text:p>
          </table:table-cell>
          <table:table-cell office:value-type="float" office:value="2862.5" calcext:value-type="float">
            <text:p>2862.5</text:p>
          </table:table-cell>
          <table:table-cell office:value-type="float" office:value="53.5" calcext:value-type="float">
            <text:p>53.5</text:p>
          </table:table-cell>
          <table:table-cell office:value-type="float" office:value="53.6" calcext:value-type="float">
            <text:p>53.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12" calcext:value-type="float">
            <text:p>112</text:p>
          </table:table-cell>
          <table:table-cell office:value-type="float" office:value="3608.87" calcext:value-type="float">
            <text:p>3608.87</text:p>
          </table:table-cell>
          <table:table-cell office:value-type="float" office:value="190.98" calcext:value-type="float">
            <text:p>190.9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1" calcext:value-type="float">
            <text:p>61</text:p>
          </table:table-cell>
          <table:table-cell office:value-type="float" office:value="3573.72" calcext:value-type="float">
            <text:p>3573.72</text:p>
          </table:table-cell>
          <table:table-cell office:value-type="float" office:value="188.62" calcext:value-type="float">
            <text:p>188.6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2" calcext:value-type="float">
            <text:p>12</text:p>
          </table:table-cell>
          <table:table-cell office:value-type="float" office:value="3515.13" calcext:value-type="float">
            <text:p>3515.13</text:p>
          </table:table-cell>
          <table:table-cell office:value-type="float" office:value="185.69" calcext:value-type="float">
            <text:p>185.6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23" calcext:value-type="float">
            <text:p>223</text:p>
          </table:table-cell>
          <table:table-cell office:value-type="float" office:value="7185.52" calcext:value-type="float">
            <text:p>7185.52</text:p>
          </table:table-cell>
          <table:table-cell office:value-type="float" office:value="269.48" calcext:value-type="float">
            <text:p>269.4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23" calcext:value-type="float">
            <text:p>123</text:p>
          </table:table-cell>
          <table:table-cell office:value-type="float" office:value="7206.02" calcext:value-type="float">
            <text:p>7206.02</text:p>
          </table:table-cell>
          <table:table-cell office:value-type="float" office:value="267.85" calcext:value-type="float">
            <text:p>267.8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5" calcext:value-type="float">
            <text:p>25</text:p>
          </table:table-cell>
          <table:table-cell office:value-type="float" office:value="7323.2" calcext:value-type="float">
            <text:p>7323.2</text:p>
          </table:table-cell>
          <table:table-cell office:value-type="float" office:value="268.02" calcext:value-type="float">
            <text:p>268.0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35" calcext:value-type="float">
            <text:p>335</text:p>
          </table:table-cell>
          <table:table-cell office:value-type="float" office:value="10794.39" calcext:value-type="float">
            <text:p>10794.39</text:p>
          </table:table-cell>
          <table:table-cell office:value-type="float" office:value="330.29" calcext:value-type="float">
            <text:p>330.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84" calcext:value-type="float">
            <text:p>184</text:p>
          </table:table-cell>
          <table:table-cell office:value-type="float" office:value="10779.74" calcext:value-type="float">
            <text:p>10779.74</text:p>
          </table:table-cell>
          <table:table-cell office:value-type="float" office:value="327.6" calcext:value-type="float">
            <text:p>327.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7" calcext:value-type="float">
            <text:p>37</text:p>
          </table:table-cell>
          <table:table-cell office:value-type="float" office:value="10838.33" calcext:value-type="float">
            <text:p>10838.33</text:p>
          </table:table-cell>
          <table:table-cell office:value-type="float" office:value="326.06" calcext:value-type="float">
            <text:p>326.0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47" calcext:value-type="float">
            <text:p>447</text:p>
          </table:table-cell>
          <table:table-cell office:value-type="float" office:value="14403.26" calcext:value-type="float">
            <text:p>14403.26</text:p>
          </table:table-cell>
          <table:table-cell office:value-type="float" office:value="381.52" calcext:value-type="float">
            <text:p>381.5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46" calcext:value-type="float">
            <text:p>246</text:p>
          </table:table-cell>
          <table:table-cell office:value-type="float" office:value="14412.05" calcext:value-type="float">
            <text:p>14412.05</text:p>
          </table:table-cell>
          <table:table-cell office:value-type="float" office:value="378.79" calcext:value-type="float">
            <text:p>378.7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9" calcext:value-type="float">
            <text:p>49</text:p>
          </table:table-cell>
          <table:table-cell office:value-type="float" office:value="14353.46" calcext:value-type="float">
            <text:p>14353.46</text:p>
          </table:table-cell>
          <table:table-cell office:value-type="float" office:value="375.22" calcext:value-type="float">
            <text:p>375.2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59" calcext:value-type="float">
            <text:p>559</text:p>
          </table:table-cell>
          <table:table-cell office:value-type="float" office:value="18012.13" calcext:value-type="float">
            <text:p>18012.13</text:p>
          </table:table-cell>
          <table:table-cell office:value-type="float" office:value="426.65" calcext:value-type="float">
            <text:p>426.6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07" calcext:value-type="float">
            <text:p>307</text:p>
          </table:table-cell>
          <table:table-cell office:value-type="float" office:value="17985.77" calcext:value-type="float">
            <text:p>17985.77</text:p>
          </table:table-cell>
          <table:table-cell office:value-type="float" office:value="423.16" calcext:value-type="float">
            <text:p>423.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1" calcext:value-type="float">
            <text:p>61</text:p>
          </table:table-cell>
          <table:table-cell office:value-type="float" office:value="17868.6" calcext:value-type="float">
            <text:p>17868.6</text:p>
          </table:table-cell>
          <table:table-cell office:value-type="float" office:value="418.65" calcext:value-type="float">
            <text:p>418.65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78" calcext:value-type="float">
            <text:p>2.7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3.1" calcext:value-type="float">
            <text:p>23.1</text:p>
          </table:table-cell>
          <table:table-cell office:value-type="float" office:value="226.2" calcext:value-type="float">
            <text:p>226.2</text:p>
          </table:table-cell>
          <table:table-cell office:value-type="float" office:value="15" calcext:value-type="float">
            <text:p>15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2.1" calcext:value-type="float">
            <text:p>42.1</text:p>
          </table:table-cell>
          <table:table-cell office:value-type="float" office:value="411.3" calcext:value-type="float">
            <text:p>411.3</text:p>
          </table:table-cell>
          <table:table-cell office:value-type="float" office:value="20.3" calcext:value-type="float">
            <text:p>20.3</text:p>
          </table:table-cell>
          <table:table-cell office:value-type="float" office:value="20.5" calcext:value-type="float">
            <text:p>20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10.4" calcext:value-type="float">
            <text:p>210.4</text:p>
          </table:table-cell>
          <table:table-cell office:value-type="float" office:value="2056.3" calcext:value-type="float">
            <text:p>2056.3</text:p>
          </table:table-cell>
          <table:table-cell office:value-type="float" office:value="45.3" calcext:value-type="float">
            <text:p>45.3</text:p>
          </table:table-cell>
          <table:table-cell office:value-type="float" office:value="45.4" calcext:value-type="float">
            <text:p>45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56" calcext:value-type="float">
            <text:p>156</text:p>
          </table:table-cell>
          <table:table-cell office:value-type="float" office:value="3610.94" calcext:value-type="float">
            <text:p>3610.94</text:p>
          </table:table-cell>
          <table:table-cell office:value-type="float" office:value="191.03" calcext:value-type="float">
            <text:p>191.0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86" calcext:value-type="float">
            <text:p>86</text:p>
          </table:table-cell>
          <table:table-cell office:value-type="float" office:value="3619.35" calcext:value-type="float">
            <text:p>3619.35</text:p>
          </table:table-cell>
          <table:table-cell office:value-type="float" office:value="189.83" calcext:value-type="float">
            <text:p>189.8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7" calcext:value-type="float">
            <text:p>17</text:p>
          </table:table-cell>
          <table:table-cell office:value-type="float" office:value="3577.27" calcext:value-type="float">
            <text:p>3577.27</text:p>
          </table:table-cell>
          <table:table-cell office:value-type="float" office:value="187.32" calcext:value-type="float">
            <text:p>187.3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11" calcext:value-type="float">
            <text:p>311</text:p>
          </table:table-cell>
          <table:table-cell office:value-type="float" office:value="7198.72" calcext:value-type="float">
            <text:p>7198.72</text:p>
          </table:table-cell>
          <table:table-cell office:value-type="float" office:value="269.72" calcext:value-type="float">
            <text:p>269.7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71" calcext:value-type="float">
            <text:p>171</text:p>
          </table:table-cell>
          <table:table-cell office:value-type="float" office:value="7196.62" calcext:value-type="float">
            <text:p>7196.62</text:p>
          </table:table-cell>
          <table:table-cell office:value-type="float" office:value="267.67" calcext:value-type="float">
            <text:p>267.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4" calcext:value-type="float">
            <text:p>34</text:p>
          </table:table-cell>
          <table:table-cell office:value-type="float" office:value="7154.54" calcext:value-type="float">
            <text:p>7154.54</text:p>
          </table:table-cell>
          <table:table-cell office:value-type="float" office:value="264.91" calcext:value-type="float">
            <text:p>264.9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67" calcext:value-type="float">
            <text:p>467</text:p>
          </table:table-cell>
          <table:table-cell office:value-type="float" office:value="10809.66" calcext:value-type="float">
            <text:p>10809.66</text:p>
          </table:table-cell>
          <table:table-cell office:value-type="float" office:value="330.52" calcext:value-type="float">
            <text:p>330.5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57" calcext:value-type="float">
            <text:p>257</text:p>
          </table:table-cell>
          <table:table-cell office:value-type="float" office:value="10815.97" calcext:value-type="float">
            <text:p>10815.97</text:p>
          </table:table-cell>
          <table:table-cell office:value-type="float" office:value="328.15" calcext:value-type="float">
            <text:p>328.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1" calcext:value-type="float">
            <text:p>51</text:p>
          </table:table-cell>
          <table:table-cell office:value-type="float" office:value="10731.8" calcext:value-type="float">
            <text:p>10731.8</text:p>
          </table:table-cell>
          <table:table-cell office:value-type="float" office:value="324.45" calcext:value-type="float">
            <text:p>324.4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22" calcext:value-type="float">
            <text:p>622</text:p>
          </table:table-cell>
          <table:table-cell office:value-type="float" office:value="14397.45" calcext:value-type="float">
            <text:p>14397.45</text:p>
          </table:table-cell>
          <table:table-cell office:value-type="float" office:value="381.45" calcext:value-type="float">
            <text:p>381.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42" calcext:value-type="float">
            <text:p>342</text:p>
          </table:table-cell>
          <table:table-cell office:value-type="float" office:value="14393.24" calcext:value-type="float">
            <text:p>14393.24</text:p>
          </table:table-cell>
          <table:table-cell office:value-type="float" office:value="378.55" calcext:value-type="float">
            <text:p>378.5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8" calcext:value-type="float">
            <text:p>68</text:p>
          </table:table-cell>
          <table:table-cell office:value-type="float" office:value="14309.07" calcext:value-type="float">
            <text:p>14309.07</text:p>
          </table:table-cell>
          <table:table-cell office:value-type="float" office:value="374.64" calcext:value-type="float">
            <text:p>374.6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778" calcext:value-type="float">
            <text:p>778</text:p>
          </table:table-cell>
          <table:table-cell office:value-type="float" office:value="18008.39" calcext:value-type="float">
            <text:p>18008.39</text:p>
          </table:table-cell>
          <table:table-cell office:value-type="float" office:value="426.61" calcext:value-type="float">
            <text:p>426.6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28" calcext:value-type="float">
            <text:p>428</text:p>
          </table:table-cell>
          <table:table-cell office:value-type="float" office:value="18012.59" calcext:value-type="float">
            <text:p>18012.59</text:p>
          </table:table-cell>
          <table:table-cell office:value-type="float" office:value="423.47" calcext:value-type="float">
            <text:p>423.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86" calcext:value-type="float">
            <text:p>86</text:p>
          </table:table-cell>
          <table:table-cell office:value-type="float" office:value="18096.77" calcext:value-type="float">
            <text:p>18096.77</text:p>
          </table:table-cell>
          <table:table-cell office:value-type="float" office:value="421.32" calcext:value-type="float">
            <text:p>421.32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58" calcext:value-type="float">
            <text:p>2.5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9.9" calcext:value-type="float">
            <text:p>19.9</text:p>
          </table:table-cell>
          <table:table-cell office:value-type="float" office:value="194.8" calcext:value-type="float">
            <text:p>194.8</text:p>
          </table:table-cell>
          <table:table-cell office:value-type="float" office:value="14" calcext:value-type="float">
            <text:p>14</text:p>
          </table:table-cell>
          <table:table-cell office:value-type="float" office:value="14.2" calcext:value-type="float">
            <text:p>1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6.2" calcext:value-type="float">
            <text:p>36.2</text:p>
          </table:table-cell>
          <table:table-cell office:value-type="float" office:value="354.2" calcext:value-type="float">
            <text:p>354.2</text:p>
          </table:table-cell>
          <table:table-cell office:value-type="float" office:value="18.8" calcext:value-type="float">
            <text:p>18.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81.2" calcext:value-type="float">
            <text:p>181.2</text:p>
          </table:table-cell>
          <table:table-cell office:value-type="float" office:value="1771.1" calcext:value-type="float">
            <text:p>1771.1</text:p>
          </table:table-cell>
          <table:table-cell office:value-type="float" office:value="42.1" calcext:value-type="float">
            <text:p>42.1</text:p>
          </table:table-cell>
          <table:table-cell office:value-type="float" office:value="42.2" calcext:value-type="float">
            <text:p>42.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81" calcext:value-type="float">
            <text:p>181</text:p>
          </table:table-cell>
          <table:table-cell office:value-type="float" office:value="3608.47" calcext:value-type="float">
            <text:p>3608.47</text:p>
          </table:table-cell>
          <table:table-cell office:value-type="float" office:value="190.96" calcext:value-type="float">
            <text:p>190.9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99" calcext:value-type="float">
            <text:p>99</text:p>
          </table:table-cell>
          <table:table-cell office:value-type="float" office:value="3588.54" calcext:value-type="float">
            <text:p>3588.54</text:p>
          </table:table-cell>
          <table:table-cell office:value-type="float" office:value="189.02" calcext:value-type="float">
            <text:p>189.0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0" calcext:value-type="float">
            <text:p>20</text:p>
          </table:table-cell>
          <table:table-cell office:value-type="float" office:value="3624.79" calcext:value-type="float">
            <text:p>3624.79</text:p>
          </table:table-cell>
          <table:table-cell office:value-type="float" office:value="188.56" calcext:value-type="float">
            <text:p>188.5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61" calcext:value-type="float">
            <text:p>361</text:p>
          </table:table-cell>
          <table:table-cell office:value-type="float" office:value="7197.01" calcext:value-type="float">
            <text:p>7197.01</text:p>
          </table:table-cell>
          <table:table-cell office:value-type="float" office:value="269.69" calcext:value-type="float">
            <text:p>269.6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99" calcext:value-type="float">
            <text:p>199</text:p>
          </table:table-cell>
          <table:table-cell office:value-type="float" office:value="7213.32" calcext:value-type="float">
            <text:p>7213.32</text:p>
          </table:table-cell>
          <table:table-cell office:value-type="float" office:value="267.98" calcext:value-type="float">
            <text:p>267.9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0" calcext:value-type="float">
            <text:p>40</text:p>
          </table:table-cell>
          <table:table-cell office:value-type="float" office:value="7249.57" calcext:value-type="float">
            <text:p>7249.57</text:p>
          </table:table-cell>
          <table:table-cell office:value-type="float" office:value="266.67" calcext:value-type="float">
            <text:p>266.6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42" calcext:value-type="float">
            <text:p>542</text:p>
          </table:table-cell>
          <table:table-cell office:value-type="float" office:value="10805.49" calcext:value-type="float">
            <text:p>10805.49</text:p>
          </table:table-cell>
          <table:table-cell office:value-type="float" office:value="330.46" calcext:value-type="float">
            <text:p>330.4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98" calcext:value-type="float">
            <text:p>298</text:p>
          </table:table-cell>
          <table:table-cell office:value-type="float" office:value="10801.86" calcext:value-type="float">
            <text:p>10801.86</text:p>
          </table:table-cell>
          <table:table-cell office:value-type="float" office:value="327.94" calcext:value-type="float">
            <text:p>327.9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0" calcext:value-type="float">
            <text:p>60</text:p>
          </table:table-cell>
          <table:table-cell office:value-type="float" office:value="10874.36" calcext:value-type="float">
            <text:p>10874.36</text:p>
          </table:table-cell>
          <table:table-cell office:value-type="float" office:value="326.6" calcext:value-type="float">
            <text:p>326.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722" calcext:value-type="float">
            <text:p>722</text:p>
          </table:table-cell>
          <table:table-cell office:value-type="float" office:value="14394.02" calcext:value-type="float">
            <text:p>14394.02</text:p>
          </table:table-cell>
          <table:table-cell office:value-type="float" office:value="381.4" calcext:value-type="float">
            <text:p>381.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97" calcext:value-type="float">
            <text:p>397</text:p>
          </table:table-cell>
          <table:table-cell office:value-type="float" office:value="14390.4" calcext:value-type="float">
            <text:p>14390.4</text:p>
          </table:table-cell>
          <table:table-cell office:value-type="float" office:value="378.51" calcext:value-type="float">
            <text:p>378.5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9" calcext:value-type="float">
            <text:p>79</text:p>
          </table:table-cell>
          <table:table-cell office:value-type="float" office:value="14317.9" calcext:value-type="float">
            <text:p>14317.9</text:p>
          </table:table-cell>
          <table:table-cell office:value-type="float" office:value="374.76" calcext:value-type="float">
            <text:p>374.7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903" calcext:value-type="float">
            <text:p>903</text:p>
          </table:table-cell>
          <table:table-cell office:value-type="float" office:value="18002.5" calcext:value-type="float">
            <text:p>18002.5</text:p>
          </table:table-cell>
          <table:table-cell office:value-type="float" office:value="426.54" calcext:value-type="float">
            <text:p>426.5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97" calcext:value-type="float">
            <text:p>497</text:p>
          </table:table-cell>
          <table:table-cell office:value-type="float" office:value="18015.18" calcext:value-type="float">
            <text:p>18015.18</text:p>
          </table:table-cell>
          <table:table-cell office:value-type="float" office:value="423.5" calcext:value-type="float">
            <text:p>423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99" calcext:value-type="float">
            <text:p>99</text:p>
          </table:table-cell>
          <table:table-cell office:value-type="float" office:value="17942.69" calcext:value-type="float">
            <text:p>17942.69</text:p>
          </table:table-cell>
          <table:table-cell office:value-type="float" office:value="419.52" calcext:value-type="float">
            <text:p>419.52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39" calcext:value-type="float">
            <text:p>2.3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7.1" calcext:value-type="float">
            <text:p>17.1</text:p>
          </table:table-cell>
          <table:table-cell office:value-type="float" office:value="167.2" calcext:value-type="float">
            <text:p>167.2</text:p>
          </table:table-cell>
          <table:table-cell office:value-type="float" office:value="12.9" calcext:value-type="float">
            <text:p>12.9</text:p>
          </table:table-cell>
          <table:table-cell office:value-type="float" office:value="13.1" calcext:value-type="float">
            <text:p>13.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1.1" calcext:value-type="float">
            <text:p>31.1</text:p>
          </table:table-cell>
          <table:table-cell office:value-type="float" office:value="304" calcext:value-type="float">
            <text:p>304</text:p>
          </table:table-cell>
          <table:table-cell office:value-type="float" office:value="17.4" calcext:value-type="float">
            <text:p>17.4</text:p>
          </table:table-cell>
          <table:table-cell office:value-type="float" office:value="17.6" calcext:value-type="float">
            <text:p>17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55.5" calcext:value-type="float">
            <text:p>155.5</text:p>
          </table:table-cell>
          <table:table-cell office:value-type="float" office:value="1519.8" calcext:value-type="float">
            <text:p>1519.8</text:p>
          </table:table-cell>
          <table:table-cell office:value-type="float" office:value="39" calcext:value-type="float">
            <text:p>39</text:p>
          </table:table-cell>
          <table:table-cell office:value-type="float" office:value="39.1" calcext:value-type="float">
            <text:p>39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10" calcext:value-type="float">
            <text:p>210</text:p>
          </table:table-cell>
          <table:table-cell office:value-type="float" office:value="3592.7" calcext:value-type="float">
            <text:p>3592.7</text:p>
          </table:table-cell>
          <table:table-cell office:value-type="float" office:value="190.55" calcext:value-type="float">
            <text:p>190.5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16" calcext:value-type="float">
            <text:p>116</text:p>
          </table:table-cell>
          <table:table-cell office:value-type="float" office:value="3608.25" calcext:value-type="float">
            <text:p>3608.25</text:p>
          </table:table-cell>
          <table:table-cell office:value-type="float" office:value="189.53" calcext:value-type="float">
            <text:p>189.5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3" calcext:value-type="float">
            <text:p>23</text:p>
          </table:table-cell>
          <table:table-cell office:value-type="float" office:value="3577.14" calcext:value-type="float">
            <text:p>3577.14</text:p>
          </table:table-cell>
          <table:table-cell office:value-type="float" office:value="187.32" calcext:value-type="float">
            <text:p>187.3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21" calcext:value-type="float">
            <text:p>421</text:p>
          </table:table-cell>
          <table:table-cell office:value-type="float" office:value="7202.5" calcext:value-type="float">
            <text:p>7202.5</text:p>
          </table:table-cell>
          <table:table-cell office:value-type="float" office:value="269.79" calcext:value-type="float">
            <text:p>269.7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31" calcext:value-type="float">
            <text:p>231</text:p>
          </table:table-cell>
          <table:table-cell office:value-type="float" office:value="7185.4" calcext:value-type="float">
            <text:p>7185.4</text:p>
          </table:table-cell>
          <table:table-cell office:value-type="float" office:value="267.46" calcext:value-type="float">
            <text:p>267.4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6" calcext:value-type="float">
            <text:p>46</text:p>
          </table:table-cell>
          <table:table-cell office:value-type="float" office:value="7154.29" calcext:value-type="float">
            <text:p>7154.29</text:p>
          </table:table-cell>
          <table:table-cell office:value-type="float" office:value="264.91" calcext:value-type="float">
            <text:p>264.9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31" calcext:value-type="float">
            <text:p>631</text:p>
          </table:table-cell>
          <table:table-cell office:value-type="float" office:value="10795.2" calcext:value-type="float">
            <text:p>10795.2</text:p>
          </table:table-cell>
          <table:table-cell office:value-type="float" office:value="330.3" calcext:value-type="float">
            <text:p>330.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47" calcext:value-type="float">
            <text:p>347</text:p>
          </table:table-cell>
          <table:table-cell office:value-type="float" office:value="10793.65" calcext:value-type="float">
            <text:p>10793.65</text:p>
          </table:table-cell>
          <table:table-cell office:value-type="float" office:value="327.81" calcext:value-type="float">
            <text:p>327.8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9" calcext:value-type="float">
            <text:p>69</text:p>
          </table:table-cell>
          <table:table-cell office:value-type="float" office:value="10731.43" calcext:value-type="float">
            <text:p>10731.43</text:p>
          </table:table-cell>
          <table:table-cell office:value-type="float" office:value="324.44" calcext:value-type="float">
            <text:p>324.4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842" calcext:value-type="float">
            <text:p>842</text:p>
          </table:table-cell>
          <table:table-cell office:value-type="float" office:value="14405.01" calcext:value-type="float">
            <text:p>14405.01</text:p>
          </table:table-cell>
          <table:table-cell office:value-type="float" office:value="381.55" calcext:value-type="float">
            <text:p>381.5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63" calcext:value-type="float">
            <text:p>463</text:p>
          </table:table-cell>
          <table:table-cell office:value-type="float" office:value="14401.9" calcext:value-type="float">
            <text:p>14401.9</text:p>
          </table:table-cell>
          <table:table-cell office:value-type="float" office:value="378.66" calcext:value-type="float">
            <text:p>378.6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93" calcext:value-type="float">
            <text:p>93</text:p>
          </table:table-cell>
          <table:table-cell office:value-type="float" office:value="14464.11" calcext:value-type="float">
            <text:p>14464.11</text:p>
          </table:table-cell>
          <table:table-cell office:value-type="float" office:value="376.67" calcext:value-type="float">
            <text:p>376.6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052" calcext:value-type="float">
            <text:p>1052</text:p>
          </table:table-cell>
          <table:table-cell office:value-type="float" office:value="17997.71" calcext:value-type="float">
            <text:p>17997.71</text:p>
          </table:table-cell>
          <table:table-cell office:value-type="float" office:value="426.48" calcext:value-type="float">
            <text:p>426.4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79" calcext:value-type="float">
            <text:p>579</text:p>
          </table:table-cell>
          <table:table-cell office:value-type="float" office:value="18010.15" calcext:value-type="float">
            <text:p>18010.15</text:p>
          </table:table-cell>
          <table:table-cell office:value-type="float" office:value="423.45" calcext:value-type="float">
            <text:p>423.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16" calcext:value-type="float">
            <text:p>116</text:p>
          </table:table-cell>
          <table:table-cell office:value-type="float" office:value="18041.25" calcext:value-type="float">
            <text:p>18041.25</text:p>
          </table:table-cell>
          <table:table-cell office:value-type="float" office:value="420.67" calcext:value-type="float">
            <text:p>420.67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9" calcext:value-type="float">
            <text:p>2.2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5.7" calcext:value-type="float">
            <text:p>15.7</text:p>
          </table:table-cell>
          <table:table-cell office:value-type="float" office:value="153.5" calcext:value-type="float">
            <text:p>153.5</text:p>
          </table:table-cell>
          <table:table-cell office:value-type="float" office:value="12.4" calcext:value-type="float">
            <text:p>12.4</text:p>
          </table:table-cell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8.6" calcext:value-type="float">
            <text:p>28.6</text:p>
          </table:table-cell>
          <table:table-cell office:value-type="float" office:value="279.1" calcext:value-type="float">
            <text:p>279.1</text:p>
          </table:table-cell>
          <table:table-cell office:value-type="float" office:value="16.7" calcext:value-type="float">
            <text:p>16.7</text:p>
          </table:table-cell>
          <table:table-cell office:value-type="float" office:value="16.9" calcext:value-type="float">
            <text:p>16.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42.8" calcext:value-type="float">
            <text:p>142.8</text:p>
          </table:table-cell>
          <table:table-cell office:value-type="float" office:value="1395.3" calcext:value-type="float">
            <text:p>1395.3</text:p>
          </table:table-cell>
          <table:table-cell table:number-columns-repeated="2" office:value-type="float" office:value="37.4" calcext:value-type="float">
            <text:p>37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29" calcext:value-type="float">
            <text:p>229</text:p>
          </table:table-cell>
          <table:table-cell office:value-type="float" office:value="3596.76" calcext:value-type="float">
            <text:p>3596.76</text:p>
          </table:table-cell>
          <table:table-cell office:value-type="float" office:value="190.65" calcext:value-type="float">
            <text:p>190.6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26" calcext:value-type="float">
            <text:p>126</text:p>
          </table:table-cell>
          <table:table-cell office:value-type="float" office:value="3598.19" calcext:value-type="float">
            <text:p>3598.19</text:p>
          </table:table-cell>
          <table:table-cell office:value-type="float" office:value="189.27" calcext:value-type="float">
            <text:p>189.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5" calcext:value-type="float">
            <text:p>25</text:p>
          </table:table-cell>
          <table:table-cell office:value-type="float" office:value="3569.64" calcext:value-type="float">
            <text:p>3569.64</text:p>
          </table:table-cell>
          <table:table-cell office:value-type="float" office:value="187.12" calcext:value-type="float">
            <text:p>187.1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58" calcext:value-type="float">
            <text:p>458</text:p>
          </table:table-cell>
          <table:table-cell office:value-type="float" office:value="7193.53" calcext:value-type="float">
            <text:p>7193.53</text:p>
          </table:table-cell>
          <table:table-cell office:value-type="float" office:value="269.63" calcext:value-type="float">
            <text:p>269.6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52" calcext:value-type="float">
            <text:p>252</text:p>
          </table:table-cell>
          <table:table-cell office:value-type="float" office:value="7196.39" calcext:value-type="float">
            <text:p>7196.39</text:p>
          </table:table-cell>
          <table:table-cell office:value-type="float" office:value="267.67" calcext:value-type="float">
            <text:p>267.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0" calcext:value-type="float">
            <text:p>50</text:p>
          </table:table-cell>
          <table:table-cell office:value-type="float" office:value="7139.27" calcext:value-type="float">
            <text:p>7139.27</text:p>
          </table:table-cell>
          <table:table-cell office:value-type="float" office:value="264.63" calcext:value-type="float">
            <text:p>264.6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88" calcext:value-type="float">
            <text:p>688</text:p>
          </table:table-cell>
          <table:table-cell office:value-type="float" office:value="10806" calcext:value-type="float">
            <text:p>10806</text:p>
          </table:table-cell>
          <table:table-cell office:value-type="float" office:value="330.46" calcext:value-type="float">
            <text:p>330.4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78" calcext:value-type="float">
            <text:p>378</text:p>
          </table:table-cell>
          <table:table-cell office:value-type="float" office:value="10794.58" calcext:value-type="float">
            <text:p>10794.58</text:p>
          </table:table-cell>
          <table:table-cell office:value-type="float" office:value="327.82" calcext:value-type="float">
            <text:p>327.8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6" calcext:value-type="float">
            <text:p>76</text:p>
          </table:table-cell>
          <table:table-cell office:value-type="float" office:value="10851.69" calcext:value-type="float">
            <text:p>10851.69</text:p>
          </table:table-cell>
          <table:table-cell office:value-type="float" office:value="326.26" calcext:value-type="float">
            <text:p>326.2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917" calcext:value-type="float">
            <text:p>917</text:p>
          </table:table-cell>
          <table:table-cell office:value-type="float" office:value="14402.77" calcext:value-type="float">
            <text:p>14402.77</text:p>
          </table:table-cell>
          <table:table-cell office:value-type="float" office:value="381.52" calcext:value-type="float">
            <text:p>381.5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04" calcext:value-type="float">
            <text:p>504</text:p>
          </table:table-cell>
          <table:table-cell office:value-type="float" office:value="14392.77" calcext:value-type="float">
            <text:p>14392.77</text:p>
          </table:table-cell>
          <table:table-cell office:value-type="float" office:value="378.54" calcext:value-type="float">
            <text:p>378.5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01" calcext:value-type="float">
            <text:p>101</text:p>
          </table:table-cell>
          <table:table-cell office:value-type="float" office:value="14421.33" calcext:value-type="float">
            <text:p>14421.33</text:p>
          </table:table-cell>
          <table:table-cell office:value-type="float" office:value="376.11" calcext:value-type="float">
            <text:p>376.1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146" calcext:value-type="float">
            <text:p>1146</text:p>
          </table:table-cell>
          <table:table-cell office:value-type="float" office:value="17999.53" calcext:value-type="float">
            <text:p>17999.53</text:p>
          </table:table-cell>
          <table:table-cell office:value-type="float" office:value="426.5" calcext:value-type="float">
            <text:p>426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30" calcext:value-type="float">
            <text:p>630</text:p>
          </table:table-cell>
          <table:table-cell office:value-type="float" office:value="17990.96" calcext:value-type="float">
            <text:p>17990.96</text:p>
          </table:table-cell>
          <table:table-cell office:value-type="float" office:value="423.22" calcext:value-type="float">
            <text:p>423.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26" calcext:value-type="float">
            <text:p>126</text:p>
          </table:table-cell>
          <table:table-cell office:value-type="float" office:value="17990.96" calcext:value-type="float">
            <text:p>17990.96</text:p>
          </table:table-cell>
          <table:table-cell office:value-type="float" office:value="420.09" calcext:value-type="float">
            <text:p>420.09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7" calcext:value-type="float">
            <text:p>2.2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5.4" calcext:value-type="float">
            <text:p>15.4</text:p>
          </table:table-cell>
          <table:table-cell office:value-type="float" office:value="150.8" calcext:value-type="float">
            <text:p>150.8</text:p>
          </table:table-cell>
          <table:table-cell office:value-type="float" office:value="12.3" calcext:value-type="float">
            <text:p>12.3</text:p>
          </table:table-cell>
          <table:table-cell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8.1" calcext:value-type="float">
            <text:p>28.1</text:p>
          </table:table-cell>
          <table:table-cell office:value-type="float" office:value="274.2" calcext:value-type="float">
            <text:p>274.2</text:p>
          </table:table-cell>
          <table:table-cell office:value-type="float" office:value="16.6" calcext:value-type="float">
            <text:p>16.6</text:p>
          </table:table-cell>
          <table:table-cell office:value-type="float" office:value="16.7" calcext:value-type="float">
            <text:p>16.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40.3" calcext:value-type="float">
            <text:p>140.3</text:p>
          </table:table-cell>
          <table:table-cell office:value-type="float" office:value="1371.1" calcext:value-type="float">
            <text:p>1371.1</text:p>
          </table:table-cell>
          <table:table-cell office:value-type="float" office:value="37" calcext:value-type="float">
            <text:p>37</text:p>
          </table:table-cell>
          <table:table-cell office:value-type="float" office:value="37.1" calcext:value-type="float">
            <text:p>37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33" calcext:value-type="float">
            <text:p>233</text:p>
          </table:table-cell>
          <table:table-cell office:value-type="float" office:value="3595.95" calcext:value-type="float">
            <text:p>3595.95</text:p>
          </table:table-cell>
          <table:table-cell office:value-type="float" office:value="190.63" calcext:value-type="float">
            <text:p>190.6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28" calcext:value-type="float">
            <text:p>128</text:p>
          </table:table-cell>
          <table:table-cell office:value-type="float" office:value="3591.74" calcext:value-type="float">
            <text:p>3591.74</text:p>
          </table:table-cell>
          <table:table-cell office:value-type="float" office:value="189.1" calcext:value-type="float">
            <text:p>189.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6" calcext:value-type="float">
            <text:p>26</text:p>
          </table:table-cell>
          <table:table-cell office:value-type="float" office:value="3647.86" calcext:value-type="float">
            <text:p>3647.86</text:p>
          </table:table-cell>
          <table:table-cell office:value-type="float" office:value="189.16" calcext:value-type="float">
            <text:p>189.1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67" calcext:value-type="float">
            <text:p>467</text:p>
          </table:table-cell>
          <table:table-cell office:value-type="float" office:value="7207.33" calcext:value-type="float">
            <text:p>7207.33</text:p>
          </table:table-cell>
          <table:table-cell office:value-type="float" office:value="269.88" calcext:value-type="float">
            <text:p>269.8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57" calcext:value-type="float">
            <text:p>257</text:p>
          </table:table-cell>
          <table:table-cell office:value-type="float" office:value="7211.54" calcext:value-type="float">
            <text:p>7211.54</text:p>
          </table:table-cell>
          <table:table-cell office:value-type="float" office:value="267.95" calcext:value-type="float">
            <text:p>267.9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1" calcext:value-type="float">
            <text:p>51</text:p>
          </table:table-cell>
          <table:table-cell office:value-type="float" office:value="7155.41" calcext:value-type="float">
            <text:p>7155.41</text:p>
          </table:table-cell>
          <table:table-cell office:value-type="float" office:value="264.93" calcext:value-type="float">
            <text:p>264.9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700" calcext:value-type="float">
            <text:p>700</text:p>
          </table:table-cell>
          <table:table-cell office:value-type="float" office:value="10803.27" calcext:value-type="float">
            <text:p>10803.27</text:p>
          </table:table-cell>
          <table:table-cell office:value-type="float" office:value="330.42" calcext:value-type="float">
            <text:p>330.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85" calcext:value-type="float">
            <text:p>385</text:p>
          </table:table-cell>
          <table:table-cell office:value-type="float" office:value="10803.27" calcext:value-type="float">
            <text:p>10803.27</text:p>
          </table:table-cell>
          <table:table-cell office:value-type="float" office:value="327.96" calcext:value-type="float">
            <text:p>327.9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7" calcext:value-type="float">
            <text:p>77</text:p>
          </table:table-cell>
          <table:table-cell office:value-type="float" office:value="10803.27" calcext:value-type="float">
            <text:p>10803.27</text:p>
          </table:table-cell>
          <table:table-cell office:value-type="float" office:value="325.53" calcext:value-type="float">
            <text:p>325.5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933" calcext:value-type="float">
            <text:p>933</text:p>
          </table:table-cell>
          <table:table-cell office:value-type="float" office:value="14399.22" calcext:value-type="float">
            <text:p>14399.22</text:p>
          </table:table-cell>
          <table:table-cell office:value-type="float" office:value="381.47" calcext:value-type="float">
            <text:p>381.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13" calcext:value-type="float">
            <text:p>513</text:p>
          </table:table-cell>
          <table:table-cell office:value-type="float" office:value="14395.01" calcext:value-type="float">
            <text:p>14395.01</text:p>
          </table:table-cell>
          <table:table-cell office:value-type="float" office:value="378.57" calcext:value-type="float">
            <text:p>378.5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03" calcext:value-type="float">
            <text:p>103</text:p>
          </table:table-cell>
          <table:table-cell office:value-type="float" office:value="14451.13" calcext:value-type="float">
            <text:p>14451.13</text:p>
          </table:table-cell>
          <table:table-cell office:value-type="float" office:value="376.5" calcext:value-type="float">
            <text:p>376.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166" calcext:value-type="float">
            <text:p>1166</text:p>
          </table:table-cell>
          <table:table-cell office:value-type="float" office:value="17995.17" calcext:value-type="float">
            <text:p>17995.17</text:p>
          </table:table-cell>
          <table:table-cell office:value-type="float" office:value="426.45" calcext:value-type="float">
            <text:p>426.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41" calcext:value-type="float">
            <text:p>641</text:p>
          </table:table-cell>
          <table:table-cell office:value-type="float" office:value="17986.75" calcext:value-type="float">
            <text:p>17986.75</text:p>
          </table:table-cell>
          <table:table-cell office:value-type="float" office:value="423.17" calcext:value-type="float">
            <text:p>423.1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28" calcext:value-type="float">
            <text:p>128</text:p>
          </table:table-cell>
          <table:table-cell office:value-type="float" office:value="17958.69" calcext:value-type="float">
            <text:p>17958.69</text:p>
          </table:table-cell>
          <table:table-cell office:value-type="float" office:value="419.71" calcext:value-type="float">
            <text:p>419.71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Optic Name:</text:p>
          </table:table-cell>
          <table:table-cell office:value-type="string" calcext:value-type="string">
            <text:p>f/6.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ght Pollution Rate:</text:p>
          </table:table-cell>
          <table:table-cell office:value-type="float" office:value="6.79" calcext:value-type="float">
            <text:p>6.79</text:p>
          </table:table-cell>
          <table:table-cell office:value-type="string" calcext:value-type="string">
            <text:p>e per second for f/6.0 optic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3.28" calcext:value-type="float">
            <text:p>3.2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6.4" calcext:value-type="float">
            <text:p>46.4</text:p>
          </table:table-cell>
          <table:table-cell office:value-type="float" office:value="314.9" calcext:value-type="float">
            <text:p>314.9</text:p>
          </table:table-cell>
          <table:table-cell office:value-type="float" office:value="17.7" calcext:value-type="float">
            <text:p>17.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84.4" calcext:value-type="float">
            <text:p>84.4</text:p>
          </table:table-cell>
          <table:table-cell office:value-type="float" office:value="572.5" calcext:value-type="float">
            <text:p>572.5</text:p>
          </table:table-cell>
          <table:table-cell office:value-type="float" office:value="23.9" calcext:value-type="float">
            <text:p>23.9</text:p>
          </table:table-cell>
          <table:table-cell office:value-type="float" office:value="24.2" calcext:value-type="float">
            <text:p>2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21.8" calcext:value-type="float">
            <text:p>421.8</text:p>
          </table:table-cell>
          <table:table-cell office:value-type="float" office:value="2862.5" calcext:value-type="float">
            <text:p>2862.5</text:p>
          </table:table-cell>
          <table:table-cell office:value-type="float" office:value="53.5" calcext:value-type="float">
            <text:p>53.5</text:p>
          </table:table-cell>
          <table:table-cell office:value-type="float" office:value="53.6" calcext:value-type="float">
            <text:p>53.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78" calcext:value-type="float">
            <text:p>78</text:p>
          </table:table-cell>
          <table:table-cell office:value-type="float" office:value="3619.18" calcext:value-type="float">
            <text:p>3619.18</text:p>
          </table:table-cell>
          <table:table-cell office:value-type="float" office:value="159.37" calcext:value-type="float">
            <text:p>159.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3" calcext:value-type="float">
            <text:p>43</text:p>
          </table:table-cell>
          <table:table-cell office:value-type="float" office:value="3627.62" calcext:value-type="float">
            <text:p>3627.62</text:p>
          </table:table-cell>
          <table:table-cell office:value-type="float" office:value="158.37" calcext:value-type="float">
            <text:p>158.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9" calcext:value-type="float">
            <text:p>9</text:p>
          </table:table-cell>
          <table:table-cell office:value-type="float" office:value="3796.34" calcext:value-type="float">
            <text:p>3796.34</text:p>
          </table:table-cell>
          <table:table-cell office:value-type="float" office:value="160.81" calcext:value-type="float">
            <text:p>160.8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55" calcext:value-type="float">
            <text:p>155</text:p>
          </table:table-cell>
          <table:table-cell office:value-type="float" office:value="7191.96" calcext:value-type="float">
            <text:p>7191.96</text:p>
          </table:table-cell>
          <table:table-cell office:value-type="float" office:value="224.66" calcext:value-type="float">
            <text:p>224.6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85" calcext:value-type="float">
            <text:p>85</text:p>
          </table:table-cell>
          <table:table-cell office:value-type="float" office:value="7170.87" calcext:value-type="float">
            <text:p>7170.87</text:p>
          </table:table-cell>
          <table:table-cell office:value-type="float" office:value="222.66" calcext:value-type="float">
            <text:p>222.6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7" calcext:value-type="float">
            <text:p>17</text:p>
          </table:table-cell>
          <table:table-cell office:value-type="float" office:value="7170.87" calcext:value-type="float">
            <text:p>7170.87</text:p>
          </table:table-cell>
          <table:table-cell office:value-type="float" office:value="221.01" calcext:value-type="float">
            <text:p>221.0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33" calcext:value-type="float">
            <text:p>233</text:p>
          </table:table-cell>
          <table:table-cell office:value-type="float" office:value="10811.14" calcext:value-type="float">
            <text:p>10811.14</text:p>
          </table:table-cell>
          <table:table-cell office:value-type="float" office:value="275.45" calcext:value-type="float">
            <text:p>275.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28" calcext:value-type="float">
            <text:p>128</text:p>
          </table:table-cell>
          <table:table-cell office:value-type="float" office:value="10798.49" calcext:value-type="float">
            <text:p>10798.49</text:p>
          </table:table-cell>
          <table:table-cell office:value-type="float" office:value="273.24" calcext:value-type="float">
            <text:p>273.2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6" calcext:value-type="float">
            <text:p>26</text:p>
          </table:table-cell>
          <table:table-cell office:value-type="float" office:value="10967.22" calcext:value-type="float">
            <text:p>10967.22</text:p>
          </table:table-cell>
          <table:table-cell office:value-type="float" office:value="273.32" calcext:value-type="float">
            <text:p>273.3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10" calcext:value-type="float">
            <text:p>310</text:p>
          </table:table-cell>
          <table:table-cell office:value-type="float" office:value="14383.93" calcext:value-type="float">
            <text:p>14383.93</text:p>
          </table:table-cell>
          <table:table-cell office:value-type="float" office:value="317.72" calcext:value-type="float">
            <text:p>317.7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71" calcext:value-type="float">
            <text:p>171</text:p>
          </table:table-cell>
          <table:table-cell office:value-type="float" office:value="14426.11" calcext:value-type="float">
            <text:p>14426.11</text:p>
          </table:table-cell>
          <table:table-cell office:value-type="float" office:value="315.81" calcext:value-type="float">
            <text:p>315.8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4" calcext:value-type="float">
            <text:p>34</text:p>
          </table:table-cell>
          <table:table-cell office:value-type="float" office:value="14341.75" calcext:value-type="float">
            <text:p>14341.75</text:p>
          </table:table-cell>
          <table:table-cell office:value-type="float" office:value="312.56" calcext:value-type="float">
            <text:p>312.5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88" calcext:value-type="float">
            <text:p>388</text:p>
          </table:table-cell>
          <table:table-cell office:value-type="float" office:value="18003.11" calcext:value-type="float">
            <text:p>18003.11</text:p>
          </table:table-cell>
          <table:table-cell office:value-type="float" office:value="355.45" calcext:value-type="float">
            <text:p>355.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13" calcext:value-type="float">
            <text:p>213</text:p>
          </table:table-cell>
          <table:table-cell office:value-type="float" office:value="17969.36" calcext:value-type="float">
            <text:p>17969.36</text:p>
          </table:table-cell>
          <table:table-cell office:value-type="float" office:value="352.47" calcext:value-type="float">
            <text:p>352.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3" calcext:value-type="float">
            <text:p>43</text:p>
          </table:table-cell>
          <table:table-cell office:value-type="float" office:value="18138.09" calcext:value-type="float">
            <text:p>18138.09</text:p>
          </table:table-cell>
          <table:table-cell office:value-type="float" office:value="351.5" calcext:value-type="float">
            <text:p>351.5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78" calcext:value-type="float">
            <text:p>2.7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3.3" calcext:value-type="float">
            <text:p>33.3</text:p>
          </table:table-cell>
          <table:table-cell office:value-type="float" office:value="226.2" calcext:value-type="float">
            <text:p>226.2</text:p>
          </table:table-cell>
          <table:table-cell office:value-type="float" office:value="15" calcext:value-type="float">
            <text:p>15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0.6" calcext:value-type="float">
            <text:p>60.6</text:p>
          </table:table-cell>
          <table:table-cell office:value-type="float" office:value="411.3" calcext:value-type="float">
            <text:p>411.3</text:p>
          </table:table-cell>
          <table:table-cell office:value-type="float" office:value="20.3" calcext:value-type="float">
            <text:p>20.3</text:p>
          </table:table-cell>
          <table:table-cell office:value-type="float" office:value="20.5" calcext:value-type="float">
            <text:p>20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03" calcext:value-type="float">
            <text:p>303</text:p>
          </table:table-cell>
          <table:table-cell office:value-type="float" office:value="2056.3" calcext:value-type="float">
            <text:p>2056.3</text:p>
          </table:table-cell>
          <table:table-cell office:value-type="float" office:value="45.3" calcext:value-type="float">
            <text:p>45.3</text:p>
          </table:table-cell>
          <table:table-cell office:value-type="float" office:value="45.4" calcext:value-type="float">
            <text:p>45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08" calcext:value-type="float">
            <text:p>108</text:p>
          </table:table-cell>
          <table:table-cell office:value-type="float" office:value="3599.83" calcext:value-type="float">
            <text:p>3599.83</text:p>
          </table:table-cell>
          <table:table-cell office:value-type="float" office:value="158.95" calcext:value-type="float">
            <text:p>158.9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9" calcext:value-type="float">
            <text:p>59</text:p>
          </table:table-cell>
          <table:table-cell office:value-type="float" office:value="3575.58" calcext:value-type="float">
            <text:p>3575.58</text:p>
          </table:table-cell>
          <table:table-cell office:value-type="float" office:value="157.23" calcext:value-type="float">
            <text:p>157.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2" calcext:value-type="float">
            <text:p>12</text:p>
          </table:table-cell>
          <table:table-cell office:value-type="float" office:value="3636.19" calcext:value-type="float">
            <text:p>3636.19</text:p>
          </table:table-cell>
          <table:table-cell office:value-type="float" office:value="157.38" calcext:value-type="float">
            <text:p>157.3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16" calcext:value-type="float">
            <text:p>216</text:p>
          </table:table-cell>
          <table:table-cell office:value-type="float" office:value="7199.65" calcext:value-type="float">
            <text:p>7199.65</text:p>
          </table:table-cell>
          <table:table-cell office:value-type="float" office:value="224.78" calcext:value-type="float">
            <text:p>224.7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19" calcext:value-type="float">
            <text:p>119</text:p>
          </table:table-cell>
          <table:table-cell office:value-type="float" office:value="7211.77" calcext:value-type="float">
            <text:p>7211.77</text:p>
          </table:table-cell>
          <table:table-cell office:value-type="float" office:value="223.29" calcext:value-type="float">
            <text:p>223.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4" calcext:value-type="float">
            <text:p>24</text:p>
          </table:table-cell>
          <table:table-cell office:value-type="float" office:value="7272.37" calcext:value-type="float">
            <text:p>7272.37</text:p>
          </table:table-cell>
          <table:table-cell office:value-type="float" office:value="222.57" calcext:value-type="float">
            <text:p>222.5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24" calcext:value-type="float">
            <text:p>324</text:p>
          </table:table-cell>
          <table:table-cell office:value-type="float" office:value="10799.48" calcext:value-type="float">
            <text:p>10799.48</text:p>
          </table:table-cell>
          <table:table-cell office:value-type="float" office:value="275.3" calcext:value-type="float">
            <text:p>275.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78" calcext:value-type="float">
            <text:p>178</text:p>
          </table:table-cell>
          <table:table-cell office:value-type="float" office:value="10787.36" calcext:value-type="float">
            <text:p>10787.36</text:p>
          </table:table-cell>
          <table:table-cell office:value-type="float" office:value="273.1" calcext:value-type="float">
            <text:p>273.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6" calcext:value-type="float">
            <text:p>36</text:p>
          </table:table-cell>
          <table:table-cell office:value-type="float" office:value="10908.56" calcext:value-type="float">
            <text:p>10908.56</text:p>
          </table:table-cell>
          <table:table-cell office:value-type="float" office:value="272.59" calcext:value-type="float">
            <text:p>272.5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32" calcext:value-type="float">
            <text:p>432</text:p>
          </table:table-cell>
          <table:table-cell office:value-type="float" office:value="14399.3" calcext:value-type="float">
            <text:p>14399.3</text:p>
          </table:table-cell>
          <table:table-cell office:value-type="float" office:value="317.89" calcext:value-type="float">
            <text:p>317.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38" calcext:value-type="float">
            <text:p>238</text:p>
          </table:table-cell>
          <table:table-cell office:value-type="float" office:value="14423.54" calcext:value-type="float">
            <text:p>14423.54</text:p>
          </table:table-cell>
          <table:table-cell office:value-type="float" office:value="315.79" calcext:value-type="float">
            <text:p>315.7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8" calcext:value-type="float">
            <text:p>48</text:p>
          </table:table-cell>
          <table:table-cell office:value-type="float" office:value="14544.75" calcext:value-type="float">
            <text:p>14544.75</text:p>
          </table:table-cell>
          <table:table-cell office:value-type="float" office:value="314.76" calcext:value-type="float">
            <text:p>314.7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40" calcext:value-type="float">
            <text:p>540</text:p>
          </table:table-cell>
          <table:table-cell office:value-type="float" office:value="17999.13" calcext:value-type="float">
            <text:p>17999.13</text:p>
          </table:table-cell>
          <table:table-cell office:value-type="float" office:value="355.41" calcext:value-type="float">
            <text:p>355.4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97" calcext:value-type="float">
            <text:p>297</text:p>
          </table:table-cell>
          <table:table-cell office:value-type="float" office:value="17999.13" calcext:value-type="float">
            <text:p>17999.13</text:p>
          </table:table-cell>
          <table:table-cell office:value-type="float" office:value="352.76" calcext:value-type="float">
            <text:p>352.7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9" calcext:value-type="float">
            <text:p>59</text:p>
          </table:table-cell>
          <table:table-cell office:value-type="float" office:value="17877.92" calcext:value-type="float">
            <text:p>17877.92</text:p>
          </table:table-cell>
          <table:table-cell office:value-type="float" office:value="348.97" calcext:value-type="float">
            <text:p>348.97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58" calcext:value-type="float">
            <text:p>2.5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8.7" calcext:value-type="float">
            <text:p>28.7</text:p>
          </table:table-cell>
          <table:table-cell office:value-type="float" office:value="194.8" calcext:value-type="float">
            <text:p>194.8</text:p>
          </table:table-cell>
          <table:table-cell office:value-type="float" office:value="14" calcext:value-type="float">
            <text:p>14</text:p>
          </table:table-cell>
          <table:table-cell office:value-type="float" office:value="14.2" calcext:value-type="float">
            <text:p>1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2.2" calcext:value-type="float">
            <text:p>52.2</text:p>
          </table:table-cell>
          <table:table-cell office:value-type="float" office:value="354.2" calcext:value-type="float">
            <text:p>354.2</text:p>
          </table:table-cell>
          <table:table-cell office:value-type="float" office:value="18.8" calcext:value-type="float">
            <text:p>18.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61" calcext:value-type="float">
            <text:p>261</text:p>
          </table:table-cell>
          <table:table-cell office:value-type="float" office:value="1771.1" calcext:value-type="float">
            <text:p>1771.1</text:p>
          </table:table-cell>
          <table:table-cell office:value-type="float" office:value="42.1" calcext:value-type="float">
            <text:p>42.1</text:p>
          </table:table-cell>
          <table:table-cell office:value-type="float" office:value="42.2" calcext:value-type="float">
            <text:p>42.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25" calcext:value-type="float">
            <text:p>125</text:p>
          </table:table-cell>
          <table:table-cell office:value-type="float" office:value="3588.54" calcext:value-type="float">
            <text:p>3588.54</text:p>
          </table:table-cell>
          <table:table-cell office:value-type="float" office:value="158.7" calcext:value-type="float">
            <text:p>158.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9" calcext:value-type="float">
            <text:p>69</text:p>
          </table:table-cell>
          <table:table-cell office:value-type="float" office:value="3601.59" calcext:value-type="float">
            <text:p>3601.59</text:p>
          </table:table-cell>
          <table:table-cell office:value-type="float" office:value="157.8" calcext:value-type="float">
            <text:p>157.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4" calcext:value-type="float">
            <text:p>14</text:p>
          </table:table-cell>
          <table:table-cell office:value-type="float" office:value="3653.78" calcext:value-type="float">
            <text:p>3653.78</text:p>
          </table:table-cell>
          <table:table-cell office:value-type="float" office:value="157.76" calcext:value-type="float">
            <text:p>157.7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51" calcext:value-type="float">
            <text:p>251</text:p>
          </table:table-cell>
          <table:table-cell office:value-type="float" office:value="7205.78" calcext:value-type="float">
            <text:p>7205.78</text:p>
          </table:table-cell>
          <table:table-cell office:value-type="float" office:value="224.88" calcext:value-type="float">
            <text:p>224.8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38" calcext:value-type="float">
            <text:p>138</text:p>
          </table:table-cell>
          <table:table-cell office:value-type="float" office:value="7203.17" calcext:value-type="float">
            <text:p>7203.17</text:p>
          </table:table-cell>
          <table:table-cell office:value-type="float" office:value="223.16" calcext:value-type="float">
            <text:p>223.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8" calcext:value-type="float">
            <text:p>28</text:p>
          </table:table-cell>
          <table:table-cell office:value-type="float" office:value="7307.57" calcext:value-type="float">
            <text:p>7307.57</text:p>
          </table:table-cell>
          <table:table-cell office:value-type="float" office:value="223.11" calcext:value-type="float">
            <text:p>223.1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76" calcext:value-type="float">
            <text:p>376</text:p>
          </table:table-cell>
          <table:table-cell office:value-type="float" office:value="10794.32" calcext:value-type="float">
            <text:p>10794.32</text:p>
          </table:table-cell>
          <table:table-cell office:value-type="float" office:value="275.24" calcext:value-type="float">
            <text:p>275.2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07" calcext:value-type="float">
            <text:p>207</text:p>
          </table:table-cell>
          <table:table-cell office:value-type="float" office:value="10804.76" calcext:value-type="float">
            <text:p>10804.76</text:p>
          </table:table-cell>
          <table:table-cell office:value-type="float" office:value="273.32" calcext:value-type="float">
            <text:p>273.3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1" calcext:value-type="float">
            <text:p>41</text:p>
          </table:table-cell>
          <table:table-cell office:value-type="float" office:value="10700.37" calcext:value-type="float">
            <text:p>10700.37</text:p>
          </table:table-cell>
          <table:table-cell office:value-type="float" office:value="269.98" calcext:value-type="float">
            <text:p>269.9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02" calcext:value-type="float">
            <text:p>502</text:p>
          </table:table-cell>
          <table:table-cell office:value-type="float" office:value="14411.57" calcext:value-type="float">
            <text:p>14411.57</text:p>
          </table:table-cell>
          <table:table-cell office:value-type="float" office:value="318.03" calcext:value-type="float">
            <text:p>318.0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76" calcext:value-type="float">
            <text:p>276</text:p>
          </table:table-cell>
          <table:table-cell office:value-type="float" office:value="14406.35" calcext:value-type="float">
            <text:p>14406.35</text:p>
          </table:table-cell>
          <table:table-cell office:value-type="float" office:value="315.6" calcext:value-type="float">
            <text:p>315.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5" calcext:value-type="float">
            <text:p>55</text:p>
          </table:table-cell>
          <table:table-cell office:value-type="float" office:value="14354.15" calcext:value-type="float">
            <text:p>14354.15</text:p>
          </table:table-cell>
          <table:table-cell office:value-type="float" office:value="312.69" calcext:value-type="float">
            <text:p>312.6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27" calcext:value-type="float">
            <text:p>627</text:p>
          </table:table-cell>
          <table:table-cell office:value-type="float" office:value="18000.1" calcext:value-type="float">
            <text:p>18000.1</text:p>
          </table:table-cell>
          <table:table-cell office:value-type="float" office:value="355.42" calcext:value-type="float">
            <text:p>355.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45" calcext:value-type="float">
            <text:p>345</text:p>
          </table:table-cell>
          <table:table-cell office:value-type="float" office:value="18007.93" calcext:value-type="float">
            <text:p>18007.93</text:p>
          </table:table-cell>
          <table:table-cell office:value-type="float" office:value="352.85" calcext:value-type="float">
            <text:p>352.8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9" calcext:value-type="float">
            <text:p>69</text:p>
          </table:table-cell>
          <table:table-cell office:value-type="float" office:value="18007.93" calcext:value-type="float">
            <text:p>18007.93</text:p>
          </table:table-cell>
          <table:table-cell office:value-type="float" office:value="350.24" calcext:value-type="float">
            <text:p>350.24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39" calcext:value-type="float">
            <text:p>2.3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4.6" calcext:value-type="float">
            <text:p>24.6</text:p>
          </table:table-cell>
          <table:table-cell office:value-type="float" office:value="167.2" calcext:value-type="float">
            <text:p>167.2</text:p>
          </table:table-cell>
          <table:table-cell office:value-type="float" office:value="12.9" calcext:value-type="float">
            <text:p>12.9</text:p>
          </table:table-cell>
          <table:table-cell office:value-type="float" office:value="13.1" calcext:value-type="float">
            <text:p>13.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4.8" calcext:value-type="float">
            <text:p>44.8</text:p>
          </table:table-cell>
          <table:table-cell office:value-type="float" office:value="304" calcext:value-type="float">
            <text:p>304</text:p>
          </table:table-cell>
          <table:table-cell office:value-type="float" office:value="17.4" calcext:value-type="float">
            <text:p>17.4</text:p>
          </table:table-cell>
          <table:table-cell office:value-type="float" office:value="17.6" calcext:value-type="float">
            <text:p>17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24" calcext:value-type="float">
            <text:p>224</text:p>
          </table:table-cell>
          <table:table-cell office:value-type="float" office:value="1519.8" calcext:value-type="float">
            <text:p>1519.8</text:p>
          </table:table-cell>
          <table:table-cell office:value-type="float" office:value="39" calcext:value-type="float">
            <text:p>39</text:p>
          </table:table-cell>
          <table:table-cell office:value-type="float" office:value="39.1" calcext:value-type="float">
            <text:p>39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46" calcext:value-type="float">
            <text:p>146</text:p>
          </table:table-cell>
          <table:table-cell office:value-type="float" office:value="3596.8" calcext:value-type="float">
            <text:p>3596.8</text:p>
          </table:table-cell>
          <table:table-cell office:value-type="float" office:value="158.88" calcext:value-type="float">
            <text:p>158.8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80" calcext:value-type="float">
            <text:p>80</text:p>
          </table:table-cell>
          <table:table-cell office:value-type="float" office:value="3583.37" calcext:value-type="float">
            <text:p>3583.37</text:p>
          </table:table-cell>
          <table:table-cell office:value-type="float" office:value="157.4" calcext:value-type="float">
            <text:p>157.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6" calcext:value-type="float">
            <text:p>16</text:p>
          </table:table-cell>
          <table:table-cell office:value-type="float" office:value="3583.37" calcext:value-type="float">
            <text:p>3583.37</text:p>
          </table:table-cell>
          <table:table-cell office:value-type="float" office:value="156.23" calcext:value-type="float">
            <text:p>156.2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92" calcext:value-type="float">
            <text:p>292</text:p>
          </table:table-cell>
          <table:table-cell office:value-type="float" office:value="7193.61" calcext:value-type="float">
            <text:p>7193.61</text:p>
          </table:table-cell>
          <table:table-cell office:value-type="float" office:value="224.69" calcext:value-type="float">
            <text:p>224.6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61" calcext:value-type="float">
            <text:p>161</text:p>
          </table:table-cell>
          <table:table-cell office:value-type="float" office:value="7211.52" calcext:value-type="float">
            <text:p>7211.52</text:p>
          </table:table-cell>
          <table:table-cell office:value-type="float" office:value="223.29" calcext:value-type="float">
            <text:p>223.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2" calcext:value-type="float">
            <text:p>32</text:p>
          </table:table-cell>
          <table:table-cell office:value-type="float" office:value="7166.73" calcext:value-type="float">
            <text:p>7166.73</text:p>
          </table:table-cell>
          <table:table-cell office:value-type="float" office:value="220.95" calcext:value-type="float">
            <text:p>220.9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38" calcext:value-type="float">
            <text:p>438</text:p>
          </table:table-cell>
          <table:table-cell office:value-type="float" office:value="10790.41" calcext:value-type="float">
            <text:p>10790.41</text:p>
          </table:table-cell>
          <table:table-cell office:value-type="float" office:value="275.19" calcext:value-type="float">
            <text:p>275.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41" calcext:value-type="float">
            <text:p>241</text:p>
          </table:table-cell>
          <table:table-cell office:value-type="float" office:value="10794.89" calcext:value-type="float">
            <text:p>10794.89</text:p>
          </table:table-cell>
          <table:table-cell office:value-type="float" office:value="273.19" calcext:value-type="float">
            <text:p>273.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8" calcext:value-type="float">
            <text:p>48</text:p>
          </table:table-cell>
          <table:table-cell office:value-type="float" office:value="10750.1" calcext:value-type="float">
            <text:p>10750.1</text:p>
          </table:table-cell>
          <table:table-cell office:value-type="float" office:value="270.6" calcext:value-type="float">
            <text:p>270.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85" calcext:value-type="float">
            <text:p>585</text:p>
          </table:table-cell>
          <table:table-cell office:value-type="float" office:value="14411.85" calcext:value-type="float">
            <text:p>14411.85</text:p>
          </table:table-cell>
          <table:table-cell office:value-type="float" office:value="318.03" calcext:value-type="float">
            <text:p>318.0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21" calcext:value-type="float">
            <text:p>321</text:p>
          </table:table-cell>
          <table:table-cell office:value-type="float" office:value="14378.26" calcext:value-type="float">
            <text:p>14378.26</text:p>
          </table:table-cell>
          <table:table-cell office:value-type="float" office:value="315.29" calcext:value-type="float">
            <text:p>315.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4" calcext:value-type="float">
            <text:p>64</text:p>
          </table:table-cell>
          <table:table-cell office:value-type="float" office:value="14333.46" calcext:value-type="float">
            <text:p>14333.46</text:p>
          </table:table-cell>
          <table:table-cell office:value-type="float" office:value="312.47" calcext:value-type="float">
            <text:p>312.4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731" calcext:value-type="float">
            <text:p>731</text:p>
          </table:table-cell>
          <table:table-cell office:value-type="float" office:value="18008.65" calcext:value-type="float">
            <text:p>18008.65</text:p>
          </table:table-cell>
          <table:table-cell office:value-type="float" office:value="355.51" calcext:value-type="float">
            <text:p>355.5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02" calcext:value-type="float">
            <text:p>402</text:p>
          </table:table-cell>
          <table:table-cell office:value-type="float" office:value="18006.41" calcext:value-type="float">
            <text:p>18006.41</text:p>
          </table:table-cell>
          <table:table-cell office:value-type="float" office:value="352.83" calcext:value-type="float">
            <text:p>352.8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80" calcext:value-type="float">
            <text:p>80</text:p>
          </table:table-cell>
          <table:table-cell office:value-type="float" office:value="17916.83" calcext:value-type="float">
            <text:p>17916.83</text:p>
          </table:table-cell>
          <table:table-cell office:value-type="float" office:value="349.35" calcext:value-type="float">
            <text:p>349.35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9" calcext:value-type="float">
            <text:p>2.2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2.6" calcext:value-type="float">
            <text:p>22.6</text:p>
          </table:table-cell>
          <table:table-cell office:value-type="float" office:value="153.5" calcext:value-type="float">
            <text:p>153.5</text:p>
          </table:table-cell>
          <table:table-cell office:value-type="float" office:value="12.4" calcext:value-type="float">
            <text:p>12.4</text:p>
          </table:table-cell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1.1" calcext:value-type="float">
            <text:p>41.1</text:p>
          </table:table-cell>
          <table:table-cell office:value-type="float" office:value="279.1" calcext:value-type="float">
            <text:p>279.1</text:p>
          </table:table-cell>
          <table:table-cell office:value-type="float" office:value="16.7" calcext:value-type="float">
            <text:p>16.7</text:p>
          </table:table-cell>
          <table:table-cell office:value-type="float" office:value="16.9" calcext:value-type="float">
            <text:p>16.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05.6" calcext:value-type="float">
            <text:p>205.6</text:p>
          </table:table-cell>
          <table:table-cell office:value-type="float" office:value="1395.3" calcext:value-type="float">
            <text:p>1395.3</text:p>
          </table:table-cell>
          <table:table-cell table:number-columns-repeated="2" office:value-type="float" office:value="37.4" calcext:value-type="float">
            <text:p>37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59" calcext:value-type="float">
            <text:p>159</text:p>
          </table:table-cell>
          <table:table-cell office:value-type="float" office:value="3596.14" calcext:value-type="float">
            <text:p>3596.14</text:p>
          </table:table-cell>
          <table:table-cell office:value-type="float" office:value="158.86" calcext:value-type="float">
            <text:p>158.8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88" calcext:value-type="float">
            <text:p>88</text:p>
          </table:table-cell>
          <table:table-cell office:value-type="float" office:value="3618.75" calcext:value-type="float">
            <text:p>3618.75</text:p>
          </table:table-cell>
          <table:table-cell office:value-type="float" office:value="158.17" calcext:value-type="float">
            <text:p>158.1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8" calcext:value-type="float">
            <text:p>18</text:p>
          </table:table-cell>
          <table:table-cell office:value-type="float" office:value="3701" calcext:value-type="float">
            <text:p>3701</text:p>
          </table:table-cell>
          <table:table-cell office:value-type="float" office:value="158.78" calcext:value-type="float">
            <text:p>158.7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18" calcext:value-type="float">
            <text:p>318</text:p>
          </table:table-cell>
          <table:table-cell office:value-type="float" office:value="7192.27" calcext:value-type="float">
            <text:p>7192.27</text:p>
          </table:table-cell>
          <table:table-cell office:value-type="float" office:value="224.67" calcext:value-type="float">
            <text:p>224.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75" calcext:value-type="float">
            <text:p>175</text:p>
          </table:table-cell>
          <table:table-cell office:value-type="float" office:value="7196.39" calcext:value-type="float">
            <text:p>7196.39</text:p>
          </table:table-cell>
          <table:table-cell office:value-type="float" office:value="223.06" calcext:value-type="float">
            <text:p>223.0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5" calcext:value-type="float">
            <text:p>35</text:p>
          </table:table-cell>
          <table:table-cell office:value-type="float" office:value="7196.39" calcext:value-type="float">
            <text:p>7196.39</text:p>
          </table:table-cell>
          <table:table-cell office:value-type="float" office:value="221.4" calcext:value-type="float">
            <text:p>221.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78" calcext:value-type="float">
            <text:p>478</text:p>
          </table:table-cell>
          <table:table-cell office:value-type="float" office:value="10811.03" calcext:value-type="float">
            <text:p>10811.03</text:p>
          </table:table-cell>
          <table:table-cell office:value-type="float" office:value="275.45" calcext:value-type="float">
            <text:p>275.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63" calcext:value-type="float">
            <text:p>263</text:p>
          </table:table-cell>
          <table:table-cell office:value-type="float" office:value="10815.14" calcext:value-type="float">
            <text:p>10815.14</text:p>
          </table:table-cell>
          <table:table-cell office:value-type="float" office:value="273.45" calcext:value-type="float">
            <text:p>273.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3" calcext:value-type="float">
            <text:p>53</text:p>
          </table:table-cell>
          <table:table-cell office:value-type="float" office:value="10897.38" calcext:value-type="float">
            <text:p>10897.38</text:p>
          </table:table-cell>
          <table:table-cell office:value-type="float" office:value="272.45" calcext:value-type="float">
            <text:p>272.4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37" calcext:value-type="float">
            <text:p>637</text:p>
          </table:table-cell>
          <table:table-cell office:value-type="float" office:value="14407.16" calcext:value-type="float">
            <text:p>14407.16</text:p>
          </table:table-cell>
          <table:table-cell office:value-type="float" office:value="317.98" calcext:value-type="float">
            <text:p>317.9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50" calcext:value-type="float">
            <text:p>350</text:p>
          </table:table-cell>
          <table:table-cell office:value-type="float" office:value="14392.77" calcext:value-type="float">
            <text:p>14392.77</text:p>
          </table:table-cell>
          <table:table-cell office:value-type="float" office:value="315.45" calcext:value-type="float">
            <text:p>315.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0" calcext:value-type="float">
            <text:p>70</text:p>
          </table:table-cell>
          <table:table-cell office:value-type="float" office:value="14392.77" calcext:value-type="float">
            <text:p>14392.77</text:p>
          </table:table-cell>
          <table:table-cell office:value-type="float" office:value="313.11" calcext:value-type="float">
            <text:p>313.1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796" calcext:value-type="float">
            <text:p>796</text:p>
          </table:table-cell>
          <table:table-cell office:value-type="float" office:value="18003.3" calcext:value-type="float">
            <text:p>18003.3</text:p>
          </table:table-cell>
          <table:table-cell office:value-type="float" office:value="355.46" calcext:value-type="float">
            <text:p>355.4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38" calcext:value-type="float">
            <text:p>438</text:p>
          </table:table-cell>
          <table:table-cell office:value-type="float" office:value="18011.52" calcext:value-type="float">
            <text:p>18011.52</text:p>
          </table:table-cell>
          <table:table-cell office:value-type="float" office:value="352.88" calcext:value-type="float">
            <text:p>352.8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88" calcext:value-type="float">
            <text:p>88</text:p>
          </table:table-cell>
          <table:table-cell office:value-type="float" office:value="18093.77" calcext:value-type="float">
            <text:p>18093.77</text:p>
          </table:table-cell>
          <table:table-cell office:value-type="float" office:value="351.07" calcext:value-type="float">
            <text:p>351.07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7" calcext:value-type="float">
            <text:p>2.2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2.2" calcext:value-type="float">
            <text:p>22.2</text:p>
          </table:table-cell>
          <table:table-cell office:value-type="float" office:value="150.8" calcext:value-type="float">
            <text:p>150.8</text:p>
          </table:table-cell>
          <table:table-cell office:value-type="float" office:value="12.3" calcext:value-type="float">
            <text:p>12.3</text:p>
          </table:table-cell>
          <table:table-cell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0.4" calcext:value-type="float">
            <text:p>40.4</text:p>
          </table:table-cell>
          <table:table-cell office:value-type="float" office:value="274.2" calcext:value-type="float">
            <text:p>274.2</text:p>
          </table:table-cell>
          <table:table-cell office:value-type="float" office:value="16.6" calcext:value-type="float">
            <text:p>16.6</text:p>
          </table:table-cell>
          <table:table-cell office:value-type="float" office:value="16.7" calcext:value-type="float">
            <text:p>16.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02" calcext:value-type="float">
            <text:p>202</text:p>
          </table:table-cell>
          <table:table-cell office:value-type="float" office:value="1371.1" calcext:value-type="float">
            <text:p>1371.1</text:p>
          </table:table-cell>
          <table:table-cell office:value-type="float" office:value="37" calcext:value-type="float">
            <text:p>37</text:p>
          </table:table-cell>
          <table:table-cell office:value-type="float" office:value="37.1" calcext:value-type="float">
            <text:p>37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62" calcext:value-type="float">
            <text:p>162</text:p>
          </table:table-cell>
          <table:table-cell office:value-type="float" office:value="3600.27" calcext:value-type="float">
            <text:p>3600.27</text:p>
          </table:table-cell>
          <table:table-cell office:value-type="float" office:value="158.96" calcext:value-type="float">
            <text:p>158.9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89" calcext:value-type="float">
            <text:p>89</text:p>
          </table:table-cell>
          <table:table-cell office:value-type="float" office:value="3596.23" calcext:value-type="float">
            <text:p>3596.23</text:p>
          </table:table-cell>
          <table:table-cell office:value-type="float" office:value="157.68" calcext:value-type="float">
            <text:p>157.6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8" calcext:value-type="float">
            <text:p>18</text:p>
          </table:table-cell>
          <table:table-cell office:value-type="float" office:value="3636.63" calcext:value-type="float">
            <text:p>3636.63</text:p>
          </table:table-cell>
          <table:table-cell office:value-type="float" office:value="157.39" calcext:value-type="float">
            <text:p>157.3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24" calcext:value-type="float">
            <text:p>324</text:p>
          </table:table-cell>
          <table:table-cell office:value-type="float" office:value="7200.54" calcext:value-type="float">
            <text:p>7200.54</text:p>
          </table:table-cell>
          <table:table-cell office:value-type="float" office:value="224.8" calcext:value-type="float">
            <text:p>224.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78" calcext:value-type="float">
            <text:p>178</text:p>
          </table:table-cell>
          <table:table-cell office:value-type="float" office:value="7192.45" calcext:value-type="float">
            <text:p>7192.45</text:p>
          </table:table-cell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6" calcext:value-type="float">
            <text:p>36</text:p>
          </table:table-cell>
          <table:table-cell office:value-type="float" office:value="7273.27" calcext:value-type="float">
            <text:p>7273.27</text:p>
          </table:table-cell>
          <table:table-cell office:value-type="float" office:value="222.58" calcext:value-type="float">
            <text:p>222.5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86" calcext:value-type="float">
            <text:p>486</text:p>
          </table:table-cell>
          <table:table-cell office:value-type="float" office:value="10800.8" calcext:value-type="float">
            <text:p>10800.8</text:p>
          </table:table-cell>
          <table:table-cell office:value-type="float" office:value="275.32" calcext:value-type="float">
            <text:p>275.3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67" calcext:value-type="float">
            <text:p>267</text:p>
          </table:table-cell>
          <table:table-cell office:value-type="float" office:value="10788.68" calcext:value-type="float">
            <text:p>10788.68</text:p>
          </table:table-cell>
          <table:table-cell office:value-type="float" office:value="273.11" calcext:value-type="float">
            <text:p>273.1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3" calcext:value-type="float">
            <text:p>53</text:p>
          </table:table-cell>
          <table:table-cell office:value-type="float" office:value="10707.87" calcext:value-type="float">
            <text:p>10707.87</text:p>
          </table:table-cell>
          <table:table-cell office:value-type="float" office:value="270.07" calcext:value-type="float">
            <text:p>270.0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48" calcext:value-type="float">
            <text:p>648</text:p>
          </table:table-cell>
          <table:table-cell office:value-type="float" office:value="14401.07" calcext:value-type="float">
            <text:p>14401.07</text:p>
          </table:table-cell>
          <table:table-cell office:value-type="float" office:value="317.91" calcext:value-type="float">
            <text:p>317.9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56" calcext:value-type="float">
            <text:p>356</text:p>
          </table:table-cell>
          <table:table-cell office:value-type="float" office:value="14384.91" calcext:value-type="float">
            <text:p>14384.91</text:p>
          </table:table-cell>
          <table:table-cell office:value-type="float" office:value="315.36" calcext:value-type="float">
            <text:p>315.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1" calcext:value-type="float">
            <text:p>71</text:p>
          </table:table-cell>
          <table:table-cell office:value-type="float" office:value="14344.5" calcext:value-type="float">
            <text:p>14344.5</text:p>
          </table:table-cell>
          <table:table-cell office:value-type="float" office:value="312.59" calcext:value-type="float">
            <text:p>312.5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810" calcext:value-type="float">
            <text:p>810</text:p>
          </table:table-cell>
          <table:table-cell office:value-type="float" office:value="18001.34" calcext:value-type="float">
            <text:p>18001.34</text:p>
          </table:table-cell>
          <table:table-cell office:value-type="float" office:value="355.44" calcext:value-type="float">
            <text:p>355.4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45" calcext:value-type="float">
            <text:p>445</text:p>
          </table:table-cell>
          <table:table-cell office:value-type="float" office:value="17981.14" calcext:value-type="float">
            <text:p>17981.14</text:p>
          </table:table-cell>
          <table:table-cell office:value-type="float" office:value="352.59" calcext:value-type="float">
            <text:p>352.5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89" calcext:value-type="float">
            <text:p>89</text:p>
          </table:table-cell>
          <table:table-cell office:value-type="float" office:value="17981.14" calcext:value-type="float">
            <text:p>17981.14</text:p>
          </table:table-cell>
          <table:table-cell office:value-type="float" office:value="349.98" calcext:value-type="float">
            <text:p>349.98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Optic Name:</text:p>
          </table:table-cell>
          <table:table-cell office:value-type="string" calcext:value-type="string">
            <text:p>f/6.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ght Pollution Rate: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e per second for f/7.0 optic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3.28" calcext:value-type="float">
            <text:p>3.2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3.2" calcext:value-type="float">
            <text:p>63.2</text:p>
          </table:table-cell>
          <table:table-cell office:value-type="float" office:value="314.9" calcext:value-type="float">
            <text:p>314.9</text:p>
          </table:table-cell>
          <table:table-cell office:value-type="float" office:value="17.7" calcext:value-type="float">
            <text:p>17.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14.8" calcext:value-type="float">
            <text:p>114.8</text:p>
          </table:table-cell>
          <table:table-cell office:value-type="float" office:value="572.5" calcext:value-type="float">
            <text:p>572.5</text:p>
          </table:table-cell>
          <table:table-cell office:value-type="float" office:value="23.9" calcext:value-type="float">
            <text:p>23.9</text:p>
          </table:table-cell>
          <table:table-cell office:value-type="float" office:value="24.2" calcext:value-type="float">
            <text:p>2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table:style-name="ce2" office:value-type="float" office:value="574.1" calcext:value-type="float">
            <text:p>574.1</text:p>
          </table:table-cell>
          <table:table-cell office:value-type="float" office:value="2862.5" calcext:value-type="float">
            <text:p>2862.5</text:p>
          </table:table-cell>
          <table:table-cell office:value-type="float" office:value="53.5" calcext:value-type="float">
            <text:p>53.5</text:p>
          </table:table-cell>
          <table:table-cell office:value-type="float" office:value="53.6" calcext:value-type="float">
            <text:p>53.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7" calcext:value-type="float">
            <text:p>57</text:p>
          </table:table-cell>
          <table:table-cell office:value-type="float" office:value="3599.85" calcext:value-type="float">
            <text:p>3599.85</text:p>
          </table:table-cell>
          <table:table-cell office:value-type="float" office:value="136.24" calcext:value-type="float">
            <text:p>136.2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1" calcext:value-type="float">
            <text:p>31</text:p>
          </table:table-cell>
          <table:table-cell office:value-type="float" office:value="3559.66" calcext:value-type="float">
            <text:p>3559.66</text:p>
          </table:table-cell>
          <table:table-cell office:value-type="float" office:value="134.47" calcext:value-type="float">
            <text:p>134.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" calcext:value-type="float">
            <text:p>6</text:p>
          </table:table-cell>
          <table:table-cell office:value-type="float" office:value="3444.83" calcext:value-type="float">
            <text:p>3444.83</text:p>
          </table:table-cell>
          <table:table-cell office:value-type="float" office:value="131.3" calcext:value-type="float">
            <text:p>131.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14" calcext:value-type="float">
            <text:p>114</text:p>
          </table:table-cell>
          <table:table-cell office:value-type="float" office:value="7199.7" calcext:value-type="float">
            <text:p>7199.7</text:p>
          </table:table-cell>
          <table:table-cell office:value-type="float" office:value="192.67" calcext:value-type="float">
            <text:p>192.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3" calcext:value-type="float">
            <text:p>63</text:p>
          </table:table-cell>
          <table:table-cell office:value-type="float" office:value="7234.15" calcext:value-type="float">
            <text:p>7234.15</text:p>
          </table:table-cell>
          <table:table-cell office:value-type="float" office:value="191.69" calcext:value-type="float">
            <text:p>191.6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3" calcext:value-type="float">
            <text:p>13</text:p>
          </table:table-cell>
          <table:table-cell office:value-type="float" office:value="7463.8" calcext:value-type="float">
            <text:p>7463.8</text:p>
          </table:table-cell>
          <table:table-cell office:value-type="float" office:value="193.27" calcext:value-type="float">
            <text:p>193.2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71" calcext:value-type="float">
            <text:p>171</text:p>
          </table:table-cell>
          <table:table-cell office:value-type="float" office:value="10799.55" calcext:value-type="float">
            <text:p>10799.55</text:p>
          </table:table-cell>
          <table:table-cell office:value-type="float" office:value="235.97" calcext:value-type="float">
            <text:p>235.9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94" calcext:value-type="float">
            <text:p>94</text:p>
          </table:table-cell>
          <table:table-cell office:value-type="float" office:value="10793.8" calcext:value-type="float">
            <text:p>10793.8</text:p>
          </table:table-cell>
          <table:table-cell office:value-type="float" office:value="234.15" calcext:value-type="float">
            <text:p>234.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9" calcext:value-type="float">
            <text:p>19</text:p>
          </table:table-cell>
          <table:table-cell office:value-type="float" office:value="10908.63" calcext:value-type="float">
            <text:p>10908.63</text:p>
          </table:table-cell>
          <table:table-cell office:value-type="float" office:value="233.65" calcext:value-type="float">
            <text:p>233.6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28" calcext:value-type="float">
            <text:p>228</text:p>
          </table:table-cell>
          <table:table-cell office:value-type="float" office:value="14399.39" calcext:value-type="float">
            <text:p>14399.39</text:p>
          </table:table-cell>
          <table:table-cell office:value-type="float" office:value="272.48" calcext:value-type="float">
            <text:p>272.4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25" calcext:value-type="float">
            <text:p>125</text:p>
          </table:table-cell>
          <table:table-cell office:value-type="float" office:value="14353.46" calcext:value-type="float">
            <text:p>14353.46</text:p>
          </table:table-cell>
          <table:table-cell office:value-type="float" office:value="270.02" calcext:value-type="float">
            <text:p>270.0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5" calcext:value-type="float">
            <text:p>25</text:p>
          </table:table-cell>
          <table:table-cell office:value-type="float" office:value="14353.46" calcext:value-type="float">
            <text:p>14353.46</text:p>
          </table:table-cell>
          <table:table-cell office:value-type="float" office:value="268.02" calcext:value-type="float">
            <text:p>268.0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85" calcext:value-type="float">
            <text:p>285</text:p>
          </table:table-cell>
          <table:table-cell office:value-type="float" office:value="17999.24" calcext:value-type="float">
            <text:p>17999.24</text:p>
          </table:table-cell>
          <table:table-cell office:value-type="float" office:value="304.64" calcext:value-type="float">
            <text:p>304.6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57" calcext:value-type="float">
            <text:p>157</text:p>
          </table:table-cell>
          <table:table-cell office:value-type="float" office:value="18027.95" calcext:value-type="float">
            <text:p>18027.95</text:p>
          </table:table-cell>
          <table:table-cell office:value-type="float" office:value="302.61" calcext:value-type="float">
            <text:p>302.6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1" calcext:value-type="float">
            <text:p>31</text:p>
          </table:table-cell>
          <table:table-cell office:value-type="float" office:value="17798.29" calcext:value-type="float">
            <text:p>17798.29</text:p>
          </table:table-cell>
          <table:table-cell office:value-type="float" office:value="298.45" calcext:value-type="float">
            <text:p>298.45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78" calcext:value-type="float">
            <text:p>2.7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5.4" calcext:value-type="float">
            <text:p>45.4</text:p>
          </table:table-cell>
          <table:table-cell office:value-type="float" office:value="226.2" calcext:value-type="float">
            <text:p>226.2</text:p>
          </table:table-cell>
          <table:table-cell office:value-type="float" office:value="15" calcext:value-type="float">
            <text:p>15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82.5" calcext:value-type="float">
            <text:p>82.5</text:p>
          </table:table-cell>
          <table:table-cell office:value-type="float" office:value="411.3" calcext:value-type="float">
            <text:p>411.3</text:p>
          </table:table-cell>
          <table:table-cell office:value-type="float" office:value="20.3" calcext:value-type="float">
            <text:p>20.3</text:p>
          </table:table-cell>
          <table:table-cell office:value-type="float" office:value="20.5" calcext:value-type="float">
            <text:p>20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12.4" calcext:value-type="float">
            <text:p>412.4</text:p>
          </table:table-cell>
          <table:table-cell office:value-type="float" office:value="2056.3" calcext:value-type="float">
            <text:p>2056.3</text:p>
          </table:table-cell>
          <table:table-cell office:value-type="float" office:value="45.3" calcext:value-type="float">
            <text:p>45.3</text:p>
          </table:table-cell>
          <table:table-cell office:value-type="float" office:value="45.4" calcext:value-type="float">
            <text:p>45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79" calcext:value-type="float">
            <text:p>79</text:p>
          </table:table-cell>
          <table:table-cell office:value-type="float" office:value="3584.09" calcext:value-type="float">
            <text:p>3584.09</text:p>
          </table:table-cell>
          <table:table-cell office:value-type="float" office:value="135.94" calcext:value-type="float">
            <text:p>135.9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4" calcext:value-type="float">
            <text:p>44</text:p>
          </table:table-cell>
          <table:table-cell office:value-type="float" office:value="3629.45" calcext:value-type="float">
            <text:p>3629.45</text:p>
          </table:table-cell>
          <table:table-cell office:value-type="float" office:value="135.78" calcext:value-type="float">
            <text:p>135.7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9" calcext:value-type="float">
            <text:p>9</text:p>
          </table:table-cell>
          <table:table-cell office:value-type="float" office:value="3711.94" calcext:value-type="float">
            <text:p>3711.94</text:p>
          </table:table-cell>
          <table:table-cell office:value-type="float" office:value="136.3" calcext:value-type="float">
            <text:p>136.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59" calcext:value-type="float">
            <text:p>159</text:p>
          </table:table-cell>
          <table:table-cell office:value-type="float" office:value="7213.54" calcext:value-type="float">
            <text:p>7213.54</text:p>
          </table:table-cell>
          <table:table-cell office:value-type="float" office:value="192.86" calcext:value-type="float">
            <text:p>192.8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87" calcext:value-type="float">
            <text:p>87</text:p>
          </table:table-cell>
          <table:table-cell office:value-type="float" office:value="7176.42" calcext:value-type="float">
            <text:p>7176.42</text:p>
          </table:table-cell>
          <table:table-cell office:value-type="float" office:value="190.93" calcext:value-type="float">
            <text:p>190.9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7" calcext:value-type="float">
            <text:p>17</text:p>
          </table:table-cell>
          <table:table-cell office:value-type="float" office:value="7011.44" calcext:value-type="float">
            <text:p>7011.44</text:p>
          </table:table-cell>
          <table:table-cell office:value-type="float" office:value="187.32" calcext:value-type="float">
            <text:p>187.3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38" calcext:value-type="float">
            <text:p>238</text:p>
          </table:table-cell>
          <table:table-cell office:value-type="float" office:value="10797.62" calcext:value-type="float">
            <text:p>10797.62</text:p>
          </table:table-cell>
          <table:table-cell office:value-type="float" office:value="235.95" calcext:value-type="float">
            <text:p>235.9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31" calcext:value-type="float">
            <text:p>131</text:p>
          </table:table-cell>
          <table:table-cell office:value-type="float" office:value="10805.87" calcext:value-type="float">
            <text:p>10805.87</text:p>
          </table:table-cell>
          <table:table-cell office:value-type="float" office:value="234.28" calcext:value-type="float">
            <text:p>234.2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6" calcext:value-type="float">
            <text:p>26</text:p>
          </table:table-cell>
          <table:table-cell office:value-type="float" office:value="10723.39" calcext:value-type="float">
            <text:p>10723.39</text:p>
          </table:table-cell>
          <table:table-cell office:value-type="float" office:value="231.66" calcext:value-type="float">
            <text:p>231.6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17" calcext:value-type="float">
            <text:p>317</text:p>
          </table:table-cell>
          <table:table-cell office:value-type="float" office:value="14381.71" calcext:value-type="float">
            <text:p>14381.71</text:p>
          </table:table-cell>
          <table:table-cell office:value-type="float" office:value="272.31" calcext:value-type="float">
            <text:p>272.3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75" calcext:value-type="float">
            <text:p>175</text:p>
          </table:table-cell>
          <table:table-cell office:value-type="float" office:value="14435.33" calcext:value-type="float">
            <text:p>14435.33</text:p>
          </table:table-cell>
          <table:table-cell office:value-type="float" office:value="270.78" calcext:value-type="float">
            <text:p>270.7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5" calcext:value-type="float">
            <text:p>35</text:p>
          </table:table-cell>
          <table:table-cell office:value-type="float" office:value="14435.33" calcext:value-type="float">
            <text:p>14435.33</text:p>
          </table:table-cell>
          <table:table-cell office:value-type="float" office:value="268.78" calcext:value-type="float">
            <text:p>268.7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97" calcext:value-type="float">
            <text:p>397</text:p>
          </table:table-cell>
          <table:table-cell office:value-type="float" office:value="18011.16" calcext:value-type="float">
            <text:p>18011.16</text:p>
          </table:table-cell>
          <table:table-cell office:value-type="float" office:value="304.74" calcext:value-type="float">
            <text:p>304.7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18" calcext:value-type="float">
            <text:p>218</text:p>
          </table:table-cell>
          <table:table-cell office:value-type="float" office:value="17982.29" calcext:value-type="float">
            <text:p>17982.29</text:p>
          </table:table-cell>
          <table:table-cell office:value-type="float" office:value="302.23" calcext:value-type="float">
            <text:p>302.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4" calcext:value-type="float">
            <text:p>44</text:p>
          </table:table-cell>
          <table:table-cell office:value-type="float" office:value="18147.27" calcext:value-type="float">
            <text:p>18147.27</text:p>
          </table:table-cell>
          <table:table-cell office:value-type="float" office:value="301.36" calcext:value-type="float">
            <text:p>301.36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58" calcext:value-type="float">
            <text:p>2.5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9.1" calcext:value-type="float">
            <text:p>39.1</text:p>
          </table:table-cell>
          <table:table-cell office:value-type="float" office:value="194.8" calcext:value-type="float">
            <text:p>194.8</text:p>
          </table:table-cell>
          <table:table-cell office:value-type="float" office:value="14" calcext:value-type="float">
            <text:p>14</text:p>
          </table:table-cell>
          <table:table-cell office:value-type="float" office:value="14.2" calcext:value-type="float">
            <text:p>1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1" calcext:value-type="float">
            <text:p>71</text:p>
          </table:table-cell>
          <table:table-cell office:value-type="float" office:value="354.2" calcext:value-type="float">
            <text:p>354.2</text:p>
          </table:table-cell>
          <table:table-cell office:value-type="float" office:value="18.8" calcext:value-type="float">
            <text:p>18.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table:style-name="ce2" office:value-type="float" office:value="355.2" calcext:value-type="float">
            <text:p>355.2</text:p>
          </table:table-cell>
          <table:table-cell office:value-type="float" office:value="1771.1" calcext:value-type="float">
            <text:p>1771.1</text:p>
          </table:table-cell>
          <table:table-cell office:value-type="float" office:value="42.1" calcext:value-type="float">
            <text:p>42.1</text:p>
          </table:table-cell>
          <table:table-cell office:value-type="float" office:value="42.2" calcext:value-type="float">
            <text:p>42.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92" calcext:value-type="float">
            <text:p>92</text:p>
          </table:table-cell>
          <table:table-cell office:value-type="float" office:value="3594.92" calcext:value-type="float">
            <text:p>3594.92</text:p>
          </table:table-cell>
          <table:table-cell office:value-type="float" office:value="136.15" calcext:value-type="float">
            <text:p>136.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1" calcext:value-type="float">
            <text:p>51</text:p>
          </table:table-cell>
          <table:table-cell office:value-type="float" office:value="3623.34" calcext:value-type="float">
            <text:p>3623.34</text:p>
          </table:table-cell>
          <table:table-cell office:value-type="float" office:value="135.66" calcext:value-type="float">
            <text:p>135.6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0" calcext:value-type="float">
            <text:p>10</text:p>
          </table:table-cell>
          <table:table-cell office:value-type="float" office:value="3552.29" calcext:value-type="float">
            <text:p>3552.29</text:p>
          </table:table-cell>
          <table:table-cell office:value-type="float" office:value="133.33" calcext:value-type="float">
            <text:p>133.3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84" calcext:value-type="float">
            <text:p>184</text:p>
          </table:table-cell>
          <table:table-cell office:value-type="float" office:value="7189.83" calcext:value-type="float">
            <text:p>7189.83</text:p>
          </table:table-cell>
          <table:table-cell office:value-type="float" office:value="192.54" calcext:value-type="float">
            <text:p>192.5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01" calcext:value-type="float">
            <text:p>101</text:p>
          </table:table-cell>
          <table:table-cell office:value-type="float" office:value="7175.63" calcext:value-type="float">
            <text:p>7175.63</text:p>
          </table:table-cell>
          <table:table-cell office:value-type="float" office:value="190.92" calcext:value-type="float">
            <text:p>190.9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0" calcext:value-type="float">
            <text:p>20</text:p>
          </table:table-cell>
          <table:table-cell office:value-type="float" office:value="7104.58" calcext:value-type="float">
            <text:p>7104.58</text:p>
          </table:table-cell>
          <table:table-cell office:value-type="float" office:value="188.56" calcext:value-type="float">
            <text:p>188.5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76" calcext:value-type="float">
            <text:p>276</text:p>
          </table:table-cell>
          <table:table-cell office:value-type="float" office:value="10784.75" calcext:value-type="float">
            <text:p>10784.75</text:p>
          </table:table-cell>
          <table:table-cell office:value-type="float" office:value="235.81" calcext:value-type="float">
            <text:p>235.8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52" calcext:value-type="float">
            <text:p>152</text:p>
          </table:table-cell>
          <table:table-cell office:value-type="float" office:value="10798.96" calcext:value-type="float">
            <text:p>10798.96</text:p>
          </table:table-cell>
          <table:table-cell office:value-type="float" office:value="234.21" calcext:value-type="float">
            <text:p>234.2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0" calcext:value-type="float">
            <text:p>30</text:p>
          </table:table-cell>
          <table:table-cell office:value-type="float" office:value="10656.87" calcext:value-type="float">
            <text:p>10656.87</text:p>
          </table:table-cell>
          <table:table-cell office:value-type="float" office:value="230.94" calcext:value-type="float">
            <text:p>230.9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69" calcext:value-type="float">
            <text:p>369</text:p>
          </table:table-cell>
          <table:table-cell office:value-type="float" office:value="14418.74" calcext:value-type="float">
            <text:p>14418.74</text:p>
          </table:table-cell>
          <table:table-cell office:value-type="float" office:value="272.66" calcext:value-type="float">
            <text:p>272.6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03" calcext:value-type="float">
            <text:p>203</text:p>
          </table:table-cell>
          <table:table-cell office:value-type="float" office:value="14422.3" calcext:value-type="float">
            <text:p>14422.3</text:p>
          </table:table-cell>
          <table:table-cell office:value-type="float" office:value="270.66" calcext:value-type="float">
            <text:p>270.6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1" calcext:value-type="float">
            <text:p>41</text:p>
          </table:table-cell>
          <table:table-cell office:value-type="float" office:value="14564.39" calcext:value-type="float">
            <text:p>14564.39</text:p>
          </table:table-cell>
          <table:table-cell office:value-type="float" office:value="269.98" calcext:value-type="float">
            <text:p>269.9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61" calcext:value-type="float">
            <text:p>461</text:p>
          </table:table-cell>
          <table:table-cell office:value-type="float" office:value="18013.66" calcext:value-type="float">
            <text:p>18013.66</text:p>
          </table:table-cell>
          <table:table-cell office:value-type="float" office:value="304.76" calcext:value-type="float">
            <text:p>304.7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53" calcext:value-type="float">
            <text:p>253</text:p>
          </table:table-cell>
          <table:table-cell office:value-type="float" office:value="17974.59" calcext:value-type="float">
            <text:p>17974.59</text:p>
          </table:table-cell>
          <table:table-cell office:value-type="float" office:value="302.16" calcext:value-type="float">
            <text:p>302.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1" calcext:value-type="float">
            <text:p>51</text:p>
          </table:table-cell>
          <table:table-cell office:value-type="float" office:value="18116.68" calcext:value-type="float">
            <text:p>18116.68</text:p>
          </table:table-cell>
          <table:table-cell office:value-type="float" office:value="301.11" calcext:value-type="float">
            <text:p>301.11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39" calcext:value-type="float">
            <text:p>2.3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3.5" calcext:value-type="float">
            <text:p>33.5</text:p>
          </table:table-cell>
          <table:table-cell office:value-type="float" office:value="167.2" calcext:value-type="float">
            <text:p>167.2</text:p>
          </table:table-cell>
          <table:table-cell office:value-type="float" office:value="12.9" calcext:value-type="float">
            <text:p>12.9</text:p>
          </table:table-cell>
          <table:table-cell office:value-type="float" office:value="13.1" calcext:value-type="float">
            <text:p>13.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1" calcext:value-type="float">
            <text:p>61</text:p>
          </table:table-cell>
          <table:table-cell office:value-type="float" office:value="304" calcext:value-type="float">
            <text:p>304</text:p>
          </table:table-cell>
          <table:table-cell office:value-type="float" office:value="17.4" calcext:value-type="float">
            <text:p>17.4</text:p>
          </table:table-cell>
          <table:table-cell office:value-type="float" office:value="17.6" calcext:value-type="float">
            <text:p>17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table:style-name="ce2" office:value-type="float" office:value="304.8" calcext:value-type="float">
            <text:p>304.8</text:p>
          </table:table-cell>
          <table:table-cell office:value-type="float" office:value="1519.8" calcext:value-type="float">
            <text:p>1519.8</text:p>
          </table:table-cell>
          <table:table-cell office:value-type="float" office:value="39" calcext:value-type="float">
            <text:p>39</text:p>
          </table:table-cell>
          <table:table-cell office:value-type="float" office:value="39.1" calcext:value-type="float">
            <text:p>39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07" calcext:value-type="float">
            <text:p>107</text:p>
          </table:table-cell>
          <table:table-cell office:value-type="float" office:value="3587.91" calcext:value-type="float">
            <text:p>3587.91</text:p>
          </table:table-cell>
          <table:table-cell office:value-type="float" office:value="136.01" calcext:value-type="float">
            <text:p>136.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9" calcext:value-type="float">
            <text:p>59</text:p>
          </table:table-cell>
          <table:table-cell office:value-type="float" office:value="3597.05" calcext:value-type="float">
            <text:p>3597.05</text:p>
          </table:table-cell>
          <table:table-cell office:value-type="float" office:value="135.17" calcext:value-type="float">
            <text:p>135.1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2" calcext:value-type="float">
            <text:p>12</text:p>
          </table:table-cell>
          <table:table-cell office:value-type="float" office:value="3658.02" calcext:value-type="float">
            <text:p>3658.02</text:p>
          </table:table-cell>
          <table:table-cell office:value-type="float" office:value="135.3" calcext:value-type="float">
            <text:p>135.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15" calcext:value-type="float">
            <text:p>215</text:p>
          </table:table-cell>
          <table:table-cell office:value-type="float" office:value="7209.35" calcext:value-type="float">
            <text:p>7209.35</text:p>
          </table:table-cell>
          <table:table-cell office:value-type="float" office:value="192.8" calcext:value-type="float">
            <text:p>192.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18" calcext:value-type="float">
            <text:p>118</text:p>
          </table:table-cell>
          <table:table-cell office:value-type="float" office:value="7194.11" calcext:value-type="float">
            <text:p>7194.11</text:p>
          </table:table-cell>
          <table:table-cell office:value-type="float" office:value="191.16" calcext:value-type="float">
            <text:p>191.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4" calcext:value-type="float">
            <text:p>24</text:p>
          </table:table-cell>
          <table:table-cell office:value-type="float" office:value="7316.04" calcext:value-type="float">
            <text:p>7316.04</text:p>
          </table:table-cell>
          <table:table-cell office:value-type="float" office:value="191.35" calcext:value-type="float">
            <text:p>191.3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22" calcext:value-type="float">
            <text:p>322</text:p>
          </table:table-cell>
          <table:table-cell office:value-type="float" office:value="10797.25" calcext:value-type="float">
            <text:p>10797.25</text:p>
          </table:table-cell>
          <table:table-cell office:value-type="float" office:value="235.95" calcext:value-type="float">
            <text:p>235.9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77" calcext:value-type="float">
            <text:p>177</text:p>
          </table:table-cell>
          <table:table-cell office:value-type="float" office:value="10791.16" calcext:value-type="float">
            <text:p>10791.16</text:p>
          </table:table-cell>
          <table:table-cell office:value-type="float" office:value="234.12" calcext:value-type="float">
            <text:p>234.1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5" calcext:value-type="float">
            <text:p>35</text:p>
          </table:table-cell>
          <table:table-cell office:value-type="float" office:value="10669.22" calcext:value-type="float">
            <text:p>10669.22</text:p>
          </table:table-cell>
          <table:table-cell office:value-type="float" office:value="231.07" calcext:value-type="float">
            <text:p>231.0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29" calcext:value-type="float">
            <text:p>429</text:p>
          </table:table-cell>
          <table:table-cell office:value-type="float" office:value="14385.16" calcext:value-type="float">
            <text:p>14385.16</text:p>
          </table:table-cell>
          <table:table-cell office:value-type="float" office:value="272.35" calcext:value-type="float">
            <text:p>272.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36" calcext:value-type="float">
            <text:p>236</text:p>
          </table:table-cell>
          <table:table-cell office:value-type="float" office:value="14388.21" calcext:value-type="float">
            <text:p>14388.21</text:p>
          </table:table-cell>
          <table:table-cell office:value-type="float" office:value="270.34" calcext:value-type="float">
            <text:p>270.3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7" calcext:value-type="float">
            <text:p>47</text:p>
          </table:table-cell>
          <table:table-cell office:value-type="float" office:value="14327.24" calcext:value-type="float">
            <text:p>14327.24</text:p>
          </table:table-cell>
          <table:table-cell office:value-type="float" office:value="267.77" calcext:value-type="float">
            <text:p>267.7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37" calcext:value-type="float">
            <text:p>537</text:p>
          </table:table-cell>
          <table:table-cell office:value-type="float" office:value="18006.6" calcext:value-type="float">
            <text:p>18006.6</text:p>
          </table:table-cell>
          <table:table-cell office:value-type="float" office:value="304.7" calcext:value-type="float">
            <text:p>304.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95" calcext:value-type="float">
            <text:p>295</text:p>
          </table:table-cell>
          <table:table-cell office:value-type="float" office:value="17985.26" calcext:value-type="float">
            <text:p>17985.26</text:p>
          </table:table-cell>
          <table:table-cell office:value-type="float" office:value="302.25" calcext:value-type="float">
            <text:p>302.2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9" calcext:value-type="float">
            <text:p>59</text:p>
          </table:table-cell>
          <table:table-cell office:value-type="float" office:value="17985.26" calcext:value-type="float">
            <text:p>17985.26</text:p>
          </table:table-cell>
          <table:table-cell office:value-type="float" office:value="300.01" calcext:value-type="float">
            <text:p>300.01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9" calcext:value-type="float">
            <text:p>2.2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0.8" calcext:value-type="float">
            <text:p>30.8</text:p>
          </table:table-cell>
          <table:table-cell office:value-type="float" office:value="153.5" calcext:value-type="float">
            <text:p>153.5</text:p>
          </table:table-cell>
          <table:table-cell office:value-type="float" office:value="12.4" calcext:value-type="float">
            <text:p>12.4</text:p>
          </table:table-cell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6" calcext:value-type="float">
            <text:p>56</text:p>
          </table:table-cell>
          <table:table-cell office:value-type="float" office:value="279.1" calcext:value-type="float">
            <text:p>279.1</text:p>
          </table:table-cell>
          <table:table-cell office:value-type="float" office:value="16.7" calcext:value-type="float">
            <text:p>16.7</text:p>
          </table:table-cell>
          <table:table-cell office:value-type="float" office:value="16.9" calcext:value-type="float">
            <text:p>16.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79.9" calcext:value-type="float">
            <text:p>279.9</text:p>
          </table:table-cell>
          <table:table-cell office:value-type="float" office:value="1395.3" calcext:value-type="float">
            <text:p>1395.3</text:p>
          </table:table-cell>
          <table:table-cell table:number-columns-repeated="2" office:value-type="float" office:value="37.4" calcext:value-type="float">
            <text:p>37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17" calcext:value-type="float">
            <text:p>117</text:p>
          </table:table-cell>
          <table:table-cell office:value-type="float" office:value="3601.79" calcext:value-type="float">
            <text:p>3601.79</text:p>
          </table:table-cell>
          <table:table-cell office:value-type="float" office:value="136.28" calcext:value-type="float">
            <text:p>136.2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4" calcext:value-type="float">
            <text:p>64</text:p>
          </table:table-cell>
          <table:table-cell office:value-type="float" office:value="3582.2" calcext:value-type="float">
            <text:p>3582.2</text:p>
          </table:table-cell>
          <table:table-cell office:value-type="float" office:value="134.89" calcext:value-type="float">
            <text:p>134.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3" calcext:value-type="float">
            <text:p>13</text:p>
          </table:table-cell>
          <table:table-cell office:value-type="float" office:value="3638.17" calcext:value-type="float">
            <text:p>3638.17</text:p>
          </table:table-cell>
          <table:table-cell office:value-type="float" office:value="134.93" calcext:value-type="float">
            <text:p>134.9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34" calcext:value-type="float">
            <text:p>234</text:p>
          </table:table-cell>
          <table:table-cell office:value-type="float" office:value="7203.58" calcext:value-type="float">
            <text:p>7203.58</text:p>
          </table:table-cell>
          <table:table-cell office:value-type="float" office:value="192.72" calcext:value-type="float">
            <text:p>192.7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29" calcext:value-type="float">
            <text:p>129</text:p>
          </table:table-cell>
          <table:table-cell office:value-type="float" office:value="7220.37" calcext:value-type="float">
            <text:p>7220.37</text:p>
          </table:table-cell>
          <table:table-cell office:value-type="float" office:value="191.51" calcext:value-type="float">
            <text:p>191.5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6" calcext:value-type="float">
            <text:p>26</text:p>
          </table:table-cell>
          <table:table-cell office:value-type="float" office:value="7276.35" calcext:value-type="float">
            <text:p>7276.35</text:p>
          </table:table-cell>
          <table:table-cell office:value-type="float" office:value="190.83" calcext:value-type="float">
            <text:p>190.8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51" calcext:value-type="float">
            <text:p>351</text:p>
          </table:table-cell>
          <table:table-cell office:value-type="float" office:value="10805.37" calcext:value-type="float">
            <text:p>10805.37</text:p>
          </table:table-cell>
          <table:table-cell office:value-type="float" office:value="236.04" calcext:value-type="float">
            <text:p>236.0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93" calcext:value-type="float">
            <text:p>193</text:p>
          </table:table-cell>
          <table:table-cell office:value-type="float" office:value="10802.57" calcext:value-type="float">
            <text:p>10802.57</text:p>
          </table:table-cell>
          <table:table-cell office:value-type="float" office:value="234.25" calcext:value-type="float">
            <text:p>234.2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9" calcext:value-type="float">
            <text:p>39</text:p>
          </table:table-cell>
          <table:table-cell office:value-type="float" office:value="10914.52" calcext:value-type="float">
            <text:p>10914.52</text:p>
          </table:table-cell>
          <table:table-cell office:value-type="float" office:value="233.71" calcext:value-type="float">
            <text:p>233.7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68" calcext:value-type="float">
            <text:p>468</text:p>
          </table:table-cell>
          <table:table-cell office:value-type="float" office:value="14407.16" calcext:value-type="float">
            <text:p>14407.16</text:p>
          </table:table-cell>
          <table:table-cell office:value-type="float" office:value="272.55" calcext:value-type="float">
            <text:p>272.5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57" calcext:value-type="float">
            <text:p>257</text:p>
          </table:table-cell>
          <table:table-cell office:value-type="float" office:value="14384.77" calcext:value-type="float">
            <text:p>14384.77</text:p>
          </table:table-cell>
          <table:table-cell office:value-type="float" office:value="270.31" calcext:value-type="float">
            <text:p>270.3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1" calcext:value-type="float">
            <text:p>51</text:p>
          </table:table-cell>
          <table:table-cell office:value-type="float" office:value="14272.83" calcext:value-type="float">
            <text:p>14272.83</text:p>
          </table:table-cell>
          <table:table-cell office:value-type="float" office:value="267.26" calcext:value-type="float">
            <text:p>267.2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85" calcext:value-type="float">
            <text:p>585</text:p>
          </table:table-cell>
          <table:table-cell office:value-type="float" office:value="18008.95" calcext:value-type="float">
            <text:p>18008.95</text:p>
          </table:table-cell>
          <table:table-cell office:value-type="float" office:value="304.72" calcext:value-type="float">
            <text:p>304.7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22" calcext:value-type="float">
            <text:p>322</text:p>
          </table:table-cell>
          <table:table-cell office:value-type="float" office:value="18022.95" calcext:value-type="float">
            <text:p>18022.95</text:p>
          </table:table-cell>
          <table:table-cell office:value-type="float" office:value="302.57" calcext:value-type="float">
            <text:p>302.5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4" calcext:value-type="float">
            <text:p>64</text:p>
          </table:table-cell>
          <table:table-cell office:value-type="float" office:value="17911" calcext:value-type="float">
            <text:p>17911</text:p>
          </table:table-cell>
          <table:table-cell office:value-type="float" office:value="299.39" calcext:value-type="float">
            <text:p>299.39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7" calcext:value-type="float">
            <text:p>2.2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0.2" calcext:value-type="float">
            <text:p>30.2</text:p>
          </table:table-cell>
          <table:table-cell office:value-type="float" office:value="150.8" calcext:value-type="float">
            <text:p>150.8</text:p>
          </table:table-cell>
          <table:table-cell office:value-type="float" office:value="12.3" calcext:value-type="float">
            <text:p>12.3</text:p>
          </table:table-cell>
          <table:table-cell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5" calcext:value-type="float">
            <text:p>55</text:p>
          </table:table-cell>
          <table:table-cell office:value-type="float" office:value="274.2" calcext:value-type="float">
            <text:p>274.2</text:p>
          </table:table-cell>
          <table:table-cell office:value-type="float" office:value="16.6" calcext:value-type="float">
            <text:p>16.6</text:p>
          </table:table-cell>
          <table:table-cell office:value-type="float" office:value="16.7" calcext:value-type="float">
            <text:p>16.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75" calcext:value-type="float">
            <text:p>275</text:p>
          </table:table-cell>
          <table:table-cell office:value-type="float" office:value="1371.1" calcext:value-type="float">
            <text:p>1371.1</text:p>
          </table:table-cell>
          <table:table-cell office:value-type="float" office:value="37" calcext:value-type="float">
            <text:p>37</text:p>
          </table:table-cell>
          <table:table-cell office:value-type="float" office:value="37.1" calcext:value-type="float">
            <text:p>37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19" calcext:value-type="float">
            <text:p>119</text:p>
          </table:table-cell>
          <table:table-cell office:value-type="float" office:value="3599.65" calcext:value-type="float">
            <text:p>3599.65</text:p>
          </table:table-cell>
          <table:table-cell office:value-type="float" office:value="136.24" calcext:value-type="float">
            <text:p>136.2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5" calcext:value-type="float">
            <text:p>65</text:p>
          </table:table-cell>
          <table:table-cell office:value-type="float" office:value="3574.9" calcext:value-type="float">
            <text:p>3574.9</text:p>
          </table:table-cell>
          <table:table-cell office:value-type="float" office:value="134.75" calcext:value-type="float">
            <text:p>134.7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3" calcext:value-type="float">
            <text:p>13</text:p>
          </table:table-cell>
          <table:table-cell office:value-type="float" office:value="3574.9" calcext:value-type="float">
            <text:p>3574.9</text:p>
          </table:table-cell>
          <table:table-cell office:value-type="float" office:value="133.76" calcext:value-type="float">
            <text:p>133.7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38" calcext:value-type="float">
            <text:p>238</text:p>
          </table:table-cell>
          <table:table-cell office:value-type="float" office:value="7199.3" calcext:value-type="float">
            <text:p>7199.3</text:p>
          </table:table-cell>
          <table:table-cell office:value-type="float" office:value="192.67" calcext:value-type="float">
            <text:p>192.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31" calcext:value-type="float">
            <text:p>131</text:p>
          </table:table-cell>
          <table:table-cell office:value-type="float" office:value="7204.8" calcext:value-type="float">
            <text:p>7204.8</text:p>
          </table:table-cell>
          <table:table-cell office:value-type="float" office:value="191.3" calcext:value-type="float">
            <text:p>191.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6" calcext:value-type="float">
            <text:p>26</text:p>
          </table:table-cell>
          <table:table-cell office:value-type="float" office:value="7149.8" calcext:value-type="float">
            <text:p>7149.8</text:p>
          </table:table-cell>
          <table:table-cell office:value-type="float" office:value="189.16" calcext:value-type="float">
            <text:p>189.1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57" calcext:value-type="float">
            <text:p>357</text:p>
          </table:table-cell>
          <table:table-cell office:value-type="float" office:value="10798.95" calcext:value-type="float">
            <text:p>10798.95</text:p>
          </table:table-cell>
          <table:table-cell office:value-type="float" office:value="235.97" calcext:value-type="float">
            <text:p>235.9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96" calcext:value-type="float">
            <text:p>196</text:p>
          </table:table-cell>
          <table:table-cell office:value-type="float" office:value="10779.7" calcext:value-type="float">
            <text:p>10779.7</text:p>
          </table:table-cell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9" calcext:value-type="float">
            <text:p>39</text:p>
          </table:table-cell>
          <table:table-cell office:value-type="float" office:value="10724.7" calcext:value-type="float">
            <text:p>10724.7</text:p>
          </table:table-cell>
          <table:table-cell office:value-type="float" office:value="231.67" calcext:value-type="float">
            <text:p>231.6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76" calcext:value-type="float">
            <text:p>476</text:p>
          </table:table-cell>
          <table:table-cell office:value-type="float" office:value="14398.6" calcext:value-type="float">
            <text:p>14398.6</text:p>
          </table:table-cell>
          <table:table-cell office:value-type="float" office:value="272.47" calcext:value-type="float">
            <text:p>272.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62" calcext:value-type="float">
            <text:p>262</text:p>
          </table:table-cell>
          <table:table-cell office:value-type="float" office:value="14409.6" calcext:value-type="float">
            <text:p>14409.6</text:p>
          </table:table-cell>
          <table:table-cell office:value-type="float" office:value="270.54" calcext:value-type="float">
            <text:p>270.5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2" calcext:value-type="float">
            <text:p>52</text:p>
          </table:table-cell>
          <table:table-cell office:value-type="float" office:value="14299.6" calcext:value-type="float">
            <text:p>14299.6</text:p>
          </table:table-cell>
          <table:table-cell office:value-type="float" office:value="267.51" calcext:value-type="float">
            <text:p>267.5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95" calcext:value-type="float">
            <text:p>595</text:p>
          </table:table-cell>
          <table:table-cell office:value-type="float" office:value="17998.25" calcext:value-type="float">
            <text:p>17998.25</text:p>
          </table:table-cell>
          <table:table-cell office:value-type="float" office:value="304.63" calcext:value-type="float">
            <text:p>304.6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27" calcext:value-type="float">
            <text:p>327</text:p>
          </table:table-cell>
          <table:table-cell office:value-type="float" office:value="17984.5" calcext:value-type="float">
            <text:p>17984.5</text:p>
          </table:table-cell>
          <table:table-cell office:value-type="float" office:value="302.25" calcext:value-type="float">
            <text:p>302.2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65" calcext:value-type="float">
            <text:p>65</text:p>
          </table:table-cell>
          <table:table-cell office:value-type="float" office:value="17874.51" calcext:value-type="float">
            <text:p>17874.51</text:p>
          </table:table-cell>
          <table:table-cell office:value-type="float" office:value="299.09" calcext:value-type="float">
            <text:p>299.09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Optic Name:</text:p>
          </table:table-cell>
          <table:table-cell office:value-type="string" calcext:value-type="string">
            <text:p>f/6.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ght Pollution Rate: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e per second for f/8.0 optic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3.28" calcext:value-type="float">
            <text:p>3.2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82.5" calcext:value-type="float">
            <text:p>82.5</text:p>
          </table:table-cell>
          <table:table-cell office:value-type="float" office:value="314.9" calcext:value-type="float">
            <text:p>314.9</text:p>
          </table:table-cell>
          <table:table-cell office:value-type="float" office:value="17.7" calcext:value-type="float">
            <text:p>17.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50" calcext:value-type="float">
            <text:p>150</text:p>
          </table:table-cell>
          <table:table-cell office:value-type="float" office:value="572.5" calcext:value-type="float">
            <text:p>572.5</text:p>
          </table:table-cell>
          <table:table-cell office:value-type="float" office:value="23.9" calcext:value-type="float">
            <text:p>23.9</text:p>
          </table:table-cell>
          <table:table-cell office:value-type="float" office:value="24.2" calcext:value-type="float">
            <text:p>2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table:style-name="ce2" office:value-type="float" office:value="749.9" calcext:value-type="float">
            <text:p>749.9</text:p>
          </table:table-cell>
          <table:table-cell office:value-type="float" office:value="2862.5" calcext:value-type="float">
            <text:p>2862.5</text:p>
          </table:table-cell>
          <table:table-cell office:value-type="float" office:value="53.5" calcext:value-type="float">
            <text:p>53.5</text:p>
          </table:table-cell>
          <table:table-cell office:value-type="float" office:value="53.6" calcext:value-type="float">
            <text:p>53.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4" calcext:value-type="float">
            <text:p>44</text:p>
          </table:table-cell>
          <table:table-cell office:value-type="float" office:value="3629.49" calcext:value-type="float">
            <text:p>3629.49</text:p>
          </table:table-cell>
          <table:table-cell office:value-type="float" office:value="119.7" calcext:value-type="float">
            <text:p>119.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4" calcext:value-type="float">
            <text:p>24</text:p>
          </table:table-cell>
          <table:table-cell office:value-type="float" office:value="3599.5" calcext:value-type="float">
            <text:p>3599.5</text:p>
          </table:table-cell>
          <table:table-cell office:value-type="float" office:value="118.31" calcext:value-type="float">
            <text:p>118.3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" calcext:value-type="float">
            <text:p>5</text:p>
          </table:table-cell>
          <table:table-cell office:value-type="float" office:value="3749.48" calcext:value-type="float">
            <text:p>3749.48</text:p>
          </table:table-cell>
          <table:table-cell office:value-type="float" office:value="119.86" calcext:value-type="float">
            <text:p>119.8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87" calcext:value-type="float">
            <text:p>87</text:p>
          </table:table-cell>
          <table:table-cell office:value-type="float" office:value="7176.5" calcext:value-type="float">
            <text:p>7176.5</text:p>
          </table:table-cell>
          <table:table-cell office:value-type="float" office:value="168.32" calcext:value-type="float">
            <text:p>168.3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8" calcext:value-type="float">
            <text:p>48</text:p>
          </table:table-cell>
          <table:table-cell office:value-type="float" office:value="7198.99" calcext:value-type="float">
            <text:p>7198.99</text:p>
          </table:table-cell>
          <table:table-cell office:value-type="float" office:value="167.32" calcext:value-type="float">
            <text:p>167.3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0" calcext:value-type="float">
            <text:p>10</text:p>
          </table:table-cell>
          <table:table-cell office:value-type="float" office:value="7498.95" calcext:value-type="float">
            <text:p>7498.95</text:p>
          </table:table-cell>
          <table:table-cell office:value-type="float" office:value="169.51" calcext:value-type="float">
            <text:p>169.5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31" calcext:value-type="float">
            <text:p>131</text:p>
          </table:table-cell>
          <table:table-cell office:value-type="float" office:value="10805.99" calcext:value-type="float">
            <text:p>10805.99</text:p>
          </table:table-cell>
          <table:table-cell office:value-type="float" office:value="206.54" calcext:value-type="float">
            <text:p>206.5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2" calcext:value-type="float">
            <text:p>72</text:p>
          </table:table-cell>
          <table:table-cell office:value-type="float" office:value="10798.49" calcext:value-type="float">
            <text:p>10798.49</text:p>
          </table:table-cell>
          <table:table-cell office:value-type="float" office:value="204.93" calcext:value-type="float">
            <text:p>204.9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4" calcext:value-type="float">
            <text:p>14</text:p>
          </table:table-cell>
          <table:table-cell office:value-type="float" office:value="10498.53" calcext:value-type="float">
            <text:p>10498.53</text:p>
          </table:table-cell>
          <table:table-cell office:value-type="float" office:value="200.56" calcext:value-type="float">
            <text:p>200.5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75" calcext:value-type="float">
            <text:p>175</text:p>
          </table:table-cell>
          <table:table-cell office:value-type="float" office:value="14435.48" calcext:value-type="float">
            <text:p>14435.48</text:p>
          </table:table-cell>
          <table:table-cell office:value-type="float" office:value="238.72" calcext:value-type="float">
            <text:p>238.7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96" calcext:value-type="float">
            <text:p>96</text:p>
          </table:table-cell>
          <table:table-cell office:value-type="float" office:value="14397.99" calcext:value-type="float">
            <text:p>14397.99</text:p>
          </table:table-cell>
          <table:table-cell office:value-type="float" office:value="236.63" calcext:value-type="float">
            <text:p>236.6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9" calcext:value-type="float">
            <text:p>19</text:p>
          </table:table-cell>
          <table:table-cell office:value-type="float" office:value="14248.01" calcext:value-type="float">
            <text:p>14248.01</text:p>
          </table:table-cell>
          <table:table-cell office:value-type="float" office:value="233.65" calcext:value-type="float">
            <text:p>233.6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18" calcext:value-type="float">
            <text:p>218</text:p>
          </table:table-cell>
          <table:table-cell office:value-type="float" office:value="17982.49" calcext:value-type="float">
            <text:p>17982.49</text:p>
          </table:table-cell>
          <table:table-cell office:value-type="float" office:value="266.44" calcext:value-type="float">
            <text:p>266.4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20" calcext:value-type="float">
            <text:p>120</text:p>
          </table:table-cell>
          <table:table-cell office:value-type="float" office:value="17997.48" calcext:value-type="float">
            <text:p>17997.48</text:p>
          </table:table-cell>
          <table:table-cell office:value-type="float" office:value="264.56" calcext:value-type="float">
            <text:p>264.5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4" calcext:value-type="float">
            <text:p>24</text:p>
          </table:table-cell>
          <table:table-cell office:value-type="float" office:value="17997.48" calcext:value-type="float">
            <text:p>17997.48</text:p>
          </table:table-cell>
          <table:table-cell office:value-type="float" office:value="262.6" calcext:value-type="float">
            <text:p>262.6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78" calcext:value-type="float">
            <text:p>2.7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9.3" calcext:value-type="float">
            <text:p>59.3</text:p>
          </table:table-cell>
          <table:table-cell office:value-type="float" office:value="226.2" calcext:value-type="float">
            <text:p>226.2</text:p>
          </table:table-cell>
          <table:table-cell office:value-type="float" office:value="15" calcext:value-type="float">
            <text:p>15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07.7" calcext:value-type="float">
            <text:p>107.7</text:p>
          </table:table-cell>
          <table:table-cell office:value-type="float" office:value="411.3" calcext:value-type="float">
            <text:p>411.3</text:p>
          </table:table-cell>
          <table:table-cell office:value-type="float" office:value="20.3" calcext:value-type="float">
            <text:p>20.3</text:p>
          </table:table-cell>
          <table:table-cell office:value-type="float" office:value="20.5" calcext:value-type="float">
            <text:p>20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table:style-name="ce2" office:value-type="float" office:value="538.7" calcext:value-type="float">
            <text:p>538.7</text:p>
          </table:table-cell>
          <table:table-cell office:value-type="float" office:value="2056.3" calcext:value-type="float">
            <text:p>2056.3</text:p>
          </table:table-cell>
          <table:table-cell office:value-type="float" office:value="45.3" calcext:value-type="float">
            <text:p>45.3</text:p>
          </table:table-cell>
          <table:table-cell office:value-type="float" office:value="45.4" calcext:value-type="float">
            <text:p>45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61" calcext:value-type="float">
            <text:p>61</text:p>
          </table:table-cell>
          <table:table-cell office:value-type="float" office:value="3614.64" calcext:value-type="float">
            <text:p>3614.64</text:p>
          </table:table-cell>
          <table:table-cell office:value-type="float" office:value="119.45" calcext:value-type="float">
            <text:p>119.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3" calcext:value-type="float">
            <text:p>33</text:p>
          </table:table-cell>
          <table:table-cell office:value-type="float" office:value="3555.38" calcext:value-type="float">
            <text:p>3555.38</text:p>
          </table:table-cell>
          <table:table-cell office:value-type="float" office:value="117.59" calcext:value-type="float">
            <text:p>117.5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7" calcext:value-type="float">
            <text:p>7</text:p>
          </table:table-cell>
          <table:table-cell office:value-type="float" office:value="3770.86" calcext:value-type="float">
            <text:p>3770.86</text:p>
          </table:table-cell>
          <table:table-cell office:value-type="float" office:value="120.2" calcext:value-type="float">
            <text:p>120.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22" calcext:value-type="float">
            <text:p>122</text:p>
          </table:table-cell>
          <table:table-cell office:value-type="float" office:value="7229.28" calcext:value-type="float">
            <text:p>7229.28</text:p>
          </table:table-cell>
          <table:table-cell office:value-type="float" office:value="168.93" calcext:value-type="float">
            <text:p>168.9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67" calcext:value-type="float">
            <text:p>67</text:p>
          </table:table-cell>
          <table:table-cell office:value-type="float" office:value="7218.51" calcext:value-type="float">
            <text:p>7218.51</text:p>
          </table:table-cell>
          <table:table-cell office:value-type="float" office:value="167.55" calcext:value-type="float">
            <text:p>167.5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3" calcext:value-type="float">
            <text:p>13</text:p>
          </table:table-cell>
          <table:table-cell office:value-type="float" office:value="7003.03" calcext:value-type="float">
            <text:p>7003.03</text:p>
          </table:table-cell>
          <table:table-cell office:value-type="float" office:value="163.81" calcext:value-type="float">
            <text:p>163.8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82" calcext:value-type="float">
            <text:p>182</text:p>
          </table:table-cell>
          <table:table-cell office:value-type="float" office:value="10784.66" calcext:value-type="float">
            <text:p>10784.66</text:p>
          </table:table-cell>
          <table:table-cell office:value-type="float" office:value="206.34" calcext:value-type="float">
            <text:p>206.3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00" calcext:value-type="float">
            <text:p>100</text:p>
          </table:table-cell>
          <table:table-cell office:value-type="float" office:value="10773.89" calcext:value-type="float">
            <text:p>10773.89</text:p>
          </table:table-cell>
          <table:table-cell office:value-type="float" office:value="204.69" calcext:value-type="float">
            <text:p>204.6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0" calcext:value-type="float">
            <text:p>20</text:p>
          </table:table-cell>
          <table:table-cell office:value-type="float" office:value="10773.89" calcext:value-type="float">
            <text:p>10773.89</text:p>
          </table:table-cell>
          <table:table-cell office:value-type="float" office:value="203.18" calcext:value-type="float">
            <text:p>203.1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43" calcext:value-type="float">
            <text:p>243</text:p>
          </table:table-cell>
          <table:table-cell office:value-type="float" office:value="14399.3" calcext:value-type="float">
            <text:p>14399.3</text:p>
          </table:table-cell>
          <table:table-cell office:value-type="float" office:value="238.42" calcext:value-type="float">
            <text:p>238.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34" calcext:value-type="float">
            <text:p>134</text:p>
          </table:table-cell>
          <table:table-cell office:value-type="float" office:value="14437.01" calcext:value-type="float">
            <text:p>14437.01</text:p>
          </table:table-cell>
          <table:table-cell office:value-type="float" office:value="236.95" calcext:value-type="float">
            <text:p>236.9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7" calcext:value-type="float">
            <text:p>27</text:p>
          </table:table-cell>
          <table:table-cell office:value-type="float" office:value="14544.75" calcext:value-type="float">
            <text:p>14544.75</text:p>
          </table:table-cell>
          <table:table-cell office:value-type="float" office:value="236.07" calcext:value-type="float">
            <text:p>236.0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04" calcext:value-type="float">
            <text:p>304</text:p>
          </table:table-cell>
          <table:table-cell office:value-type="float" office:value="18013.94" calcext:value-type="float">
            <text:p>18013.94</text:p>
          </table:table-cell>
          <table:table-cell office:value-type="float" office:value="266.67" calcext:value-type="float">
            <text:p>266.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67" calcext:value-type="float">
            <text:p>167</text:p>
          </table:table-cell>
          <table:table-cell office:value-type="float" office:value="17992.39" calcext:value-type="float">
            <text:p>17992.39</text:p>
          </table:table-cell>
          <table:table-cell office:value-type="float" office:value="264.52" calcext:value-type="float">
            <text:p>264.5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3" calcext:value-type="float">
            <text:p>33</text:p>
          </table:table-cell>
          <table:table-cell office:value-type="float" office:value="17776.92" calcext:value-type="float">
            <text:p>17776.92</text:p>
          </table:table-cell>
          <table:table-cell office:value-type="float" office:value="260.99" calcext:value-type="float">
            <text:p>260.99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58" calcext:value-type="float">
            <text:p>2.5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51" calcext:value-type="float">
            <text:p>51</text:p>
          </table:table-cell>
          <table:table-cell office:value-type="float" office:value="194.8" calcext:value-type="float">
            <text:p>194.8</text:p>
          </table:table-cell>
          <table:table-cell office:value-type="float" office:value="14" calcext:value-type="float">
            <text:p>14</text:p>
          </table:table-cell>
          <table:table-cell office:value-type="float" office:value="14.2" calcext:value-type="float">
            <text:p>14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92.8" calcext:value-type="float">
            <text:p>92.8</text:p>
          </table:table-cell>
          <table:table-cell office:value-type="float" office:value="354.2" calcext:value-type="float">
            <text:p>354.2</text:p>
          </table:table-cell>
          <table:table-cell office:value-type="float" office:value="18.8" calcext:value-type="float">
            <text:p>18.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64" calcext:value-type="float">
            <text:p>464</text:p>
          </table:table-cell>
          <table:table-cell office:value-type="float" office:value="1771.1" calcext:value-type="float">
            <text:p>1771.1</text:p>
          </table:table-cell>
          <table:table-cell office:value-type="float" office:value="42.1" calcext:value-type="float">
            <text:p>42.1</text:p>
          </table:table-cell>
          <table:table-cell office:value-type="float" office:value="42.2" calcext:value-type="float">
            <text:p>42.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71" calcext:value-type="float">
            <text:p>71</text:p>
          </table:table-cell>
          <table:table-cell office:value-type="float" office:value="3623.63" calcext:value-type="float">
            <text:p>3623.63</text:p>
          </table:table-cell>
          <table:table-cell office:value-type="float" office:value="119.6" calcext:value-type="float">
            <text:p>119.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39" calcext:value-type="float">
            <text:p>39</text:p>
          </table:table-cell>
          <table:table-cell office:value-type="float" office:value="3618.99" calcext:value-type="float">
            <text:p>3618.99</text:p>
          </table:table-cell>
          <table:table-cell office:value-type="float" office:value="118.63" calcext:value-type="float">
            <text:p>118.6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8" calcext:value-type="float">
            <text:p>8</text:p>
          </table:table-cell>
          <table:table-cell office:value-type="float" office:value="3711.78" calcext:value-type="float">
            <text:p>3711.78</text:p>
          </table:table-cell>
          <table:table-cell office:value-type="float" office:value="119.26" calcext:value-type="float">
            <text:p>119.2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41" calcext:value-type="float">
            <text:p>141</text:p>
          </table:table-cell>
          <table:table-cell office:value-type="float" office:value="7196.21" calcext:value-type="float">
            <text:p>7196.21</text:p>
          </table:table-cell>
          <table:table-cell office:value-type="float" office:value="168.55" calcext:value-type="float">
            <text:p>168.5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8" calcext:value-type="float">
            <text:p>78</text:p>
          </table:table-cell>
          <table:table-cell office:value-type="float" office:value="7237.97" calcext:value-type="float">
            <text:p>7237.97</text:p>
          </table:table-cell>
          <table:table-cell office:value-type="float" office:value="167.77" calcext:value-type="float">
            <text:p>167.7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6" calcext:value-type="float">
            <text:p>16</text:p>
          </table:table-cell>
          <table:table-cell office:value-type="float" office:value="7423.56" calcext:value-type="float">
            <text:p>7423.56</text:p>
          </table:table-cell>
          <table:table-cell office:value-type="float" office:value="168.65" calcext:value-type="float">
            <text:p>168.6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12" calcext:value-type="float">
            <text:p>212</text:p>
          </table:table-cell>
          <table:table-cell office:value-type="float" office:value="10819.84" calcext:value-type="float">
            <text:p>10819.84</text:p>
          </table:table-cell>
          <table:table-cell office:value-type="float" office:value="206.67" calcext:value-type="float">
            <text:p>206.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16" calcext:value-type="float">
            <text:p>116</text:p>
          </table:table-cell>
          <table:table-cell office:value-type="float" office:value="10764.16" calcext:value-type="float">
            <text:p>10764.16</text:p>
          </table:table-cell>
          <table:table-cell office:value-type="float" office:value="204.6" calcext:value-type="float">
            <text:p>204.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3" calcext:value-type="float">
            <text:p>23</text:p>
          </table:table-cell>
          <table:table-cell office:value-type="float" office:value="10671.37" calcext:value-type="float">
            <text:p>10671.37</text:p>
          </table:table-cell>
          <table:table-cell office:value-type="float" office:value="202.21" calcext:value-type="float">
            <text:p>202.2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82" calcext:value-type="float">
            <text:p>282</text:p>
          </table:table-cell>
          <table:table-cell office:value-type="float" office:value="14392.43" calcext:value-type="float">
            <text:p>14392.43</text:p>
          </table:table-cell>
          <table:table-cell office:value-type="float" office:value="238.36" calcext:value-type="float">
            <text:p>238.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55" calcext:value-type="float">
            <text:p>155</text:p>
          </table:table-cell>
          <table:table-cell office:value-type="float" office:value="14383.15" calcext:value-type="float">
            <text:p>14383.15</text:p>
          </table:table-cell>
          <table:table-cell office:value-type="float" office:value="236.51" calcext:value-type="float">
            <text:p>236.5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1" calcext:value-type="float">
            <text:p>31</text:p>
          </table:table-cell>
          <table:table-cell office:value-type="float" office:value="14383.15" calcext:value-type="float">
            <text:p>14383.15</text:p>
          </table:table-cell>
          <table:table-cell office:value-type="float" office:value="234.76" calcext:value-type="float">
            <text:p>234.7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53" calcext:value-type="float">
            <text:p>353</text:p>
          </table:table-cell>
          <table:table-cell office:value-type="float" office:value="18016.05" calcext:value-type="float">
            <text:p>18016.05</text:p>
          </table:table-cell>
          <table:table-cell office:value-type="float" office:value="266.69" calcext:value-type="float">
            <text:p>266.6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94" calcext:value-type="float">
            <text:p>194</text:p>
          </table:table-cell>
          <table:table-cell office:value-type="float" office:value="18002.13" calcext:value-type="float">
            <text:p>18002.13</text:p>
          </table:table-cell>
          <table:table-cell office:value-type="float" office:value="264.59" calcext:value-type="float">
            <text:p>264.5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9" calcext:value-type="float">
            <text:p>39</text:p>
          </table:table-cell>
          <table:table-cell office:value-type="float" office:value="18094.93" calcext:value-type="float">
            <text:p>18094.93</text:p>
          </table:table-cell>
          <table:table-cell office:value-type="float" office:value="263.31" calcext:value-type="float">
            <text:p>263.31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39" calcext:value-type="float">
            <text:p>2.3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3.8" calcext:value-type="float">
            <text:p>43.8</text:p>
          </table:table-cell>
          <table:table-cell office:value-type="float" office:value="167.2" calcext:value-type="float">
            <text:p>167.2</text:p>
          </table:table-cell>
          <table:table-cell office:value-type="float" office:value="12.9" calcext:value-type="float">
            <text:p>12.9</text:p>
          </table:table-cell>
          <table:table-cell office:value-type="float" office:value="13.1" calcext:value-type="float">
            <text:p>13.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9.6" calcext:value-type="float">
            <text:p>79.6</text:p>
          </table:table-cell>
          <table:table-cell office:value-type="float" office:value="304" calcext:value-type="float">
            <text:p>304</text:p>
          </table:table-cell>
          <table:table-cell office:value-type="float" office:value="17.4" calcext:value-type="float">
            <text:p>17.4</text:p>
          </table:table-cell>
          <table:table-cell office:value-type="float" office:value="17.6" calcext:value-type="float">
            <text:p>17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98.2" calcext:value-type="float">
            <text:p>398.2</text:p>
          </table:table-cell>
          <table:table-cell office:value-type="float" office:value="1519.8" calcext:value-type="float">
            <text:p>1519.8</text:p>
          </table:table-cell>
          <table:table-cell office:value-type="float" office:value="39" calcext:value-type="float">
            <text:p>39</text:p>
          </table:table-cell>
          <table:table-cell office:value-type="float" office:value="39.1" calcext:value-type="float">
            <text:p>39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82" calcext:value-type="float">
            <text:p>82</text:p>
          </table:table-cell>
          <table:table-cell office:value-type="float" office:value="3591.33" calcext:value-type="float">
            <text:p>3591.33</text:p>
          </table:table-cell>
          <table:table-cell office:value-type="float" office:value="119.07" calcext:value-type="float">
            <text:p>119.0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5" calcext:value-type="float">
            <text:p>45</text:p>
          </table:table-cell>
          <table:table-cell office:value-type="float" office:value="3583.37" calcext:value-type="float">
            <text:p>3583.37</text:p>
          </table:table-cell>
          <table:table-cell office:value-type="float" office:value="118.05" calcext:value-type="float">
            <text:p>118.0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9" calcext:value-type="float">
            <text:p>9</text:p>
          </table:table-cell>
          <table:table-cell office:value-type="float" office:value="3583.37" calcext:value-type="float">
            <text:p>3583.37</text:p>
          </table:table-cell>
          <table:table-cell office:value-type="float" office:value="117.18" calcext:value-type="float">
            <text:p>117.1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64" calcext:value-type="float">
            <text:p>164</text:p>
          </table:table-cell>
          <table:table-cell office:value-type="float" office:value="7182.66" calcext:value-type="float">
            <text:p>7182.66</text:p>
          </table:table-cell>
          <table:table-cell office:value-type="float" office:value="168.39" calcext:value-type="float">
            <text:p>168.3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90" calcext:value-type="float">
            <text:p>90</text:p>
          </table:table-cell>
          <table:table-cell office:value-type="float" office:value="7166.73" calcext:value-type="float">
            <text:p>7166.73</text:p>
          </table:table-cell>
          <table:table-cell office:value-type="float" office:value="166.95" calcext:value-type="float">
            <text:p>166.9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8" calcext:value-type="float">
            <text:p>18</text:p>
          </table:table-cell>
          <table:table-cell office:value-type="float" office:value="7166.73" calcext:value-type="float">
            <text:p>7166.73</text:p>
          </table:table-cell>
          <table:table-cell office:value-type="float" office:value="165.71" calcext:value-type="float">
            <text:p>165.7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47" calcext:value-type="float">
            <text:p>247</text:p>
          </table:table-cell>
          <table:table-cell office:value-type="float" office:value="10817.78" calcext:value-type="float">
            <text:p>10817.78</text:p>
          </table:table-cell>
          <table:table-cell office:value-type="float" office:value="206.65" calcext:value-type="float">
            <text:p>206.6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36" calcext:value-type="float">
            <text:p>136</text:p>
          </table:table-cell>
          <table:table-cell office:value-type="float" office:value="10829.73" calcext:value-type="float">
            <text:p>10829.73</text:p>
          </table:table-cell>
          <table:table-cell office:value-type="float" office:value="205.22" calcext:value-type="float">
            <text:p>205.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7" calcext:value-type="float">
            <text:p>27</text:p>
          </table:table-cell>
          <table:table-cell office:value-type="float" office:value="10750.1" calcext:value-type="float">
            <text:p>10750.1</text:p>
          </table:table-cell>
          <table:table-cell office:value-type="float" office:value="202.95" calcext:value-type="float">
            <text:p>202.9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29" calcext:value-type="float">
            <text:p>329</text:p>
          </table:table-cell>
          <table:table-cell office:value-type="float" office:value="14409.11" calcext:value-type="float">
            <text:p>14409.11</text:p>
          </table:table-cell>
          <table:table-cell office:value-type="float" office:value="238.5" calcext:value-type="float">
            <text:p>238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81" calcext:value-type="float">
            <text:p>181</text:p>
          </table:table-cell>
          <table:table-cell office:value-type="float" office:value="14413.09" calcext:value-type="float">
            <text:p>14413.09</text:p>
          </table:table-cell>
          <table:table-cell office:value-type="float" office:value="236.75" calcext:value-type="float">
            <text:p>236.7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6" calcext:value-type="float">
            <text:p>36</text:p>
          </table:table-cell>
          <table:table-cell office:value-type="float" office:value="14333.46" calcext:value-type="float">
            <text:p>14333.46</text:p>
          </table:table-cell>
          <table:table-cell office:value-type="float" office:value="234.35" calcext:value-type="float">
            <text:p>234.3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11" calcext:value-type="float">
            <text:p>411</text:p>
          </table:table-cell>
          <table:table-cell office:value-type="float" office:value="18000.44" calcext:value-type="float">
            <text:p>18000.44</text:p>
          </table:table-cell>
          <table:table-cell office:value-type="float" office:value="266.57" calcext:value-type="float">
            <text:p>266.5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26" calcext:value-type="float">
            <text:p>226</text:p>
          </table:table-cell>
          <table:table-cell office:value-type="float" office:value="17996.46" calcext:value-type="float">
            <text:p>17996.46</text:p>
          </table:table-cell>
          <table:table-cell office:value-type="float" office:value="264.55" calcext:value-type="float">
            <text:p>264.5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5" calcext:value-type="float">
            <text:p>45</text:p>
          </table:table-cell>
          <table:table-cell office:value-type="float" office:value="17916.83" calcext:value-type="float">
            <text:p>17916.83</text:p>
          </table:table-cell>
          <table:table-cell office:value-type="float" office:value="262.01" calcext:value-type="float">
            <text:p>262.01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9" calcext:value-type="float">
            <text:p>2.2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0.2" calcext:value-type="float">
            <text:p>40.2</text:p>
          </table:table-cell>
          <table:table-cell office:value-type="float" office:value="153.5" calcext:value-type="float">
            <text:p>153.5</text:p>
          </table:table-cell>
          <table:table-cell office:value-type="float" office:value="12.4" calcext:value-type="float">
            <text:p>12.4</text:p>
          </table:table-cell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3.1" calcext:value-type="float">
            <text:p>73.1</text:p>
          </table:table-cell>
          <table:table-cell office:value-type="float" office:value="279.1" calcext:value-type="float">
            <text:p>279.1</text:p>
          </table:table-cell>
          <table:table-cell office:value-type="float" office:value="16.7" calcext:value-type="float">
            <text:p>16.7</text:p>
          </table:table-cell>
          <table:table-cell office:value-type="float" office:value="16.9" calcext:value-type="float">
            <text:p>16.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65.5" calcext:value-type="float">
            <text:p>365.5</text:p>
          </table:table-cell>
          <table:table-cell office:value-type="float" office:value="1395.3" calcext:value-type="float">
            <text:p>1395.3</text:p>
          </table:table-cell>
          <table:table-cell table:number-columns-repeated="2" office:value-type="float" office:value="37.4" calcext:value-type="float">
            <text:p>37.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90" calcext:value-type="float">
            <text:p>90</text:p>
          </table:table-cell>
          <table:table-cell office:value-type="float" office:value="3618.75" calcext:value-type="float">
            <text:p>3618.75</text:p>
          </table:table-cell>
          <table:table-cell office:value-type="float" office:value="119.52" calcext:value-type="float">
            <text:p>119.5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49" calcext:value-type="float">
            <text:p>49</text:p>
          </table:table-cell>
          <table:table-cell office:value-type="float" office:value="3582.2" calcext:value-type="float">
            <text:p>3582.2</text:p>
          </table:table-cell>
          <table:table-cell office:value-type="float" office:value="118.03" calcext:value-type="float">
            <text:p>118.0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0" calcext:value-type="float">
            <text:p>10</text:p>
          </table:table-cell>
          <table:table-cell office:value-type="float" office:value="3655.31" calcext:value-type="float">
            <text:p>3655.31</text:p>
          </table:table-cell>
          <table:table-cell office:value-type="float" office:value="118.35" calcext:value-type="float">
            <text:p>118.3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79" calcext:value-type="float">
            <text:p>179</text:p>
          </table:table-cell>
          <table:table-cell office:value-type="float" office:value="7197.3" calcext:value-type="float">
            <text:p>7197.3</text:p>
          </table:table-cell>
          <table:table-cell office:value-type="float" office:value="168.56" calcext:value-type="float">
            <text:p>168.5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98" calcext:value-type="float">
            <text:p>98</text:p>
          </table:table-cell>
          <table:table-cell office:value-type="float" office:value="7164.4" calcext:value-type="float">
            <text:p>7164.4</text:p>
          </table:table-cell>
          <table:table-cell office:value-type="float" office:value="166.92" calcext:value-type="float">
            <text:p>166.9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0" calcext:value-type="float">
            <text:p>20</text:p>
          </table:table-cell>
          <table:table-cell office:value-type="float" office:value="7310.61" calcext:value-type="float">
            <text:p>7310.61</text:p>
          </table:table-cell>
          <table:table-cell office:value-type="float" office:value="167.37" calcext:value-type="float">
            <text:p>167.3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69" calcext:value-type="float">
            <text:p>269</text:p>
          </table:table-cell>
          <table:table-cell office:value-type="float" office:value="10816.05" calcext:value-type="float">
            <text:p>10816.05</text:p>
          </table:table-cell>
          <table:table-cell office:value-type="float" office:value="206.64" calcext:value-type="float">
            <text:p>206.6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48" calcext:value-type="float">
            <text:p>148</text:p>
          </table:table-cell>
          <table:table-cell office:value-type="float" office:value="10819.71" calcext:value-type="float">
            <text:p>10819.71</text:p>
          </table:table-cell>
          <table:table-cell office:value-type="float" office:value="205.13" calcext:value-type="float">
            <text:p>205.1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0" calcext:value-type="float">
            <text:p>30</text:p>
          </table:table-cell>
          <table:table-cell office:value-type="float" office:value="10965.92" calcext:value-type="float">
            <text:p>10965.92</text:p>
          </table:table-cell>
          <table:table-cell office:value-type="float" office:value="204.98" calcext:value-type="float">
            <text:p>204.9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58" calcext:value-type="float">
            <text:p>358</text:p>
          </table:table-cell>
          <table:table-cell office:value-type="float" office:value="14394.6" calcext:value-type="float">
            <text:p>14394.6</text:p>
          </table:table-cell>
          <table:table-cell office:value-type="float" office:value="238.38" calcext:value-type="float">
            <text:p>238.3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97" calcext:value-type="float">
            <text:p>197</text:p>
          </table:table-cell>
          <table:table-cell office:value-type="float" office:value="14401.91" calcext:value-type="float">
            <text:p>14401.91</text:p>
          </table:table-cell>
          <table:table-cell office:value-type="float" office:value="236.66" calcext:value-type="float">
            <text:p>236.6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9" calcext:value-type="float">
            <text:p>39</text:p>
          </table:table-cell>
          <table:table-cell office:value-type="float" office:value="14255.7" calcext:value-type="float">
            <text:p>14255.7</text:p>
          </table:table-cell>
          <table:table-cell office:value-type="float" office:value="233.71" calcext:value-type="float">
            <text:p>233.7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48" calcext:value-type="float">
            <text:p>448</text:p>
          </table:table-cell>
          <table:table-cell office:value-type="float" office:value="18013.35" calcext:value-type="float">
            <text:p>18013.35</text:p>
          </table:table-cell>
          <table:table-cell office:value-type="float" office:value="266.67" calcext:value-type="float">
            <text:p>266.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46" calcext:value-type="float">
            <text:p>246</text:p>
          </table:table-cell>
          <table:table-cell office:value-type="float" office:value="17984.11" calcext:value-type="float">
            <text:p>17984.11</text:p>
          </table:table-cell>
          <table:table-cell office:value-type="float" office:value="264.46" calcext:value-type="float">
            <text:p>264.4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9" calcext:value-type="float">
            <text:p>49</text:p>
          </table:table-cell>
          <table:table-cell office:value-type="float" office:value="17911" calcext:value-type="float">
            <text:p>17911</text:p>
          </table:table-cell>
          <table:table-cell office:value-type="float" office:value="261.97" calcext:value-type="float">
            <text:p>261.97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era Sensor Gain:</text:p>
          </table:table-cell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Noise:</text:p>
          </table:table-cell>
          <table:table-cell office:value-type="float" office:value="2.27" calcext:value-type="float">
            <text:p>2.2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Optimal Sub-exposure (sec)</text:p>
          </table:table-cell>
          <table:table-cell office:value-type="string" calcext:value-type="string">
            <text:p>Shot pollution electrons</text:p>
          </table:table-cell>
          <table:table-cell office:value-type="string" calcext:value-type="string">
            <text:p>Exposure shot noise</text:p>
          </table:table-cell>
          <table:table-cell office:value-type="string" calcext:value-type="string">
            <text:p>Exposure total no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9.5" calcext:value-type="float">
            <text:p>39.5</text:p>
          </table:table-cell>
          <table:table-cell office:value-type="float" office:value="150.8" calcext:value-type="float">
            <text:p>150.8</text:p>
          </table:table-cell>
          <table:table-cell office:value-type="float" office:value="12.3" calcext:value-type="float">
            <text:p>12.3</text:p>
          </table:table-cell>
          <table:table-cell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71.8" calcext:value-type="float">
            <text:p>71.8</text:p>
          </table:table-cell>
          <table:table-cell office:value-type="float" office:value="274.2" calcext:value-type="float">
            <text:p>274.2</text:p>
          </table:table-cell>
          <table:table-cell office:value-type="float" office:value="16.6" calcext:value-type="float">
            <text:p>16.6</text:p>
          </table:table-cell>
          <table:table-cell office:value-type="float" office:value="16.7" calcext:value-type="float">
            <text:p>16.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59.2" calcext:value-type="float">
            <text:p>359.2</text:p>
          </table:table-cell>
          <table:table-cell office:value-type="float" office:value="1371.1" calcext:value-type="float">
            <text:p>1371.1</text:p>
          </table:table-cell>
          <table:table-cell office:value-type="float" office:value="37" calcext:value-type="float">
            <text:p>37</text:p>
          </table:table-cell>
          <table:table-cell office:value-type="float" office:value="37.1" calcext:value-type="float">
            <text:p>37.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91" calcext:value-type="float">
            <text:p>91</text:p>
          </table:table-cell>
          <table:table-cell office:value-type="float" office:value="3595.33" calcext:value-type="float">
            <text:p>3595.33</text:p>
          </table:table-cell>
          <table:table-cell office:value-type="float" office:value="119.14" calcext:value-type="float">
            <text:p>119.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50" calcext:value-type="float">
            <text:p>50</text:p>
          </table:table-cell>
          <table:table-cell office:value-type="float" office:value="3591.74" calcext:value-type="float">
            <text:p>3591.74</text:p>
          </table:table-cell>
          <table:table-cell office:value-type="float" office:value="118.19" calcext:value-type="float">
            <text:p>118.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10" calcext:value-type="float">
            <text:p>10</text:p>
          </table:table-cell>
          <table:table-cell office:value-type="float" office:value="3591.74" calcext:value-type="float">
            <text:p>3591.74</text:p>
          </table:table-cell>
          <table:table-cell office:value-type="float" office:value="117.31" calcext:value-type="float">
            <text:p>117.3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182" calcext:value-type="float">
            <text:p>182</text:p>
          </table:table-cell>
          <table:table-cell office:value-type="float" office:value="7190.66" calcext:value-type="float">
            <text:p>7190.66</text:p>
          </table:table-cell>
          <table:table-cell office:value-type="float" office:value="168.48" calcext:value-type="float">
            <text:p>168.4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00" calcext:value-type="float">
            <text:p>100</text:p>
          </table:table-cell>
          <table:table-cell office:value-type="float" office:value="7183.47" calcext:value-type="float">
            <text:p>7183.47</text:p>
          </table:table-cell>
          <table:table-cell office:value-type="float" office:value="167.14" calcext:value-type="float">
            <text:p>167.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20" calcext:value-type="float">
            <text:p>20</text:p>
          </table:table-cell>
          <table:table-cell office:value-type="float" office:value="7183.47" calcext:value-type="float">
            <text:p>7183.47</text:p>
          </table:table-cell>
          <table:table-cell office:value-type="float" office:value="165.9" calcext:value-type="float">
            <text:p>165.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0800" calcext:value-type="float">
            <text:p>108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273" calcext:value-type="float">
            <text:p>273</text:p>
          </table:table-cell>
          <table:table-cell office:value-type="float" office:value="10785.99" calcext:value-type="float">
            <text:p>10785.99</text:p>
          </table:table-cell>
          <table:table-cell office:value-type="float" office:value="206.35" calcext:value-type="float">
            <text:p>206.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150" calcext:value-type="float">
            <text:p>150</text:p>
          </table:table-cell>
          <table:table-cell office:value-type="float" office:value="10775.21" calcext:value-type="float">
            <text:p>10775.21</text:p>
          </table:table-cell>
          <table:table-cell office:value-type="float" office:value="204.71" calcext:value-type="float">
            <text:p>204.7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30" calcext:value-type="float">
            <text:p>30</text:p>
          </table:table-cell>
          <table:table-cell office:value-type="float" office:value="10775.21" calcext:value-type="float">
            <text:p>10775.21</text:p>
          </table:table-cell>
          <table:table-cell office:value-type="float" office:value="203.19" calcext:value-type="float">
            <text:p>203.1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4400" calcext:value-type="float">
            <text:p>144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364" calcext:value-type="float">
            <text:p>364</text:p>
          </table:table-cell>
          <table:table-cell office:value-type="float" office:value="14381.32" calcext:value-type="float">
            <text:p>14381.32</text:p>
          </table:table-cell>
          <table:table-cell office:value-type="float" office:value="238.27" calcext:value-type="float">
            <text:p>238.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00" calcext:value-type="float">
            <text:p>200</text:p>
          </table:table-cell>
          <table:table-cell office:value-type="float" office:value="14366.95" calcext:value-type="float">
            <text:p>14366.95</text:p>
          </table:table-cell>
          <table:table-cell office:value-type="float" office:value="236.37" calcext:value-type="float">
            <text:p>236.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40" calcext:value-type="float">
            <text:p>40</text:p>
          </table:table-cell>
          <table:table-cell office:value-type="float" office:value="14366.95" calcext:value-type="float">
            <text:p>14366.95</text:p>
          </table:table-cell>
          <table:table-cell office:value-type="float" office:value="234.62" calcext:value-type="float">
            <text:p>234.6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anned Stack Time: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lter</text:p>
          </table:table-cell>
          <table:table-cell office:value-type="string" calcext:value-type="string">
            <text:p>Exposure Count</text:p>
          </table:table-cell>
          <table:table-cell office:value-type="string" calcext:value-type="string">
            <text:p>Stack Total Time</text:p>
          </table:table-cell>
          <table:table-cell office:value-type="string" calcext:value-type="string">
            <text:p>Stack total noi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 Filter</text:p>
          </table:table-cell>
          <table:table-cell office:value-type="float" office:value="456" calcext:value-type="float">
            <text:p>456</text:p>
          </table:table-cell>
          <table:table-cell office:value-type="float" office:value="18016.16" calcext:value-type="float">
            <text:p>18016.16</text:p>
          </table:table-cell>
          <table:table-cell office:value-type="float" office:value="266.69" calcext:value-type="float">
            <text:p>266.6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Pro</text:p>
          </table:table-cell>
          <table:table-cell office:value-type="float" office:value="251" calcext:value-type="float">
            <text:p>251</text:p>
          </table:table-cell>
          <table:table-cell office:value-type="float" office:value="18030.52" calcext:value-type="float">
            <text:p>18030.52</text:p>
          </table:table-cell>
          <table:table-cell office:value-type="float" office:value="264.8" calcext:value-type="float">
            <text:p>264.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ptolong l-Enhance</text:p>
          </table:table-cell>
          <table:table-cell office:value-type="float" office:value="50" calcext:value-type="float">
            <text:p>50</text:p>
          </table:table-cell>
          <table:table-cell office:value-type="float" office:value="17958.69" calcext:value-type="float">
            <text:p>17958.69</text:p>
          </table:table-cell>
          <table:table-cell office:value-type="float" office:value="262.32" calcext:value-type="float">
            <text:p>262.3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5T21:19:20.667621691</meta:creation-date>
    <dc:date>2023-03-15T21:27:06.750467506</dc:date>
    <meta:editing-duration>PT7M46S</meta:editing-duration>
    <meta:editing-cycles>2</meta:editing-cycles>
    <meta:generator>LibreOffice/7.3.7.2$Linux_X86_64 LibreOffice_project/30$Build-2</meta:generator>
    <meta:document-statistic meta:table-count="1" meta:cell-count="16626" meta:object-count="0"/>
  </office:meta>
</office:document-meta>
</file>